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61.2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3.61pt"/>
    </style:style>
    <style:style style:name="co5" style:family="table-column">
      <style:table-column-properties fo:break-before="auto" style:column-width="97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ion" table:style-name="ta1">
        <table:shapes>
          <draw:frame draw:z-index="0" draw:style-name="gr1" draw:text-style-name="P1" svg:width="926.11pt" svg:height="561.88pt" svg:x="509.44pt" svg:y="2.83pt">
            <draw:object draw:notify-on-update-of-ranges="insertion.A1:insertion.A1 insertion.A2:insertion.A1001 insertion.B1:insertion.B1 insertion.B2:insertion.B1001 insertion.A1:insertion.A1 insertion.A2:insertion.A1001 insertion.C1:insertion.C1 insertion.C2:insertion.C1001 insertion.A1:insertion.A1 insertion.A2:insertion.A1001 insertion.D1:insertion.D1 insertion.D2:insertion.D1001 insertion.A1:insertion.A1 insertion.A2:insertion.A1001 insertion.E1:insertion.E1 insertion.E2:insertion.E1001 insertion.A1:insertion.A1 insertion.A2:insertion.A1001 insertion.F1:insertion.F1 insertion.F2:insertion.F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tiered vector</text:p>
          </table:table-cell>
          <table:table-cell office:value-type="string" calcext:value-type="string">
            <text:p>bittrick tiered ve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02045" calcext:value-type="float">
            <text:p>0.00102045</text:p>
          </table:table-cell>
          <table:table-cell office:value-type="float" office:value="0.000678981" calcext:value-type="float">
            <text:p>0.000678981</text:p>
          </table:table-cell>
          <table:table-cell office:value-type="float" office:value="0.000652533" calcext:value-type="float">
            <text:p>0.000652533</text:p>
          </table:table-cell>
          <table:table-cell office:value-type="float" office:value="0.000601214" calcext:value-type="float">
            <text:p>0.000601214</text:p>
          </table:table-cell>
          <table:table-cell office:value-type="float" office:value="0.000363571" calcext:value-type="float">
            <text:p>0.0003635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71917" calcext:value-type="float">
            <text:p>0.00171917</text:p>
          </table:table-cell>
          <table:table-cell office:value-type="float" office:value="0.000701877" calcext:value-type="float">
            <text:p>0.000701877</text:p>
          </table:table-cell>
          <table:table-cell office:value-type="float" office:value="0.000670692" calcext:value-type="float">
            <text:p>0.000670692</text:p>
          </table:table-cell>
          <table:table-cell office:value-type="float" office:value="0.000849516" calcext:value-type="float">
            <text:p>0.000849516</text:p>
          </table:table-cell>
          <table:table-cell office:value-type="float" office:value="0.000501341" calcext:value-type="float">
            <text:p>0.0005013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95326" calcext:value-type="float">
            <text:p>0.00195326</text:p>
          </table:table-cell>
          <table:table-cell office:value-type="float" office:value="0.000742537" calcext:value-type="float">
            <text:p>0.000742537</text:p>
          </table:table-cell>
          <table:table-cell office:value-type="float" office:value="0.000670297" calcext:value-type="float">
            <text:p>0.000670297</text:p>
          </table:table-cell>
          <table:table-cell office:value-type="float" office:value="0.000733458" calcext:value-type="float">
            <text:p>0.000733458</text:p>
          </table:table-cell>
          <table:table-cell office:value-type="float" office:value="0.000493051" calcext:value-type="float">
            <text:p>0.00049305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278501" calcext:value-type="float">
            <text:p>0.00278501</text:p>
          </table:table-cell>
          <table:table-cell office:value-type="float" office:value="0.000840437" calcext:value-type="float">
            <text:p>0.000840437</text:p>
          </table:table-cell>
          <table:table-cell office:value-type="float" office:value="0.000703851" calcext:value-type="float">
            <text:p>0.000703851</text:p>
          </table:table-cell>
          <table:table-cell office:value-type="float" office:value="0.000788329" calcext:value-type="float">
            <text:p>0.000788329</text:p>
          </table:table-cell>
          <table:table-cell office:value-type="float" office:value="0.000582661" calcext:value-type="float">
            <text:p>0.00058266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315371" calcext:value-type="float">
            <text:p>0.00315371</text:p>
          </table:table-cell>
          <table:table-cell office:value-type="float" office:value="0.00082662" calcext:value-type="float">
            <text:p>0.00082662</text:p>
          </table:table-cell>
          <table:table-cell office:value-type="float" office:value="0.00068056" calcext:value-type="float">
            <text:p>0.00068056</text:p>
          </table:table-cell>
          <table:table-cell office:value-type="float" office:value="0.00104847" calcext:value-type="float">
            <text:p>0.00104847</text:p>
          </table:table-cell>
          <table:table-cell office:value-type="float" office:value="0.000909125" calcext:value-type="float">
            <text:p>0.0009091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380348" calcext:value-type="float">
            <text:p>0.00380348</text:p>
          </table:table-cell>
          <table:table-cell office:value-type="float" office:value="0.000889387" calcext:value-type="float">
            <text:p>0.000889387</text:p>
          </table:table-cell>
          <table:table-cell office:value-type="float" office:value="0.000693588" calcext:value-type="float">
            <text:p>0.000693588</text:p>
          </table:table-cell>
          <table:table-cell office:value-type="float" office:value="0.00119374" calcext:value-type="float">
            <text:p>0.00119374</text:p>
          </table:table-cell>
          <table:table-cell office:value-type="float" office:value="0.000596083" calcext:value-type="float">
            <text:p>0.00059608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501144" calcext:value-type="float">
            <text:p>0.00501144</text:p>
          </table:table-cell>
          <table:table-cell office:value-type="float" office:value="0.000920178" calcext:value-type="float">
            <text:p>0.000920178</text:p>
          </table:table-cell>
          <table:table-cell office:value-type="float" office:value="0.000708193" calcext:value-type="float">
            <text:p>0.000708193</text:p>
          </table:table-cell>
          <table:table-cell office:value-type="float" office:value="0.0010769" calcext:value-type="float">
            <text:p>0.0010769</text:p>
          </table:table-cell>
          <table:table-cell office:value-type="float" office:value="0.000682929" calcext:value-type="float">
            <text:p>0.00068292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502683" calcext:value-type="float">
            <text:p>0.00502683</text:p>
          </table:table-cell>
          <table:table-cell office:value-type="float" office:value="0.000973865" calcext:value-type="float">
            <text:p>0.000973865</text:p>
          </table:table-cell>
          <table:table-cell office:value-type="float" office:value="0.000707404" calcext:value-type="float">
            <text:p>0.000707404</text:p>
          </table:table-cell>
          <table:table-cell office:value-type="float" office:value="0.000943074" calcext:value-type="float">
            <text:p>0.000943074</text:p>
          </table:table-cell>
          <table:table-cell office:value-type="float" office:value="0.000769776" calcext:value-type="float">
            <text:p>0.00076977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619334" calcext:value-type="float">
            <text:p>0.00619334</text:p>
          </table:table-cell>
          <table:table-cell office:value-type="float" office:value="0.0010386" calcext:value-type="float">
            <text:p>0.0010386</text:p>
          </table:table-cell>
          <table:table-cell office:value-type="float" office:value="0.000728721" calcext:value-type="float">
            <text:p>0.000728721</text:p>
          </table:table-cell>
          <table:table-cell office:value-type="float" office:value="0.00107611" calcext:value-type="float">
            <text:p>0.00107611</text:p>
          </table:table-cell>
          <table:table-cell office:value-type="float" office:value="0.000806093" calcext:value-type="float">
            <text:p>0.00080609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637177" calcext:value-type="float">
            <text:p>0.00637177</text:p>
          </table:table-cell>
          <table:table-cell office:value-type="float" office:value="0.00110848" calcext:value-type="float">
            <text:p>0.00110848</text:p>
          </table:table-cell>
          <table:table-cell office:value-type="float" office:value="0.00070622" calcext:value-type="float">
            <text:p>0.00070622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0802935" calcext:value-type="float">
            <text:p>0.00080293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720234" calcext:value-type="float">
            <text:p>0.00720234</text:p>
          </table:table-cell>
          <table:table-cell office:value-type="float" office:value="0.0011673" calcext:value-type="float">
            <text:p>0.0011673</text:p>
          </table:table-cell>
          <table:table-cell office:value-type="float" office:value="0.000742932" calcext:value-type="float">
            <text:p>0.000742932</text:p>
          </table:table-cell>
          <table:table-cell office:value-type="float" office:value="0.00113177" calcext:value-type="float">
            <text:p>0.00113177</text:p>
          </table:table-cell>
          <table:table-cell office:value-type="float" office:value="0.000795829" calcext:value-type="float">
            <text:p>0.00079582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912993" calcext:value-type="float">
            <text:p>0.00912993</text:p>
          </table:table-cell>
          <table:table-cell office:value-type="float" office:value="0.00126559" calcext:value-type="float">
            <text:p>0.00126559</text:p>
          </table:table-cell>
          <table:table-cell office:value-type="float" office:value="0.000712931" calcext:value-type="float">
            <text:p>0.000712931</text:p>
          </table:table-cell>
          <table:table-cell office:value-type="float" office:value="0.00122019" calcext:value-type="float">
            <text:p>0.00122019</text:p>
          </table:table-cell>
          <table:table-cell office:value-type="float" office:value="0.000851885" calcext:value-type="float">
            <text:p>0.00085188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833095" calcext:value-type="float">
            <text:p>0.00833095</text:p>
          </table:table-cell>
          <table:table-cell office:value-type="float" office:value="0.00154942" calcext:value-type="float">
            <text:p>0.00154942</text:p>
          </table:table-cell>
          <table:table-cell office:value-type="float" office:value="0.000766617" calcext:value-type="float">
            <text:p>0.000766617</text:p>
          </table:table-cell>
          <table:table-cell office:value-type="float" office:value="0.00137849" calcext:value-type="float">
            <text:p>0.00137849</text:p>
          </table:table-cell>
          <table:table-cell office:value-type="float" office:value="0.000928073" calcext:value-type="float">
            <text:p>0.00092807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978128" calcext:value-type="float">
            <text:p>0.00978128</text:p>
          </table:table-cell>
          <table:table-cell office:value-type="float" office:value="0.00160153" calcext:value-type="float">
            <text:p>0.00160153</text:p>
          </table:table-cell>
          <table:table-cell office:value-type="float" office:value="0.000740169" calcext:value-type="float">
            <text:p>0.000740169</text:p>
          </table:table-cell>
          <table:table-cell office:value-type="float" office:value="0.00146139" calcext:value-type="float">
            <text:p>0.00146139</text:p>
          </table:table-cell>
          <table:table-cell office:value-type="float" office:value="0.000947416" calcext:value-type="float">
            <text:p>0.00094741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108874" calcext:value-type="float">
            <text:p>0.0108874</text:p>
          </table:table-cell>
          <table:table-cell office:value-type="float" office:value="0.00163113" calcext:value-type="float">
            <text:p>0.00163113</text:p>
          </table:table-cell>
          <table:table-cell office:value-type="float" office:value="0.000735432" calcext:value-type="float">
            <text:p>0.000735432</text:p>
          </table:table-cell>
          <table:table-cell office:value-type="float" office:value="0.00147086" calcext:value-type="float">
            <text:p>0.00147086</text:p>
          </table:table-cell>
          <table:table-cell office:value-type="float" office:value="0.00100979" calcext:value-type="float">
            <text:p>0.0010097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124893" calcext:value-type="float">
            <text:p>0.0124893</text:p>
          </table:table-cell>
          <table:table-cell office:value-type="float" office:value="0.00189799" calcext:value-type="float">
            <text:p>0.00189799</text:p>
          </table:table-cell>
          <table:table-cell office:value-type="float" office:value="0.000791882" calcext:value-type="float">
            <text:p>0.000791882</text:p>
          </table:table-cell>
          <table:table-cell office:value-type="float" office:value="0.00153837" calcext:value-type="float">
            <text:p>0.00153837</text:p>
          </table:table-cell>
          <table:table-cell office:value-type="float" office:value="0.00103229" calcext:value-type="float">
            <text:p>0.0010322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112695" calcext:value-type="float">
            <text:p>0.0112695</text:p>
          </table:table-cell>
          <table:table-cell office:value-type="float" office:value="0.00158732" calcext:value-type="float">
            <text:p>0.00158732</text:p>
          </table:table-cell>
          <table:table-cell office:value-type="float" office:value="0.000778855" calcext:value-type="float">
            <text:p>0.000778855</text:p>
          </table:table-cell>
          <table:table-cell office:value-type="float" office:value="0.00216958" calcext:value-type="float">
            <text:p>0.00216958</text:p>
          </table:table-cell>
          <table:table-cell office:value-type="float" office:value="0.001551" calcext:value-type="float">
            <text:p>0.00155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131959" calcext:value-type="float">
            <text:p>0.0131959</text:p>
          </table:table-cell>
          <table:table-cell office:value-type="float" office:value="0.00165877" calcext:value-type="float">
            <text:p>0.00165877</text:p>
          </table:table-cell>
          <table:table-cell office:value-type="float" office:value="0.000840042" calcext:value-type="float">
            <text:p>0.000840042</text:p>
          </table:table-cell>
          <table:table-cell office:value-type="float" office:value="0.00120717" calcext:value-type="float">
            <text:p>0.00120717</text:p>
          </table:table-cell>
          <table:table-cell office:value-type="float" office:value="0.00103584" calcext:value-type="float">
            <text:p>0.0010358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120673" calcext:value-type="float">
            <text:p>0.0120673</text:p>
          </table:table-cell>
          <table:table-cell office:value-type="float" office:value="0.00194457" calcext:value-type="float">
            <text:p>0.00194457</text:p>
          </table:table-cell>
          <table:table-cell office:value-type="float" office:value="0.00101452" calcext:value-type="float">
            <text:p>0.00101452</text:p>
          </table:table-cell>
          <table:table-cell office:value-type="float" office:value="0.00134494" calcext:value-type="float">
            <text:p>0.00134494</text:p>
          </table:table-cell>
          <table:table-cell office:value-type="float" office:value="0.00124743" calcext:value-type="float">
            <text:p>0.0012474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195405" calcext:value-type="float">
            <text:p>0.00195405</text:p>
          </table:table-cell>
          <table:table-cell office:value-type="float" office:value="0.000920967" calcext:value-type="float">
            <text:p>0.000920967</text:p>
          </table:table-cell>
          <table:table-cell office:value-type="float" office:value="0.00136546" calcext:value-type="float">
            <text:p>0.00136546</text:p>
          </table:table-cell>
          <table:table-cell office:value-type="float" office:value="0.00111321" calcext:value-type="float">
            <text:p>0.0011132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34948" calcext:value-type="float">
            <text:p>0.0134948</text:p>
          </table:table-cell>
          <table:table-cell office:value-type="float" office:value="0.00200221" calcext:value-type="float">
            <text:p>0.00200221</text:p>
          </table:table-cell>
          <table:table-cell office:value-type="float" office:value="0.00089294" calcext:value-type="float">
            <text:p>0.00089294</text:p>
          </table:table-cell>
          <table:table-cell office:value-type="float" office:value="0.00138875" calcext:value-type="float">
            <text:p>0.00138875</text:p>
          </table:table-cell>
          <table:table-cell office:value-type="float" office:value="0.00127743" calcext:value-type="float">
            <text:p>0.0012774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140052" calcext:value-type="float">
            <text:p>0.0140052</text:p>
          </table:table-cell>
          <table:table-cell office:value-type="float" office:value="0.00221301" calcext:value-type="float">
            <text:p>0.00221301</text:p>
          </table:table-cell>
          <table:table-cell office:value-type="float" office:value="0.00224143" calcext:value-type="float">
            <text:p>0.00224143</text:p>
          </table:table-cell>
          <table:table-cell office:value-type="float" office:value="0.0014756" calcext:value-type="float">
            <text:p>0.0014756</text:p>
          </table:table-cell>
          <table:table-cell office:value-type="float" office:value="0.0014456" calcext:value-type="float">
            <text:p>0.001445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145961" calcext:value-type="float">
            <text:p>0.0145961</text:p>
          </table:table-cell>
          <table:table-cell office:value-type="float" office:value="0.00285962" calcext:value-type="float">
            <text:p>0.00285962</text:p>
          </table:table-cell>
          <table:table-cell office:value-type="float" office:value="0.00131691" calcext:value-type="float">
            <text:p>0.00131691</text:p>
          </table:table-cell>
          <table:table-cell office:value-type="float" office:value="0.00158811" calcext:value-type="float">
            <text:p>0.00158811</text:p>
          </table:table-cell>
          <table:table-cell office:value-type="float" office:value="0.0011144" calcext:value-type="float">
            <text:p>0.001114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153999" calcext:value-type="float">
            <text:p>0.0153999</text:p>
          </table:table-cell>
          <table:table-cell office:value-type="float" office:value="0.00239617" calcext:value-type="float">
            <text:p>0.00239617</text:p>
          </table:table-cell>
          <table:table-cell office:value-type="float" office:value="0.00111361" calcext:value-type="float">
            <text:p>0.00111361</text:p>
          </table:table-cell>
          <table:table-cell office:value-type="float" office:value="0.0019951" calcext:value-type="float">
            <text:p>0.0019951</text:p>
          </table:table-cell>
          <table:table-cell office:value-type="float" office:value="0.00114164" calcext:value-type="float">
            <text:p>0.0011416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169351" calcext:value-type="float">
            <text:p>0.0169351</text:p>
          </table:table-cell>
          <table:table-cell office:value-type="float" office:value="0.0024696" calcext:value-type="float">
            <text:p>0.0024696</text:p>
          </table:table-cell>
          <table:table-cell office:value-type="float" office:value="0.00103268" calcext:value-type="float">
            <text:p>0.00103268</text:p>
          </table:table-cell>
          <table:table-cell office:value-type="float" office:value="0.00162719" calcext:value-type="float">
            <text:p>0.00162719</text:p>
          </table:table-cell>
          <table:table-cell office:value-type="float" office:value="0.00141126" calcext:value-type="float">
            <text:p>0.0014112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167554" calcext:value-type="float">
            <text:p>0.0167554</text:p>
          </table:table-cell>
          <table:table-cell office:value-type="float" office:value="0.00254184" calcext:value-type="float">
            <text:p>0.00254184</text:p>
          </table:table-cell>
          <table:table-cell office:value-type="float" office:value="0.00122967" calcext:value-type="float">
            <text:p>0.00122967</text:p>
          </table:table-cell>
          <table:table-cell office:value-type="float" office:value="0.00170653" calcext:value-type="float">
            <text:p>0.00170653</text:p>
          </table:table-cell>
          <table:table-cell office:value-type="float" office:value="0.00140612" calcext:value-type="float">
            <text:p>0.0014061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178714" calcext:value-type="float">
            <text:p>0.0178714</text:p>
          </table:table-cell>
          <table:table-cell office:value-type="float" office:value="0.00251026" calcext:value-type="float">
            <text:p>0.00251026</text:p>
          </table:table-cell>
          <table:table-cell office:value-type="float" office:value="0.000954522" calcext:value-type="float">
            <text:p>0.000954522</text:p>
          </table:table-cell>
          <table:table-cell office:value-type="float" office:value="0.00177404" calcext:value-type="float">
            <text:p>0.00177404</text:p>
          </table:table-cell>
          <table:table-cell office:value-type="float" office:value="0.00129954" calcext:value-type="float">
            <text:p>0.0012995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184774" calcext:value-type="float">
            <text:p>0.0184774</text:p>
          </table:table-cell>
          <table:table-cell office:value-type="float" office:value="0.00261013" calcext:value-type="float">
            <text:p>0.00261013</text:p>
          </table:table-cell>
          <table:table-cell office:value-type="float" office:value="0.000950574" calcext:value-type="float">
            <text:p>0.000950574</text:p>
          </table:table-cell>
          <table:table-cell office:value-type="float" office:value="0.00179456" calcext:value-type="float">
            <text:p>0.00179456</text:p>
          </table:table-cell>
          <table:table-cell office:value-type="float" office:value="0.00121032" calcext:value-type="float">
            <text:p>0.0012103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19636" calcext:value-type="float">
            <text:p>0.019636</text:p>
          </table:table-cell>
          <table:table-cell office:value-type="float" office:value="0.00296739" calcext:value-type="float">
            <text:p>0.00296739</text:p>
          </table:table-cell>
          <table:table-cell office:value-type="float" office:value="0.000845174" calcext:value-type="float">
            <text:p>0.000845174</text:p>
          </table:table-cell>
          <table:table-cell office:value-type="float" office:value="0.00166785" calcext:value-type="float">
            <text:p>0.00166785</text:p>
          </table:table-cell>
          <table:table-cell office:value-type="float" office:value="0.00118585" calcext:value-type="float">
            <text:p>0.0011858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268494" calcext:value-type="float">
            <text:p>0.0268494</text:p>
          </table:table-cell>
          <table:table-cell office:value-type="float" office:value="0.00286514" calcext:value-type="float">
            <text:p>0.00286514</text:p>
          </table:table-cell>
          <table:table-cell office:value-type="float" office:value="0.000884255" calcext:value-type="float">
            <text:p>0.000884255</text:p>
          </table:table-cell>
          <table:table-cell office:value-type="float" office:value="0.00172351" calcext:value-type="float">
            <text:p>0.00172351</text:p>
          </table:table-cell>
          <table:table-cell office:value-type="float" office:value="0.00122927" calcext:value-type="float">
            <text:p>0.0012292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216244" calcext:value-type="float">
            <text:p>0.0216244</text:p>
          </table:table-cell>
          <table:table-cell office:value-type="float" office:value="0.00263855" calcext:value-type="float">
            <text:p>0.00263855</text:p>
          </table:table-cell>
          <table:table-cell office:value-type="float" office:value="0.00149376" calcext:value-type="float">
            <text:p>0.00149376</text:p>
          </table:table-cell>
          <table:table-cell office:value-type="float" office:value="0.0017093" calcext:value-type="float">
            <text:p>0.0017093</text:p>
          </table:table-cell>
          <table:table-cell office:value-type="float" office:value="0.00121743" calcext:value-type="float">
            <text:p>0.00121743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238958" calcext:value-type="float">
            <text:p>0.0238958</text:p>
          </table:table-cell>
          <table:table-cell office:value-type="float" office:value="0.00266105" calcext:value-type="float">
            <text:p>0.00266105</text:p>
          </table:table-cell>
          <table:table-cell office:value-type="float" office:value="0.00146099" calcext:value-type="float">
            <text:p>0.00146099</text:p>
          </table:table-cell>
          <table:table-cell office:value-type="float" office:value="0.00175075" calcext:value-type="float">
            <text:p>0.00175075</text:p>
          </table:table-cell>
          <table:table-cell office:value-type="float" office:value="0.00124585" calcext:value-type="float">
            <text:p>0.0012458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256335" calcext:value-type="float">
            <text:p>0.0256335</text:p>
          </table:table-cell>
          <table:table-cell office:value-type="float" office:value="0.0025896" calcext:value-type="float">
            <text:p>0.0025896</text:p>
          </table:table-cell>
          <table:table-cell office:value-type="float" office:value="0.00114164" calcext:value-type="float">
            <text:p>0.00114164</text:p>
          </table:table-cell>
          <table:table-cell office:value-type="float" office:value="0.00213642" calcext:value-type="float">
            <text:p>0.00213642</text:p>
          </table:table-cell>
          <table:table-cell office:value-type="float" office:value="0.00139112" calcext:value-type="float">
            <text:p>0.00139112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266544" calcext:value-type="float">
            <text:p>0.0266544</text:p>
          </table:table-cell>
          <table:table-cell office:value-type="float" office:value="0.00283712" calcext:value-type="float">
            <text:p>0.00283712</text:p>
          </table:table-cell>
          <table:table-cell office:value-type="float" office:value="0.00106466" calcext:value-type="float">
            <text:p>0.00106466</text:p>
          </table:table-cell>
          <table:table-cell office:value-type="float" office:value="0.00280869" calcext:value-type="float">
            <text:p>0.00280869</text:p>
          </table:table-cell>
          <table:table-cell office:value-type="float" office:value="0.00167614" calcext:value-type="float">
            <text:p>0.00167614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249068" calcext:value-type="float">
            <text:p>0.0249068</text:p>
          </table:table-cell>
          <table:table-cell office:value-type="float" office:value="0.00354452" calcext:value-type="float">
            <text:p>0.00354452</text:p>
          </table:table-cell>
          <table:table-cell office:value-type="float" office:value="0.00117085" calcext:value-type="float">
            <text:p>0.00117085</text:p>
          </table:table-cell>
          <table:table-cell office:value-type="float" office:value="0.00237407" calcext:value-type="float">
            <text:p>0.00237407</text:p>
          </table:table-cell>
          <table:table-cell office:value-type="float" office:value="0.00171167" calcext:value-type="float">
            <text:p>0.0017116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242306" calcext:value-type="float">
            <text:p>0.0242306</text:p>
          </table:table-cell>
          <table:table-cell office:value-type="float" office:value="0.00306252" calcext:value-type="float">
            <text:p>0.00306252</text:p>
          </table:table-cell>
          <table:table-cell office:value-type="float" office:value="0.00125414" calcext:value-type="float">
            <text:p>0.00125414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152455" calcext:value-type="float">
            <text:p>0.0015245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260867" calcext:value-type="float">
            <text:p>0.0260867</text:p>
          </table:table-cell>
          <table:table-cell office:value-type="float" office:value="0.00315529" calcext:value-type="float">
            <text:p>0.00315529</text:p>
          </table:table-cell>
          <table:table-cell office:value-type="float" office:value="0.00117677" calcext:value-type="float">
            <text:p>0.00117677</text:p>
          </table:table-cell>
          <table:table-cell office:value-type="float" office:value="0.00261053" calcext:value-type="float">
            <text:p>0.00261053</text:p>
          </table:table-cell>
          <table:table-cell office:value-type="float" office:value="0.00139744" calcext:value-type="float">
            <text:p>0.00139744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26294" calcext:value-type="float">
            <text:p>0.026294</text:p>
          </table:table-cell>
          <table:table-cell office:value-type="float" office:value="0.00346438" calcext:value-type="float">
            <text:p>0.00346438</text:p>
          </table:table-cell>
          <table:table-cell office:value-type="float" office:value="0.00111677" calcext:value-type="float">
            <text:p>0.00111677</text:p>
          </table:table-cell>
          <table:table-cell office:value-type="float" office:value="0.00215735" calcext:value-type="float">
            <text:p>0.00215735</text:p>
          </table:table-cell>
          <table:table-cell office:value-type="float" office:value="0.00143889" calcext:value-type="float">
            <text:p>0.00143889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299411" calcext:value-type="float">
            <text:p>0.0299411</text:p>
          </table:table-cell>
          <table:table-cell office:value-type="float" office:value="0.00346438" calcext:value-type="float">
            <text:p>0.00346438</text:p>
          </table:table-cell>
          <table:table-cell office:value-type="float" office:value="0.00107295" calcext:value-type="float">
            <text:p>0.00107295</text:p>
          </table:table-cell>
          <table:table-cell office:value-type="float" office:value="0.00228011" calcext:value-type="float">
            <text:p>0.00228011</text:p>
          </table:table-cell>
          <table:table-cell office:value-type="float" office:value="0.00146573" calcext:value-type="float">
            <text:p>0.00146573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313342" calcext:value-type="float">
            <text:p>0.0313342</text:p>
          </table:table-cell>
          <table:table-cell office:value-type="float" office:value="0.00360808" calcext:value-type="float">
            <text:p>0.00360808</text:p>
          </table:table-cell>
          <table:table-cell office:value-type="float" office:value="0.000999919" calcext:value-type="float">
            <text:p>0.000999919</text:p>
          </table:table-cell>
          <table:table-cell office:value-type="float" office:value="0.00274316" calcext:value-type="float">
            <text:p>0.00274316</text:p>
          </table:table-cell>
          <table:table-cell office:value-type="float" office:value="0.00149613" calcext:value-type="float">
            <text:p>0.001496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360484" calcext:value-type="float">
            <text:p>0.0360484</text:p>
          </table:table-cell>
          <table:table-cell office:value-type="float" office:value="0.00393257" calcext:value-type="float">
            <text:p>0.00393257</text:p>
          </table:table-cell>
          <table:table-cell office:value-type="float" office:value="0.00106229" calcext:value-type="float">
            <text:p>0.00106229</text:p>
          </table:table-cell>
          <table:table-cell office:value-type="float" office:value="0.00283751" calcext:value-type="float">
            <text:p>0.00283751</text:p>
          </table:table-cell>
          <table:table-cell office:value-type="float" office:value="0.00153955" calcext:value-type="float">
            <text:p>0.0015395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343071" calcext:value-type="float">
            <text:p>0.0343071</text:p>
          </table:table-cell>
          <table:table-cell office:value-type="float" office:value="0.00417574" calcext:value-type="float">
            <text:p>0.00417574</text:p>
          </table:table-cell>
          <table:table-cell office:value-type="float" office:value="0.000995971" calcext:value-type="float">
            <text:p>0.000995971</text:p>
          </table:table-cell>
          <table:table-cell office:value-type="float" office:value="0.00249605" calcext:value-type="float">
            <text:p>0.00249605</text:p>
          </table:table-cell>
          <table:table-cell office:value-type="float" office:value="0.0015735" calcext:value-type="float">
            <text:p>0.001573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293237" calcext:value-type="float">
            <text:p>0.0293237</text:p>
          </table:table-cell>
          <table:table-cell office:value-type="float" office:value="0.0039452" calcext:value-type="float">
            <text:p>0.0039452</text:p>
          </table:table-cell>
          <table:table-cell office:value-type="float" office:value="0.00106782" calcext:value-type="float">
            <text:p>0.00106782</text:p>
          </table:table-cell>
          <table:table-cell office:value-type="float" office:value="0.00247236" calcext:value-type="float">
            <text:p>0.00247236</text:p>
          </table:table-cell>
          <table:table-cell office:value-type="float" office:value="0.00163232" calcext:value-type="float">
            <text:p>0.00163232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300406" calcext:value-type="float">
            <text:p>0.0300406</text:p>
          </table:table-cell>
          <table:table-cell office:value-type="float" office:value="0.00491156" calcext:value-type="float">
            <text:p>0.00491156</text:p>
          </table:table-cell>
          <table:table-cell office:value-type="float" office:value="0.00101926" calcext:value-type="float">
            <text:p>0.00101926</text:p>
          </table:table-cell>
          <table:table-cell office:value-type="float" office:value="0.00250592" calcext:value-type="float">
            <text:p>0.00250592</text:p>
          </table:table-cell>
          <table:table-cell office:value-type="float" office:value="0.00198128" calcext:value-type="float">
            <text:p>0.0019812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311601" calcext:value-type="float">
            <text:p>0.0311601</text:p>
          </table:table-cell>
          <table:table-cell office:value-type="float" office:value="0.0042089" calcext:value-type="float">
            <text:p>0.0042089</text:p>
          </table:table-cell>
          <table:table-cell office:value-type="float" office:value="0.00107216" calcext:value-type="float">
            <text:p>0.00107216</text:p>
          </table:table-cell>
          <table:table-cell office:value-type="float" office:value="0.00263303" calcext:value-type="float">
            <text:p>0.00263303</text:p>
          </table:table-cell>
          <table:table-cell office:value-type="float" office:value="0.00228406" calcext:value-type="float">
            <text:p>0.0022840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31637" calcext:value-type="float">
            <text:p>0.031637</text:p>
          </table:table-cell>
          <table:table-cell office:value-type="float" office:value="0.00438061" calcext:value-type="float">
            <text:p>0.00438061</text:p>
          </table:table-cell>
          <table:table-cell office:value-type="float" office:value="0.00107295" calcext:value-type="float">
            <text:p>0.00107295</text:p>
          </table:table-cell>
          <table:table-cell office:value-type="float" office:value="0.00325319" calcext:value-type="float">
            <text:p>0.00325319</text:p>
          </table:table-cell>
          <table:table-cell office:value-type="float" office:value="0.00182654" calcext:value-type="float">
            <text:p>0.00182654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325824" calcext:value-type="float">
            <text:p>0.0325824</text:p>
          </table:table-cell>
          <table:table-cell office:value-type="float" office:value="0.00440746" calcext:value-type="float">
            <text:p>0.00440746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0320108" calcext:value-type="float">
            <text:p>0.00320108</text:p>
          </table:table-cell>
          <table:table-cell office:value-type="float" office:value="0.00181983" calcext:value-type="float">
            <text:p>0.0018198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331461" calcext:value-type="float">
            <text:p>0.0331461</text:p>
          </table:table-cell>
          <table:table-cell office:value-type="float" office:value="0.00470826" calcext:value-type="float">
            <text:p>0.00470826</text:p>
          </table:table-cell>
          <table:table-cell office:value-type="float" office:value="0.00136586" calcext:value-type="float">
            <text:p>0.00136586</text:p>
          </table:table-cell>
          <table:table-cell office:value-type="float" office:value="0.00277553" calcext:value-type="float">
            <text:p>0.00277553</text:p>
          </table:table-cell>
          <table:table-cell office:value-type="float" office:value="0.00183759" calcext:value-type="float">
            <text:p>0.00183759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336037" calcext:value-type="float">
            <text:p>0.0336037</text:p>
          </table:table-cell>
          <table:table-cell office:value-type="float" office:value="0.0047955" calcext:value-type="float">
            <text:p>0.0047955</text:p>
          </table:table-cell>
          <table:table-cell office:value-type="float" office:value="0.00117953" calcext:value-type="float">
            <text:p>0.00117953</text:p>
          </table:table-cell>
          <table:table-cell office:value-type="float" office:value="0.00278501" calcext:value-type="float">
            <text:p>0.00278501</text:p>
          </table:table-cell>
          <table:table-cell office:value-type="float" office:value="0.00184351" calcext:value-type="float">
            <text:p>0.00184351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346206" calcext:value-type="float">
            <text:p>0.0346206</text:p>
          </table:table-cell>
          <table:table-cell office:value-type="float" office:value="0.00476116" calcext:value-type="float">
            <text:p>0.00476116</text:p>
          </table:table-cell>
          <table:table-cell office:value-type="float" office:value="0.00120559" calcext:value-type="float">
            <text:p>0.00120559</text:p>
          </table:table-cell>
          <table:table-cell office:value-type="float" office:value="0.00298081" calcext:value-type="float">
            <text:p>0.00298081</text:p>
          </table:table-cell>
          <table:table-cell office:value-type="float" office:value="0.00190983" calcext:value-type="float">
            <text:p>0.001909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47777" calcext:value-type="float">
            <text:p>0.0347777</text:p>
          </table:table-cell>
          <table:table-cell office:value-type="float" office:value="0.00545593" calcext:value-type="float">
            <text:p>0.00545593</text:p>
          </table:table-cell>
          <table:table-cell office:value-type="float" office:value="0.00223116" calcext:value-type="float">
            <text:p>0.00223116</text:p>
          </table:table-cell>
          <table:table-cell office:value-type="float" office:value="0.0032528" calcext:value-type="float">
            <text:p>0.0032528</text:p>
          </table:table-cell>
          <table:table-cell office:value-type="float" office:value="0.0019426" calcext:value-type="float">
            <text:p>0.0019426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35611" calcext:value-type="float">
            <text:p>0.035611</text:p>
          </table:table-cell>
          <table:table-cell office:value-type="float" office:value="0.00516737" calcext:value-type="float">
            <text:p>0.00516737</text:p>
          </table:table-cell>
          <table:table-cell office:value-type="float" office:value="0.00108874" calcext:value-type="float">
            <text:p>0.00108874</text:p>
          </table:table-cell>
          <table:table-cell office:value-type="float" office:value="0.00417613" calcext:value-type="float">
            <text:p>0.00417613</text:p>
          </table:table-cell>
          <table:table-cell office:value-type="float" office:value="0.00225248" calcext:value-type="float">
            <text:p>0.0022524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370112" calcext:value-type="float">
            <text:p>0.0370112</text:p>
          </table:table-cell>
          <table:table-cell office:value-type="float" office:value="0.00564107" calcext:value-type="float">
            <text:p>0.00564107</text:p>
          </table:table-cell>
          <table:table-cell office:value-type="float" office:value="0.00105045" calcext:value-type="float">
            <text:p>0.00105045</text:p>
          </table:table-cell>
          <table:table-cell office:value-type="float" office:value="0.00326937" calcext:value-type="float">
            <text:p>0.00326937</text:p>
          </table:table-cell>
          <table:table-cell office:value-type="float" office:value="0.00214037" calcext:value-type="float">
            <text:p>0.00214037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37406" calcext:value-type="float">
            <text:p>0.037406</text:p>
          </table:table-cell>
          <table:table-cell office:value-type="float" office:value="0.00562212" calcext:value-type="float">
            <text:p>0.00562212</text:p>
          </table:table-cell>
          <table:table-cell office:value-type="float" office:value="0.000948995" calcext:value-type="float">
            <text:p>0.000948995</text:p>
          </table:table-cell>
          <table:table-cell office:value-type="float" office:value="0.00327924" calcext:value-type="float">
            <text:p>0.00327924</text:p>
          </table:table-cell>
          <table:table-cell office:value-type="float" office:value="0.00216603" calcext:value-type="float">
            <text:p>0.00216603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370708" calcext:value-type="float">
            <text:p>0.0370708</text:p>
          </table:table-cell>
          <table:table-cell office:value-type="float" office:value="0.00623913" calcext:value-type="float">
            <text:p>0.00623913</text:p>
          </table:table-cell>
          <table:table-cell office:value-type="float" office:value="0.000924915" calcext:value-type="float">
            <text:p>0.000924915</text:p>
          </table:table-cell>
          <table:table-cell office:value-type="float" office:value="0.00324529" calcext:value-type="float">
            <text:p>0.00324529</text:p>
          </table:table-cell>
          <table:table-cell office:value-type="float" office:value="0.00218774" calcext:value-type="float">
            <text:p>0.0021877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387094" calcext:value-type="float">
            <text:p>0.0387094</text:p>
          </table:table-cell>
          <table:table-cell office:value-type="float" office:value="0.00552344" calcext:value-type="float">
            <text:p>0.00552344</text:p>
          </table:table-cell>
          <table:table-cell office:value-type="float" office:value="0.00100584" calcext:value-type="float">
            <text:p>0.00100584</text:p>
          </table:table-cell>
          <table:table-cell office:value-type="float" office:value="0.00351333" calcext:value-type="float">
            <text:p>0.00351333</text:p>
          </table:table-cell>
          <table:table-cell office:value-type="float" office:value="0.00214471" calcext:value-type="float">
            <text:p>0.00214471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384813" calcext:value-type="float">
            <text:p>0.0384813</text:p>
          </table:table-cell>
          <table:table-cell office:value-type="float" office:value="0.00649414" calcext:value-type="float">
            <text:p>0.00649414</text:p>
          </table:table-cell>
          <table:table-cell office:value-type="float" office:value="0.0009486" calcext:value-type="float">
            <text:p>0.0009486</text:p>
          </table:table-cell>
          <table:table-cell office:value-type="float" office:value="0.00398625" calcext:value-type="float">
            <text:p>0.00398625</text:p>
          </table:table-cell>
          <table:table-cell office:value-type="float" office:value="0.00221577" calcext:value-type="float">
            <text:p>0.00221577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394121" calcext:value-type="float">
            <text:p>0.0394121</text:p>
          </table:table-cell>
          <table:table-cell office:value-type="float" office:value="0.00588898" calcext:value-type="float">
            <text:p>0.00588898</text:p>
          </table:table-cell>
          <table:table-cell office:value-type="float" office:value="0.000977023" calcext:value-type="float">
            <text:p>0.000977023</text:p>
          </table:table-cell>
          <table:table-cell office:value-type="float" office:value="0.00365466" calcext:value-type="float">
            <text:p>0.00365466</text:p>
          </table:table-cell>
          <table:table-cell office:value-type="float" office:value="0.00223551" calcext:value-type="float">
            <text:p>0.00223551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396892" calcext:value-type="float">
            <text:p>0.0396892</text:p>
          </table:table-cell>
          <table:table-cell office:value-type="float" office:value="0.00622215" calcext:value-type="float">
            <text:p>0.00622215</text:p>
          </table:table-cell>
          <table:table-cell office:value-type="float" office:value="0.000904388" calcext:value-type="float">
            <text:p>0.000904388</text:p>
          </table:table-cell>
          <table:table-cell office:value-type="float" office:value="0.00358913" calcext:value-type="float">
            <text:p>0.00358913</text:p>
          </table:table-cell>
          <table:table-cell office:value-type="float" office:value="0.0023267" calcext:value-type="float">
            <text:p>0.0023267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410109" calcext:value-type="float">
            <text:p>0.0410109</text:p>
          </table:table-cell>
          <table:table-cell office:value-type="float" office:value="0.0062944" calcext:value-type="float">
            <text:p>0.0062944</text:p>
          </table:table-cell>
          <table:table-cell office:value-type="float" office:value="0.00142744" calcext:value-type="float">
            <text:p>0.00142744</text:p>
          </table:table-cell>
          <table:table-cell office:value-type="float" office:value="0.00364479" calcext:value-type="float">
            <text:p>0.00364479</text:p>
          </table:table-cell>
          <table:table-cell office:value-type="float" office:value="0.00253513" calcext:value-type="float">
            <text:p>0.0025351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417953" calcext:value-type="float">
            <text:p>0.0417953</text:p>
          </table:table-cell>
          <table:table-cell office:value-type="float" office:value="0.00613926" calcext:value-type="float">
            <text:p>0.00613926</text:p>
          </table:table-cell>
          <table:table-cell office:value-type="float" office:value="0.00182812" calcext:value-type="float">
            <text:p>0.00182812</text:p>
          </table:table-cell>
          <table:table-cell office:value-type="float" office:value="0.00417732" calcext:value-type="float">
            <text:p>0.00417732</text:p>
          </table:table-cell>
          <table:table-cell office:value-type="float" office:value="0.00239657" calcext:value-type="float">
            <text:p>0.00239657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425327" calcext:value-type="float">
            <text:p>0.0425327</text:p>
          </table:table-cell>
          <table:table-cell office:value-type="float" office:value="0.00719286" calcext:value-type="float">
            <text:p>0.00719286</text:p>
          </table:table-cell>
          <table:table-cell office:value-type="float" office:value="0.00125809" calcext:value-type="float">
            <text:p>0.00125809</text:p>
          </table:table-cell>
          <table:table-cell office:value-type="float" office:value="0.00450812" calcext:value-type="float">
            <text:p>0.00450812</text:p>
          </table:table-cell>
          <table:table-cell office:value-type="float" office:value="0.00244433" calcext:value-type="float">
            <text:p>0.00244433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421265" calcext:value-type="float">
            <text:p>0.0421265</text:p>
          </table:table-cell>
          <table:table-cell office:value-type="float" office:value="0.00653362" calcext:value-type="float">
            <text:p>0.00653362</text:p>
          </table:table-cell>
          <table:table-cell office:value-type="float" office:value="0.00121743" calcext:value-type="float">
            <text:p>0.00121743</text:p>
          </table:table-cell>
          <table:table-cell office:value-type="float" office:value="0.00391559" calcext:value-type="float">
            <text:p>0.00391559</text:p>
          </table:table-cell>
          <table:table-cell office:value-type="float" office:value="0.00244196" calcext:value-type="float">
            <text:p>0.0024419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440671" calcext:value-type="float">
            <text:p>0.0440671</text:p>
          </table:table-cell>
          <table:table-cell office:value-type="float" office:value="0.00661967" calcext:value-type="float">
            <text:p>0.00661967</text:p>
          </table:table-cell>
          <table:table-cell office:value-type="float" office:value="0.00111835" calcext:value-type="float">
            <text:p>0.00111835</text:p>
          </table:table-cell>
          <table:table-cell office:value-type="float" office:value="0.00388993" calcext:value-type="float">
            <text:p>0.00388993</text:p>
          </table:table-cell>
          <table:table-cell office:value-type="float" office:value="0.00246683" calcext:value-type="float">
            <text:p>0.00246683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45176" calcext:value-type="float">
            <text:p>0.045176</text:p>
          </table:table-cell>
          <table:table-cell office:value-type="float" office:value="0.00735787" calcext:value-type="float">
            <text:p>0.00735787</text:p>
          </table:table-cell>
          <table:table-cell office:value-type="float" office:value="0.000988471" calcext:value-type="float">
            <text:p>0.000988471</text:p>
          </table:table-cell>
          <table:table-cell office:value-type="float" office:value="0.00547804" calcext:value-type="float">
            <text:p>0.00547804</text:p>
          </table:table-cell>
          <table:table-cell office:value-type="float" office:value="0.00255763" calcext:value-type="float">
            <text:p>0.00255763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444263" calcext:value-type="float">
            <text:p>0.0444263</text:p>
          </table:table-cell>
          <table:table-cell office:value-type="float" office:value="0.00683166" calcext:value-type="float">
            <text:p>0.00683166</text:p>
          </table:table-cell>
          <table:table-cell office:value-type="float" office:value="0.00106979" calcext:value-type="float">
            <text:p>0.00106979</text:p>
          </table:table-cell>
          <table:table-cell office:value-type="float" office:value="0.00623558" calcext:value-type="float">
            <text:p>0.00623558</text:p>
          </table:table-cell>
          <table:table-cell office:value-type="float" office:value="0.0040656" calcext:value-type="float">
            <text:p>0.0040656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458107" calcext:value-type="float">
            <text:p>0.0458107</text:p>
          </table:table-cell>
          <table:table-cell office:value-type="float" office:value="0.00761367" calcext:value-type="float">
            <text:p>0.00761367</text:p>
          </table:table-cell>
          <table:table-cell office:value-type="float" office:value="0.00103347" calcext:value-type="float">
            <text:p>0.00103347</text:p>
          </table:table-cell>
          <table:table-cell office:value-type="float" office:value="0.0028233" calcext:value-type="float">
            <text:p>0.0028233</text:p>
          </table:table-cell>
          <table:table-cell office:value-type="float" office:value="0.00225524" calcext:value-type="float">
            <text:p>0.00225524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462805" calcext:value-type="float">
            <text:p>0.0462805</text:p>
          </table:table-cell>
          <table:table-cell office:value-type="float" office:value="0.0071451" calcext:value-type="float">
            <text:p>0.0071451</text:p>
          </table:table-cell>
          <table:table-cell office:value-type="float" office:value="0.00104847" calcext:value-type="float">
            <text:p>0.00104847</text:p>
          </table:table-cell>
          <table:table-cell office:value-type="float" office:value="0.00285922" calcext:value-type="float">
            <text:p>0.00285922</text:p>
          </table:table-cell>
          <table:table-cell office:value-type="float" office:value="0.00219011" calcext:value-type="float">
            <text:p>0.00219011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470795" calcext:value-type="float">
            <text:p>0.0470795</text:p>
          </table:table-cell>
          <table:table-cell office:value-type="float" office:value="0.00771118" calcext:value-type="float">
            <text:p>0.00771118</text:p>
          </table:table-cell>
          <table:table-cell office:value-type="float" office:value="0.00099005" calcext:value-type="float">
            <text:p>0.00099005</text:p>
          </table:table-cell>
          <table:table-cell office:value-type="float" office:value="0.00294567" calcext:value-type="float">
            <text:p>0.00294567</text:p>
          </table:table-cell>
          <table:table-cell office:value-type="float" office:value="0.00211353" calcext:value-type="float">
            <text:p>0.00211353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504606" calcext:value-type="float">
            <text:p>0.0504606</text:p>
          </table:table-cell>
          <table:table-cell office:value-type="float" office:value="0.00788487" calcext:value-type="float">
            <text:p>0.00788487</text:p>
          </table:table-cell>
          <table:table-cell office:value-type="float" office:value="0.00101729" calcext:value-type="float">
            <text:p>0.00101729</text:p>
          </table:table-cell>
          <table:table-cell office:value-type="float" office:value="0.00290541" calcext:value-type="float">
            <text:p>0.00290541</text:p>
          </table:table-cell>
          <table:table-cell office:value-type="float" office:value="0.00203142" calcext:value-type="float">
            <text:p>0.0020314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479262" calcext:value-type="float">
            <text:p>0.0479262</text:p>
          </table:table-cell>
          <table:table-cell office:value-type="float" office:value="0.00809883" calcext:value-type="float">
            <text:p>0.00809883</text:p>
          </table:table-cell>
          <table:table-cell office:value-type="float" office:value="0.000956101" calcext:value-type="float">
            <text:p>0.000956101</text:p>
          </table:table-cell>
          <table:table-cell office:value-type="float" office:value="0.00297449" calcext:value-type="float">
            <text:p>0.00297449</text:p>
          </table:table-cell>
          <table:table-cell office:value-type="float" office:value="0.00210484" calcext:value-type="float">
            <text:p>0.0021048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491855" calcext:value-type="float">
            <text:p>0.0491855</text:p>
          </table:table-cell>
          <table:table-cell office:value-type="float" office:value="0.00784776" calcext:value-type="float">
            <text:p>0.00784776</text:p>
          </table:table-cell>
          <table:table-cell office:value-type="float" office:value="0.00102834" calcext:value-type="float">
            <text:p>0.00102834</text:p>
          </table:table-cell>
          <table:table-cell office:value-type="float" office:value="0.00298949" calcext:value-type="float">
            <text:p>0.00298949</text:p>
          </table:table-cell>
          <table:table-cell office:value-type="float" office:value="0.00214511" calcext:value-type="float">
            <text:p>0.00214511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490919" calcext:value-type="float">
            <text:p>0.0490919</text:p>
          </table:table-cell>
          <table:table-cell office:value-type="float" office:value="0.0088011" calcext:value-type="float">
            <text:p>0.0088011</text:p>
          </table:table-cell>
          <table:table-cell office:value-type="float" office:value="0.000948206" calcext:value-type="float">
            <text:p>0.000948206</text:p>
          </table:table-cell>
          <table:table-cell office:value-type="float" office:value="0.00379795" calcext:value-type="float">
            <text:p>0.00379795</text:p>
          </table:table-cell>
          <table:table-cell office:value-type="float" office:value="0.00216129" calcext:value-type="float">
            <text:p>0.00216129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507768" calcext:value-type="float">
            <text:p>0.0507768</text:p>
          </table:table-cell>
          <table:table-cell office:value-type="float" office:value="0.00844227" calcext:value-type="float">
            <text:p>0.00844227</text:p>
          </table:table-cell>
          <table:table-cell office:value-type="float" office:value="0.000942284" calcext:value-type="float">
            <text:p>0.000942284</text:p>
          </table:table-cell>
          <table:table-cell office:value-type="float" office:value="0.00430127" calcext:value-type="float">
            <text:p>0.00430127</text:p>
          </table:table-cell>
          <table:table-cell office:value-type="float" office:value="0.00238275" calcext:value-type="float">
            <text:p>0.0023827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503232" calcext:value-type="float">
            <text:p>0.0503232</text:p>
          </table:table-cell>
          <table:table-cell office:value-type="float" office:value="0.00945679" calcext:value-type="float">
            <text:p>0.00945679</text:p>
          </table:table-cell>
          <table:table-cell office:value-type="float" office:value="0.00179812" calcext:value-type="float">
            <text:p>0.00179812</text:p>
          </table:table-cell>
          <table:table-cell office:value-type="float" office:value="0.0032824" calcext:value-type="float">
            <text:p>0.0032824</text:p>
          </table:table-cell>
          <table:table-cell office:value-type="float" office:value="0.00221853" calcext:value-type="float">
            <text:p>0.0022185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517384" calcext:value-type="float">
            <text:p>0.0517384</text:p>
          </table:table-cell>
          <table:table-cell office:value-type="float" office:value="0.00888084" calcext:value-type="float">
            <text:p>0.00888084</text:p>
          </table:table-cell>
          <table:table-cell office:value-type="float" office:value="0.00115861" calcext:value-type="float">
            <text:p>0.00115861</text:p>
          </table:table-cell>
          <table:table-cell office:value-type="float" office:value="0.00421126" calcext:value-type="float">
            <text:p>0.00421126</text:p>
          </table:table-cell>
          <table:table-cell office:value-type="float" office:value="0.00223195" calcext:value-type="float">
            <text:p>0.0022319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529242" calcext:value-type="float">
            <text:p>0.0529242</text:p>
          </table:table-cell>
          <table:table-cell office:value-type="float" office:value="0.0100189" calcext:value-type="float">
            <text:p>0.0100189</text:p>
          </table:table-cell>
          <table:table-cell office:value-type="float" office:value="0.00138994" calcext:value-type="float">
            <text:p>0.00138994</text:p>
          </table:table-cell>
          <table:table-cell office:value-type="float" office:value="0.00446549" calcext:value-type="float">
            <text:p>0.00446549</text:p>
          </table:table-cell>
          <table:table-cell office:value-type="float" office:value="0.00223353" calcext:value-type="float">
            <text:p>0.00223353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530553" calcext:value-type="float">
            <text:p>0.0530553</text:p>
          </table:table-cell>
          <table:table-cell office:value-type="float" office:value="0.00923454" calcext:value-type="float">
            <text:p>0.00923454</text:p>
          </table:table-cell>
          <table:table-cell office:value-type="float" office:value="0.00112743" calcext:value-type="float">
            <text:p>0.00112743</text:p>
          </table:table-cell>
          <table:table-cell office:value-type="float" office:value="0.00621505" calcext:value-type="float">
            <text:p>0.00621505</text:p>
          </table:table-cell>
          <table:table-cell office:value-type="float" office:value="0.00223827" calcext:value-type="float">
            <text:p>0.00223827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529535" calcext:value-type="float">
            <text:p>0.0529535</text:p>
          </table:table-cell>
          <table:table-cell office:value-type="float" office:value="0.00983734" calcext:value-type="float">
            <text:p>0.00983734</text:p>
          </table:table-cell>
          <table:table-cell office:value-type="float" office:value="0.00213682" calcext:value-type="float">
            <text:p>0.00213682</text:p>
          </table:table-cell>
          <table:table-cell office:value-type="float" office:value="0.00337556" calcext:value-type="float">
            <text:p>0.00337556</text:p>
          </table:table-cell>
          <table:table-cell office:value-type="float" office:value="0.00226511" calcext:value-type="float">
            <text:p>0.00226511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542258" calcext:value-type="float">
            <text:p>0.0542258</text:p>
          </table:table-cell>
          <table:table-cell office:value-type="float" office:value="0.00968772" calcext:value-type="float">
            <text:p>0.00968772</text:p>
          </table:table-cell>
          <table:table-cell office:value-type="float" office:value="0.00136152" calcext:value-type="float">
            <text:p>0.00136152</text:p>
          </table:table-cell>
          <table:table-cell office:value-type="float" office:value="0.00327293" calcext:value-type="float">
            <text:p>0.00327293</text:p>
          </table:table-cell>
          <table:table-cell office:value-type="float" office:value="0.0022884" calcext:value-type="float">
            <text:p>0.002288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556946" calcext:value-type="float">
            <text:p>0.0556946</text:p>
          </table:table-cell>
          <table:table-cell office:value-type="float" office:value="0.0103012" calcext:value-type="float">
            <text:p>0.0103012</text:p>
          </table:table-cell>
          <table:table-cell office:value-type="float" office:value="0.00114756" calcext:value-type="float">
            <text:p>0.00114756</text:p>
          </table:table-cell>
          <table:table-cell office:value-type="float" office:value="0.00329424" calcext:value-type="float">
            <text:p>0.00329424</text:p>
          </table:table-cell>
          <table:table-cell office:value-type="float" office:value="0.00269619" calcext:value-type="float">
            <text:p>0.00269619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557965" calcext:value-type="float">
            <text:p>0.0557965</text:p>
          </table:table-cell>
          <table:table-cell office:value-type="float" office:value="0.0108728" calcext:value-type="float">
            <text:p>0.0108728</text:p>
          </table:table-cell>
          <table:table-cell office:value-type="float" office:value="0.00107413" calcext:value-type="float">
            <text:p>0.00107413</text:p>
          </table:table-cell>
          <table:table-cell office:value-type="float" office:value="0.00481879" calcext:value-type="float">
            <text:p>0.00481879</text:p>
          </table:table-cell>
          <table:table-cell office:value-type="float" office:value="0.00374624" calcext:value-type="float">
            <text:p>0.00374624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558083" calcext:value-type="float">
            <text:p>0.0558083</text:p>
          </table:table-cell>
          <table:table-cell office:value-type="float" office:value="0.0103493" calcext:value-type="float">
            <text:p>0.0103493</text:p>
          </table:table-cell>
          <table:table-cell office:value-type="float" office:value="0.00109703" calcext:value-type="float">
            <text:p>0.00109703</text:p>
          </table:table-cell>
          <table:table-cell office:value-type="float" office:value="0.00466997" calcext:value-type="float">
            <text:p>0.00466997</text:p>
          </table:table-cell>
          <table:table-cell office:value-type="float" office:value="0.00249842" calcext:value-type="float">
            <text:p>0.00249842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570893" calcext:value-type="float">
            <text:p>0.0570893</text:p>
          </table:table-cell>
          <table:table-cell office:value-type="float" office:value="0.0108001" calcext:value-type="float">
            <text:p>0.0108001</text:p>
          </table:table-cell>
          <table:table-cell office:value-type="float" office:value="0.00101966" calcext:value-type="float">
            <text:p>0.00101966</text:p>
          </table:table-cell>
          <table:table-cell office:value-type="float" office:value="0.00335543" calcext:value-type="float">
            <text:p>0.00335543</text:p>
          </table:table-cell>
          <table:table-cell office:value-type="float" office:value="0.00235907" calcext:value-type="float">
            <text:p>0.00235907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589731" calcext:value-type="float">
            <text:p>0.0589731</text:p>
          </table:table-cell>
          <table:table-cell office:value-type="float" office:value="0.0111294" calcext:value-type="float">
            <text:p>0.0111294</text:p>
          </table:table-cell>
          <table:table-cell office:value-type="float" office:value="0.00104255" calcext:value-type="float">
            <text:p>0.00104255</text:p>
          </table:table-cell>
          <table:table-cell office:value-type="float" office:value="0.00342965" calcext:value-type="float">
            <text:p>0.00342965</text:p>
          </table:table-cell>
          <table:table-cell office:value-type="float" office:value="0.00242617" calcext:value-type="float">
            <text:p>0.00242617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585775" calcext:value-type="float">
            <text:p>0.0585775</text:p>
          </table:table-cell>
          <table:table-cell office:value-type="float" office:value="0.0108909" calcext:value-type="float">
            <text:p>0.0108909</text:p>
          </table:table-cell>
          <table:table-cell office:value-type="float" office:value="0.000986497" calcext:value-type="float">
            <text:p>0.000986497</text:p>
          </table:table-cell>
          <table:table-cell office:value-type="float" office:value="0.00561344" calcext:value-type="float">
            <text:p>0.00561344</text:p>
          </table:table-cell>
          <table:table-cell office:value-type="float" office:value="0.00247315" calcext:value-type="float">
            <text:p>0.0024731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597827" calcext:value-type="float">
            <text:p>0.0597827</text:p>
          </table:table-cell>
          <table:table-cell office:value-type="float" office:value="0.0127139" calcext:value-type="float">
            <text:p>0.0127139</text:p>
          </table:table-cell>
          <table:table-cell office:value-type="float" office:value="0.00104137" calcext:value-type="float">
            <text:p>0.00104137</text:p>
          </table:table-cell>
          <table:table-cell office:value-type="float" office:value="0.00765946" calcext:value-type="float">
            <text:p>0.00765946</text:p>
          </table:table-cell>
          <table:table-cell office:value-type="float" office:value="0.00342649" calcext:value-type="float">
            <text:p>0.00342649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599276" calcext:value-type="float">
            <text:p>0.0599276</text:p>
          </table:table-cell>
          <table:table-cell office:value-type="float" office:value="0.0118032" calcext:value-type="float">
            <text:p>0.0118032</text:p>
          </table:table-cell>
          <table:table-cell office:value-type="float" office:value="0.00138994" calcext:value-type="float">
            <text:p>0.00138994</text:p>
          </table:table-cell>
          <table:table-cell office:value-type="float" office:value="0.00513776" calcext:value-type="float">
            <text:p>0.00513776</text:p>
          </table:table-cell>
          <table:table-cell office:value-type="float" office:value="0.00282804" calcext:value-type="float">
            <text:p>0.00282804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612351" calcext:value-type="float">
            <text:p>0.0612351</text:p>
          </table:table-cell>
          <table:table-cell office:value-type="float" office:value="0.0118391" calcext:value-type="float">
            <text:p>0.0118391</text:p>
          </table:table-cell>
          <table:table-cell office:value-type="float" office:value="0.00177048" calcext:value-type="float">
            <text:p>0.00177048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252171" calcext:value-type="float">
            <text:p>0.00252171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608723" calcext:value-type="float">
            <text:p>0.0608723</text:p>
          </table:table-cell>
          <table:table-cell office:value-type="float" office:value="0.0124759" calcext:value-type="float">
            <text:p>0.0124759</text:p>
          </table:table-cell>
          <table:table-cell office:value-type="float" office:value="0.00139902" calcext:value-type="float">
            <text:p>0.00139902</text:p>
          </table:table-cell>
          <table:table-cell office:value-type="float" office:value="0.00449983" calcext:value-type="float">
            <text:p>0.00449983</text:p>
          </table:table-cell>
          <table:table-cell office:value-type="float" office:value="0.00252881" calcext:value-type="float">
            <text:p>0.0025288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617368" calcext:value-type="float">
            <text:p>0.0617368</text:p>
          </table:table-cell>
          <table:table-cell office:value-type="float" office:value="0.0133278" calcext:value-type="float">
            <text:p>0.0133278</text:p>
          </table:table-cell>
          <table:table-cell office:value-type="float" office:value="0.00127506" calcext:value-type="float">
            <text:p>0.00127506</text:p>
          </table:table-cell>
          <table:table-cell office:value-type="float" office:value="0.00824055" calcext:value-type="float">
            <text:p>0.00824055</text:p>
          </table:table-cell>
          <table:table-cell office:value-type="float" office:value="0.00251578" calcext:value-type="float">
            <text:p>0.00251578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624742" calcext:value-type="float">
            <text:p>0.0624742</text:p>
          </table:table-cell>
          <table:table-cell office:value-type="float" office:value="0.0135082" calcext:value-type="float">
            <text:p>0.0135082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910664" calcext:value-type="float">
            <text:p>0.00910664</text:p>
          </table:table-cell>
          <table:table-cell office:value-type="float" office:value="0.00268553" calcext:value-type="float">
            <text:p>0.00268553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635092" calcext:value-type="float">
            <text:p>0.0635092</text:p>
          </table:table-cell>
          <table:table-cell office:value-type="float" office:value="0.013942" calcext:value-type="float">
            <text:p>0.013942</text:p>
          </table:table-cell>
          <table:table-cell office:value-type="float" office:value="0.00104887" calcext:value-type="float">
            <text:p>0.00104887</text:p>
          </table:table-cell>
          <table:table-cell office:value-type="float" office:value="0.00746288" calcext:value-type="float">
            <text:p>0.00746288</text:p>
          </table:table-cell>
          <table:table-cell office:value-type="float" office:value="0.00288843" calcext:value-type="float">
            <text:p>0.00288843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646063" calcext:value-type="float">
            <text:p>0.0646063</text:p>
          </table:table-cell>
          <table:table-cell office:value-type="float" office:value="0.0131091" calcext:value-type="float">
            <text:p>0.0131091</text:p>
          </table:table-cell>
          <table:table-cell office:value-type="float" office:value="0.00107532" calcext:value-type="float">
            <text:p>0.00107532</text:p>
          </table:table-cell>
          <table:table-cell office:value-type="float" office:value="0.00738432" calcext:value-type="float">
            <text:p>0.00738432</text:p>
          </table:table-cell>
          <table:table-cell office:value-type="float" office:value="0.0027029" calcext:value-type="float">
            <text:p>0.0027029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634796" calcext:value-type="float">
            <text:p>0.0634796</text:p>
          </table:table-cell>
          <table:table-cell office:value-type="float" office:value="0.0133171" calcext:value-type="float">
            <text:p>0.0133171</text:p>
          </table:table-cell>
          <table:table-cell office:value-type="float" office:value="0.00100545" calcext:value-type="float">
            <text:p>0.00100545</text:p>
          </table:table-cell>
          <table:table-cell office:value-type="float" office:value="0.00443785" calcext:value-type="float">
            <text:p>0.00443785</text:p>
          </table:table-cell>
          <table:table-cell office:value-type="float" office:value="0.00284659" calcext:value-type="float">
            <text:p>0.0028465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647429" calcext:value-type="float">
            <text:p>0.0647429</text:p>
          </table:table-cell>
          <table:table-cell office:value-type="float" office:value="0.0144272" calcext:value-type="float">
            <text:p>0.0144272</text:p>
          </table:table-cell>
          <table:table-cell office:value-type="float" office:value="0.0010465" calcext:value-type="float">
            <text:p>0.0010465</text:p>
          </table:table-cell>
          <table:table-cell office:value-type="float" office:value="0.00690548" calcext:value-type="float">
            <text:p>0.00690548</text:p>
          </table:table-cell>
          <table:table-cell office:value-type="float" office:value="0.0026879" calcext:value-type="float">
            <text:p>0.0026879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648759" calcext:value-type="float">
            <text:p>0.0648759</text:p>
          </table:table-cell>
          <table:table-cell office:value-type="float" office:value="0.0150912" calcext:value-type="float">
            <text:p>0.0150912</text:p>
          </table:table-cell>
          <table:table-cell office:value-type="float" office:value="0.000975444" calcext:value-type="float">
            <text:p>0.000975444</text:p>
          </table:table-cell>
          <table:table-cell office:value-type="float" office:value="0.00422508" calcext:value-type="float">
            <text:p>0.00422508</text:p>
          </table:table-cell>
          <table:table-cell office:value-type="float" office:value="0.00275106" calcext:value-type="float">
            <text:p>0.00275106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664814" calcext:value-type="float">
            <text:p>0.0664814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010165" calcext:value-type="float">
            <text:p>0.0010165</text:p>
          </table:table-cell>
          <table:table-cell office:value-type="float" office:value="0.00397362" calcext:value-type="float">
            <text:p>0.00397362</text:p>
          </table:table-cell>
          <table:table-cell office:value-type="float" office:value="0.00271316" calcext:value-type="float">
            <text:p>0.00271316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680043" calcext:value-type="float">
            <text:p>0.0680043</text:p>
          </table:table-cell>
          <table:table-cell office:value-type="float" office:value="0.0151618" calcext:value-type="float">
            <text:p>0.0151618</text:p>
          </table:table-cell>
          <table:table-cell office:value-type="float" office:value="0.000969128" calcext:value-type="float">
            <text:p>0.000969128</text:p>
          </table:table-cell>
          <table:table-cell office:value-type="float" office:value="0.00560081" calcext:value-type="float">
            <text:p>0.00560081</text:p>
          </table:table-cell>
          <table:table-cell office:value-type="float" office:value="0.00295239" calcext:value-type="float">
            <text:p>0.00295239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679507" calcext:value-type="float">
            <text:p>0.0679507</text:p>
          </table:table-cell>
          <table:table-cell office:value-type="float" office:value="0.0152159" calcext:value-type="float">
            <text:p>0.0152159</text:p>
          </table:table-cell>
          <table:table-cell office:value-type="float" office:value="0.00102518" calcext:value-type="float">
            <text:p>0.00102518</text:p>
          </table:table-cell>
          <table:table-cell office:value-type="float" office:value="0.00471537" calcext:value-type="float">
            <text:p>0.00471537</text:p>
          </table:table-cell>
          <table:table-cell office:value-type="float" office:value="0.00279764" calcext:value-type="float">
            <text:p>0.0027976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685787" calcext:value-type="float">
            <text:p>0.0685787</text:p>
          </table:table-cell>
          <table:table-cell office:value-type="float" office:value="0.0152372" calcext:value-type="float">
            <text:p>0.0152372</text:p>
          </table:table-cell>
          <table:table-cell office:value-type="float" office:value="0.00101729" calcext:value-type="float">
            <text:p>0.00101729</text:p>
          </table:table-cell>
          <table:table-cell office:value-type="float" office:value="0.00406126" calcext:value-type="float">
            <text:p>0.00406126</text:p>
          </table:table-cell>
          <table:table-cell office:value-type="float" office:value="0.00276724" calcext:value-type="float">
            <text:p>0.00276724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705114" calcext:value-type="float">
            <text:p>0.0705114</text:p>
          </table:table-cell>
          <table:table-cell office:value-type="float" office:value="0.0155258" calcext:value-type="float">
            <text:p>0.0155258</text:p>
          </table:table-cell>
          <table:table-cell office:value-type="float" office:value="0.00113887" calcext:value-type="float">
            <text:p>0.00113887</text:p>
          </table:table-cell>
          <table:table-cell office:value-type="float" office:value="0.00446233" calcext:value-type="float">
            <text:p>0.00446233</text:p>
          </table:table-cell>
          <table:table-cell office:value-type="float" office:value="0.00278264" calcext:value-type="float">
            <text:p>0.00278264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695249" calcext:value-type="float">
            <text:p>0.0695249</text:p>
          </table:table-cell>
          <table:table-cell office:value-type="float" office:value="0.0151496" calcext:value-type="float">
            <text:p>0.0151496</text:p>
          </table:table-cell>
          <table:table-cell office:value-type="float" office:value="0.00108124" calcext:value-type="float">
            <text:p>0.00108124</text:p>
          </table:table-cell>
          <table:table-cell office:value-type="float" office:value="0.00573266" calcext:value-type="float">
            <text:p>0.00573266</text:p>
          </table:table-cell>
          <table:table-cell office:value-type="float" office:value="0.00282172" calcext:value-type="float">
            <text:p>0.00282172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719282" calcext:value-type="float">
            <text:p>0.0719282</text:p>
          </table:table-cell>
          <table:table-cell office:value-type="float" office:value="0.0167629" calcext:value-type="float">
            <text:p>0.0167629</text:p>
          </table:table-cell>
          <table:table-cell office:value-type="float" office:value="0.00116414" calcext:value-type="float">
            <text:p>0.00116414</text:p>
          </table:table-cell>
          <table:table-cell office:value-type="float" office:value="0.00418166" calcext:value-type="float">
            <text:p>0.00418166</text:p>
          </table:table-cell>
          <table:table-cell office:value-type="float" office:value="0.00281619" calcext:value-type="float">
            <text:p>0.00281619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155739" calcext:value-type="float">
            <text:p>0.0155739</text:p>
          </table:table-cell>
          <table:table-cell office:value-type="float" office:value="0.00131099" calcext:value-type="float">
            <text:p>0.00131099</text:p>
          </table:table-cell>
          <table:table-cell office:value-type="float" office:value="0.00414613" calcext:value-type="float">
            <text:p>0.00414613</text:p>
          </table:table-cell>
          <table:table-cell office:value-type="float" office:value="0.00292712" calcext:value-type="float">
            <text:p>0.00292712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729554" calcext:value-type="float">
            <text:p>0.0729554</text:p>
          </table:table-cell>
          <table:table-cell office:value-type="float" office:value="0.0178746" calcext:value-type="float">
            <text:p>0.0178746</text:p>
          </table:table-cell>
          <table:table-cell office:value-type="float" office:value="0.00126046" calcext:value-type="float">
            <text:p>0.00126046</text:p>
          </table:table-cell>
          <table:table-cell office:value-type="float" office:value="0.00607412" calcext:value-type="float">
            <text:p>0.00607412</text:p>
          </table:table-cell>
          <table:table-cell office:value-type="float" office:value="0.00302502" calcext:value-type="float">
            <text:p>0.00302502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716799" calcext:value-type="float">
            <text:p>0.0716799</text:p>
          </table:table-cell>
          <table:table-cell office:value-type="float" office:value="0.0162995" calcext:value-type="float">
            <text:p>0.0162995</text:p>
          </table:table-cell>
          <table:table-cell office:value-type="float" office:value="0.00132678" calcext:value-type="float">
            <text:p>0.00132678</text:p>
          </table:table-cell>
          <table:table-cell office:value-type="float" office:value="0.00465813" calcext:value-type="float">
            <text:p>0.00465813</text:p>
          </table:table-cell>
          <table:table-cell office:value-type="float" office:value="0.00305976" calcext:value-type="float">
            <text:p>0.00305976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753014" calcext:value-type="float">
            <text:p>0.0753014</text:p>
          </table:table-cell>
          <table:table-cell office:value-type="float" office:value="0.0174261" calcext:value-type="float">
            <text:p>0.0174261</text:p>
          </table:table-cell>
          <table:table-cell office:value-type="float" office:value="0.00231683" calcext:value-type="float">
            <text:p>0.00231683</text:p>
          </table:table-cell>
          <table:table-cell office:value-type="float" office:value="0.00425745" calcext:value-type="float">
            <text:p>0.00425745</text:p>
          </table:table-cell>
          <table:table-cell office:value-type="float" office:value="0.00287028" calcext:value-type="float">
            <text:p>0.00287028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787579" calcext:value-type="float">
            <text:p>0.0787579</text:p>
          </table:table-cell>
          <table:table-cell office:value-type="float" office:value="0.0168241" calcext:value-type="float">
            <text:p>0.0168241</text:p>
          </table:table-cell>
          <table:table-cell office:value-type="float" office:value="0.00118861" calcext:value-type="float">
            <text:p>0.00118861</text:p>
          </table:table-cell>
          <table:table-cell office:value-type="float" office:value="0.00470866" calcext:value-type="float">
            <text:p>0.00470866</text:p>
          </table:table-cell>
          <table:table-cell office:value-type="float" office:value="0.00291173" calcext:value-type="float">
            <text:p>0.00291173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791274" calcext:value-type="float">
            <text:p>0.0791274</text:p>
          </table:table-cell>
          <table:table-cell office:value-type="float" office:value="0.0180487" calcext:value-type="float">
            <text:p>0.0180487</text:p>
          </table:table-cell>
          <table:table-cell office:value-type="float" office:value="0.0012269" calcext:value-type="float">
            <text:p>0.0012269</text:p>
          </table:table-cell>
          <table:table-cell office:value-type="float" office:value="0.00574213" calcext:value-type="float">
            <text:p>0.00574213</text:p>
          </table:table-cell>
          <table:table-cell office:value-type="float" office:value="0.00297568" calcext:value-type="float">
            <text:p>0.0029756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807242" calcext:value-type="float">
            <text:p>0.0807242</text:p>
          </table:table-cell>
          <table:table-cell office:value-type="float" office:value="0.0168707" calcext:value-type="float">
            <text:p>0.0168707</text:p>
          </table:table-cell>
          <table:table-cell office:value-type="float" office:value="0.00109782" calcext:value-type="float">
            <text:p>0.00109782</text:p>
          </table:table-cell>
          <table:table-cell office:value-type="float" office:value="0.00437627" calcext:value-type="float">
            <text:p>0.00437627</text:p>
          </table:table-cell>
          <table:table-cell office:value-type="float" office:value="0.00323385" calcext:value-type="float">
            <text:p>0.00323385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811568" calcext:value-type="float">
            <text:p>0.0811568</text:p>
          </table:table-cell>
          <table:table-cell office:value-type="float" office:value="0.0177289" calcext:value-type="float">
            <text:p>0.0177289</text:p>
          </table:table-cell>
          <table:table-cell office:value-type="float" office:value="0.00115032" calcext:value-type="float">
            <text:p>0.00115032</text:p>
          </table:table-cell>
          <table:table-cell office:value-type="float" office:value="0.0044268" calcext:value-type="float">
            <text:p>0.0044268</text:p>
          </table:table-cell>
          <table:table-cell office:value-type="float" office:value="0.00298554" calcext:value-type="float">
            <text:p>0.00298554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817967" calcext:value-type="float">
            <text:p>0.0817967</text:p>
          </table:table-cell>
          <table:table-cell office:value-type="float" office:value="0.0175888" calcext:value-type="float">
            <text:p>0.0175888</text:p>
          </table:table-cell>
          <table:table-cell office:value-type="float" office:value="0.00106032" calcext:value-type="float">
            <text:p>0.00106032</text:p>
          </table:table-cell>
          <table:table-cell office:value-type="float" office:value="0.00665441" calcext:value-type="float">
            <text:p>0.00665441</text:p>
          </table:table-cell>
          <table:table-cell office:value-type="float" office:value="0.00311108" calcext:value-type="float">
            <text:p>0.00311108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826072" calcext:value-type="float">
            <text:p>0.0826072</text:p>
          </table:table-cell>
          <table:table-cell office:value-type="float" office:value="0.0186823" calcext:value-type="float">
            <text:p>0.0186823</text:p>
          </table:table-cell>
          <table:table-cell office:value-type="float" office:value="0.00106466" calcext:value-type="float">
            <text:p>0.00106466</text:p>
          </table:table-cell>
          <table:table-cell office:value-type="float" office:value="0.00514723" calcext:value-type="float">
            <text:p>0.00514723</text:p>
          </table:table-cell>
          <table:table-cell office:value-type="float" office:value="0.00307121" calcext:value-type="float">
            <text:p>0.00307121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883327" calcext:value-type="float">
            <text:p>0.0883327</text:p>
          </table:table-cell>
          <table:table-cell office:value-type="float" office:value="0.0182299" calcext:value-type="float">
            <text:p>0.0182299</text:p>
          </table:table-cell>
          <table:table-cell office:value-type="float" office:value="0.00110295" calcext:value-type="float">
            <text:p>0.00110295</text:p>
          </table:table-cell>
          <table:table-cell office:value-type="float" office:value="0.00450338" calcext:value-type="float">
            <text:p>0.00450338</text:p>
          </table:table-cell>
          <table:table-cell office:value-type="float" office:value="0.00302147" calcext:value-type="float">
            <text:p>0.00302147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920604" calcext:value-type="float">
            <text:p>0.0920604</text:p>
          </table:table-cell>
          <table:table-cell office:value-type="float" office:value="0.0185595" calcext:value-type="float">
            <text:p>0.0185595</text:p>
          </table:table-cell>
          <table:table-cell office:value-type="float" office:value="0.00199786" calcext:value-type="float">
            <text:p>0.00199786</text:p>
          </table:table-cell>
          <table:table-cell office:value-type="float" office:value="0.00592253" calcext:value-type="float">
            <text:p>0.00592253</text:p>
          </table:table-cell>
          <table:table-cell office:value-type="float" office:value="0.00305463" calcext:value-type="float">
            <text:p>0.00305463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851616" calcext:value-type="float">
            <text:p>0.0851616</text:p>
          </table:table-cell>
          <table:table-cell office:value-type="float" office:value="0.0183254" calcext:value-type="float">
            <text:p>0.0183254</text:p>
          </table:table-cell>
          <table:table-cell office:value-type="float" office:value="0.0013027" calcext:value-type="float">
            <text:p>0.0013027</text:p>
          </table:table-cell>
          <table:table-cell office:value-type="float" office:value="0.00498143" calcext:value-type="float">
            <text:p>0.00498143</text:p>
          </table:table-cell>
          <table:table-cell office:value-type="float" office:value="0.00394322" calcext:value-type="float">
            <text:p>0.00394322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874319" calcext:value-type="float">
            <text:p>0.0874319</text:p>
          </table:table-cell>
          <table:table-cell office:value-type="float" office:value="0.0192148" calcext:value-type="float">
            <text:p>0.0192148</text:p>
          </table:table-cell>
          <table:table-cell office:value-type="float" office:value="0.00147521" calcext:value-type="float">
            <text:p>0.00147521</text:p>
          </table:table-cell>
          <table:table-cell office:value-type="float" office:value="0.00467471" calcext:value-type="float">
            <text:p>0.00467471</text:p>
          </table:table-cell>
          <table:table-cell office:value-type="float" office:value="0.0033278" calcext:value-type="float">
            <text:p>0.0033278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891495" calcext:value-type="float">
            <text:p>0.0891495</text:p>
          </table:table-cell>
          <table:table-cell office:value-type="float" office:value="0.0210717" calcext:value-type="float">
            <text:p>0.0210717</text:p>
          </table:table-cell>
          <table:table-cell office:value-type="float" office:value="0.00127743" calcext:value-type="float">
            <text:p>0.00127743</text:p>
          </table:table-cell>
          <table:table-cell office:value-type="float" office:value="0.00662836" calcext:value-type="float">
            <text:p>0.00662836</text:p>
          </table:table-cell>
          <table:table-cell office:value-type="float" office:value="0.00311305" calcext:value-type="float">
            <text:p>0.00311305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917865" calcext:value-type="float">
            <text:p>0.0917865</text:p>
          </table:table-cell>
          <table:table-cell office:value-type="float" office:value="0.0205949" calcext:value-type="float">
            <text:p>0.0205949</text:p>
          </table:table-cell>
          <table:table-cell office:value-type="float" office:value="0.00110808" calcext:value-type="float">
            <text:p>0.00110808</text:p>
          </table:table-cell>
          <table:table-cell office:value-type="float" office:value="0.00533948" calcext:value-type="float">
            <text:p>0.00533948</text:p>
          </table:table-cell>
          <table:table-cell office:value-type="float" office:value="0.00317424" calcext:value-type="float">
            <text:p>0.0031742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898644" calcext:value-type="float">
            <text:p>0.0898644</text:p>
          </table:table-cell>
          <table:table-cell office:value-type="float" office:value="0.0195906" calcext:value-type="float">
            <text:p>0.0195906</text:p>
          </table:table-cell>
          <table:table-cell office:value-type="float" office:value="0.00112664" calcext:value-type="float">
            <text:p>0.00112664</text:p>
          </table:table-cell>
          <table:table-cell office:value-type="float" office:value="0.00472919" calcext:value-type="float">
            <text:p>0.00472919</text:p>
          </table:table-cell>
          <table:table-cell office:value-type="float" office:value="0.003749" calcext:value-type="float">
            <text:p>0.003749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871279" calcext:value-type="float">
            <text:p>0.0871279</text:p>
          </table:table-cell>
          <table:table-cell office:value-type="float" office:value="0.0194437" calcext:value-type="float">
            <text:p>0.0194437</text:p>
          </table:table-cell>
          <table:table-cell office:value-type="float" office:value="0.00105834" calcext:value-type="float">
            <text:p>0.00105834</text:p>
          </table:table-cell>
          <table:table-cell office:value-type="float" office:value="0.00573384" calcext:value-type="float">
            <text:p>0.00573384</text:p>
          </table:table-cell>
          <table:table-cell office:value-type="float" office:value="0.00340122" calcext:value-type="float">
            <text:p>0.00340122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900258" calcext:value-type="float">
            <text:p>0.0900258</text:p>
          </table:table-cell>
          <table:table-cell office:value-type="float" office:value="0.0202281" calcext:value-type="float">
            <text:p>0.0202281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00592056" calcext:value-type="float">
            <text:p>0.00592056</text:p>
          </table:table-cell>
          <table:table-cell office:value-type="float" office:value="0.00318213" calcext:value-type="float">
            <text:p>0.00318213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889549" calcext:value-type="float">
            <text:p>0.0889549</text:p>
          </table:table-cell>
          <table:table-cell office:value-type="float" office:value="0.0206631" calcext:value-type="float">
            <text:p>0.0206631</text:p>
          </table:table-cell>
          <table:table-cell office:value-type="float" office:value="0.00104058" calcext:value-type="float">
            <text:p>0.00104058</text:p>
          </table:table-cell>
          <table:table-cell office:value-type="float" office:value="0.00528895" calcext:value-type="float">
            <text:p>0.00528895</text:p>
          </table:table-cell>
          <table:table-cell office:value-type="float" office:value="0.00323148" calcext:value-type="float">
            <text:p>0.00323148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916882" calcext:value-type="float">
            <text:p>0.0916882</text:p>
          </table:table-cell>
          <table:table-cell office:value-type="float" office:value="0.0200951" calcext:value-type="float">
            <text:p>0.0200951</text:p>
          </table:table-cell>
          <table:table-cell office:value-type="float" office:value="0.00113374" calcext:value-type="float">
            <text:p>0.00113374</text:p>
          </table:table-cell>
          <table:table-cell office:value-type="float" office:value="0.00814659" calcext:value-type="float">
            <text:p>0.00814659</text:p>
          </table:table-cell>
          <table:table-cell office:value-type="float" office:value="0.00323858" calcext:value-type="float">
            <text:p>0.00323858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938262" calcext:value-type="float">
            <text:p>0.0938262</text:p>
          </table:table-cell>
          <table:table-cell office:value-type="float" office:value="0.0204168" calcext:value-type="float">
            <text:p>0.0204168</text:p>
          </table:table-cell>
          <table:table-cell office:value-type="float" office:value="0.00103782" calcext:value-type="float">
            <text:p>0.00103782</text:p>
          </table:table-cell>
          <table:table-cell office:value-type="float" office:value="0.00546817" calcext:value-type="float">
            <text:p>0.00546817</text:p>
          </table:table-cell>
          <table:table-cell office:value-type="float" office:value="0.00333017" calcext:value-type="float">
            <text:p>0.00333017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957711" calcext:value-type="float">
            <text:p>0.0957711</text:p>
          </table:table-cell>
          <table:table-cell office:value-type="float" office:value="0.0204077" calcext:value-type="float">
            <text:p>0.0204077</text:p>
          </table:table-cell>
          <table:table-cell office:value-type="float" office:value="0.00108874" calcext:value-type="float">
            <text:p>0.00108874</text:p>
          </table:table-cell>
          <table:table-cell office:value-type="float" office:value="0.00522974" calcext:value-type="float">
            <text:p>0.00522974</text:p>
          </table:table-cell>
          <table:table-cell office:value-type="float" office:value="0.00394875" calcext:value-type="float">
            <text:p>0.00394875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934354" calcext:value-type="float">
            <text:p>0.0934354</text:p>
          </table:table-cell>
          <table:table-cell office:value-type="float" office:value="0.021607" calcext:value-type="float">
            <text:p>0.021607</text:p>
          </table:table-cell>
          <table:table-cell office:value-type="float" office:value="0.00108755" calcext:value-type="float">
            <text:p>0.00108755</text:p>
          </table:table-cell>
          <table:table-cell office:value-type="float" office:value="0.00815528" calcext:value-type="float">
            <text:p>0.00815528</text:p>
          </table:table-cell>
          <table:table-cell office:value-type="float" office:value="0.00328635" calcext:value-type="float">
            <text:p>0.00328635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956444" calcext:value-type="float">
            <text:p>0.0956444</text:p>
          </table:table-cell>
          <table:table-cell office:value-type="float" office:value="0.0233088" calcext:value-type="float">
            <text:p>0.0233088</text:p>
          </table:table-cell>
          <table:table-cell office:value-type="float" office:value="0.00117795" calcext:value-type="float">
            <text:p>0.00117795</text:p>
          </table:table-cell>
          <table:table-cell office:value-type="float" office:value="0.00597859" calcext:value-type="float">
            <text:p>0.00597859</text:p>
          </table:table-cell>
          <table:table-cell office:value-type="float" office:value="0.00332543" calcext:value-type="float">
            <text:p>0.00332543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998857" calcext:value-type="float">
            <text:p>0.0998857</text:p>
          </table:table-cell>
          <table:table-cell office:value-type="float" office:value="0.0212498" calcext:value-type="float">
            <text:p>0.0212498</text:p>
          </table:table-cell>
          <table:table-cell office:value-type="float" office:value="0.00119769" calcext:value-type="float">
            <text:p>0.00119769</text:p>
          </table:table-cell>
          <table:table-cell office:value-type="float" office:value="0.00985392" calcext:value-type="float">
            <text:p>0.00985392</text:p>
          </table:table-cell>
          <table:table-cell office:value-type="float" office:value="0.00336964" calcext:value-type="float">
            <text:p>0.0033696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643315" calcext:value-type="float">
            <text:p>0.643315</text:p>
          </table:table-cell>
          <table:table-cell office:value-type="float" office:value="0.0211495" calcext:value-type="float">
            <text:p>0.0211495</text:p>
          </table:table-cell>
          <table:table-cell office:value-type="float" office:value="0.0014531" calcext:value-type="float">
            <text:p>0.0014531</text:p>
          </table:table-cell>
          <table:table-cell office:value-type="float" office:value="0.00560594" calcext:value-type="float">
            <text:p>0.00560594</text:p>
          </table:table-cell>
          <table:table-cell office:value-type="float" office:value="0.00374427" calcext:value-type="float">
            <text:p>0.00374427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302945" calcext:value-type="float">
            <text:p>0.302945</text:p>
          </table:table-cell>
          <table:table-cell office:value-type="float" office:value="0.0219793" calcext:value-type="float">
            <text:p>0.0219793</text:p>
          </table:table-cell>
          <table:table-cell office:value-type="float" office:value="0.00123046" calcext:value-type="float">
            <text:p>0.00123046</text:p>
          </table:table-cell>
          <table:table-cell office:value-type="float" office:value="0.00682416" calcext:value-type="float">
            <text:p>0.00682416</text:p>
          </table:table-cell>
          <table:table-cell office:value-type="float" office:value="0.00340991" calcext:value-type="float">
            <text:p>0.00340991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287154" calcext:value-type="float">
            <text:p>0.287154</text:p>
          </table:table-cell>
          <table:table-cell office:value-type="float" office:value="0.0213852" calcext:value-type="float">
            <text:p>0.0213852</text:p>
          </table:table-cell>
          <table:table-cell office:value-type="float" office:value="0.00166153" calcext:value-type="float">
            <text:p>0.00166153</text:p>
          </table:table-cell>
          <table:table-cell office:value-type="float" office:value="0.00724813" calcext:value-type="float">
            <text:p>0.00724813</text:p>
          </table:table-cell>
          <table:table-cell office:value-type="float" office:value="0.00338188" calcext:value-type="float">
            <text:p>0.00338188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332005" calcext:value-type="float">
            <text:p>0.332005</text:p>
          </table:table-cell>
          <table:table-cell office:value-type="float" office:value="0.0218229" calcext:value-type="float">
            <text:p>0.0218229</text:p>
          </table:table-cell>
          <table:table-cell office:value-type="float" office:value="0.00210011" calcext:value-type="float">
            <text:p>0.00210011</text:p>
          </table:table-cell>
          <table:table-cell office:value-type="float" office:value="0.00557475" calcext:value-type="float">
            <text:p>0.00557475</text:p>
          </table:table-cell>
          <table:table-cell office:value-type="float" office:value="0.00345728" calcext:value-type="float">
            <text:p>0.00345728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463731" calcext:value-type="float">
            <text:p>0.463731</text:p>
          </table:table-cell>
          <table:table-cell office:value-type="float" office:value="0.0224924" calcext:value-type="float">
            <text:p>0.0224924</text:p>
          </table:table-cell>
          <table:table-cell office:value-type="float" office:value="0.00121861" calcext:value-type="float">
            <text:p>0.00121861</text:p>
          </table:table-cell>
          <table:table-cell office:value-type="float" office:value="0.00845371" calcext:value-type="float">
            <text:p>0.00845371</text:p>
          </table:table-cell>
          <table:table-cell office:value-type="float" office:value="0.00345412" calcext:value-type="float">
            <text:p>0.00345412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32422" calcext:value-type="float">
            <text:p>0.32422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00121743" calcext:value-type="float">
            <text:p>0.00121743</text:p>
          </table:table-cell>
          <table:table-cell office:value-type="float" office:value="0.00528737" calcext:value-type="float">
            <text:p>0.00528737</text:p>
          </table:table-cell>
          <table:table-cell office:value-type="float" office:value="0.00408613" calcext:value-type="float">
            <text:p>0.00408613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296351" calcext:value-type="float">
            <text:p>0.296351</text:p>
          </table:table-cell>
          <table:table-cell office:value-type="float" office:value="0.0223436" calcext:value-type="float">
            <text:p>0.0223436</text:p>
          </table:table-cell>
          <table:table-cell office:value-type="float" office:value="0.00110848" calcext:value-type="float">
            <text:p>0.00110848</text:p>
          </table:table-cell>
          <table:table-cell office:value-type="float" office:value="0.00613926" calcext:value-type="float">
            <text:p>0.00613926</text:p>
          </table:table-cell>
          <table:table-cell office:value-type="float" office:value="0.00368347" calcext:value-type="float">
            <text:p>0.00368347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393549" calcext:value-type="float">
            <text:p>0.393549</text:p>
          </table:table-cell>
          <table:table-cell office:value-type="float" office:value="0.0230723" calcext:value-type="float">
            <text:p>0.0230723</text:p>
          </table:table-cell>
          <table:table-cell office:value-type="float" office:value="0.00117795" calcext:value-type="float">
            <text:p>0.00117795</text:p>
          </table:table-cell>
          <table:table-cell office:value-type="float" office:value="0.00687311" calcext:value-type="float">
            <text:p>0.00687311</text:p>
          </table:table-cell>
          <table:table-cell office:value-type="float" office:value="0.00362031" calcext:value-type="float">
            <text:p>0.00362031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418234" calcext:value-type="float">
            <text:p>0.418234</text:p>
          </table:table-cell>
          <table:table-cell office:value-type="float" office:value="0.0221719" calcext:value-type="float">
            <text:p>0.0221719</text:p>
          </table:table-cell>
          <table:table-cell office:value-type="float" office:value="0.00114006" calcext:value-type="float">
            <text:p>0.00114006</text:p>
          </table:table-cell>
          <table:table-cell office:value-type="float" office:value="0.0053304" calcext:value-type="float">
            <text:p>0.0053304</text:p>
          </table:table-cell>
          <table:table-cell office:value-type="float" office:value="0.00364558" calcext:value-type="float">
            <text:p>0.00364558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391645" calcext:value-type="float">
            <text:p>0.391645</text:p>
          </table:table-cell>
          <table:table-cell office:value-type="float" office:value="0.0228015" calcext:value-type="float">
            <text:p>0.0228015</text:p>
          </table:table-cell>
          <table:table-cell office:value-type="float" office:value="0.00116374" calcext:value-type="float">
            <text:p>0.00116374</text:p>
          </table:table-cell>
          <table:table-cell office:value-type="float" office:value="0.00659481" calcext:value-type="float">
            <text:p>0.00659481</text:p>
          </table:table-cell>
          <table:table-cell office:value-type="float" office:value="0.0039373" calcext:value-type="float">
            <text:p>0.0039373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339463" calcext:value-type="float">
            <text:p>0.339463</text:p>
          </table:table-cell>
          <table:table-cell office:value-type="float" office:value="0.0233664" calcext:value-type="float">
            <text:p>0.0233664</text:p>
          </table:table-cell>
          <table:table-cell office:value-type="float" office:value="0.00111006" calcext:value-type="float">
            <text:p>0.00111006</text:p>
          </table:table-cell>
          <table:table-cell office:value-type="float" office:value="0.00544725" calcext:value-type="float">
            <text:p>0.00544725</text:p>
          </table:table-cell>
          <table:table-cell office:value-type="float" office:value="0.00358202" calcext:value-type="float">
            <text:p>0.00358202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286266" calcext:value-type="float">
            <text:p>0.286266</text:p>
          </table:table-cell>
          <table:table-cell office:value-type="float" office:value="0.0223495" calcext:value-type="float">
            <text:p>0.0223495</text:p>
          </table:table-cell>
          <table:table-cell office:value-type="float" office:value="0.00151587" calcext:value-type="float">
            <text:p>0.00151587</text:p>
          </table:table-cell>
          <table:table-cell office:value-type="float" office:value="0.00547646" calcext:value-type="float">
            <text:p>0.00547646</text:p>
          </table:table-cell>
          <table:table-cell office:value-type="float" office:value="0.00364005" calcext:value-type="float">
            <text:p>0.00364005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297331" calcext:value-type="float">
            <text:p>0.297331</text:p>
          </table:table-cell>
          <table:table-cell office:value-type="float" office:value="0.0236416" calcext:value-type="float">
            <text:p>0.0236416</text:p>
          </table:table-cell>
          <table:table-cell office:value-type="float" office:value="0.00171245" calcext:value-type="float">
            <text:p>0.00171245</text:p>
          </table:table-cell>
          <table:table-cell office:value-type="float" office:value="0.00716128" calcext:value-type="float">
            <text:p>0.00716128</text:p>
          </table:table-cell>
          <table:table-cell office:value-type="float" office:value="0.00361479" calcext:value-type="float">
            <text:p>0.00361479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313695" calcext:value-type="float">
            <text:p>0.313695</text:p>
          </table:table-cell>
          <table:table-cell office:value-type="float" office:value="0.0235046" calcext:value-type="float">
            <text:p>0.0235046</text:p>
          </table:table-cell>
          <table:table-cell office:value-type="float" office:value="0.00152652" calcext:value-type="float">
            <text:p>0.00152652</text:p>
          </table:table-cell>
          <table:table-cell office:value-type="float" office:value="0.00555265" calcext:value-type="float">
            <text:p>0.00555265</text:p>
          </table:table-cell>
          <table:table-cell office:value-type="float" office:value="0.00392467" calcext:value-type="float">
            <text:p>0.00392467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292256" calcext:value-type="float">
            <text:p>0.292256</text:p>
          </table:table-cell>
          <table:table-cell office:value-type="float" office:value="0.0244725" calcext:value-type="float">
            <text:p>0.0244725</text:p>
          </table:table-cell>
          <table:table-cell office:value-type="float" office:value="0.00127704" calcext:value-type="float">
            <text:p>0.00127704</text:p>
          </table:table-cell>
          <table:table-cell office:value-type="float" office:value="0.00631216" calcext:value-type="float">
            <text:p>0.00631216</text:p>
          </table:table-cell>
          <table:table-cell office:value-type="float" office:value="0.00439048" calcext:value-type="float">
            <text:p>0.00439048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287782" calcext:value-type="float">
            <text:p>0.287782</text:p>
          </table:table-cell>
          <table:table-cell office:value-type="float" office:value="0.023567" calcext:value-type="float">
            <text:p>0.023567</text:p>
          </table:table-cell>
          <table:table-cell office:value-type="float" office:value="0.00123677" calcext:value-type="float">
            <text:p>0.00123677</text:p>
          </table:table-cell>
          <table:table-cell office:value-type="float" office:value="0.00627347" calcext:value-type="float">
            <text:p>0.00627347</text:p>
          </table:table-cell>
          <table:table-cell office:value-type="float" office:value="0.0036665" calcext:value-type="float">
            <text:p>0.0036665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285643" calcext:value-type="float">
            <text:p>0.285643</text:p>
          </table:table-cell>
          <table:table-cell office:value-type="float" office:value="0.0244591" calcext:value-type="float">
            <text:p>0.0244591</text:p>
          </table:table-cell>
          <table:table-cell office:value-type="float" office:value="0.00113927" calcext:value-type="float">
            <text:p>0.00113927</text:p>
          </table:table-cell>
          <table:table-cell office:value-type="float" office:value="0.00585108" calcext:value-type="float">
            <text:p>0.00585108</text:p>
          </table:table-cell>
          <table:table-cell office:value-type="float" office:value="0.00367518" calcext:value-type="float">
            <text:p>0.00367518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28602" calcext:value-type="float">
            <text:p>0.28602</text:p>
          </table:table-cell>
          <table:table-cell office:value-type="float" office:value="0.0252814" calcext:value-type="float">
            <text:p>0.0252814</text:p>
          </table:table-cell>
          <table:table-cell office:value-type="float" office:value="0.00125256" calcext:value-type="float">
            <text:p>0.00125256</text:p>
          </table:table-cell>
          <table:table-cell office:value-type="float" office:value="0.00667534" calcext:value-type="float">
            <text:p>0.00667534</text:p>
          </table:table-cell>
          <table:table-cell office:value-type="float" office:value="0.00375572" calcext:value-type="float">
            <text:p>0.00375572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287462" calcext:value-type="float">
            <text:p>0.287462</text:p>
          </table:table-cell>
          <table:table-cell office:value-type="float" office:value="0.0254065" calcext:value-type="float">
            <text:p>0.0254065</text:p>
          </table:table-cell>
          <table:table-cell office:value-type="float" office:value="0.00114795" calcext:value-type="float">
            <text:p>0.00114795</text:p>
          </table:table-cell>
          <table:table-cell office:value-type="float" office:value="0.00657309" calcext:value-type="float">
            <text:p>0.00657309</text:p>
          </table:table-cell>
          <table:table-cell office:value-type="float" office:value="0.00582345" calcext:value-type="float">
            <text:p>0.00582345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298363" calcext:value-type="float">
            <text:p>0.298363</text:p>
          </table:table-cell>
          <table:table-cell office:value-type="float" office:value="0.024426" calcext:value-type="float">
            <text:p>0.024426</text:p>
          </table:table-cell>
          <table:table-cell office:value-type="float" office:value="0.00119374" calcext:value-type="float">
            <text:p>0.00119374</text:p>
          </table:table-cell>
          <table:table-cell office:value-type="float" office:value="0.00581556" calcext:value-type="float">
            <text:p>0.00581556</text:p>
          </table:table-cell>
          <table:table-cell office:value-type="float" office:value="0.00393967" calcext:value-type="float">
            <text:p>0.0039396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295608" calcext:value-type="float">
            <text:p>0.295608</text:p>
          </table:table-cell>
          <table:table-cell office:value-type="float" office:value="0.0248345" calcext:value-type="float">
            <text:p>0.0248345</text:p>
          </table:table-cell>
          <table:table-cell office:value-type="float" office:value="0.00113729" calcext:value-type="float">
            <text:p>0.00113729</text:p>
          </table:table-cell>
          <table:table-cell office:value-type="float" office:value="0.00704443" calcext:value-type="float">
            <text:p>0.00704443</text:p>
          </table:table-cell>
          <table:table-cell office:value-type="float" office:value="0.00379282" calcext:value-type="float">
            <text:p>0.00379282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306394" calcext:value-type="float">
            <text:p>0.306394</text:p>
          </table:table-cell>
          <table:table-cell office:value-type="float" office:value="0.0256383" calcext:value-type="float">
            <text:p>0.0256383</text:p>
          </table:table-cell>
          <table:table-cell office:value-type="float" office:value="0.00111598" calcext:value-type="float">
            <text:p>0.00111598</text:p>
          </table:table-cell>
          <table:table-cell office:value-type="float" office:value="0.00613057" calcext:value-type="float">
            <text:p>0.00613057</text:p>
          </table:table-cell>
          <table:table-cell office:value-type="float" office:value="0.00503275" calcext:value-type="float">
            <text:p>0.00503275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297959" calcext:value-type="float">
            <text:p>0.297959</text:p>
          </table:table-cell>
          <table:table-cell office:value-type="float" office:value="0.0260062" calcext:value-type="float">
            <text:p>0.0260062</text:p>
          </table:table-cell>
          <table:table-cell office:value-type="float" office:value="0.00115545" calcext:value-type="float">
            <text:p>0.00115545</text:p>
          </table:table-cell>
          <table:table-cell office:value-type="float" office:value="0.00611794" calcext:value-type="float">
            <text:p>0.00611794</text:p>
          </table:table-cell>
          <table:table-cell office:value-type="float" office:value="0.00543422" calcext:value-type="float">
            <text:p>0.00543422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298592" calcext:value-type="float">
            <text:p>0.298592</text:p>
          </table:table-cell>
          <table:table-cell office:value-type="float" office:value="0.0247726" calcext:value-type="float">
            <text:p>0.0247726</text:p>
          </table:table-cell>
          <table:table-cell office:value-type="float" office:value="0.00110532" calcext:value-type="float">
            <text:p>0.00110532</text:p>
          </table:table-cell>
          <table:table-cell office:value-type="float" office:value="0.00746603" calcext:value-type="float">
            <text:p>0.00746603</text:p>
          </table:table-cell>
          <table:table-cell office:value-type="float" office:value="0.00408771" calcext:value-type="float">
            <text:p>0.00408771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0257133" calcext:value-type="float">
            <text:p>0.0257133</text:p>
          </table:table-cell>
          <table:table-cell office:value-type="float" office:value="0.00118032" calcext:value-type="float">
            <text:p>0.00118032</text:p>
          </table:table-cell>
          <table:table-cell office:value-type="float" office:value="0.00616649" calcext:value-type="float">
            <text:p>0.00616649</text:p>
          </table:table-cell>
          <table:table-cell office:value-type="float" office:value="0.00385361" calcext:value-type="float">
            <text:p>0.00385361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300409" calcext:value-type="float">
            <text:p>0.300409</text:p>
          </table:table-cell>
          <table:table-cell office:value-type="float" office:value="0.0271372" calcext:value-type="float">
            <text:p>0.0271372</text:p>
          </table:table-cell>
          <table:table-cell office:value-type="float" office:value="0.0012194" calcext:value-type="float">
            <text:p>0.0012194</text:p>
          </table:table-cell>
          <table:table-cell office:value-type="float" office:value="0.00736616" calcext:value-type="float">
            <text:p>0.00736616</text:p>
          </table:table-cell>
          <table:table-cell office:value-type="float" office:value="0.0045397" calcext:value-type="float">
            <text:p>0.0045397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304327" calcext:value-type="float">
            <text:p>0.304327</text:p>
          </table:table-cell>
          <table:table-cell office:value-type="float" office:value="0.0264523" calcext:value-type="float">
            <text:p>0.0264523</text:p>
          </table:table-cell>
          <table:table-cell office:value-type="float" office:value="0.00152337" calcext:value-type="float">
            <text:p>0.00152337</text:p>
          </table:table-cell>
          <table:table-cell office:value-type="float" office:value="0.00641124" calcext:value-type="float">
            <text:p>0.00641124</text:p>
          </table:table-cell>
          <table:table-cell office:value-type="float" office:value="0.004261" calcext:value-type="float">
            <text:p>0.004261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301435" calcext:value-type="float">
            <text:p>0.301435</text:p>
          </table:table-cell>
          <table:table-cell office:value-type="float" office:value="0.0272943" calcext:value-type="float">
            <text:p>0.0272943</text:p>
          </table:table-cell>
          <table:table-cell office:value-type="float" office:value="0.00126322" calcext:value-type="float">
            <text:p>0.00126322</text:p>
          </table:table-cell>
          <table:table-cell office:value-type="float" office:value="0.00680955" calcext:value-type="float">
            <text:p>0.00680955</text:p>
          </table:table-cell>
          <table:table-cell office:value-type="float" office:value="0.00392349" calcext:value-type="float">
            <text:p>0.00392349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306303" calcext:value-type="float">
            <text:p>0.306303</text:p>
          </table:table-cell>
          <table:table-cell office:value-type="float" office:value="0.0260457" calcext:value-type="float">
            <text:p>0.0260457</text:p>
          </table:table-cell>
          <table:table-cell office:value-type="float" office:value="0.0016864" calcext:value-type="float">
            <text:p>0.0016864</text:p>
          </table:table-cell>
          <table:table-cell office:value-type="float" office:value="0.00753275" calcext:value-type="float">
            <text:p>0.00753275</text:p>
          </table:table-cell>
          <table:table-cell office:value-type="float" office:value="0.00396849" calcext:value-type="float">
            <text:p>0.00396849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325483" calcext:value-type="float">
            <text:p>0.325483</text:p>
          </table:table-cell>
          <table:table-cell office:value-type="float" office:value="0.0266844" calcext:value-type="float">
            <text:p>0.0266844</text:p>
          </table:table-cell>
          <table:table-cell office:value-type="float" office:value="0.0018672" calcext:value-type="float">
            <text:p>0.0018672</text:p>
          </table:table-cell>
          <table:table-cell office:value-type="float" office:value="0.00625058" calcext:value-type="float">
            <text:p>0.00625058</text:p>
          </table:table-cell>
          <table:table-cell office:value-type="float" office:value="0.00441259" calcext:value-type="float">
            <text:p>0.00441259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377942" calcext:value-type="float">
            <text:p>0.377942</text:p>
          </table:table-cell>
          <table:table-cell office:value-type="float" office:value="0.0266698" calcext:value-type="float">
            <text:p>0.0266698</text:p>
          </table:table-cell>
          <table:table-cell office:value-type="float" office:value="0.00126322" calcext:value-type="float">
            <text:p>0.00126322</text:p>
          </table:table-cell>
          <table:table-cell office:value-type="float" office:value="0.00957838" calcext:value-type="float">
            <text:p>0.00957838</text:p>
          </table:table-cell>
          <table:table-cell office:value-type="float" office:value="0.00494749" calcext:value-type="float">
            <text:p>0.00494749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440432" calcext:value-type="float">
            <text:p>0.440432</text:p>
          </table:table-cell>
          <table:table-cell office:value-type="float" office:value="0.0272189" calcext:value-type="float">
            <text:p>0.0272189</text:p>
          </table:table-cell>
          <table:table-cell office:value-type="float" office:value="0.00120756" calcext:value-type="float">
            <text:p>0.00120756</text:p>
          </table:table-cell>
          <table:table-cell office:value-type="float" office:value="0.00646888" calcext:value-type="float">
            <text:p>0.00646888</text:p>
          </table:table-cell>
          <table:table-cell office:value-type="float" office:value="0.00401981" calcext:value-type="float">
            <text:p>0.00401981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37075" calcext:value-type="float">
            <text:p>0.37075</text:p>
          </table:table-cell>
          <table:table-cell office:value-type="float" office:value="0.0280984" calcext:value-type="float">
            <text:p>0.0280984</text:p>
          </table:table-cell>
          <table:table-cell office:value-type="float" office:value="0.00123046" calcext:value-type="float">
            <text:p>0.00123046</text:p>
          </table:table-cell>
          <table:table-cell office:value-type="float" office:value="0.008854" calcext:value-type="float">
            <text:p>0.008854</text:p>
          </table:table-cell>
          <table:table-cell office:value-type="float" office:value="0.00401625" calcext:value-type="float">
            <text:p>0.00401625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358126" calcext:value-type="float">
            <text:p>0.358126</text:p>
          </table:table-cell>
          <table:table-cell office:value-type="float" office:value="0.0277459" calcext:value-type="float">
            <text:p>0.0277459</text:p>
          </table:table-cell>
          <table:table-cell office:value-type="float" office:value="0.0011823" calcext:value-type="float">
            <text:p>0.0011823</text:p>
          </table:table-cell>
          <table:table-cell office:value-type="float" office:value="0.0068435" calcext:value-type="float">
            <text:p>0.0068435</text:p>
          </table:table-cell>
          <table:table-cell office:value-type="float" office:value="0.00469603" calcext:value-type="float">
            <text:p>0.00469603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365039" calcext:value-type="float">
            <text:p>0.365039</text:p>
          </table:table-cell>
          <table:table-cell office:value-type="float" office:value="0.0287714" calcext:value-type="float">
            <text:p>0.0287714</text:p>
          </table:table-cell>
          <table:table-cell office:value-type="float" office:value="0.00119295" calcext:value-type="float">
            <text:p>0.00119295</text:p>
          </table:table-cell>
          <table:table-cell office:value-type="float" office:value="0.00806251" calcext:value-type="float">
            <text:p>0.00806251</text:p>
          </table:table-cell>
          <table:table-cell office:value-type="float" office:value="0.0040727" calcext:value-type="float">
            <text:p>0.0040727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406315" calcext:value-type="float">
            <text:p>0.406315</text:p>
          </table:table-cell>
          <table:table-cell office:value-type="float" office:value="0.0269765" calcext:value-type="float">
            <text:p>0.0269765</text:p>
          </table:table-cell>
          <table:table-cell office:value-type="float" office:value="0.00111203" calcext:value-type="float">
            <text:p>0.00111203</text:p>
          </table:table-cell>
          <table:table-cell office:value-type="float" office:value="0.00635874" calcext:value-type="float">
            <text:p>0.00635874</text:p>
          </table:table-cell>
          <table:table-cell office:value-type="float" office:value="0.00412047" calcext:value-type="float">
            <text:p>0.00412047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482298" calcext:value-type="float">
            <text:p>0.482298</text:p>
          </table:table-cell>
          <table:table-cell office:value-type="float" office:value="0.0278343" calcext:value-type="float">
            <text:p>0.0278343</text:p>
          </table:table-cell>
          <table:table-cell office:value-type="float" office:value="0.00115269" calcext:value-type="float">
            <text:p>0.00115269</text:p>
          </table:table-cell>
          <table:table-cell office:value-type="float" office:value="0.00733774" calcext:value-type="float">
            <text:p>0.00733774</text:p>
          </table:table-cell>
          <table:table-cell office:value-type="float" office:value="0.00413073" calcext:value-type="float">
            <text:p>0.00413073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400842" calcext:value-type="float">
            <text:p>0.400842</text:p>
          </table:table-cell>
          <table:table-cell office:value-type="float" office:value="0.0272808" calcext:value-type="float">
            <text:p>0.0272808</text:p>
          </table:table-cell>
          <table:table-cell office:value-type="float" office:value="0.002033" calcext:value-type="float">
            <text:p>0.002033</text:p>
          </table:table-cell>
          <table:table-cell office:value-type="float" office:value="0.0074913" calcext:value-type="float">
            <text:p>0.0074913</text:p>
          </table:table-cell>
          <table:table-cell office:value-type="float" office:value="0.00416784" calcext:value-type="float">
            <text:p>0.00416784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310081" calcext:value-type="float">
            <text:p>0.310081</text:p>
          </table:table-cell>
          <table:table-cell office:value-type="float" office:value="0.0279496" calcext:value-type="float">
            <text:p>0.0279496</text:p>
          </table:table-cell>
          <table:table-cell office:value-type="float" office:value="0.00138283" calcext:value-type="float">
            <text:p>0.00138283</text:p>
          </table:table-cell>
          <table:table-cell office:value-type="float" office:value="0.0071597" calcext:value-type="float">
            <text:p>0.0071597</text:p>
          </table:table-cell>
          <table:table-cell office:value-type="float" office:value="0.00503078" calcext:value-type="float">
            <text:p>0.00503078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296731" calcext:value-type="float">
            <text:p>0.296731</text:p>
          </table:table-cell>
          <table:table-cell office:value-type="float" office:value="0.027657" calcext:value-type="float">
            <text:p>0.027657</text:p>
          </table:table-cell>
          <table:table-cell office:value-type="float" office:value="0.00151942" calcext:value-type="float">
            <text:p>0.00151942</text:p>
          </table:table-cell>
          <table:table-cell office:value-type="float" office:value="0.00699548" calcext:value-type="float">
            <text:p>0.00699548</text:p>
          </table:table-cell>
          <table:table-cell office:value-type="float" office:value="0.00418639" calcext:value-type="float">
            <text:p>0.0041863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0.0298661" calcext:value-type="float">
            <text:p>0.0298661</text:p>
          </table:table-cell>
          <table:table-cell office:value-type="float" office:value="0.00137967" calcext:value-type="float">
            <text:p>0.00137967</text:p>
          </table:table-cell>
          <table:table-cell office:value-type="float" office:value="0.0065127" calcext:value-type="float">
            <text:p>0.0065127</text:p>
          </table:table-cell>
          <table:table-cell office:value-type="float" office:value="0.00421719" calcext:value-type="float">
            <text:p>0.00421719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375809" calcext:value-type="float">
            <text:p>0.375809</text:p>
          </table:table-cell>
          <table:table-cell office:value-type="float" office:value="0.0295748" calcext:value-type="float">
            <text:p>0.0295748</text:p>
          </table:table-cell>
          <table:table-cell office:value-type="float" office:value="0.00120638" calcext:value-type="float">
            <text:p>0.00120638</text:p>
          </table:table-cell>
          <table:table-cell office:value-type="float" office:value="0.00817778" calcext:value-type="float">
            <text:p>0.00817778</text:p>
          </table:table-cell>
          <table:table-cell office:value-type="float" office:value="0.00474024" calcext:value-type="float">
            <text:p>0.00474024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318509" calcext:value-type="float">
            <text:p>0.318509</text:p>
          </table:table-cell>
          <table:table-cell office:value-type="float" office:value="0.0281781" calcext:value-type="float">
            <text:p>0.0281781</text:p>
          </table:table-cell>
          <table:table-cell office:value-type="float" office:value="0.00115269" calcext:value-type="float">
            <text:p>0.00115269</text:p>
          </table:table-cell>
          <table:table-cell office:value-type="float" office:value="0.00669349" calcext:value-type="float">
            <text:p>0.00669349</text:p>
          </table:table-cell>
          <table:table-cell office:value-type="float" office:value="0.00423021" calcext:value-type="float">
            <text:p>0.00423021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458428" calcext:value-type="float">
            <text:p>0.458428</text:p>
          </table:table-cell>
          <table:table-cell office:value-type="float" office:value="0.0297019" calcext:value-type="float">
            <text:p>0.0297019</text:p>
          </table:table-cell>
          <table:table-cell office:value-type="float" office:value="0.00118861" calcext:value-type="float">
            <text:p>0.00118861</text:p>
          </table:table-cell>
          <table:table-cell office:value-type="float" office:value="0.00748814" calcext:value-type="float">
            <text:p>0.00748814</text:p>
          </table:table-cell>
          <table:table-cell office:value-type="float" office:value="0.00425903" calcext:value-type="float">
            <text:p>0.00425903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388406" calcext:value-type="float">
            <text:p>0.388406</text:p>
          </table:table-cell>
          <table:table-cell office:value-type="float" office:value="0.0290047" calcext:value-type="float">
            <text:p>0.0290047</text:p>
          </table:table-cell>
          <table:table-cell office:value-type="float" office:value="0.0011215" calcext:value-type="float">
            <text:p>0.0011215</text:p>
          </table:table-cell>
          <table:table-cell office:value-type="float" office:value="0.00677363" calcext:value-type="float">
            <text:p>0.00677363</text:p>
          </table:table-cell>
          <table:table-cell office:value-type="float" office:value="0.00440193" calcext:value-type="float">
            <text:p>0.00440193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429755" calcext:value-type="float">
            <text:p>0.429755</text:p>
          </table:table-cell>
          <table:table-cell office:value-type="float" office:value="0.0287624" calcext:value-type="float">
            <text:p>0.0287624</text:p>
          </table:table-cell>
          <table:table-cell office:value-type="float" office:value="0.00116058" calcext:value-type="float">
            <text:p>0.00116058</text:p>
          </table:table-cell>
          <table:table-cell office:value-type="float" office:value="0.00664257" calcext:value-type="float">
            <text:p>0.00664257</text:p>
          </table:table-cell>
          <table:table-cell office:value-type="float" office:value="0.00531303" calcext:value-type="float">
            <text:p>0.00531303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371248" calcext:value-type="float">
            <text:p>0.371248</text:p>
          </table:table-cell>
          <table:table-cell office:value-type="float" office:value="0.0293948" calcext:value-type="float">
            <text:p>0.0293948</text:p>
          </table:table-cell>
          <table:table-cell office:value-type="float" office:value="0.00108558" calcext:value-type="float">
            <text:p>0.00108558</text:p>
          </table:table-cell>
          <table:table-cell office:value-type="float" office:value="0.00861004" calcext:value-type="float">
            <text:p>0.00861004</text:p>
          </table:table-cell>
          <table:table-cell office:value-type="float" office:value="0.00447536" calcext:value-type="float">
            <text:p>0.00447536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410054" calcext:value-type="float">
            <text:p>0.410054</text:p>
          </table:table-cell>
          <table:table-cell office:value-type="float" office:value="0.029857" calcext:value-type="float">
            <text:p>0.029857</text:p>
          </table:table-cell>
          <table:table-cell office:value-type="float" office:value="0.00128809" calcext:value-type="float">
            <text:p>0.00128809</text:p>
          </table:table-cell>
          <table:table-cell office:value-type="float" office:value="0.00876478" calcext:value-type="float">
            <text:p>0.00876478</text:p>
          </table:table-cell>
          <table:table-cell office:value-type="float" office:value="0.00433364" calcext:value-type="float">
            <text:p>0.00433364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514758" calcext:value-type="float">
            <text:p>0.514758</text:p>
          </table:table-cell>
          <table:table-cell office:value-type="float" office:value="0.030144" calcext:value-type="float">
            <text:p>0.030144</text:p>
          </table:table-cell>
          <table:table-cell office:value-type="float" office:value="0.00130112" calcext:value-type="float">
            <text:p>0.00130112</text:p>
          </table:table-cell>
          <table:table-cell office:value-type="float" office:value="0.00750432" calcext:value-type="float">
            <text:p>0.00750432</text:p>
          </table:table-cell>
          <table:table-cell office:value-type="float" office:value="0.00483577" calcext:value-type="float">
            <text:p>0.00483577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549462" calcext:value-type="float">
            <text:p>0.549462</text:p>
          </table:table-cell>
          <table:table-cell office:value-type="float" office:value="0.0298247" calcext:value-type="float">
            <text:p>0.0298247</text:p>
          </table:table-cell>
          <table:table-cell office:value-type="float" office:value="0.00151508" calcext:value-type="float">
            <text:p>0.00151508</text:p>
          </table:table-cell>
          <table:table-cell office:value-type="float" office:value="0.006776" calcext:value-type="float">
            <text:p>0.006776</text:p>
          </table:table-cell>
          <table:table-cell office:value-type="float" office:value="0.00442601" calcext:value-type="float">
            <text:p>0.0044260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422179" calcext:value-type="float">
            <text:p>0.422179</text:p>
          </table:table-cell>
          <table:table-cell office:value-type="float" office:value="0.030354" calcext:value-type="float">
            <text:p>0.030354</text:p>
          </table:table-cell>
          <table:table-cell office:value-type="float" office:value="0.00125967" calcext:value-type="float">
            <text:p>0.00125967</text:p>
          </table:table-cell>
          <table:table-cell office:value-type="float" office:value="0.00847937" calcext:value-type="float">
            <text:p>0.00847937</text:p>
          </table:table-cell>
          <table:table-cell office:value-type="float" office:value="0.00442127" calcext:value-type="float">
            <text:p>0.00442127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435627" calcext:value-type="float">
            <text:p>0.435627</text:p>
          </table:table-cell>
          <table:table-cell office:value-type="float" office:value="0.0300319" calcext:value-type="float">
            <text:p>0.0300319</text:p>
          </table:table-cell>
          <table:table-cell office:value-type="float" office:value="0.00135204" calcext:value-type="float">
            <text:p>0.00135204</text:p>
          </table:table-cell>
          <table:table-cell office:value-type="float" office:value="0.00683561" calcext:value-type="float">
            <text:p>0.00683561</text:p>
          </table:table-cell>
          <table:table-cell office:value-type="float" office:value="0.00441654" calcext:value-type="float">
            <text:p>0.00441654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417482" calcext:value-type="float">
            <text:p>0.417482</text:p>
          </table:table-cell>
          <table:table-cell office:value-type="float" office:value="0.0303919" calcext:value-type="float">
            <text:p>0.0303919</text:p>
          </table:table-cell>
          <table:table-cell office:value-type="float" office:value="0.00154389" calcext:value-type="float">
            <text:p>0.00154389</text:p>
          </table:table-cell>
          <table:table-cell office:value-type="float" office:value="0.00795672" calcext:value-type="float">
            <text:p>0.00795672</text:p>
          </table:table-cell>
          <table:table-cell office:value-type="float" office:value="0.00532053" calcext:value-type="float">
            <text:p>0.00532053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420787" calcext:value-type="float">
            <text:p>0.420787</text:p>
          </table:table-cell>
          <table:table-cell office:value-type="float" office:value="0.0313255" calcext:value-type="float">
            <text:p>0.0313255</text:p>
          </table:table-cell>
          <table:table-cell office:value-type="float" office:value="0.00136862" calcext:value-type="float">
            <text:p>0.00136862</text:p>
          </table:table-cell>
          <table:table-cell office:value-type="float" office:value="0.00696785" calcext:value-type="float">
            <text:p>0.00696785</text:p>
          </table:table-cell>
          <table:table-cell office:value-type="float" office:value="0.00476629" calcext:value-type="float">
            <text:p>0.00476629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493713" calcext:value-type="float">
            <text:p>0.493713</text:p>
          </table:table-cell>
          <table:table-cell office:value-type="float" office:value="0.0315363" calcext:value-type="float">
            <text:p>0.0315363</text:p>
          </table:table-cell>
          <table:table-cell office:value-type="float" office:value="0.00237762" calcext:value-type="float">
            <text:p>0.00237762</text:p>
          </table:table-cell>
          <table:table-cell office:value-type="float" office:value="0.00830529" calcext:value-type="float">
            <text:p>0.00830529</text:p>
          </table:table-cell>
          <table:table-cell office:value-type="float" office:value="0.00452549" calcext:value-type="float">
            <text:p>0.00452549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48057" calcext:value-type="float">
            <text:p>0.48057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0167653" calcext:value-type="float">
            <text:p>0.00167653</text:p>
          </table:table-cell>
          <table:table-cell office:value-type="float" office:value="0.00753354" calcext:value-type="float">
            <text:p>0.00753354</text:p>
          </table:table-cell>
          <table:table-cell office:value-type="float" office:value="0.00527869" calcext:value-type="float">
            <text:p>0.00527869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369671" calcext:value-type="float">
            <text:p>0.369671</text:p>
          </table:table-cell>
          <table:table-cell office:value-type="float" office:value="0.0320748" calcext:value-type="float">
            <text:p>0.0320748</text:p>
          </table:table-cell>
          <table:table-cell office:value-type="float" office:value="0.00127941" calcext:value-type="float">
            <text:p>0.00127941</text:p>
          </table:table-cell>
          <table:table-cell office:value-type="float" office:value="0.00758683" calcext:value-type="float">
            <text:p>0.00758683</text:p>
          </table:table-cell>
          <table:table-cell office:value-type="float" office:value="0.00482787" calcext:value-type="float">
            <text:p>0.00482787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409535" calcext:value-type="float">
            <text:p>0.409535</text:p>
          </table:table-cell>
          <table:table-cell office:value-type="float" office:value="0.0320862" calcext:value-type="float">
            <text:p>0.0320862</text:p>
          </table:table-cell>
          <table:table-cell office:value-type="float" office:value="0.00130112" calcext:value-type="float">
            <text:p>0.00130112</text:p>
          </table:table-cell>
          <table:table-cell office:value-type="float" office:value="0.00757538" calcext:value-type="float">
            <text:p>0.00757538</text:p>
          </table:table-cell>
          <table:table-cell office:value-type="float" office:value="0.00513618" calcext:value-type="float">
            <text:p>0.00513618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375651" calcext:value-type="float">
            <text:p>0.375651</text:p>
          </table:table-cell>
          <table:table-cell office:value-type="float" office:value="0.0314913" calcext:value-type="float">
            <text:p>0.0314913</text:p>
          </table:table-cell>
          <table:table-cell office:value-type="float" office:value="0.00118466" calcext:value-type="float">
            <text:p>0.00118466</text:p>
          </table:table-cell>
          <table:table-cell office:value-type="float" office:value="0.00794606" calcext:value-type="float">
            <text:p>0.00794606</text:p>
          </table:table-cell>
          <table:table-cell office:value-type="float" office:value="0.00462221" calcext:value-type="float">
            <text:p>0.00462221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379718" calcext:value-type="float">
            <text:p>0.379718</text:p>
          </table:table-cell>
          <table:table-cell office:value-type="float" office:value="0.0319848" calcext:value-type="float">
            <text:p>0.0319848</text:p>
          </table:table-cell>
          <table:table-cell office:value-type="float" office:value="0.00168798" calcext:value-type="float">
            <text:p>0.00168798</text:p>
          </table:table-cell>
          <table:table-cell office:value-type="float" office:value="0.00904348" calcext:value-type="float">
            <text:p>0.00904348</text:p>
          </table:table-cell>
          <table:table-cell office:value-type="float" office:value="0.00509434" calcext:value-type="float">
            <text:p>0.00509434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376422" calcext:value-type="float">
            <text:p>0.376422</text:p>
          </table:table-cell>
          <table:table-cell office:value-type="float" office:value="0.0327916" calcext:value-type="float">
            <text:p>0.0327916</text:p>
          </table:table-cell>
          <table:table-cell office:value-type="float" office:value="0.00156679" calcext:value-type="float">
            <text:p>0.00156679</text:p>
          </table:table-cell>
          <table:table-cell office:value-type="float" office:value="0.0106375" calcext:value-type="float">
            <text:p>0.0106375</text:p>
          </table:table-cell>
          <table:table-cell office:value-type="float" office:value="0.00542159" calcext:value-type="float">
            <text:p>0.00542159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391227" calcext:value-type="float">
            <text:p>0.391227</text:p>
          </table:table-cell>
          <table:table-cell office:value-type="float" office:value="0.0337856" calcext:value-type="float">
            <text:p>0.0337856</text:p>
          </table:table-cell>
          <table:table-cell office:value-type="float" office:value="0.00248657" calcext:value-type="float">
            <text:p>0.00248657</text:p>
          </table:table-cell>
          <table:table-cell office:value-type="float" office:value="0.00776171" calcext:value-type="float">
            <text:p>0.00776171</text:p>
          </table:table-cell>
          <table:table-cell office:value-type="float" office:value="0.00464589" calcext:value-type="float">
            <text:p>0.00464589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385906" calcext:value-type="float">
            <text:p>0.385906</text:p>
          </table:table-cell>
          <table:table-cell office:value-type="float" office:value="0.0334114" calcext:value-type="float">
            <text:p>0.0334114</text:p>
          </table:table-cell>
          <table:table-cell office:value-type="float" office:value="0.00166232" calcext:value-type="float">
            <text:p>0.00166232</text:p>
          </table:table-cell>
          <table:table-cell office:value-type="float" office:value="0.00804672" calcext:value-type="float">
            <text:p>0.00804672</text:p>
          </table:table-cell>
          <table:table-cell office:value-type="float" office:value="0.00614478" calcext:value-type="float">
            <text:p>0.00614478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379942" calcext:value-type="float">
            <text:p>0.379942</text:p>
          </table:table-cell>
          <table:table-cell office:value-type="float" office:value="0.0337706" calcext:value-type="float">
            <text:p>0.0337706</text:p>
          </table:table-cell>
          <table:table-cell office:value-type="float" office:value="0.00132717" calcext:value-type="float">
            <text:p>0.00132717</text:p>
          </table:table-cell>
          <table:table-cell office:value-type="float" office:value="0.00918717" calcext:value-type="float">
            <text:p>0.00918717</text:p>
          </table:table-cell>
          <table:table-cell office:value-type="float" office:value="0.00596083" calcext:value-type="float">
            <text:p>0.00596083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393002" calcext:value-type="float">
            <text:p>0.393002</text:p>
          </table:table-cell>
          <table:table-cell office:value-type="float" office:value="0.0344346" calcext:value-type="float">
            <text:p>0.0344346</text:p>
          </table:table-cell>
          <table:table-cell office:value-type="float" office:value="0.00134809" calcext:value-type="float">
            <text:p>0.00134809</text:p>
          </table:table-cell>
          <table:table-cell office:value-type="float" office:value="0.00856583" calcext:value-type="float">
            <text:p>0.00856583</text:p>
          </table:table-cell>
          <table:table-cell office:value-type="float" office:value="0.0051721" calcext:value-type="float">
            <text:p>0.0051721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389911" calcext:value-type="float">
            <text:p>0.389911</text:p>
          </table:table-cell>
          <table:table-cell office:value-type="float" office:value="0.0346174" calcext:value-type="float">
            <text:p>0.0346174</text:p>
          </table:table-cell>
          <table:table-cell office:value-type="float" office:value="0.00134809" calcext:value-type="float">
            <text:p>0.00134809</text:p>
          </table:table-cell>
          <table:table-cell office:value-type="float" office:value="0.00778658" calcext:value-type="float">
            <text:p>0.00778658</text:p>
          </table:table-cell>
          <table:table-cell office:value-type="float" office:value="0.00806567" calcext:value-type="float">
            <text:p>0.00806567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410108" calcext:value-type="float">
            <text:p>0.410108</text:p>
          </table:table-cell>
          <table:table-cell office:value-type="float" office:value="0.0332117" calcext:value-type="float">
            <text:p>0.0332117</text:p>
          </table:table-cell>
          <table:table-cell office:value-type="float" office:value="0.00161258" calcext:value-type="float">
            <text:p>0.00161258</text:p>
          </table:table-cell>
          <table:table-cell office:value-type="float" office:value="0.00808777" calcext:value-type="float">
            <text:p>0.00808777</text:p>
          </table:table-cell>
          <table:table-cell office:value-type="float" office:value="0.00542119" calcext:value-type="float">
            <text:p>0.00542119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409657" calcext:value-type="float">
            <text:p>0.409657</text:p>
          </table:table-cell>
          <table:table-cell office:value-type="float" office:value="0.0338105" calcext:value-type="float">
            <text:p>0.0338105</text:p>
          </table:table-cell>
          <table:table-cell office:value-type="float" office:value="0.00170495" calcext:value-type="float">
            <text:p>0.00170495</text:p>
          </table:table-cell>
          <table:table-cell office:value-type="float" office:value="0.00881373" calcext:value-type="float">
            <text:p>0.00881373</text:p>
          </table:table-cell>
          <table:table-cell office:value-type="float" office:value="0.00730853" calcext:value-type="float">
            <text:p>0.00730853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398464" calcext:value-type="float">
            <text:p>0.398464</text:p>
          </table:table-cell>
          <table:table-cell office:value-type="float" office:value="0.0358593" calcext:value-type="float">
            <text:p>0.0358593</text:p>
          </table:table-cell>
          <table:table-cell office:value-type="float" office:value="0.00144599" calcext:value-type="float">
            <text:p>0.00144599</text:p>
          </table:table-cell>
          <table:table-cell office:value-type="float" office:value="0.00837753" calcext:value-type="float">
            <text:p>0.00837753</text:p>
          </table:table-cell>
          <table:table-cell office:value-type="float" office:value="0.00488985" calcext:value-type="float">
            <text:p>0.00488985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420929" calcext:value-type="float">
            <text:p>0.420929</text:p>
          </table:table-cell>
          <table:table-cell office:value-type="float" office:value="0.0338721" calcext:value-type="float">
            <text:p>0.0338721</text:p>
          </table:table-cell>
          <table:table-cell office:value-type="float" office:value="0.00132322" calcext:value-type="float">
            <text:p>0.00132322</text:p>
          </table:table-cell>
          <table:table-cell office:value-type="float" office:value="0.00770249" calcext:value-type="float">
            <text:p>0.00770249</text:p>
          </table:table-cell>
          <table:table-cell office:value-type="float" office:value="0.0048634" calcext:value-type="float">
            <text:p>0.004863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137257" calcext:value-type="float">
            <text:p>0.00137257</text:p>
          </table:table-cell>
          <table:table-cell office:value-type="float" office:value="0.0084395" calcext:value-type="float">
            <text:p>0.0084395</text:p>
          </table:table-cell>
          <table:table-cell office:value-type="float" office:value="0.00549501" calcext:value-type="float">
            <text:p>0.00549501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0" calcext:value-type="float">
            <text:p>0</text:p>
          </table:table-cell>
          <table:table-cell office:value-type="float" office:value="0.0339021" calcext:value-type="float">
            <text:p>0.0339021</text:p>
          </table:table-cell>
          <table:table-cell office:value-type="float" office:value="0.00129717" calcext:value-type="float">
            <text:p>0.00129717</text:p>
          </table:table-cell>
          <table:table-cell office:value-type="float" office:value="0.00909914" calcext:value-type="float">
            <text:p>0.00909914</text:p>
          </table:table-cell>
          <table:table-cell office:value-type="float" office:value="0.0055641" calcext:value-type="float">
            <text:p>0.0055641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0" calcext:value-type="float">
            <text:p>0</text:p>
          </table:table-cell>
          <table:table-cell office:value-type="float" office:value="0.0343316" calcext:value-type="float">
            <text:p>0.0343316</text:p>
          </table:table-cell>
          <table:table-cell office:value-type="float" office:value="0.00142705" calcext:value-type="float">
            <text:p>0.00142705</text:p>
          </table:table-cell>
          <table:table-cell office:value-type="float" office:value="0.00867715" calcext:value-type="float">
            <text:p>0.00867715</text:p>
          </table:table-cell>
          <table:table-cell office:value-type="float" office:value="0.00485669" calcext:value-type="float">
            <text:p>0.00485669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0" calcext:value-type="float">
            <text:p>0</text:p>
          </table:table-cell>
          <table:table-cell office:value-type="float" office:value="0.0346379" calcext:value-type="float">
            <text:p>0.0346379</text:p>
          </table:table-cell>
          <table:table-cell office:value-type="float" office:value="0.00183325" calcext:value-type="float">
            <text:p>0.00183325</text:p>
          </table:table-cell>
          <table:table-cell office:value-type="float" office:value="0.00772539" calcext:value-type="float">
            <text:p>0.00772539</text:p>
          </table:table-cell>
          <table:table-cell office:value-type="float" office:value="0.00599201" calcext:value-type="float">
            <text:p>0.00599201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0" calcext:value-type="float">
            <text:p>0</text:p>
          </table:table-cell>
          <table:table-cell office:value-type="float" office:value="0.034765" calcext:value-type="float">
            <text:p>0.034765</text:p>
          </table:table-cell>
          <table:table-cell office:value-type="float" office:value="0.00173772" calcext:value-type="float">
            <text:p>0.00173772</text:p>
          </table:table-cell>
          <table:table-cell office:value-type="float" office:value="0.00807356" calcext:value-type="float">
            <text:p>0.00807356</text:p>
          </table:table-cell>
          <table:table-cell office:value-type="float" office:value="0.00508407" calcext:value-type="float">
            <text:p>0.00508407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0" calcext:value-type="float">
            <text:p>0</text:p>
          </table:table-cell>
          <table:table-cell office:value-type="float" office:value="0.0351365" calcext:value-type="float">
            <text:p>0.0351365</text:p>
          </table:table-cell>
          <table:table-cell office:value-type="float" office:value="0.00397204" calcext:value-type="float">
            <text:p>0.00397204</text:p>
          </table:table-cell>
          <table:table-cell office:value-type="float" office:value="0.00923296" calcext:value-type="float">
            <text:p>0.00923296</text:p>
          </table:table-cell>
          <table:table-cell office:value-type="float" office:value="0.00497354" calcext:value-type="float">
            <text:p>0.00497354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0" calcext:value-type="float">
            <text:p>0</text:p>
          </table:table-cell>
          <table:table-cell office:value-type="float" office:value="0.0352281" calcext:value-type="float">
            <text:p>0.0352281</text:p>
          </table:table-cell>
          <table:table-cell office:value-type="float" office:value="0.00183522" calcext:value-type="float">
            <text:p>0.00183522</text:p>
          </table:table-cell>
          <table:table-cell office:value-type="float" office:value="0.00890374" calcext:value-type="float">
            <text:p>0.00890374</text:p>
          </table:table-cell>
          <table:table-cell office:value-type="float" office:value="0.00505881" calcext:value-type="float">
            <text:p>0.00505881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0" calcext:value-type="float">
            <text:p>0</text:p>
          </table:table-cell>
          <table:table-cell office:value-type="float" office:value="0.0364704" calcext:value-type="float">
            <text:p>0.0364704</text:p>
          </table:table-cell>
          <table:table-cell office:value-type="float" office:value="0.00123283" calcext:value-type="float">
            <text:p>0.00123283</text:p>
          </table:table-cell>
          <table:table-cell office:value-type="float" office:value="0.00782368" calcext:value-type="float">
            <text:p>0.00782368</text:p>
          </table:table-cell>
          <table:table-cell office:value-type="float" office:value="0.00607531" calcext:value-type="float">
            <text:p>0.00607531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0" calcext:value-type="float">
            <text:p>0</text:p>
          </table:table-cell>
          <table:table-cell office:value-type="float" office:value="0.0352056" calcext:value-type="float">
            <text:p>0.0352056</text:p>
          </table:table-cell>
          <table:table-cell office:value-type="float" office:value="0.00126046" calcext:value-type="float">
            <text:p>0.00126046</text:p>
          </table:table-cell>
          <table:table-cell office:value-type="float" office:value="0.00933481" calcext:value-type="float">
            <text:p>0.00933481</text:p>
          </table:table-cell>
          <table:table-cell office:value-type="float" office:value="0.0050446" calcext:value-type="float">
            <text:p>0.0050446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0" calcext:value-type="float">
            <text:p>0</text:p>
          </table:table-cell>
          <table:table-cell office:value-type="float" office:value="0.03566" calcext:value-type="float">
            <text:p>0.03566</text:p>
          </table:table-cell>
          <table:table-cell office:value-type="float" office:value="0.00116295" calcext:value-type="float">
            <text:p>0.00116295</text:p>
          </table:table-cell>
          <table:table-cell office:value-type="float" office:value="0.00880189" calcext:value-type="float">
            <text:p>0.00880189</text:p>
          </table:table-cell>
          <table:table-cell office:value-type="float" office:value="0.00525066" calcext:value-type="float">
            <text:p>0.0052506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office:value-type="float" office:value="0.0356907" calcext:value-type="float">
            <text:p>0.0356907</text:p>
          </table:table-cell>
          <table:table-cell office:value-type="float" office:value="0.00116058" calcext:value-type="float">
            <text:p>0.00116058</text:p>
          </table:table-cell>
          <table:table-cell office:value-type="float" office:value="0.00918915" calcext:value-type="float">
            <text:p>0.00918915</text:p>
          </table:table-cell>
          <table:table-cell office:value-type="float" office:value="0.0052775" calcext:value-type="float">
            <text:p>0.0052775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0" calcext:value-type="float">
            <text:p>0</text:p>
          </table:table-cell>
          <table:table-cell office:value-type="float" office:value="0.0369512" calcext:value-type="float">
            <text:p>0.0369512</text:p>
          </table:table-cell>
          <table:table-cell office:value-type="float" office:value="0.0023038" calcext:value-type="float">
            <text:p>0.0023038</text:p>
          </table:table-cell>
          <table:table-cell office:value-type="float" office:value="0.00843358" calcext:value-type="float">
            <text:p>0.00843358</text:p>
          </table:table-cell>
          <table:table-cell office:value-type="float" office:value="0.00503907" calcext:value-type="float">
            <text:p>0.00503907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0" calcext:value-type="float">
            <text:p>0</text:p>
          </table:table-cell>
          <table:table-cell office:value-type="float" office:value="0.0367834" calcext:value-type="float">
            <text:p>0.0367834</text:p>
          </table:table-cell>
          <table:table-cell office:value-type="float" office:value="0.00142902" calcext:value-type="float">
            <text:p>0.00142902</text:p>
          </table:table-cell>
          <table:table-cell office:value-type="float" office:value="0.0101184" calcext:value-type="float">
            <text:p>0.0101184</text:p>
          </table:table-cell>
          <table:table-cell office:value-type="float" office:value="0.00508012" calcext:value-type="float">
            <text:p>0.00508012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0" calcext:value-type="float">
            <text:p>0</text:p>
          </table:table-cell>
          <table:table-cell office:value-type="float" office:value="0.0367025" calcext:value-type="float">
            <text:p>0.0367025</text:p>
          </table:table-cell>
          <table:table-cell office:value-type="float" office:value="0.00158495" calcext:value-type="float">
            <text:p>0.00158495</text:p>
          </table:table-cell>
          <table:table-cell office:value-type="float" office:value="0.0106679" calcext:value-type="float">
            <text:p>0.0106679</text:p>
          </table:table-cell>
          <table:table-cell office:value-type="float" office:value="0.00633229" calcext:value-type="float">
            <text:p>0.00633229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0" calcext:value-type="float">
            <text:p>0</text:p>
          </table:table-cell>
          <table:table-cell office:value-type="float" office:value="0.0354942" calcext:value-type="float">
            <text:p>0.0354942</text:p>
          </table:table-cell>
          <table:table-cell office:value-type="float" office:value="0.00127033" calcext:value-type="float">
            <text:p>0.00127033</text:p>
          </table:table-cell>
          <table:table-cell office:value-type="float" office:value="0.00876162" calcext:value-type="float">
            <text:p>0.00876162</text:p>
          </table:table-cell>
          <table:table-cell office:value-type="float" office:value="0.00516697" calcext:value-type="float">
            <text:p>0.00516697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0" calcext:value-type="float">
            <text:p>0</text:p>
          </table:table-cell>
          <table:table-cell office:value-type="float" office:value="0.0369445" calcext:value-type="float">
            <text:p>0.0369445</text:p>
          </table:table-cell>
          <table:table-cell office:value-type="float" office:value="0.00127506" calcext:value-type="float">
            <text:p>0.00127506</text:p>
          </table:table-cell>
          <table:table-cell office:value-type="float" office:value="0.00895032" calcext:value-type="float">
            <text:p>0.00895032</text:p>
          </table:table-cell>
          <table:table-cell office:value-type="float" office:value="0.00514921" calcext:value-type="float">
            <text:p>0.00514921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0" calcext:value-type="float">
            <text:p>0</text:p>
          </table:table-cell>
          <table:table-cell office:value-type="float" office:value="0.0359063" calcext:value-type="float">
            <text:p>0.0359063</text:p>
          </table:table-cell>
          <table:table-cell office:value-type="float" office:value="0.00117637" calcext:value-type="float">
            <text:p>0.00117637</text:p>
          </table:table-cell>
          <table:table-cell office:value-type="float" office:value="0.00965141" calcext:value-type="float">
            <text:p>0.00965141</text:p>
          </table:table-cell>
          <table:table-cell office:value-type="float" office:value="0.00560633" calcext:value-type="float">
            <text:p>0.00560633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0" calcext:value-type="float">
            <text:p>0</text:p>
          </table:table-cell>
          <table:table-cell office:value-type="float" office:value="0.0371596" calcext:value-type="float">
            <text:p>0.0371596</text:p>
          </table:table-cell>
          <table:table-cell office:value-type="float" office:value="0.00130941" calcext:value-type="float">
            <text:p>0.00130941</text:p>
          </table:table-cell>
          <table:table-cell office:value-type="float" office:value="0.00963562" calcext:value-type="float">
            <text:p>0.00963562</text:p>
          </table:table-cell>
          <table:table-cell office:value-type="float" office:value="0.00516894" calcext:value-type="float">
            <text:p>0.00516894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0" calcext:value-type="float">
            <text:p>0</text:p>
          </table:table-cell>
          <table:table-cell office:value-type="float" office:value="0.0371659" calcext:value-type="float">
            <text:p>0.0371659</text:p>
          </table:table-cell>
          <table:table-cell office:value-type="float" office:value="0.0011669" calcext:value-type="float">
            <text:p>0.0011669</text:p>
          </table:table-cell>
          <table:table-cell office:value-type="float" office:value="0.00824094" calcext:value-type="float">
            <text:p>0.00824094</text:p>
          </table:table-cell>
          <table:table-cell office:value-type="float" office:value="0.00531185" calcext:value-type="float">
            <text:p>0.00531185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0" calcext:value-type="float">
            <text:p>0</text:p>
          </table:table-cell>
          <table:table-cell office:value-type="float" office:value="0.0359987" calcext:value-type="float">
            <text:p>0.0359987</text:p>
          </table:table-cell>
          <table:table-cell office:value-type="float" office:value="0.00126677" calcext:value-type="float">
            <text:p>0.00126677</text:p>
          </table:table-cell>
          <table:table-cell office:value-type="float" office:value="0.0101204" calcext:value-type="float">
            <text:p>0.0101204</text:p>
          </table:table-cell>
          <table:table-cell office:value-type="float" office:value="0.00647519" calcext:value-type="float">
            <text:p>0.0064751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" calcext:value-type="float">
            <text:p>0</text:p>
          </table:table-cell>
          <table:table-cell office:value-type="float" office:value="0.0363634" calcext:value-type="float">
            <text:p>0.0363634</text:p>
          </table:table-cell>
          <table:table-cell office:value-type="float" office:value="0.00117993" calcext:value-type="float">
            <text:p>0.00117993</text:p>
          </table:table-cell>
          <table:table-cell office:value-type="float" office:value="0.00934784" calcext:value-type="float">
            <text:p>0.00934784</text:p>
          </table:table-cell>
          <table:table-cell office:value-type="float" office:value="0.00560989" calcext:value-type="float">
            <text:p>0.00560989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0" calcext:value-type="float">
            <text:p>0</text:p>
          </table:table-cell>
          <table:table-cell office:value-type="float" office:value="0.0410235" calcext:value-type="float">
            <text:p>0.0410235</text:p>
          </table:table-cell>
          <table:table-cell office:value-type="float" office:value="0.00121546" calcext:value-type="float">
            <text:p>0.00121546</text:p>
          </table:table-cell>
          <table:table-cell office:value-type="float" office:value="0.00902651" calcext:value-type="float">
            <text:p>0.00902651</text:p>
          </table:table-cell>
          <table:table-cell office:value-type="float" office:value="0.00552817" calcext:value-type="float">
            <text:p>0.00552817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0" calcext:value-type="float">
            <text:p>0</text:p>
          </table:table-cell>
          <table:table-cell office:value-type="float" office:value="0.0389593" calcext:value-type="float">
            <text:p>0.0389593</text:p>
          </table:table-cell>
          <table:table-cell office:value-type="float" office:value="0.00114874" calcext:value-type="float">
            <text:p>0.00114874</text:p>
          </table:table-cell>
          <table:table-cell office:value-type="float" office:value="0.00857412" calcext:value-type="float">
            <text:p>0.00857412</text:p>
          </table:table-cell>
          <table:table-cell office:value-type="float" office:value="0.00643927" calcext:value-type="float">
            <text:p>0.00643927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0" calcext:value-type="float">
            <text:p>0</text:p>
          </table:table-cell>
          <table:table-cell office:value-type="float" office:value="0.0393746" calcext:value-type="float">
            <text:p>0.0393746</text:p>
          </table:table-cell>
          <table:table-cell office:value-type="float" office:value="0.00126717" calcext:value-type="float">
            <text:p>0.00126717</text:p>
          </table:table-cell>
          <table:table-cell office:value-type="float" office:value="0.0100106" calcext:value-type="float">
            <text:p>0.0100106</text:p>
          </table:table-cell>
          <table:table-cell office:value-type="float" office:value="0.00563713" calcext:value-type="float">
            <text:p>0.00563713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0" calcext:value-type="float">
            <text:p>0</text:p>
          </table:table-cell>
          <table:table-cell office:value-type="float" office:value="0.0378615" calcext:value-type="float">
            <text:p>0.0378615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0.00962733" calcext:value-type="float">
            <text:p>0.00962733</text:p>
          </table:table-cell>
          <table:table-cell office:value-type="float" office:value="0.00554988" calcext:value-type="float">
            <text:p>0.00554988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" calcext:value-type="float">
            <text:p>0</text:p>
          </table:table-cell>
          <table:table-cell office:value-type="float" office:value="0.0385267" calcext:value-type="float">
            <text:p>0.0385267</text:p>
          </table:table-cell>
          <table:table-cell office:value-type="float" office:value="0.00136546" calcext:value-type="float">
            <text:p>0.00136546</text:p>
          </table:table-cell>
          <table:table-cell office:value-type="float" office:value="0.0086132" calcext:value-type="float">
            <text:p>0.0086132</text:p>
          </table:table-cell>
          <table:table-cell office:value-type="float" office:value="0.00680718" calcext:value-type="float">
            <text:p>0.00680718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0" calcext:value-type="float">
            <text:p>0</text:p>
          </table:table-cell>
          <table:table-cell office:value-type="float" office:value="0.039075" calcext:value-type="float">
            <text:p>0.039075</text:p>
          </table:table-cell>
          <table:table-cell office:value-type="float" office:value="0.00148271" calcext:value-type="float">
            <text:p>0.00148271</text:p>
          </table:table-cell>
          <table:table-cell office:value-type="float" office:value="0.0104397" calcext:value-type="float">
            <text:p>0.0104397</text:p>
          </table:table-cell>
          <table:table-cell office:value-type="float" office:value="0.00552738" calcext:value-type="float">
            <text:p>0.00552738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0" calcext:value-type="float">
            <text:p>0</text:p>
          </table:table-cell>
          <table:table-cell office:value-type="float" office:value="0.0391354" calcext:value-type="float">
            <text:p>0.0391354</text:p>
          </table:table-cell>
          <table:table-cell office:value-type="float" office:value="0.00138086" calcext:value-type="float">
            <text:p>0.00138086</text:p>
          </table:table-cell>
          <table:table-cell office:value-type="float" office:value="0.00963088" calcext:value-type="float">
            <text:p>0.00963088</text:p>
          </table:table-cell>
          <table:table-cell office:value-type="float" office:value="0.00608912" calcext:value-type="float">
            <text:p>0.00608912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0" calcext:value-type="float">
            <text:p>0</text:p>
          </table:table-cell>
          <table:table-cell office:value-type="float" office:value="0.0385555" calcext:value-type="float">
            <text:p>0.0385555</text:p>
          </table:table-cell>
          <table:table-cell office:value-type="float" office:value="0.00244828" calcext:value-type="float">
            <text:p>0.00244828</text:p>
          </table:table-cell>
          <table:table-cell office:value-type="float" office:value="0.0101263" calcext:value-type="float">
            <text:p>0.0101263</text:p>
          </table:table-cell>
          <table:table-cell office:value-type="float" office:value="0.00610452" calcext:value-type="float">
            <text:p>0.00610452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0" calcext:value-type="float">
            <text:p>0</text:p>
          </table:table-cell>
          <table:table-cell office:value-type="float" office:value="0.0394378" calcext:value-type="float">
            <text:p>0.0394378</text:p>
          </table:table-cell>
          <table:table-cell office:value-type="float" office:value="0.00137652" calcext:value-type="float">
            <text:p>0.00137652</text:p>
          </table:table-cell>
          <table:table-cell office:value-type="float" office:value="0.00915046" calcext:value-type="float">
            <text:p>0.00915046</text:p>
          </table:table-cell>
          <table:table-cell office:value-type="float" office:value="0.00588306" calcext:value-type="float">
            <text:p>0.0058830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" calcext:value-type="float">
            <text:p>0</text:p>
          </table:table-cell>
          <table:table-cell office:value-type="float" office:value="0.0396655" calcext:value-type="float">
            <text:p>0.0396655</text:p>
          </table:table-cell>
          <table:table-cell office:value-type="float" office:value="0.00126835" calcext:value-type="float">
            <text:p>0.00126835</text:p>
          </table:table-cell>
          <table:table-cell office:value-type="float" office:value="0.0111621" calcext:value-type="float">
            <text:p>0.0111621</text:p>
          </table:table-cell>
          <table:table-cell office:value-type="float" office:value="0.00766894" calcext:value-type="float">
            <text:p>0.00766894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0" calcext:value-type="float">
            <text:p>0</text:p>
          </table:table-cell>
          <table:table-cell office:value-type="float" office:value="0.040521" calcext:value-type="float">
            <text:p>0.040521</text:p>
          </table:table-cell>
          <table:table-cell office:value-type="float" office:value="0.00130941" calcext:value-type="float">
            <text:p>0.00130941</text:p>
          </table:table-cell>
          <table:table-cell office:value-type="float" office:value="0.010748" calcext:value-type="float">
            <text:p>0.010748</text:p>
          </table:table-cell>
          <table:table-cell office:value-type="float" office:value="0.00736063" calcext:value-type="float">
            <text:p>0.00736063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0" calcext:value-type="float">
            <text:p>0</text:p>
          </table:table-cell>
          <table:table-cell office:value-type="float" office:value="0.0400729" calcext:value-type="float">
            <text:p>0.0400729</text:p>
          </table:table-cell>
          <table:table-cell office:value-type="float" office:value="0.00125651" calcext:value-type="float">
            <text:p>0.00125651</text:p>
          </table:table-cell>
          <table:table-cell office:value-type="float" office:value="0.00885242" calcext:value-type="float">
            <text:p>0.00885242</text:p>
          </table:table-cell>
          <table:table-cell office:value-type="float" office:value="0.0072955" calcext:value-type="float">
            <text:p>0.0072955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0" calcext:value-type="float">
            <text:p>0</text:p>
          </table:table-cell>
          <table:table-cell office:value-type="float" office:value="0.0414135" calcext:value-type="float">
            <text:p>0.0414135</text:p>
          </table:table-cell>
          <table:table-cell office:value-type="float" office:value="0.00117835" calcext:value-type="float">
            <text:p>0.00117835</text:p>
          </table:table-cell>
          <table:table-cell office:value-type="float" office:value="0.0125268" calcext:value-type="float">
            <text:p>0.0125268</text:p>
          </table:table-cell>
          <table:table-cell office:value-type="float" office:value="0.00763538" calcext:value-type="float">
            <text:p>0.00763538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0" calcext:value-type="float">
            <text:p>0</text:p>
          </table:table-cell>
          <table:table-cell office:value-type="float" office:value="0.0405774" calcext:value-type="float">
            <text:p>0.0405774</text:p>
          </table:table-cell>
          <table:table-cell office:value-type="float" office:value="0.00121467" calcext:value-type="float">
            <text:p>0.00121467</text:p>
          </table:table-cell>
          <table:table-cell office:value-type="float" office:value="0.011971" calcext:value-type="float">
            <text:p>0.011971</text:p>
          </table:table-cell>
          <table:table-cell office:value-type="float" office:value="0.00687982" calcext:value-type="float">
            <text:p>0.00687982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 office:value-type="float" office:value="0.0407507" calcext:value-type="float">
            <text:p>0.0407507</text:p>
          </table:table-cell>
          <table:table-cell office:value-type="float" office:value="0.00201089" calcext:value-type="float">
            <text:p>0.00201089</text:p>
          </table:table-cell>
          <table:table-cell office:value-type="float" office:value="0.0107761" calcext:value-type="float">
            <text:p>0.0107761</text:p>
          </table:table-cell>
          <table:table-cell office:value-type="float" office:value="0.00814028" calcext:value-type="float">
            <text:p>0.00814028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0" calcext:value-type="float">
            <text:p>0</text:p>
          </table:table-cell>
          <table:table-cell office:value-type="float" office:value="0.0399825" calcext:value-type="float">
            <text:p>0.0399825</text:p>
          </table:table-cell>
          <table:table-cell office:value-type="float" office:value="0.00137454" calcext:value-type="float">
            <text:p>0.00137454</text:p>
          </table:table-cell>
          <table:table-cell office:value-type="float" office:value="0.0110177" calcext:value-type="float">
            <text:p>0.0110177</text:p>
          </table:table-cell>
          <table:table-cell office:value-type="float" office:value="0.00581161" calcext:value-type="float">
            <text:p>0.00581161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0" calcext:value-type="float">
            <text:p>0</text:p>
          </table:table-cell>
          <table:table-cell office:value-type="float" office:value="0.0417479" calcext:value-type="float">
            <text:p>0.0417479</text:p>
          </table:table-cell>
          <table:table-cell office:value-type="float" office:value="0.00155455" calcext:value-type="float">
            <text:p>0.00155455</text:p>
          </table:table-cell>
          <table:table-cell office:value-type="float" office:value="0.0106813" calcext:value-type="float">
            <text:p>0.0106813</text:p>
          </table:table-cell>
          <table:table-cell office:value-type="float" office:value="0.00711036" calcext:value-type="float">
            <text:p>0.00711036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0" calcext:value-type="float">
            <text:p>0</text:p>
          </table:table-cell>
          <table:table-cell office:value-type="float" office:value="0.0403043" calcext:value-type="float">
            <text:p>0.0403043</text:p>
          </table:table-cell>
          <table:table-cell office:value-type="float" office:value="0.00136625" calcext:value-type="float">
            <text:p>0.00136625</text:p>
          </table:table-cell>
          <table:table-cell office:value-type="float" office:value="0.00963601" calcext:value-type="float">
            <text:p>0.00963601</text:p>
          </table:table-cell>
          <table:table-cell office:value-type="float" office:value="0.00588661" calcext:value-type="float">
            <text:p>0.00588661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0" calcext:value-type="float">
            <text:p>0</text:p>
          </table:table-cell>
          <table:table-cell office:value-type="float" office:value="0.0416709" calcext:value-type="float">
            <text:p>0.0416709</text:p>
          </table:table-cell>
          <table:table-cell office:value-type="float" office:value="0.00125809" calcext:value-type="float">
            <text:p>0.00125809</text:p>
          </table:table-cell>
          <table:table-cell office:value-type="float" office:value="0.0114866" calcext:value-type="float">
            <text:p>0.0114866</text:p>
          </table:table-cell>
          <table:table-cell office:value-type="float" office:value="0.00608794" calcext:value-type="float">
            <text:p>0.0060879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" calcext:value-type="float">
            <text:p>0</text:p>
          </table:table-cell>
          <table:table-cell office:value-type="float" office:value="0.0413977" calcext:value-type="float">
            <text:p>0.0413977</text:p>
          </table:table-cell>
          <table:table-cell office:value-type="float" office:value="0.00126283" calcext:value-type="float">
            <text:p>0.00126283</text:p>
          </table:table-cell>
          <table:table-cell office:value-type="float" office:value="0.0111594" calcext:value-type="float">
            <text:p>0.0111594</text:p>
          </table:table-cell>
          <table:table-cell office:value-type="float" office:value="0.00748774" calcext:value-type="float">
            <text:p>0.00748774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0" calcext:value-type="float">
            <text:p>0</text:p>
          </table:table-cell>
          <table:table-cell office:value-type="float" office:value="0.0415517" calcext:value-type="float">
            <text:p>0.0415517</text:p>
          </table:table-cell>
          <table:table-cell office:value-type="float" office:value="0.00117716" calcext:value-type="float">
            <text:p>0.00117716</text:p>
          </table:table-cell>
          <table:table-cell office:value-type="float" office:value="0.0102791" calcext:value-type="float">
            <text:p>0.0102791</text:p>
          </table:table-cell>
          <table:table-cell office:value-type="float" office:value="0.00611004" calcext:value-type="float">
            <text:p>0.00611004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0" calcext:value-type="float">
            <text:p>0</text:p>
          </table:table-cell>
          <table:table-cell office:value-type="float" office:value="0.0421865" calcext:value-type="float">
            <text:p>0.0421865</text:p>
          </table:table-cell>
          <table:table-cell office:value-type="float" office:value="0.00122414" calcext:value-type="float">
            <text:p>0.00122414</text:p>
          </table:table-cell>
          <table:table-cell office:value-type="float" office:value="0.0116966" calcext:value-type="float">
            <text:p>0.0116966</text:p>
          </table:table-cell>
          <table:table-cell office:value-type="float" office:value="0.00711588" calcext:value-type="float">
            <text:p>0.00711588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0" calcext:value-type="float">
            <text:p>0</text:p>
          </table:table-cell>
          <table:table-cell office:value-type="float" office:value="0.0422934" calcext:value-type="float">
            <text:p>0.0422934</text:p>
          </table:table-cell>
          <table:table-cell office:value-type="float" office:value="0.00115703" calcext:value-type="float">
            <text:p>0.00115703</text:p>
          </table:table-cell>
          <table:table-cell office:value-type="float" office:value="0.0107429" calcext:value-type="float">
            <text:p>0.0107429</text:p>
          </table:table-cell>
          <table:table-cell office:value-type="float" office:value="0.00596319" calcext:value-type="float">
            <text:p>0.00596319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0" calcext:value-type="float">
            <text:p>0</text:p>
          </table:table-cell>
          <table:table-cell office:value-type="float" office:value="0.0418268" calcext:value-type="float">
            <text:p>0.0418268</text:p>
          </table:table-cell>
          <table:table-cell office:value-type="float" office:value="0.00122454" calcext:value-type="float">
            <text:p>0.00122454</text:p>
          </table:table-cell>
          <table:table-cell office:value-type="float" office:value="0.0100777" calcext:value-type="float">
            <text:p>0.0100777</text:p>
          </table:table-cell>
          <table:table-cell office:value-type="float" office:value="0.00620794" calcext:value-type="float">
            <text:p>0.00620794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0" calcext:value-type="float">
            <text:p>0</text:p>
          </table:table-cell>
          <table:table-cell office:value-type="float" office:value="0.0426179" calcext:value-type="float">
            <text:p>0.0426179</text:p>
          </table:table-cell>
          <table:table-cell office:value-type="float" office:value="0.00115585" calcext:value-type="float">
            <text:p>0.00115585</text:p>
          </table:table-cell>
          <table:table-cell office:value-type="float" office:value="0.013899" calcext:value-type="float">
            <text:p>0.013899</text:p>
          </table:table-cell>
          <table:table-cell office:value-type="float" office:value="0.00791369" calcext:value-type="float">
            <text:p>0.00791369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0" calcext:value-type="float">
            <text:p>0</text:p>
          </table:table-cell>
          <table:table-cell office:value-type="float" office:value="0.041483" calcext:value-type="float">
            <text:p>0.041483</text:p>
          </table:table-cell>
          <table:table-cell office:value-type="float" office:value="0.00126835" calcext:value-type="float">
            <text:p>0.00126835</text:p>
          </table:table-cell>
          <table:table-cell office:value-type="float" office:value="0.0120618" calcext:value-type="float">
            <text:p>0.0120618</text:p>
          </table:table-cell>
          <table:table-cell office:value-type="float" office:value="0.00600385" calcext:value-type="float">
            <text:p>0.00600385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0" calcext:value-type="float">
            <text:p>0</text:p>
          </table:table-cell>
          <table:table-cell office:value-type="float" office:value="0.0458995" calcext:value-type="float">
            <text:p>0.0458995</text:p>
          </table:table-cell>
          <table:table-cell office:value-type="float" office:value="0.00122454" calcext:value-type="float">
            <text:p>0.00122454</text:p>
          </table:table-cell>
          <table:table-cell office:value-type="float" office:value="0.00956851" calcext:value-type="float">
            <text:p>0.00956851</text:p>
          </table:table-cell>
          <table:table-cell office:value-type="float" office:value="0.00701917" calcext:value-type="float">
            <text:p>0.00701917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0" calcext:value-type="float">
            <text:p>0</text:p>
          </table:table-cell>
          <table:table-cell office:value-type="float" office:value="0.046016" calcext:value-type="float">
            <text:p>0.046016</text:p>
          </table:table-cell>
          <table:table-cell office:value-type="float" office:value="0.00151705" calcext:value-type="float">
            <text:p>0.00151705</text:p>
          </table:table-cell>
          <table:table-cell office:value-type="float" office:value="0.0112668" calcext:value-type="float">
            <text:p>0.0112668</text:p>
          </table:table-cell>
          <table:table-cell office:value-type="float" office:value="0.00589806" calcext:value-type="float">
            <text:p>0.00589806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0" calcext:value-type="float">
            <text:p>0</text:p>
          </table:table-cell>
          <table:table-cell office:value-type="float" office:value="0.0423973" calcext:value-type="float">
            <text:p>0.0423973</text:p>
          </table:table-cell>
          <table:table-cell office:value-type="float" office:value="0.00172153" calcext:value-type="float">
            <text:p>0.00172153</text:p>
          </table:table-cell>
          <table:table-cell office:value-type="float" office:value="0.0107757" calcext:value-type="float">
            <text:p>0.0107757</text:p>
          </table:table-cell>
          <table:table-cell office:value-type="float" office:value="0.00636585" calcext:value-type="float">
            <text:p>0.0063658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0.0432906" calcext:value-type="float">
            <text:p>0.0432906</text:p>
          </table:table-cell>
          <table:table-cell office:value-type="float" office:value="0.00137217" calcext:value-type="float">
            <text:p>0.00137217</text:p>
          </table:table-cell>
          <table:table-cell office:value-type="float" office:value="0.00936955" calcext:value-type="float">
            <text:p>0.00936955</text:p>
          </table:table-cell>
          <table:table-cell office:value-type="float" office:value="0.00930244" calcext:value-type="float">
            <text:p>0.00930244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0" calcext:value-type="float">
            <text:p>0</text:p>
          </table:table-cell>
          <table:table-cell office:value-type="float" office:value="0.0442617" calcext:value-type="float">
            <text:p>0.0442617</text:p>
          </table:table-cell>
          <table:table-cell office:value-type="float" office:value="0.00252723" calcext:value-type="float">
            <text:p>0.0025272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701759" calcext:value-type="float">
            <text:p>0.00701759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0" calcext:value-type="float">
            <text:p>0</text:p>
          </table:table-cell>
          <table:table-cell office:value-type="float" office:value="0.0439084" calcext:value-type="float">
            <text:p>0.0439084</text:p>
          </table:table-cell>
          <table:table-cell office:value-type="float" office:value="0.00140731" calcext:value-type="float">
            <text:p>0.00140731</text:p>
          </table:table-cell>
          <table:table-cell office:value-type="float" office:value="0.012125" calcext:value-type="float">
            <text:p>0.012125</text:p>
          </table:table-cell>
          <table:table-cell office:value-type="float" office:value="0.00677679" calcext:value-type="float">
            <text:p>0.00677679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0" calcext:value-type="float">
            <text:p>0</text:p>
          </table:table-cell>
          <table:table-cell office:value-type="float" office:value="0.0441105" calcext:value-type="float">
            <text:p>0.0441105</text:p>
          </table:table-cell>
          <table:table-cell office:value-type="float" office:value="0.00135757" calcext:value-type="float">
            <text:p>0.00135757</text:p>
          </table:table-cell>
          <table:table-cell office:value-type="float" office:value="0.0120472" calcext:value-type="float">
            <text:p>0.0120472</text:p>
          </table:table-cell>
          <table:table-cell office:value-type="float" office:value="0.00593122" calcext:value-type="float">
            <text:p>0.00593122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0" calcext:value-type="float">
            <text:p>0</text:p>
          </table:table-cell>
          <table:table-cell office:value-type="float" office:value="0.0425544" calcext:value-type="float">
            <text:p>0.0425544</text:p>
          </table:table-cell>
          <table:table-cell office:value-type="float" office:value="0.00124743" calcext:value-type="float">
            <text:p>0.00124743</text:p>
          </table:table-cell>
          <table:table-cell office:value-type="float" office:value="0.0118376" calcext:value-type="float">
            <text:p>0.0118376</text:p>
          </table:table-cell>
          <table:table-cell office:value-type="float" office:value="0.00600662" calcext:value-type="float">
            <text:p>0.00600662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0" calcext:value-type="float">
            <text:p>0</text:p>
          </table:table-cell>
          <table:table-cell office:value-type="float" office:value="0.0444089" calcext:value-type="float">
            <text:p>0.0444089</text:p>
          </table:table-cell>
          <table:table-cell office:value-type="float" office:value="0.00125335" calcext:value-type="float">
            <text:p>0.00125335</text:p>
          </table:table-cell>
          <table:table-cell office:value-type="float" office:value="0.016988" calcext:value-type="float">
            <text:p>0.016988</text:p>
          </table:table-cell>
          <table:table-cell office:value-type="float" office:value="0.00793777" calcext:value-type="float">
            <text:p>0.00793777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0" calcext:value-type="float">
            <text:p>0</text:p>
          </table:table-cell>
          <table:table-cell office:value-type="float" office:value="0.0436431" calcext:value-type="float">
            <text:p>0.0436431</text:p>
          </table:table-cell>
          <table:table-cell office:value-type="float" office:value="0.00118388" calcext:value-type="float">
            <text:p>0.00118388</text:p>
          </table:table-cell>
          <table:table-cell office:value-type="float" office:value="0.014332" calcext:value-type="float">
            <text:p>0.014332</text:p>
          </table:table-cell>
          <table:table-cell office:value-type="float" office:value="0.00614399" calcext:value-type="float">
            <text:p>0.00614399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0" calcext:value-type="float">
            <text:p>0</text:p>
          </table:table-cell>
          <table:table-cell office:value-type="float" office:value="0.0442953" calcext:value-type="float">
            <text:p>0.0442953</text:p>
          </table:table-cell>
          <table:table-cell office:value-type="float" office:value="0.00122532" calcext:value-type="float">
            <text:p>0.00122532</text:p>
          </table:table-cell>
          <table:table-cell office:value-type="float" office:value="0.014649" calcext:value-type="float">
            <text:p>0.014649</text:p>
          </table:table-cell>
          <table:table-cell office:value-type="float" office:value="0.00694377" calcext:value-type="float">
            <text:p>0.00694377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0" calcext:value-type="float">
            <text:p>0</text:p>
          </table:table-cell>
          <table:table-cell office:value-type="float" office:value="0.0466334" calcext:value-type="float">
            <text:p>0.0466334</text:p>
          </table:table-cell>
          <table:table-cell office:value-type="float" office:value="0.00117124" calcext:value-type="float">
            <text:p>0.00117124</text:p>
          </table:table-cell>
          <table:table-cell office:value-type="float" office:value="0.0126871" calcext:value-type="float">
            <text:p>0.0126871</text:p>
          </table:table-cell>
          <table:table-cell office:value-type="float" office:value="0.00600346" calcext:value-type="float">
            <text:p>0.00600346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0" calcext:value-type="float">
            <text:p>0</text:p>
          </table:table-cell>
          <table:table-cell office:value-type="float" office:value="0.0451345" calcext:value-type="float">
            <text:p>0.0451345</text:p>
          </table:table-cell>
          <table:table-cell office:value-type="float" office:value="0.00206458" calcext:value-type="float">
            <text:p>0.00206458</text:p>
          </table:table-cell>
          <table:table-cell office:value-type="float" office:value="0.0119303" calcext:value-type="float">
            <text:p>0.0119303</text:p>
          </table:table-cell>
          <table:table-cell office:value-type="float" office:value="0.006234" calcext:value-type="float">
            <text:p>0.006234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" calcext:value-type="float">
            <text:p>0</text:p>
          </table:table-cell>
          <table:table-cell office:value-type="float" office:value="0.0448732" calcext:value-type="float">
            <text:p>0.0448732</text:p>
          </table:table-cell>
          <table:table-cell office:value-type="float" office:value="0.00143455" calcext:value-type="float">
            <text:p>0.00143455</text:p>
          </table:table-cell>
          <table:table-cell office:value-type="float" office:value="0.012104" calcext:value-type="float">
            <text:p>0.012104</text:p>
          </table:table-cell>
          <table:table-cell office:value-type="float" office:value="0.0087186" calcext:value-type="float">
            <text:p>0.0087186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0" calcext:value-type="float">
            <text:p>0</text:p>
          </table:table-cell>
          <table:table-cell office:value-type="float" office:value="0.0443213" calcext:value-type="float">
            <text:p>0.0443213</text:p>
          </table:table-cell>
          <table:table-cell office:value-type="float" office:value="0.001641" calcext:value-type="float">
            <text:p>0.001641</text:p>
          </table:table-cell>
          <table:table-cell office:value-type="float" office:value="0.0127799" calcext:value-type="float">
            <text:p>0.0127799</text:p>
          </table:table-cell>
          <table:table-cell office:value-type="float" office:value="0.00897795" calcext:value-type="float">
            <text:p>0.00897795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0" calcext:value-type="float">
            <text:p>0</text:p>
          </table:table-cell>
          <table:table-cell office:value-type="float" office:value="0.0478749" calcext:value-type="float">
            <text:p>0.0478749</text:p>
          </table:table-cell>
          <table:table-cell office:value-type="float" office:value="0.0012873" calcext:value-type="float">
            <text:p>0.0012873</text:p>
          </table:table-cell>
          <table:table-cell office:value-type="float" office:value="0.0188394" calcext:value-type="float">
            <text:p>0.0188394</text:p>
          </table:table-cell>
          <table:table-cell office:value-type="float" office:value="0.0153213" calcext:value-type="float">
            <text:p>0.0153213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0" calcext:value-type="float">
            <text:p>0</text:p>
          </table:table-cell>
          <table:table-cell office:value-type="float" office:value="0.0469081" calcext:value-type="float">
            <text:p>0.0469081</text:p>
          </table:table-cell>
          <table:table-cell office:value-type="float" office:value="0.0013098" calcext:value-type="float">
            <text:p>0.0013098</text:p>
          </table:table-cell>
          <table:table-cell office:value-type="float" office:value="0.00820225" calcext:value-type="float">
            <text:p>0.00820225</text:p>
          </table:table-cell>
          <table:table-cell office:value-type="float" office:value="0.00663704" calcext:value-type="float">
            <text:p>0.00663704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0" calcext:value-type="float">
            <text:p>0</text:p>
          </table:table-cell>
          <table:table-cell office:value-type="float" office:value="0.0458463" calcext:value-type="float">
            <text:p>0.0458463</text:p>
          </table:table-cell>
          <table:table-cell office:value-type="float" office:value="0.0012119" calcext:value-type="float">
            <text:p>0.0012119</text:p>
          </table:table-cell>
          <table:table-cell office:value-type="float" office:value="0.00794961" calcext:value-type="float">
            <text:p>0.00794961</text:p>
          </table:table-cell>
          <table:table-cell office:value-type="float" office:value="0.00560594" calcext:value-type="float">
            <text:p>0.00560594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0" calcext:value-type="float">
            <text:p>0</text:p>
          </table:table-cell>
          <table:table-cell office:value-type="float" office:value="0.0448649" calcext:value-type="float">
            <text:p>0.0448649</text:p>
          </table:table-cell>
          <table:table-cell office:value-type="float" office:value="0.00125493" calcext:value-type="float">
            <text:p>0.00125493</text:p>
          </table:table-cell>
          <table:table-cell office:value-type="float" office:value="0.00780947" calcext:value-type="float">
            <text:p>0.00780947</text:p>
          </table:table-cell>
          <table:table-cell office:value-type="float" office:value="0.00677047" calcext:value-type="float">
            <text:p>0.00677047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0" calcext:value-type="float">
            <text:p>0</text:p>
          </table:table-cell>
          <table:table-cell office:value-type="float" office:value="0.047719" calcext:value-type="float">
            <text:p>0.047719</text:p>
          </table:table-cell>
          <table:table-cell office:value-type="float" office:value="0.00117914" calcext:value-type="float">
            <text:p>0.00117914</text:p>
          </table:table-cell>
          <table:table-cell office:value-type="float" office:value="0.00714352" calcext:value-type="float">
            <text:p>0.00714352</text:p>
          </table:table-cell>
          <table:table-cell office:value-type="float" office:value="0.00555344" calcext:value-type="float">
            <text:p>0.00555344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0" calcext:value-type="float">
            <text:p>0</text:p>
          </table:table-cell>
          <table:table-cell office:value-type="float" office:value="0.0467759" calcext:value-type="float">
            <text:p>0.0467759</text:p>
          </table:table-cell>
          <table:table-cell office:value-type="float" office:value="0.00130507" calcext:value-type="float">
            <text:p>0.00130507</text:p>
          </table:table-cell>
          <table:table-cell office:value-type="float" office:value="0.00644085" calcext:value-type="float">
            <text:p>0.00644085</text:p>
          </table:table-cell>
          <table:table-cell office:value-type="float" office:value="0.00559528" calcext:value-type="float">
            <text:p>0.00559528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0" calcext:value-type="float">
            <text:p>0</text:p>
          </table:table-cell>
          <table:table-cell office:value-type="float" office:value="0.0467641" calcext:value-type="float">
            <text:p>0.0467641</text:p>
          </table:table-cell>
          <table:table-cell office:value-type="float" office:value="0.00118348" calcext:value-type="float">
            <text:p>0.00118348</text:p>
          </table:table-cell>
          <table:table-cell office:value-type="float" office:value="0.0082816" calcext:value-type="float">
            <text:p>0.0082816</text:p>
          </table:table-cell>
          <table:table-cell office:value-type="float" office:value="0.00638637" calcext:value-type="float">
            <text:p>0.00638637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0" calcext:value-type="float">
            <text:p>0</text:p>
          </table:table-cell>
          <table:table-cell office:value-type="float" office:value="0.0455182" calcext:value-type="float">
            <text:p>0.0455182</text:p>
          </table:table-cell>
          <table:table-cell office:value-type="float" office:value="0.00117993" calcext:value-type="float">
            <text:p>0.00117993</text:p>
          </table:table-cell>
          <table:table-cell office:value-type="float" office:value="0.00698246" calcext:value-type="float">
            <text:p>0.00698246</text:p>
          </table:table-cell>
          <table:table-cell office:value-type="float" office:value="0.00661454" calcext:value-type="float">
            <text:p>0.0066145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" calcext:value-type="float">
            <text:p>0</text:p>
          </table:table-cell>
          <table:table-cell office:value-type="float" office:value="0.0478654" calcext:value-type="float">
            <text:p>0.0478654</text:p>
          </table:table-cell>
          <table:table-cell office:value-type="float" office:value="0.00123283" calcext:value-type="float">
            <text:p>0.00123283</text:p>
          </table:table-cell>
          <table:table-cell office:value-type="float" office:value="0.00828042" calcext:value-type="float">
            <text:p>0.00828042</text:p>
          </table:table-cell>
          <table:table-cell office:value-type="float" office:value="0.00609346" calcext:value-type="float">
            <text:p>0.00609346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0" calcext:value-type="float">
            <text:p>0</text:p>
          </table:table-cell>
          <table:table-cell office:value-type="float" office:value="0.0474213" calcext:value-type="float">
            <text:p>0.0474213</text:p>
          </table:table-cell>
          <table:table-cell office:value-type="float" office:value="0.00129441" calcext:value-type="float">
            <text:p>0.00129441</text:p>
          </table:table-cell>
          <table:table-cell office:value-type="float" office:value="0.00751498" calcext:value-type="float">
            <text:p>0.00751498</text:p>
          </table:table-cell>
          <table:table-cell office:value-type="float" office:value="0.00618268" calcext:value-type="float">
            <text:p>0.00618268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0" calcext:value-type="float">
            <text:p>0</text:p>
          </table:table-cell>
          <table:table-cell office:value-type="float" office:value="0.0482472" calcext:value-type="float">
            <text:p>0.0482472</text:p>
          </table:table-cell>
          <table:table-cell office:value-type="float" office:value="0.0014835" calcext:value-type="float">
            <text:p>0.0014835</text:p>
          </table:table-cell>
          <table:table-cell office:value-type="float" office:value="0.00852201" calcext:value-type="float">
            <text:p>0.00852201</text:p>
          </table:table-cell>
          <table:table-cell office:value-type="float" office:value="0.00533751" calcext:value-type="float">
            <text:p>0.00533751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0" calcext:value-type="float">
            <text:p>0</text:p>
          </table:table-cell>
          <table:table-cell office:value-type="float" office:value="0.0482112" calcext:value-type="float">
            <text:p>0.0482112</text:p>
          </table:table-cell>
          <table:table-cell office:value-type="float" office:value="0.00161416" calcext:value-type="float">
            <text:p>0.00161416</text:p>
          </table:table-cell>
          <table:table-cell office:value-type="float" office:value="0.0099909" calcext:value-type="float">
            <text:p>0.0099909</text:p>
          </table:table-cell>
          <table:table-cell office:value-type="float" office:value="0.0052925" calcext:value-type="float">
            <text:p>0.0052925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0" calcext:value-type="float">
            <text:p>0</text:p>
          </table:table-cell>
          <table:table-cell office:value-type="float" office:value="0.0497314" calcext:value-type="float">
            <text:p>0.0497314</text:p>
          </table:table-cell>
          <table:table-cell office:value-type="float" office:value="0.00153797" calcext:value-type="float">
            <text:p>0.00153797</text:p>
          </table:table-cell>
          <table:table-cell office:value-type="float" office:value="0.00965022" calcext:value-type="float">
            <text:p>0.00965022</text:p>
          </table:table-cell>
          <table:table-cell office:value-type="float" office:value="0.00608636" calcext:value-type="float">
            <text:p>0.00608636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0" calcext:value-type="float">
            <text:p>0</text:p>
          </table:table-cell>
          <table:table-cell office:value-type="float" office:value="0.0477257" calcext:value-type="float">
            <text:p>0.0477257</text:p>
          </table:table-cell>
          <table:table-cell office:value-type="float" office:value="0.00258329" calcext:value-type="float">
            <text:p>0.00258329</text:p>
          </table:table-cell>
          <table:table-cell office:value-type="float" office:value="0.00819594" calcext:value-type="float">
            <text:p>0.00819594</text:p>
          </table:table-cell>
          <table:table-cell office:value-type="float" office:value="0.00552462" calcext:value-type="float">
            <text:p>0.00552462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0" calcext:value-type="float">
            <text:p>0</text:p>
          </table:table-cell>
          <table:table-cell office:value-type="float" office:value="0.0486431" calcext:value-type="float">
            <text:p>0.0486431</text:p>
          </table:table-cell>
          <table:table-cell office:value-type="float" office:value="0.00144126" calcext:value-type="float">
            <text:p>0.00144126</text:p>
          </table:table-cell>
          <table:table-cell office:value-type="float" office:value="0.00838661" calcext:value-type="float">
            <text:p>0.00838661</text:p>
          </table:table-cell>
          <table:table-cell office:value-type="float" office:value="0.00554436" calcext:value-type="float">
            <text:p>0.00554436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0" calcext:value-type="float">
            <text:p>0</text:p>
          </table:table-cell>
          <table:table-cell office:value-type="float" office:value="0.047659" calcext:value-type="float">
            <text:p>0.047659</text:p>
          </table:table-cell>
          <table:table-cell office:value-type="float" office:value="0.00127585" calcext:value-type="float">
            <text:p>0.00127585</text:p>
          </table:table-cell>
          <table:table-cell office:value-type="float" office:value="0.0076721" calcext:value-type="float">
            <text:p>0.0076721</text:p>
          </table:table-cell>
          <table:table-cell office:value-type="float" office:value="0.00559133" calcext:value-type="float">
            <text:p>0.00559133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0" calcext:value-type="float">
            <text:p>0</text:p>
          </table:table-cell>
          <table:table-cell office:value-type="float" office:value="0.0478169" calcext:value-type="float">
            <text:p>0.0478169</text:p>
          </table:table-cell>
          <table:table-cell office:value-type="float" office:value="0.00129796" calcext:value-type="float">
            <text:p>0.00129796</text:p>
          </table:table-cell>
          <table:table-cell office:value-type="float" office:value="0.00787579" calcext:value-type="float">
            <text:p>0.00787579</text:p>
          </table:table-cell>
          <table:table-cell office:value-type="float" office:value="0.00501144" calcext:value-type="float">
            <text:p>0.00501144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0" calcext:value-type="float">
            <text:p>0</text:p>
          </table:table-cell>
          <table:table-cell office:value-type="float" office:value="0.0492842" calcext:value-type="float">
            <text:p>0.0492842</text:p>
          </table:table-cell>
          <table:table-cell office:value-type="float" office:value="0.0012119" calcext:value-type="float">
            <text:p>0.0012119</text:p>
          </table:table-cell>
          <table:table-cell office:value-type="float" office:value="0.00689166" calcext:value-type="float">
            <text:p>0.00689166</text:p>
          </table:table-cell>
          <table:table-cell office:value-type="float" office:value="0.00537106" calcext:value-type="float">
            <text:p>0.0053710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" calcext:value-type="float">
            <text:p>0</text:p>
          </table:table-cell>
          <table:table-cell office:value-type="float" office:value="0.0479882" calcext:value-type="float">
            <text:p>0.0479882</text:p>
          </table:table-cell>
          <table:table-cell office:value-type="float" office:value="0.00126441" calcext:value-type="float">
            <text:p>0.00126441</text:p>
          </table:table-cell>
          <table:table-cell office:value-type="float" office:value="0.00903164" calcext:value-type="float">
            <text:p>0.00903164</text:p>
          </table:table-cell>
          <table:table-cell office:value-type="float" office:value="0.00639585" calcext:value-type="float">
            <text:p>0.00639585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0" calcext:value-type="float">
            <text:p>0</text:p>
          </table:table-cell>
          <table:table-cell office:value-type="float" office:value="0.0488484" calcext:value-type="float">
            <text:p>0.0488484</text:p>
          </table:table-cell>
          <table:table-cell office:value-type="float" office:value="0.00126677" calcext:value-type="float">
            <text:p>0.00126677</text:p>
          </table:table-cell>
          <table:table-cell office:value-type="float" office:value="0.00830292" calcext:value-type="float">
            <text:p>0.00830292</text:p>
          </table:table-cell>
          <table:table-cell office:value-type="float" office:value="0.00548238" calcext:value-type="float">
            <text:p>0.00548238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0" calcext:value-type="float">
            <text:p>0</text:p>
          </table:table-cell>
          <table:table-cell office:value-type="float" office:value="0.0489522" calcext:value-type="float">
            <text:p>0.0489522</text:p>
          </table:table-cell>
          <table:table-cell office:value-type="float" office:value="0.00131888" calcext:value-type="float">
            <text:p>0.00131888</text:p>
          </table:table-cell>
          <table:table-cell office:value-type="float" office:value="0.00846753" calcext:value-type="float">
            <text:p>0.00846753</text:p>
          </table:table-cell>
          <table:table-cell office:value-type="float" office:value="0.00559804" calcext:value-type="float">
            <text:p>0.00559804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office:value-type="float" office:value="0" calcext:value-type="float">
            <text:p>0</text:p>
          </table:table-cell>
          <table:table-cell office:value-type="float" office:value="0.0493098" calcext:value-type="float">
            <text:p>0.0493098</text:p>
          </table:table-cell>
          <table:table-cell office:value-type="float" office:value="0.00229748" calcext:value-type="float">
            <text:p>0.00229748</text:p>
          </table:table-cell>
          <table:table-cell office:value-type="float" office:value="0.0071447" calcext:value-type="float">
            <text:p>0.0071447</text:p>
          </table:table-cell>
          <table:table-cell office:value-type="float" office:value="0.00548554" calcext:value-type="float">
            <text:p>0.00548554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0" calcext:value-type="float">
            <text:p>0</text:p>
          </table:table-cell>
          <table:table-cell office:value-type="float" office:value="0.0514021" calcext:value-type="float">
            <text:p>0.0514021</text:p>
          </table:table-cell>
          <table:table-cell office:value-type="float" office:value="0.00165561" calcext:value-type="float">
            <text:p>0.00165561</text:p>
          </table:table-cell>
          <table:table-cell office:value-type="float" office:value="0.00754498" calcext:value-type="float">
            <text:p>0.00754498</text:p>
          </table:table-cell>
          <table:table-cell office:value-type="float" office:value="0.0051421" calcext:value-type="float">
            <text:p>0.0051421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0" calcext:value-type="float">
            <text:p>0</text:p>
          </table:table-cell>
          <table:table-cell office:value-type="float" office:value="0.0496793" calcext:value-type="float">
            <text:p>0.0496793</text:p>
          </table:table-cell>
          <table:table-cell office:value-type="float" office:value="0.00131375" calcext:value-type="float">
            <text:p>0.00131375</text:p>
          </table:table-cell>
          <table:table-cell office:value-type="float" office:value="0.00834752" calcext:value-type="float">
            <text:p>0.00834752</text:p>
          </table:table-cell>
          <table:table-cell office:value-type="float" office:value="0.00505328" calcext:value-type="float">
            <text:p>0.00505328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0" calcext:value-type="float">
            <text:p>0</text:p>
          </table:table-cell>
          <table:table-cell office:value-type="float" office:value="0.0493963" calcext:value-type="float">
            <text:p>0.0493963</text:p>
          </table:table-cell>
          <table:table-cell office:value-type="float" office:value="0.00132283" calcext:value-type="float">
            <text:p>0.00132283</text:p>
          </table:table-cell>
          <table:table-cell office:value-type="float" office:value="0.00821054" calcext:value-type="float">
            <text:p>0.00821054</text:p>
          </table:table-cell>
          <table:table-cell office:value-type="float" office:value="0.00617597" calcext:value-type="float">
            <text:p>0.00617597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0" calcext:value-type="float">
            <text:p>0</text:p>
          </table:table-cell>
          <table:table-cell office:value-type="float" office:value="0.0498953" calcext:value-type="float">
            <text:p>0.0498953</text:p>
          </table:table-cell>
          <table:table-cell office:value-type="float" office:value="0.00126796" calcext:value-type="float">
            <text:p>0.00126796</text:p>
          </table:table-cell>
          <table:table-cell office:value-type="float" office:value="0.00744866" calcext:value-type="float">
            <text:p>0.00744866</text:p>
          </table:table-cell>
          <table:table-cell office:value-type="float" office:value="0.00549028" calcext:value-type="float">
            <text:p>0.00549028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0" calcext:value-type="float">
            <text:p>0</text:p>
          </table:table-cell>
          <table:table-cell office:value-type="float" office:value="0.0506797" calcext:value-type="float">
            <text:p>0.0506797</text:p>
          </table:table-cell>
          <table:table-cell office:value-type="float" office:value="0.00131257" calcext:value-type="float">
            <text:p>0.00131257</text:p>
          </table:table-cell>
          <table:table-cell office:value-type="float" office:value="0.00756433" calcext:value-type="float">
            <text:p>0.00756433</text:p>
          </table:table-cell>
          <table:table-cell office:value-type="float" office:value="0.00560831" calcext:value-type="float">
            <text:p>0.00560831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0" calcext:value-type="float">
            <text:p>0</text:p>
          </table:table-cell>
          <table:table-cell office:value-type="float" office:value="0.0497003" calcext:value-type="float">
            <text:p>0.0497003</text:p>
          </table:table-cell>
          <table:table-cell office:value-type="float" office:value="0.00121506" calcext:value-type="float">
            <text:p>0.00121506</text:p>
          </table:table-cell>
          <table:table-cell office:value-type="float" office:value="0.00858912" calcext:value-type="float">
            <text:p>0.00858912</text:p>
          </table:table-cell>
          <table:table-cell office:value-type="float" office:value="0.00576068" calcext:value-type="float">
            <text:p>0.00576068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" calcext:value-type="float">
            <text:p>0</text:p>
          </table:table-cell>
          <table:table-cell office:value-type="float" office:value="0.050892" calcext:value-type="float">
            <text:p>0.050892</text:p>
          </table:table-cell>
          <table:table-cell office:value-type="float" office:value="0.00119651" calcext:value-type="float">
            <text:p>0.00119651</text:p>
          </table:table-cell>
          <table:table-cell office:value-type="float" office:value="0.00834831" calcext:value-type="float">
            <text:p>0.00834831</text:p>
          </table:table-cell>
          <table:table-cell office:value-type="float" office:value="0.00513618" calcext:value-type="float">
            <text:p>0.00513618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0" calcext:value-type="float">
            <text:p>0</text:p>
          </table:table-cell>
          <table:table-cell office:value-type="float" office:value="0.0498546" calcext:value-type="float">
            <text:p>0.0498546</text:p>
          </table:table-cell>
          <table:table-cell office:value-type="float" office:value="0.00125177" calcext:value-type="float">
            <text:p>0.00125177</text:p>
          </table:table-cell>
          <table:table-cell office:value-type="float" office:value="0.00759472" calcext:value-type="float">
            <text:p>0.00759472</text:p>
          </table:table-cell>
          <table:table-cell office:value-type="float" office:value="0.00524632" calcext:value-type="float">
            <text:p>0.00524632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0" calcext:value-type="float">
            <text:p>0</text:p>
          </table:table-cell>
          <table:table-cell office:value-type="float" office:value="0.0511853" calcext:value-type="float">
            <text:p>0.0511853</text:p>
          </table:table-cell>
          <table:table-cell office:value-type="float" office:value="0.00119295" calcext:value-type="float">
            <text:p>0.00119295</text:p>
          </table:table-cell>
          <table:table-cell office:value-type="float" office:value="0.00732116" calcext:value-type="float">
            <text:p>0.00732116</text:p>
          </table:table-cell>
          <table:table-cell office:value-type="float" office:value="0.00624347" calcext:value-type="float">
            <text:p>0.00624347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0" calcext:value-type="float">
            <text:p>0</text:p>
          </table:table-cell>
          <table:table-cell office:value-type="float" office:value="0.0525046" calcext:value-type="float">
            <text:p>0.0525046</text:p>
          </table:table-cell>
          <table:table-cell office:value-type="float" office:value="0.00126046" calcext:value-type="float">
            <text:p>0.00126046</text:p>
          </table:table-cell>
          <table:table-cell office:value-type="float" office:value="0.0087707" calcext:value-type="float">
            <text:p>0.0087707</text:p>
          </table:table-cell>
          <table:table-cell office:value-type="float" office:value="0.00563594" calcext:value-type="float">
            <text:p>0.00563594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0" calcext:value-type="float">
            <text:p>0</text:p>
          </table:table-cell>
          <table:table-cell office:value-type="float" office:value="0.0502581" calcext:value-type="float">
            <text:p>0.0502581</text:p>
          </table:table-cell>
          <table:table-cell office:value-type="float" office:value="0.00121269" calcext:value-type="float">
            <text:p>0.00121269</text:p>
          </table:table-cell>
          <table:table-cell office:value-type="float" office:value="0.00816988" calcext:value-type="float">
            <text:p>0.00816988</text:p>
          </table:table-cell>
          <table:table-cell office:value-type="float" office:value="0.00575792" calcext:value-type="float">
            <text:p>0.00575792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0" calcext:value-type="float">
            <text:p>0</text:p>
          </table:table-cell>
          <table:table-cell office:value-type="float" office:value="0.0518331" calcext:value-type="float">
            <text:p>0.0518331</text:p>
          </table:table-cell>
          <table:table-cell office:value-type="float" office:value="0.00137928" calcext:value-type="float">
            <text:p>0.00137928</text:p>
          </table:table-cell>
          <table:table-cell office:value-type="float" office:value="0.00765867" calcext:value-type="float">
            <text:p>0.00765867</text:p>
          </table:table-cell>
          <table:table-cell office:value-type="float" office:value="0.0064819" calcext:value-type="float">
            <text:p>0.0064819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0" calcext:value-type="float">
            <text:p>0</text:p>
          </table:table-cell>
          <table:table-cell office:value-type="float" office:value="0.052629" calcext:value-type="float">
            <text:p>0.052629</text:p>
          </table:table-cell>
          <table:table-cell office:value-type="float" office:value="0.0015135" calcext:value-type="float">
            <text:p>0.0015135</text:p>
          </table:table-cell>
          <table:table-cell office:value-type="float" office:value="0.00718418" calcext:value-type="float">
            <text:p>0.00718418</text:p>
          </table:table-cell>
          <table:table-cell office:value-type="float" office:value="0.00699193" calcext:value-type="float">
            <text:p>0.00699193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office:value-type="float" office:value="0" calcext:value-type="float">
            <text:p>0</text:p>
          </table:table-cell>
          <table:table-cell office:value-type="float" office:value="0.0519902" calcext:value-type="float">
            <text:p>0.0519902</text:p>
          </table:table-cell>
          <table:table-cell office:value-type="float" office:value="0.00154034" calcext:value-type="float">
            <text:p>0.00154034</text:p>
          </table:table-cell>
          <table:table-cell office:value-type="float" office:value="0.00908138" calcext:value-type="float">
            <text:p>0.00908138</text:p>
          </table:table-cell>
          <table:table-cell office:value-type="float" office:value="0.00805896" calcext:value-type="float">
            <text:p>0.00805896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0" calcext:value-type="float">
            <text:p>0</text:p>
          </table:table-cell>
          <table:table-cell office:value-type="float" office:value="0.0517423" calcext:value-type="float">
            <text:p>0.0517423</text:p>
          </table:table-cell>
          <table:table-cell office:value-type="float" office:value="0.00166745" calcext:value-type="float">
            <text:p>0.00166745</text:p>
          </table:table-cell>
          <table:table-cell office:value-type="float" office:value="0.00859188" calcext:value-type="float">
            <text:p>0.00859188</text:p>
          </table:table-cell>
          <table:table-cell office:value-type="float" office:value="0.00608557" calcext:value-type="float">
            <text:p>0.00608557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0" calcext:value-type="float">
            <text:p>0</text:p>
          </table:table-cell>
          <table:table-cell office:value-type="float" office:value="0.0523364" calcext:value-type="float">
            <text:p>0.0523364</text:p>
          </table:table-cell>
          <table:table-cell office:value-type="float" office:value="0.00223511" calcext:value-type="float">
            <text:p>0.00223511</text:p>
          </table:table-cell>
          <table:table-cell office:value-type="float" office:value="0.00836529" calcext:value-type="float">
            <text:p>0.00836529</text:p>
          </table:table-cell>
          <table:table-cell office:value-type="float" office:value="0.00634413" calcext:value-type="float">
            <text:p>0.0063441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office:value-type="float" office:value="0.0583952" calcext:value-type="float">
            <text:p>0.0583952</text:p>
          </table:table-cell>
          <table:table-cell office:value-type="float" office:value="0.00131138" calcext:value-type="float">
            <text:p>0.00131138</text:p>
          </table:table-cell>
          <table:table-cell office:value-type="float" office:value="0.00866057" calcext:value-type="float">
            <text:p>0.00866057</text:p>
          </table:table-cell>
          <table:table-cell office:value-type="float" office:value="0.0061965" calcext:value-type="float">
            <text:p>0.0061965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0" calcext:value-type="float">
            <text:p>0</text:p>
          </table:table-cell>
          <table:table-cell office:value-type="float" office:value="0.0542356" calcext:value-type="float">
            <text:p>0.0542356</text:p>
          </table:table-cell>
          <table:table-cell office:value-type="float" office:value="0.00132046" calcext:value-type="float">
            <text:p>0.00132046</text:p>
          </table:table-cell>
          <table:table-cell office:value-type="float" office:value="0.0084395" calcext:value-type="float">
            <text:p>0.0084395</text:p>
          </table:table-cell>
          <table:table-cell office:value-type="float" office:value="0.00650559" calcext:value-type="float">
            <text:p>0.00650559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float" office:value="0" calcext:value-type="float">
            <text:p>0</text:p>
          </table:table-cell>
          <table:table-cell office:value-type="float" office:value="0.0536605" calcext:value-type="float">
            <text:p>0.0536605</text:p>
          </table:table-cell>
          <table:table-cell office:value-type="float" office:value="0.00133033" calcext:value-type="float">
            <text:p>0.00133033</text:p>
          </table:table-cell>
          <table:table-cell office:value-type="float" office:value="0.00798119" calcext:value-type="float">
            <text:p>0.00798119</text:p>
          </table:table-cell>
          <table:table-cell office:value-type="float" office:value="0.00729984" calcext:value-type="float">
            <text:p>0.00729984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float" office:value="0" calcext:value-type="float">
            <text:p>0</text:p>
          </table:table-cell>
          <table:table-cell office:value-type="float" office:value="0.052625" calcext:value-type="float">
            <text:p>0.052625</text:p>
          </table:table-cell>
          <table:table-cell office:value-type="float" office:value="0.00137494" calcext:value-type="float">
            <text:p>0.00137494</text:p>
          </table:table-cell>
          <table:table-cell office:value-type="float" office:value="0.00793382" calcext:value-type="float">
            <text:p>0.00793382</text:p>
          </table:table-cell>
          <table:table-cell office:value-type="float" office:value="0.00593754" calcext:value-type="float">
            <text:p>0.00593754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float" office:value="0" calcext:value-type="float">
            <text:p>0</text:p>
          </table:table-cell>
          <table:table-cell office:value-type="float" office:value="0.0536419" calcext:value-type="float">
            <text:p>0.0536419</text:p>
          </table:table-cell>
          <table:table-cell office:value-type="float" office:value="0.00126717" calcext:value-type="float">
            <text:p>0.00126717</text:p>
          </table:table-cell>
          <table:table-cell office:value-type="float" office:value="0.00784382" calcext:value-type="float">
            <text:p>0.00784382</text:p>
          </table:table-cell>
          <table:table-cell office:value-type="float" office:value="0.00557712" calcext:value-type="float">
            <text:p>0.00557712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0" calcext:value-type="float">
            <text:p>0</text:p>
          </table:table-cell>
          <table:table-cell office:value-type="float" office:value="0.0548929" calcext:value-type="float">
            <text:p>0.0548929</text:p>
          </table:table-cell>
          <table:table-cell office:value-type="float" office:value="0.00129717" calcext:value-type="float">
            <text:p>0.00129717</text:p>
          </table:table-cell>
          <table:table-cell office:value-type="float" office:value="0.00869491" calcext:value-type="float">
            <text:p>0.00869491</text:p>
          </table:table-cell>
          <table:table-cell office:value-type="float" office:value="0.00623676" calcext:value-type="float">
            <text:p>0.00623676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0" calcext:value-type="float">
            <text:p>0</text:p>
          </table:table-cell>
          <table:table-cell office:value-type="float" office:value="0.0527462" calcext:value-type="float">
            <text:p>0.0527462</text:p>
          </table:table-cell>
          <table:table-cell office:value-type="float" office:value="0.00207089" calcext:value-type="float">
            <text:p>0.00207089</text:p>
          </table:table-cell>
          <table:table-cell office:value-type="float" office:value="0.00824528" calcext:value-type="float">
            <text:p>0.00824528</text:p>
          </table:table-cell>
          <table:table-cell office:value-type="float" office:value="0.00619768" calcext:value-type="float">
            <text:p>0.00619768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 office:value-type="float" office:value="0" calcext:value-type="float">
            <text:p>0</text:p>
          </table:table-cell>
          <table:table-cell office:value-type="float" office:value="0.0528978" calcext:value-type="float">
            <text:p>0.0528978</text:p>
          </table:table-cell>
          <table:table-cell office:value-type="float" office:value="0.00146494" calcext:value-type="float">
            <text:p>0.00146494</text:p>
          </table:table-cell>
          <table:table-cell office:value-type="float" office:value="0.00783039" calcext:value-type="float">
            <text:p>0.00783039</text:p>
          </table:table-cell>
          <table:table-cell office:value-type="float" office:value="0.00785961" calcext:value-type="float">
            <text:p>0.00785961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float" office:value="0" calcext:value-type="float">
            <text:p>0</text:p>
          </table:table-cell>
          <table:table-cell office:value-type="float" office:value="0.0558407" calcext:value-type="float">
            <text:p>0.0558407</text:p>
          </table:table-cell>
          <table:table-cell office:value-type="float" office:value="0.00160745" calcext:value-type="float">
            <text:p>0.00160745</text:p>
          </table:table-cell>
          <table:table-cell office:value-type="float" office:value="0.00736379" calcext:value-type="float">
            <text:p>0.00736379</text:p>
          </table:table-cell>
          <table:table-cell office:value-type="float" office:value="0.00661138" calcext:value-type="float">
            <text:p>0.00661138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 office:value-type="float" office:value="0" calcext:value-type="float">
            <text:p>0</text:p>
          </table:table-cell>
          <table:table-cell office:value-type="float" office:value="0.055547" calcext:value-type="float">
            <text:p>0.055547</text:p>
          </table:table-cell>
          <table:table-cell office:value-type="float" office:value="0.00136309" calcext:value-type="float">
            <text:p>0.00136309</text:p>
          </table:table-cell>
          <table:table-cell office:value-type="float" office:value="0.00940547" calcext:value-type="float">
            <text:p>0.00940547</text:p>
          </table:table-cell>
          <table:table-cell office:value-type="float" office:value="0.00690035" calcext:value-type="float">
            <text:p>0.00690035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0" calcext:value-type="float">
            <text:p>0</text:p>
          </table:table-cell>
          <table:table-cell office:value-type="float" office:value="0.0535709" calcext:value-type="float">
            <text:p>0.0535709</text:p>
          </table:table-cell>
          <table:table-cell office:value-type="float" office:value="0.00134573" calcext:value-type="float">
            <text:p>0.00134573</text:p>
          </table:table-cell>
          <table:table-cell office:value-type="float" office:value="0.00963719" calcext:value-type="float">
            <text:p>0.00963719</text:p>
          </table:table-cell>
          <table:table-cell office:value-type="float" office:value="0.00645151" calcext:value-type="float">
            <text:p>0.00645151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 office:value-type="float" office:value="0" calcext:value-type="float">
            <text:p>0</text:p>
          </table:table-cell>
          <table:table-cell office:value-type="float" office:value="0.0548972" calcext:value-type="float">
            <text:p>0.0548972</text:p>
          </table:table-cell>
          <table:table-cell office:value-type="float" office:value="0.00123283" calcext:value-type="float">
            <text:p>0.00123283</text:p>
          </table:table-cell>
          <table:table-cell office:value-type="float" office:value="0.00834279" calcext:value-type="float">
            <text:p>0.00834279</text:p>
          </table:table-cell>
          <table:table-cell office:value-type="float" office:value="0.00538448" calcext:value-type="float">
            <text:p>0.00538448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 office:value-type="float" office:value="0" calcext:value-type="float">
            <text:p>0</text:p>
          </table:table-cell>
          <table:table-cell office:value-type="float" office:value="0.0570569" calcext:value-type="float">
            <text:p>0.0570569</text:p>
          </table:table-cell>
          <table:table-cell office:value-type="float" office:value="0.00128177" calcext:value-type="float">
            <text:p>0.00128177</text:p>
          </table:table-cell>
          <table:table-cell office:value-type="float" office:value="0.00862504" calcext:value-type="float">
            <text:p>0.00862504</text:p>
          </table:table-cell>
          <table:table-cell office:value-type="float" office:value="0.0055866" calcext:value-type="float">
            <text:p>0.0055866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 office:value-type="float" office:value="0" calcext:value-type="float">
            <text:p>0</text:p>
          </table:table-cell>
          <table:table-cell office:value-type="float" office:value="0.0541835" calcext:value-type="float">
            <text:p>0.0541835</text:p>
          </table:table-cell>
          <table:table-cell office:value-type="float" office:value="0.00120046" calcext:value-type="float">
            <text:p>0.00120046</text:p>
          </table:table-cell>
          <table:table-cell office:value-type="float" office:value="0.0094106" calcext:value-type="float">
            <text:p>0.0094106</text:p>
          </table:table-cell>
          <table:table-cell office:value-type="float" office:value="0.00678113" calcext:value-type="float">
            <text:p>0.00678113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0" calcext:value-type="float">
            <text:p>0</text:p>
          </table:table-cell>
          <table:table-cell office:value-type="float" office:value="0.0543809" calcext:value-type="float">
            <text:p>0.0543809</text:p>
          </table:table-cell>
          <table:table-cell office:value-type="float" office:value="0.0012494" calcext:value-type="float">
            <text:p>0.0012494</text:p>
          </table:table-cell>
          <table:table-cell office:value-type="float" office:value="0.00919941" calcext:value-type="float">
            <text:p>0.00919941</text:p>
          </table:table-cell>
          <table:table-cell office:value-type="float" office:value="0.0056695" calcext:value-type="float">
            <text:p>0.0056695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 office:value-type="float" office:value="0" calcext:value-type="float">
            <text:p>0</text:p>
          </table:table-cell>
          <table:table-cell office:value-type="float" office:value="0.0569448" calcext:value-type="float">
            <text:p>0.0569448</text:p>
          </table:table-cell>
          <table:table-cell office:value-type="float" office:value="0.00121743" calcext:value-type="float">
            <text:p>0.00121743</text:p>
          </table:table-cell>
          <table:table-cell office:value-type="float" office:value="0.00824923" calcext:value-type="float">
            <text:p>0.00824923</text:p>
          </table:table-cell>
          <table:table-cell office:value-type="float" office:value="0.00628966" calcext:value-type="float">
            <text:p>0.00628966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 office:value-type="float" office:value="0" calcext:value-type="float">
            <text:p>0</text:p>
          </table:table-cell>
          <table:table-cell office:value-type="float" office:value="0.0555577" calcext:value-type="float">
            <text:p>0.0555577</text:p>
          </table:table-cell>
          <table:table-cell office:value-type="float" office:value="0.0013098" calcext:value-type="float">
            <text:p>0.0013098</text:p>
          </table:table-cell>
          <table:table-cell office:value-type="float" office:value="0.00863057" calcext:value-type="float">
            <text:p>0.00863057</text:p>
          </table:table-cell>
          <table:table-cell office:value-type="float" office:value="0.00576305" calcext:value-type="float">
            <text:p>0.00576305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 office:value-type="float" office:value="0" calcext:value-type="float">
            <text:p>0</text:p>
          </table:table-cell>
          <table:table-cell office:value-type="float" office:value="0.0546379" calcext:value-type="float">
            <text:p>0.0546379</text:p>
          </table:table-cell>
          <table:table-cell office:value-type="float" office:value="0.0012652" calcext:value-type="float">
            <text:p>0.0012652</text:p>
          </table:table-cell>
          <table:table-cell office:value-type="float" office:value="0.0094414" calcext:value-type="float">
            <text:p>0.0094414</text:p>
          </table:table-cell>
          <table:table-cell office:value-type="float" office:value="0.00544804" calcext:value-type="float">
            <text:p>0.00544804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0" calcext:value-type="float">
            <text:p>0</text:p>
          </table:table-cell>
          <table:table-cell office:value-type="float" office:value="0.0561581" calcext:value-type="float">
            <text:p>0.0561581</text:p>
          </table:table-cell>
          <table:table-cell office:value-type="float" office:value="0.00134849" calcext:value-type="float">
            <text:p>0.00134849</text:p>
          </table:table-cell>
          <table:table-cell office:value-type="float" office:value="0.00914178" calcext:value-type="float">
            <text:p>0.00914178</text:p>
          </table:table-cell>
          <table:table-cell office:value-type="float" office:value="0.00622176" calcext:value-type="float">
            <text:p>0.00622176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 office:value-type="float" office:value="0" calcext:value-type="float">
            <text:p>0</text:p>
          </table:table-cell>
          <table:table-cell office:value-type="float" office:value="0.0558016" calcext:value-type="float">
            <text:p>0.0558016</text:p>
          </table:table-cell>
          <table:table-cell office:value-type="float" office:value="0.00135323" calcext:value-type="float">
            <text:p>0.00135323</text:p>
          </table:table-cell>
          <table:table-cell office:value-type="float" office:value="0.0082895" calcext:value-type="float">
            <text:p>0.0082895</text:p>
          </table:table-cell>
          <table:table-cell office:value-type="float" office:value="0.0061132" calcext:value-type="float">
            <text:p>0.0061132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0" calcext:value-type="float">
            <text:p>0</text:p>
          </table:table-cell>
          <table:table-cell office:value-type="float" office:value="0.0568114" calcext:value-type="float">
            <text:p>0.0568114</text:p>
          </table:table-cell>
          <table:table-cell office:value-type="float" office:value="0.00164653" calcext:value-type="float">
            <text:p>0.00164653</text:p>
          </table:table-cell>
          <table:table-cell office:value-type="float" office:value="0.00997787" calcext:value-type="float">
            <text:p>0.00997787</text:p>
          </table:table-cell>
          <table:table-cell office:value-type="float" office:value="0.00589056" calcext:value-type="float">
            <text:p>0.00589056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0" calcext:value-type="float">
            <text:p>0</text:p>
          </table:table-cell>
          <table:table-cell office:value-type="float" office:value="0.0552888" calcext:value-type="float">
            <text:p>0.0552888</text:p>
          </table:table-cell>
          <table:table-cell office:value-type="float" office:value="0.00136981" calcext:value-type="float">
            <text:p>0.00136981</text:p>
          </table:table-cell>
          <table:table-cell office:value-type="float" office:value="0.00966917" calcext:value-type="float">
            <text:p>0.00966917</text:p>
          </table:table-cell>
          <table:table-cell office:value-type="float" office:value="0.00657665" calcext:value-type="float">
            <text:p>0.00657665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0" calcext:value-type="float">
            <text:p>0</text:p>
          </table:table-cell>
          <table:table-cell office:value-type="float" office:value="0.0557554" calcext:value-type="float">
            <text:p>0.0557554</text:p>
          </table:table-cell>
          <table:table-cell office:value-type="float" office:value="0.00254342" calcext:value-type="float">
            <text:p>0.00254342</text:p>
          </table:table-cell>
          <table:table-cell office:value-type="float" office:value="0.00861754" calcext:value-type="float">
            <text:p>0.00861754</text:p>
          </table:table-cell>
          <table:table-cell office:value-type="float" office:value="0.0059549" calcext:value-type="float">
            <text:p>0.0059549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float" office:value="0" calcext:value-type="float">
            <text:p>0</text:p>
          </table:table-cell>
          <table:table-cell office:value-type="float" office:value="0.0586573" calcext:value-type="float">
            <text:p>0.0586573</text:p>
          </table:table-cell>
          <table:table-cell office:value-type="float" office:value="0.00139389" calcext:value-type="float">
            <text:p>0.00139389</text:p>
          </table:table-cell>
          <table:table-cell office:value-type="float" office:value="0.00919625" calcext:value-type="float">
            <text:p>0.00919625</text:p>
          </table:table-cell>
          <table:table-cell office:value-type="float" office:value="0.00573108" calcext:value-type="float">
            <text:p>0.00573108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0" calcext:value-type="float">
            <text:p>0</text:p>
          </table:table-cell>
          <table:table-cell office:value-type="float" office:value="0.0583344" calcext:value-type="float">
            <text:p>0.0583344</text:p>
          </table:table-cell>
          <table:table-cell office:value-type="float" office:value="0.00135441" calcext:value-type="float">
            <text:p>0.00135441</text:p>
          </table:table-cell>
          <table:table-cell office:value-type="float" office:value="0.0119927" calcext:value-type="float">
            <text:p>0.0119927</text:p>
          </table:table-cell>
          <table:table-cell office:value-type="float" office:value="0.00689956" calcext:value-type="float">
            <text:p>0.00689956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0" calcext:value-type="float">
            <text:p>0</text:p>
          </table:table-cell>
          <table:table-cell office:value-type="float" office:value="0.0565477" calcext:value-type="float">
            <text:p>0.0565477</text:p>
          </table:table-cell>
          <table:table-cell office:value-type="float" office:value="0.00125375" calcext:value-type="float">
            <text:p>0.00125375</text:p>
          </table:table-cell>
          <table:table-cell office:value-type="float" office:value="0.0130025" calcext:value-type="float">
            <text:p>0.0130025</text:p>
          </table:table-cell>
          <table:table-cell office:value-type="float" office:value="0.00554712" calcext:value-type="float">
            <text:p>0.00554712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 office:value-type="float" office:value="0" calcext:value-type="float">
            <text:p>0</text:p>
          </table:table-cell>
          <table:table-cell office:value-type="float" office:value="0.0576329" calcext:value-type="float">
            <text:p>0.0576329</text:p>
          </table:table-cell>
          <table:table-cell office:value-type="float" office:value="0.00129638" calcext:value-type="float">
            <text:p>0.00129638</text:p>
          </table:table-cell>
          <table:table-cell office:value-type="float" office:value="0.00976352" calcext:value-type="float">
            <text:p>0.00976352</text:p>
          </table:table-cell>
          <table:table-cell office:value-type="float" office:value="0.00608083" calcext:value-type="float">
            <text:p>0.00608083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 office:value-type="float" office:value="0" calcext:value-type="float">
            <text:p>0</text:p>
          </table:table-cell>
          <table:table-cell office:value-type="float" office:value="0.0611368" calcext:value-type="float">
            <text:p>0.0611368</text:p>
          </table:table-cell>
          <table:table-cell office:value-type="float" office:value="0.00120598" calcext:value-type="float">
            <text:p>0.00120598</text:p>
          </table:table-cell>
          <table:table-cell office:value-type="float" office:value="0.00920415" calcext:value-type="float">
            <text:p>0.00920415</text:p>
          </table:table-cell>
          <table:table-cell office:value-type="float" office:value="0.00574726" calcext:value-type="float">
            <text:p>0.00574726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 office:value-type="float" office:value="0" calcext:value-type="float">
            <text:p>0</text:p>
          </table:table-cell>
          <table:table-cell office:value-type="float" office:value="0.0588337" calcext:value-type="float">
            <text:p>0.0588337</text:p>
          </table:table-cell>
          <table:table-cell office:value-type="float" office:value="0.00124822" calcext:value-type="float">
            <text:p>0.00124822</text:p>
          </table:table-cell>
          <table:table-cell office:value-type="float" office:value="0.00841503" calcext:value-type="float">
            <text:p>0.00841503</text:p>
          </table:table-cell>
          <table:table-cell office:value-type="float" office:value="0.00840437" calcext:value-type="float">
            <text:p>0.00840437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float" office:value="0" calcext:value-type="float">
            <text:p>0</text:p>
          </table:table-cell>
          <table:table-cell office:value-type="float" office:value="0.0570562" calcext:value-type="float">
            <text:p>0.0570562</text:p>
          </table:table-cell>
          <table:table-cell office:value-type="float" office:value="0.00125059" calcext:value-type="float">
            <text:p>0.00125059</text:p>
          </table:table-cell>
          <table:table-cell office:value-type="float" office:value="0.00779684" calcext:value-type="float">
            <text:p>0.00779684</text:p>
          </table:table-cell>
          <table:table-cell office:value-type="float" office:value="0.00714904" calcext:value-type="float">
            <text:p>0.0071490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 office:value-type="float" office:value="0.0577371" calcext:value-type="float">
            <text:p>0.0577371</text:p>
          </table:table-cell>
          <table:table-cell office:value-type="float" office:value="0.00228643" calcext:value-type="float">
            <text:p>0.00228643</text:p>
          </table:table-cell>
          <table:table-cell office:value-type="float" office:value="0.0092302" calcext:value-type="float">
            <text:p>0.0092302</text:p>
          </table:table-cell>
          <table:table-cell office:value-type="float" office:value="0.0060982" calcext:value-type="float">
            <text:p>0.0060982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float" office:value="0" calcext:value-type="float">
            <text:p>0</text:p>
          </table:table-cell>
          <table:table-cell office:value-type="float" office:value="0.0586802" calcext:value-type="float">
            <text:p>0.0586802</text:p>
          </table:table-cell>
          <table:table-cell office:value-type="float" office:value="0.00167101" calcext:value-type="float">
            <text:p>0.00167101</text:p>
          </table:table-cell>
          <table:table-cell office:value-type="float" office:value="0.00847858" calcext:value-type="float">
            <text:p>0.00847858</text:p>
          </table:table-cell>
          <table:table-cell office:value-type="float" office:value="0.00659165" calcext:value-type="float">
            <text:p>0.00659165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float" office:value="0" calcext:value-type="float">
            <text:p>0</text:p>
          </table:table-cell>
          <table:table-cell office:value-type="float" office:value="0.0572831" calcext:value-type="float">
            <text:p>0.0572831</text:p>
          </table:table-cell>
          <table:table-cell office:value-type="float" office:value="0.00137533" calcext:value-type="float">
            <text:p>0.00137533</text:p>
          </table:table-cell>
          <table:table-cell office:value-type="float" office:value="0.00852635" calcext:value-type="float">
            <text:p>0.00852635</text:p>
          </table:table-cell>
          <table:table-cell office:value-type="float" office:value="0.00577608" calcext:value-type="float">
            <text:p>0.00577608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 office:value-type="float" office:value="0" calcext:value-type="float">
            <text:p>0</text:p>
          </table:table-cell>
          <table:table-cell office:value-type="float" office:value="0.0575121" calcext:value-type="float">
            <text:p>0.0575121</text:p>
          </table:table-cell>
          <table:table-cell office:value-type="float" office:value="0.00134099" calcext:value-type="float">
            <text:p>0.00134099</text:p>
          </table:table-cell>
          <table:table-cell office:value-type="float" office:value="0.00784066" calcext:value-type="float">
            <text:p>0.00784066</text:p>
          </table:table-cell>
          <table:table-cell office:value-type="float" office:value="0.00598688" calcext:value-type="float">
            <text:p>0.00598688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float" office:value="0" calcext:value-type="float">
            <text:p>0</text:p>
          </table:table-cell>
          <table:table-cell office:value-type="float" office:value="0.0598309" calcext:value-type="float">
            <text:p>0.0598309</text:p>
          </table:table-cell>
          <table:table-cell office:value-type="float" office:value="0.00126835" calcext:value-type="float">
            <text:p>0.00126835</text:p>
          </table:table-cell>
          <table:table-cell office:value-type="float" office:value="0.00903124" calcext:value-type="float">
            <text:p>0.00903124</text:p>
          </table:table-cell>
          <table:table-cell office:value-type="float" office:value="0.00687864" calcext:value-type="float">
            <text:p>0.00687864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 office:value-type="float" office:value="0" calcext:value-type="float">
            <text:p>0</text:p>
          </table:table-cell>
          <table:table-cell office:value-type="float" office:value="0.0634244" calcext:value-type="float">
            <text:p>0.0634244</text:p>
          </table:table-cell>
          <table:table-cell office:value-type="float" office:value="0.00128651" calcext:value-type="float">
            <text:p>0.00128651</text:p>
          </table:table-cell>
          <table:table-cell office:value-type="float" office:value="0.00832818" calcext:value-type="float">
            <text:p>0.00832818</text:p>
          </table:table-cell>
          <table:table-cell office:value-type="float" office:value="0.00674284" calcext:value-type="float">
            <text:p>0.00674284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float" office:value="0" calcext:value-type="float">
            <text:p>0</text:p>
          </table:table-cell>
          <table:table-cell office:value-type="float" office:value="0.0585006" calcext:value-type="float">
            <text:p>0.0585006</text:p>
          </table:table-cell>
          <table:table-cell office:value-type="float" office:value="0.00122611" calcext:value-type="float">
            <text:p>0.00122611</text:p>
          </table:table-cell>
          <table:table-cell office:value-type="float" office:value="0.00960877" calcext:value-type="float">
            <text:p>0.00960877</text:p>
          </table:table-cell>
          <table:table-cell office:value-type="float" office:value="0.00710286" calcext:value-type="float">
            <text:p>0.00710286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 office:value-type="float" office:value="0" calcext:value-type="float">
            <text:p>0</text:p>
          </table:table-cell>
          <table:table-cell office:value-type="float" office:value="0.0579503" calcext:value-type="float">
            <text:p>0.0579503</text:p>
          </table:table-cell>
          <table:table-cell office:value-type="float" office:value="0.00155179" calcext:value-type="float">
            <text:p>0.00155179</text:p>
          </table:table-cell>
          <table:table-cell office:value-type="float" office:value="0.00806448" calcext:value-type="float">
            <text:p>0.00806448</text:p>
          </table:table-cell>
          <table:table-cell office:value-type="float" office:value="0.00626242" calcext:value-type="float">
            <text:p>0.00626242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float" office:value="0" calcext:value-type="float">
            <text:p>0</text:p>
          </table:table-cell>
          <table:table-cell office:value-type="float" office:value="0.0603042" calcext:value-type="float">
            <text:p>0.0603042</text:p>
          </table:table-cell>
          <table:table-cell office:value-type="float" office:value="0.00181588" calcext:value-type="float">
            <text:p>0.00181588</text:p>
          </table:table-cell>
          <table:table-cell office:value-type="float" office:value="0.00991431" calcext:value-type="float">
            <text:p>0.00991431</text:p>
          </table:table-cell>
          <table:table-cell office:value-type="float" office:value="0.00632361" calcext:value-type="float">
            <text:p>0.00632361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 office:value-type="float" office:value="0" calcext:value-type="float">
            <text:p>0</text:p>
          </table:table-cell>
          <table:table-cell office:value-type="float" office:value="0.0601333" calcext:value-type="float">
            <text:p>0.0601333</text:p>
          </table:table-cell>
          <table:table-cell office:value-type="float" office:value="0.0016185" calcext:value-type="float">
            <text:p>0.0016185</text:p>
          </table:table-cell>
          <table:table-cell office:value-type="float" office:value="0.00946548" calcext:value-type="float">
            <text:p>0.00946548</text:p>
          </table:table-cell>
          <table:table-cell office:value-type="float" office:value="0.00717589" calcext:value-type="float">
            <text:p>0.00717589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0" calcext:value-type="float">
            <text:p>0</text:p>
          </table:table-cell>
          <table:table-cell office:value-type="float" office:value="0.058799" calcext:value-type="float">
            <text:p>0.058799</text:p>
          </table:table-cell>
          <table:table-cell office:value-type="float" office:value="0.00149218" calcext:value-type="float">
            <text:p>0.00149218</text:p>
          </table:table-cell>
          <table:table-cell office:value-type="float" office:value="0.00859188" calcext:value-type="float">
            <text:p>0.00859188</text:p>
          </table:table-cell>
          <table:table-cell office:value-type="float" office:value="0.00617715" calcext:value-type="float">
            <text:p>0.00617715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0" calcext:value-type="float">
            <text:p>0</text:p>
          </table:table-cell>
          <table:table-cell office:value-type="float" office:value="0.0608912" calcext:value-type="float">
            <text:p>0.0608912</text:p>
          </table:table-cell>
          <table:table-cell office:value-type="float" office:value="0.00149613" calcext:value-type="float">
            <text:p>0.00149613</text:p>
          </table:table-cell>
          <table:table-cell office:value-type="float" office:value="0.00771631" calcext:value-type="float">
            <text:p>0.00771631</text:p>
          </table:table-cell>
          <table:table-cell office:value-type="float" office:value="0.00647796" calcext:value-type="float">
            <text:p>0.00647796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0" calcext:value-type="float">
            <text:p>0</text:p>
          </table:table-cell>
          <table:table-cell office:value-type="float" office:value="0.0608316" calcext:value-type="float">
            <text:p>0.0608316</text:p>
          </table:table-cell>
          <table:table-cell office:value-type="float" office:value="0.00159916" calcext:value-type="float">
            <text:p>0.00159916</text:p>
          </table:table-cell>
          <table:table-cell office:value-type="float" office:value="0.00927599" calcext:value-type="float">
            <text:p>0.00927599</text:p>
          </table:table-cell>
          <table:table-cell office:value-type="float" office:value="0.00632045" calcext:value-type="float">
            <text:p>0.00632045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 office:value-type="float" office:value="0" calcext:value-type="float">
            <text:p>0</text:p>
          </table:table-cell>
          <table:table-cell office:value-type="float" office:value="0.0626096" calcext:value-type="float">
            <text:p>0.0626096</text:p>
          </table:table-cell>
          <table:table-cell office:value-type="float" office:value="0.00154981" calcext:value-type="float">
            <text:p>0.00154981</text:p>
          </table:table-cell>
          <table:table-cell office:value-type="float" office:value="0.00973707" calcext:value-type="float">
            <text:p>0.00973707</text:p>
          </table:table-cell>
          <table:table-cell office:value-type="float" office:value="0.00570108" calcext:value-type="float">
            <text:p>0.00570108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 office:value-type="float" office:value="0" calcext:value-type="float">
            <text:p>0</text:p>
          </table:table-cell>
          <table:table-cell office:value-type="float" office:value="0.0602099" calcext:value-type="float">
            <text:p>0.0602099</text:p>
          </table:table-cell>
          <table:table-cell office:value-type="float" office:value="0.00262592" calcext:value-type="float">
            <text:p>0.00262592</text:p>
          </table:table-cell>
          <table:table-cell office:value-type="float" office:value="0.00862622" calcext:value-type="float">
            <text:p>0.00862622</text:p>
          </table:table-cell>
          <table:table-cell office:value-type="float" office:value="0.00681824" calcext:value-type="float">
            <text:p>0.00681824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0" calcext:value-type="float">
            <text:p>0</text:p>
          </table:table-cell>
          <table:table-cell office:value-type="float" office:value="0.0627632" calcext:value-type="float">
            <text:p>0.0627632</text:p>
          </table:table-cell>
          <table:table-cell office:value-type="float" office:value="0.00146771" calcext:value-type="float">
            <text:p>0.00146771</text:p>
          </table:table-cell>
          <table:table-cell office:value-type="float" office:value="0.0115068" calcext:value-type="float">
            <text:p>0.0115068</text:p>
          </table:table-cell>
          <table:table-cell office:value-type="float" office:value="0.0067381" calcext:value-type="float">
            <text:p>0.0067381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 office:value-type="float" office:value="0" calcext:value-type="float">
            <text:p>0</text:p>
          </table:table-cell>
          <table:table-cell office:value-type="float" office:value="0.0621043" calcext:value-type="float">
            <text:p>0.0621043</text:p>
          </table:table-cell>
          <table:table-cell office:value-type="float" office:value="0.00161653" calcext:value-type="float">
            <text:p>0.00161653</text:p>
          </table:table-cell>
          <table:table-cell office:value-type="float" office:value="0.00904151" calcext:value-type="float">
            <text:p>0.00904151</text:p>
          </table:table-cell>
          <table:table-cell office:value-type="float" office:value="0.0065573" calcext:value-type="float">
            <text:p>0.0065573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 office:value-type="float" office:value="0" calcext:value-type="float">
            <text:p>0</text:p>
          </table:table-cell>
          <table:table-cell office:value-type="float" office:value="0.0616393" calcext:value-type="float">
            <text:p>0.0616393</text:p>
          </table:table-cell>
          <table:table-cell office:value-type="float" office:value="0.00195365" calcext:value-type="float">
            <text:p>0.00195365</text:p>
          </table:table-cell>
          <table:table-cell office:value-type="float" office:value="0.00966088" calcext:value-type="float">
            <text:p>0.00966088</text:p>
          </table:table-cell>
          <table:table-cell office:value-type="float" office:value="0.00656322" calcext:value-type="float">
            <text:p>0.00656322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office:value-type="float" office:value="0" calcext:value-type="float">
            <text:p>0</text:p>
          </table:table-cell>
          <table:table-cell office:value-type="float" office:value="0.0629061" calcext:value-type="float">
            <text:p>0.0629061</text:p>
          </table:table-cell>
          <table:table-cell office:value-type="float" office:value="0.0018068" calcext:value-type="float">
            <text:p>0.0018068</text:p>
          </table:table-cell>
          <table:table-cell office:value-type="float" office:value="0.0133921" calcext:value-type="float">
            <text:p>0.0133921</text:p>
          </table:table-cell>
          <table:table-cell office:value-type="float" office:value="0.00789355" calcext:value-type="float">
            <text:p>0.00789355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 office:value-type="float" office:value="0" calcext:value-type="float">
            <text:p>0</text:p>
          </table:table-cell>
          <table:table-cell office:value-type="float" office:value="0.0607795" calcext:value-type="float">
            <text:p>0.0607795</text:p>
          </table:table-cell>
          <table:table-cell office:value-type="float" office:value="0.00192681" calcext:value-type="float">
            <text:p>0.00192681</text:p>
          </table:table-cell>
          <table:table-cell office:value-type="float" office:value="0.0119422" calcext:value-type="float">
            <text:p>0.0119422</text:p>
          </table:table-cell>
          <table:table-cell office:value-type="float" office:value="0.00737129" calcext:value-type="float">
            <text:p>0.0073712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" calcext:value-type="float">
            <text:p>0</text:p>
          </table:table-cell>
          <table:table-cell office:value-type="float" office:value="0.0599304" calcext:value-type="float">
            <text:p>0.0599304</text:p>
          </table:table-cell>
          <table:table-cell office:value-type="float" office:value="0.00276211" calcext:value-type="float">
            <text:p>0.00276211</text:p>
          </table:table-cell>
          <table:table-cell office:value-type="float" office:value="0.0113224" calcext:value-type="float">
            <text:p>0.0113224</text:p>
          </table:table-cell>
          <table:table-cell office:value-type="float" office:value="0.00645664" calcext:value-type="float">
            <text:p>0.00645664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 office:value-type="float" office:value="0" calcext:value-type="float">
            <text:p>0</text:p>
          </table:table-cell>
          <table:table-cell office:value-type="float" office:value="0.0617818" calcext:value-type="float">
            <text:p>0.0617818</text:p>
          </table:table-cell>
          <table:table-cell office:value-type="float" office:value="0.0021455" calcext:value-type="float">
            <text:p>0.0021455</text:p>
          </table:table-cell>
          <table:table-cell office:value-type="float" office:value="0.0115107" calcext:value-type="float">
            <text:p>0.0115107</text:p>
          </table:table-cell>
          <table:table-cell office:value-type="float" office:value="0.00681311" calcext:value-type="float">
            <text:p>0.00681311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 office:value-type="float" office:value="0" calcext:value-type="float">
            <text:p>0</text:p>
          </table:table-cell>
          <table:table-cell office:value-type="float" office:value="0.0622658" calcext:value-type="float">
            <text:p>0.0622658</text:p>
          </table:table-cell>
          <table:table-cell office:value-type="float" office:value="0.00189404" calcext:value-type="float">
            <text:p>0.00189404</text:p>
          </table:table-cell>
          <table:table-cell office:value-type="float" office:value="0.00889387" calcext:value-type="float">
            <text:p>0.00889387</text:p>
          </table:table-cell>
          <table:table-cell office:value-type="float" office:value="0.00664731" calcext:value-type="float">
            <text:p>0.00664731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 office:value-type="float" office:value="0" calcext:value-type="float">
            <text:p>0</text:p>
          </table:table-cell>
          <table:table-cell office:value-type="float" office:value="0.0617261" calcext:value-type="float">
            <text:p>0.0617261</text:p>
          </table:table-cell>
          <table:table-cell office:value-type="float" office:value="0.00139744" calcext:value-type="float">
            <text:p>0.00139744</text:p>
          </table:table-cell>
          <table:table-cell office:value-type="float" office:value="0.0114377" calcext:value-type="float">
            <text:p>0.0114377</text:p>
          </table:table-cell>
          <table:table-cell office:value-type="float" office:value="0.00587437" calcext:value-type="float">
            <text:p>0.00587437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 office:value-type="float" office:value="0" calcext:value-type="float">
            <text:p>0</text:p>
          </table:table-cell>
          <table:table-cell office:value-type="float" office:value="0.0636466" calcext:value-type="float">
            <text:p>0.0636466</text:p>
          </table:table-cell>
          <table:table-cell office:value-type="float" office:value="0.00149376" calcext:value-type="float">
            <text:p>0.00149376</text:p>
          </table:table-cell>
          <table:table-cell office:value-type="float" office:value="0.0111313" calcext:value-type="float">
            <text:p>0.0111313</text:p>
          </table:table-cell>
          <table:table-cell office:value-type="float" office:value="0.00718181" calcext:value-type="float">
            <text:p>0.00718181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 office:value-type="float" office:value="0" calcext:value-type="float">
            <text:p>0</text:p>
          </table:table-cell>
          <table:table-cell office:value-type="float" office:value="0.0627655" calcext:value-type="float">
            <text:p>0.0627655</text:p>
          </table:table-cell>
          <table:table-cell office:value-type="float" office:value="0.00142231" calcext:value-type="float">
            <text:p>0.00142231</text:p>
          </table:table-cell>
          <table:table-cell office:value-type="float" office:value="0.00906717" calcext:value-type="float">
            <text:p>0.00906717</text:p>
          </table:table-cell>
          <table:table-cell office:value-type="float" office:value="0.00662954" calcext:value-type="float">
            <text:p>0.00662954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 office:value-type="float" office:value="0" calcext:value-type="float">
            <text:p>0</text:p>
          </table:table-cell>
          <table:table-cell office:value-type="float" office:value="0.0630075" calcext:value-type="float">
            <text:p>0.0630075</text:p>
          </table:table-cell>
          <table:table-cell office:value-type="float" office:value="0.00143573" calcext:value-type="float">
            <text:p>0.00143573</text:p>
          </table:table-cell>
          <table:table-cell office:value-type="float" office:value="0.0116793" calcext:value-type="float">
            <text:p>0.0116793</text:p>
          </table:table-cell>
          <table:table-cell office:value-type="float" office:value="0.00692995" calcext:value-type="float">
            <text:p>0.00692995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 office:value-type="float" office:value="0" calcext:value-type="float">
            <text:p>0</text:p>
          </table:table-cell>
          <table:table-cell office:value-type="float" office:value="0.0636316" calcext:value-type="float">
            <text:p>0.0636316</text:p>
          </table:table-cell>
          <table:table-cell office:value-type="float" office:value="0.00140297" calcext:value-type="float">
            <text:p>0.00140297</text:p>
          </table:table-cell>
          <table:table-cell office:value-type="float" office:value="0.0108641" calcext:value-type="float">
            <text:p>0.0108641</text:p>
          </table:table-cell>
          <table:table-cell office:value-type="float" office:value="0.00658454" calcext:value-type="float">
            <text:p>0.00658454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 office:value-type="float" office:value="0" calcext:value-type="float">
            <text:p>0</text:p>
          </table:table-cell>
          <table:table-cell office:value-type="float" office:value="0.0649773" calcext:value-type="float">
            <text:p>0.0649773</text:p>
          </table:table-cell>
          <table:table-cell office:value-type="float" office:value="0.00142389" calcext:value-type="float">
            <text:p>0.00142389</text:p>
          </table:table-cell>
          <table:table-cell office:value-type="float" office:value="0.00923178" calcext:value-type="float">
            <text:p>0.00923178</text:p>
          </table:table-cell>
          <table:table-cell office:value-type="float" office:value="0.00640611" calcext:value-type="float">
            <text:p>0.00640611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 office:value-type="float" office:value="0" calcext:value-type="float">
            <text:p>0</text:p>
          </table:table-cell>
          <table:table-cell office:value-type="float" office:value="0.0643919" calcext:value-type="float">
            <text:p>0.0643919</text:p>
          </table:table-cell>
          <table:table-cell office:value-type="float" office:value="0.00131296" calcext:value-type="float">
            <text:p>0.00131296</text:p>
          </table:table-cell>
          <table:table-cell office:value-type="float" office:value="0.0112439" calcext:value-type="float">
            <text:p>0.0112439</text:p>
          </table:table-cell>
          <table:table-cell office:value-type="float" office:value="0.00744037" calcext:value-type="float">
            <text:p>0.00744037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" calcext:value-type="float">
            <text:p>0</text:p>
          </table:table-cell>
          <table:table-cell office:value-type="float" office:value="0.0626771" calcext:value-type="float">
            <text:p>0.0626771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0.00964746" calcext:value-type="float">
            <text:p>0.00964746</text:p>
          </table:table-cell>
          <table:table-cell office:value-type="float" office:value="0.00670889" calcext:value-type="float">
            <text:p>0.00670889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float" office:value="0" calcext:value-type="float">
            <text:p>0</text:p>
          </table:table-cell>
          <table:table-cell office:value-type="float" office:value="0.0642553" calcext:value-type="float">
            <text:p>0.0642553</text:p>
          </table:table-cell>
          <table:table-cell office:value-type="float" office:value="0.00174206" calcext:value-type="float">
            <text:p>0.00174206</text:p>
          </table:table-cell>
          <table:table-cell office:value-type="float" office:value="0.0106201" calcext:value-type="float">
            <text:p>0.0106201</text:p>
          </table:table-cell>
          <table:table-cell office:value-type="float" office:value="0.00697456" calcext:value-type="float">
            <text:p>0.00697456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float" office:value="0" calcext:value-type="float">
            <text:p>0</text:p>
          </table:table-cell>
          <table:table-cell office:value-type="float" office:value="0.0653555" calcext:value-type="float">
            <text:p>0.0653555</text:p>
          </table:table-cell>
          <table:table-cell office:value-type="float" office:value="0.00150008" calcext:value-type="float">
            <text:p>0.00150008</text:p>
          </table:table-cell>
          <table:table-cell office:value-type="float" office:value="0.011221" calcext:value-type="float">
            <text:p>0.011221</text:p>
          </table:table-cell>
          <table:table-cell office:value-type="float" office:value="0.00650125" calcext:value-type="float">
            <text:p>0.00650125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 office:value-type="float" office:value="0" calcext:value-type="float">
            <text:p>0</text:p>
          </table:table-cell>
          <table:table-cell office:value-type="float" office:value="0.0629329" calcext:value-type="float">
            <text:p>0.0629329</text:p>
          </table:table-cell>
          <table:table-cell office:value-type="float" office:value="0.00239065" calcext:value-type="float">
            <text:p>0.00239065</text:p>
          </table:table-cell>
          <table:table-cell office:value-type="float" office:value="0.00971338" calcext:value-type="float">
            <text:p>0.00971338</text:p>
          </table:table-cell>
          <table:table-cell office:value-type="float" office:value="0.00634887" calcext:value-type="float">
            <text:p>0.00634887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 office:value-type="float" office:value="0" calcext:value-type="float">
            <text:p>0</text:p>
          </table:table-cell>
          <table:table-cell office:value-type="float" office:value="0.063073" calcext:value-type="float">
            <text:p>0.063073</text:p>
          </table:table-cell>
          <table:table-cell office:value-type="float" office:value="0.00164732" calcext:value-type="float">
            <text:p>0.00164732</text:p>
          </table:table-cell>
          <table:table-cell office:value-type="float" office:value="0.0122418" calcext:value-type="float">
            <text:p>0.0122418</text:p>
          </table:table-cell>
          <table:table-cell office:value-type="float" office:value="0.0083874" calcext:value-type="float">
            <text:p>0.0083874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0" calcext:value-type="float">
            <text:p>0</text:p>
          </table:table-cell>
          <table:table-cell office:value-type="float" office:value="0.0652142" calcext:value-type="float">
            <text:p>0.0652142</text:p>
          </table:table-cell>
          <table:table-cell office:value-type="float" office:value="0.00134217" calcext:value-type="float">
            <text:p>0.00134217</text:p>
          </table:table-cell>
          <table:table-cell office:value-type="float" office:value="0.0142401" calcext:value-type="float">
            <text:p>0.0142401</text:p>
          </table:table-cell>
          <table:table-cell office:value-type="float" office:value="0.00730853" calcext:value-type="float">
            <text:p>0.00730853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 office:value-type="float" office:value="0" calcext:value-type="float">
            <text:p>0</text:p>
          </table:table-cell>
          <table:table-cell office:value-type="float" office:value="0.0651581" calcext:value-type="float">
            <text:p>0.0651581</text:p>
          </table:table-cell>
          <table:table-cell office:value-type="float" office:value="0.00136507" calcext:value-type="float">
            <text:p>0.00136507</text:p>
          </table:table-cell>
          <table:table-cell office:value-type="float" office:value="0.011789" calcext:value-type="float">
            <text:p>0.011789</text:p>
          </table:table-cell>
          <table:table-cell office:value-type="float" office:value="0.00897282" calcext:value-type="float">
            <text:p>0.00897282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 office:value-type="float" office:value="0" calcext:value-type="float">
            <text:p>0</text:p>
          </table:table-cell>
          <table:table-cell office:value-type="float" office:value="0.0645629" calcext:value-type="float">
            <text:p>0.0645629</text:p>
          </table:table-cell>
          <table:table-cell office:value-type="float" office:value="0.00135125" calcext:value-type="float">
            <text:p>0.00135125</text:p>
          </table:table-cell>
          <table:table-cell office:value-type="float" office:value="0.010077" calcext:value-type="float">
            <text:p>0.010077</text:p>
          </table:table-cell>
          <table:table-cell office:value-type="float" office:value="0.00705312" calcext:value-type="float">
            <text:p>0.00705312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office:value-type="float" office:value="0" calcext:value-type="float">
            <text:p>0</text:p>
          </table:table-cell>
          <table:table-cell office:value-type="float" office:value="0.0643635" calcext:value-type="float">
            <text:p>0.0643635</text:p>
          </table:table-cell>
          <table:table-cell office:value-type="float" office:value="0.00130507" calcext:value-type="float">
            <text:p>0.00130507</text:p>
          </table:table-cell>
          <table:table-cell office:value-type="float" office:value="0.011892" calcext:value-type="float">
            <text:p>0.011892</text:p>
          </table:table-cell>
          <table:table-cell office:value-type="float" office:value="0.0076113" calcext:value-type="float">
            <text:p>0.0076113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0" calcext:value-type="float">
            <text:p>0</text:p>
          </table:table-cell>
          <table:table-cell office:value-type="float" office:value="0.0664695" calcext:value-type="float">
            <text:p>0.0664695</text:p>
          </table:table-cell>
          <table:table-cell office:value-type="float" office:value="0.00132875" calcext:value-type="float">
            <text:p>0.00132875</text:p>
          </table:table-cell>
          <table:table-cell office:value-type="float" office:value="0.0107899" calcext:value-type="float">
            <text:p>0.0107899</text:p>
          </table:table-cell>
          <table:table-cell office:value-type="float" office:value="0.0069718" calcext:value-type="float">
            <text:p>0.0069718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0" calcext:value-type="float">
            <text:p>0</text:p>
          </table:table-cell>
          <table:table-cell office:value-type="float" office:value="0.0647472" calcext:value-type="float">
            <text:p>0.0647472</text:p>
          </table:table-cell>
          <table:table-cell office:value-type="float" office:value="0.0014602" calcext:value-type="float">
            <text:p>0.0014602</text:p>
          </table:table-cell>
          <table:table-cell office:value-type="float" office:value="0.0129243" calcext:value-type="float">
            <text:p>0.0129243</text:p>
          </table:table-cell>
          <table:table-cell office:value-type="float" office:value="0.0072726" calcext:value-type="float">
            <text:p>0.0072726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float" office:value="0" calcext:value-type="float">
            <text:p>0</text:p>
          </table:table-cell>
          <table:table-cell office:value-type="float" office:value="0.0655079" calcext:value-type="float">
            <text:p>0.0655079</text:p>
          </table:table-cell>
          <table:table-cell office:value-type="float" office:value="0.00261921" calcext:value-type="float">
            <text:p>0.00261921</text:p>
          </table:table-cell>
          <table:table-cell office:value-type="float" office:value="0.0116726" calcext:value-type="float">
            <text:p>0.0116726</text:p>
          </table:table-cell>
          <table:table-cell office:value-type="float" office:value="0.00680047" calcext:value-type="float">
            <text:p>0.00680047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float" office:value="0" calcext:value-type="float">
            <text:p>0</text:p>
          </table:table-cell>
          <table:table-cell office:value-type="float" office:value="0.066267" calcext:value-type="float">
            <text:p>0.066267</text:p>
          </table:table-cell>
          <table:table-cell office:value-type="float" office:value="0.00167416" calcext:value-type="float">
            <text:p>0.00167416</text:p>
          </table:table-cell>
          <table:table-cell office:value-type="float" office:value="0.0111594" calcext:value-type="float">
            <text:p>0.0111594</text:p>
          </table:table-cell>
          <table:table-cell office:value-type="float" office:value="0.0065052" calcext:value-type="float">
            <text:p>0.0065052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 office:value-type="float" office:value="0" calcext:value-type="float">
            <text:p>0</text:p>
          </table:table-cell>
          <table:table-cell office:value-type="float" office:value="0.0651562" calcext:value-type="float">
            <text:p>0.0651562</text:p>
          </table:table-cell>
          <table:table-cell office:value-type="float" office:value="0.00146573" calcext:value-type="float">
            <text:p>0.00146573</text:p>
          </table:table-cell>
          <table:table-cell office:value-type="float" office:value="0.00945837" calcext:value-type="float">
            <text:p>0.00945837</text:p>
          </table:table-cell>
          <table:table-cell office:value-type="float" office:value="0.0076492" calcext:value-type="float">
            <text:p>0.0076492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float" office:value="0" calcext:value-type="float">
            <text:p>0</text:p>
          </table:table-cell>
          <table:table-cell office:value-type="float" office:value="0.0648609" calcext:value-type="float">
            <text:p>0.0648609</text:p>
          </table:table-cell>
          <table:table-cell office:value-type="float" office:value="0.00132915" calcext:value-type="float">
            <text:p>0.00132915</text:p>
          </table:table-cell>
          <table:table-cell office:value-type="float" office:value="0.011534" calcext:value-type="float">
            <text:p>0.011534</text:p>
          </table:table-cell>
          <table:table-cell office:value-type="float" office:value="0.00681232" calcext:value-type="float">
            <text:p>0.00681232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0" calcext:value-type="float">
            <text:p>0</text:p>
          </table:table-cell>
          <table:table-cell office:value-type="float" office:value="0.0679814" calcext:value-type="float">
            <text:p>0.0679814</text:p>
          </table:table-cell>
          <table:table-cell office:value-type="float" office:value="0.00136428" calcext:value-type="float">
            <text:p>0.00136428</text:p>
          </table:table-cell>
          <table:table-cell office:value-type="float" office:value="0.0112861" calcext:value-type="float">
            <text:p>0.0112861</text:p>
          </table:table-cell>
          <table:table-cell office:value-type="float" office:value="0.00766499" calcext:value-type="float">
            <text:p>0.00766499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float" office:value="0" calcext:value-type="float">
            <text:p>0</text:p>
          </table:table-cell>
          <table:table-cell office:value-type="float" office:value="0.0661967" calcext:value-type="float">
            <text:p>0.0661967</text:p>
          </table:table-cell>
          <table:table-cell office:value-type="float" office:value="0.00126125" calcext:value-type="float">
            <text:p>0.00126125</text:p>
          </table:table-cell>
          <table:table-cell office:value-type="float" office:value="0.00992221" calcext:value-type="float">
            <text:p>0.00992221</text:p>
          </table:table-cell>
          <table:table-cell office:value-type="float" office:value="0.00680126" calcext:value-type="float">
            <text:p>0.00680126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 office:value-type="float" office:value="0" calcext:value-type="float">
            <text:p>0</text:p>
          </table:table-cell>
          <table:table-cell office:value-type="float" office:value="0.065558" calcext:value-type="float">
            <text:p>0.065558</text:p>
          </table:table-cell>
          <table:table-cell office:value-type="float" office:value="0.00129638" calcext:value-type="float">
            <text:p>0.00129638</text:p>
          </table:table-cell>
          <table:table-cell office:value-type="float" office:value="0.0128809" calcext:value-type="float">
            <text:p>0.0128809</text:p>
          </table:table-cell>
          <table:table-cell office:value-type="float" office:value="0.00673968" calcext:value-type="float">
            <text:p>0.00673968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0" calcext:value-type="float">
            <text:p>0</text:p>
          </table:table-cell>
          <table:table-cell office:value-type="float" office:value="0.0659974" calcext:value-type="float">
            <text:p>0.0659974</text:p>
          </table:table-cell>
          <table:table-cell office:value-type="float" office:value="0.00122769" calcext:value-type="float">
            <text:p>0.00122769</text:p>
          </table:table-cell>
          <table:table-cell office:value-type="float" office:value="0.0117874" calcext:value-type="float">
            <text:p>0.0117874</text:p>
          </table:table-cell>
          <table:table-cell office:value-type="float" office:value="0.00792908" calcext:value-type="float">
            <text:p>0.00792908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 office:value-type="float" office:value="0" calcext:value-type="float">
            <text:p>0</text:p>
          </table:table-cell>
          <table:table-cell office:value-type="float" office:value="0.0669389" calcext:value-type="float">
            <text:p>0.0669389</text:p>
          </table:table-cell>
          <table:table-cell office:value-type="float" office:value="0.00128138" calcext:value-type="float">
            <text:p>0.00128138</text:p>
          </table:table-cell>
          <table:table-cell office:value-type="float" office:value="0.0105064" calcext:value-type="float">
            <text:p>0.0105064</text:p>
          </table:table-cell>
          <table:table-cell office:value-type="float" office:value="0.0073409" calcext:value-type="float">
            <text:p>0.0073409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0" calcext:value-type="float">
            <text:p>0</text:p>
          </table:table-cell>
          <table:table-cell office:value-type="float" office:value="0.0673471" calcext:value-type="float">
            <text:p>0.0673471</text:p>
          </table:table-cell>
          <table:table-cell office:value-type="float" office:value="0.00124625" calcext:value-type="float">
            <text:p>0.00124625</text:p>
          </table:table-cell>
          <table:table-cell office:value-type="float" office:value="0.0121123" calcext:value-type="float">
            <text:p>0.0121123</text:p>
          </table:table-cell>
          <table:table-cell office:value-type="float" office:value="0.00731682" calcext:value-type="float">
            <text:p>0.00731682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 office:value-type="float" office:value="0" calcext:value-type="float">
            <text:p>0</text:p>
          </table:table-cell>
          <table:table-cell office:value-type="float" office:value="0.0688811" calcext:value-type="float">
            <text:p>0.0688811</text:p>
          </table:table-cell>
          <table:table-cell office:value-type="float" office:value="0.00131415" calcext:value-type="float">
            <text:p>0.00131415</text:p>
          </table:table-cell>
          <table:table-cell office:value-type="float" office:value="0.0120717" calcext:value-type="float">
            <text:p>0.0120717</text:p>
          </table:table-cell>
          <table:table-cell office:value-type="float" office:value="0.00651862" calcext:value-type="float">
            <text:p>0.00651862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 office:value-type="float" office:value="0" calcext:value-type="float">
            <text:p>0</text:p>
          </table:table-cell>
          <table:table-cell office:value-type="float" office:value="0.0664087" calcext:value-type="float">
            <text:p>0.0664087</text:p>
          </table:table-cell>
          <table:table-cell office:value-type="float" office:value="0.00128533" calcext:value-type="float">
            <text:p>0.00128533</text:p>
          </table:table-cell>
          <table:table-cell office:value-type="float" office:value="0.011658" calcext:value-type="float">
            <text:p>0.011658</text:p>
          </table:table-cell>
          <table:table-cell office:value-type="float" office:value="0.00774828" calcext:value-type="float">
            <text:p>0.00774828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 office:value-type="float" office:value="0" calcext:value-type="float">
            <text:p>0</text:p>
          </table:table-cell>
          <table:table-cell office:value-type="float" office:value="0.0677083" calcext:value-type="float">
            <text:p>0.0677083</text:p>
          </table:table-cell>
          <table:table-cell office:value-type="float" office:value="0.00143257" calcext:value-type="float">
            <text:p>0.00143257</text:p>
          </table:table-cell>
          <table:table-cell office:value-type="float" office:value="0.0121155" calcext:value-type="float">
            <text:p>0.0121155</text:p>
          </table:table-cell>
          <table:table-cell office:value-type="float" office:value="0.00731208" calcext:value-type="float">
            <text:p>0.00731208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 office:value-type="float" office:value="0" calcext:value-type="float">
            <text:p>0</text:p>
          </table:table-cell>
          <table:table-cell office:value-type="float" office:value="0.0703156" calcext:value-type="float">
            <text:p>0.0703156</text:p>
          </table:table-cell>
          <table:table-cell office:value-type="float" office:value="0.00167456" calcext:value-type="float">
            <text:p>0.00167456</text:p>
          </table:table-cell>
          <table:table-cell office:value-type="float" office:value="0.0157583" calcext:value-type="float">
            <text:p>0.0157583</text:p>
          </table:table-cell>
          <table:table-cell office:value-type="float" office:value="0.00751498" calcext:value-type="float">
            <text:p>0.00751498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 office:value-type="float" office:value="0" calcext:value-type="float">
            <text:p>0</text:p>
          </table:table-cell>
          <table:table-cell office:value-type="float" office:value="0.0684184" calcext:value-type="float">
            <text:p>0.0684184</text:p>
          </table:table-cell>
          <table:table-cell office:value-type="float" office:value="0.00152376" calcext:value-type="float">
            <text:p>0.00152376</text:p>
          </table:table-cell>
          <table:table-cell office:value-type="float" office:value="0.0141639" calcext:value-type="float">
            <text:p>0.0141639</text:p>
          </table:table-cell>
          <table:table-cell office:value-type="float" office:value="0.00699469" calcext:value-type="float">
            <text:p>0.00699469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 office:value-type="float" office:value="0" calcext:value-type="float">
            <text:p>0</text:p>
          </table:table-cell>
          <table:table-cell office:value-type="float" office:value="0.0672215" calcext:value-type="float">
            <text:p>0.0672215</text:p>
          </table:table-cell>
          <table:table-cell office:value-type="float" office:value="0.00255013" calcext:value-type="float">
            <text:p>0.00255013</text:p>
          </table:table-cell>
          <table:table-cell office:value-type="float" office:value="0.011609" calcext:value-type="float">
            <text:p>0.011609</text:p>
          </table:table-cell>
          <table:table-cell office:value-type="float" office:value="0.00680126" calcext:value-type="float">
            <text:p>0.00680126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 office:value-type="float" office:value="0" calcext:value-type="float">
            <text:p>0</text:p>
          </table:table-cell>
          <table:table-cell office:value-type="float" office:value="0.0688985" calcext:value-type="float">
            <text:p>0.0688985</text:p>
          </table:table-cell>
          <table:table-cell office:value-type="float" office:value="0.00149336" calcext:value-type="float">
            <text:p>0.00149336</text:p>
          </table:table-cell>
          <table:table-cell office:value-type="float" office:value="0.00979589" calcext:value-type="float">
            <text:p>0.00979589</text:p>
          </table:table-cell>
          <table:table-cell office:value-type="float" office:value="0.00786158" calcext:value-type="float">
            <text:p>0.00786158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 office:value-type="float" office:value="0" calcext:value-type="float">
            <text:p>0</text:p>
          </table:table-cell>
          <table:table-cell office:value-type="float" office:value="0.0698202" calcext:value-type="float">
            <text:p>0.0698202</text:p>
          </table:table-cell>
          <table:table-cell office:value-type="float" office:value="0.00135046" calcext:value-type="float">
            <text:p>0.00135046</text:p>
          </table:table-cell>
          <table:table-cell office:value-type="float" office:value="0.0126713" calcext:value-type="float">
            <text:p>0.0126713</text:p>
          </table:table-cell>
          <table:table-cell office:value-type="float" office:value="0.0070018" calcext:value-type="float">
            <text:p>0.0070018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 office:value-type="float" office:value="0" calcext:value-type="float">
            <text:p>0</text:p>
          </table:table-cell>
          <table:table-cell office:value-type="float" office:value="0.0724379" calcext:value-type="float">
            <text:p>0.0724379</text:p>
          </table:table-cell>
          <table:table-cell office:value-type="float" office:value="0.00129046" calcext:value-type="float">
            <text:p>0.00129046</text:p>
          </table:table-cell>
          <table:table-cell office:value-type="float" office:value="0.0112979" calcext:value-type="float">
            <text:p>0.0112979</text:p>
          </table:table-cell>
          <table:table-cell office:value-type="float" office:value="0.00761091" calcext:value-type="float">
            <text:p>0.0076109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0" calcext:value-type="float">
            <text:p>0</text:p>
          </table:table-cell>
          <table:table-cell office:value-type="float" office:value="0.0773269" calcext:value-type="float">
            <text:p>0.0773269</text:p>
          </table:table-cell>
          <table:table-cell office:value-type="float" office:value="0.00133309" calcext:value-type="float">
            <text:p>0.00133309</text:p>
          </table:table-cell>
          <table:table-cell office:value-type="float" office:value="0.0137415" calcext:value-type="float">
            <text:p>0.0137415</text:p>
          </table:table-cell>
          <table:table-cell office:value-type="float" office:value="0.00661296" calcext:value-type="float">
            <text:p>0.00661296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 office:value-type="float" office:value="0" calcext:value-type="float">
            <text:p>0</text:p>
          </table:table-cell>
          <table:table-cell office:value-type="float" office:value="0.068214" calcext:value-type="float">
            <text:p>0.068214</text:p>
          </table:table-cell>
          <table:table-cell office:value-type="float" office:value="0.0012723" calcext:value-type="float">
            <text:p>0.0012723</text:p>
          </table:table-cell>
          <table:table-cell office:value-type="float" office:value="0.0103829" calcext:value-type="float">
            <text:p>0.0103829</text:p>
          </table:table-cell>
          <table:table-cell office:value-type="float" office:value="0.00807435" calcext:value-type="float">
            <text:p>0.00807435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 office:value-type="float" office:value="0" calcext:value-type="float">
            <text:p>0</text:p>
          </table:table-cell>
          <table:table-cell office:value-type="float" office:value="0.0695842" calcext:value-type="float">
            <text:p>0.0695842</text:p>
          </table:table-cell>
          <table:table-cell office:value-type="float" office:value="0.00130309" calcext:value-type="float">
            <text:p>0.00130309</text:p>
          </table:table-cell>
          <table:table-cell office:value-type="float" office:value="0.0121159" calcext:value-type="float">
            <text:p>0.0121159</text:p>
          </table:table-cell>
          <table:table-cell office:value-type="float" office:value="0.00807633" calcext:value-type="float">
            <text:p>0.00807633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 office:value-type="float" office:value="0" calcext:value-type="float">
            <text:p>0</text:p>
          </table:table-cell>
          <table:table-cell office:value-type="float" office:value="0.0704625" calcext:value-type="float">
            <text:p>0.0704625</text:p>
          </table:table-cell>
          <table:table-cell office:value-type="float" office:value="0.00228011" calcext:value-type="float">
            <text:p>0.00228011</text:p>
          </table:table-cell>
          <table:table-cell office:value-type="float" office:value="0.0109257" calcext:value-type="float">
            <text:p>0.0109257</text:p>
          </table:table-cell>
          <table:table-cell office:value-type="float" office:value="0.0116236" calcext:value-type="float">
            <text:p>0.0116236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 office:value-type="float" office:value="0" calcext:value-type="float">
            <text:p>0</text:p>
          </table:table-cell>
          <table:table-cell office:value-type="float" office:value="0.0699244" calcext:value-type="float">
            <text:p>0.0699244</text:p>
          </table:table-cell>
          <table:table-cell office:value-type="float" office:value="0.00162127" calcext:value-type="float">
            <text:p>0.00162127</text:p>
          </table:table-cell>
          <table:table-cell office:value-type="float" office:value="0.0100434" calcext:value-type="float">
            <text:p>0.0100434</text:p>
          </table:table-cell>
          <table:table-cell office:value-type="float" office:value="0.00820857" calcext:value-type="float">
            <text:p>0.00820857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0" calcext:value-type="float">
            <text:p>0</text:p>
          </table:table-cell>
          <table:table-cell office:value-type="float" office:value="0.0686107" calcext:value-type="float">
            <text:p>0.0686107</text:p>
          </table:table-cell>
          <table:table-cell office:value-type="float" office:value="0.00168048" calcext:value-type="float">
            <text:p>0.00168048</text:p>
          </table:table-cell>
          <table:table-cell office:value-type="float" office:value="0.0101468" calcext:value-type="float">
            <text:p>0.0101468</text:p>
          </table:table-cell>
          <table:table-cell office:value-type="float" office:value="0.00847424" calcext:value-type="float">
            <text:p>0.00847424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0" calcext:value-type="float">
            <text:p>0</text:p>
          </table:table-cell>
          <table:table-cell office:value-type="float" office:value="0.0694495" calcext:value-type="float">
            <text:p>0.0694495</text:p>
          </table:table-cell>
          <table:table-cell office:value-type="float" office:value="0.00141402" calcext:value-type="float">
            <text:p>0.00141402</text:p>
          </table:table-cell>
          <table:table-cell office:value-type="float" office:value="0.0110279" calcext:value-type="float">
            <text:p>0.0110279</text:p>
          </table:table-cell>
          <table:table-cell office:value-type="float" office:value="0.00790777" calcext:value-type="float">
            <text:p>0.00790777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 office:value-type="float" office:value="0" calcext:value-type="float">
            <text:p>0</text:p>
          </table:table-cell>
          <table:table-cell office:value-type="float" office:value="0.0706157" calcext:value-type="float">
            <text:p>0.0706157</text:p>
          </table:table-cell>
          <table:table-cell office:value-type="float" office:value="0.00130349" calcext:value-type="float">
            <text:p>0.00130349</text:p>
          </table:table-cell>
          <table:table-cell office:value-type="float" office:value="0.0101397" calcext:value-type="float">
            <text:p>0.0101397</text:p>
          </table:table-cell>
          <table:table-cell office:value-type="float" office:value="0.00795711" calcext:value-type="float">
            <text:p>0.00795711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 office:value-type="float" office:value="0" calcext:value-type="float">
            <text:p>0</text:p>
          </table:table-cell>
          <table:table-cell office:value-type="float" office:value="0.0693126" calcext:value-type="float">
            <text:p>0.0693126</text:p>
          </table:table-cell>
          <table:table-cell office:value-type="float" office:value="0.00136467" calcext:value-type="float">
            <text:p>0.00136467</text:p>
          </table:table-cell>
          <table:table-cell office:value-type="float" office:value="0.00992497" calcext:value-type="float">
            <text:p>0.00992497</text:p>
          </table:table-cell>
          <table:table-cell office:value-type="float" office:value="0.00688337" calcext:value-type="float">
            <text:p>0.00688337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 office:value-type="float" office:value="0" calcext:value-type="float">
            <text:p>0</text:p>
          </table:table-cell>
          <table:table-cell office:value-type="float" office:value="0.0717841" calcext:value-type="float">
            <text:p>0.0717841</text:p>
          </table:table-cell>
          <table:table-cell office:value-type="float" office:value="0.00128059" calcext:value-type="float">
            <text:p>0.00128059</text:p>
          </table:table-cell>
          <table:table-cell office:value-type="float" office:value="0.00992142" calcext:value-type="float">
            <text:p>0.00992142</text:p>
          </table:table-cell>
          <table:table-cell office:value-type="float" office:value="0.00837634" calcext:value-type="float">
            <text:p>0.0083763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office:value-type="float" office:value="0.0708257" calcext:value-type="float">
            <text:p>0.0708257</text:p>
          </table:table-cell>
          <table:table-cell office:value-type="float" office:value="0.0013398" calcext:value-type="float">
            <text:p>0.0013398</text:p>
          </table:table-cell>
          <table:table-cell office:value-type="float" office:value="0.0105972" calcext:value-type="float">
            <text:p>0.0105972</text:p>
          </table:table-cell>
          <table:table-cell office:value-type="float" office:value="0.00735076" calcext:value-type="float">
            <text:p>0.00735076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float" office:value="0" calcext:value-type="float">
            <text:p>0</text:p>
          </table:table-cell>
          <table:table-cell office:value-type="float" office:value="0.0700208" calcext:value-type="float">
            <text:p>0.0700208</text:p>
          </table:table-cell>
          <table:table-cell office:value-type="float" office:value="0.00129164" calcext:value-type="float">
            <text:p>0.00129164</text:p>
          </table:table-cell>
          <table:table-cell office:value-type="float" office:value="0.011504" calcext:value-type="float">
            <text:p>0.011504</text:p>
          </table:table-cell>
          <table:table-cell office:value-type="float" office:value="0.0077017" calcext:value-type="float">
            <text:p>0.0077017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float" office:value="0" calcext:value-type="float">
            <text:p>0</text:p>
          </table:table-cell>
          <table:table-cell office:value-type="float" office:value="0.0733691" calcext:value-type="float">
            <text:p>0.0733691</text:p>
          </table:table-cell>
          <table:table-cell office:value-type="float" office:value="0.00134967" calcext:value-type="float">
            <text:p>0.00134967</text:p>
          </table:table-cell>
          <table:table-cell office:value-type="float" office:value="0.0125805" calcext:value-type="float">
            <text:p>0.0125805</text:p>
          </table:table-cell>
          <table:table-cell office:value-type="float" office:value="0.00690074" calcext:value-type="float">
            <text:p>0.00690074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 office:value-type="float" office:value="0" calcext:value-type="float">
            <text:p>0</text:p>
          </table:table-cell>
          <table:table-cell office:value-type="float" office:value="0.0720893" calcext:value-type="float">
            <text:p>0.0720893</text:p>
          </table:table-cell>
          <table:table-cell office:value-type="float" office:value="0.0014002" calcext:value-type="float">
            <text:p>0.0014002</text:p>
          </table:table-cell>
          <table:table-cell office:value-type="float" office:value="0.0115466" calcext:value-type="float">
            <text:p>0.0115466</text:p>
          </table:table-cell>
          <table:table-cell office:value-type="float" office:value="0.00760815" calcext:value-type="float">
            <text:p>0.00760815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float" office:value="0" calcext:value-type="float">
            <text:p>0</text:p>
          </table:table-cell>
          <table:table-cell office:value-type="float" office:value="0.0704759" calcext:value-type="float">
            <text:p>0.0704759</text:p>
          </table:table-cell>
          <table:table-cell office:value-type="float" office:value="0.00135165" calcext:value-type="float">
            <text:p>0.00135165</text:p>
          </table:table-cell>
          <table:table-cell office:value-type="float" office:value="0.0118099" calcext:value-type="float">
            <text:p>0.0118099</text:p>
          </table:table-cell>
          <table:table-cell office:value-type="float" office:value="0.00767881" calcext:value-type="float">
            <text:p>0.00767881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float" office:value="0" calcext:value-type="float">
            <text:p>0</text:p>
          </table:table-cell>
          <table:table-cell office:value-type="float" office:value="0.0727055" calcext:value-type="float">
            <text:p>0.0727055</text:p>
          </table:table-cell>
          <table:table-cell office:value-type="float" office:value="0.00133625" calcext:value-type="float">
            <text:p>0.00133625</text:p>
          </table:table-cell>
          <table:table-cell office:value-type="float" office:value="0.0099755" calcext:value-type="float">
            <text:p>0.0099755</text:p>
          </table:table-cell>
          <table:table-cell office:value-type="float" office:value="0.00811462" calcext:value-type="float">
            <text:p>0.00811462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float" office:value="0" calcext:value-type="float">
            <text:p>0</text:p>
          </table:table-cell>
          <table:table-cell office:value-type="float" office:value="0.072606" calcext:value-type="float">
            <text:p>0.072606</text:p>
          </table:table-cell>
          <table:table-cell office:value-type="float" office:value="0.00189049" calcext:value-type="float">
            <text:p>0.00189049</text:p>
          </table:table-cell>
          <table:table-cell office:value-type="float" office:value="0.0112893" calcext:value-type="float">
            <text:p>0.0112893</text:p>
          </table:table-cell>
          <table:table-cell office:value-type="float" office:value="0.00746682" calcext:value-type="float">
            <text:p>0.00746682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float" office:value="0" calcext:value-type="float">
            <text:p>0</text:p>
          </table:table-cell>
          <table:table-cell office:value-type="float" office:value="0.0717261" calcext:value-type="float">
            <text:p>0.0717261</text:p>
          </table:table-cell>
          <table:table-cell office:value-type="float" office:value="0.00146928" calcext:value-type="float">
            <text:p>0.00146928</text:p>
          </table:table-cell>
          <table:table-cell office:value-type="float" office:value="0.0112482" calcext:value-type="float">
            <text:p>0.0112482</text:p>
          </table:table-cell>
          <table:table-cell office:value-type="float" office:value="0.00775657" calcext:value-type="float">
            <text:p>0.00775657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float" office:value="0" calcext:value-type="float">
            <text:p>0</text:p>
          </table:table-cell>
          <table:table-cell office:value-type="float" office:value="0.0731571" calcext:value-type="float">
            <text:p>0.0731571</text:p>
          </table:table-cell>
          <table:table-cell office:value-type="float" office:value="0.00251105" calcext:value-type="float">
            <text:p>0.00251105</text:p>
          </table:table-cell>
          <table:table-cell office:value-type="float" office:value="0.0118715" calcext:value-type="float">
            <text:p>0.0118715</text:p>
          </table:table-cell>
          <table:table-cell office:value-type="float" office:value="0.00805146" calcext:value-type="float">
            <text:p>0.00805146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 office:value-type="float" office:value="0" calcext:value-type="float">
            <text:p>0</text:p>
          </table:table-cell>
          <table:table-cell office:value-type="float" office:value="0.076057" calcext:value-type="float">
            <text:p>0.076057</text:p>
          </table:table-cell>
          <table:table-cell office:value-type="float" office:value="0.00155732" calcext:value-type="float">
            <text:p>0.00155732</text:p>
          </table:table-cell>
          <table:table-cell office:value-type="float" office:value="0.0120835" calcext:value-type="float">
            <text:p>0.0120835</text:p>
          </table:table-cell>
          <table:table-cell office:value-type="float" office:value="0.00694732" calcext:value-type="float">
            <text:p>0.00694732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0" calcext:value-type="float">
            <text:p>0</text:p>
          </table:table-cell>
          <table:table-cell office:value-type="float" office:value="0.0748399" calcext:value-type="float">
            <text:p>0.0748399</text:p>
          </table:table-cell>
          <table:table-cell office:value-type="float" office:value="0.00135717" calcext:value-type="float">
            <text:p>0.00135717</text:p>
          </table:table-cell>
          <table:table-cell office:value-type="float" office:value="0.0106304" calcext:value-type="float">
            <text:p>0.0106304</text:p>
          </table:table-cell>
          <table:table-cell office:value-type="float" office:value="0.00768473" calcext:value-type="float">
            <text:p>0.00768473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float" office:value="0" calcext:value-type="float">
            <text:p>0</text:p>
          </table:table-cell>
          <table:table-cell office:value-type="float" office:value="0.0764691" calcext:value-type="float">
            <text:p>0.0764691</text:p>
          </table:table-cell>
          <table:table-cell office:value-type="float" office:value="0.00134691" calcext:value-type="float">
            <text:p>0.00134691</text:p>
          </table:table-cell>
          <table:table-cell office:value-type="float" office:value="0.0120977" calcext:value-type="float">
            <text:p>0.0120977</text:p>
          </table:table-cell>
          <table:table-cell office:value-type="float" office:value="0.00679455" calcext:value-type="float">
            <text:p>0.00679455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float" office:value="0" calcext:value-type="float">
            <text:p>0</text:p>
          </table:table-cell>
          <table:table-cell office:value-type="float" office:value="0.0733758" calcext:value-type="float">
            <text:p>0.0733758</text:p>
          </table:table-cell>
          <table:table-cell office:value-type="float" office:value="0.00128691" calcext:value-type="float">
            <text:p>0.00128691</text:p>
          </table:table-cell>
          <table:table-cell office:value-type="float" office:value="0.0106967" calcext:value-type="float">
            <text:p>0.0106967</text:p>
          </table:table-cell>
          <table:table-cell office:value-type="float" office:value="0.00747906" calcext:value-type="float">
            <text:p>0.00747906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float" office:value="0" calcext:value-type="float">
            <text:p>0</text:p>
          </table:table-cell>
          <table:table-cell office:value-type="float" office:value="0.0738527" calcext:value-type="float">
            <text:p>0.0738527</text:p>
          </table:table-cell>
          <table:table-cell office:value-type="float" office:value="0.00133783" calcext:value-type="float">
            <text:p>0.00133783</text:p>
          </table:table-cell>
          <table:table-cell office:value-type="float" office:value="0.0106474" calcext:value-type="float">
            <text:p>0.0106474</text:p>
          </table:table-cell>
          <table:table-cell office:value-type="float" office:value="0.00774907" calcext:value-type="float">
            <text:p>0.00774907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0" calcext:value-type="float">
            <text:p>0</text:p>
          </table:table-cell>
          <table:table-cell office:value-type="float" office:value="0.0753752" calcext:value-type="float">
            <text:p>0.0753752</text:p>
          </table:table-cell>
          <table:table-cell office:value-type="float" office:value="0.00128967" calcext:value-type="float">
            <text:p>0.00128967</text:p>
          </table:table-cell>
          <table:table-cell office:value-type="float" office:value="0.0122694" calcext:value-type="float">
            <text:p>0.0122694</text:p>
          </table:table-cell>
          <table:table-cell office:value-type="float" office:value="0.00806527" calcext:value-type="float">
            <text:p>0.00806527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float" office:value="0" calcext:value-type="float">
            <text:p>0</text:p>
          </table:table-cell>
          <table:table-cell office:value-type="float" office:value="0.0732199" calcext:value-type="float">
            <text:p>0.0732199</text:p>
          </table:table-cell>
          <table:table-cell office:value-type="float" office:value="0.00219011" calcext:value-type="float">
            <text:p>0.00219011</text:p>
          </table:table-cell>
          <table:table-cell office:value-type="float" office:value="0.0105274" calcext:value-type="float">
            <text:p>0.0105274</text:p>
          </table:table-cell>
          <table:table-cell office:value-type="float" office:value="0.00732392" calcext:value-type="float">
            <text:p>0.00732392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float" office:value="0" calcext:value-type="float">
            <text:p>0</text:p>
          </table:table-cell>
          <table:table-cell office:value-type="float" office:value="0.0768674" calcext:value-type="float">
            <text:p>0.0768674</text:p>
          </table:table-cell>
          <table:table-cell office:value-type="float" office:value="0.00153126" calcext:value-type="float">
            <text:p>0.00153126</text:p>
          </table:table-cell>
          <table:table-cell office:value-type="float" office:value="0.0116078" calcext:value-type="float">
            <text:p>0.0116078</text:p>
          </table:table-cell>
          <table:table-cell office:value-type="float" office:value="0.00678508" calcext:value-type="float">
            <text:p>0.00678508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 office:value-type="float" office:value="0" calcext:value-type="float">
            <text:p>0</text:p>
          </table:table-cell>
          <table:table-cell office:value-type="float" office:value="0.0774055" calcext:value-type="float">
            <text:p>0.0774055</text:p>
          </table:table-cell>
          <table:table-cell office:value-type="float" office:value="0.00174522" calcext:value-type="float">
            <text:p>0.00174522</text:p>
          </table:table-cell>
          <table:table-cell office:value-type="float" office:value="0.011395" calcext:value-type="float">
            <text:p>0.011395</text:p>
          </table:table-cell>
          <table:table-cell office:value-type="float" office:value="0.00819752" calcext:value-type="float">
            <text:p>0.00819752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0" calcext:value-type="float">
            <text:p>0</text:p>
          </table:table-cell>
          <table:table-cell office:value-type="float" office:value="0.0732751" calcext:value-type="float">
            <text:p>0.0732751</text:p>
          </table:table-cell>
          <table:table-cell office:value-type="float" office:value="0.00135954" calcext:value-type="float">
            <text:p>0.00135954</text:p>
          </table:table-cell>
          <table:table-cell office:value-type="float" office:value="0.0107062" calcext:value-type="float">
            <text:p>0.0107062</text:p>
          </table:table-cell>
          <table:table-cell office:value-type="float" office:value="0.00690824" calcext:value-type="float">
            <text:p>0.00690824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 office:value-type="float" office:value="0" calcext:value-type="float">
            <text:p>0</text:p>
          </table:table-cell>
          <table:table-cell office:value-type="float" office:value="0.0791385" calcext:value-type="float">
            <text:p>0.0791385</text:p>
          </table:table-cell>
          <table:table-cell office:value-type="float" office:value="0.00138046" calcext:value-type="float">
            <text:p>0.00138046</text:p>
          </table:table-cell>
          <table:table-cell office:value-type="float" office:value="0.0148488" calcext:value-type="float">
            <text:p>0.0148488</text:p>
          </table:table-cell>
          <table:table-cell office:value-type="float" office:value="0.00898979" calcext:value-type="float">
            <text:p>0.0089897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0" calcext:value-type="float">
            <text:p>0</text:p>
          </table:table-cell>
          <table:table-cell office:value-type="float" office:value="0.0745581" calcext:value-type="float">
            <text:p>0.0745581</text:p>
          </table:table-cell>
          <table:table-cell office:value-type="float" office:value="0.00129796" calcext:value-type="float">
            <text:p>0.00129796</text:p>
          </table:table-cell>
          <table:table-cell office:value-type="float" office:value="0.0130562" calcext:value-type="float">
            <text:p>0.0130562</text:p>
          </table:table-cell>
          <table:table-cell office:value-type="float" office:value="0.00858991" calcext:value-type="float">
            <text:p>0.00858991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float" office:value="0" calcext:value-type="float">
            <text:p>0</text:p>
          </table:table-cell>
          <table:table-cell office:value-type="float" office:value="0.0757293" calcext:value-type="float">
            <text:p>0.0757293</text:p>
          </table:table-cell>
          <table:table-cell office:value-type="float" office:value="0.00138717" calcext:value-type="float">
            <text:p>0.00138717</text:p>
          </table:table-cell>
          <table:table-cell office:value-type="float" office:value="0.0116015" calcext:value-type="float">
            <text:p>0.0116015</text:p>
          </table:table-cell>
          <table:table-cell office:value-type="float" office:value="0.00988944" calcext:value-type="float">
            <text:p>0.00988944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float" office:value="0" calcext:value-type="float">
            <text:p>0</text:p>
          </table:table-cell>
          <table:table-cell office:value-type="float" office:value="0.0768962" calcext:value-type="float">
            <text:p>0.0768962</text:p>
          </table:table-cell>
          <table:table-cell office:value-type="float" office:value="0.00128651" calcext:value-type="float">
            <text:p>0.00128651</text:p>
          </table:table-cell>
          <table:table-cell office:value-type="float" office:value="0.0110094" calcext:value-type="float">
            <text:p>0.0110094</text:p>
          </table:table-cell>
          <table:table-cell office:value-type="float" office:value="0.00853582" calcext:value-type="float">
            <text:p>0.00853582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 office:value-type="float" office:value="0" calcext:value-type="float">
            <text:p>0</text:p>
          </table:table-cell>
          <table:table-cell office:value-type="float" office:value="0.074249" calcext:value-type="float">
            <text:p>0.074249</text:p>
          </table:table-cell>
          <table:table-cell office:value-type="float" office:value="0.00131414" calcext:value-type="float">
            <text:p>0.00131414</text:p>
          </table:table-cell>
          <table:table-cell office:value-type="float" office:value="0.0110974" calcext:value-type="float">
            <text:p>0.0110974</text:p>
          </table:table-cell>
          <table:table-cell office:value-type="float" office:value="0.00788961" calcext:value-type="float">
            <text:p>0.00788961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 office:value-type="float" office:value="0" calcext:value-type="float">
            <text:p>0</text:p>
          </table:table-cell>
          <table:table-cell office:value-type="float" office:value="0.0772799" calcext:value-type="float">
            <text:p>0.0772799</text:p>
          </table:table-cell>
          <table:table-cell office:value-type="float" office:value="0.00127427" calcext:value-type="float">
            <text:p>0.00127427</text:p>
          </table:table-cell>
          <table:table-cell office:value-type="float" office:value="0.0105416" calcext:value-type="float">
            <text:p>0.0105416</text:p>
          </table:table-cell>
          <table:table-cell office:value-type="float" office:value="0.0107713" calcext:value-type="float">
            <text:p>0.0107713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0" calcext:value-type="float">
            <text:p>0</text:p>
          </table:table-cell>
          <table:table-cell office:value-type="float" office:value="0.0755323" calcext:value-type="float">
            <text:p>0.0755323</text:p>
          </table:table-cell>
          <table:table-cell office:value-type="float" office:value="0.00130941" calcext:value-type="float">
            <text:p>0.00130941</text:p>
          </table:table-cell>
          <table:table-cell office:value-type="float" office:value="0.0112087" calcext:value-type="float">
            <text:p>0.0112087</text:p>
          </table:table-cell>
          <table:table-cell office:value-type="float" office:value="0.00977891" calcext:value-type="float">
            <text:p>0.00977891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 office:value-type="float" office:value="0" calcext:value-type="float">
            <text:p>0</text:p>
          </table:table-cell>
          <table:table-cell office:value-type="float" office:value="0.0762354" calcext:value-type="float">
            <text:p>0.0762354</text:p>
          </table:table-cell>
          <table:table-cell office:value-type="float" office:value="0.00127072" calcext:value-type="float">
            <text:p>0.00127072</text:p>
          </table:table-cell>
          <table:table-cell office:value-type="float" office:value="0.0111764" calcext:value-type="float">
            <text:p>0.0111764</text:p>
          </table:table-cell>
          <table:table-cell office:value-type="float" office:value="0.0138445" calcext:value-type="float">
            <text:p>0.0138445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 office:value-type="float" office:value="0" calcext:value-type="float">
            <text:p>0</text:p>
          </table:table-cell>
          <table:table-cell office:value-type="float" office:value="0.0769033" calcext:value-type="float">
            <text:p>0.0769033</text:p>
          </table:table-cell>
          <table:table-cell office:value-type="float" office:value="0.00128888" calcext:value-type="float">
            <text:p>0.00128888</text:p>
          </table:table-cell>
          <table:table-cell office:value-type="float" office:value="0.0101081" calcext:value-type="float">
            <text:p>0.0101081</text:p>
          </table:table-cell>
          <table:table-cell office:value-type="float" office:value="0.0109786" calcext:value-type="float">
            <text:p>0.0109786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 office:value-type="float" office:value="0" calcext:value-type="float">
            <text:p>0</text:p>
          </table:table-cell>
          <table:table-cell office:value-type="float" office:value="0.0755608" calcext:value-type="float">
            <text:p>0.0755608</text:p>
          </table:table-cell>
          <table:table-cell office:value-type="float" office:value="0.00154784" calcext:value-type="float">
            <text:p>0.00154784</text:p>
          </table:table-cell>
          <table:table-cell office:value-type="float" office:value="0.0116461" calcext:value-type="float">
            <text:p>0.0116461</text:p>
          </table:table-cell>
          <table:table-cell office:value-type="float" office:value="0.00820186" calcext:value-type="float">
            <text:p>0.00820186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float" office:value="0" calcext:value-type="float">
            <text:p>0</text:p>
          </table:table-cell>
          <table:table-cell office:value-type="float" office:value="0.0754751" calcext:value-type="float">
            <text:p>0.0754751</text:p>
          </table:table-cell>
          <table:table-cell office:value-type="float" office:value="0.00166982" calcext:value-type="float">
            <text:p>0.00166982</text:p>
          </table:table-cell>
          <table:table-cell office:value-type="float" office:value="0.0113919" calcext:value-type="float">
            <text:p>0.0113919</text:p>
          </table:table-cell>
          <table:table-cell office:value-type="float" office:value="0.0135563" calcext:value-type="float">
            <text:p>0.0135563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0" calcext:value-type="float">
            <text:p>0</text:p>
          </table:table-cell>
          <table:table-cell office:value-type="float" office:value="0.0766345" calcext:value-type="float">
            <text:p>0.0766345</text:p>
          </table:table-cell>
          <table:table-cell office:value-type="float" office:value="0.00150521" calcext:value-type="float">
            <text:p>0.00150521</text:p>
          </table:table-cell>
          <table:table-cell office:value-type="float" office:value="0.0114187" calcext:value-type="float">
            <text:p>0.0114187</text:p>
          </table:table-cell>
          <table:table-cell office:value-type="float" office:value="0.0109679" calcext:value-type="float">
            <text:p>0.0109679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 office:value-type="float" office:value="0" calcext:value-type="float">
            <text:p>0</text:p>
          </table:table-cell>
          <table:table-cell office:value-type="float" office:value="0.0777315" calcext:value-type="float">
            <text:p>0.0777315</text:p>
          </table:table-cell>
          <table:table-cell office:value-type="float" office:value="0.00245657" calcext:value-type="float">
            <text:p>0.00245657</text:p>
          </table:table-cell>
          <table:table-cell office:value-type="float" office:value="0.0119477" calcext:value-type="float">
            <text:p>0.0119477</text:p>
          </table:table-cell>
          <table:table-cell office:value-type="float" office:value="0.00840555" calcext:value-type="float">
            <text:p>0.00840555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0" calcext:value-type="float">
            <text:p>0</text:p>
          </table:table-cell>
          <table:table-cell office:value-type="float" office:value="0.0789723" calcext:value-type="float">
            <text:p>0.0789723</text:p>
          </table:table-cell>
          <table:table-cell office:value-type="float" office:value="0.00144639" calcext:value-type="float">
            <text:p>0.00144639</text:p>
          </table:table-cell>
          <table:table-cell office:value-type="float" office:value="0.0116252" calcext:value-type="float">
            <text:p>0.0116252</text:p>
          </table:table-cell>
          <table:table-cell office:value-type="float" office:value="0.0168451" calcext:value-type="float">
            <text:p>0.0168451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float" office:value="0" calcext:value-type="float">
            <text:p>0</text:p>
          </table:table-cell>
          <table:table-cell office:value-type="float" office:value="0.0775164" calcext:value-type="float">
            <text:p>0.0775164</text:p>
          </table:table-cell>
          <table:table-cell office:value-type="float" office:value="0.00134296" calcext:value-type="float">
            <text:p>0.00134296</text:p>
          </table:table-cell>
          <table:table-cell office:value-type="float" office:value="0.0112123" calcext:value-type="float">
            <text:p>0.0112123</text:p>
          </table:table-cell>
          <table:table-cell office:value-type="float" office:value="0.0112778" calcext:value-type="float">
            <text:p>0.0112778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 office:value-type="float" office:value="0" calcext:value-type="float">
            <text:p>0</text:p>
          </table:table-cell>
          <table:table-cell office:value-type="float" office:value="0.0780509" calcext:value-type="float">
            <text:p>0.0780509</text:p>
          </table:table-cell>
          <table:table-cell office:value-type="float" office:value="0.00140928" calcext:value-type="float">
            <text:p>0.00140928</text:p>
          </table:table-cell>
          <table:table-cell office:value-type="float" office:value="0.0119844" calcext:value-type="float">
            <text:p>0.0119844</text:p>
          </table:table-cell>
          <table:table-cell office:value-type="float" office:value="0.00905611" calcext:value-type="float">
            <text:p>0.00905611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float" office:value="0" calcext:value-type="float">
            <text:p>0</text:p>
          </table:table-cell>
          <table:table-cell office:value-type="float" office:value="0.0824939" calcext:value-type="float">
            <text:p>0.0824939</text:p>
          </table:table-cell>
          <table:table-cell office:value-type="float" office:value="0.00134099" calcext:value-type="float">
            <text:p>0.00134099</text:p>
          </table:table-cell>
          <table:table-cell office:value-type="float" office:value="0.0118569" calcext:value-type="float">
            <text:p>0.0118569</text:p>
          </table:table-cell>
          <table:table-cell office:value-type="float" office:value="0.0146944" calcext:value-type="float">
            <text:p>0.0146944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 office:value-type="float" office:value="0" calcext:value-type="float">
            <text:p>0</text:p>
          </table:table-cell>
          <table:table-cell office:value-type="float" office:value="0.076747" calcext:value-type="float">
            <text:p>0.076747</text:p>
          </table:table-cell>
          <table:table-cell office:value-type="float" office:value="0.00135244" calcext:value-type="float">
            <text:p>0.00135244</text:p>
          </table:table-cell>
          <table:table-cell office:value-type="float" office:value="0.0126192" calcext:value-type="float">
            <text:p>0.0126192</text:p>
          </table:table-cell>
          <table:table-cell office:value-type="float" office:value="0.0135599" calcext:value-type="float">
            <text:p>0.0135599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0" calcext:value-type="float">
            <text:p>0</text:p>
          </table:table-cell>
          <table:table-cell office:value-type="float" office:value="0.0769306" calcext:value-type="float">
            <text:p>0.0769306</text:p>
          </table:table-cell>
          <table:table-cell office:value-type="float" office:value="0.0012727" calcext:value-type="float">
            <text:p>0.0012727</text:p>
          </table:table-cell>
          <table:table-cell office:value-type="float" office:value="0.0124968" calcext:value-type="float">
            <text:p>0.0124968</text:p>
          </table:table-cell>
          <table:table-cell office:value-type="float" office:value="0.0160777" calcext:value-type="float">
            <text:p>0.0160777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 office:value-type="float" office:value="0" calcext:value-type="float">
            <text:p>0</text:p>
          </table:table-cell>
          <table:table-cell office:value-type="float" office:value="0.080815" calcext:value-type="float">
            <text:p>0.080815</text:p>
          </table:table-cell>
          <table:table-cell office:value-type="float" office:value="0.00251065" calcext:value-type="float">
            <text:p>0.00251065</text:p>
          </table:table-cell>
          <table:table-cell office:value-type="float" office:value="0.0120476" calcext:value-type="float">
            <text:p>0.0120476</text:p>
          </table:table-cell>
          <table:table-cell office:value-type="float" office:value="0.0169177" calcext:value-type="float">
            <text:p>0.0169177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float" office:value="0" calcext:value-type="float">
            <text:p>0</text:p>
          </table:table-cell>
          <table:table-cell office:value-type="float" office:value="0.0779159" calcext:value-type="float">
            <text:p>0.0779159</text:p>
          </table:table-cell>
          <table:table-cell office:value-type="float" office:value="0.00163982" calcext:value-type="float">
            <text:p>0.00163982</text:p>
          </table:table-cell>
          <table:table-cell office:value-type="float" office:value="0.0147872" calcext:value-type="float">
            <text:p>0.0147872</text:p>
          </table:table-cell>
          <table:table-cell office:value-type="float" office:value="0.0140024" calcext:value-type="float">
            <text:p>0.014002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0" calcext:value-type="float">
            <text:p>0</text:p>
          </table:table-cell>
          <table:table-cell office:value-type="float" office:value="0.0794104" calcext:value-type="float">
            <text:p>0.0794104</text:p>
          </table:table-cell>
          <table:table-cell office:value-type="float" office:value="0.00149179" calcext:value-type="float">
            <text:p>0.00149179</text:p>
          </table:table-cell>
          <table:table-cell office:value-type="float" office:value="0.0132832" calcext:value-type="float">
            <text:p>0.0132832</text:p>
          </table:table-cell>
          <table:table-cell office:value-type="float" office:value="0.0124119" calcext:value-type="float">
            <text:p>0.0124119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0" calcext:value-type="float">
            <text:p>0</text:p>
          </table:table-cell>
          <table:table-cell office:value-type="float" office:value="0.0790627" calcext:value-type="float">
            <text:p>0.0790627</text:p>
          </table:table-cell>
          <table:table-cell office:value-type="float" office:value="0.00133665" calcext:value-type="float">
            <text:p>0.00133665</text:p>
          </table:table-cell>
          <table:table-cell office:value-type="float" office:value="0.0128106" calcext:value-type="float">
            <text:p>0.0128106</text:p>
          </table:table-cell>
          <table:table-cell office:value-type="float" office:value="0.00865544" calcext:value-type="float">
            <text:p>0.00865544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 office:value-type="float" office:value="0" calcext:value-type="float">
            <text:p>0</text:p>
          </table:table-cell>
          <table:table-cell office:value-type="float" office:value="0.0801238" calcext:value-type="float">
            <text:p>0.0801238</text:p>
          </table:table-cell>
          <table:table-cell office:value-type="float" office:value="0.00139704" calcext:value-type="float">
            <text:p>0.00139704</text:p>
          </table:table-cell>
          <table:table-cell office:value-type="float" office:value="0.011746" calcext:value-type="float">
            <text:p>0.011746</text:p>
          </table:table-cell>
          <table:table-cell office:value-type="float" office:value="0.0109509" calcext:value-type="float">
            <text:p>0.0109509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 office:value-type="float" office:value="0" calcext:value-type="float">
            <text:p>0</text:p>
          </table:table-cell>
          <table:table-cell office:value-type="float" office:value="0.0821702" calcext:value-type="float">
            <text:p>0.0821702</text:p>
          </table:table-cell>
          <table:table-cell office:value-type="float" office:value="0.00128849" calcext:value-type="float">
            <text:p>0.00128849</text:p>
          </table:table-cell>
          <table:table-cell office:value-type="float" office:value="0.0109494" calcext:value-type="float">
            <text:p>0.0109494</text:p>
          </table:table-cell>
          <table:table-cell office:value-type="float" office:value="0.00798553" calcext:value-type="float">
            <text:p>0.00798553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 office:value-type="float" office:value="0" calcext:value-type="float">
            <text:p>0</text:p>
          </table:table-cell>
          <table:table-cell office:value-type="float" office:value="0.0789557" calcext:value-type="float">
            <text:p>0.0789557</text:p>
          </table:table-cell>
          <table:table-cell office:value-type="float" office:value="0.00136231" calcext:value-type="float">
            <text:p>0.00136231</text:p>
          </table:table-cell>
          <table:table-cell office:value-type="float" office:value="0.0124123" calcext:value-type="float">
            <text:p>0.0124123</text:p>
          </table:table-cell>
          <table:table-cell office:value-type="float" office:value="0.00949745" calcext:value-type="float">
            <text:p>0.00949745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 office:value-type="float" office:value="0" calcext:value-type="float">
            <text:p>0</text:p>
          </table:table-cell>
          <table:table-cell office:value-type="float" office:value="0.0792837" calcext:value-type="float">
            <text:p>0.0792837</text:p>
          </table:table-cell>
          <table:table-cell office:value-type="float" office:value="0.00126204" calcext:value-type="float">
            <text:p>0.00126204</text:p>
          </table:table-cell>
          <table:table-cell office:value-type="float" office:value="0.0124123" calcext:value-type="float">
            <text:p>0.0124123</text:p>
          </table:table-cell>
          <table:table-cell office:value-type="float" office:value="0.00841937" calcext:value-type="float">
            <text:p>0.00841937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 office:value-type="float" office:value="0" calcext:value-type="float">
            <text:p>0</text:p>
          </table:table-cell>
          <table:table-cell office:value-type="float" office:value="0.0805529" calcext:value-type="float">
            <text:p>0.0805529</text:p>
          </table:table-cell>
          <table:table-cell office:value-type="float" office:value="0.00130072" calcext:value-type="float">
            <text:p>0.00130072</text:p>
          </table:table-cell>
          <table:table-cell office:value-type="float" office:value="0.0111396" calcext:value-type="float">
            <text:p>0.0111396</text:p>
          </table:table-cell>
          <table:table-cell office:value-type="float" office:value="0.00917059" calcext:value-type="float">
            <text:p>0.00917059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 office:value-type="float" office:value="0" calcext:value-type="float">
            <text:p>0</text:p>
          </table:table-cell>
          <table:table-cell office:value-type="float" office:value="0.0796236" calcext:value-type="float">
            <text:p>0.0796236</text:p>
          </table:table-cell>
          <table:table-cell office:value-type="float" office:value="0.00126441" calcext:value-type="float">
            <text:p>0.00126441</text:p>
          </table:table-cell>
          <table:table-cell office:value-type="float" office:value="0.0124285" calcext:value-type="float">
            <text:p>0.0124285</text:p>
          </table:table-cell>
          <table:table-cell office:value-type="float" office:value="0.00766065" calcext:value-type="float">
            <text:p>0.00766065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 office:value-type="float" office:value="0" calcext:value-type="float">
            <text:p>0</text:p>
          </table:table-cell>
          <table:table-cell office:value-type="float" office:value="0.0825361" calcext:value-type="float">
            <text:p>0.0825361</text:p>
          </table:table-cell>
          <table:table-cell office:value-type="float" office:value="0.00127151" calcext:value-type="float">
            <text:p>0.00127151</text:p>
          </table:table-cell>
          <table:table-cell office:value-type="float" office:value="0.0122592" calcext:value-type="float">
            <text:p>0.0122592</text:p>
          </table:table-cell>
          <table:table-cell office:value-type="float" office:value="0.00844345" calcext:value-type="float">
            <text:p>0.00844345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 office:value-type="float" office:value="0" calcext:value-type="float">
            <text:p>0</text:p>
          </table:table-cell>
          <table:table-cell office:value-type="float" office:value="0.0794412" calcext:value-type="float">
            <text:p>0.0794412</text:p>
          </table:table-cell>
          <table:table-cell office:value-type="float" office:value="0.00139665" calcext:value-type="float">
            <text:p>0.00139665</text:p>
          </table:table-cell>
          <table:table-cell office:value-type="float" office:value="0.0112399" calcext:value-type="float">
            <text:p>0.0112399</text:p>
          </table:table-cell>
          <table:table-cell office:value-type="float" office:value="0.00754696" calcext:value-type="float">
            <text:p>0.0075469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 office:value-type="float" office:value="0.0793224" calcext:value-type="float">
            <text:p>0.0793224</text:p>
          </table:table-cell>
          <table:table-cell office:value-type="float" office:value="0.00137138" calcext:value-type="float">
            <text:p>0.00137138</text:p>
          </table:table-cell>
          <table:table-cell office:value-type="float" office:value="0.0122181" calcext:value-type="float">
            <text:p>0.0122181</text:p>
          </table:table-cell>
          <table:table-cell office:value-type="float" office:value="0.00862307" calcext:value-type="float">
            <text:p>0.00862307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 office:value-type="float" office:value="0" calcext:value-type="float">
            <text:p>0</text:p>
          </table:table-cell>
          <table:table-cell office:value-type="float" office:value="0.0868998" calcext:value-type="float">
            <text:p>0.0868998</text:p>
          </table:table-cell>
          <table:table-cell office:value-type="float" office:value="0.00168048" calcext:value-type="float">
            <text:p>0.00168048</text:p>
          </table:table-cell>
          <table:table-cell office:value-type="float" office:value="0.012646" calcext:value-type="float">
            <text:p>0.012646</text:p>
          </table:table-cell>
          <table:table-cell office:value-type="float" office:value="0.00788763" calcext:value-type="float">
            <text:p>0.00788763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 office:value-type="float" office:value="0" calcext:value-type="float">
            <text:p>0</text:p>
          </table:table-cell>
          <table:table-cell office:value-type="float" office:value="0.0813463" calcext:value-type="float">
            <text:p>0.0813463</text:p>
          </table:table-cell>
          <table:table-cell office:value-type="float" office:value="0.00147876" calcext:value-type="float">
            <text:p>0.00147876</text:p>
          </table:table-cell>
          <table:table-cell office:value-type="float" office:value="0.0121163" calcext:value-type="float">
            <text:p>0.0121163</text:p>
          </table:table-cell>
          <table:table-cell office:value-type="float" office:value="0.00877149" calcext:value-type="float">
            <text:p>0.00877149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 office:value-type="float" office:value="0" calcext:value-type="float">
            <text:p>0</text:p>
          </table:table-cell>
          <table:table-cell office:value-type="float" office:value="0.0834958" calcext:value-type="float">
            <text:p>0.0834958</text:p>
          </table:table-cell>
          <table:table-cell office:value-type="float" office:value="0.00271079" calcext:value-type="float">
            <text:p>0.00271079</text:p>
          </table:table-cell>
          <table:table-cell office:value-type="float" office:value="0.0114345" calcext:value-type="float">
            <text:p>0.0114345</text:p>
          </table:table-cell>
          <table:table-cell office:value-type="float" office:value="0.00783197" calcext:value-type="float">
            <text:p>0.00783197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 office:value-type="float" office:value="0" calcext:value-type="float">
            <text:p>0</text:p>
          </table:table-cell>
          <table:table-cell office:value-type="float" office:value="0.0803452" calcext:value-type="float">
            <text:p>0.0803452</text:p>
          </table:table-cell>
          <table:table-cell office:value-type="float" office:value="0.00146573" calcext:value-type="float">
            <text:p>0.00146573</text:p>
          </table:table-cell>
          <table:table-cell office:value-type="float" office:value="0.0120006" calcext:value-type="float">
            <text:p>0.0120006</text:p>
          </table:table-cell>
          <table:table-cell office:value-type="float" office:value="0.00841582" calcext:value-type="float">
            <text:p>0.00841582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 office:value-type="float" office:value="0" calcext:value-type="float">
            <text:p>0</text:p>
          </table:table-cell>
          <table:table-cell office:value-type="float" office:value="0.0805908" calcext:value-type="float">
            <text:p>0.0805908</text:p>
          </table:table-cell>
          <table:table-cell office:value-type="float" office:value="0.00141639" calcext:value-type="float">
            <text:p>0.00141639</text:p>
          </table:table-cell>
          <table:table-cell office:value-type="float" office:value="0.0124029" calcext:value-type="float">
            <text:p>0.0124029</text:p>
          </table:table-cell>
          <table:table-cell office:value-type="float" office:value="0.00731642" calcext:value-type="float">
            <text:p>0.00731642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 office:value-type="float" office:value="0" calcext:value-type="float">
            <text:p>0</text:p>
          </table:table-cell>
          <table:table-cell office:value-type="float" office:value="0.086021" calcext:value-type="float">
            <text:p>0.086021</text:p>
          </table:table-cell>
          <table:table-cell office:value-type="float" office:value="0.00130586" calcext:value-type="float">
            <text:p>0.00130586</text:p>
          </table:table-cell>
          <table:table-cell office:value-type="float" office:value="0.0134182" calcext:value-type="float">
            <text:p>0.0134182</text:p>
          </table:table-cell>
          <table:table-cell office:value-type="float" office:value="0.00839963" calcext:value-type="float">
            <text:p>0.00839963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 office:value-type="float" office:value="0" calcext:value-type="float">
            <text:p>0</text:p>
          </table:table-cell>
          <table:table-cell office:value-type="float" office:value="0.0824793" calcext:value-type="float">
            <text:p>0.0824793</text:p>
          </table:table-cell>
          <table:table-cell office:value-type="float" office:value="0.00133507" calcext:value-type="float">
            <text:p>0.00133507</text:p>
          </table:table-cell>
          <table:table-cell office:value-type="float" office:value="0.0126338" calcext:value-type="float">
            <text:p>0.0126338</text:p>
          </table:table-cell>
          <table:table-cell office:value-type="float" office:value="0.00762946" calcext:value-type="float">
            <text:p>0.00762946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 office:value-type="float" office:value="0" calcext:value-type="float">
            <text:p>0</text:p>
          </table:table-cell>
          <table:table-cell office:value-type="float" office:value="0.0808695" calcext:value-type="float">
            <text:p>0.0808695</text:p>
          </table:table-cell>
          <table:table-cell office:value-type="float" office:value="0.00131888" calcext:value-type="float">
            <text:p>0.00131888</text:p>
          </table:table-cell>
          <table:table-cell office:value-type="float" office:value="0.0142831" calcext:value-type="float">
            <text:p>0.0142831</text:p>
          </table:table-cell>
          <table:table-cell office:value-type="float" office:value="0.00830213" calcext:value-type="float">
            <text:p>0.00830213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 office:value-type="float" office:value="0" calcext:value-type="float">
            <text:p>0</text:p>
          </table:table-cell>
          <table:table-cell office:value-type="float" office:value="0.0860672" calcext:value-type="float">
            <text:p>0.0860672</text:p>
          </table:table-cell>
          <table:table-cell office:value-type="float" office:value="0.00136744" calcext:value-type="float">
            <text:p>0.00136744</text:p>
          </table:table-cell>
          <table:table-cell office:value-type="float" office:value="0.0155017" calcext:value-type="float">
            <text:p>0.0155017</text:p>
          </table:table-cell>
          <table:table-cell office:value-type="float" office:value="0.00736063" calcext:value-type="float">
            <text:p>0.00736063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0" calcext:value-type="float">
            <text:p>0</text:p>
          </table:table-cell>
          <table:table-cell office:value-type="float" office:value="0.0812267" calcext:value-type="float">
            <text:p>0.0812267</text:p>
          </table:table-cell>
          <table:table-cell office:value-type="float" office:value="0.0022888" calcext:value-type="float">
            <text:p>0.0022888</text:p>
          </table:table-cell>
          <table:table-cell office:value-type="float" office:value="0.0138204" calcext:value-type="float">
            <text:p>0.0138204</text:p>
          </table:table-cell>
          <table:table-cell office:value-type="float" office:value="0.00814857" calcext:value-type="float">
            <text:p>0.00814857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float" office:value="0" calcext:value-type="float">
            <text:p>0</text:p>
          </table:table-cell>
          <table:table-cell office:value-type="float" office:value="0.0853267" calcext:value-type="float">
            <text:p>0.0853267</text:p>
          </table:table-cell>
          <table:table-cell office:value-type="float" office:value="0.00165837" calcext:value-type="float">
            <text:p>0.00165837</text:p>
          </table:table-cell>
          <table:table-cell office:value-type="float" office:value="0.012119" calcext:value-type="float">
            <text:p>0.012119</text:p>
          </table:table-cell>
          <table:table-cell office:value-type="float" office:value="0.0089365" calcext:value-type="float">
            <text:p>0.0089365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float" office:value="0" calcext:value-type="float">
            <text:p>0</text:p>
          </table:table-cell>
          <table:table-cell office:value-type="float" office:value="0.0829104" calcext:value-type="float">
            <text:p>0.0829104</text:p>
          </table:table-cell>
          <table:table-cell office:value-type="float" office:value="0.00183404" calcext:value-type="float">
            <text:p>0.00183404</text:p>
          </table:table-cell>
          <table:table-cell office:value-type="float" office:value="0.0115348" calcext:value-type="float">
            <text:p>0.0115348</text:p>
          </table:table-cell>
          <table:table-cell office:value-type="float" office:value="0.00885834" calcext:value-type="float">
            <text:p>0.00885834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float" office:value="0" calcext:value-type="float">
            <text:p>0</text:p>
          </table:table-cell>
          <table:table-cell office:value-type="float" office:value="0.0854269" calcext:value-type="float">
            <text:p>0.0854269</text:p>
          </table:table-cell>
          <table:table-cell office:value-type="float" office:value="0.00150481" calcext:value-type="float">
            <text:p>0.00150481</text:p>
          </table:table-cell>
          <table:table-cell office:value-type="float" office:value="0.0127443" calcext:value-type="float">
            <text:p>0.0127443</text:p>
          </table:table-cell>
          <table:table-cell office:value-type="float" office:value="0.00860688" calcext:value-type="float">
            <text:p>0.00860688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float" office:value="0" calcext:value-type="float">
            <text:p>0</text:p>
          </table:table-cell>
          <table:table-cell office:value-type="float" office:value="0.0816234" calcext:value-type="float">
            <text:p>0.0816234</text:p>
          </table:table-cell>
          <table:table-cell office:value-type="float" office:value="0.00133072" calcext:value-type="float">
            <text:p>0.00133072</text:p>
          </table:table-cell>
          <table:table-cell office:value-type="float" office:value="0.0122682" calcext:value-type="float">
            <text:p>0.0122682</text:p>
          </table:table-cell>
          <table:table-cell office:value-type="float" office:value="0.00925783" calcext:value-type="float">
            <text:p>0.00925783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0" calcext:value-type="float">
            <text:p>0</text:p>
          </table:table-cell>
          <table:table-cell office:value-type="float" office:value="0.0829423" calcext:value-type="float">
            <text:p>0.0829423</text:p>
          </table:table-cell>
          <table:table-cell office:value-type="float" office:value="0.00136586" calcext:value-type="float">
            <text:p>0.00136586</text:p>
          </table:table-cell>
          <table:table-cell office:value-type="float" office:value="0.0131754" calcext:value-type="float">
            <text:p>0.0131754</text:p>
          </table:table-cell>
          <table:table-cell office:value-type="float" office:value="0.00816436" calcext:value-type="float">
            <text:p>0.00816436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0" calcext:value-type="float">
            <text:p>0</text:p>
          </table:table-cell>
          <table:table-cell office:value-type="float" office:value="0.0874832" calcext:value-type="float">
            <text:p>0.0874832</text:p>
          </table:table-cell>
          <table:table-cell office:value-type="float" office:value="0.00130151" calcext:value-type="float">
            <text:p>0.00130151</text:p>
          </table:table-cell>
          <table:table-cell office:value-type="float" office:value="0.0116118" calcext:value-type="float">
            <text:p>0.0116118</text:p>
          </table:table-cell>
          <table:table-cell office:value-type="float" office:value="0.00908019" calcext:value-type="float">
            <text:p>0.00908019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 office:value-type="float" office:value="0" calcext:value-type="float">
            <text:p>0</text:p>
          </table:table-cell>
          <table:table-cell office:value-type="float" office:value="0.0842008" calcext:value-type="float">
            <text:p>0.0842008</text:p>
          </table:table-cell>
          <table:table-cell office:value-type="float" office:value="0.00128375" calcext:value-type="float">
            <text:p>0.00128375</text:p>
          </table:table-cell>
          <table:table-cell office:value-type="float" office:value="0.0126567" calcext:value-type="float">
            <text:p>0.0126567</text:p>
          </table:table-cell>
          <table:table-cell office:value-type="float" office:value="0.00852398" calcext:value-type="float">
            <text:p>0.00852398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0" calcext:value-type="float">
            <text:p>0</text:p>
          </table:table-cell>
          <table:table-cell office:value-type="float" office:value="0.0862614" calcext:value-type="float">
            <text:p>0.0862614</text:p>
          </table:table-cell>
          <table:table-cell office:value-type="float" office:value="0.00142073" calcext:value-type="float">
            <text:p>0.00142073</text:p>
          </table:table-cell>
          <table:table-cell office:value-type="float" office:value="0.0134754" calcext:value-type="float">
            <text:p>0.0134754</text:p>
          </table:table-cell>
          <table:table-cell office:value-type="float" office:value="0.0089065" calcext:value-type="float">
            <text:p>0.0089065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 office:value-type="float" office:value="0" calcext:value-type="float">
            <text:p>0</text:p>
          </table:table-cell>
          <table:table-cell office:value-type="float" office:value="0.0873431" calcext:value-type="float">
            <text:p>0.0873431</text:p>
          </table:table-cell>
          <table:table-cell office:value-type="float" office:value="0.00131059" calcext:value-type="float">
            <text:p>0.00131059</text:p>
          </table:table-cell>
          <table:table-cell office:value-type="float" office:value="0.0138279" calcext:value-type="float">
            <text:p>0.0138279</text:p>
          </table:table-cell>
          <table:table-cell office:value-type="float" office:value="0.00834555" calcext:value-type="float">
            <text:p>0.0083455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0" calcext:value-type="float">
            <text:p>0</text:p>
          </table:table-cell>
          <table:table-cell office:value-type="float" office:value="0.0842249" calcext:value-type="float">
            <text:p>0.0842249</text:p>
          </table:table-cell>
          <table:table-cell office:value-type="float" office:value="0.00133586" calcext:value-type="float">
            <text:p>0.00133586</text:p>
          </table:table-cell>
          <table:table-cell office:value-type="float" office:value="0.0117985" calcext:value-type="float">
            <text:p>0.0117985</text:p>
          </table:table-cell>
          <table:table-cell office:value-type="float" office:value="0.00870004" calcext:value-type="float">
            <text:p>0.00870004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float" office:value="0" calcext:value-type="float">
            <text:p>0</text:p>
          </table:table-cell>
          <table:table-cell office:value-type="float" office:value="0.0878195" calcext:value-type="float">
            <text:p>0.0878195</text:p>
          </table:table-cell>
          <table:table-cell office:value-type="float" office:value="0.00131099" calcext:value-type="float">
            <text:p>0.00131099</text:p>
          </table:table-cell>
          <table:table-cell office:value-type="float" office:value="0.0125904" calcext:value-type="float">
            <text:p>0.0125904</text:p>
          </table:table-cell>
          <table:table-cell office:value-type="float" office:value="0.00730024" calcext:value-type="float">
            <text:p>0.00730024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float" office:value="0" calcext:value-type="float">
            <text:p>0</text:p>
          </table:table-cell>
          <table:table-cell office:value-type="float" office:value="0.0843974" calcext:value-type="float">
            <text:p>0.0843974</text:p>
          </table:table-cell>
          <table:table-cell office:value-type="float" office:value="0.0014002" calcext:value-type="float">
            <text:p>0.0014002</text:p>
          </table:table-cell>
          <table:table-cell office:value-type="float" office:value="0.0122394" calcext:value-type="float">
            <text:p>0.0122394</text:p>
          </table:table-cell>
          <table:table-cell office:value-type="float" office:value="0.0087107" calcext:value-type="float">
            <text:p>0.0087107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float" office:value="0" calcext:value-type="float">
            <text:p>0</text:p>
          </table:table-cell>
          <table:table-cell office:value-type="float" office:value="0.0831796" calcext:value-type="float">
            <text:p>0.0831796</text:p>
          </table:table-cell>
          <table:table-cell office:value-type="float" office:value="0.00178114" calcext:value-type="float">
            <text:p>0.00178114</text:p>
          </table:table-cell>
          <table:table-cell office:value-type="float" office:value="0.0134916" calcext:value-type="float">
            <text:p>0.0134916</text:p>
          </table:table-cell>
          <table:table-cell office:value-type="float" office:value="0.00812488" calcext:value-type="float">
            <text:p>0.00812488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float" office:value="0" calcext:value-type="float">
            <text:p>0</text:p>
          </table:table-cell>
          <table:table-cell office:value-type="float" office:value="0.0855832" calcext:value-type="float">
            <text:p>0.0855832</text:p>
          </table:table-cell>
          <table:table-cell office:value-type="float" office:value="0.00155889" calcext:value-type="float">
            <text:p>0.00155889</text:p>
          </table:table-cell>
          <table:table-cell office:value-type="float" office:value="0.014317" calcext:value-type="float">
            <text:p>0.014317</text:p>
          </table:table-cell>
          <table:table-cell office:value-type="float" office:value="0.00900243" calcext:value-type="float">
            <text:p>0.00900243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0" calcext:value-type="float">
            <text:p>0</text:p>
          </table:table-cell>
          <table:table-cell office:value-type="float" office:value="0.0840307" calcext:value-type="float">
            <text:p>0.0840307</text:p>
          </table:table-cell>
          <table:table-cell office:value-type="float" office:value="0.00268356" calcext:value-type="float">
            <text:p>0.00268356</text:p>
          </table:table-cell>
          <table:table-cell office:value-type="float" office:value="0.0120215" calcext:value-type="float">
            <text:p>0.0120215</text:p>
          </table:table-cell>
          <table:table-cell office:value-type="float" office:value="0.00773763" calcext:value-type="float">
            <text:p>0.00773763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float" office:value="0" calcext:value-type="float">
            <text:p>0</text:p>
          </table:table-cell>
          <table:table-cell office:value-type="float" office:value="0.0875282" calcext:value-type="float">
            <text:p>0.0875282</text:p>
          </table:table-cell>
          <table:table-cell office:value-type="float" office:value="0.00160192" calcext:value-type="float">
            <text:p>0.00160192</text:p>
          </table:table-cell>
          <table:table-cell office:value-type="float" office:value="0.0138508" calcext:value-type="float">
            <text:p>0.0138508</text:p>
          </table:table-cell>
          <table:table-cell office:value-type="float" office:value="0.00895821" calcext:value-type="float">
            <text:p>0.00895821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 office:value-type="float" office:value="0" calcext:value-type="float">
            <text:p>0</text:p>
          </table:table-cell>
          <table:table-cell office:value-type="float" office:value="0.0859772" calcext:value-type="float">
            <text:p>0.0859772</text:p>
          </table:table-cell>
          <table:table-cell office:value-type="float" office:value="0.00135086" calcext:value-type="float">
            <text:p>0.00135086</text:p>
          </table:table-cell>
          <table:table-cell office:value-type="float" office:value="0.0124415" calcext:value-type="float">
            <text:p>0.0124415</text:p>
          </table:table-cell>
          <table:table-cell office:value-type="float" office:value="0.00837911" calcext:value-type="float">
            <text:p>0.00837911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float" office:value="0" calcext:value-type="float">
            <text:p>0</text:p>
          </table:table-cell>
          <table:table-cell office:value-type="float" office:value="0.0887547" calcext:value-type="float">
            <text:p>0.0887547</text:p>
          </table:table-cell>
          <table:table-cell office:value-type="float" office:value="0.00137967" calcext:value-type="float">
            <text:p>0.00137967</text:p>
          </table:table-cell>
          <table:table-cell office:value-type="float" office:value="0.0125422" calcext:value-type="float">
            <text:p>0.0125422</text:p>
          </table:table-cell>
          <table:table-cell office:value-type="float" office:value="0.00844937" calcext:value-type="float">
            <text:p>0.00844937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 office:value-type="float" office:value="0" calcext:value-type="float">
            <text:p>0</text:p>
          </table:table-cell>
          <table:table-cell office:value-type="float" office:value="0.0868548" calcext:value-type="float">
            <text:p>0.0868548</text:p>
          </table:table-cell>
          <table:table-cell office:value-type="float" office:value="0.0013473" calcext:value-type="float">
            <text:p>0.0013473</text:p>
          </table:table-cell>
          <table:table-cell office:value-type="float" office:value="0.0137371" calcext:value-type="float">
            <text:p>0.0137371</text:p>
          </table:table-cell>
          <table:table-cell office:value-type="float" office:value="0.00731642" calcext:value-type="float">
            <text:p>0.0073164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0" calcext:value-type="float">
            <text:p>0</text:p>
          </table:table-cell>
          <table:table-cell office:value-type="float" office:value="0.0862535" calcext:value-type="float">
            <text:p>0.0862535</text:p>
          </table:table-cell>
          <table:table-cell office:value-type="float" office:value="0.00150008" calcext:value-type="float">
            <text:p>0.00150008</text:p>
          </table:table-cell>
          <table:table-cell office:value-type="float" office:value="0.012044" calcext:value-type="float">
            <text:p>0.012044</text:p>
          </table:table-cell>
          <table:table-cell office:value-type="float" office:value="0.00888281" calcext:value-type="float">
            <text:p>0.00888281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 office:value-type="float" office:value="0" calcext:value-type="float">
            <text:p>0</text:p>
          </table:table-cell>
          <table:table-cell office:value-type="float" office:value="0.0849149" calcext:value-type="float">
            <text:p>0.0849149</text:p>
          </table:table-cell>
          <table:table-cell office:value-type="float" office:value="0.00341899" calcext:value-type="float">
            <text:p>0.00341899</text:p>
          </table:table-cell>
          <table:table-cell office:value-type="float" office:value="0.0137861" calcext:value-type="float">
            <text:p>0.0137861</text:p>
          </table:table-cell>
          <table:table-cell office:value-type="float" office:value="0.00747985" calcext:value-type="float">
            <text:p>0.00747985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 office:value-type="float" office:value="0" calcext:value-type="float">
            <text:p>0</text:p>
          </table:table-cell>
          <table:table-cell office:value-type="float" office:value="0.0850278" calcext:value-type="float">
            <text:p>0.0850278</text:p>
          </table:table-cell>
          <table:table-cell office:value-type="float" office:value="0.00215813" calcext:value-type="float">
            <text:p>0.00215813</text:p>
          </table:table-cell>
          <table:table-cell office:value-type="float" office:value="0.0128091" calcext:value-type="float">
            <text:p>0.0128091</text:p>
          </table:table-cell>
          <table:table-cell office:value-type="float" office:value="0.00889426" calcext:value-type="float">
            <text:p>0.00889426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 office:value-type="float" office:value="0" calcext:value-type="float">
            <text:p>0</text:p>
          </table:table-cell>
          <table:table-cell office:value-type="float" office:value="0.0869302" calcext:value-type="float">
            <text:p>0.0869302</text:p>
          </table:table-cell>
          <table:table-cell office:value-type="float" office:value="0.00166508" calcext:value-type="float">
            <text:p>0.00166508</text:p>
          </table:table-cell>
          <table:table-cell office:value-type="float" office:value="0.0136144" calcext:value-type="float">
            <text:p>0.0136144</text:p>
          </table:table-cell>
          <table:table-cell office:value-type="float" office:value="0.00831318" calcext:value-type="float">
            <text:p>0.00831318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 office:value-type="float" office:value="0" calcext:value-type="float">
            <text:p>0</text:p>
          </table:table-cell>
          <table:table-cell office:value-type="float" office:value="0.090346" calcext:value-type="float">
            <text:p>0.090346</text:p>
          </table:table-cell>
          <table:table-cell office:value-type="float" office:value="0.00147876" calcext:value-type="float">
            <text:p>0.00147876</text:p>
          </table:table-cell>
          <table:table-cell office:value-type="float" office:value="0.0124688" calcext:value-type="float">
            <text:p>0.0124688</text:p>
          </table:table-cell>
          <table:table-cell office:value-type="float" office:value="0.00895466" calcext:value-type="float">
            <text:p>0.00895466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office:value-type="float" office:value="0" calcext:value-type="float">
            <text:p>0</text:p>
          </table:table-cell>
          <table:table-cell office:value-type="float" office:value="0.0891203" calcext:value-type="float">
            <text:p>0.0891203</text:p>
          </table:table-cell>
          <table:table-cell office:value-type="float" office:value="0.00135323" calcext:value-type="float">
            <text:p>0.00135323</text:p>
          </table:table-cell>
          <table:table-cell office:value-type="float" office:value="0.0122643" calcext:value-type="float">
            <text:p>0.0122643</text:p>
          </table:table-cell>
          <table:table-cell office:value-type="float" office:value="0.00963325" calcext:value-type="float">
            <text:p>0.00963325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0" calcext:value-type="float">
            <text:p>0</text:p>
          </table:table-cell>
          <table:table-cell office:value-type="float" office:value="0.0895079" calcext:value-type="float">
            <text:p>0.0895079</text:p>
          </table:table-cell>
          <table:table-cell office:value-type="float" office:value="0.00136152" calcext:value-type="float">
            <text:p>0.00136152</text:p>
          </table:table-cell>
          <table:table-cell office:value-type="float" office:value="0.0133483" calcext:value-type="float">
            <text:p>0.0133483</text:p>
          </table:table-cell>
          <table:table-cell office:value-type="float" office:value="0.00886939" calcext:value-type="float">
            <text:p>0.00886939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 office:value-type="float" office:value="0" calcext:value-type="float">
            <text:p>0</text:p>
          </table:table-cell>
          <table:table-cell office:value-type="float" office:value="0.0881989" calcext:value-type="float">
            <text:p>0.0881989</text:p>
          </table:table-cell>
          <table:table-cell office:value-type="float" office:value="0.0013627" calcext:value-type="float">
            <text:p>0.0013627</text:p>
          </table:table-cell>
          <table:table-cell office:value-type="float" office:value="0.0126239" calcext:value-type="float">
            <text:p>0.0126239</text:p>
          </table:table-cell>
          <table:table-cell office:value-type="float" office:value="0.0102491" calcext:value-type="float">
            <text:p>0.0102491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 office:value-type="float" office:value="0" calcext:value-type="float">
            <text:p>0</text:p>
          </table:table-cell>
          <table:table-cell office:value-type="float" office:value="0.0905742" calcext:value-type="float">
            <text:p>0.0905742</text:p>
          </table:table-cell>
          <table:table-cell office:value-type="float" office:value="0.00127901" calcext:value-type="float">
            <text:p>0.00127901</text:p>
          </table:table-cell>
          <table:table-cell office:value-type="float" office:value="0.012785" calcext:value-type="float">
            <text:p>0.012785</text:p>
          </table:table-cell>
          <table:table-cell office:value-type="float" office:value="0.00935573" calcext:value-type="float">
            <text:p>0.00935573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 office:value-type="float" office:value="0" calcext:value-type="float">
            <text:p>0</text:p>
          </table:table-cell>
          <table:table-cell office:value-type="float" office:value="0.0880134" calcext:value-type="float">
            <text:p>0.0880134</text:p>
          </table:table-cell>
          <table:table-cell office:value-type="float" office:value="0.00133665" calcext:value-type="float">
            <text:p>0.00133665</text:p>
          </table:table-cell>
          <table:table-cell office:value-type="float" office:value="0.0168577" calcext:value-type="float">
            <text:p>0.0168577</text:p>
          </table:table-cell>
          <table:table-cell office:value-type="float" office:value="0.00940468" calcext:value-type="float">
            <text:p>0.0094046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0" calcext:value-type="float">
            <text:p>0</text:p>
          </table:table-cell>
          <table:table-cell office:value-type="float" office:value="0.0928286" calcext:value-type="float">
            <text:p>0.0928286</text:p>
          </table:table-cell>
          <table:table-cell office:value-type="float" office:value="0.00125888" calcext:value-type="float">
            <text:p>0.00125888</text:p>
          </table:table-cell>
          <table:table-cell office:value-type="float" office:value="0.0126125" calcext:value-type="float">
            <text:p>0.0126125</text:p>
          </table:table-cell>
          <table:table-cell office:value-type="float" office:value="0.00855438" calcext:value-type="float">
            <text:p>0.00855438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 office:value-type="float" office:value="0" calcext:value-type="float">
            <text:p>0</text:p>
          </table:table-cell>
          <table:table-cell office:value-type="float" office:value="0.087636" calcext:value-type="float">
            <text:p>0.087636</text:p>
          </table:table-cell>
          <table:table-cell office:value-type="float" office:value="0.00144244" calcext:value-type="float">
            <text:p>0.00144244</text:p>
          </table:table-cell>
          <table:table-cell office:value-type="float" office:value="0.0133021" calcext:value-type="float">
            <text:p>0.0133021</text:p>
          </table:table-cell>
          <table:table-cell office:value-type="float" office:value="0.0093881" calcext:value-type="float">
            <text:p>0.0093881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 office:value-type="float" office:value="0" calcext:value-type="float">
            <text:p>0</text:p>
          </table:table-cell>
          <table:table-cell office:value-type="float" office:value="0.0895138" calcext:value-type="float">
            <text:p>0.0895138</text:p>
          </table:table-cell>
          <table:table-cell office:value-type="float" office:value="0.00180838" calcext:value-type="float">
            <text:p>0.00180838</text:p>
          </table:table-cell>
          <table:table-cell office:value-type="float" office:value="0.0128142" calcext:value-type="float">
            <text:p>0.0128142</text:p>
          </table:table-cell>
          <table:table-cell office:value-type="float" office:value="0.00902374" calcext:value-type="float">
            <text:p>0.00902374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 office:value-type="float" office:value="0" calcext:value-type="float">
            <text:p>0</text:p>
          </table:table-cell>
          <table:table-cell office:value-type="float" office:value="0.0891901" calcext:value-type="float">
            <text:p>0.0891901</text:p>
          </table:table-cell>
          <table:table-cell office:value-type="float" office:value="0.00210247" calcext:value-type="float">
            <text:p>0.00210247</text:p>
          </table:table-cell>
          <table:table-cell office:value-type="float" office:value="0.0139156" calcext:value-type="float">
            <text:p>0.0139156</text:p>
          </table:table-cell>
          <table:table-cell office:value-type="float" office:value="0.00918204" calcext:value-type="float">
            <text:p>0.00918204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 office:value-type="float" office:value="0" calcext:value-type="float">
            <text:p>0</text:p>
          </table:table-cell>
          <table:table-cell office:value-type="float" office:value="0.087469" calcext:value-type="float">
            <text:p>0.087469</text:p>
          </table:table-cell>
          <table:table-cell office:value-type="float" office:value="0.00220195" calcext:value-type="float">
            <text:p>0.00220195</text:p>
          </table:table-cell>
          <table:table-cell office:value-type="float" office:value="0.0178225" calcext:value-type="float">
            <text:p>0.0178225</text:p>
          </table:table-cell>
          <table:table-cell office:value-type="float" office:value="0.00853622" calcext:value-type="float">
            <text:p>0.00853622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 office:value-type="float" office:value="0" calcext:value-type="float">
            <text:p>0</text:p>
          </table:table-cell>
          <table:table-cell office:value-type="float" office:value="0.0954735" calcext:value-type="float">
            <text:p>0.0954735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123827" calcext:value-type="float">
            <text:p>0.0123827</text:p>
          </table:table-cell>
          <table:table-cell office:value-type="float" office:value="0.00933876" calcext:value-type="float">
            <text:p>0.00933876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 office:value-type="float" office:value="0" calcext:value-type="float">
            <text:p>0</text:p>
          </table:table-cell>
          <table:table-cell office:value-type="float" office:value="0.0889549" calcext:value-type="float">
            <text:p>0.0889549</text:p>
          </table:table-cell>
          <table:table-cell office:value-type="float" office:value="0.00186917" calcext:value-type="float">
            <text:p>0.00186917</text:p>
          </table:table-cell>
          <table:table-cell office:value-type="float" office:value="0.0140383" calcext:value-type="float">
            <text:p>0.0140383</text:p>
          </table:table-cell>
          <table:table-cell office:value-type="float" office:value="0.00924244" calcext:value-type="float">
            <text:p>0.00924244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 office:value-type="float" office:value="0" calcext:value-type="float">
            <text:p>0</text:p>
          </table:table-cell>
          <table:table-cell office:value-type="float" office:value="0.0945123" calcext:value-type="float">
            <text:p>0.0945123</text:p>
          </table:table-cell>
          <table:table-cell office:value-type="float" office:value="0.00167101" calcext:value-type="float">
            <text:p>0.00167101</text:p>
          </table:table-cell>
          <table:table-cell office:value-type="float" office:value="0.012907" calcext:value-type="float">
            <text:p>0.012907</text:p>
          </table:table-cell>
          <table:table-cell office:value-type="float" office:value="0.00896966" calcext:value-type="float">
            <text:p>0.00896966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 office:value-type="float" office:value="0" calcext:value-type="float">
            <text:p>0</text:p>
          </table:table-cell>
          <table:table-cell office:value-type="float" office:value="0.0889912" calcext:value-type="float">
            <text:p>0.0889912</text:p>
          </table:table-cell>
          <table:table-cell office:value-type="float" office:value="0.00153323" calcext:value-type="float">
            <text:p>0.00153323</text:p>
          </table:table-cell>
          <table:table-cell office:value-type="float" office:value="0.0131158" calcext:value-type="float">
            <text:p>0.0131158</text:p>
          </table:table-cell>
          <table:table-cell office:value-type="float" office:value="0.00950732" calcext:value-type="float">
            <text:p>0.00950732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 office:value-type="float" office:value="0" calcext:value-type="float">
            <text:p>0</text:p>
          </table:table-cell>
          <table:table-cell office:value-type="float" office:value="0.0913889" calcext:value-type="float">
            <text:p>0.0913889</text:p>
          </table:table-cell>
          <table:table-cell office:value-type="float" office:value="0.00147876" calcext:value-type="float">
            <text:p>0.00147876</text:p>
          </table:table-cell>
          <table:table-cell office:value-type="float" office:value="0.0126539" calcext:value-type="float">
            <text:p>0.0126539</text:p>
          </table:table-cell>
          <table:table-cell office:value-type="float" office:value="0.00920928" calcext:value-type="float">
            <text:p>0.0092092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0.0937113" calcext:value-type="float">
            <text:p>0.0937113</text:p>
          </table:table-cell>
          <table:table-cell office:value-type="float" office:value="0.00142112" calcext:value-type="float">
            <text:p>0.00142112</text:p>
          </table:table-cell>
          <table:table-cell office:value-type="float" office:value="0.0117223" calcext:value-type="float">
            <text:p>0.0117223</text:p>
          </table:table-cell>
          <table:table-cell office:value-type="float" office:value="0.00944771" calcext:value-type="float">
            <text:p>0.00944771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 office:value-type="float" office:value="0" calcext:value-type="float">
            <text:p>0</text:p>
          </table:table-cell>
          <table:table-cell office:value-type="float" office:value="0.0904166" calcext:value-type="float">
            <text:p>0.0904166</text:p>
          </table:table-cell>
          <table:table-cell office:value-type="float" office:value="0.00258171" calcext:value-type="float">
            <text:p>0.00258171</text:p>
          </table:table-cell>
          <table:table-cell office:value-type="float" office:value="0.0130487" calcext:value-type="float">
            <text:p>0.0130487</text:p>
          </table:table-cell>
          <table:table-cell office:value-type="float" office:value="0.00925665" calcext:value-type="float">
            <text:p>0.00925665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 office:value-type="float" office:value="0" calcext:value-type="float">
            <text:p>0</text:p>
          </table:table-cell>
          <table:table-cell office:value-type="float" office:value="0.0925436" calcext:value-type="float">
            <text:p>0.0925436</text:p>
          </table:table-cell>
          <table:table-cell office:value-type="float" office:value="0.00185812" calcext:value-type="float">
            <text:p>0.00185812</text:p>
          </table:table-cell>
          <table:table-cell office:value-type="float" office:value="0.0129093" calcext:value-type="float">
            <text:p>0.0129093</text:p>
          </table:table-cell>
          <table:table-cell office:value-type="float" office:value="0.00955351" calcext:value-type="float">
            <text:p>0.00955351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 office:value-type="float" office:value="0" calcext:value-type="float">
            <text:p>0</text:p>
          </table:table-cell>
          <table:table-cell office:value-type="float" office:value="0.0907372" calcext:value-type="float">
            <text:p>0.0907372</text:p>
          </table:table-cell>
          <table:table-cell office:value-type="float" office:value="0.00162482" calcext:value-type="float">
            <text:p>0.00162482</text:p>
          </table:table-cell>
          <table:table-cell office:value-type="float" office:value="0.0136053" calcext:value-type="float">
            <text:p>0.0136053</text:p>
          </table:table-cell>
          <table:table-cell office:value-type="float" office:value="0.00951245" calcext:value-type="float">
            <text:p>0.00951245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0" calcext:value-type="float">
            <text:p>0</text:p>
          </table:table-cell>
          <table:table-cell office:value-type="float" office:value="0.0915733" calcext:value-type="float">
            <text:p>0.0915733</text:p>
          </table:table-cell>
          <table:table-cell office:value-type="float" office:value="0.0014156" calcext:value-type="float">
            <text:p>0.0014156</text:p>
          </table:table-cell>
          <table:table-cell office:value-type="float" office:value="0.0130716" calcext:value-type="float">
            <text:p>0.0130716</text:p>
          </table:table-cell>
          <table:table-cell office:value-type="float" office:value="0.00925902" calcext:value-type="float">
            <text:p>0.00925902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 office:value-type="float" office:value="0" calcext:value-type="float">
            <text:p>0</text:p>
          </table:table-cell>
          <table:table-cell office:value-type="float" office:value="0.0892971" calcext:value-type="float">
            <text:p>0.0892971</text:p>
          </table:table-cell>
          <table:table-cell office:value-type="float" office:value="0.00143849" calcext:value-type="float">
            <text:p>0.00143849</text:p>
          </table:table-cell>
          <table:table-cell office:value-type="float" office:value="0.0129018" calcext:value-type="float">
            <text:p>0.0129018</text:p>
          </table:table-cell>
          <table:table-cell office:value-type="float" office:value="0.00994787" calcext:value-type="float">
            <text:p>0.00994787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 office:value-type="float" office:value="0" calcext:value-type="float">
            <text:p>0</text:p>
          </table:table-cell>
          <table:table-cell office:value-type="float" office:value="0.0951107" calcext:value-type="float">
            <text:p>0.0951107</text:p>
          </table:table-cell>
          <table:table-cell office:value-type="float" office:value="0.00145468" calcext:value-type="float">
            <text:p>0.00145468</text:p>
          </table:table-cell>
          <table:table-cell office:value-type="float" office:value="0.0151393" calcext:value-type="float">
            <text:p>0.0151393</text:p>
          </table:table-cell>
          <table:table-cell office:value-type="float" office:value="0.00924362" calcext:value-type="float">
            <text:p>0.00924362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 office:value-type="float" office:value="0" calcext:value-type="float">
            <text:p>0</text:p>
          </table:table-cell>
          <table:table-cell office:value-type="float" office:value="0.0903902" calcext:value-type="float">
            <text:p>0.0903902</text:p>
          </table:table-cell>
          <table:table-cell office:value-type="float" office:value="0.00149929" calcext:value-type="float">
            <text:p>0.00149929</text:p>
          </table:table-cell>
          <table:table-cell office:value-type="float" office:value="0.0135129" calcext:value-type="float">
            <text:p>0.0135129</text:p>
          </table:table-cell>
          <table:table-cell office:value-type="float" office:value="0.0103482" calcext:value-type="float">
            <text:p>0.0103482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 office:value-type="float" office:value="0" calcext:value-type="float">
            <text:p>0</text:p>
          </table:table-cell>
          <table:table-cell office:value-type="float" office:value="0.0904826" calcext:value-type="float">
            <text:p>0.0904826</text:p>
          </table:table-cell>
          <table:table-cell office:value-type="float" office:value="0.0015435" calcext:value-type="float">
            <text:p>0.0015435</text:p>
          </table:table-cell>
          <table:table-cell office:value-type="float" office:value="0.0142026" calcext:value-type="float">
            <text:p>0.0142026</text:p>
          </table:table-cell>
          <table:table-cell office:value-type="float" office:value="0.0104338" calcext:value-type="float">
            <text:p>0.0104338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 office:value-type="float" office:value="0" calcext:value-type="float">
            <text:p>0</text:p>
          </table:table-cell>
          <table:table-cell office:value-type="float" office:value="0.0938846" calcext:value-type="float">
            <text:p>0.0938846</text:p>
          </table:table-cell>
          <table:table-cell office:value-type="float" office:value="0.00141797" calcext:value-type="float">
            <text:p>0.00141797</text:p>
          </table:table-cell>
          <table:table-cell office:value-type="float" office:value="0.0133961" calcext:value-type="float">
            <text:p>0.0133961</text:p>
          </table:table-cell>
          <table:table-cell office:value-type="float" office:value="0.00983892" calcext:value-type="float">
            <text:p>0.00983892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0" calcext:value-type="float">
            <text:p>0</text:p>
          </table:table-cell>
          <table:table-cell office:value-type="float" office:value="0.090798" calcext:value-type="float">
            <text:p>0.090798</text:p>
          </table:table-cell>
          <table:table-cell office:value-type="float" office:value="0.00146257" calcext:value-type="float">
            <text:p>0.00146257</text:p>
          </table:table-cell>
          <table:table-cell office:value-type="float" office:value="0.0122414" calcext:value-type="float">
            <text:p>0.0122414</text:p>
          </table:table-cell>
          <table:table-cell office:value-type="float" office:value="0.00959259" calcext:value-type="float">
            <text:p>0.00959259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 office:value-type="float" office:value="0" calcext:value-type="float">
            <text:p>0</text:p>
          </table:table-cell>
          <table:table-cell office:value-type="float" office:value="0.0954885" calcext:value-type="float">
            <text:p>0.0954885</text:p>
          </table:table-cell>
          <table:table-cell office:value-type="float" office:value="0.00206102" calcext:value-type="float">
            <text:p>0.00206102</text:p>
          </table:table-cell>
          <table:table-cell office:value-type="float" office:value="0.0141003" calcext:value-type="float">
            <text:p>0.0141003</text:p>
          </table:table-cell>
          <table:table-cell office:value-type="float" office:value="0.00872294" calcext:value-type="float">
            <text:p>0.00872294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0" calcext:value-type="float">
            <text:p>0</text:p>
          </table:table-cell>
          <table:table-cell office:value-type="float" office:value="0.0955307" calcext:value-type="float">
            <text:p>0.0955307</text:p>
          </table:table-cell>
          <table:table-cell office:value-type="float" office:value="0.00176812" calcext:value-type="float">
            <text:p>0.00176812</text:p>
          </table:table-cell>
          <table:table-cell office:value-type="float" office:value="0.0137845" calcext:value-type="float">
            <text:p>0.0137845</text:p>
          </table:table-cell>
          <table:table-cell office:value-type="float" office:value="0.00889387" calcext:value-type="float">
            <text:p>0.00889387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 office:value-type="float" office:value="0" calcext:value-type="float">
            <text:p>0</text:p>
          </table:table-cell>
          <table:table-cell office:value-type="float" office:value="0.0975057" calcext:value-type="float">
            <text:p>0.0975057</text:p>
          </table:table-cell>
          <table:table-cell office:value-type="float" office:value="0.00154626" calcext:value-type="float">
            <text:p>0.00154626</text:p>
          </table:table-cell>
          <table:table-cell office:value-type="float" office:value="0.0132946" calcext:value-type="float">
            <text:p>0.0132946</text:p>
          </table:table-cell>
          <table:table-cell office:value-type="float" office:value="0.00925547" calcext:value-type="float">
            <text:p>0.00925547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 office:value-type="float" office:value="0" calcext:value-type="float">
            <text:p>0</text:p>
          </table:table-cell>
          <table:table-cell office:value-type="float" office:value="0.0909926" calcext:value-type="float">
            <text:p>0.0909926</text:p>
          </table:table-cell>
          <table:table-cell office:value-type="float" office:value="0.0027554" calcext:value-type="float">
            <text:p>0.0027554</text:p>
          </table:table-cell>
          <table:table-cell office:value-type="float" office:value="0.0131418" calcext:value-type="float">
            <text:p>0.0131418</text:p>
          </table:table-cell>
          <table:table-cell office:value-type="float" office:value="0.00954522" calcext:value-type="float">
            <text:p>0.00954522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 office:value-type="float" office:value="0" calcext:value-type="float">
            <text:p>0</text:p>
          </table:table-cell>
          <table:table-cell office:value-type="float" office:value="0.093992" calcext:value-type="float">
            <text:p>0.093992</text:p>
          </table:table-cell>
          <table:table-cell office:value-type="float" office:value="0.00155416" calcext:value-type="float">
            <text:p>0.00155416</text:p>
          </table:table-cell>
          <table:table-cell office:value-type="float" office:value="0.0119102" calcext:value-type="float">
            <text:p>0.0119102</text:p>
          </table:table-cell>
          <table:table-cell office:value-type="float" office:value="0.0084549" calcext:value-type="float">
            <text:p>0.0084549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 office:value-type="float" office:value="0" calcext:value-type="float">
            <text:p>0</text:p>
          </table:table-cell>
          <table:table-cell office:value-type="float" office:value="0.0921524" calcext:value-type="float">
            <text:p>0.0921524</text:p>
          </table:table-cell>
          <table:table-cell office:value-type="float" office:value="0.00146455" calcext:value-type="float">
            <text:p>0.00146455</text:p>
          </table:table-cell>
          <table:table-cell office:value-type="float" office:value="0.0135382" calcext:value-type="float">
            <text:p>0.0135382</text:p>
          </table:table-cell>
          <table:table-cell office:value-type="float" office:value="0.00959259" calcext:value-type="float">
            <text:p>0.00959259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 office:value-type="float" office:value="0" calcext:value-type="float">
            <text:p>0</text:p>
          </table:table-cell>
          <table:table-cell office:value-type="float" office:value="0.0920427" calcext:value-type="float">
            <text:p>0.0920427</text:p>
          </table:table-cell>
          <table:table-cell office:value-type="float" office:value="0.00137533" calcext:value-type="float">
            <text:p>0.00137533</text:p>
          </table:table-cell>
          <table:table-cell office:value-type="float" office:value="0.0129468" calcext:value-type="float">
            <text:p>0.0129468</text:p>
          </table:table-cell>
          <table:table-cell office:value-type="float" office:value="0.00901308" calcext:value-type="float">
            <text:p>0.00901308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 office:value-type="float" office:value="0" calcext:value-type="float">
            <text:p>0</text:p>
          </table:table-cell>
          <table:table-cell office:value-type="float" office:value="0.096199" calcext:value-type="float">
            <text:p>0.096199</text:p>
          </table:table-cell>
          <table:table-cell office:value-type="float" office:value="0.00140968" calcext:value-type="float">
            <text:p>0.00140968</text:p>
          </table:table-cell>
          <table:table-cell office:value-type="float" office:value="0.0131107" calcext:value-type="float">
            <text:p>0.0131107</text:p>
          </table:table-cell>
          <table:table-cell office:value-type="float" office:value="0.00924125" calcext:value-type="float">
            <text:p>0.00924125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 office:value-type="float" office:value="0" calcext:value-type="float">
            <text:p>0</text:p>
          </table:table-cell>
          <table:table-cell office:value-type="float" office:value="0.091357" calcext:value-type="float">
            <text:p>0.091357</text:p>
          </table:table-cell>
          <table:table-cell office:value-type="float" office:value="0.00134099" calcext:value-type="float">
            <text:p>0.00134099</text:p>
          </table:table-cell>
          <table:table-cell office:value-type="float" office:value="0.0130755" calcext:value-type="float">
            <text:p>0.0130755</text:p>
          </table:table-cell>
          <table:table-cell office:value-type="float" office:value="0.00841345" calcext:value-type="float">
            <text:p>0.00841345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0" calcext:value-type="float">
            <text:p>0</text:p>
          </table:table-cell>
          <table:table-cell office:value-type="float" office:value="0.0975771" calcext:value-type="float">
            <text:p>0.0975771</text:p>
          </table:table-cell>
          <table:table-cell office:value-type="float" office:value="0.00136625" calcext:value-type="float">
            <text:p>0.00136625</text:p>
          </table:table-cell>
          <table:table-cell office:value-type="float" office:value="0.0128075" calcext:value-type="float">
            <text:p>0.0128075</text:p>
          </table:table-cell>
          <table:table-cell office:value-type="float" office:value="0.00962062" calcext:value-type="float">
            <text:p>0.00962062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 office:value-type="float" office:value="0" calcext:value-type="float">
            <text:p>0</text:p>
          </table:table-cell>
          <table:table-cell office:value-type="float" office:value="0.0941428" calcext:value-type="float">
            <text:p>0.0941428</text:p>
          </table:table-cell>
          <table:table-cell office:value-type="float" office:value="0.00247157" calcext:value-type="float">
            <text:p>0.00247157</text:p>
          </table:table-cell>
          <table:table-cell office:value-type="float" office:value="0.0154642" calcext:value-type="float">
            <text:p>0.0154642</text:p>
          </table:table-cell>
          <table:table-cell office:value-type="float" office:value="0.00924283" calcext:value-type="float">
            <text:p>0.00924283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0" calcext:value-type="float">
            <text:p>0</text:p>
          </table:table-cell>
          <table:table-cell office:value-type="float" office:value="0.0967466" calcext:value-type="float">
            <text:p>0.0967466</text:p>
          </table:table-cell>
          <table:table-cell office:value-type="float" office:value="0.0018147" calcext:value-type="float">
            <text:p>0.0018147</text:p>
          </table:table-cell>
          <table:table-cell office:value-type="float" office:value="0.0157828" calcext:value-type="float">
            <text:p>0.0157828</text:p>
          </table:table-cell>
          <table:table-cell office:value-type="float" office:value="0.00908098" calcext:value-type="float">
            <text:p>0.00908098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 office:value-type="float" office:value="0" calcext:value-type="float">
            <text:p>0</text:p>
          </table:table-cell>
          <table:table-cell office:value-type="float" office:value="0.0932826" calcext:value-type="float">
            <text:p>0.0932826</text:p>
          </table:table-cell>
          <table:table-cell office:value-type="float" office:value="0.00147718" calcext:value-type="float">
            <text:p>0.00147718</text:p>
          </table:table-cell>
          <table:table-cell office:value-type="float" office:value="0.0137529" calcext:value-type="float">
            <text:p>0.0137529</text:p>
          </table:table-cell>
          <table:table-cell office:value-type="float" office:value="0.0093206" calcext:value-type="float">
            <text:p>0.0093206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 office:value-type="float" office:value="0" calcext:value-type="float">
            <text:p>0</text:p>
          </table:table-cell>
          <table:table-cell office:value-type="float" office:value="0.0987594" calcext:value-type="float">
            <text:p>0.0987594</text:p>
          </table:table-cell>
          <table:table-cell office:value-type="float" office:value="0.00144007" calcext:value-type="float">
            <text:p>0.00144007</text:p>
          </table:table-cell>
          <table:table-cell office:value-type="float" office:value="0.0131959" calcext:value-type="float">
            <text:p>0.0131959</text:p>
          </table:table-cell>
          <table:table-cell office:value-type="float" office:value="0.00890926" calcext:value-type="float">
            <text:p>0.00890926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 office:value-type="float" office:value="0" calcext:value-type="float">
            <text:p>0</text:p>
          </table:table-cell>
          <table:table-cell office:value-type="float" office:value="0.0937294" calcext:value-type="float">
            <text:p>0.0937294</text:p>
          </table:table-cell>
          <table:table-cell office:value-type="float" office:value="0.00135638" calcext:value-type="float">
            <text:p>0.00135638</text:p>
          </table:table-cell>
          <table:table-cell office:value-type="float" office:value="0.012089" calcext:value-type="float">
            <text:p>0.012089</text:p>
          </table:table-cell>
          <table:table-cell office:value-type="float" office:value="0.00927481" calcext:value-type="float">
            <text:p>0.00927481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 office:value-type="float" office:value="0" calcext:value-type="float">
            <text:p>0</text:p>
          </table:table-cell>
          <table:table-cell office:value-type="float" office:value="0.094453" calcext:value-type="float">
            <text:p>0.094453</text:p>
          </table:table-cell>
          <table:table-cell office:value-type="float" office:value="0.0013473" calcext:value-type="float">
            <text:p>0.0013473</text:p>
          </table:table-cell>
          <table:table-cell office:value-type="float" office:value="0.013372" calcext:value-type="float">
            <text:p>0.013372</text:p>
          </table:table-cell>
          <table:table-cell office:value-type="float" office:value="0.00827923" calcext:value-type="float">
            <text:p>0.00827923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 office:value-type="float" office:value="0" calcext:value-type="float">
            <text:p>0</text:p>
          </table:table-cell>
          <table:table-cell office:value-type="float" office:value="0.0953977" calcext:value-type="float">
            <text:p>0.0953977</text:p>
          </table:table-cell>
          <table:table-cell office:value-type="float" office:value="0.00137415" calcext:value-type="float">
            <text:p>0.00137415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0921954" calcext:value-type="float">
            <text:p>0.00921954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 office:value-type="float" office:value="0" calcext:value-type="float">
            <text:p>0</text:p>
          </table:table-cell>
          <table:table-cell office:value-type="float" office:value="0.0947238" calcext:value-type="float">
            <text:p>0.0947238</text:p>
          </table:table-cell>
          <table:table-cell office:value-type="float" office:value="0.00140533" calcext:value-type="float">
            <text:p>0.00140533</text:p>
          </table:table-cell>
          <table:table-cell office:value-type="float" office:value="0.0129042" calcext:value-type="float">
            <text:p>0.0129042</text:p>
          </table:table-cell>
          <table:table-cell office:value-type="float" office:value="0.00921007" calcext:value-type="float">
            <text:p>0.00921007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 office:value-type="float" office:value="0" calcext:value-type="float">
            <text:p>0</text:p>
          </table:table-cell>
          <table:table-cell office:value-type="float" office:value="0.100519" calcext:value-type="float">
            <text:p>0.100519</text:p>
          </table:table-cell>
          <table:table-cell office:value-type="float" office:value="0.00138796" calcext:value-type="float">
            <text:p>0.00138796</text:p>
          </table:table-cell>
          <table:table-cell office:value-type="float" office:value="0.0134857" calcext:value-type="float">
            <text:p>0.0134857</text:p>
          </table:table-cell>
          <table:table-cell office:value-type="float" office:value="0.00930284" calcext:value-type="float">
            <text:p>0.00930284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0" calcext:value-type="float">
            <text:p>0</text:p>
          </table:table-cell>
          <table:table-cell office:value-type="float" office:value="0.0940397" calcext:value-type="float">
            <text:p>0.0940397</text:p>
          </table:table-cell>
          <table:table-cell office:value-type="float" office:value="0.00132046" calcext:value-type="float">
            <text:p>0.00132046</text:p>
          </table:table-cell>
          <table:table-cell office:value-type="float" office:value="0.0127502" calcext:value-type="float">
            <text:p>0.0127502</text:p>
          </table:table-cell>
          <table:table-cell office:value-type="float" office:value="0.00830884" calcext:value-type="float">
            <text:p>0.00830884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 office:value-type="float" office:value="0" calcext:value-type="float">
            <text:p>0</text:p>
          </table:table-cell>
          <table:table-cell office:value-type="float" office:value="0.100762" calcext:value-type="float">
            <text:p>0.100762</text:p>
          </table:table-cell>
          <table:table-cell office:value-type="float" office:value="0.00137967" calcext:value-type="float">
            <text:p>0.00137967</text:p>
          </table:table-cell>
          <table:table-cell office:value-type="float" office:value="0.0133838" calcext:value-type="float">
            <text:p>0.0133838</text:p>
          </table:table-cell>
          <table:table-cell office:value-type="float" office:value="0.0106691" calcext:value-type="float">
            <text:p>0.0106691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 office:value-type="float" office:value="0" calcext:value-type="float">
            <text:p>0</text:p>
          </table:table-cell>
          <table:table-cell office:value-type="float" office:value="0.0964797" calcext:value-type="float">
            <text:p>0.0964797</text:p>
          </table:table-cell>
          <table:table-cell office:value-type="float" office:value="0.0013548" calcext:value-type="float">
            <text:p>0.0013548</text:p>
          </table:table-cell>
          <table:table-cell office:value-type="float" office:value="0.013374" calcext:value-type="float">
            <text:p>0.013374</text:p>
          </table:table-cell>
          <table:table-cell office:value-type="float" office:value="0.013569" calcext:value-type="float">
            <text:p>0.013569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 office:value-type="float" office:value="0" calcext:value-type="float">
            <text:p>0</text:p>
          </table:table-cell>
          <table:table-cell office:value-type="float" office:value="0.101173" calcext:value-type="float">
            <text:p>0.101173</text:p>
          </table:table-cell>
          <table:table-cell office:value-type="float" office:value="0.00146573" calcext:value-type="float">
            <text:p>0.00146573</text:p>
          </table:table-cell>
          <table:table-cell office:value-type="float" office:value="0.0132338" calcext:value-type="float">
            <text:p>0.0132338</text:p>
          </table:table-cell>
          <table:table-cell office:value-type="float" office:value="0.0153541" calcext:value-type="float">
            <text:p>0.0153541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 office:value-type="float" office:value="0" calcext:value-type="float">
            <text:p>0</text:p>
          </table:table-cell>
          <table:table-cell office:value-type="float" office:value="0.0963767" calcext:value-type="float">
            <text:p>0.0963767</text:p>
          </table:table-cell>
          <table:table-cell office:value-type="float" office:value="0.00167377" calcext:value-type="float">
            <text:p>0.00167377</text:p>
          </table:table-cell>
          <table:table-cell office:value-type="float" office:value="0.0134695" calcext:value-type="float">
            <text:p>0.0134695</text:p>
          </table:table-cell>
          <table:table-cell office:value-type="float" office:value="0.0124755" calcext:value-type="float">
            <text:p>0.0124755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 office:value-type="float" office:value="0" calcext:value-type="float">
            <text:p>0</text:p>
          </table:table-cell>
          <table:table-cell office:value-type="float" office:value="0.100163" calcext:value-type="float">
            <text:p>0.100163</text:p>
          </table:table-cell>
          <table:table-cell office:value-type="float" office:value="0.00180996" calcext:value-type="float">
            <text:p>0.00180996</text:p>
          </table:table-cell>
          <table:table-cell office:value-type="float" office:value="0.0125019" calcext:value-type="float">
            <text:p>0.0125019</text:p>
          </table:table-cell>
          <table:table-cell office:value-type="float" office:value="0.0102656" calcext:value-type="float">
            <text:p>0.0102656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 office:value-type="float" office:value="0" calcext:value-type="float">
            <text:p>0</text:p>
          </table:table-cell>
          <table:table-cell office:value-type="float" office:value="0.0957269" calcext:value-type="float">
            <text:p>0.0957269</text:p>
          </table:table-cell>
          <table:table-cell office:value-type="float" office:value="0.00250592" calcext:value-type="float">
            <text:p>0.00250592</text:p>
          </table:table-cell>
          <table:table-cell office:value-type="float" office:value="0.0139393" calcext:value-type="float">
            <text:p>0.0139393</text:p>
          </table:table-cell>
          <table:table-cell office:value-type="float" office:value="0.0102297" calcext:value-type="float">
            <text:p>0.0102297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 office:value-type="float" office:value="0" calcext:value-type="float">
            <text:p>0</text:p>
          </table:table-cell>
          <table:table-cell office:value-type="float" office:value="0.0985486" calcext:value-type="float">
            <text:p>0.0985486</text:p>
          </table:table-cell>
          <table:table-cell office:value-type="float" office:value="0.0015206" calcext:value-type="float">
            <text:p>0.0015206</text:p>
          </table:table-cell>
          <table:table-cell office:value-type="float" office:value="0.0142349" calcext:value-type="float">
            <text:p>0.0142349</text:p>
          </table:table-cell>
          <table:table-cell office:value-type="float" office:value="0.00982036" calcext:value-type="float">
            <text:p>0.00982036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 office:value-type="float" office:value="0" calcext:value-type="float">
            <text:p>0</text:p>
          </table:table-cell>
          <table:table-cell office:value-type="float" office:value="0.0989229" calcext:value-type="float">
            <text:p>0.0989229</text:p>
          </table:table-cell>
          <table:table-cell office:value-type="float" office:value="0.00139507" calcext:value-type="float">
            <text:p>0.00139507</text:p>
          </table:table-cell>
          <table:table-cell office:value-type="float" office:value="0.0142322" calcext:value-type="float">
            <text:p>0.0142322</text:p>
          </table:table-cell>
          <table:table-cell office:value-type="float" office:value="0.00952035" calcext:value-type="float">
            <text:p>0.00952035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 office:value-type="float" office:value="0" calcext:value-type="float">
            <text:p>0</text:p>
          </table:table-cell>
          <table:table-cell office:value-type="float" office:value="0.0992225" calcext:value-type="float">
            <text:p>0.0992225</text:p>
          </table:table-cell>
          <table:table-cell office:value-type="float" office:value="0.00150442" calcext:value-type="float">
            <text:p>0.00150442</text:p>
          </table:table-cell>
          <table:table-cell office:value-type="float" office:value="0.0138773" calcext:value-type="float">
            <text:p>0.0138773</text:p>
          </table:table-cell>
          <table:table-cell office:value-type="float" office:value="0.00966601" calcext:value-type="float">
            <text:p>0.0096660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0" calcext:value-type="float">
            <text:p>0</text:p>
          </table:table-cell>
          <table:table-cell office:value-type="float" office:value="0.0977856" calcext:value-type="float">
            <text:p>0.0977856</text:p>
          </table:table-cell>
          <table:table-cell office:value-type="float" office:value="0.0014081" calcext:value-type="float">
            <text:p>0.0014081</text:p>
          </table:table-cell>
          <table:table-cell office:value-type="float" office:value="0.0137253" calcext:value-type="float">
            <text:p>0.0137253</text:p>
          </table:table-cell>
          <table:table-cell office:value-type="float" office:value="0.00994313" calcext:value-type="float">
            <text:p>0.00994313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 office:value-type="float" office:value="0" calcext:value-type="float">
            <text:p>0</text:p>
          </table:table-cell>
          <table:table-cell office:value-type="float" office:value="0.100635" calcext:value-type="float">
            <text:p>0.100635</text:p>
          </table:table-cell>
          <table:table-cell office:value-type="float" office:value="0.00145152" calcext:value-type="float">
            <text:p>0.00145152</text:p>
          </table:table-cell>
          <table:table-cell office:value-type="float" office:value="0.0139973" calcext:value-type="float">
            <text:p>0.0139973</text:p>
          </table:table-cell>
          <table:table-cell office:value-type="float" office:value="0.01057" calcext:value-type="float">
            <text:p>0.01057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 office:value-type="float" office:value="0" calcext:value-type="float">
            <text:p>0</text:p>
          </table:table-cell>
          <table:table-cell office:value-type="float" office:value="0.0979403" calcext:value-type="float">
            <text:p>0.0979403</text:p>
          </table:table-cell>
          <table:table-cell office:value-type="float" office:value="0.00223353" calcext:value-type="float">
            <text:p>0.00223353</text:p>
          </table:table-cell>
          <table:table-cell office:value-type="float" office:value="0.0131304" calcext:value-type="float">
            <text:p>0.0131304</text:p>
          </table:table-cell>
          <table:table-cell office:value-type="float" office:value="0.0131189" calcext:value-type="float">
            <text:p>0.0131189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 office:value-type="float" office:value="0" calcext:value-type="float">
            <text:p>0</text:p>
          </table:table-cell>
          <table:table-cell office:value-type="float" office:value="0.10458" calcext:value-type="float">
            <text:p>0.10458</text:p>
          </table:table-cell>
          <table:table-cell office:value-type="float" office:value="0.00158297" calcext:value-type="float">
            <text:p>0.00158297</text:p>
          </table:table-cell>
          <table:table-cell office:value-type="float" office:value="0.0139858" calcext:value-type="float">
            <text:p>0.0139858</text:p>
          </table:table-cell>
          <table:table-cell office:value-type="float" office:value="0.0103478" calcext:value-type="float">
            <text:p>0.0103478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 office:value-type="float" office:value="0" calcext:value-type="float">
            <text:p>0</text:p>
          </table:table-cell>
          <table:table-cell office:value-type="float" office:value="0.0985293" calcext:value-type="float">
            <text:p>0.0985293</text:p>
          </table:table-cell>
          <table:table-cell office:value-type="float" office:value="0.00168364" calcext:value-type="float">
            <text:p>0.00168364</text:p>
          </table:table-cell>
          <table:table-cell office:value-type="float" office:value="0.0139562" calcext:value-type="float">
            <text:p>0.0139562</text:p>
          </table:table-cell>
          <table:table-cell office:value-type="float" office:value="0.0101295" calcext:value-type="float">
            <text:p>0.0101295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 office:value-type="float" office:value="0" calcext:value-type="float">
            <text:p>0</text:p>
          </table:table-cell>
          <table:table-cell office:value-type="float" office:value="0.0979372" calcext:value-type="float">
            <text:p>0.0979372</text:p>
          </table:table-cell>
          <table:table-cell office:value-type="float" office:value="0.0014156" calcext:value-type="float">
            <text:p>0.0014156</text:p>
          </table:table-cell>
          <table:table-cell office:value-type="float" office:value="0.0135567" calcext:value-type="float">
            <text:p>0.0135567</text:p>
          </table:table-cell>
          <table:table-cell office:value-type="float" office:value="0.00959338" calcext:value-type="float">
            <text:p>0.00959338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 office:value-type="float" office:value="0" calcext:value-type="float">
            <text:p>0</text:p>
          </table:table-cell>
          <table:table-cell office:value-type="float" office:value="0.103454" calcext:value-type="float">
            <text:p>0.103454</text:p>
          </table:table-cell>
          <table:table-cell office:value-type="float" office:value="0.00146613" calcext:value-type="float">
            <text:p>0.00146613</text:p>
          </table:table-cell>
          <table:table-cell office:value-type="float" office:value="0.0139108" calcext:value-type="float">
            <text:p>0.0139108</text:p>
          </table:table-cell>
          <table:table-cell office:value-type="float" office:value="0.0101231" calcext:value-type="float">
            <text:p>0.0101231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 office:value-type="float" office:value="0" calcext:value-type="float">
            <text:p>0</text:p>
          </table:table-cell>
          <table:table-cell office:value-type="float" office:value="0.103846" calcext:value-type="float">
            <text:p>0.103846</text:p>
          </table:table-cell>
          <table:table-cell office:value-type="float" office:value="0.00151152" calcext:value-type="float">
            <text:p>0.00151152</text:p>
          </table:table-cell>
          <table:table-cell office:value-type="float" office:value="0.0129117" calcext:value-type="float">
            <text:p>0.0129117</text:p>
          </table:table-cell>
          <table:table-cell office:value-type="float" office:value="0.00930757" calcext:value-type="float">
            <text:p>0.00930757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 office:value-type="float" office:value="0" calcext:value-type="float">
            <text:p>0</text:p>
          </table:table-cell>
          <table:table-cell office:value-type="float" office:value="0.0999492" calcext:value-type="float">
            <text:p>0.0999492</text:p>
          </table:table-cell>
          <table:table-cell office:value-type="float" office:value="0.00146336" calcext:value-type="float">
            <text:p>0.00146336</text:p>
          </table:table-cell>
          <table:table-cell office:value-type="float" office:value="0.0138485" calcext:value-type="float">
            <text:p>0.0138485</text:p>
          </table:table-cell>
          <table:table-cell office:value-type="float" office:value="0.0104741" calcext:value-type="float">
            <text:p>0.0104741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 office:value-type="float" office:value="0" calcext:value-type="float">
            <text:p>0</text:p>
          </table:table-cell>
          <table:table-cell office:value-type="float" office:value="0.100505" calcext:value-type="float">
            <text:p>0.100505</text:p>
          </table:table-cell>
          <table:table-cell office:value-type="float" office:value="0.00138757" calcext:value-type="float">
            <text:p>0.00138757</text:p>
          </table:table-cell>
          <table:table-cell office:value-type="float" office:value="0.0137525" calcext:value-type="float">
            <text:p>0.0137525</text:p>
          </table:table-cell>
          <table:table-cell office:value-type="float" office:value="0.00995971" calcext:value-type="float">
            <text:p>0.0099597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office:value-type="float" office:value="0.0999725" calcext:value-type="float">
            <text:p>0.0999725</text:p>
          </table:table-cell>
          <table:table-cell office:value-type="float" office:value="0.00141481" calcext:value-type="float">
            <text:p>0.00141481</text:p>
          </table:table-cell>
          <table:table-cell office:value-type="float" office:value="0.0134257" calcext:value-type="float">
            <text:p>0.0134257</text:p>
          </table:table-cell>
          <table:table-cell office:value-type="float" office:value="0.0106584" calcext:value-type="float">
            <text:p>0.0106584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 office:value-type="float" office:value="0" calcext:value-type="float">
            <text:p>0</text:p>
          </table:table-cell>
          <table:table-cell office:value-type="float" office:value="0.0997507" calcext:value-type="float">
            <text:p>0.0997507</text:p>
          </table:table-cell>
          <table:table-cell office:value-type="float" office:value="0.0013252" calcext:value-type="float">
            <text:p>0.0013252</text:p>
          </table:table-cell>
          <table:table-cell office:value-type="float" office:value="0.0138682" calcext:value-type="float">
            <text:p>0.0138682</text:p>
          </table:table-cell>
          <table:table-cell office:value-type="float" office:value="0.0104563" calcext:value-type="float">
            <text:p>0.0104563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 office:value-type="float" office:value="0" calcext:value-type="float">
            <text:p>0</text:p>
          </table:table-cell>
          <table:table-cell office:value-type="float" office:value="0.104491" calcext:value-type="float">
            <text:p>0.104491</text:p>
          </table:table-cell>
          <table:table-cell office:value-type="float" office:value="0.00137454" calcext:value-type="float">
            <text:p>0.00137454</text:p>
          </table:table-cell>
          <table:table-cell office:value-type="float" office:value="0.0136187" calcext:value-type="float">
            <text:p>0.0136187</text:p>
          </table:table-cell>
          <table:table-cell office:value-type="float" office:value="0.0125766" calcext:value-type="float">
            <text:p>0.0125766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 office:value-type="float" office:value="0" calcext:value-type="float">
            <text:p>0</text:p>
          </table:table-cell>
          <table:table-cell office:value-type="float" office:value="0.103979" calcext:value-type="float">
            <text:p>0.103979</text:p>
          </table:table-cell>
          <table:table-cell office:value-type="float" office:value="0.00140731" calcext:value-type="float">
            <text:p>0.00140731</text:p>
          </table:table-cell>
          <table:table-cell office:value-type="float" office:value="0.0154168" calcext:value-type="float">
            <text:p>0.0154168</text:p>
          </table:table-cell>
          <table:table-cell office:value-type="float" office:value="0.0114428" calcext:value-type="float">
            <text:p>0.0114428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 office:value-type="float" office:value="0" calcext:value-type="float">
            <text:p>0</text:p>
          </table:table-cell>
          <table:table-cell office:value-type="float" office:value="0.104602" calcext:value-type="float">
            <text:p>0.104602</text:p>
          </table:table-cell>
          <table:table-cell office:value-type="float" office:value="0.00186167" calcext:value-type="float">
            <text:p>0.00186167</text:p>
          </table:table-cell>
          <table:table-cell office:value-type="float" office:value="0.0148776" calcext:value-type="float">
            <text:p>0.0148776</text:p>
          </table:table-cell>
          <table:table-cell office:value-type="float" office:value="0.00988787" calcext:value-type="float">
            <text:p>0.00988787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0" calcext:value-type="float">
            <text:p>0</text:p>
          </table:table-cell>
          <table:table-cell office:value-type="float" office:value="0.101321" calcext:value-type="float">
            <text:p>0.101321</text:p>
          </table:table-cell>
          <table:table-cell office:value-type="float" office:value="0.0015585" calcext:value-type="float">
            <text:p>0.0015585</text:p>
          </table:table-cell>
          <table:table-cell office:value-type="float" office:value="0.0146471" calcext:value-type="float">
            <text:p>0.0146471</text:p>
          </table:table-cell>
          <table:table-cell office:value-type="float" office:value="0.0108515" calcext:value-type="float">
            <text:p>0.0108515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 office:value-type="float" office:value="0" calcext:value-type="float">
            <text:p>0</text:p>
          </table:table-cell>
          <table:table-cell office:value-type="float" office:value="0.104718" calcext:value-type="float">
            <text:p>0.104718</text:p>
          </table:table-cell>
          <table:table-cell office:value-type="float" office:value="0.00267803" calcext:value-type="float">
            <text:p>0.00267803</text:p>
          </table:table-cell>
          <table:table-cell office:value-type="float" office:value="0.0140687" calcext:value-type="float">
            <text:p>0.0140687</text:p>
          </table:table-cell>
          <table:table-cell office:value-type="float" office:value="0.00963206" calcext:value-type="float">
            <text:p>0.00963206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 office:value-type="float" office:value="0" calcext:value-type="float">
            <text:p>0</text:p>
          </table:table-cell>
          <table:table-cell office:value-type="float" office:value="0.101446" calcext:value-type="float">
            <text:p>0.101446</text:p>
          </table:table-cell>
          <table:table-cell office:value-type="float" office:value="0.00149139" calcext:value-type="float">
            <text:p>0.00149139</text:p>
          </table:table-cell>
          <table:table-cell office:value-type="float" office:value="0.015343" calcext:value-type="float">
            <text:p>0.015343</text:p>
          </table:table-cell>
          <table:table-cell office:value-type="float" office:value="0.0103596" calcext:value-type="float">
            <text:p>0.0103596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0" calcext:value-type="float">
            <text:p>0</text:p>
          </table:table-cell>
          <table:table-cell office:value-type="float" office:value="0.105882" calcext:value-type="float">
            <text:p>0.105882</text:p>
          </table:table-cell>
          <table:table-cell office:value-type="float" office:value="0.00147836" calcext:value-type="float">
            <text:p>0.00147836</text:p>
          </table:table-cell>
          <table:table-cell office:value-type="float" office:value="0.0142243" calcext:value-type="float">
            <text:p>0.0142243</text:p>
          </table:table-cell>
          <table:table-cell office:value-type="float" office:value="0.00936363" calcext:value-type="float">
            <text:p>0.00936363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 office:value-type="float" office:value="0" calcext:value-type="float">
            <text:p>0</text:p>
          </table:table-cell>
          <table:table-cell office:value-type="float" office:value="0.100878" calcext:value-type="float">
            <text:p>0.100878</text:p>
          </table:table-cell>
          <table:table-cell office:value-type="float" office:value="0.0014156" calcext:value-type="float">
            <text:p>0.0014156</text:p>
          </table:table-cell>
          <table:table-cell office:value-type="float" office:value="0.0133369" calcext:value-type="float">
            <text:p>0.0133369</text:p>
          </table:table-cell>
          <table:table-cell office:value-type="float" office:value="0.0102179" calcext:value-type="float">
            <text:p>0.010217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0" calcext:value-type="float">
            <text:p>0</text:p>
          </table:table-cell>
          <table:table-cell office:value-type="float" office:value="0.10455" calcext:value-type="float">
            <text:p>0.10455</text:p>
          </table:table-cell>
          <table:table-cell office:value-type="float" office:value="0.0014602" calcext:value-type="float">
            <text:p>0.0014602</text:p>
          </table:table-cell>
          <table:table-cell office:value-type="float" office:value="0.0148314" calcext:value-type="float">
            <text:p>0.0148314</text:p>
          </table:table-cell>
          <table:table-cell office:value-type="float" office:value="0.0101808" calcext:value-type="float">
            <text:p>0.0101808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float" office:value="0" calcext:value-type="float">
            <text:p>0</text:p>
          </table:table-cell>
          <table:table-cell office:value-type="float" office:value="0.100305" calcext:value-type="float">
            <text:p>0.100305</text:p>
          </table:table-cell>
          <table:table-cell office:value-type="float" office:value="0.00140297" calcext:value-type="float">
            <text:p>0.00140297</text:p>
          </table:table-cell>
          <table:table-cell office:value-type="float" office:value="0.0136542" calcext:value-type="float">
            <text:p>0.0136542</text:p>
          </table:table-cell>
          <table:table-cell office:value-type="float" office:value="0.00944219" calcext:value-type="float">
            <text:p>0.00944219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 office:value-type="float" office:value="0" calcext:value-type="float">
            <text:p>0</text:p>
          </table:table-cell>
          <table:table-cell office:value-type="float" office:value="0.102906" calcext:value-type="float">
            <text:p>0.102906</text:p>
          </table:table-cell>
          <table:table-cell office:value-type="float" office:value="0.0014002" calcext:value-type="float">
            <text:p>0.0014002</text:p>
          </table:table-cell>
          <table:table-cell office:value-type="float" office:value="0.0143743" calcext:value-type="float">
            <text:p>0.0143743</text:p>
          </table:table-cell>
          <table:table-cell office:value-type="float" office:value="0.0101879" calcext:value-type="float">
            <text:p>0.0101879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 office:value-type="float" office:value="0" calcext:value-type="float">
            <text:p>0</text:p>
          </table:table-cell>
          <table:table-cell office:value-type="float" office:value="0.106934" calcext:value-type="float">
            <text:p>0.106934</text:p>
          </table:table-cell>
          <table:table-cell office:value-type="float" office:value="0.00180206" calcext:value-type="float">
            <text:p>0.00180206</text:p>
          </table:table-cell>
          <table:table-cell office:value-type="float" office:value="0.0145574" calcext:value-type="float">
            <text:p>0.0145574</text:p>
          </table:table-cell>
          <table:table-cell office:value-type="float" office:value="0.0102112" calcext:value-type="float">
            <text:p>0.0102112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 office:value-type="float" office:value="0" calcext:value-type="float">
            <text:p>0</text:p>
          </table:table-cell>
          <table:table-cell office:value-type="float" office:value="0.104224" calcext:value-type="float">
            <text:p>0.104224</text:p>
          </table:table-cell>
          <table:table-cell office:value-type="float" office:value="0.00194141" calcext:value-type="float">
            <text:p>0.00194141</text:p>
          </table:table-cell>
          <table:table-cell office:value-type="float" office:value="0.0147094" calcext:value-type="float">
            <text:p>0.0147094</text:p>
          </table:table-cell>
          <table:table-cell office:value-type="float" office:value="0.0101184" calcext:value-type="float">
            <text:p>0.0101184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 office:value-type="float" office:value="0" calcext:value-type="float">
            <text:p>0</text:p>
          </table:table-cell>
          <table:table-cell office:value-type="float" office:value="0.103817" calcext:value-type="float">
            <text:p>0.103817</text:p>
          </table:table-cell>
          <table:table-cell office:value-type="float" office:value="0.00169272" calcext:value-type="float">
            <text:p>0.00169272</text:p>
          </table:table-cell>
          <table:table-cell office:value-type="float" office:value="0.0144627" calcext:value-type="float">
            <text:p>0.0144627</text:p>
          </table:table-cell>
          <table:table-cell office:value-type="float" office:value="0.0106249" calcext:value-type="float">
            <text:p>0.0106249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 office:value-type="float" office:value="0" calcext:value-type="float">
            <text:p>0</text:p>
          </table:table-cell>
          <table:table-cell office:value-type="float" office:value="0.105209" calcext:value-type="float">
            <text:p>0.105209</text:p>
          </table:table-cell>
          <table:table-cell office:value-type="float" office:value="0.00156521" calcext:value-type="float">
            <text:p>0.00156521</text:p>
          </table:table-cell>
          <table:table-cell office:value-type="float" office:value="0.014904" calcext:value-type="float">
            <text:p>0.014904</text:p>
          </table:table-cell>
          <table:table-cell office:value-type="float" office:value="0.0102238" calcext:value-type="float">
            <text:p>0.0102238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 office:value-type="float" office:value="0" calcext:value-type="float">
            <text:p>0</text:p>
          </table:table-cell>
          <table:table-cell office:value-type="float" office:value="0.10416" calcext:value-type="float">
            <text:p>0.10416</text:p>
          </table:table-cell>
          <table:table-cell office:value-type="float" office:value="0.00147718" calcext:value-type="float">
            <text:p>0.00147718</text:p>
          </table:table-cell>
          <table:table-cell office:value-type="float" office:value="0.0167428" calcext:value-type="float">
            <text:p>0.0167428</text:p>
          </table:table-cell>
          <table:table-cell office:value-type="float" office:value="0.0103675" calcext:value-type="float">
            <text:p>0.0103675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 office:value-type="float" office:value="0" calcext:value-type="float">
            <text:p>0</text:p>
          </table:table-cell>
          <table:table-cell office:value-type="float" office:value="0.105924" calcext:value-type="float">
            <text:p>0.105924</text:p>
          </table:table-cell>
          <table:table-cell office:value-type="float" office:value="0.00138757" calcext:value-type="float">
            <text:p>0.00138757</text:p>
          </table:table-cell>
          <table:table-cell office:value-type="float" office:value="0.0142215" calcext:value-type="float">
            <text:p>0.0142215</text:p>
          </table:table-cell>
          <table:table-cell office:value-type="float" office:value="0.00970667" calcext:value-type="float">
            <text:p>0.00970667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 office:value-type="float" office:value="0" calcext:value-type="float">
            <text:p>0</text:p>
          </table:table-cell>
          <table:table-cell office:value-type="float" office:value="0.102022" calcext:value-type="float">
            <text:p>0.102022</text:p>
          </table:table-cell>
          <table:table-cell office:value-type="float" office:value="0.0014077" calcext:value-type="float">
            <text:p>0.0014077</text:p>
          </table:table-cell>
          <table:table-cell office:value-type="float" office:value="0.017016" calcext:value-type="float">
            <text:p>0.017016</text:p>
          </table:table-cell>
          <table:table-cell office:value-type="float" office:value="0.0105361" calcext:value-type="float">
            <text:p>0.010536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0" calcext:value-type="float">
            <text:p>0</text:p>
          </table:table-cell>
          <table:table-cell office:value-type="float" office:value="0.108143" calcext:value-type="float">
            <text:p>0.108143</text:p>
          </table:table-cell>
          <table:table-cell office:value-type="float" office:value="0.00133546" calcext:value-type="float">
            <text:p>0.00133546</text:p>
          </table:table-cell>
          <table:table-cell office:value-type="float" office:value="0.013884" calcext:value-type="float">
            <text:p>0.013884</text:p>
          </table:table-cell>
          <table:table-cell office:value-type="float" office:value="0.0115518" calcext:value-type="float">
            <text:p>0.0115518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 office:value-type="float" office:value="0" calcext:value-type="float">
            <text:p>0</text:p>
          </table:table-cell>
          <table:table-cell office:value-type="float" office:value="0.103084" calcext:value-type="float">
            <text:p>0.103084</text:p>
          </table:table-cell>
          <table:table-cell office:value-type="float" office:value="0.00136665" calcext:value-type="float">
            <text:p>0.00136665</text:p>
          </table:table-cell>
          <table:table-cell office:value-type="float" office:value="0.0147978" calcext:value-type="float">
            <text:p>0.0147978</text:p>
          </table:table-cell>
          <table:table-cell office:value-type="float" office:value="0.010692" calcext:value-type="float">
            <text:p>0.010692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 office:value-type="float" office:value="0" calcext:value-type="float">
            <text:p>0</text:p>
          </table:table-cell>
          <table:table-cell office:value-type="float" office:value="0.108989" calcext:value-type="float">
            <text:p>0.108989</text:p>
          </table:table-cell>
          <table:table-cell office:value-type="float" office:value="0.00131217" calcext:value-type="float">
            <text:p>0.00131217</text:p>
          </table:table-cell>
          <table:table-cell office:value-type="float" office:value="0.0144678" calcext:value-type="float">
            <text:p>0.0144678</text:p>
          </table:table-cell>
          <table:table-cell office:value-type="float" office:value="0.0116264" calcext:value-type="float">
            <text:p>0.0116264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 office:value-type="float" office:value="0" calcext:value-type="float">
            <text:p>0</text:p>
          </table:table-cell>
          <table:table-cell office:value-type="float" office:value="0.10726" calcext:value-type="float">
            <text:p>0.10726</text:p>
          </table:table-cell>
          <table:table-cell office:value-type="float" office:value="0.00141402" calcext:value-type="float">
            <text:p>0.00141402</text:p>
          </table:table-cell>
          <table:table-cell office:value-type="float" office:value="0.0161937" calcext:value-type="float">
            <text:p>0.0161937</text:p>
          </table:table-cell>
          <table:table-cell office:value-type="float" office:value="0.01072" calcext:value-type="float">
            <text:p>0.01072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 office:value-type="float" office:value="0" calcext:value-type="float">
            <text:p>0</text:p>
          </table:table-cell>
          <table:table-cell office:value-type="float" office:value="0.11343" calcext:value-type="float">
            <text:p>0.11343</text:p>
          </table:table-cell>
          <table:table-cell office:value-type="float" office:value="0.00137612" calcext:value-type="float">
            <text:p>0.00137612</text:p>
          </table:table-cell>
          <table:table-cell office:value-type="float" office:value="0.0146644" calcext:value-type="float">
            <text:p>0.0146644</text:p>
          </table:table-cell>
          <table:table-cell office:value-type="float" office:value="0.0100789" calcext:value-type="float">
            <text:p>0.0100789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 office:value-type="float" office:value="0" calcext:value-type="float">
            <text:p>0</text:p>
          </table:table-cell>
          <table:table-cell office:value-type="float" office:value="0.102808" calcext:value-type="float">
            <text:p>0.102808</text:p>
          </table:table-cell>
          <table:table-cell office:value-type="float" office:value="0.00148705" calcext:value-type="float">
            <text:p>0.00148705</text:p>
          </table:table-cell>
          <table:table-cell office:value-type="float" office:value="0.0146427" calcext:value-type="float">
            <text:p>0.0146427</text:p>
          </table:table-cell>
          <table:table-cell office:value-type="float" office:value="0.0104532" calcext:value-type="float">
            <text:p>0.0104532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0" calcext:value-type="float">
            <text:p>0</text:p>
          </table:table-cell>
          <table:table-cell office:value-type="float" office:value="0.10976" calcext:value-type="float">
            <text:p>0.10976</text:p>
          </table:table-cell>
          <table:table-cell office:value-type="float" office:value="0.00167298" calcext:value-type="float">
            <text:p>0.00167298</text:p>
          </table:table-cell>
          <table:table-cell office:value-type="float" office:value="0.0145136" calcext:value-type="float">
            <text:p>0.0145136</text:p>
          </table:table-cell>
          <table:table-cell office:value-type="float" office:value="0.0105629" calcext:value-type="float">
            <text:p>0.0105629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 office:value-type="float" office:value="0" calcext:value-type="float">
            <text:p>0</text:p>
          </table:table-cell>
          <table:table-cell office:value-type="float" office:value="0.104955" calcext:value-type="float">
            <text:p>0.104955</text:p>
          </table:table-cell>
          <table:table-cell office:value-type="float" office:value="0.00162521" calcext:value-type="float">
            <text:p>0.00162521</text:p>
          </table:table-cell>
          <table:table-cell office:value-type="float" office:value="0.013781" calcext:value-type="float">
            <text:p>0.013781</text:p>
          </table:table-cell>
          <table:table-cell office:value-type="float" office:value="0.00980457" calcext:value-type="float">
            <text:p>0.00980457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 office:value-type="float" office:value="0" calcext:value-type="float">
            <text:p>0</text:p>
          </table:table-cell>
          <table:table-cell office:value-type="float" office:value="0.105463" calcext:value-type="float">
            <text:p>0.105463</text:p>
          </table:table-cell>
          <table:table-cell office:value-type="float" office:value="0.00282054" calcext:value-type="float">
            <text:p>0.00282054</text:p>
          </table:table-cell>
          <table:table-cell office:value-type="float" office:value="0.0153766" calcext:value-type="float">
            <text:p>0.0153766</text:p>
          </table:table-cell>
          <table:table-cell office:value-type="float" office:value="0.0109537" calcext:value-type="float">
            <text:p>0.0109537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 office:value-type="float" office:value="0" calcext:value-type="float">
            <text:p>0</text:p>
          </table:table-cell>
          <table:table-cell office:value-type="float" office:value="0.109302" calcext:value-type="float">
            <text:p>0.109302</text:p>
          </table:table-cell>
          <table:table-cell office:value-type="float" office:value="0.00160271" calcext:value-type="float">
            <text:p>0.00160271</text:p>
          </table:table-cell>
          <table:table-cell office:value-type="float" office:value="0.0140068" calcext:value-type="float">
            <text:p>0.0140068</text:p>
          </table:table-cell>
          <table:table-cell office:value-type="float" office:value="0.0106312" calcext:value-type="float">
            <text:p>0.0106312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0" calcext:value-type="float">
            <text:p>0</text:p>
          </table:table-cell>
          <table:table-cell office:value-type="float" office:value="0.103985" calcext:value-type="float">
            <text:p>0.103985</text:p>
          </table:table-cell>
          <table:table-cell office:value-type="float" office:value="0.00139704" calcext:value-type="float">
            <text:p>0.00139704</text:p>
          </table:table-cell>
          <table:table-cell office:value-type="float" office:value="0.0147915" calcext:value-type="float">
            <text:p>0.0147915</text:p>
          </table:table-cell>
          <table:table-cell office:value-type="float" office:value="0.0100031" calcext:value-type="float">
            <text:p>0.0100031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 office:value-type="float" office:value="0" calcext:value-type="float">
            <text:p>0</text:p>
          </table:table-cell>
          <table:table-cell office:value-type="float" office:value="0.10596" calcext:value-type="float">
            <text:p>0.10596</text:p>
          </table:table-cell>
          <table:table-cell office:value-type="float" office:value="0.00141599" calcext:value-type="float">
            <text:p>0.00141599</text:p>
          </table:table-cell>
          <table:table-cell office:value-type="float" office:value="0.0148784" calcext:value-type="float">
            <text:p>0.0148784</text:p>
          </table:table-cell>
          <table:table-cell office:value-type="float" office:value="0.0106801" calcext:value-type="float">
            <text:p>0.0106801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 office:value-type="float" office:value="0" calcext:value-type="float">
            <text:p>0</text:p>
          </table:table-cell>
          <table:table-cell office:value-type="float" office:value="0.111629" calcext:value-type="float">
            <text:p>0.111629</text:p>
          </table:table-cell>
          <table:table-cell office:value-type="float" office:value="0.00133033" calcext:value-type="float">
            <text:p>0.00133033</text:p>
          </table:table-cell>
          <table:table-cell office:value-type="float" office:value="0.0165968" calcext:value-type="float">
            <text:p>0.0165968</text:p>
          </table:table-cell>
          <table:table-cell office:value-type="float" office:value="0.0108961" calcext:value-type="float">
            <text:p>0.0108961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 office:value-type="float" office:value="0" calcext:value-type="float">
            <text:p>0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0138204" calcext:value-type="float">
            <text:p>0.00138204</text:p>
          </table:table-cell>
          <table:table-cell office:value-type="float" office:value="0.0148409" calcext:value-type="float">
            <text:p>0.0148409</text:p>
          </table:table-cell>
          <table:table-cell office:value-type="float" office:value="0.0100576" calcext:value-type="float">
            <text:p>0.0100576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 office:value-type="float" office:value="0" calcext:value-type="float">
            <text:p>0</text:p>
          </table:table-cell>
          <table:table-cell office:value-type="float" office:value="0.112707" calcext:value-type="float">
            <text:p>0.112707</text:p>
          </table:table-cell>
          <table:table-cell office:value-type="float" office:value="0.00132125" calcext:value-type="float">
            <text:p>0.00132125</text:p>
          </table:table-cell>
          <table:table-cell office:value-type="float" office:value="0.0150055" calcext:value-type="float">
            <text:p>0.0150055</text:p>
          </table:table-cell>
          <table:table-cell office:value-type="float" office:value="0.0105337" calcext:value-type="float">
            <text:p>0.0105337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float" office:value="0" calcext:value-type="float">
            <text:p>0</text:p>
          </table:table-cell>
          <table:table-cell office:value-type="float" office:value="0.111259" calcext:value-type="float">
            <text:p>0.111259</text:p>
          </table:table-cell>
          <table:table-cell office:value-type="float" office:value="0.00256355" calcext:value-type="float">
            <text:p>0.00256355</text:p>
          </table:table-cell>
          <table:table-cell office:value-type="float" office:value="0.0146648" calcext:value-type="float">
            <text:p>0.0146648</text:p>
          </table:table-cell>
          <table:table-cell office:value-type="float" office:value="0.0101583" calcext:value-type="float">
            <text:p>0.0101583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 office:value-type="float" office:value="0" calcext:value-type="float">
            <text:p>0</text:p>
          </table:table-cell>
          <table:table-cell office:value-type="float" office:value="0.109689" calcext:value-type="float">
            <text:p>0.109689</text:p>
          </table:table-cell>
          <table:table-cell office:value-type="float" office:value="0.00178667" calcext:value-type="float">
            <text:p>0.00178667</text:p>
          </table:table-cell>
          <table:table-cell office:value-type="float" office:value="0.0143569" calcext:value-type="float">
            <text:p>0.0143569</text:p>
          </table:table-cell>
          <table:table-cell office:value-type="float" office:value="0.0103182" calcext:value-type="float">
            <text:p>0.0103182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 office:value-type="float" office:value="0" calcext:value-type="float">
            <text:p>0</text:p>
          </table:table-cell>
          <table:table-cell office:value-type="float" office:value="0.110221" calcext:value-type="float">
            <text:p>0.110221</text:p>
          </table:table-cell>
          <table:table-cell office:value-type="float" office:value="0.00149573" calcext:value-type="float">
            <text:p>0.00149573</text:p>
          </table:table-cell>
          <table:table-cell office:value-type="float" office:value="0.0149064" calcext:value-type="float">
            <text:p>0.0149064</text:p>
          </table:table-cell>
          <table:table-cell office:value-type="float" office:value="0.0107346" calcext:value-type="float">
            <text:p>0.0107346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 office:value-type="float" office:value="0" calcext:value-type="float">
            <text:p>0</text:p>
          </table:table-cell>
          <table:table-cell office:value-type="float" office:value="0.106419" calcext:value-type="float">
            <text:p>0.106419</text:p>
          </table:table-cell>
          <table:table-cell office:value-type="float" office:value="0.00145389" calcext:value-type="float">
            <text:p>0.00145389</text:p>
          </table:table-cell>
          <table:table-cell office:value-type="float" office:value="0.0140715" calcext:value-type="float">
            <text:p>0.0140715</text:p>
          </table:table-cell>
          <table:table-cell office:value-type="float" office:value="0.0102408" calcext:value-type="float">
            <text:p>0.0102408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 office:value-type="float" office:value="0" calcext:value-type="float">
            <text:p>0</text:p>
          </table:table-cell>
          <table:table-cell office:value-type="float" office:value="0.108724" calcext:value-type="float">
            <text:p>0.108724</text:p>
          </table:table-cell>
          <table:table-cell office:value-type="float" office:value="0.00136941" calcext:value-type="float">
            <text:p>0.00136941</text:p>
          </table:table-cell>
          <table:table-cell office:value-type="float" office:value="0.0146952" calcext:value-type="float">
            <text:p>0.0146952</text:p>
          </table:table-cell>
          <table:table-cell office:value-type="float" office:value="0.0104863" calcext:value-type="float">
            <text:p>0.0104863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0" calcext:value-type="float">
            <text:p>0</text:p>
          </table:table-cell>
          <table:table-cell office:value-type="float" office:value="0.106883" calcext:value-type="float">
            <text:p>0.106883</text:p>
          </table:table-cell>
          <table:table-cell office:value-type="float" office:value="0.00140889" calcext:value-type="float">
            <text:p>0.00140889</text:p>
          </table:table-cell>
          <table:table-cell office:value-type="float" office:value="0.0146794" calcext:value-type="float">
            <text:p>0.0146794</text:p>
          </table:table-cell>
          <table:table-cell office:value-type="float" office:value="0.0101745" calcext:value-type="float">
            <text:p>0.0101745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 office:value-type="float" office:value="0" calcext:value-type="float">
            <text:p>0</text:p>
          </table:table-cell>
          <table:table-cell office:value-type="float" office:value="0.115708" calcext:value-type="float">
            <text:p>0.115708</text:p>
          </table:table-cell>
          <table:table-cell office:value-type="float" office:value="0.00132599" calcext:value-type="float">
            <text:p>0.00132599</text:p>
          </table:table-cell>
          <table:table-cell office:value-type="float" office:value="0.014666" calcext:value-type="float">
            <text:p>0.014666</text:p>
          </table:table-cell>
          <table:table-cell office:value-type="float" office:value="0.011371" calcext:value-type="float">
            <text:p>0.011371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float" office:value="0" calcext:value-type="float">
            <text:p>0</text:p>
          </table:table-cell>
          <table:table-cell office:value-type="float" office:value="0.111308" calcext:value-type="float">
            <text:p>0.111308</text:p>
          </table:table-cell>
          <table:table-cell office:value-type="float" office:value="0.00143652" calcext:value-type="float">
            <text:p>0.00143652</text:p>
          </table:table-cell>
          <table:table-cell office:value-type="float" office:value="0.0147181" calcext:value-type="float">
            <text:p>0.0147181</text:p>
          </table:table-cell>
          <table:table-cell office:value-type="float" office:value="0.0110402" calcext:value-type="float">
            <text:p>0.0110402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 office:value-type="float" office:value="0" calcext:value-type="float">
            <text:p>0</text:p>
          </table:table-cell>
          <table:table-cell office:value-type="float" office:value="0.114942" calcext:value-type="float">
            <text:p>0.114942</text:p>
          </table:table-cell>
          <table:table-cell office:value-type="float" office:value="0.00136783" calcext:value-type="float">
            <text:p>0.00136783</text:p>
          </table:table-cell>
          <table:table-cell office:value-type="float" office:value="0.0149585" calcext:value-type="float">
            <text:p>0.0149585</text:p>
          </table:table-cell>
          <table:table-cell office:value-type="float" office:value="0.0109928" calcext:value-type="float">
            <text:p>0.0109928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0" calcext:value-type="float">
            <text:p>0</text:p>
          </table:table-cell>
          <table:table-cell office:value-type="float" office:value="0.106626" calcext:value-type="float">
            <text:p>0.106626</text:p>
          </table:table-cell>
          <table:table-cell office:value-type="float" office:value="0.0013781" calcext:value-type="float">
            <text:p>0.0013781</text:p>
          </table:table-cell>
          <table:table-cell office:value-type="float" office:value="0.0153138" calcext:value-type="float">
            <text:p>0.0153138</text:p>
          </table:table-cell>
          <table:table-cell office:value-type="float" office:value="0.0109719" calcext:value-type="float">
            <text:p>0.0109719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 office:value-type="float" office:value="0" calcext:value-type="float">
            <text:p>0</text:p>
          </table:table-cell>
          <table:table-cell office:value-type="float" office:value="0.115906" calcext:value-type="float">
            <text:p>0.115906</text:p>
          </table:table-cell>
          <table:table-cell office:value-type="float" office:value="0.00135204" calcext:value-type="float">
            <text:p>0.00135204</text:p>
          </table:table-cell>
          <table:table-cell office:value-type="float" office:value="0.015795" calcext:value-type="float">
            <text:p>0.015795</text:p>
          </table:table-cell>
          <table:table-cell office:value-type="float" office:value="0.0109178" calcext:value-type="float">
            <text:p>0.0109178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 office:value-type="float" office:value="0" calcext:value-type="float">
            <text:p>0</text:p>
          </table:table-cell>
          <table:table-cell office:value-type="float" office:value="0.107455" calcext:value-type="float">
            <text:p>0.107455</text:p>
          </table:table-cell>
          <table:table-cell office:value-type="float" office:value="0.00147205" calcext:value-type="float">
            <text:p>0.00147205</text:p>
          </table:table-cell>
          <table:table-cell office:value-type="float" office:value="0.015084" calcext:value-type="float">
            <text:p>0.015084</text:p>
          </table:table-cell>
          <table:table-cell office:value-type="float" office:value="0.0106193" calcext:value-type="float">
            <text:p>0.0106193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 office:value-type="float" office:value="0" calcext:value-type="float">
            <text:p>0</text:p>
          </table:table-cell>
          <table:table-cell office:value-type="float" office:value="0.111362" calcext:value-type="float">
            <text:p>0.111362</text:p>
          </table:table-cell>
          <table:table-cell office:value-type="float" office:value="0.00147244" calcext:value-type="float">
            <text:p>0.00147244</text:p>
          </table:table-cell>
          <table:table-cell office:value-type="float" office:value="0.0146601" calcext:value-type="float">
            <text:p>0.0146601</text:p>
          </table:table-cell>
          <table:table-cell office:value-type="float" office:value="0.0114464" calcext:value-type="float">
            <text:p>0.0114464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 office:value-type="float" office:value="0" calcext:value-type="float">
            <text:p>0</text:p>
          </table:table-cell>
          <table:table-cell office:value-type="float" office:value="0.108428" calcext:value-type="float">
            <text:p>0.108428</text:p>
          </table:table-cell>
          <table:table-cell office:value-type="float" office:value="0.00183838" calcext:value-type="float">
            <text:p>0.00183838</text:p>
          </table:table-cell>
          <table:table-cell office:value-type="float" office:value="0.0150383" calcext:value-type="float">
            <text:p>0.0150383</text:p>
          </table:table-cell>
          <table:table-cell office:value-type="float" office:value="0.0111752" calcext:value-type="float">
            <text:p>0.0111752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 office:value-type="float" office:value="0" calcext:value-type="float">
            <text:p>0</text:p>
          </table:table-cell>
          <table:table-cell office:value-type="float" office:value="0.112426" calcext:value-type="float">
            <text:p>0.112426</text:p>
          </table:table-cell>
          <table:table-cell office:value-type="float" office:value="0.00254144" calcext:value-type="float">
            <text:p>0.00254144</text:p>
          </table:table-cell>
          <table:table-cell office:value-type="float" office:value="0.0149889" calcext:value-type="float">
            <text:p>0.0149889</text:p>
          </table:table-cell>
          <table:table-cell office:value-type="float" office:value="0.0106786" calcext:value-type="float">
            <text:p>0.010678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float" office:value="0.112306" calcext:value-type="float">
            <text:p>0.112306</text:p>
          </table:table-cell>
          <table:table-cell office:value-type="float" office:value="0.00178312" calcext:value-type="float">
            <text:p>0.00178312</text:p>
          </table:table-cell>
          <table:table-cell office:value-type="float" office:value="0.0152668" calcext:value-type="float">
            <text:p>0.0152668</text:p>
          </table:table-cell>
          <table:table-cell office:value-type="float" office:value="0.0113153" calcext:value-type="float">
            <text:p>0.0113153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float" office:value="0" calcext:value-type="float">
            <text:p>0</text:p>
          </table:table-cell>
          <table:table-cell office:value-type="float" office:value="0.112419" calcext:value-type="float">
            <text:p>0.112419</text:p>
          </table:table-cell>
          <table:table-cell office:value-type="float" office:value="0.00142349" calcext:value-type="float">
            <text:p>0.00142349</text:p>
          </table:table-cell>
          <table:table-cell office:value-type="float" office:value="0.0151058" calcext:value-type="float">
            <text:p>0.0151058</text:p>
          </table:table-cell>
          <table:table-cell office:value-type="float" office:value="0.0113532" calcext:value-type="float">
            <text:p>0.0113532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float" office:value="0" calcext:value-type="float">
            <text:p>0</text:p>
          </table:table-cell>
          <table:table-cell office:value-type="float" office:value="0.110638" calcext:value-type="float">
            <text:p>0.110638</text:p>
          </table:table-cell>
          <table:table-cell office:value-type="float" office:value="0.00144718" calcext:value-type="float">
            <text:p>0.00144718</text:p>
          </table:table-cell>
          <table:table-cell office:value-type="float" office:value="0.0150623" calcext:value-type="float">
            <text:p>0.0150623</text:p>
          </table:table-cell>
          <table:table-cell office:value-type="float" office:value="0.010799" calcext:value-type="float">
            <text:p>0.010799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 office:value-type="float" office:value="0" calcext:value-type="float">
            <text:p>0</text:p>
          </table:table-cell>
          <table:table-cell office:value-type="float" office:value="0.112702" calcext:value-type="float">
            <text:p>0.112702</text:p>
          </table:table-cell>
          <table:table-cell office:value-type="float" office:value="0.00137099" calcext:value-type="float">
            <text:p>0.00137099</text:p>
          </table:table-cell>
          <table:table-cell office:value-type="float" office:value="0.0152795" calcext:value-type="float">
            <text:p>0.0152795</text:p>
          </table:table-cell>
          <table:table-cell office:value-type="float" office:value="0.0108902" calcext:value-type="float">
            <text:p>0.0108902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 office:value-type="float" office:value="0" calcext:value-type="float">
            <text:p>0</text:p>
          </table:table-cell>
          <table:table-cell office:value-type="float" office:value="0.113893" calcext:value-type="float">
            <text:p>0.113893</text:p>
          </table:table-cell>
          <table:table-cell office:value-type="float" office:value="0.00137573" calcext:value-type="float">
            <text:p>0.00137573</text:p>
          </table:table-cell>
          <table:table-cell office:value-type="float" office:value="0.0154891" calcext:value-type="float">
            <text:p>0.0154891</text:p>
          </table:table-cell>
          <table:table-cell office:value-type="float" office:value="0.0106904" calcext:value-type="float">
            <text:p>0.0106904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 office:value-type="float" office:value="0" calcext:value-type="float">
            <text:p>0</text:p>
          </table:table-cell>
          <table:table-cell office:value-type="float" office:value="0.111822" calcext:value-type="float">
            <text:p>0.111822</text:p>
          </table:table-cell>
          <table:table-cell office:value-type="float" office:value="0.00152534" calcext:value-type="float">
            <text:p>0.00152534</text:p>
          </table:table-cell>
          <table:table-cell office:value-type="float" office:value="0.0153896" calcext:value-type="float">
            <text:p>0.0153896</text:p>
          </table:table-cell>
          <table:table-cell office:value-type="float" office:value="0.00986852" calcext:value-type="float">
            <text:p>0.00986852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 office:value-type="float" office:value="0" calcext:value-type="float">
            <text:p>0</text:p>
          </table:table-cell>
          <table:table-cell office:value-type="float" office:value="0.115972" calcext:value-type="float">
            <text:p>0.115972</text:p>
          </table:table-cell>
          <table:table-cell office:value-type="float" office:value="0.00236696" calcext:value-type="float">
            <text:p>0.00236696</text:p>
          </table:table-cell>
          <table:table-cell office:value-type="float" office:value="0.0145807" calcext:value-type="float">
            <text:p>0.0145807</text:p>
          </table:table-cell>
          <table:table-cell office:value-type="float" office:value="0.0107512" calcext:value-type="float">
            <text:p>0.0107512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 office:value-type="float" office:value="0" calcext:value-type="float">
            <text:p>0</text:p>
          </table:table-cell>
          <table:table-cell office:value-type="float" office:value="0.113478" calcext:value-type="float">
            <text:p>0.113478</text:p>
          </table:table-cell>
          <table:table-cell office:value-type="float" office:value="0.00184786" calcext:value-type="float">
            <text:p>0.00184786</text:p>
          </table:table-cell>
          <table:table-cell office:value-type="float" office:value="0.016123" calcext:value-type="float">
            <text:p>0.016123</text:p>
          </table:table-cell>
          <table:table-cell office:value-type="float" office:value="0.0107311" calcext:value-type="float">
            <text:p>0.0107311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 office:value-type="float" office:value="0" calcext:value-type="float">
            <text:p>0</text:p>
          </table:table-cell>
          <table:table-cell office:value-type="float" office:value="0.115776" calcext:value-type="float">
            <text:p>0.115776</text:p>
          </table:table-cell>
          <table:table-cell office:value-type="float" office:value="0.00150047" calcext:value-type="float">
            <text:p>0.00150047</text:p>
          </table:table-cell>
          <table:table-cell office:value-type="float" office:value="0.015163" calcext:value-type="float">
            <text:p>0.015163</text:p>
          </table:table-cell>
          <table:table-cell office:value-type="float" office:value="0.00999919" calcext:value-type="float">
            <text:p>0.00999919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 office:value-type="float" office:value="0" calcext:value-type="float">
            <text:p>0</text:p>
          </table:table-cell>
          <table:table-cell office:value-type="float" office:value="0.113031" calcext:value-type="float">
            <text:p>0.113031</text:p>
          </table:table-cell>
          <table:table-cell office:value-type="float" office:value="0.00153363" calcext:value-type="float">
            <text:p>0.00153363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106292" calcext:value-type="float">
            <text:p>0.0106292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0" calcext:value-type="float">
            <text:p>0</text:p>
          </table:table-cell>
          <table:table-cell office:value-type="float" office:value="0.118691" calcext:value-type="float">
            <text:p>0.118691</text:p>
          </table:table-cell>
          <table:table-cell office:value-type="float" office:value="0.00140139" calcext:value-type="float">
            <text:p>0.00140139</text:p>
          </table:table-cell>
          <table:table-cell office:value-type="float" office:value="0.0151302" calcext:value-type="float">
            <text:p>0.0151302</text:p>
          </table:table-cell>
          <table:table-cell office:value-type="float" office:value="0.0111124" calcext:value-type="float">
            <text:p>0.0111124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 office:value-type="float" office:value="0" calcext:value-type="float">
            <text:p>0</text:p>
          </table:table-cell>
          <table:table-cell office:value-type="float" office:value="0.112067" calcext:value-type="float">
            <text:p>0.112067</text:p>
          </table:table-cell>
          <table:table-cell office:value-type="float" office:value="0.00146771" calcext:value-type="float">
            <text:p>0.00146771</text:p>
          </table:table-cell>
          <table:table-cell office:value-type="float" office:value="0.0162573" calcext:value-type="float">
            <text:p>0.0162573</text:p>
          </table:table-cell>
          <table:table-cell office:value-type="float" office:value="0.0111542" calcext:value-type="float">
            <text:p>0.0111542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0" calcext:value-type="float">
            <text:p>0</text:p>
          </table:table-cell>
          <table:table-cell office:value-type="float" office:value="0.116146" calcext:value-type="float">
            <text:p>0.116146</text:p>
          </table:table-cell>
          <table:table-cell office:value-type="float" office:value="0.00135796" calcext:value-type="float">
            <text:p>0.00135796</text:p>
          </table:table-cell>
          <table:table-cell office:value-type="float" office:value="0.0151002" calcext:value-type="float">
            <text:p>0.0151002</text:p>
          </table:table-cell>
          <table:table-cell office:value-type="float" office:value="0.0109999" calcext:value-type="float">
            <text:p>0.0109999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 office:value-type="float" office:value="0" calcext:value-type="float">
            <text:p>0</text:p>
          </table:table-cell>
          <table:table-cell office:value-type="float" office:value="0.114355" calcext:value-type="float">
            <text:p>0.114355</text:p>
          </table:table-cell>
          <table:table-cell office:value-type="float" office:value="0.00138915" calcext:value-type="float">
            <text:p>0.00138915</text:p>
          </table:table-cell>
          <table:table-cell office:value-type="float" office:value="0.017027" calcext:value-type="float">
            <text:p>0.017027</text:p>
          </table:table-cell>
          <table:table-cell office:value-type="float" office:value="0.0117693" calcext:value-type="float">
            <text:p>0.0117693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 office:value-type="float" office:value="0" calcext:value-type="float">
            <text:p>0</text:p>
          </table:table-cell>
          <table:table-cell office:value-type="float" office:value="0.117517" calcext:value-type="float">
            <text:p>0.117517</text:p>
          </table:table-cell>
          <table:table-cell office:value-type="float" office:value="0.00134454" calcext:value-type="float">
            <text:p>0.00134454</text:p>
          </table:table-cell>
          <table:table-cell office:value-type="float" office:value="0.0153248" calcext:value-type="float">
            <text:p>0.0153248</text:p>
          </table:table-cell>
          <table:table-cell office:value-type="float" office:value="0.0106647" calcext:value-type="float">
            <text:p>0.0106647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float" office:value="0" calcext:value-type="float">
            <text:p>0</text:p>
          </table:table-cell>
          <table:table-cell office:value-type="float" office:value="0.119453" calcext:value-type="float">
            <text:p>0.119453</text:p>
          </table:table-cell>
          <table:table-cell office:value-type="float" office:value="0.00141047" calcext:value-type="float">
            <text:p>0.00141047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0.0111369" calcext:value-type="float">
            <text:p>0.0111369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 office:value-type="float" office:value="0" calcext:value-type="float">
            <text:p>0</text:p>
          </table:table-cell>
          <table:table-cell office:value-type="float" office:value="0.115598" calcext:value-type="float">
            <text:p>0.115598</text:p>
          </table:table-cell>
          <table:table-cell office:value-type="float" office:value="0.00135836" calcext:value-type="float">
            <text:p>0.00135836</text:p>
          </table:table-cell>
          <table:table-cell office:value-type="float" office:value="0.0159395" calcext:value-type="float">
            <text:p>0.0159395</text:p>
          </table:table-cell>
          <table:table-cell office:value-type="float" office:value="0.0112257" calcext:value-type="float">
            <text:p>0.0112257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 office:value-type="float" office:value="0" calcext:value-type="float">
            <text:p>0</text:p>
          </table:table-cell>
          <table:table-cell office:value-type="float" office:value="0.133105" calcext:value-type="float">
            <text:p>0.133105</text:p>
          </table:table-cell>
          <table:table-cell office:value-type="float" office:value="0.00152573" calcext:value-type="float">
            <text:p>0.00152573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104563" calcext:value-type="float">
            <text:p>0.0104563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 office:value-type="float" office:value="0" calcext:value-type="float">
            <text:p>0</text:p>
          </table:table-cell>
          <table:table-cell office:value-type="float" office:value="0.113316" calcext:value-type="float">
            <text:p>0.113316</text:p>
          </table:table-cell>
          <table:table-cell office:value-type="float" office:value="0.00178864" calcext:value-type="float">
            <text:p>0.00178864</text:p>
          </table:table-cell>
          <table:table-cell office:value-type="float" office:value="0.0156904" calcext:value-type="float">
            <text:p>0.0156904</text:p>
          </table:table-cell>
          <table:table-cell office:value-type="float" office:value="0.0109478" calcext:value-type="float">
            <text:p>0.0109478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 office:value-type="float" office:value="0" calcext:value-type="float">
            <text:p>0</text:p>
          </table:table-cell>
          <table:table-cell office:value-type="float" office:value="0.117938" calcext:value-type="float">
            <text:p>0.117938</text:p>
          </table:table-cell>
          <table:table-cell office:value-type="float" office:value="0.00222445" calcext:value-type="float">
            <text:p>0.00222445</text:p>
          </table:table-cell>
          <table:table-cell office:value-type="float" office:value="0.0158775" calcext:value-type="float">
            <text:p>0.0158775</text:p>
          </table:table-cell>
          <table:table-cell office:value-type="float" office:value="0.0110836" calcext:value-type="float">
            <text:p>0.0110836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0" calcext:value-type="float">
            <text:p>0</text:p>
          </table:table-cell>
          <table:table-cell office:value-type="float" office:value="0.113281" calcext:value-type="float">
            <text:p>0.113281</text:p>
          </table:table-cell>
          <table:table-cell office:value-type="float" office:value="0.00324332" calcext:value-type="float">
            <text:p>0.00324332</text:p>
          </table:table-cell>
          <table:table-cell office:value-type="float" office:value="0.0156245" calcext:value-type="float">
            <text:p>0.0156245</text:p>
          </table:table-cell>
          <table:table-cell office:value-type="float" office:value="0.0105522" calcext:value-type="float">
            <text:p>0.0105522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 office:value-type="float" office:value="0" calcext:value-type="float">
            <text:p>0</text:p>
          </table:table-cell>
          <table:table-cell office:value-type="float" office:value="0.11665" calcext:value-type="float">
            <text:p>0.11665</text:p>
          </table:table-cell>
          <table:table-cell office:value-type="float" office:value="0.00171206" calcext:value-type="float">
            <text:p>0.00171206</text:p>
          </table:table-cell>
          <table:table-cell office:value-type="float" office:value="0.0167057" calcext:value-type="float">
            <text:p>0.0167057</text:p>
          </table:table-cell>
          <table:table-cell office:value-type="float" office:value="0.0108274" calcext:value-type="float">
            <text:p>0.0108274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 office:value-type="float" office:value="0" calcext:value-type="float">
            <text:p>0</text:p>
          </table:table-cell>
          <table:table-cell office:value-type="float" office:value="0.115103" calcext:value-type="float">
            <text:p>0.115103</text:p>
          </table:table-cell>
          <table:table-cell office:value-type="float" office:value="0.00164258" calcext:value-type="float">
            <text:p>0.00164258</text:p>
          </table:table-cell>
          <table:table-cell office:value-type="float" office:value="0.0186258" calcext:value-type="float">
            <text:p>0.0186258</text:p>
          </table:table-cell>
          <table:table-cell office:value-type="float" office:value="0.011097" calcext:value-type="float">
            <text:p>0.011097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 office:value-type="float" office:value="0" calcext:value-type="float">
            <text:p>0</text:p>
          </table:table-cell>
          <table:table-cell office:value-type="float" office:value="0.118535" calcext:value-type="float">
            <text:p>0.118535</text:p>
          </table:table-cell>
          <table:table-cell office:value-type="float" office:value="0.00164732" calcext:value-type="float">
            <text:p>0.00164732</text:p>
          </table:table-cell>
          <table:table-cell office:value-type="float" office:value="0.0169114" calcext:value-type="float">
            <text:p>0.0169114</text:p>
          </table:table-cell>
          <table:table-cell office:value-type="float" office:value="0.0108586" calcext:value-type="float">
            <text:p>0.0108586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 office:value-type="float" office:value="0" calcext:value-type="float">
            <text:p>0</text:p>
          </table:table-cell>
          <table:table-cell office:value-type="float" office:value="0.121378" calcext:value-type="float">
            <text:p>0.121378</text:p>
          </table:table-cell>
          <table:table-cell office:value-type="float" office:value="0.0014531" calcext:value-type="float">
            <text:p>0.0014531</text:p>
          </table:table-cell>
          <table:table-cell office:value-type="float" office:value="0.0160255" calcext:value-type="float">
            <text:p>0.0160255</text:p>
          </table:table-cell>
          <table:table-cell office:value-type="float" office:value="0.0106983" calcext:value-type="float">
            <text:p>0.0106983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0.116506" calcext:value-type="float">
            <text:p>0.116506</text:p>
          </table:table-cell>
          <table:table-cell office:value-type="float" office:value="0.00144836" calcext:value-type="float">
            <text:p>0.00144836</text:p>
          </table:table-cell>
          <table:table-cell office:value-type="float" office:value="0.0170886" calcext:value-type="float">
            <text:p>0.0170886</text:p>
          </table:table-cell>
          <table:table-cell office:value-type="float" office:value="0.0112498" calcext:value-type="float">
            <text:p>0.0112498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 office:value-type="float" office:value="0" calcext:value-type="float">
            <text:p>0</text:p>
          </table:table-cell>
          <table:table-cell office:value-type="float" office:value="0.122244" calcext:value-type="float">
            <text:p>0.122244</text:p>
          </table:table-cell>
          <table:table-cell office:value-type="float" office:value="0.00278856" calcext:value-type="float">
            <text:p>0.00278856</text:p>
          </table:table-cell>
          <table:table-cell office:value-type="float" office:value="0.0161827" calcext:value-type="float">
            <text:p>0.0161827</text:p>
          </table:table-cell>
          <table:table-cell office:value-type="float" office:value="0.0107405" calcext:value-type="float">
            <text:p>0.0107405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 office:value-type="float" office:value="0" calcext:value-type="float">
            <text:p>0</text:p>
          </table:table-cell>
          <table:table-cell office:value-type="float" office:value="0.115415" calcext:value-type="float">
            <text:p>0.115415</text:p>
          </table:table-cell>
          <table:table-cell office:value-type="float" office:value="0.00221143" calcext:value-type="float">
            <text:p>0.00221143</text:p>
          </table:table-cell>
          <table:table-cell office:value-type="float" office:value="0.0164053" calcext:value-type="float">
            <text:p>0.0164053</text:p>
          </table:table-cell>
          <table:table-cell office:value-type="float" office:value="0.010285" calcext:value-type="float">
            <text:p>0.010285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 office:value-type="float" office:value="0" calcext:value-type="float">
            <text:p>0</text:p>
          </table:table-cell>
          <table:table-cell office:value-type="float" office:value="0.126619" calcext:value-type="float">
            <text:p>0.126619</text:p>
          </table:table-cell>
          <table:table-cell office:value-type="float" office:value="0.00207879" calcext:value-type="float">
            <text:p>0.00207879</text:p>
          </table:table-cell>
          <table:table-cell office:value-type="float" office:value="0.0165802" calcext:value-type="float">
            <text:p>0.0165802</text:p>
          </table:table-cell>
          <table:table-cell office:value-type="float" office:value="0.010632" calcext:value-type="float">
            <text:p>0.010632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 office:value-type="float" office:value="0" calcext:value-type="float">
            <text:p>0</text:p>
          </table:table-cell>
          <table:table-cell office:value-type="float" office:value="0.118425" calcext:value-type="float">
            <text:p>0.118425</text:p>
          </table:table-cell>
          <table:table-cell office:value-type="float" office:value="0.00162166" calcext:value-type="float">
            <text:p>0.00162166</text:p>
          </table:table-cell>
          <table:table-cell office:value-type="float" office:value="0.017318" calcext:value-type="float">
            <text:p>0.017318</text:p>
          </table:table-cell>
          <table:table-cell office:value-type="float" office:value="0.0110212" calcext:value-type="float">
            <text:p>0.0110212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0" calcext:value-type="float">
            <text:p>0</text:p>
          </table:table-cell>
          <table:table-cell office:value-type="float" office:value="0.123169" calcext:value-type="float">
            <text:p>0.123169</text:p>
          </table:table-cell>
          <table:table-cell office:value-type="float" office:value="0.0015735" calcext:value-type="float">
            <text:p>0.0015735</text:p>
          </table:table-cell>
          <table:table-cell office:value-type="float" office:value="0.0164842" calcext:value-type="float">
            <text:p>0.0164842</text:p>
          </table:table-cell>
          <table:table-cell office:value-type="float" office:value="0.0103904" calcext:value-type="float">
            <text:p>0.0103904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 office:value-type="float" office:value="0" calcext:value-type="float">
            <text:p>0</text:p>
          </table:table-cell>
          <table:table-cell office:value-type="float" office:value="0.117286" calcext:value-type="float">
            <text:p>0.117286</text:p>
          </table:table-cell>
          <table:table-cell office:value-type="float" office:value="0.00147086" calcext:value-type="float">
            <text:p>0.00147086</text:p>
          </table:table-cell>
          <table:table-cell office:value-type="float" office:value="0.016577" calcext:value-type="float">
            <text:p>0.016577</text:p>
          </table:table-cell>
          <table:table-cell office:value-type="float" office:value="0.0113571" calcext:value-type="float">
            <text:p>0.0113571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 office:value-type="float" office:value="0" calcext:value-type="float">
            <text:p>0</text:p>
          </table:table-cell>
          <table:table-cell office:value-type="float" office:value="0.118643" calcext:value-type="float">
            <text:p>0.118643</text:p>
          </table:table-cell>
          <table:table-cell office:value-type="float" office:value="0.00156758" calcext:value-type="float">
            <text:p>0.00156758</text:p>
          </table:table-cell>
          <table:table-cell office:value-type="float" office:value="0.0162269" calcext:value-type="float">
            <text:p>0.0162269</text:p>
          </table:table-cell>
          <table:table-cell office:value-type="float" office:value="0.0111203" calcext:value-type="float">
            <text:p>0.0111203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 office:value-type="float" office:value="0" calcext:value-type="float">
            <text:p>0</text:p>
          </table:table-cell>
          <table:table-cell office:value-type="float" office:value="0.119696" calcext:value-type="float">
            <text:p>0.119696</text:p>
          </table:table-cell>
          <table:table-cell office:value-type="float" office:value="0.00150323" calcext:value-type="float">
            <text:p>0.00150323</text:p>
          </table:table-cell>
          <table:table-cell office:value-type="float" office:value="0.0165616" calcext:value-type="float">
            <text:p>0.0165616</text:p>
          </table:table-cell>
          <table:table-cell office:value-type="float" office:value="0.0125197" calcext:value-type="float">
            <text:p>0.0125197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 office:value-type="float" office:value="0" calcext:value-type="float">
            <text:p>0</text:p>
          </table:table-cell>
          <table:table-cell office:value-type="float" office:value="0.116747" calcext:value-type="float">
            <text:p>0.116747</text:p>
          </table:table-cell>
          <table:table-cell office:value-type="float" office:value="0.00155297" calcext:value-type="float">
            <text:p>0.00155297</text:p>
          </table:table-cell>
          <table:table-cell office:value-type="float" office:value="0.016868" calcext:value-type="float">
            <text:p>0.016868</text:p>
          </table:table-cell>
          <table:table-cell office:value-type="float" office:value="0.0114519" calcext:value-type="float">
            <text:p>0.0114519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0.119772" calcext:value-type="float">
            <text:p>0.119772</text:p>
          </table:table-cell>
          <table:table-cell office:value-type="float" office:value="0.00164416" calcext:value-type="float">
            <text:p>0.00164416</text:p>
          </table:table-cell>
          <table:table-cell office:value-type="float" office:value="0.0209012" calcext:value-type="float">
            <text:p>0.0209012</text:p>
          </table:table-cell>
          <table:table-cell office:value-type="float" office:value="0.0110942" calcext:value-type="float">
            <text:p>0.0110942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 office:value-type="float" office:value="0" calcext:value-type="float">
            <text:p>0</text:p>
          </table:table-cell>
          <table:table-cell office:value-type="float" office:value="0.117032" calcext:value-type="float">
            <text:p>0.117032</text:p>
          </table:table-cell>
          <table:table-cell office:value-type="float" office:value="0.00208155" calcext:value-type="float">
            <text:p>0.00208155</text:p>
          </table:table-cell>
          <table:table-cell office:value-type="float" office:value="0.0156754" calcext:value-type="float">
            <text:p>0.0156754</text:p>
          </table:table-cell>
          <table:table-cell office:value-type="float" office:value="0.0113729" calcext:value-type="float">
            <text:p>0.0113729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 office:value-type="float" office:value="0" calcext:value-type="float">
            <text:p>0</text:p>
          </table:table-cell>
          <table:table-cell office:value-type="float" office:value="0.124575" calcext:value-type="float">
            <text:p>0.124575</text:p>
          </table:table-cell>
          <table:table-cell office:value-type="float" office:value="0.00157311" calcext:value-type="float">
            <text:p>0.00157311</text:p>
          </table:table-cell>
          <table:table-cell office:value-type="float" office:value="0.0165178" calcext:value-type="float">
            <text:p>0.0165178</text:p>
          </table:table-cell>
          <table:table-cell office:value-type="float" office:value="0.0111013" calcext:value-type="float">
            <text:p>0.0111013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 office:value-type="float" office:value="0" calcext:value-type="float">
            <text:p>0</text:p>
          </table:table-cell>
          <table:table-cell office:value-type="float" office:value="0.124882" calcext:value-type="float">
            <text:p>0.124882</text:p>
          </table:table-cell>
          <table:table-cell office:value-type="float" office:value="0.00272974" calcext:value-type="float">
            <text:p>0.00272974</text:p>
          </table:table-cell>
          <table:table-cell office:value-type="float" office:value="0.0159683" calcext:value-type="float">
            <text:p>0.0159683</text:p>
          </table:table-cell>
          <table:table-cell office:value-type="float" office:value="0.0108076" calcext:value-type="float">
            <text:p>0.0108076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 office:value-type="float" office:value="0" calcext:value-type="float">
            <text:p>0</text:p>
          </table:table-cell>
          <table:table-cell office:value-type="float" office:value="0.118255" calcext:value-type="float">
            <text:p>0.118255</text:p>
          </table:table-cell>
          <table:table-cell office:value-type="float" office:value="0.00151863" calcext:value-type="float">
            <text:p>0.00151863</text:p>
          </table:table-cell>
          <table:table-cell office:value-type="float" office:value="0.0165036" calcext:value-type="float">
            <text:p>0.0165036</text:p>
          </table:table-cell>
          <table:table-cell office:value-type="float" office:value="0.010482" calcext:value-type="float">
            <text:p>0.01048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0" calcext:value-type="float">
            <text:p>0</text:p>
          </table:table-cell>
          <table:table-cell office:value-type="float" office:value="0.124265" calcext:value-type="float">
            <text:p>0.124265</text:p>
          </table:table-cell>
          <table:table-cell office:value-type="float" office:value="0.00146494" calcext:value-type="float">
            <text:p>0.00146494</text:p>
          </table:table-cell>
          <table:table-cell office:value-type="float" office:value="0.0160034" calcext:value-type="float">
            <text:p>0.0160034</text:p>
          </table:table-cell>
          <table:table-cell office:value-type="float" office:value="0.0107251" calcext:value-type="float">
            <text:p>0.0107251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 office:value-type="float" office:value="0" calcext:value-type="float">
            <text:p>0</text:p>
          </table:table-cell>
          <table:table-cell office:value-type="float" office:value="0.117588" calcext:value-type="float">
            <text:p>0.117588</text:p>
          </table:table-cell>
          <table:table-cell office:value-type="float" office:value="0.00194062" calcext:value-type="float">
            <text:p>0.00194062</text:p>
          </table:table-cell>
          <table:table-cell office:value-type="float" office:value="0.0161842" calcext:value-type="float">
            <text:p>0.0161842</text:p>
          </table:table-cell>
          <table:table-cell office:value-type="float" office:value="0.0112367" calcext:value-type="float">
            <text:p>0.0112367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 office:value-type="float" office:value="0" calcext:value-type="float">
            <text:p>0</text:p>
          </table:table-cell>
          <table:table-cell office:value-type="float" office:value="0.121169" calcext:value-type="float">
            <text:p>0.121169</text:p>
          </table:table-cell>
          <table:table-cell office:value-type="float" office:value="0.00186996" calcext:value-type="float">
            <text:p>0.00186996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08937" calcext:value-type="float">
            <text:p>0.0108937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 office:value-type="float" office:value="0" calcext:value-type="float">
            <text:p>0</text:p>
          </table:table-cell>
          <table:table-cell office:value-type="float" office:value="0.118313" calcext:value-type="float">
            <text:p>0.118313</text:p>
          </table:table-cell>
          <table:table-cell office:value-type="float" office:value="0.00149336" calcext:value-type="float">
            <text:p>0.00149336</text:p>
          </table:table-cell>
          <table:table-cell office:value-type="float" office:value="0.0162723" calcext:value-type="float">
            <text:p>0.0162723</text:p>
          </table:table-cell>
          <table:table-cell office:value-type="float" office:value="0.0106746" calcext:value-type="float">
            <text:p>0.0106746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 office:value-type="float" office:value="0" calcext:value-type="float">
            <text:p>0</text:p>
          </table:table-cell>
          <table:table-cell office:value-type="float" office:value="0.120836" calcext:value-type="float">
            <text:p>0.120836</text:p>
          </table:table-cell>
          <table:table-cell office:value-type="float" office:value="0.0024846" calcext:value-type="float">
            <text:p>0.0024846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111606" calcext:value-type="float">
            <text:p>0.0111606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 office:value-type="float" office:value="0" calcext:value-type="float">
            <text:p>0</text:p>
          </table:table-cell>
          <table:table-cell office:value-type="float" office:value="0.120484" calcext:value-type="float">
            <text:p>0.120484</text:p>
          </table:table-cell>
          <table:table-cell office:value-type="float" office:value="0.00172982" calcext:value-type="float">
            <text:p>0.00172982</text:p>
          </table:table-cell>
          <table:table-cell office:value-type="float" office:value="0.0163098" calcext:value-type="float">
            <text:p>0.0163098</text:p>
          </table:table-cell>
          <table:table-cell office:value-type="float" office:value="0.0105582" calcext:value-type="float">
            <text:p>0.0105582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 office:value-type="float" office:value="0" calcext:value-type="float">
            <text:p>0</text:p>
          </table:table-cell>
          <table:table-cell office:value-type="float" office:value="0.133909" calcext:value-type="float">
            <text:p>0.133909</text:p>
          </table:table-cell>
          <table:table-cell office:value-type="float" office:value="0.00174561" calcext:value-type="float">
            <text:p>0.00174561</text:p>
          </table:table-cell>
          <table:table-cell office:value-type="float" office:value="0.0161748" calcext:value-type="float">
            <text:p>0.0161748</text:p>
          </table:table-cell>
          <table:table-cell office:value-type="float" office:value="0.0107855" calcext:value-type="float">
            <text:p>0.0107855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 office:value-type="float" office:value="0" calcext:value-type="float">
            <text:p>0</text:p>
          </table:table-cell>
          <table:table-cell office:value-type="float" office:value="0.124794" calcext:value-type="float">
            <text:p>0.124794</text:p>
          </table:table-cell>
          <table:table-cell office:value-type="float" office:value="0.00147797" calcext:value-type="float">
            <text:p>0.00147797</text:p>
          </table:table-cell>
          <table:table-cell office:value-type="float" office:value="0.0172607" calcext:value-type="float">
            <text:p>0.0172607</text:p>
          </table:table-cell>
          <table:table-cell office:value-type="float" office:value="0.0112221" calcext:value-type="float">
            <text:p>0.0112221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0" calcext:value-type="float">
            <text:p>0</text:p>
          </table:table-cell>
          <table:table-cell office:value-type="float" office:value="0.117776" calcext:value-type="float">
            <text:p>0.117776</text:p>
          </table:table-cell>
          <table:table-cell office:value-type="float" office:value="0.00141283" calcext:value-type="float">
            <text:p>0.00141283</text:p>
          </table:table-cell>
          <table:table-cell office:value-type="float" office:value="0.0168403" calcext:value-type="float">
            <text:p>0.0168403</text:p>
          </table:table-cell>
          <table:table-cell office:value-type="float" office:value="0.011037" calcext:value-type="float">
            <text:p>0.011037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 office:value-type="float" office:value="0" calcext:value-type="float">
            <text:p>0</text:p>
          </table:table-cell>
          <table:table-cell office:value-type="float" office:value="0.130453" calcext:value-type="float">
            <text:p>0.130453</text:p>
          </table:table-cell>
          <table:table-cell office:value-type="float" office:value="0.00141955" calcext:value-type="float">
            <text:p>0.00141955</text:p>
          </table:table-cell>
          <table:table-cell office:value-type="float" office:value="0.0172031" calcext:value-type="float">
            <text:p>0.0172031</text:p>
          </table:table-cell>
          <table:table-cell office:value-type="float" office:value="0.010992" calcext:value-type="float">
            <text:p>0.01099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  <table:table-cell office:value-type="float" office:value="0.123179" calcext:value-type="float">
            <text:p>0.123179</text:p>
          </table:table-cell>
          <table:table-cell office:value-type="float" office:value="0.00134809" calcext:value-type="float">
            <text:p>0.00134809</text:p>
          </table:table-cell>
          <table:table-cell office:value-type="float" office:value="0.0162667" calcext:value-type="float">
            <text:p>0.0162667</text:p>
          </table:table-cell>
          <table:table-cell office:value-type="float" office:value="0.0120586" calcext:value-type="float">
            <text:p>0.0120586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 office:value-type="float" office:value="0" calcext:value-type="float">
            <text:p>0</text:p>
          </table:table-cell>
          <table:table-cell office:value-type="float" office:value="0.126635" calcext:value-type="float">
            <text:p>0.126635</text:p>
          </table:table-cell>
          <table:table-cell office:value-type="float" office:value="0.0014377" calcext:value-type="float">
            <text:p>0.0014377</text:p>
          </table:table-cell>
          <table:table-cell office:value-type="float" office:value="0.0173101" calcext:value-type="float">
            <text:p>0.0173101</text:p>
          </table:table-cell>
          <table:table-cell office:value-type="float" office:value="0.013038" calcext:value-type="float">
            <text:p>0.013038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 office:value-type="float" office:value="0" calcext:value-type="float">
            <text:p>0</text:p>
          </table:table-cell>
          <table:table-cell office:value-type="float" office:value="0.122227" calcext:value-type="float">
            <text:p>0.122227</text:p>
          </table:table-cell>
          <table:table-cell office:value-type="float" office:value="0.00142744" calcext:value-type="float">
            <text:p>0.00142744</text:p>
          </table:table-cell>
          <table:table-cell office:value-type="float" office:value="0.0165158" calcext:value-type="float">
            <text:p>0.0165158</text:p>
          </table:table-cell>
          <table:table-cell office:value-type="float" office:value="0.0119019" calcext:value-type="float">
            <text:p>0.0119019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 office:value-type="float" office:value="0" calcext:value-type="float">
            <text:p>0</text:p>
          </table:table-cell>
          <table:table-cell office:value-type="float" office:value="0.122785" calcext:value-type="float">
            <text:p>0.122785</text:p>
          </table:table-cell>
          <table:table-cell office:value-type="float" office:value="0.00143652" calcext:value-type="float">
            <text:p>0.00143652</text:p>
          </table:table-cell>
          <table:table-cell office:value-type="float" office:value="0.0164021" calcext:value-type="float">
            <text:p>0.0164021</text:p>
          </table:table-cell>
          <table:table-cell office:value-type="float" office:value="0.0110173" calcext:value-type="float">
            <text:p>0.0110173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 office:value-type="float" office:value="0" calcext:value-type="float">
            <text:p>0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0.00149534" calcext:value-type="float">
            <text:p>0.00149534</text:p>
          </table:table-cell>
          <table:table-cell office:value-type="float" office:value="0.0163046" calcext:value-type="float">
            <text:p>0.0163046</text:p>
          </table:table-cell>
          <table:table-cell office:value-type="float" office:value="0.0114144" calcext:value-type="float">
            <text:p>0.0114144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 office:value-type="float" office:value="0" calcext:value-type="float">
            <text:p>0</text:p>
          </table:table-cell>
          <table:table-cell office:value-type="float" office:value="0.120729" calcext:value-type="float">
            <text:p>0.120729</text:p>
          </table:table-cell>
          <table:table-cell office:value-type="float" office:value="0.00211866" calcext:value-type="float">
            <text:p>0.00211866</text:p>
          </table:table-cell>
          <table:table-cell office:value-type="float" office:value="0.016485" calcext:value-type="float">
            <text:p>0.016485</text:p>
          </table:table-cell>
          <table:table-cell office:value-type="float" office:value="0.0115679" calcext:value-type="float">
            <text:p>0.0115679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 office:value-type="float" office:value="0" calcext:value-type="float">
            <text:p>0</text:p>
          </table:table-cell>
          <table:table-cell office:value-type="float" office:value="0.127027" calcext:value-type="float">
            <text:p>0.127027</text:p>
          </table:table-cell>
          <table:table-cell office:value-type="float" office:value="0.0017318" calcext:value-type="float">
            <text:p>0.0017318</text:p>
          </table:table-cell>
          <table:table-cell office:value-type="float" office:value="0.0164464" calcext:value-type="float">
            <text:p>0.0164464</text:p>
          </table:table-cell>
          <table:table-cell office:value-type="float" office:value="0.0110358" calcext:value-type="float">
            <text:p>0.0110358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 office:value-type="float" office:value="0" calcext:value-type="float">
            <text:p>0</text:p>
          </table:table-cell>
          <table:table-cell office:value-type="float" office:value="0.123482" calcext:value-type="float">
            <text:p>0.123482</text:p>
          </table:table-cell>
          <table:table-cell office:value-type="float" office:value="0.0016868" calcext:value-type="float">
            <text:p>0.0016868</text:p>
          </table:table-cell>
          <table:table-cell office:value-type="float" office:value="0.0165391" calcext:value-type="float">
            <text:p>0.0165391</text:p>
          </table:table-cell>
          <table:table-cell office:value-type="float" office:value="0.0113745" calcext:value-type="float">
            <text:p>0.0113745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 office:value-type="float" office:value="0" calcext:value-type="float">
            <text:p>0</text:p>
          </table:table-cell>
          <table:table-cell office:value-type="float" office:value="0.127607" calcext:value-type="float">
            <text:p>0.127607</text:p>
          </table:table-cell>
          <table:table-cell office:value-type="float" office:value="0.00283475" calcext:value-type="float">
            <text:p>0.00283475</text:p>
          </table:table-cell>
          <table:table-cell office:value-type="float" office:value="0.0163935" calcext:value-type="float">
            <text:p>0.0163935</text:p>
          </table:table-cell>
          <table:table-cell office:value-type="float" office:value="0.0118277" calcext:value-type="float">
            <text:p>0.0118277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 office:value-type="float" office:value="0" calcext:value-type="float">
            <text:p>0</text:p>
          </table:table-cell>
          <table:table-cell office:value-type="float" office:value="0.127462" calcext:value-type="float">
            <text:p>0.127462</text:p>
          </table:table-cell>
          <table:table-cell office:value-type="float" office:value="0.00154626" calcext:value-type="float">
            <text:p>0.00154626</text:p>
          </table:table-cell>
          <table:table-cell office:value-type="float" office:value="0.0175576" calcext:value-type="float">
            <text:p>0.0175576</text:p>
          </table:table-cell>
          <table:table-cell office:value-type="float" office:value="0.0116406" calcext:value-type="float">
            <text:p>0.0116406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0" calcext:value-type="float">
            <text:p>0</text:p>
          </table:table-cell>
          <table:table-cell office:value-type="float" office:value="0.122142" calcext:value-type="float">
            <text:p>0.122142</text:p>
          </table:table-cell>
          <table:table-cell office:value-type="float" office:value="0.00145468" calcext:value-type="float">
            <text:p>0.00145468</text:p>
          </table:table-cell>
          <table:table-cell office:value-type="float" office:value="0.0178012" calcext:value-type="float">
            <text:p>0.0178012</text:p>
          </table:table-cell>
          <table:table-cell office:value-type="float" office:value="0.0118463" calcext:value-type="float">
            <text:p>0.0118463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 office:value-type="float" office:value="0" calcext:value-type="float">
            <text:p>0</text:p>
          </table:table-cell>
          <table:table-cell office:value-type="float" office:value="0.138435" calcext:value-type="float">
            <text:p>0.138435</text:p>
          </table:table-cell>
          <table:table-cell office:value-type="float" office:value="0.00147284" calcext:value-type="float">
            <text:p>0.00147284</text:p>
          </table:table-cell>
          <table:table-cell office:value-type="float" office:value="0.0164977" calcext:value-type="float">
            <text:p>0.0164977</text:p>
          </table:table-cell>
          <table:table-cell office:value-type="float" office:value="0.011862" calcext:value-type="float">
            <text:p>0.011862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 office:value-type="float" office:value="0" calcext:value-type="float">
            <text:p>0</text:p>
          </table:table-cell>
          <table:table-cell office:value-type="float" office:value="0.126773" calcext:value-type="float">
            <text:p>0.126773</text:p>
          </table:table-cell>
          <table:table-cell office:value-type="float" office:value="0.00139349" calcext:value-type="float">
            <text:p>0.00139349</text:p>
          </table:table-cell>
          <table:table-cell office:value-type="float" office:value="0.0165881" calcext:value-type="float">
            <text:p>0.0165881</text:p>
          </table:table-cell>
          <table:table-cell office:value-type="float" office:value="0.0113398" calcext:value-type="float">
            <text:p>0.0113398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 office:value-type="float" office:value="0" calcext:value-type="float">
            <text:p>0</text:p>
          </table:table-cell>
          <table:table-cell office:value-type="float" office:value="0.129008" calcext:value-type="float">
            <text:p>0.129008</text:p>
          </table:table-cell>
          <table:table-cell office:value-type="float" office:value="0.00145152" calcext:value-type="float">
            <text:p>0.00145152</text:p>
          </table:table-cell>
          <table:table-cell office:value-type="float" office:value="0.0169572" calcext:value-type="float">
            <text:p>0.0169572</text:p>
          </table:table-cell>
          <table:table-cell office:value-type="float" office:value="0.0118968" calcext:value-type="float">
            <text:p>0.0118968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 office:value-type="float" office:value="0" calcext:value-type="float">
            <text:p>0</text:p>
          </table:table-cell>
          <table:table-cell office:value-type="float" office:value="0.131415" calcext:value-type="float">
            <text:p>0.131415</text:p>
          </table:table-cell>
          <table:table-cell office:value-type="float" office:value="0.00227222" calcext:value-type="float">
            <text:p>0.00227222</text:p>
          </table:table-cell>
          <table:table-cell office:value-type="float" office:value="0.0164325" calcext:value-type="float">
            <text:p>0.0164325</text:p>
          </table:table-cell>
          <table:table-cell office:value-type="float" office:value="0.0118332" calcext:value-type="float">
            <text:p>0.0118332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 office:value-type="float" office:value="0" calcext:value-type="float">
            <text:p>0</text:p>
          </table:table-cell>
          <table:table-cell office:value-type="float" office:value="0.124665" calcext:value-type="float">
            <text:p>0.124665</text:p>
          </table:table-cell>
          <table:table-cell office:value-type="float" office:value="0.00155613" calcext:value-type="float">
            <text:p>0.00155613</text:p>
          </table:table-cell>
          <table:table-cell office:value-type="float" office:value="0.0165403" calcext:value-type="float">
            <text:p>0.0165403</text:p>
          </table:table-cell>
          <table:table-cell office:value-type="float" office:value="0.010917" calcext:value-type="float">
            <text:p>0.010917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 office:value-type="float" office:value="0" calcext:value-type="float">
            <text:p>0</text:p>
          </table:table-cell>
          <table:table-cell office:value-type="float" office:value="0.128995" calcext:value-type="float">
            <text:p>0.128995</text:p>
          </table:table-cell>
          <table:table-cell office:value-type="float" office:value="0.00178904" calcext:value-type="float">
            <text:p>0.00178904</text:p>
          </table:table-cell>
          <table:table-cell office:value-type="float" office:value="0.0165016" calcext:value-type="float">
            <text:p>0.0165016</text:p>
          </table:table-cell>
          <table:table-cell office:value-type="float" office:value="0.0118423" calcext:value-type="float">
            <text:p>0.0118423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 office:value-type="float" office:value="0" calcext:value-type="float">
            <text:p>0</text:p>
          </table:table-cell>
          <table:table-cell office:value-type="float" office:value="0.127048" calcext:value-type="float">
            <text:p>0.127048</text:p>
          </table:table-cell>
          <table:table-cell office:value-type="float" office:value="0.00144244" calcext:value-type="float">
            <text:p>0.00144244</text:p>
          </table:table-cell>
          <table:table-cell office:value-type="float" office:value="0.016474" calcext:value-type="float">
            <text:p>0.016474</text:p>
          </table:table-cell>
          <table:table-cell office:value-type="float" office:value="0.0121711" calcext:value-type="float">
            <text:p>0.0121711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 office:value-type="float" office:value="0" calcext:value-type="float">
            <text:p>0</text:p>
          </table:table-cell>
          <table:table-cell office:value-type="float" office:value="0.123106" calcext:value-type="float">
            <text:p>0.123106</text:p>
          </table:table-cell>
          <table:table-cell office:value-type="float" office:value="0.00155139" calcext:value-type="float">
            <text:p>0.00155139</text:p>
          </table:table-cell>
          <table:table-cell office:value-type="float" office:value="0.0166299" calcext:value-type="float">
            <text:p>0.0166299</text:p>
          </table:table-cell>
          <table:table-cell office:value-type="float" office:value="0.0136937" calcext:value-type="float">
            <text:p>0.0136937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 office:value-type="float" office:value="0" calcext:value-type="float">
            <text:p>0</text:p>
          </table:table-cell>
          <table:table-cell office:value-type="float" office:value="0.130794" calcext:value-type="float">
            <text:p>0.130794</text:p>
          </table:table-cell>
          <table:table-cell office:value-type="float" office:value="0.00149218" calcext:value-type="float">
            <text:p>0.00149218</text:p>
          </table:table-cell>
          <table:table-cell office:value-type="float" office:value="0.0167929" calcext:value-type="float">
            <text:p>0.0167929</text:p>
          </table:table-cell>
          <table:table-cell office:value-type="float" office:value="0.0134186" calcext:value-type="float">
            <text:p>0.0134186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0" calcext:value-type="float">
            <text:p>0</text:p>
          </table:table-cell>
          <table:table-cell office:value-type="float" office:value="0.127861" calcext:value-type="float">
            <text:p>0.127861</text:p>
          </table:table-cell>
          <table:table-cell office:value-type="float" office:value="0.00147678" calcext:value-type="float">
            <text:p>0.00147678</text:p>
          </table:table-cell>
          <table:table-cell office:value-type="float" office:value="0.0165731" calcext:value-type="float">
            <text:p>0.0165731</text:p>
          </table:table-cell>
          <table:table-cell office:value-type="float" office:value="0.0114515" calcext:value-type="float">
            <text:p>0.0114515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 office:value-type="float" office:value="0" calcext:value-type="float">
            <text:p>0</text:p>
          </table:table-cell>
          <table:table-cell office:value-type="float" office:value="0.133881" calcext:value-type="float">
            <text:p>0.133881</text:p>
          </table:table-cell>
          <table:table-cell office:value-type="float" office:value="0.00138402" calcext:value-type="float">
            <text:p>0.00138402</text:p>
          </table:table-cell>
          <table:table-cell office:value-type="float" office:value="0.017693" calcext:value-type="float">
            <text:p>0.017693</text:p>
          </table:table-cell>
          <table:table-cell office:value-type="float" office:value="0.0120022" calcext:value-type="float">
            <text:p>0.0120022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 office:value-type="float" office:value="0" calcext:value-type="float">
            <text:p>0</text:p>
          </table:table-cell>
          <table:table-cell office:value-type="float" office:value="0.133008" calcext:value-type="float">
            <text:p>0.133008</text:p>
          </table:table-cell>
          <table:table-cell office:value-type="float" office:value="0.00143691" calcext:value-type="float">
            <text:p>0.00143691</text:p>
          </table:table-cell>
          <table:table-cell office:value-type="float" office:value="0.0194651" calcext:value-type="float">
            <text:p>0.0194651</text:p>
          </table:table-cell>
          <table:table-cell office:value-type="float" office:value="0.0119177" calcext:value-type="float">
            <text:p>0.0119177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 office:value-type="float" office:value="0" calcext:value-type="float">
            <text:p>0</text:p>
          </table:table-cell>
          <table:table-cell office:value-type="float" office:value="0.122623" calcext:value-type="float">
            <text:p>0.122623</text:p>
          </table:table-cell>
          <table:table-cell office:value-type="float" office:value="0.00135638" calcext:value-type="float">
            <text:p>0.00135638</text:p>
          </table:table-cell>
          <table:table-cell office:value-type="float" office:value="0.0175568" calcext:value-type="float">
            <text:p>0.0175568</text:p>
          </table:table-cell>
          <table:table-cell office:value-type="float" office:value="0.0109727" calcext:value-type="float">
            <text:p>0.0109727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 office:value-type="float" office:value="0" calcext:value-type="float">
            <text:p>0</text:p>
          </table:table-cell>
          <table:table-cell office:value-type="float" office:value="0.134013" calcext:value-type="float">
            <text:p>0.134013</text:p>
          </table:table-cell>
          <table:table-cell office:value-type="float" office:value="0.00140968" calcext:value-type="float">
            <text:p>0.00140968</text:p>
          </table:table-cell>
          <table:table-cell office:value-type="float" office:value="0.0162628" calcext:value-type="float">
            <text:p>0.0162628</text:p>
          </table:table-cell>
          <table:table-cell office:value-type="float" office:value="0.0120235" calcext:value-type="float">
            <text:p>0.0120235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0" calcext:value-type="float">
            <text:p>0</text:p>
          </table:table-cell>
          <table:table-cell office:value-type="float" office:value="0.13005" calcext:value-type="float">
            <text:p>0.13005</text:p>
          </table:table-cell>
          <table:table-cell office:value-type="float" office:value="0.0013931" calcext:value-type="float">
            <text:p>0.0013931</text:p>
          </table:table-cell>
          <table:table-cell office:value-type="float" office:value="0.0173042" calcext:value-type="float">
            <text:p>0.0173042</text:p>
          </table:table-cell>
          <table:table-cell office:value-type="float" office:value="0.0118632" calcext:value-type="float">
            <text:p>0.0118632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 office:value-type="float" office:value="0" calcext:value-type="float">
            <text:p>0</text:p>
          </table:table-cell>
          <table:table-cell office:value-type="float" office:value="0.130829" calcext:value-type="float">
            <text:p>0.130829</text:p>
          </table:table-cell>
          <table:table-cell office:value-type="float" office:value="0.00165127" calcext:value-type="float">
            <text:p>0.00165127</text:p>
          </table:table-cell>
          <table:table-cell office:value-type="float" office:value="0.0159312" calcext:value-type="float">
            <text:p>0.0159312</text:p>
          </table:table-cell>
          <table:table-cell office:value-type="float" office:value="0.0109971" calcext:value-type="float">
            <text:p>0.0109971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 office:value-type="float" office:value="0" calcext:value-type="float">
            <text:p>0</text:p>
          </table:table-cell>
          <table:table-cell office:value-type="float" office:value="0.131351" calcext:value-type="float">
            <text:p>0.131351</text:p>
          </table:table-cell>
          <table:table-cell office:value-type="float" office:value="0.00178193" calcext:value-type="float">
            <text:p>0.00178193</text:p>
          </table:table-cell>
          <table:table-cell office:value-type="float" office:value="0.0175169" calcext:value-type="float">
            <text:p>0.0175169</text:p>
          </table:table-cell>
          <table:table-cell office:value-type="float" office:value="0.0119734" calcext:value-type="float">
            <text:p>0.0119734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 office:value-type="float" office:value="0" calcext:value-type="float">
            <text:p>0</text:p>
          </table:table-cell>
          <table:table-cell office:value-type="float" office:value="0.125655" calcext:value-type="float">
            <text:p>0.125655</text:p>
          </table:table-cell>
          <table:table-cell office:value-type="float" office:value="0.00260855" calcext:value-type="float">
            <text:p>0.00260855</text:p>
          </table:table-cell>
          <table:table-cell office:value-type="float" office:value="0.0160686" calcext:value-type="float">
            <text:p>0.0160686</text:p>
          </table:table-cell>
          <table:table-cell office:value-type="float" office:value="0.0118834" calcext:value-type="float">
            <text:p>0.0118834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 office:value-type="float" office:value="0" calcext:value-type="float">
            <text:p>0</text:p>
          </table:table-cell>
          <table:table-cell office:value-type="float" office:value="0.136062" calcext:value-type="float">
            <text:p>0.136062</text:p>
          </table:table-cell>
          <table:table-cell office:value-type="float" office:value="0.00178075" calcext:value-type="float">
            <text:p>0.00178075</text:p>
          </table:table-cell>
          <table:table-cell office:value-type="float" office:value="0.0174226" calcext:value-type="float">
            <text:p>0.0174226</text:p>
          </table:table-cell>
          <table:table-cell office:value-type="float" office:value="0.0112111" calcext:value-type="float">
            <text:p>0.011211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0" calcext:value-type="float">
            <text:p>0</text:p>
          </table:table-cell>
          <table:table-cell office:value-type="float" office:value="0.141064" calcext:value-type="float">
            <text:p>0.141064</text:p>
          </table:table-cell>
          <table:table-cell office:value-type="float" office:value="0.00154389" calcext:value-type="float">
            <text:p>0.00154389</text:p>
          </table:table-cell>
          <table:table-cell office:value-type="float" office:value="0.0160832" calcext:value-type="float">
            <text:p>0.0160832</text:p>
          </table:table-cell>
          <table:table-cell office:value-type="float" office:value="0.0121581" calcext:value-type="float">
            <text:p>0.0121581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143257" calcext:value-type="float">
            <text:p>0.00143257</text:p>
          </table:table-cell>
          <table:table-cell office:value-type="float" office:value="0.0185042" calcext:value-type="float">
            <text:p>0.0185042</text:p>
          </table:table-cell>
          <table:table-cell office:value-type="float" office:value="0.0121632" calcext:value-type="float">
            <text:p>0.0121632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 office:value-type="float" office:value="0" calcext:value-type="float">
            <text:p>0</text:p>
          </table:table-cell>
          <table:table-cell office:value-type="float" office:value="0.136199" calcext:value-type="float">
            <text:p>0.136199</text:p>
          </table:table-cell>
          <table:table-cell office:value-type="float" office:value="0.00153916" calcext:value-type="float">
            <text:p>0.00153916</text:p>
          </table:table-cell>
          <table:table-cell office:value-type="float" office:value="0.016204" calcext:value-type="float">
            <text:p>0.016204</text:p>
          </table:table-cell>
          <table:table-cell office:value-type="float" office:value="0.0116643" calcext:value-type="float">
            <text:p>0.0116643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 office:value-type="float" office:value="0" calcext:value-type="float">
            <text:p>0</text:p>
          </table:table-cell>
          <table:table-cell office:value-type="float" office:value="0.129508" calcext:value-type="float">
            <text:p>0.129508</text:p>
          </table:table-cell>
          <table:table-cell office:value-type="float" office:value="0.00139902" calcext:value-type="float">
            <text:p>0.00139902</text:p>
          </table:table-cell>
          <table:table-cell office:value-type="float" office:value="0.0193676" calcext:value-type="float">
            <text:p>0.0193676</text:p>
          </table:table-cell>
          <table:table-cell office:value-type="float" office:value="0.0119813" calcext:value-type="float">
            <text:p>0.0119813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0" calcext:value-type="float">
            <text:p>0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0137573" calcext:value-type="float">
            <text:p>0.00137573</text:p>
          </table:table-cell>
          <table:table-cell office:value-type="float" office:value="0.0176669" calcext:value-type="float">
            <text:p>0.0176669</text:p>
          </table:table-cell>
          <table:table-cell office:value-type="float" office:value="0.0119544" calcext:value-type="float">
            <text:p>0.0119544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 office:value-type="float" office:value="0" calcext:value-type="float">
            <text:p>0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0.00250552" calcext:value-type="float">
            <text:p>0.00250552</text:p>
          </table:table-cell>
          <table:table-cell office:value-type="float" office:value="0.0182496" calcext:value-type="float">
            <text:p>0.0182496</text:p>
          </table:table-cell>
          <table:table-cell office:value-type="float" office:value="0.0146305" calcext:value-type="float">
            <text:p>0.0146305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 office:value-type="float" office:value="0" calcext:value-type="float">
            <text:p>0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00177127" calcext:value-type="float">
            <text:p>0.00177127</text:p>
          </table:table-cell>
          <table:table-cell office:value-type="float" office:value="0.0174897" calcext:value-type="float">
            <text:p>0.0174897</text:p>
          </table:table-cell>
          <table:table-cell office:value-type="float" office:value="0.0125785" calcext:value-type="float">
            <text:p>0.0125785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 office:value-type="float" office:value="0" calcext:value-type="float">
            <text:p>0</text:p>
          </table:table-cell>
          <table:table-cell office:value-type="float" office:value="0.132977" calcext:value-type="float">
            <text:p>0.132977</text:p>
          </table:table-cell>
          <table:table-cell office:value-type="float" office:value="0.00160311" calcext:value-type="float">
            <text:p>0.00160311</text:p>
          </table:table-cell>
          <table:table-cell office:value-type="float" office:value="0.0169935" calcext:value-type="float">
            <text:p>0.0169935</text:p>
          </table:table-cell>
          <table:table-cell office:value-type="float" office:value="0.0116923" calcext:value-type="float">
            <text:p>0.0116923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 office:value-type="float" office:value="0" calcext:value-type="float">
            <text:p>0</text:p>
          </table:table-cell>
          <table:table-cell office:value-type="float" office:value="0.13347" calcext:value-type="float">
            <text:p>0.13347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170112" calcext:value-type="float">
            <text:p>0.0170112</text:p>
          </table:table-cell>
          <table:table-cell office:value-type="float" office:value="0.0127202" calcext:value-type="float">
            <text:p>0.0127202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 office:value-type="float" office:value="0" calcext:value-type="float">
            <text:p>0</text:p>
          </table:table-cell>
          <table:table-cell office:value-type="float" office:value="0.13064" calcext:value-type="float">
            <text:p>0.13064</text:p>
          </table:table-cell>
          <table:table-cell office:value-type="float" office:value="0.00151192" calcext:value-type="float">
            <text:p>0.00151192</text:p>
          </table:table-cell>
          <table:table-cell office:value-type="float" office:value="0.0168822" calcext:value-type="float">
            <text:p>0.0168822</text:p>
          </table:table-cell>
          <table:table-cell office:value-type="float" office:value="0.0126137" calcext:value-type="float">
            <text:p>0.012613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0" calcext:value-type="float">
            <text:p>0</text:p>
          </table:table-cell>
          <table:table-cell office:value-type="float" office:value="0.133581" calcext:value-type="float">
            <text:p>0.133581</text:p>
          </table:table-cell>
          <table:table-cell office:value-type="float" office:value="0.00141599" calcext:value-type="float">
            <text:p>0.00141599</text:p>
          </table:table-cell>
          <table:table-cell office:value-type="float" office:value="0.0169955" calcext:value-type="float">
            <text:p>0.0169955</text:p>
          </table:table-cell>
          <table:table-cell office:value-type="float" office:value="0.0120752" calcext:value-type="float">
            <text:p>0.0120752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 office:value-type="float" office:value="0" calcext:value-type="float">
            <text:p>0</text:p>
          </table:table-cell>
          <table:table-cell office:value-type="float" office:value="0.131798" calcext:value-type="float">
            <text:p>0.131798</text:p>
          </table:table-cell>
          <table:table-cell office:value-type="float" office:value="0.00142626" calcext:value-type="float">
            <text:p>0.00142626</text:p>
          </table:table-cell>
          <table:table-cell office:value-type="float" office:value="0.0169303" calcext:value-type="float">
            <text:p>0.0169303</text:p>
          </table:table-cell>
          <table:table-cell office:value-type="float" office:value="0.0124187" calcext:value-type="float">
            <text:p>0.0124187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 office:value-type="float" office:value="0" calcext:value-type="float">
            <text:p>0</text:p>
          </table:table-cell>
          <table:table-cell office:value-type="float" office:value="0.140507" calcext:value-type="float">
            <text:p>0.140507</text:p>
          </table:table-cell>
          <table:table-cell office:value-type="float" office:value="0.0014227" calcext:value-type="float">
            <text:p>0.0014227</text:p>
          </table:table-cell>
          <table:table-cell office:value-type="float" office:value="0.0171885" calcext:value-type="float">
            <text:p>0.0171885</text:p>
          </table:table-cell>
          <table:table-cell office:value-type="float" office:value="0.0118482" calcext:value-type="float">
            <text:p>0.0118482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 office:value-type="float" office:value="0" calcext:value-type="float">
            <text:p>0</text:p>
          </table:table-cell>
          <table:table-cell office:value-type="float" office:value="0.137402" calcext:value-type="float">
            <text:p>0.137402</text:p>
          </table:table-cell>
          <table:table-cell office:value-type="float" office:value="0.00161732" calcext:value-type="float">
            <text:p>0.00161732</text:p>
          </table:table-cell>
          <table:table-cell office:value-type="float" office:value="0.0172382" calcext:value-type="float">
            <text:p>0.0172382</text:p>
          </table:table-cell>
          <table:table-cell office:value-type="float" office:value="0.0118356" calcext:value-type="float">
            <text:p>0.0118356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 office:value-type="float" office:value="0" calcext:value-type="float">
            <text:p>0</text:p>
          </table:table-cell>
          <table:table-cell office:value-type="float" office:value="0.126823" calcext:value-type="float">
            <text:p>0.126823</text:p>
          </table:table-cell>
          <table:table-cell office:value-type="float" office:value="0.00154231" calcext:value-type="float">
            <text:p>0.00154231</text:p>
          </table:table-cell>
          <table:table-cell office:value-type="float" office:value="0.0172939" calcext:value-type="float">
            <text:p>0.0172939</text:p>
          </table:table-cell>
          <table:table-cell office:value-type="float" office:value="0.0123922" calcext:value-type="float">
            <text:p>0.0123922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 office:value-type="float" office:value="0" calcext:value-type="float">
            <text:p>0</text:p>
          </table:table-cell>
          <table:table-cell office:value-type="float" office:value="0.137027" calcext:value-type="float">
            <text:p>0.137027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0.0176401" calcext:value-type="float">
            <text:p>0.0176401</text:p>
          </table:table-cell>
          <table:table-cell office:value-type="float" office:value="0.0115482" calcext:value-type="float">
            <text:p>0.0115482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 office:value-type="float" office:value="0" calcext:value-type="float">
            <text:p>0</text:p>
          </table:table-cell>
          <table:table-cell office:value-type="float" office:value="0.139096" calcext:value-type="float">
            <text:p>0.139096</text:p>
          </table:table-cell>
          <table:table-cell office:value-type="float" office:value="0.00150876" calcext:value-type="float">
            <text:p>0.00150876</text:p>
          </table:table-cell>
          <table:table-cell office:value-type="float" office:value="0.0181454" calcext:value-type="float">
            <text:p>0.0181454</text:p>
          </table:table-cell>
          <table:table-cell office:value-type="float" office:value="0.0120555" calcext:value-type="float">
            <text:p>0.0120555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 office:value-type="float" office:value="0" calcext:value-type="float">
            <text:p>0</text:p>
          </table:table-cell>
          <table:table-cell office:value-type="float" office:value="0.130904" calcext:value-type="float">
            <text:p>0.130904</text:p>
          </table:table-cell>
          <table:table-cell office:value-type="float" office:value="0.00181272" calcext:value-type="float">
            <text:p>0.00181272</text:p>
          </table:table-cell>
          <table:table-cell office:value-type="float" office:value="0.0176097" calcext:value-type="float">
            <text:p>0.0176097</text:p>
          </table:table-cell>
          <table:table-cell office:value-type="float" office:value="0.0121396" calcext:value-type="float">
            <text:p>0.0121396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 office:value-type="float" office:value="0" calcext:value-type="float">
            <text:p>0</text:p>
          </table:table-cell>
          <table:table-cell office:value-type="float" office:value="0.139571" calcext:value-type="float">
            <text:p>0.139571</text:p>
          </table:table-cell>
          <table:table-cell office:value-type="float" office:value="0.00217195" calcext:value-type="float">
            <text:p>0.00217195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.012155" calcext:value-type="float">
            <text:p>0.012155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 office:value-type="float" office:value="0" calcext:value-type="float">
            <text:p>0</text:p>
          </table:table-cell>
          <table:table-cell office:value-type="float" office:value="0.139722" calcext:value-type="float">
            <text:p>0.139722</text:p>
          </table:table-cell>
          <table:table-cell office:value-type="float" office:value="0.00223511" calcext:value-type="float">
            <text:p>0.00223511</text:p>
          </table:table-cell>
          <table:table-cell office:value-type="float" office:value="0.0167772" calcext:value-type="float">
            <text:p>0.0167772</text:p>
          </table:table-cell>
          <table:table-cell office:value-type="float" office:value="0.0126401" calcext:value-type="float">
            <text:p>0.012640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  <table:table-cell office:value-type="float" office:value="0.129631" calcext:value-type="float">
            <text:p>0.129631</text:p>
          </table:table-cell>
          <table:table-cell office:value-type="float" office:value="0.00147402" calcext:value-type="float">
            <text:p>0.00147402</text:p>
          </table:table-cell>
          <table:table-cell office:value-type="float" office:value="0.0185109" calcext:value-type="float">
            <text:p>0.0185109</text:p>
          </table:table-cell>
          <table:table-cell office:value-type="float" office:value="0.0121206" calcext:value-type="float">
            <text:p>0.0121206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 office:value-type="float" office:value="0" calcext:value-type="float">
            <text:p>0</text:p>
          </table:table-cell>
          <table:table-cell office:value-type="float" office:value="0.14493" calcext:value-type="float">
            <text:p>0.14493</text:p>
          </table:table-cell>
          <table:table-cell office:value-type="float" office:value="0.00147678" calcext:value-type="float">
            <text:p>0.00147678</text:p>
          </table:table-cell>
          <table:table-cell office:value-type="float" office:value="0.0166544" calcext:value-type="float">
            <text:p>0.0166544</text:p>
          </table:table-cell>
          <table:table-cell office:value-type="float" office:value="0.0123851" calcext:value-type="float">
            <text:p>0.0123851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0" calcext:value-type="float">
            <text:p>0</text:p>
          </table:table-cell>
          <table:table-cell office:value-type="float" office:value="0.145068" calcext:value-type="float">
            <text:p>0.145068</text:p>
          </table:table-cell>
          <table:table-cell office:value-type="float" office:value="0.00142152" calcext:value-type="float">
            <text:p>0.00142152</text:p>
          </table:table-cell>
          <table:table-cell office:value-type="float" office:value="0.0182109" calcext:value-type="float">
            <text:p>0.0182109</text:p>
          </table:table-cell>
          <table:table-cell office:value-type="float" office:value="0.0128746" calcext:value-type="float">
            <text:p>0.0128746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office:value-type="float" office:value="0" calcext:value-type="float">
            <text:p>0</text:p>
          </table:table-cell>
          <table:table-cell office:value-type="float" office:value="0.136376" calcext:value-type="float">
            <text:p>0.136376</text:p>
          </table:table-cell>
          <table:table-cell office:value-type="float" office:value="0.00140849" calcext:value-type="float">
            <text:p>0.00140849</text:p>
          </table:table-cell>
          <table:table-cell office:value-type="float" office:value="0.0170673" calcext:value-type="float">
            <text:p>0.0170673</text:p>
          </table:table-cell>
          <table:table-cell office:value-type="float" office:value="0.0135342" calcext:value-type="float">
            <text:p>0.0135342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0" calcext:value-type="float">
            <text:p>0</text:p>
          </table:table-cell>
          <table:table-cell office:value-type="float" office:value="0.149599" calcext:value-type="float">
            <text:p>0.149599</text:p>
          </table:table-cell>
          <table:table-cell office:value-type="float" office:value="0.00142941" calcext:value-type="float">
            <text:p>0.00142941</text:p>
          </table:table-cell>
          <table:table-cell office:value-type="float" office:value="0.0172698" calcext:value-type="float">
            <text:p>0.0172698</text:p>
          </table:table-cell>
          <table:table-cell office:value-type="float" office:value="0.0140375" calcext:value-type="float">
            <text:p>0.0140375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0" calcext:value-type="float">
            <text:p>0</text:p>
          </table:table-cell>
          <table:table-cell office:value-type="float" office:value="0.140282" calcext:value-type="float">
            <text:p>0.140282</text:p>
          </table:table-cell>
          <table:table-cell office:value-type="float" office:value="0.00201286" calcext:value-type="float">
            <text:p>0.00201286</text:p>
          </table:table-cell>
          <table:table-cell office:value-type="float" office:value="0.0172971" calcext:value-type="float">
            <text:p>0.0172971</text:p>
          </table:table-cell>
          <table:table-cell office:value-type="float" office:value="0.0124751" calcext:value-type="float">
            <text:p>0.0124751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 office:value-type="float" office:value="0" calcext:value-type="float">
            <text:p>0</text:p>
          </table:table-cell>
          <table:table-cell office:value-type="float" office:value="0.141496" calcext:value-type="float">
            <text:p>0.141496</text:p>
          </table:table-cell>
          <table:table-cell office:value-type="float" office:value="0.00188536" calcext:value-type="float">
            <text:p>0.00188536</text:p>
          </table:table-cell>
          <table:table-cell office:value-type="float" office:value="0.017241" calcext:value-type="float">
            <text:p>0.017241</text:p>
          </table:table-cell>
          <table:table-cell office:value-type="float" office:value="0.0117803" calcext:value-type="float">
            <text:p>0.0117803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 office:value-type="float" office:value="0" calcext:value-type="float">
            <text:p>0</text:p>
          </table:table-cell>
          <table:table-cell office:value-type="float" office:value="0.153252" calcext:value-type="float">
            <text:p>0.153252</text:p>
          </table:table-cell>
          <table:table-cell office:value-type="float" office:value="0.00176456" calcext:value-type="float">
            <text:p>0.00176456</text:p>
          </table:table-cell>
          <table:table-cell office:value-type="float" office:value="0.0180226" calcext:value-type="float">
            <text:p>0.0180226</text:p>
          </table:table-cell>
          <table:table-cell office:value-type="float" office:value="0.0121751" calcext:value-type="float">
            <text:p>0.0121751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 office:value-type="float" office:value="0" calcext:value-type="float">
            <text:p>0</text:p>
          </table:table-cell>
          <table:table-cell office:value-type="float" office:value="0.142954" calcext:value-type="float">
            <text:p>0.142954</text:p>
          </table:table-cell>
          <table:table-cell office:value-type="float" office:value="0.00153166" calcext:value-type="float">
            <text:p>0.00153166</text:p>
          </table:table-cell>
          <table:table-cell office:value-type="float" office:value="0.0213524" calcext:value-type="float">
            <text:p>0.0213524</text:p>
          </table:table-cell>
          <table:table-cell office:value-type="float" office:value="0.0124013" calcext:value-type="float">
            <text:p>0.0124013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 office:value-type="float" office:value="0" calcext:value-type="float">
            <text:p>0</text:p>
          </table:table-cell>
          <table:table-cell office:value-type="float" office:value="0.137682" calcext:value-type="float">
            <text:p>0.137682</text:p>
          </table:table-cell>
          <table:table-cell office:value-type="float" office:value="0.00142428" calcext:value-type="float">
            <text:p>0.00142428</text:p>
          </table:table-cell>
          <table:table-cell office:value-type="float" office:value="0.017629" calcext:value-type="float">
            <text:p>0.017629</text:p>
          </table:table-cell>
          <table:table-cell office:value-type="float" office:value="0.0118451" calcext:value-type="float">
            <text:p>0.011845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0" calcext:value-type="float">
            <text:p>0</text:p>
          </table:table-cell>
          <table:table-cell office:value-type="float" office:value="0.145081" calcext:value-type="float">
            <text:p>0.145081</text:p>
          </table:table-cell>
          <table:table-cell office:value-type="float" office:value="0.00144994" calcext:value-type="float">
            <text:p>0.00144994</text:p>
          </table:table-cell>
          <table:table-cell office:value-type="float" office:value="0.0173492" calcext:value-type="float">
            <text:p>0.0173492</text:p>
          </table:table-cell>
          <table:table-cell office:value-type="float" office:value="0.0124088" calcext:value-type="float">
            <text:p>0.0124088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 office:value-type="float" office:value="0" calcext:value-type="float">
            <text:p>0</text:p>
          </table:table-cell>
          <table:table-cell office:value-type="float" office:value="0.149267" calcext:value-type="float">
            <text:p>0.149267</text:p>
          </table:table-cell>
          <table:table-cell office:value-type="float" office:value="0.00139902" calcext:value-type="float">
            <text:p>0.00139902</text:p>
          </table:table-cell>
          <table:table-cell office:value-type="float" office:value="0.0176105" calcext:value-type="float">
            <text:p>0.0176105</text:p>
          </table:table-cell>
          <table:table-cell office:value-type="float" office:value="0.0118676" calcext:value-type="float">
            <text:p>0.0118676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 office:value-type="float" office:value="0" calcext:value-type="float">
            <text:p>0</text:p>
          </table:table-cell>
          <table:table-cell office:value-type="float" office:value="0.141002" calcext:value-type="float">
            <text:p>0.141002</text:p>
          </table:table-cell>
          <table:table-cell office:value-type="float" office:value="0.00144284" calcext:value-type="float">
            <text:p>0.00144284</text:p>
          </table:table-cell>
          <table:table-cell office:value-type="float" office:value="0.0175256" calcext:value-type="float">
            <text:p>0.0175256</text:p>
          </table:table-cell>
          <table:table-cell office:value-type="float" office:value="0.012059" calcext:value-type="float">
            <text:p>0.012059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 office:value-type="float" office:value="0" calcext:value-type="float">
            <text:p>0</text:p>
          </table:table-cell>
          <table:table-cell office:value-type="float" office:value="0.147655" calcext:value-type="float">
            <text:p>0.147655</text:p>
          </table:table-cell>
          <table:table-cell office:value-type="float" office:value="0.00146139" calcext:value-type="float">
            <text:p>0.00146139</text:p>
          </table:table-cell>
          <table:table-cell office:value-type="float" office:value="0.0190723" calcext:value-type="float">
            <text:p>0.0190723</text:p>
          </table:table-cell>
          <table:table-cell office:value-type="float" office:value="0.0123567" calcext:value-type="float">
            <text:p>0.0123567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 office:value-type="float" office:value="0" calcext:value-type="float">
            <text:p>0</text:p>
          </table:table-cell>
          <table:table-cell office:value-type="float" office:value="0.145205" calcext:value-type="float">
            <text:p>0.145205</text:p>
          </table:table-cell>
          <table:table-cell office:value-type="float" office:value="0.00144205" calcext:value-type="float">
            <text:p>0.00144205</text:p>
          </table:table-cell>
          <table:table-cell office:value-type="float" office:value="0.0173184" calcext:value-type="float">
            <text:p>0.0173184</text:p>
          </table:table-cell>
          <table:table-cell office:value-type="float" office:value="0.0117401" calcext:value-type="float">
            <text:p>0.0117401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 office:value-type="float" office:value="0" calcext:value-type="float">
            <text:p>0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00136704" calcext:value-type="float">
            <text:p>0.00136704</text:p>
          </table:table-cell>
          <table:table-cell office:value-type="float" office:value="0.0185488" calcext:value-type="float">
            <text:p>0.0185488</text:p>
          </table:table-cell>
          <table:table-cell office:value-type="float" office:value="0.0124269" calcext:value-type="float">
            <text:p>0.0124269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 office:value-type="float" office:value="0" calcext:value-type="float">
            <text:p>0</text:p>
          </table:table-cell>
          <table:table-cell office:value-type="float" office:value="0.149134" calcext:value-type="float">
            <text:p>0.149134</text:p>
          </table:table-cell>
          <table:table-cell office:value-type="float" office:value="0.00144994" calcext:value-type="float">
            <text:p>0.00144994</text:p>
          </table:table-cell>
          <table:table-cell office:value-type="float" office:value="0.0172169" calcext:value-type="float">
            <text:p>0.0172169</text:p>
          </table:table-cell>
          <table:table-cell office:value-type="float" office:value="0.012436" calcext:value-type="float">
            <text:p>0.012436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 office:value-type="float" office:value="0" calcext:value-type="float">
            <text:p>0</text:p>
          </table:table-cell>
          <table:table-cell office:value-type="float" office:value="0.144897" calcext:value-type="float">
            <text:p>0.144897</text:p>
          </table:table-cell>
          <table:table-cell office:value-type="float" office:value="0.00144718" calcext:value-type="float">
            <text:p>0.00144718</text:p>
          </table:table-cell>
          <table:table-cell office:value-type="float" office:value="0.0183503" calcext:value-type="float">
            <text:p>0.0183503</text:p>
          </table:table-cell>
          <table:table-cell office:value-type="float" office:value="0.0121392" calcext:value-type="float">
            <text:p>0.0121392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 office:value-type="float" office:value="0" calcext:value-type="float">
            <text:p>0</text:p>
          </table:table-cell>
          <table:table-cell office:value-type="float" office:value="0.145704" calcext:value-type="float">
            <text:p>0.145704</text:p>
          </table:table-cell>
          <table:table-cell office:value-type="float" office:value="0.00180246" calcext:value-type="float">
            <text:p>0.00180246</text:p>
          </table:table-cell>
          <table:table-cell office:value-type="float" office:value="0.0177712" calcext:value-type="float">
            <text:p>0.0177712</text:p>
          </table:table-cell>
          <table:table-cell office:value-type="float" office:value="0.013072" calcext:value-type="float">
            <text:p>0.013072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 office:value-type="float" office:value="0" calcext:value-type="float">
            <text:p>0</text:p>
          </table:table-cell>
          <table:table-cell office:value-type="float" office:value="0.145048" calcext:value-type="float">
            <text:p>0.145048</text:p>
          </table:table-cell>
          <table:table-cell office:value-type="float" office:value="0.00164416" calcext:value-type="float">
            <text:p>0.00164416</text:p>
          </table:table-cell>
          <table:table-cell office:value-type="float" office:value="0.0192811" calcext:value-type="float">
            <text:p>0.0192811</text:p>
          </table:table-cell>
          <table:table-cell office:value-type="float" office:value="0.0133534" calcext:value-type="float">
            <text:p>0.0133534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0" calcext:value-type="float">
            <text:p>0</text:p>
          </table:table-cell>
          <table:table-cell office:value-type="float" office:value="0.15005" calcext:value-type="float">
            <text:p>0.15005</text:p>
          </table:table-cell>
          <table:table-cell office:value-type="float" office:value="0.00291607" calcext:value-type="float">
            <text:p>0.00291607</text:p>
          </table:table-cell>
          <table:table-cell office:value-type="float" office:value="0.0183392" calcext:value-type="float">
            <text:p>0.0183392</text:p>
          </table:table-cell>
          <table:table-cell office:value-type="float" office:value="0.0131193" calcext:value-type="float">
            <text:p>0.0131193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 office:value-type="float" office:value="0" calcext:value-type="float">
            <text:p>0</text:p>
          </table:table-cell>
          <table:table-cell office:value-type="float" office:value="0.146295" calcext:value-type="float">
            <text:p>0.146295</text:p>
          </table:table-cell>
          <table:table-cell office:value-type="float" office:value="0.00149336" calcext:value-type="float">
            <text:p>0.00149336</text:p>
          </table:table-cell>
          <table:table-cell office:value-type="float" office:value="0.0178659" calcext:value-type="float">
            <text:p>0.0178659</text:p>
          </table:table-cell>
          <table:table-cell office:value-type="float" office:value="0.0124727" calcext:value-type="float">
            <text:p>0.0124727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150008" calcext:value-type="float">
            <text:p>0.00150008</text:p>
          </table:table-cell>
          <table:table-cell office:value-type="float" office:value="0.0181481" calcext:value-type="float">
            <text:p>0.0181481</text:p>
          </table:table-cell>
          <table:table-cell office:value-type="float" office:value="0.0120464" calcext:value-type="float">
            <text:p>0.0120464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 office:value-type="float" office:value="0" calcext:value-type="float">
            <text:p>0</text:p>
          </table:table-cell>
          <table:table-cell office:value-type="float" office:value="0.147573" calcext:value-type="float">
            <text:p>0.147573</text:p>
          </table:table-cell>
          <table:table-cell office:value-type="float" office:value="0.00142941" calcext:value-type="float">
            <text:p>0.00142941</text:p>
          </table:table-cell>
          <table:table-cell office:value-type="float" office:value="0.0177794" calcext:value-type="float">
            <text:p>0.0177794</text:p>
          </table:table-cell>
          <table:table-cell office:value-type="float" office:value="0.0125008" calcext:value-type="float">
            <text:p>0.0125008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 office:value-type="float" office:value="0" calcext:value-type="float">
            <text:p>0</text:p>
          </table:table-cell>
          <table:table-cell office:value-type="float" office:value="0.150476" calcext:value-type="float">
            <text:p>0.150476</text:p>
          </table:table-cell>
          <table:table-cell office:value-type="float" office:value="0.00140968" calcext:value-type="float">
            <text:p>0.00140968</text:p>
          </table:table-cell>
          <table:table-cell office:value-type="float" office:value="0.0185094" calcext:value-type="float">
            <text:p>0.0185094</text:p>
          </table:table-cell>
          <table:table-cell office:value-type="float" office:value="0.0125225" calcext:value-type="float">
            <text:p>0.0125225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 office:value-type="float" office:value="0" calcext:value-type="float">
            <text:p>0</text:p>
          </table:table-cell>
          <table:table-cell office:value-type="float" office:value="0.145515" calcext:value-type="float">
            <text:p>0.145515</text:p>
          </table:table-cell>
          <table:table-cell office:value-type="float" office:value="0.00149494" calcext:value-type="float">
            <text:p>0.00149494</text:p>
          </table:table-cell>
          <table:table-cell office:value-type="float" office:value="0.0173614" calcext:value-type="float">
            <text:p>0.0173614</text:p>
          </table:table-cell>
          <table:table-cell office:value-type="float" office:value="0.0125639" calcext:value-type="float">
            <text:p>0.0125639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 office:value-type="float" office:value="0" calcext:value-type="float">
            <text:p>0</text:p>
          </table:table-cell>
          <table:table-cell office:value-type="float" office:value="0.147755" calcext:value-type="float">
            <text:p>0.147755</text:p>
          </table:table-cell>
          <table:table-cell office:value-type="float" office:value="0.00237525" calcext:value-type="float">
            <text:p>0.00237525</text:p>
          </table:table-cell>
          <table:table-cell office:value-type="float" office:value="0.0193474" calcext:value-type="float">
            <text:p>0.0193474</text:p>
          </table:table-cell>
          <table:table-cell office:value-type="float" office:value="0.0126922" calcext:value-type="float">
            <text:p>0.0126922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 office:value-type="float" office:value="0" calcext:value-type="float">
            <text:p>0</text:p>
          </table:table-cell>
          <table:table-cell office:value-type="float" office:value="0.151299" calcext:value-type="float">
            <text:p>0.151299</text:p>
          </table:table-cell>
          <table:table-cell office:value-type="float" office:value="0.00185141" calcext:value-type="float">
            <text:p>0.00185141</text:p>
          </table:table-cell>
          <table:table-cell office:value-type="float" office:value="0.0176393" calcext:value-type="float">
            <text:p>0.0176393</text:p>
          </table:table-cell>
          <table:table-cell office:value-type="float" office:value="0.0121518" calcext:value-type="float">
            <text:p>0.0121518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 office:value-type="float" office:value="0" calcext:value-type="float">
            <text:p>0</text:p>
          </table:table-cell>
          <table:table-cell office:value-type="float" office:value="0.149208" calcext:value-type="float">
            <text:p>0.149208</text:p>
          </table:table-cell>
          <table:table-cell office:value-type="float" office:value="0.00156876" calcext:value-type="float">
            <text:p>0.00156876</text:p>
          </table:table-cell>
          <table:table-cell office:value-type="float" office:value="0.018749" calcext:value-type="float">
            <text:p>0.018749</text:p>
          </table:table-cell>
          <table:table-cell office:value-type="float" office:value="0.0123721" calcext:value-type="float">
            <text:p>0.0123721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 office:value-type="float" office:value="0" calcext:value-type="float">
            <text:p>0</text:p>
          </table:table-cell>
          <table:table-cell office:value-type="float" office:value="0.146367" calcext:value-type="float">
            <text:p>0.146367</text:p>
          </table:table-cell>
          <table:table-cell office:value-type="float" office:value="0.00153797" calcext:value-type="float">
            <text:p>0.00153797</text:p>
          </table:table-cell>
          <table:table-cell office:value-type="float" office:value="0.0179622" calcext:value-type="float">
            <text:p>0.0179622</text:p>
          </table:table-cell>
          <table:table-cell office:value-type="float" office:value="0.0128849" calcext:value-type="float">
            <text:p>0.0128849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0" calcext:value-type="float">
            <text:p>0</text:p>
          </table:table-cell>
          <table:table-cell office:value-type="float" office:value="0.151663" calcext:value-type="float">
            <text:p>0.151663</text:p>
          </table:table-cell>
          <table:table-cell office:value-type="float" office:value="0.00141362" calcext:value-type="float">
            <text:p>0.00141362</text:p>
          </table:table-cell>
          <table:table-cell office:value-type="float" office:value="0.0208751" calcext:value-type="float">
            <text:p>0.0208751</text:p>
          </table:table-cell>
          <table:table-cell office:value-type="float" office:value="0.0123669" calcext:value-type="float">
            <text:p>0.0123669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 office:value-type="float" office:value="0" calcext:value-type="float">
            <text:p>0</text:p>
          </table:table-cell>
          <table:table-cell office:value-type="float" office:value="0.151532" calcext:value-type="float">
            <text:p>0.151532</text:p>
          </table:table-cell>
          <table:table-cell office:value-type="float" office:value="0.00150876" calcext:value-type="float">
            <text:p>0.00150876</text:p>
          </table:table-cell>
          <table:table-cell office:value-type="float" office:value="0.0230348" calcext:value-type="float">
            <text:p>0.0230348</text:p>
          </table:table-cell>
          <table:table-cell office:value-type="float" office:value="0.0127727" calcext:value-type="float">
            <text:p>0.0127727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 office:value-type="float" office:value="0" calcext:value-type="float">
            <text:p>0</text:p>
          </table:table-cell>
          <table:table-cell office:value-type="float" office:value="0.144943" calcext:value-type="float">
            <text:p>0.144943</text:p>
          </table:table-cell>
          <table:table-cell office:value-type="float" office:value="0.00138204" calcext:value-type="float">
            <text:p>0.00138204</text:p>
          </table:table-cell>
          <table:table-cell office:value-type="float" office:value="0.0179717" calcext:value-type="float">
            <text:p>0.0179717</text:p>
          </table:table-cell>
          <table:table-cell office:value-type="float" office:value="0.0125592" calcext:value-type="float">
            <text:p>0.0125592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 office:value-type="float" office:value="0" calcext:value-type="float">
            <text:p>0</text:p>
          </table:table-cell>
          <table:table-cell office:value-type="float" office:value="0.152115" calcext:value-type="float">
            <text:p>0.152115</text:p>
          </table:table-cell>
          <table:table-cell office:value-type="float" office:value="0.00141678" calcext:value-type="float">
            <text:p>0.00141678</text:p>
          </table:table-cell>
          <table:table-cell office:value-type="float" office:value="0.0187079" calcext:value-type="float">
            <text:p>0.0187079</text:p>
          </table:table-cell>
          <table:table-cell office:value-type="float" office:value="0.0141726" calcext:value-type="float">
            <text:p>0.0141726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 office:value-type="float" office:value="0" calcext:value-type="float">
            <text:p>0</text:p>
          </table:table-cell>
          <table:table-cell office:value-type="float" office:value="0.147475" calcext:value-type="float">
            <text:p>0.147475</text:p>
          </table:table-cell>
          <table:table-cell office:value-type="float" office:value="0.00137099" calcext:value-type="float">
            <text:p>0.00137099</text:p>
          </table:table-cell>
          <table:table-cell office:value-type="float" office:value="0.0181707" calcext:value-type="float">
            <text:p>0.0181707</text:p>
          </table:table-cell>
          <table:table-cell office:value-type="float" office:value="0.0128454" calcext:value-type="float">
            <text:p>0.0128454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 office:value-type="float" office:value="0" calcext:value-type="float">
            <text:p>0</text:p>
          </table:table-cell>
          <table:table-cell office:value-type="float" office:value="0.149295" calcext:value-type="float">
            <text:p>0.149295</text:p>
          </table:table-cell>
          <table:table-cell office:value-type="float" office:value="0.00141955" calcext:value-type="float">
            <text:p>0.00141955</text:p>
          </table:table-cell>
          <table:table-cell office:value-type="float" office:value="0.0182828" calcext:value-type="float">
            <text:p>0.0182828</text:p>
          </table:table-cell>
          <table:table-cell office:value-type="float" office:value="0.0132058" calcext:value-type="float">
            <text:p>0.0132058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 office:value-type="float" office:value="0" calcext:value-type="float">
            <text:p>0</text:p>
          </table:table-cell>
          <table:table-cell office:value-type="float" office:value="0.153715" calcext:value-type="float">
            <text:p>0.153715</text:p>
          </table:table-cell>
          <table:table-cell office:value-type="float" office:value="0.00136388" calcext:value-type="float">
            <text:p>0.00136388</text:p>
          </table:table-cell>
          <table:table-cell office:value-type="float" office:value="0.0184896" calcext:value-type="float">
            <text:p>0.0184896</text:p>
          </table:table-cell>
          <table:table-cell office:value-type="float" office:value="0.012712" calcext:value-type="float">
            <text:p>0.012712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 office:value-type="float" office:value="0" calcext:value-type="float">
            <text:p>0</text:p>
          </table:table-cell>
          <table:table-cell office:value-type="float" office:value="0.134623" calcext:value-type="float">
            <text:p>0.134623</text:p>
          </table:table-cell>
          <table:table-cell office:value-type="float" office:value="0.00152258" calcext:value-type="float">
            <text:p>0.00152258</text:p>
          </table:table-cell>
          <table:table-cell office:value-type="float" office:value="0.0182468" calcext:value-type="float">
            <text:p>0.0182468</text:p>
          </table:table-cell>
          <table:table-cell office:value-type="float" office:value="0.01364" calcext:value-type="float">
            <text:p>0.01364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0" calcext:value-type="float">
            <text:p>0</text:p>
          </table:table-cell>
          <table:table-cell office:value-type="float" office:value="0.137046" calcext:value-type="float">
            <text:p>0.137046</text:p>
          </table:table-cell>
          <table:table-cell office:value-type="float" office:value="0.00179338" calcext:value-type="float">
            <text:p>0.00179338</text:p>
          </table:table-cell>
          <table:table-cell office:value-type="float" office:value="0.0182895" calcext:value-type="float">
            <text:p>0.0182895</text:p>
          </table:table-cell>
          <table:table-cell office:value-type="float" office:value="0.0134967" calcext:value-type="float">
            <text:p>0.0134967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 office:value-type="float" office:value="0" calcext:value-type="float">
            <text:p>0</text:p>
          </table:table-cell>
          <table:table-cell office:value-type="float" office:value="0.128118" calcext:value-type="float">
            <text:p>0.128118</text:p>
          </table:table-cell>
          <table:table-cell office:value-type="float" office:value="0.00168324" calcext:value-type="float">
            <text:p>0.00168324</text:p>
          </table:table-cell>
          <table:table-cell office:value-type="float" office:value="0.0184126" calcext:value-type="float">
            <text:p>0.0184126</text:p>
          </table:table-cell>
          <table:table-cell office:value-type="float" office:value="0.012963" calcext:value-type="float">
            <text:p>0.01296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0" calcext:value-type="float">
            <text:p>0</text:p>
          </table:table-cell>
          <table:table-cell office:value-type="float" office:value="0.133675" calcext:value-type="float">
            <text:p>0.133675</text:p>
          </table:table-cell>
          <table:table-cell office:value-type="float" office:value="0.00252447" calcext:value-type="float">
            <text:p>0.00252447</text:p>
          </table:table-cell>
          <table:table-cell office:value-type="float" office:value="0.0189337" calcext:value-type="float">
            <text:p>0.0189337</text:p>
          </table:table-cell>
          <table:table-cell office:value-type="float" office:value="0.012423" calcext:value-type="float">
            <text:p>0.012423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 office:value-type="float" office:value="0" calcext:value-type="float">
            <text:p>0</text:p>
          </table:table-cell>
          <table:table-cell office:value-type="float" office:value="0.133962" calcext:value-type="float">
            <text:p>0.133962</text:p>
          </table:table-cell>
          <table:table-cell office:value-type="float" office:value="0.0017468" calcext:value-type="float">
            <text:p>0.0017468</text:p>
          </table:table-cell>
          <table:table-cell office:value-type="float" office:value="0.0181071" calcext:value-type="float">
            <text:p>0.0181071</text:p>
          </table:table-cell>
          <table:table-cell office:value-type="float" office:value="0.0126946" calcext:value-type="float">
            <text:p>0.0126946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 office:value-type="float" office:value="0" calcext:value-type="float">
            <text:p>0</text:p>
          </table:table-cell>
          <table:table-cell office:value-type="float" office:value="0.137616" calcext:value-type="float">
            <text:p>0.137616</text:p>
          </table:table-cell>
          <table:table-cell office:value-type="float" office:value="0.00148152" calcext:value-type="float">
            <text:p>0.00148152</text:p>
          </table:table-cell>
          <table:table-cell office:value-type="float" office:value="0.0215885" calcext:value-type="float">
            <text:p>0.0215885</text:p>
          </table:table-cell>
          <table:table-cell office:value-type="float" office:value="0.0131249" calcext:value-type="float">
            <text:p>0.0131249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 office:value-type="float" office:value="0" calcext:value-type="float">
            <text:p>0</text:p>
          </table:table-cell>
          <table:table-cell office:value-type="float" office:value="0.134767" calcext:value-type="float">
            <text:p>0.134767</text:p>
          </table:table-cell>
          <table:table-cell office:value-type="float" office:value="0.00145152" calcext:value-type="float">
            <text:p>0.00145152</text:p>
          </table:table-cell>
          <table:table-cell office:value-type="float" office:value="0.0189033" calcext:value-type="float">
            <text:p>0.0189033</text:p>
          </table:table-cell>
          <table:table-cell office:value-type="float" office:value="0.0136487" calcext:value-type="float">
            <text:p>0.0136487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 office:value-type="float" office:value="0" calcext:value-type="float">
            <text:p>0</text:p>
          </table:table-cell>
          <table:table-cell office:value-type="float" office:value="0.169449" calcext:value-type="float">
            <text:p>0.169449</text:p>
          </table:table-cell>
          <table:table-cell office:value-type="float" office:value="0.0014906" calcext:value-type="float">
            <text:p>0.0014906</text:p>
          </table:table-cell>
          <table:table-cell office:value-type="float" office:value="0.0184154" calcext:value-type="float">
            <text:p>0.0184154</text:p>
          </table:table-cell>
          <table:table-cell office:value-type="float" office:value="0.0130313" calcext:value-type="float">
            <text:p>0.0130313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 office:value-type="float" office:value="0" calcext:value-type="float">
            <text:p>0</text:p>
          </table:table-cell>
          <table:table-cell office:value-type="float" office:value="0.259809" calcext:value-type="float">
            <text:p>0.259809</text:p>
          </table:table-cell>
          <table:table-cell office:value-type="float" office:value="0.00142626" calcext:value-type="float">
            <text:p>0.00142626</text:p>
          </table:table-cell>
          <table:table-cell office:value-type="float" office:value="0.0190423" calcext:value-type="float">
            <text:p>0.0190423</text:p>
          </table:table-cell>
          <table:table-cell office:value-type="float" office:value="0.0125166" calcext:value-type="float">
            <text:p>0.0125166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 office:value-type="float" office:value="0" calcext:value-type="float">
            <text:p>0</text:p>
          </table:table-cell>
          <table:table-cell office:value-type="float" office:value="0.147089" calcext:value-type="float">
            <text:p>0.147089</text:p>
          </table:table-cell>
          <table:table-cell office:value-type="float" office:value="0.00146692" calcext:value-type="float">
            <text:p>0.00146692</text:p>
          </table:table-cell>
          <table:table-cell office:value-type="float" office:value="0.0183858" calcext:value-type="float">
            <text:p>0.0183858</text:p>
          </table:table-cell>
          <table:table-cell office:value-type="float" office:value="0.0129342" calcext:value-type="float">
            <text:p>0.0129342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 office:value-type="float" office:value="0" calcext:value-type="float">
            <text:p>0</text:p>
          </table:table-cell>
          <table:table-cell office:value-type="float" office:value="0.171927" calcext:value-type="float">
            <text:p>0.171927</text:p>
          </table:table-cell>
          <table:table-cell office:value-type="float" office:value="0.00251539" calcext:value-type="float">
            <text:p>0.00251539</text:p>
          </table:table-cell>
          <table:table-cell office:value-type="float" office:value="0.0192941" calcext:value-type="float">
            <text:p>0.0192941</text:p>
          </table:table-cell>
          <table:table-cell office:value-type="float" office:value="0.0130017" calcext:value-type="float">
            <text:p>0.0130017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 office:value-type="float" office:value="0" calcext:value-type="float">
            <text:p>0</text:p>
          </table:table-cell>
          <table:table-cell office:value-type="float" office:value="0.235714" calcext:value-type="float">
            <text:p>0.235714</text:p>
          </table:table-cell>
          <table:table-cell office:value-type="float" office:value="0.00217787" calcext:value-type="float">
            <text:p>0.00217787</text:p>
          </table:table-cell>
          <table:table-cell office:value-type="float" office:value="0.0179137" calcext:value-type="float">
            <text:p>0.0179137</text:p>
          </table:table-cell>
          <table:table-cell office:value-type="float" office:value="0.0125983" calcext:value-type="float">
            <text:p>0.0125983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 office:value-type="float" office:value="0" calcext:value-type="float">
            <text:p>0</text:p>
          </table:table-cell>
          <table:table-cell office:value-type="float" office:value="0.375482" calcext:value-type="float">
            <text:p>0.375482</text:p>
          </table:table-cell>
          <table:table-cell office:value-type="float" office:value="0.00208905" calcext:value-type="float">
            <text:p>0.00208905</text:p>
          </table:table-cell>
          <table:table-cell office:value-type="float" office:value="0.0194039" calcext:value-type="float">
            <text:p>0.0194039</text:p>
          </table:table-cell>
          <table:table-cell office:value-type="float" office:value="0.0129117" calcext:value-type="float">
            <text:p>0.012911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office:value-type="float" office:value="0.235329" calcext:value-type="float">
            <text:p>0.235329</text:p>
          </table:table-cell>
          <table:table-cell office:value-type="float" office:value="0.00173377" calcext:value-type="float">
            <text:p>0.00173377</text:p>
          </table:table-cell>
          <table:table-cell office:value-type="float" office:value="0.0191137" calcext:value-type="float">
            <text:p>0.0191137</text:p>
          </table:table-cell>
          <table:table-cell office:value-type="float" office:value="0.0128616" calcext:value-type="float">
            <text:p>0.0128616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 office:value-type="float" office:value="0" calcext:value-type="float">
            <text:p>0</text:p>
          </table:table-cell>
          <table:table-cell office:value-type="float" office:value="0.38778" calcext:value-type="float">
            <text:p>0.38778</text:p>
          </table:table-cell>
          <table:table-cell office:value-type="float" office:value="0.00174364" calcext:value-type="float">
            <text:p>0.00174364</text:p>
          </table:table-cell>
          <table:table-cell office:value-type="float" office:value="0.0184442" calcext:value-type="float">
            <text:p>0.0184442</text:p>
          </table:table-cell>
          <table:table-cell office:value-type="float" office:value="0.014966" calcext:value-type="float">
            <text:p>0.014966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 office:value-type="float" office:value="0" calcext:value-type="float">
            <text:p>0</text:p>
          </table:table-cell>
          <table:table-cell office:value-type="float" office:value="0.346748" calcext:value-type="float">
            <text:p>0.346748</text:p>
          </table:table-cell>
          <table:table-cell office:value-type="float" office:value="0.0016489" calcext:value-type="float">
            <text:p>0.0016489</text:p>
          </table:table-cell>
          <table:table-cell office:value-type="float" office:value="0.0189906" calcext:value-type="float">
            <text:p>0.0189906</text:p>
          </table:table-cell>
          <table:table-cell office:value-type="float" office:value="0.013942" calcext:value-type="float">
            <text:p>0.013942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 office:value-type="float" office:value="0" calcext:value-type="float">
            <text:p>0</text:p>
          </table:table-cell>
          <table:table-cell office:value-type="float" office:value="0.349925" calcext:value-type="float">
            <text:p>0.349925</text:p>
          </table:table-cell>
          <table:table-cell office:value-type="float" office:value="0.00152258" calcext:value-type="float">
            <text:p>0.00152258</text:p>
          </table:table-cell>
          <table:table-cell office:value-type="float" office:value="0.0194485" calcext:value-type="float">
            <text:p>0.0194485</text:p>
          </table:table-cell>
          <table:table-cell office:value-type="float" office:value="0.0135571" calcext:value-type="float">
            <text:p>0.0135571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 office:value-type="float" office:value="0" calcext:value-type="float">
            <text:p>0</text:p>
          </table:table-cell>
          <table:table-cell office:value-type="float" office:value="0.32715" calcext:value-type="float">
            <text:p>0.32715</text:p>
          </table:table-cell>
          <table:table-cell office:value-type="float" office:value="0.00163035" calcext:value-type="float">
            <text:p>0.00163035</text:p>
          </table:table-cell>
          <table:table-cell office:value-type="float" office:value="0.0219524" calcext:value-type="float">
            <text:p>0.0219524</text:p>
          </table:table-cell>
          <table:table-cell office:value-type="float" office:value="0.0135023" calcext:value-type="float">
            <text:p>0.0135023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 office:value-type="float" office:value="0" calcext:value-type="float">
            <text:p>0</text:p>
          </table:table-cell>
          <table:table-cell office:value-type="float" office:value="0.388355" calcext:value-type="float">
            <text:p>0.388355</text:p>
          </table:table-cell>
          <table:table-cell office:value-type="float" office:value="0.00179298" calcext:value-type="float">
            <text:p>0.00179298</text:p>
          </table:table-cell>
          <table:table-cell office:value-type="float" office:value="0.0193628" calcext:value-type="float">
            <text:p>0.0193628</text:p>
          </table:table-cell>
          <table:table-cell office:value-type="float" office:value="0.0128671" calcext:value-type="float">
            <text:p>0.0128671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0" calcext:value-type="float">
            <text:p>0</text:p>
          </table:table-cell>
          <table:table-cell office:value-type="float" office:value="0.431983" calcext:value-type="float">
            <text:p>0.431983</text:p>
          </table:table-cell>
          <table:table-cell office:value-type="float" office:value="0.0024317" calcext:value-type="float">
            <text:p>0.0024317</text:p>
          </table:table-cell>
          <table:table-cell office:value-type="float" office:value="0.0188848" calcext:value-type="float">
            <text:p>0.0188848</text:p>
          </table:table-cell>
          <table:table-cell office:value-type="float" office:value="0.0134032" calcext:value-type="float">
            <text:p>0.0134032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 office:value-type="float" office:value="0" calcext:value-type="float">
            <text:p>0</text:p>
          </table:table-cell>
          <table:table-cell office:value-type="float" office:value="0.379514" calcext:value-type="float">
            <text:p>0.379514</text:p>
          </table:table-cell>
          <table:table-cell office:value-type="float" office:value="0.00276093" calcext:value-type="float">
            <text:p>0.00276093</text:p>
          </table:table-cell>
          <table:table-cell office:value-type="float" office:value="0.0190707" calcext:value-type="float">
            <text:p>0.0190707</text:p>
          </table:table-cell>
          <table:table-cell office:value-type="float" office:value="0.013085" calcext:value-type="float">
            <text:p>0.013085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 office:value-type="float" office:value="0" calcext:value-type="float">
            <text:p>0</text:p>
          </table:table-cell>
          <table:table-cell office:value-type="float" office:value="0.39353" calcext:value-type="float">
            <text:p>0.39353</text:p>
          </table:table-cell>
          <table:table-cell office:value-type="float" office:value="0.00240328" calcext:value-type="float">
            <text:p>0.00240328</text:p>
          </table:table-cell>
          <table:table-cell office:value-type="float" office:value="0.0188769" calcext:value-type="float">
            <text:p>0.0188769</text:p>
          </table:table-cell>
          <table:table-cell office:value-type="float" office:value="0.0128158" calcext:value-type="float">
            <text:p>0.0128158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 office:value-type="float" office:value="0" calcext:value-type="float">
            <text:p>0</text:p>
          </table:table-cell>
          <table:table-cell office:value-type="float" office:value="0.421844" calcext:value-type="float">
            <text:p>0.421844</text:p>
          </table:table-cell>
          <table:table-cell office:value-type="float" office:value="0.00317937" calcext:value-type="float">
            <text:p>0.00317937</text:p>
          </table:table-cell>
          <table:table-cell office:value-type="float" office:value="0.0198689" calcext:value-type="float">
            <text:p>0.0198689</text:p>
          </table:table-cell>
          <table:table-cell office:value-type="float" office:value="0.013597" calcext:value-type="float">
            <text:p>0.013597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0" calcext:value-type="float">
            <text:p>0</text:p>
          </table:table-cell>
          <table:table-cell office:value-type="float" office:value="0.190403" calcext:value-type="float">
            <text:p>0.190403</text:p>
          </table:table-cell>
          <table:table-cell office:value-type="float" office:value="0.00164692" calcext:value-type="float">
            <text:p>0.00164692</text:p>
          </table:table-cell>
          <table:table-cell office:value-type="float" office:value="0.0182654" calcext:value-type="float">
            <text:p>0.0182654</text:p>
          </table:table-cell>
          <table:table-cell office:value-type="float" office:value="0.0130021" calcext:value-type="float">
            <text:p>0.0130021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 office:value-type="float" office:value="0" calcext:value-type="float">
            <text:p>0</text:p>
          </table:table-cell>
          <table:table-cell office:value-type="float" office:value="0.193599" calcext:value-type="float">
            <text:p>0.193599</text:p>
          </table:table-cell>
          <table:table-cell office:value-type="float" office:value="0.0014985" calcext:value-type="float">
            <text:p>0.0014985</text:p>
          </table:table-cell>
          <table:table-cell office:value-type="float" office:value="0.0193522" calcext:value-type="float">
            <text:p>0.0193522</text:p>
          </table:table-cell>
          <table:table-cell office:value-type="float" office:value="0.013552" calcext:value-type="float">
            <text:p>0.013552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 office:value-type="float" office:value="0" calcext:value-type="float">
            <text:p>0</text:p>
          </table:table-cell>
          <table:table-cell office:value-type="float" office:value="0.189238" calcext:value-type="float">
            <text:p>0.189238</text:p>
          </table:table-cell>
          <table:table-cell office:value-type="float" office:value="0.00152179" calcext:value-type="float">
            <text:p>0.00152179</text:p>
          </table:table-cell>
          <table:table-cell office:value-type="float" office:value="0.019428" calcext:value-type="float">
            <text:p>0.019428</text:p>
          </table:table-cell>
          <table:table-cell office:value-type="float" office:value="0.013524" calcext:value-type="float">
            <text:p>0.013524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 office:value-type="float" office:value="0" calcext:value-type="float">
            <text:p>0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00282054" calcext:value-type="float">
            <text:p>0.00282054</text:p>
          </table:table-cell>
          <table:table-cell office:value-type="float" office:value="0.0188445" calcext:value-type="float">
            <text:p>0.0188445</text:p>
          </table:table-cell>
          <table:table-cell office:value-type="float" office:value="0.0134798" calcext:value-type="float">
            <text:p>0.0134798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 office:value-type="float" office:value="0" calcext:value-type="float">
            <text:p>0</text:p>
          </table:table-cell>
          <table:table-cell office:value-type="float" office:value="0.20279" calcext:value-type="float">
            <text:p>0.20279</text:p>
          </table:table-cell>
          <table:table-cell office:value-type="float" office:value="0.00274356" calcext:value-type="float">
            <text:p>0.00274356</text:p>
          </table:table-cell>
          <table:table-cell office:value-type="float" office:value="0.0200607" calcext:value-type="float">
            <text:p>0.0200607</text:p>
          </table:table-cell>
          <table:table-cell office:value-type="float" office:value="0.0134036" calcext:value-type="float">
            <text:p>0.0134036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 office:value-type="float" office:value="0" calcext:value-type="float">
            <text:p>0</text:p>
          </table:table-cell>
          <table:table-cell office:value-type="float" office:value="0.200427" calcext:value-type="float">
            <text:p>0.200427</text:p>
          </table:table-cell>
          <table:table-cell office:value-type="float" office:value="0.00276172" calcext:value-type="float">
            <text:p>0.00276172</text:p>
          </table:table-cell>
          <table:table-cell office:value-type="float" office:value="0.0197047" calcext:value-type="float">
            <text:p>0.0197047</text:p>
          </table:table-cell>
          <table:table-cell office:value-type="float" office:value="0.0128758" calcext:value-type="float">
            <text:p>0.0128758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 office:value-type="float" office:value="0" calcext:value-type="float">
            <text:p>0</text:p>
          </table:table-cell>
          <table:table-cell office:value-type="float" office:value="0.206161" calcext:value-type="float">
            <text:p>0.206161</text:p>
          </table:table-cell>
          <table:table-cell office:value-type="float" office:value="0.00188615" calcext:value-type="float">
            <text:p>0.00188615</text:p>
          </table:table-cell>
          <table:table-cell office:value-type="float" office:value="0.0196269" calcext:value-type="float">
            <text:p>0.0196269</text:p>
          </table:table-cell>
          <table:table-cell office:value-type="float" office:value="0.0147161" calcext:value-type="float">
            <text:p>0.0147161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 office:value-type="float" office:value="0" calcext:value-type="float">
            <text:p>0</text:p>
          </table:table-cell>
          <table:table-cell office:value-type="float" office:value="0.197544" calcext:value-type="float">
            <text:p>0.197544</text:p>
          </table:table-cell>
          <table:table-cell office:value-type="float" office:value="0.0015885" calcext:value-type="float">
            <text:p>0.0015885</text:p>
          </table:table-cell>
          <table:table-cell office:value-type="float" office:value="0.0188544" calcext:value-type="float">
            <text:p>0.0188544</text:p>
          </table:table-cell>
          <table:table-cell office:value-type="float" office:value="0.0175844" calcext:value-type="float">
            <text:p>0.0175844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 office:value-type="float" office:value="0" calcext:value-type="float">
            <text:p>0</text:p>
          </table:table-cell>
          <table:table-cell office:value-type="float" office:value="0.184888" calcext:value-type="float">
            <text:p>0.184888</text:p>
          </table:table-cell>
          <table:table-cell office:value-type="float" office:value="0.00147718" calcext:value-type="float">
            <text:p>0.00147718</text:p>
          </table:table-cell>
          <table:table-cell office:value-type="float" office:value="0.0199534" calcext:value-type="float">
            <text:p>0.0199534</text:p>
          </table:table-cell>
          <table:table-cell office:value-type="float" office:value="0.016697" calcext:value-type="float">
            <text:p>0.016697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 office:value-type="float" office:value="0" calcext:value-type="float">
            <text:p>0</text:p>
          </table:table-cell>
          <table:table-cell office:value-type="float" office:value="0.189597" calcext:value-type="float">
            <text:p>0.189597</text:p>
          </table:table-cell>
          <table:table-cell office:value-type="float" office:value="0.00147244" calcext:value-type="float">
            <text:p>0.00147244</text:p>
          </table:table-cell>
          <table:table-cell office:value-type="float" office:value="0.0197331" calcext:value-type="float">
            <text:p>0.0197331</text:p>
          </table:table-cell>
          <table:table-cell office:value-type="float" office:value="0.013494" calcext:value-type="float">
            <text:p>0.01349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0" calcext:value-type="float">
            <text:p>0</text:p>
          </table:table-cell>
          <table:table-cell office:value-type="float" office:value="0.180086" calcext:value-type="float">
            <text:p>0.180086</text:p>
          </table:table-cell>
          <table:table-cell office:value-type="float" office:value="0.00138757" calcext:value-type="float">
            <text:p>0.00138757</text:p>
          </table:table-cell>
          <table:table-cell office:value-type="float" office:value="0.0186045" calcext:value-type="float">
            <text:p>0.0186045</text:p>
          </table:table-cell>
          <table:table-cell office:value-type="float" office:value="0.0132919" calcext:value-type="float">
            <text:p>0.0132919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float" office:value="0" calcext:value-type="float">
            <text:p>0</text:p>
          </table:table-cell>
          <table:table-cell office:value-type="float" office:value="0.184443" calcext:value-type="float">
            <text:p>0.184443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18884" calcext:value-type="float">
            <text:p>0.018884</text:p>
          </table:table-cell>
          <table:table-cell office:value-type="float" office:value="0.0133183" calcext:value-type="float">
            <text:p>0.0133183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 office:value-type="float" office:value="0" calcext:value-type="float">
            <text:p>0</text:p>
          </table:table-cell>
          <table:table-cell office:value-type="float" office:value="0.187076" calcext:value-type="float">
            <text:p>0.187076</text:p>
          </table:table-cell>
          <table:table-cell office:value-type="float" office:value="0.00230854" calcext:value-type="float">
            <text:p>0.00230854</text:p>
          </table:table-cell>
          <table:table-cell office:value-type="float" office:value="0.0199171" calcext:value-type="float">
            <text:p>0.0199171</text:p>
          </table:table-cell>
          <table:table-cell office:value-type="float" office:value="0.0126539" calcext:value-type="float">
            <text:p>0.0126539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 office:value-type="float" office:value="0" calcext:value-type="float">
            <text:p>0</text:p>
          </table:table-cell>
          <table:table-cell office:value-type="float" office:value="0.198707" calcext:value-type="float">
            <text:p>0.198707</text:p>
          </table:table-cell>
          <table:table-cell office:value-type="float" office:value="0.00189957" calcext:value-type="float">
            <text:p>0.00189957</text:p>
          </table:table-cell>
          <table:table-cell office:value-type="float" office:value="0.0196237" calcext:value-type="float">
            <text:p>0.0196237</text:p>
          </table:table-cell>
          <table:table-cell office:value-type="float" office:value="0.013188" calcext:value-type="float">
            <text:p>0.013188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0" calcext:value-type="float">
            <text:p>0</text:p>
          </table:table-cell>
          <table:table-cell office:value-type="float" office:value="0.408805" calcext:value-type="float">
            <text:p>0.408805</text:p>
          </table:table-cell>
          <table:table-cell office:value-type="float" office:value="0.00160074" calcext:value-type="float">
            <text:p>0.00160074</text:p>
          </table:table-cell>
          <table:table-cell office:value-type="float" office:value="0.0190814" calcext:value-type="float">
            <text:p>0.0190814</text:p>
          </table:table-cell>
          <table:table-cell office:value-type="float" office:value="0.013175" calcext:value-type="float">
            <text:p>0.013175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 office:value-type="float" office:value="0" calcext:value-type="float">
            <text:p>0</text:p>
          </table:table-cell>
          <table:table-cell office:value-type="float" office:value="0.270794" calcext:value-type="float">
            <text:p>0.270794</text:p>
          </table:table-cell>
          <table:table-cell office:value-type="float" office:value="0.0027854" calcext:value-type="float">
            <text:p>0.0027854</text:p>
          </table:table-cell>
          <table:table-cell office:value-type="float" office:value="0.0190292" calcext:value-type="float">
            <text:p>0.0190292</text:p>
          </table:table-cell>
          <table:table-cell office:value-type="float" office:value="0.0131588" calcext:value-type="float">
            <text:p>0.0131588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 office:value-type="float" office:value="0" calcext:value-type="float">
            <text:p>0</text:p>
          </table:table-cell>
          <table:table-cell office:value-type="float" office:value="0.249888" calcext:value-type="float">
            <text:p>0.249888</text:p>
          </table:table-cell>
          <table:table-cell office:value-type="float" office:value="0.00158534" calcext:value-type="float">
            <text:p>0.00158534</text:p>
          </table:table-cell>
          <table:table-cell office:value-type="float" office:value="0.0192823" calcext:value-type="float">
            <text:p>0.0192823</text:p>
          </table:table-cell>
          <table:table-cell office:value-type="float" office:value="0.0132346" calcext:value-type="float">
            <text:p>0.0132346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 office:value-type="float" office:value="0" calcext:value-type="float">
            <text:p>0</text:p>
          </table:table-cell>
          <table:table-cell office:value-type="float" office:value="0.379406" calcext:value-type="float">
            <text:p>0.379406</text:p>
          </table:table-cell>
          <table:table-cell office:value-type="float" office:value="0.00158061" calcext:value-type="float">
            <text:p>0.00158061</text:p>
          </table:table-cell>
          <table:table-cell office:value-type="float" office:value="0.0205214" calcext:value-type="float">
            <text:p>0.0205214</text:p>
          </table:table-cell>
          <table:table-cell office:value-type="float" office:value="0.0128414" calcext:value-type="float">
            <text:p>0.0128414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 office:value-type="float" office:value="0" calcext:value-type="float">
            <text:p>0</text:p>
          </table:table-cell>
          <table:table-cell office:value-type="float" office:value="0.235271" calcext:value-type="float">
            <text:p>0.235271</text:p>
          </table:table-cell>
          <table:table-cell office:value-type="float" office:value="0.001581" calcext:value-type="float">
            <text:p>0.001581</text:p>
          </table:table-cell>
          <table:table-cell office:value-type="float" office:value="0.0200935" calcext:value-type="float">
            <text:p>0.0200935</text:p>
          </table:table-cell>
          <table:table-cell office:value-type="float" office:value="0.0131482" calcext:value-type="float">
            <text:p>0.0131482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 office:value-type="float" office:value="0" calcext:value-type="float">
            <text:p>0</text:p>
          </table:table-cell>
          <table:table-cell office:value-type="float" office:value="0.398814" calcext:value-type="float">
            <text:p>0.398814</text:p>
          </table:table-cell>
          <table:table-cell office:value-type="float" office:value="0.00162206" calcext:value-type="float">
            <text:p>0.00162206</text:p>
          </table:table-cell>
          <table:table-cell office:value-type="float" office:value="0.0186661" calcext:value-type="float">
            <text:p>0.0186661</text:p>
          </table:table-cell>
          <table:table-cell office:value-type="float" office:value="0.0133676" calcext:value-type="float">
            <text:p>0.0133676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0" calcext:value-type="float">
            <text:p>0</text:p>
          </table:table-cell>
          <table:table-cell office:value-type="float" office:value="0.223467" calcext:value-type="float">
            <text:p>0.223467</text:p>
          </table:table-cell>
          <table:table-cell office:value-type="float" office:value="0.00158258" calcext:value-type="float">
            <text:p>0.00158258</text:p>
          </table:table-cell>
          <table:table-cell office:value-type="float" office:value="0.0208392" calcext:value-type="float">
            <text:p>0.0208392</text:p>
          </table:table-cell>
          <table:table-cell office:value-type="float" office:value="0.013419" calcext:value-type="float">
            <text:p>0.013419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 office:value-type="float" office:value="0" calcext:value-type="float">
            <text:p>0</text:p>
          </table:table-cell>
          <table:table-cell office:value-type="float" office:value="0.215894" calcext:value-type="float">
            <text:p>0.215894</text:p>
          </table:table-cell>
          <table:table-cell office:value-type="float" office:value="0.0026575" calcext:value-type="float">
            <text:p>0.0026575</text:p>
          </table:table-cell>
          <table:table-cell office:value-type="float" office:value="0.0190865" calcext:value-type="float">
            <text:p>0.0190865</text:p>
          </table:table-cell>
          <table:table-cell office:value-type="float" office:value="0.0145819" calcext:value-type="float">
            <text:p>0.0145819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 office:value-type="float" office:value="0" calcext:value-type="float">
            <text:p>0</text:p>
          </table:table-cell>
          <table:table-cell office:value-type="float" office:value="0.365948" calcext:value-type="float">
            <text:p>0.365948</text:p>
          </table:table-cell>
          <table:table-cell office:value-type="float" office:value="0.00154824" calcext:value-type="float">
            <text:p>0.00154824</text:p>
          </table:table-cell>
          <table:table-cell office:value-type="float" office:value="0.0188942" calcext:value-type="float">
            <text:p>0.0188942</text:p>
          </table:table-cell>
          <table:table-cell office:value-type="float" office:value="0.013777" calcext:value-type="float">
            <text:p>0.013777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 office:value-type="float" office:value="0" calcext:value-type="float">
            <text:p>0</text:p>
          </table:table-cell>
          <table:table-cell office:value-type="float" office:value="0.205964" calcext:value-type="float">
            <text:p>0.205964</text:p>
          </table:table-cell>
          <table:table-cell office:value-type="float" office:value="0.00189602" calcext:value-type="float">
            <text:p>0.00189602</text:p>
          </table:table-cell>
          <table:table-cell office:value-type="float" office:value="0.0197556" calcext:value-type="float">
            <text:p>0.0197556</text:p>
          </table:table-cell>
          <table:table-cell office:value-type="float" office:value="0.0136673" calcext:value-type="float">
            <text:p>0.0136673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 office:value-type="float" office:value="0" calcext:value-type="float">
            <text:p>0</text:p>
          </table:table-cell>
          <table:table-cell office:value-type="float" office:value="0.205808" calcext:value-type="float">
            <text:p>0.205808</text:p>
          </table:table-cell>
          <table:table-cell office:value-type="float" office:value="0.00166153" calcext:value-type="float">
            <text:p>0.00166153</text:p>
          </table:table-cell>
          <table:table-cell office:value-type="float" office:value="0.0188492" calcext:value-type="float">
            <text:p>0.0188492</text:p>
          </table:table-cell>
          <table:table-cell office:value-type="float" office:value="0.0135512" calcext:value-type="float">
            <text:p>0.0135512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 office:value-type="float" office:value="0" calcext:value-type="float">
            <text:p>0</text:p>
          </table:table-cell>
          <table:table-cell office:value-type="float" office:value="0.355358" calcext:value-type="float">
            <text:p>0.355358</text:p>
          </table:table-cell>
          <table:table-cell office:value-type="float" office:value="0.00159876" calcext:value-type="float">
            <text:p>0.00159876</text:p>
          </table:table-cell>
          <table:table-cell office:value-type="float" office:value="0.0199751" calcext:value-type="float">
            <text:p>0.0199751</text:p>
          </table:table-cell>
          <table:table-cell office:value-type="float" office:value="0.0149147" calcext:value-type="float">
            <text:p>0.0149147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 office:value-type="float" office:value="0" calcext:value-type="float">
            <text:p>0</text:p>
          </table:table-cell>
          <table:table-cell office:value-type="float" office:value="0.262459" calcext:value-type="float">
            <text:p>0.262459</text:p>
          </table:table-cell>
          <table:table-cell office:value-type="float" office:value="0.00167258" calcext:value-type="float">
            <text:p>0.00167258</text:p>
          </table:table-cell>
          <table:table-cell office:value-type="float" office:value="0.0192839" calcext:value-type="float">
            <text:p>0.0192839</text:p>
          </table:table-cell>
          <table:table-cell office:value-type="float" office:value="0.013781" calcext:value-type="float">
            <text:p>0.013781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 office:value-type="float" office:value="0" calcext:value-type="float">
            <text:p>0</text:p>
          </table:table-cell>
          <table:table-cell office:value-type="float" office:value="0.214945" calcext:value-type="float">
            <text:p>0.214945</text:p>
          </table:table-cell>
          <table:table-cell office:value-type="float" office:value="0.00152218" calcext:value-type="float">
            <text:p>0.00152218</text:p>
          </table:table-cell>
          <table:table-cell office:value-type="float" office:value="0.0213157" calcext:value-type="float">
            <text:p>0.0213157</text:p>
          </table:table-cell>
          <table:table-cell office:value-type="float" office:value="0.0133069" calcext:value-type="float">
            <text:p>0.0133069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 office:value-type="float" office:value="0" calcext:value-type="float">
            <text:p>0</text:p>
          </table:table-cell>
          <table:table-cell office:value-type="float" office:value="0.202315" calcext:value-type="float">
            <text:p>0.202315</text:p>
          </table:table-cell>
          <table:table-cell office:value-type="float" office:value="0.0015735" calcext:value-type="float">
            <text:p>0.0015735</text:p>
          </table:table-cell>
          <table:table-cell office:value-type="float" office:value="0.0220626" calcext:value-type="float">
            <text:p>0.0220626</text:p>
          </table:table-cell>
          <table:table-cell office:value-type="float" office:value="0.0138769" calcext:value-type="float">
            <text:p>0.0138769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 office:value-type="float" office:value="0" calcext:value-type="float">
            <text:p>0</text:p>
          </table:table-cell>
          <table:table-cell office:value-type="float" office:value="0.227157" calcext:value-type="float">
            <text:p>0.227157</text:p>
          </table:table-cell>
          <table:table-cell office:value-type="float" office:value="0.00149455" calcext:value-type="float">
            <text:p>0.00149455</text:p>
          </table:table-cell>
          <table:table-cell office:value-type="float" office:value="0.0192053" calcext:value-type="float">
            <text:p>0.0192053</text:p>
          </table:table-cell>
          <table:table-cell office:value-type="float" office:value="0.0137044" calcext:value-type="float">
            <text:p>0.0137044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0" calcext:value-type="float">
            <text:p>0</text:p>
          </table:table-cell>
          <table:table-cell office:value-type="float" office:value="0.227351" calcext:value-type="float">
            <text:p>0.227351</text:p>
          </table:table-cell>
          <table:table-cell office:value-type="float" office:value="0.00206497" calcext:value-type="float">
            <text:p>0.00206497</text:p>
          </table:table-cell>
          <table:table-cell office:value-type="float" office:value="0.0199613" calcext:value-type="float">
            <text:p>0.0199613</text:p>
          </table:table-cell>
          <table:table-cell office:value-type="float" office:value="0.0133953" calcext:value-type="float">
            <text:p>0.0133953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 office:value-type="float" office:value="0" calcext:value-type="float">
            <text:p>0</text:p>
          </table:table-cell>
          <table:table-cell office:value-type="float" office:value="0.216954" calcext:value-type="float">
            <text:p>0.216954</text:p>
          </table:table-cell>
          <table:table-cell office:value-type="float" office:value="0.00229985" calcext:value-type="float">
            <text:p>0.00229985</text:p>
          </table:table-cell>
          <table:table-cell office:value-type="float" office:value="0.0197193" calcext:value-type="float">
            <text:p>0.0197193</text:p>
          </table:table-cell>
          <table:table-cell office:value-type="float" office:value="0.01361" calcext:value-type="float">
            <text:p>0.01361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 office:value-type="float" office:value="0" calcext:value-type="float">
            <text:p>0</text:p>
          </table:table-cell>
          <table:table-cell office:value-type="float" office:value="0.241238" calcext:value-type="float">
            <text:p>0.241238</text:p>
          </table:table-cell>
          <table:table-cell office:value-type="float" office:value="0.0020705" calcext:value-type="float">
            <text:p>0.0020705</text:p>
          </table:table-cell>
          <table:table-cell office:value-type="float" office:value="0.0191406" calcext:value-type="float">
            <text:p>0.0191406</text:p>
          </table:table-cell>
          <table:table-cell office:value-type="float" office:value="0.0131193" calcext:value-type="float">
            <text:p>0.0131193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 office:value-type="float" office:value="0" calcext:value-type="float">
            <text:p>0</text:p>
          </table:table-cell>
          <table:table-cell office:value-type="float" office:value="0.208845" calcext:value-type="float">
            <text:p>0.208845</text:p>
          </table:table-cell>
          <table:table-cell office:value-type="float" office:value="0.00193312" calcext:value-type="float">
            <text:p>0.00193312</text:p>
          </table:table-cell>
          <table:table-cell office:value-type="float" office:value="0.0203734" calcext:value-type="float">
            <text:p>0.0203734</text:p>
          </table:table-cell>
          <table:table-cell office:value-type="float" office:value="0.0138212" calcext:value-type="float">
            <text:p>0.0138212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 office:value-type="float" office:value="0" calcext:value-type="float">
            <text:p>0</text:p>
          </table:table-cell>
          <table:table-cell office:value-type="float" office:value="0.217535" calcext:value-type="float">
            <text:p>0.217535</text:p>
          </table:table-cell>
          <table:table-cell office:value-type="float" office:value="0.00192483" calcext:value-type="float">
            <text:p>0.00192483</text:p>
          </table:table-cell>
          <table:table-cell office:value-type="float" office:value="0.0191216" calcext:value-type="float">
            <text:p>0.0191216</text:p>
          </table:table-cell>
          <table:table-cell office:value-type="float" office:value="0.0133045" calcext:value-type="float">
            <text:p>0.0133045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 office:value-type="float" office:value="0" calcext:value-type="float">
            <text:p>0</text:p>
          </table:table-cell>
          <table:table-cell office:value-type="float" office:value="0.243906" calcext:value-type="float">
            <text:p>0.243906</text:p>
          </table:table-cell>
          <table:table-cell office:value-type="float" office:value="0.00339609" calcext:value-type="float">
            <text:p>0.00339609</text:p>
          </table:table-cell>
          <table:table-cell office:value-type="float" office:value="0.0200457" calcext:value-type="float">
            <text:p>0.0200457</text:p>
          </table:table-cell>
          <table:table-cell office:value-type="float" office:value="0.0135011" calcext:value-type="float">
            <text:p>0.0135011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 office:value-type="float" office:value="0" calcext:value-type="float">
            <text:p>0</text:p>
          </table:table-cell>
          <table:table-cell office:value-type="float" office:value="0.232826" calcext:value-type="float">
            <text:p>0.232826</text:p>
          </table:table-cell>
          <table:table-cell office:value-type="float" office:value="0.00176022" calcext:value-type="float">
            <text:p>0.00176022</text:p>
          </table:table-cell>
          <table:table-cell office:value-type="float" office:value="0.0197682" calcext:value-type="float">
            <text:p>0.0197682</text:p>
          </table:table-cell>
          <table:table-cell office:value-type="float" office:value="0.0139124" calcext:value-type="float">
            <text:p>0.0139124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 office:value-type="float" office:value="0" calcext:value-type="float">
            <text:p>0</text:p>
          </table:table-cell>
          <table:table-cell office:value-type="float" office:value="0.216215" calcext:value-type="float">
            <text:p>0.216215</text:p>
          </table:table-cell>
          <table:table-cell office:value-type="float" office:value="0.00154981" calcext:value-type="float">
            <text:p>0.00154981</text:p>
          </table:table-cell>
          <table:table-cell office:value-type="float" office:value="0.019951" calcext:value-type="float">
            <text:p>0.019951</text:p>
          </table:table-cell>
          <table:table-cell office:value-type="float" office:value="0.0141579" calcext:value-type="float">
            <text:p>0.0141579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 office:value-type="float" office:value="0" calcext:value-type="float">
            <text:p>0</text:p>
          </table:table-cell>
          <table:table-cell office:value-type="float" office:value="0.215143" calcext:value-type="float">
            <text:p>0.215143</text:p>
          </table:table-cell>
          <table:table-cell office:value-type="float" office:value="0.00266303" calcext:value-type="float">
            <text:p>0.00266303</text:p>
          </table:table-cell>
          <table:table-cell office:value-type="float" office:value="0.0224143" calcext:value-type="float">
            <text:p>0.0224143</text:p>
          </table:table-cell>
          <table:table-cell office:value-type="float" office:value="0.0151816" calcext:value-type="float">
            <text:p>0.0151816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float" office:value="0" calcext:value-type="float">
            <text:p>0</text:p>
          </table:table-cell>
          <table:table-cell office:value-type="float" office:value="0.220498" calcext:value-type="float">
            <text:p>0.220498</text:p>
          </table:table-cell>
          <table:table-cell office:value-type="float" office:value="0.00159876" calcext:value-type="float">
            <text:p>0.00159876</text:p>
          </table:table-cell>
          <table:table-cell office:value-type="float" office:value="0.019516" calcext:value-type="float">
            <text:p>0.019516</text:p>
          </table:table-cell>
          <table:table-cell office:value-type="float" office:value="0.0138398" calcext:value-type="float">
            <text:p>0.013839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 office:value-type="float" office:value="0.214467" calcext:value-type="float">
            <text:p>0.214467</text:p>
          </table:table-cell>
          <table:table-cell office:value-type="float" office:value="0.00195523" calcext:value-type="float">
            <text:p>0.00195523</text:p>
          </table:table-cell>
          <table:table-cell office:value-type="float" office:value="0.0203939" calcext:value-type="float">
            <text:p>0.0203939</text:p>
          </table:table-cell>
          <table:table-cell office:value-type="float" office:value="0.0137269" calcext:value-type="float">
            <text:p>0.0137269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 office:value-type="float" office:value="0" calcext:value-type="float">
            <text:p>0</text:p>
          </table:table-cell>
          <table:table-cell office:value-type="float" office:value="0.336243" calcext:value-type="float">
            <text:p>0.336243</text:p>
          </table:table-cell>
          <table:table-cell office:value-type="float" office:value="0.0019126" calcext:value-type="float">
            <text:p>0.0019126</text:p>
          </table:table-cell>
          <table:table-cell office:value-type="float" office:value="0.0200521" calcext:value-type="float">
            <text:p>0.0200521</text:p>
          </table:table-cell>
          <table:table-cell office:value-type="float" office:value="0.0139148" calcext:value-type="float">
            <text:p>0.0139148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float" office:value="0" calcext:value-type="float">
            <text:p>0</text:p>
          </table:table-cell>
          <table:table-cell office:value-type="float" office:value="0.332632" calcext:value-type="float">
            <text:p>0.332632</text:p>
          </table:table-cell>
          <table:table-cell office:value-type="float" office:value="0.00156995" calcext:value-type="float">
            <text:p>0.00156995</text:p>
          </table:table-cell>
          <table:table-cell office:value-type="float" office:value="0.019593" calcext:value-type="float">
            <text:p>0.019593</text:p>
          </table:table-cell>
          <table:table-cell office:value-type="float" office:value="0.0151831" calcext:value-type="float">
            <text:p>0.0151831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 office:value-type="float" office:value="0" calcext:value-type="float">
            <text:p>0</text:p>
          </table:table-cell>
          <table:table-cell office:value-type="float" office:value="0.259092" calcext:value-type="float">
            <text:p>0.259092</text:p>
          </table:table-cell>
          <table:table-cell office:value-type="float" office:value="0.0016264" calcext:value-type="float">
            <text:p>0.0016264</text:p>
          </table:table-cell>
          <table:table-cell office:value-type="float" office:value="0.0237497" calcext:value-type="float">
            <text:p>0.0237497</text:p>
          </table:table-cell>
          <table:table-cell office:value-type="float" office:value="0.0184201" calcext:value-type="float">
            <text:p>0.0184201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 office:value-type="float" office:value="0" calcext:value-type="float">
            <text:p>0</text:p>
          </table:table-cell>
          <table:table-cell office:value-type="float" office:value="0.273904" calcext:value-type="float">
            <text:p>0.273904</text:p>
          </table:table-cell>
          <table:table-cell office:value-type="float" office:value="0.00152968" calcext:value-type="float">
            <text:p>0.00152968</text:p>
          </table:table-cell>
          <table:table-cell office:value-type="float" office:value="0.0198255" calcext:value-type="float">
            <text:p>0.0198255</text:p>
          </table:table-cell>
          <table:table-cell office:value-type="float" office:value="0.0185808" calcext:value-type="float">
            <text:p>0.0185808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 office:value-type="float" office:value="0" calcext:value-type="float">
            <text:p>0</text:p>
          </table:table-cell>
          <table:table-cell office:value-type="float" office:value="0.281512" calcext:value-type="float">
            <text:p>0.281512</text:p>
          </table:table-cell>
          <table:table-cell office:value-type="float" office:value="0.00156324" calcext:value-type="float">
            <text:p>0.00156324</text:p>
          </table:table-cell>
          <table:table-cell office:value-type="float" office:value="0.0196324" calcext:value-type="float">
            <text:p>0.0196324</text:p>
          </table:table-cell>
          <table:table-cell office:value-type="float" office:value="0.0228434" calcext:value-type="float">
            <text:p>0.0228434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 office:value-type="float" office:value="0" calcext:value-type="float">
            <text:p>0</text:p>
          </table:table-cell>
          <table:table-cell office:value-type="float" office:value="0.293344" calcext:value-type="float">
            <text:p>0.293344</text:p>
          </table:table-cell>
          <table:table-cell office:value-type="float" office:value="0.00151744" calcext:value-type="float">
            <text:p>0.00151744</text:p>
          </table:table-cell>
          <table:table-cell office:value-type="float" office:value="0.0199206" calcext:value-type="float">
            <text:p>0.0199206</text:p>
          </table:table-cell>
          <table:table-cell office:value-type="float" office:value="0.0178154" calcext:value-type="float">
            <text:p>0.0178154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 office:value-type="float" office:value="0" calcext:value-type="float">
            <text:p>0</text:p>
          </table:table-cell>
          <table:table-cell office:value-type="float" office:value="0.364604" calcext:value-type="float">
            <text:p>0.364604</text:p>
          </table:table-cell>
          <table:table-cell office:value-type="float" office:value="0.00169548" calcext:value-type="float">
            <text:p>0.00169548</text:p>
          </table:table-cell>
          <table:table-cell office:value-type="float" office:value="0.0224242" calcext:value-type="float">
            <text:p>0.0224242</text:p>
          </table:table-cell>
          <table:table-cell office:value-type="float" office:value="0.0167065" calcext:value-type="float">
            <text:p>0.0167065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 office:value-type="float" office:value="0" calcext:value-type="float">
            <text:p>0</text:p>
          </table:table-cell>
          <table:table-cell office:value-type="float" office:value="0.354406" calcext:value-type="float">
            <text:p>0.354406</text:p>
          </table:table-cell>
          <table:table-cell office:value-type="float" office:value="0.00163587" calcext:value-type="float">
            <text:p>0.00163587</text:p>
          </table:table-cell>
          <table:table-cell office:value-type="float" office:value="0.0204073" calcext:value-type="float">
            <text:p>0.0204073</text:p>
          </table:table-cell>
          <table:table-cell office:value-type="float" office:value="0.0162237" calcext:value-type="float">
            <text:p>0.0162237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 office:value-type="float" office:value="0" calcext:value-type="float">
            <text:p>0</text:p>
          </table:table-cell>
          <table:table-cell office:value-type="float" office:value="0.386691" calcext:value-type="float">
            <text:p>0.386691</text:p>
          </table:table-cell>
          <table:table-cell office:value-type="float" office:value="0.001581" calcext:value-type="float">
            <text:p>0.001581</text:p>
          </table:table-cell>
          <table:table-cell office:value-type="float" office:value="0.0198239" calcext:value-type="float">
            <text:p>0.0198239</text:p>
          </table:table-cell>
          <table:table-cell office:value-type="float" office:value="0.0196664" calcext:value-type="float">
            <text:p>0.0196664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0" calcext:value-type="float">
            <text:p>0</text:p>
          </table:table-cell>
          <table:table-cell office:value-type="float" office:value="0.346343" calcext:value-type="float">
            <text:p>0.346343</text:p>
          </table:table-cell>
          <table:table-cell office:value-type="float" office:value="0.00187786" calcext:value-type="float">
            <text:p>0.00187786</text:p>
          </table:table-cell>
          <table:table-cell office:value-type="float" office:value="0.0194915" calcext:value-type="float">
            <text:p>0.0194915</text:p>
          </table:table-cell>
          <table:table-cell office:value-type="float" office:value="0.0212047" calcext:value-type="float">
            <text:p>0.0212047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 office:value-type="float" office:value="0" calcext:value-type="float">
            <text:p>0</text:p>
          </table:table-cell>
          <table:table-cell office:value-type="float" office:value="0.236168" calcext:value-type="float">
            <text:p>0.236168</text:p>
          </table:table-cell>
          <table:table-cell office:value-type="float" office:value="0.00225327" calcext:value-type="float">
            <text:p>0.00225327</text:p>
          </table:table-cell>
          <table:table-cell office:value-type="float" office:value="0.0195247" calcext:value-type="float">
            <text:p>0.0195247</text:p>
          </table:table-cell>
          <table:table-cell office:value-type="float" office:value="0.0233431" calcext:value-type="float">
            <text:p>0.0233431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 office:value-type="float" office:value="0" calcext:value-type="float">
            <text:p>0</text:p>
          </table:table-cell>
          <table:table-cell office:value-type="float" office:value="0.220181" calcext:value-type="float">
            <text:p>0.220181</text:p>
          </table:table-cell>
          <table:table-cell office:value-type="float" office:value="0.00279804" calcext:value-type="float">
            <text:p>0.00279804</text:p>
          </table:table-cell>
          <table:table-cell office:value-type="float" office:value="0.0202309" calcext:value-type="float">
            <text:p>0.0202309</text:p>
          </table:table-cell>
          <table:table-cell office:value-type="float" office:value="0.0243802" calcext:value-type="float">
            <text:p>0.0243802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 office:value-type="float" office:value="0" calcext:value-type="float">
            <text:p>0</text:p>
          </table:table-cell>
          <table:table-cell office:value-type="float" office:value="0.239866" calcext:value-type="float">
            <text:p>0.239866</text:p>
          </table:table-cell>
          <table:table-cell office:value-type="float" office:value="0.00164298" calcext:value-type="float">
            <text:p>0.00164298</text:p>
          </table:table-cell>
          <table:table-cell office:value-type="float" office:value="0.0196478" calcext:value-type="float">
            <text:p>0.0196478</text:p>
          </table:table-cell>
          <table:table-cell office:value-type="float" office:value="0.0202506" calcext:value-type="float">
            <text:p>0.0202506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 office:value-type="float" office:value="0" calcext:value-type="float">
            <text:p>0</text:p>
          </table:table-cell>
          <table:table-cell office:value-type="float" office:value="0.223152" calcext:value-type="float">
            <text:p>0.223152</text:p>
          </table:table-cell>
          <table:table-cell office:value-type="float" office:value="0.00156718" calcext:value-type="float">
            <text:p>0.00156718</text:p>
          </table:table-cell>
          <table:table-cell office:value-type="float" office:value="0.0196119" calcext:value-type="float">
            <text:p>0.0196119</text:p>
          </table:table-cell>
          <table:table-cell office:value-type="float" office:value="0.0168553" calcext:value-type="float">
            <text:p>0.0168553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 office:value-type="float" office:value="0" calcext:value-type="float">
            <text:p>0</text:p>
          </table:table-cell>
          <table:table-cell office:value-type="float" office:value="0.224982" calcext:value-type="float">
            <text:p>0.224982</text:p>
          </table:table-cell>
          <table:table-cell office:value-type="float" office:value="0.00157626" calcext:value-type="float">
            <text:p>0.00157626</text:p>
          </table:table-cell>
          <table:table-cell office:value-type="float" office:value="0.0194939" calcext:value-type="float">
            <text:p>0.0194939</text:p>
          </table:table-cell>
          <table:table-cell office:value-type="float" office:value="0.0217933" calcext:value-type="float">
            <text:p>0.0217933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 office:value-type="float" office:value="0" calcext:value-type="float">
            <text:p>0</text:p>
          </table:table-cell>
          <table:table-cell office:value-type="float" office:value="0.232694" calcext:value-type="float">
            <text:p>0.232694</text:p>
          </table:table-cell>
          <table:table-cell office:value-type="float" office:value="0.00156718" calcext:value-type="float">
            <text:p>0.00156718</text:p>
          </table:table-cell>
          <table:table-cell office:value-type="float" office:value="0.0197055" calcext:value-type="float">
            <text:p>0.0197055</text:p>
          </table:table-cell>
          <table:table-cell office:value-type="float" office:value="0.0217566" calcext:value-type="float">
            <text:p>0.0217566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 office:value-type="float" office:value="0" calcext:value-type="float">
            <text:p>0</text:p>
          </table:table-cell>
          <table:table-cell office:value-type="float" office:value="0.254979" calcext:value-type="float">
            <text:p>0.254979</text:p>
          </table:table-cell>
          <table:table-cell office:value-type="float" office:value="0.00282606" calcext:value-type="float">
            <text:p>0.00282606</text:p>
          </table:table-cell>
          <table:table-cell office:value-type="float" office:value="0.0204772" calcext:value-type="float">
            <text:p>0.0204772</text:p>
          </table:table-cell>
          <table:table-cell office:value-type="float" office:value="0.0187186" calcext:value-type="float">
            <text:p>0.0187186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 office:value-type="float" office:value="0" calcext:value-type="float">
            <text:p>0</text:p>
          </table:table-cell>
          <table:table-cell office:value-type="float" office:value="0.238394" calcext:value-type="float">
            <text:p>0.238394</text:p>
          </table:table-cell>
          <table:table-cell office:value-type="float" office:value="0.00179062" calcext:value-type="float">
            <text:p>0.00179062</text:p>
          </table:table-cell>
          <table:table-cell office:value-type="float" office:value="0.0214017" calcext:value-type="float">
            <text:p>0.0214017</text:p>
          </table:table-cell>
          <table:table-cell office:value-type="float" office:value="0.0153781" calcext:value-type="float">
            <text:p>0.0153781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 office:value-type="float" office:value="0" calcext:value-type="float">
            <text:p>0</text:p>
          </table:table-cell>
          <table:table-cell office:value-type="float" office:value="0.230714" calcext:value-type="float">
            <text:p>0.230714</text:p>
          </table:table-cell>
          <table:table-cell office:value-type="float" office:value="0.00205313" calcext:value-type="float">
            <text:p>0.00205313</text:p>
          </table:table-cell>
          <table:table-cell office:value-type="float" office:value="0.0207899" calcext:value-type="float">
            <text:p>0.0207899</text:p>
          </table:table-cell>
          <table:table-cell office:value-type="float" office:value="0.0170203" calcext:value-type="float">
            <text:p>0.0170203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0" calcext:value-type="float">
            <text:p>0</text:p>
          </table:table-cell>
          <table:table-cell office:value-type="float" office:value="0.226323" calcext:value-type="float">
            <text:p>0.226323</text:p>
          </table:table-cell>
          <table:table-cell office:value-type="float" office:value="0.00169548" calcext:value-type="float">
            <text:p>0.00169548</text:p>
          </table:table-cell>
          <table:table-cell office:value-type="float" office:value="0.020225" calcext:value-type="float">
            <text:p>0.020225</text:p>
          </table:table-cell>
          <table:table-cell office:value-type="float" office:value="0.0230352" calcext:value-type="float">
            <text:p>0.0230352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 office:value-type="float" office:value="0" calcext:value-type="float">
            <text:p>0</text:p>
          </table:table-cell>
          <table:table-cell office:value-type="float" office:value="0.226532" calcext:value-type="float">
            <text:p>0.226532</text:p>
          </table:table-cell>
          <table:table-cell office:value-type="float" office:value="0.00167772" calcext:value-type="float">
            <text:p>0.00167772</text:p>
          </table:table-cell>
          <table:table-cell office:value-type="float" office:value="0.0220397" calcext:value-type="float">
            <text:p>0.0220397</text:p>
          </table:table-cell>
          <table:table-cell office:value-type="float" office:value="0.0181217" calcext:value-type="float">
            <text:p>0.0181217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 office:value-type="float" office:value="0" calcext:value-type="float">
            <text:p>0</text:p>
          </table:table-cell>
          <table:table-cell office:value-type="float" office:value="0.222237" calcext:value-type="float">
            <text:p>0.222237</text:p>
          </table:table-cell>
          <table:table-cell office:value-type="float" office:value="0.00177048" calcext:value-type="float">
            <text:p>0.00177048</text:p>
          </table:table-cell>
          <table:table-cell office:value-type="float" office:value="0.0207816" calcext:value-type="float">
            <text:p>0.0207816</text:p>
          </table:table-cell>
          <table:table-cell office:value-type="float" office:value="0.0241998" calcext:value-type="float">
            <text:p>0.0241998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 office:value-type="float" office:value="0" calcext:value-type="float">
            <text:p>0</text:p>
          </table:table-cell>
          <table:table-cell office:value-type="float" office:value="0.214365" calcext:value-type="float">
            <text:p>0.214365</text:p>
          </table:table-cell>
          <table:table-cell office:value-type="float" office:value="0.00165008" calcext:value-type="float">
            <text:p>0.00165008</text:p>
          </table:table-cell>
          <table:table-cell office:value-type="float" office:value="0.0203217" calcext:value-type="float">
            <text:p>0.0203217</text:p>
          </table:table-cell>
          <table:table-cell office:value-type="float" office:value="0.0204054" calcext:value-type="float">
            <text:p>0.0204054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 office:value-type="float" office:value="0" calcext:value-type="float">
            <text:p>0</text:p>
          </table:table-cell>
          <table:table-cell office:value-type="float" office:value="0.219246" calcext:value-type="float">
            <text:p>0.219246</text:p>
          </table:table-cell>
          <table:table-cell office:value-type="float" office:value="0.00164061" calcext:value-type="float">
            <text:p>0.00164061</text:p>
          </table:table-cell>
          <table:table-cell office:value-type="float" office:value="0.0255415" calcext:value-type="float">
            <text:p>0.0255415</text:p>
          </table:table-cell>
          <table:table-cell office:value-type="float" office:value="0.021157" calcext:value-type="float">
            <text:p>0.021157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 office:value-type="float" office:value="0" calcext:value-type="float">
            <text:p>0</text:p>
          </table:table-cell>
          <table:table-cell office:value-type="float" office:value="0.240433" calcext:value-type="float">
            <text:p>0.240433</text:p>
          </table:table-cell>
          <table:table-cell office:value-type="float" office:value="0.00167811" calcext:value-type="float">
            <text:p>0.00167811</text:p>
          </table:table-cell>
          <table:table-cell office:value-type="float" office:value="0.0209983" calcext:value-type="float">
            <text:p>0.0209983</text:p>
          </table:table-cell>
          <table:table-cell office:value-type="float" office:value="0.0214799" calcext:value-type="float">
            <text:p>0.0214799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 office:value-type="float" office:value="0" calcext:value-type="float">
            <text:p>0</text:p>
          </table:table-cell>
          <table:table-cell office:value-type="float" office:value="0.234403" calcext:value-type="float">
            <text:p>0.234403</text:p>
          </table:table-cell>
          <table:table-cell office:value-type="float" office:value="0.0017389" calcext:value-type="float">
            <text:p>0.0017389</text:p>
          </table:table-cell>
          <table:table-cell office:value-type="float" office:value="0.0250998" calcext:value-type="float">
            <text:p>0.0250998</text:p>
          </table:table-cell>
          <table:table-cell office:value-type="float" office:value="0.0170977" calcext:value-type="float">
            <text:p>0.0170977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 office:value-type="float" office:value="0" calcext:value-type="float">
            <text:p>0</text:p>
          </table:table-cell>
          <table:table-cell office:value-type="float" office:value="0.238049" calcext:value-type="float">
            <text:p>0.238049</text:p>
          </table:table-cell>
          <table:table-cell office:value-type="float" office:value="0.00159916" calcext:value-type="float">
            <text:p>0.00159916</text:p>
          </table:table-cell>
          <table:table-cell office:value-type="float" office:value="0.0320712" calcext:value-type="float">
            <text:p>0.0320712</text:p>
          </table:table-cell>
          <table:table-cell office:value-type="float" office:value="0.0161941" calcext:value-type="float">
            <text:p>0.0161941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0" calcext:value-type="float">
            <text:p>0</text:p>
          </table:table-cell>
          <table:table-cell office:value-type="float" office:value="0.242304" calcext:value-type="float">
            <text:p>0.242304</text:p>
          </table:table-cell>
          <table:table-cell office:value-type="float" office:value="0.0019422" calcext:value-type="float">
            <text:p>0.0019422</text:p>
          </table:table-cell>
          <table:table-cell office:value-type="float" office:value="0.0291682" calcext:value-type="float">
            <text:p>0.0291682</text:p>
          </table:table-cell>
          <table:table-cell office:value-type="float" office:value="0.0138303" calcext:value-type="float">
            <text:p>0.0138303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 office:value-type="float" office:value="0" calcext:value-type="float">
            <text:p>0</text:p>
          </table:table-cell>
          <table:table-cell office:value-type="float" office:value="0.224504" calcext:value-type="float">
            <text:p>0.224504</text:p>
          </table:table-cell>
          <table:table-cell office:value-type="float" office:value="0.00189799" calcext:value-type="float">
            <text:p>0.00189799</text:p>
          </table:table-cell>
          <table:table-cell office:value-type="float" office:value="0.0234785" calcext:value-type="float">
            <text:p>0.0234785</text:p>
          </table:table-cell>
          <table:table-cell office:value-type="float" office:value="0.0145799" calcext:value-type="float">
            <text:p>0.0145799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0" calcext:value-type="float">
            <text:p>0</text:p>
          </table:table-cell>
          <table:table-cell office:value-type="float" office:value="0.230191" calcext:value-type="float">
            <text:p>0.230191</text:p>
          </table:table-cell>
          <table:table-cell office:value-type="float" office:value="0.00421126" calcext:value-type="float">
            <text:p>0.00421126</text:p>
          </table:table-cell>
          <table:table-cell office:value-type="float" office:value="0.0246044" calcext:value-type="float">
            <text:p>0.0246044</text:p>
          </table:table-cell>
          <table:table-cell office:value-type="float" office:value="0.0150998" calcext:value-type="float">
            <text:p>0.0150998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 office:value-type="float" office:value="0" calcext:value-type="float">
            <text:p>0</text:p>
          </table:table-cell>
          <table:table-cell office:value-type="float" office:value="0.236876" calcext:value-type="float">
            <text:p>0.236876</text:p>
          </table:table-cell>
          <table:table-cell office:value-type="float" office:value="0.00195878" calcext:value-type="float">
            <text:p>0.00195878</text:p>
          </table:table-cell>
          <table:table-cell office:value-type="float" office:value="0.0221186" calcext:value-type="float">
            <text:p>0.0221186</text:p>
          </table:table-cell>
          <table:table-cell office:value-type="float" office:value="0.0140245" calcext:value-type="float">
            <text:p>0.0140245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 office:value-type="float" office:value="0" calcext:value-type="float">
            <text:p>0</text:p>
          </table:table-cell>
          <table:table-cell office:value-type="float" office:value="0.231931" calcext:value-type="float">
            <text:p>0.231931</text:p>
          </table:table-cell>
          <table:table-cell office:value-type="float" office:value="0.00175825" calcext:value-type="float">
            <text:p>0.00175825</text:p>
          </table:table-cell>
          <table:table-cell office:value-type="float" office:value="0.0280925" calcext:value-type="float">
            <text:p>0.0280925</text:p>
          </table:table-cell>
          <table:table-cell office:value-type="float" office:value="0.0145215" calcext:value-type="float">
            <text:p>0.0145215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 office:value-type="float" office:value="0" calcext:value-type="float">
            <text:p>0</text:p>
          </table:table-cell>
          <table:table-cell office:value-type="float" office:value="0.236944" calcext:value-type="float">
            <text:p>0.236944</text:p>
          </table:table-cell>
          <table:table-cell office:value-type="float" office:value="0.00234091" calcext:value-type="float">
            <text:p>0.00234091</text:p>
          </table:table-cell>
          <table:table-cell office:value-type="float" office:value="0.023203" calcext:value-type="float">
            <text:p>0.023203</text:p>
          </table:table-cell>
          <table:table-cell office:value-type="float" office:value="0.0151069" calcext:value-type="float">
            <text:p>0.0151069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 office:value-type="float" office:value="0" calcext:value-type="float">
            <text:p>0</text:p>
          </table:table-cell>
          <table:table-cell office:value-type="float" office:value="0.244762" calcext:value-type="float">
            <text:p>0.244762</text:p>
          </table:table-cell>
          <table:table-cell office:value-type="float" office:value="0.00208116" calcext:value-type="float">
            <text:p>0.00208116</text:p>
          </table:table-cell>
          <table:table-cell office:value-type="float" office:value="0.0215581" calcext:value-type="float">
            <text:p>0.0215581</text:p>
          </table:table-cell>
          <table:table-cell office:value-type="float" office:value="0.0140865" calcext:value-type="float">
            <text:p>0.0140865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 office:value-type="float" office:value="0" calcext:value-type="float">
            <text:p>0</text:p>
          </table:table-cell>
          <table:table-cell office:value-type="float" office:value="0.241991" calcext:value-type="float">
            <text:p>0.241991</text:p>
          </table:table-cell>
          <table:table-cell office:value-type="float" office:value="0.00157192" calcext:value-type="float">
            <text:p>0.00157192</text:p>
          </table:table-cell>
          <table:table-cell office:value-type="float" office:value="0.0264412" calcext:value-type="float">
            <text:p>0.0264412</text:p>
          </table:table-cell>
          <table:table-cell office:value-type="float" office:value="0.014036" calcext:value-type="float">
            <text:p>0.014036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 office:value-type="float" office:value="0" calcext:value-type="float">
            <text:p>0</text:p>
          </table:table-cell>
          <table:table-cell office:value-type="float" office:value="0.237006" calcext:value-type="float">
            <text:p>0.237006</text:p>
          </table:table-cell>
          <table:table-cell office:value-type="float" office:value="0.00194812" calcext:value-type="float">
            <text:p>0.00194812</text:p>
          </table:table-cell>
          <table:table-cell office:value-type="float" office:value="0.0349411" calcext:value-type="float">
            <text:p>0.0349411</text:p>
          </table:table-cell>
          <table:table-cell office:value-type="float" office:value="0.0137857" calcext:value-type="float">
            <text:p>0.0137857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 office:value-type="float" office:value="0" calcext:value-type="float">
            <text:p>0</text:p>
          </table:table-cell>
          <table:table-cell office:value-type="float" office:value="0.256131" calcext:value-type="float">
            <text:p>0.256131</text:p>
          </table:table-cell>
          <table:table-cell office:value-type="float" office:value="0.00166903" calcext:value-type="float">
            <text:p>0.00166903</text:p>
          </table:table-cell>
          <table:table-cell office:value-type="float" office:value="0.0313634" calcext:value-type="float">
            <text:p>0.0313634</text:p>
          </table:table-cell>
          <table:table-cell office:value-type="float" office:value="0.0138398" calcext:value-type="float">
            <text:p>0.0138398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 office:value-type="float" office:value="0" calcext:value-type="float">
            <text:p>0</text:p>
          </table:table-cell>
          <table:table-cell office:value-type="float" office:value="0.238622" calcext:value-type="float">
            <text:p>0.238622</text:p>
          </table:table-cell>
          <table:table-cell office:value-type="float" office:value="0.0017689" calcext:value-type="float">
            <text:p>0.0017689</text:p>
          </table:table-cell>
          <table:table-cell office:value-type="float" office:value="0.0289878" calcext:value-type="float">
            <text:p>0.0289878</text:p>
          </table:table-cell>
          <table:table-cell office:value-type="float" office:value="0.0140514" calcext:value-type="float">
            <text:p>0.0140514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 office:value-type="float" office:value="0" calcext:value-type="float">
            <text:p>0</text:p>
          </table:table-cell>
          <table:table-cell office:value-type="float" office:value="0.249634" calcext:value-type="float">
            <text:p>0.249634</text:p>
          </table:table-cell>
          <table:table-cell office:value-type="float" office:value="0.00161771" calcext:value-type="float">
            <text:p>0.00161771</text:p>
          </table:table-cell>
          <table:table-cell office:value-type="float" office:value="0.0350816" calcext:value-type="float">
            <text:p>0.0350816</text:p>
          </table:table-cell>
          <table:table-cell office:value-type="float" office:value="0.0141473" calcext:value-type="float">
            <text:p>0.0141473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0" calcext:value-type="float">
            <text:p>0</text:p>
          </table:table-cell>
          <table:table-cell office:value-type="float" office:value="0.238688" calcext:value-type="float">
            <text:p>0.238688</text:p>
          </table:table-cell>
          <table:table-cell office:value-type="float" office:value="0.00161534" calcext:value-type="float">
            <text:p>0.00161534</text:p>
          </table:table-cell>
          <table:table-cell office:value-type="float" office:value="0.0261684" calcext:value-type="float">
            <text:p>0.0261684</text:p>
          </table:table-cell>
          <table:table-cell office:value-type="float" office:value="0.0139716" calcext:value-type="float">
            <text:p>0.0139716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 office:value-type="float" office:value="0" calcext:value-type="float">
            <text:p>0</text:p>
          </table:table-cell>
          <table:table-cell office:value-type="float" office:value="0.233045" calcext:value-type="float">
            <text:p>0.233045</text:p>
          </table:table-cell>
          <table:table-cell office:value-type="float" office:value="0.00152889" calcext:value-type="float">
            <text:p>0.00152889</text:p>
          </table:table-cell>
          <table:table-cell office:value-type="float" office:value="0.0397145" calcext:value-type="float">
            <text:p>0.0397145</text:p>
          </table:table-cell>
          <table:table-cell office:value-type="float" office:value="0.014045" calcext:value-type="float">
            <text:p>0.014045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 office:value-type="float" office:value="0" calcext:value-type="float">
            <text:p>0</text:p>
          </table:table-cell>
          <table:table-cell office:value-type="float" office:value="0.245468" calcext:value-type="float">
            <text:p>0.245468</text:p>
          </table:table-cell>
          <table:table-cell office:value-type="float" office:value="0.0015435" calcext:value-type="float">
            <text:p>0.0015435</text:p>
          </table:table-cell>
          <table:table-cell office:value-type="float" office:value="0.0305569" calcext:value-type="float">
            <text:p>0.0305569</text:p>
          </table:table-cell>
          <table:table-cell office:value-type="float" office:value="0.0140289" calcext:value-type="float">
            <text:p>0.0140289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 office:value-type="float" office:value="0" calcext:value-type="float">
            <text:p>0</text:p>
          </table:table-cell>
          <table:table-cell office:value-type="float" office:value="0.264141" calcext:value-type="float">
            <text:p>0.264141</text:p>
          </table:table-cell>
          <table:table-cell office:value-type="float" office:value="0.00172824" calcext:value-type="float">
            <text:p>0.00172824</text:p>
          </table:table-cell>
          <table:table-cell office:value-type="float" office:value="0.0287142" calcext:value-type="float">
            <text:p>0.0287142</text:p>
          </table:table-cell>
          <table:table-cell office:value-type="float" office:value="0.0141919" calcext:value-type="float">
            <text:p>0.0141919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 office:value-type="float" office:value="0" calcext:value-type="float">
            <text:p>0</text:p>
          </table:table-cell>
          <table:table-cell office:value-type="float" office:value="0.260248" calcext:value-type="float">
            <text:p>0.260248</text:p>
          </table:table-cell>
          <table:table-cell office:value-type="float" office:value="0.00169943" calcext:value-type="float">
            <text:p>0.00169943</text:p>
          </table:table-cell>
          <table:table-cell office:value-type="float" office:value="0.0247631" calcext:value-type="float">
            <text:p>0.0247631</text:p>
          </table:table-cell>
          <table:table-cell office:value-type="float" office:value="0.013944" calcext:value-type="float">
            <text:p>0.013944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 office:value-type="float" office:value="0" calcext:value-type="float">
            <text:p>0</text:p>
          </table:table-cell>
          <table:table-cell office:value-type="float" office:value="0.239169" calcext:value-type="float">
            <text:p>0.239169</text:p>
          </table:table-cell>
          <table:table-cell office:value-type="float" office:value="0.00163113" calcext:value-type="float">
            <text:p>0.00163113</text:p>
          </table:table-cell>
          <table:table-cell office:value-type="float" office:value="0.0297891" calcext:value-type="float">
            <text:p>0.0297891</text:p>
          </table:table-cell>
          <table:table-cell office:value-type="float" office:value="0.0141228" calcext:value-type="float">
            <text:p>0.0141228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0" calcext:value-type="float">
            <text:p>0</text:p>
          </table:table-cell>
          <table:table-cell office:value-type="float" office:value="0.239942" calcext:value-type="float">
            <text:p>0.239942</text:p>
          </table:table-cell>
          <table:table-cell office:value-type="float" office:value="0.00180522" calcext:value-type="float">
            <text:p>0.00180522</text:p>
          </table:table-cell>
          <table:table-cell office:value-type="float" office:value="0.0287403" calcext:value-type="float">
            <text:p>0.0287403</text:p>
          </table:table-cell>
          <table:table-cell office:value-type="float" office:value="0.0140312" calcext:value-type="float">
            <text:p>0.0140312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 office:value-type="float" office:value="0" calcext:value-type="float">
            <text:p>0</text:p>
          </table:table-cell>
          <table:table-cell office:value-type="float" office:value="0.238787" calcext:value-type="float">
            <text:p>0.238787</text:p>
          </table:table-cell>
          <table:table-cell office:value-type="float" office:value="0.00174956" calcext:value-type="float">
            <text:p>0.00174956</text:p>
          </table:table-cell>
          <table:table-cell office:value-type="float" office:value="0.0287995" calcext:value-type="float">
            <text:p>0.0287995</text:p>
          </table:table-cell>
          <table:table-cell office:value-type="float" office:value="0.0146174" calcext:value-type="float">
            <text:p>0.0146174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 office:value-type="float" office:value="0" calcext:value-type="float">
            <text:p>0</text:p>
          </table:table-cell>
          <table:table-cell office:value-type="float" office:value="0.24246" calcext:value-type="float">
            <text:p>0.24246</text:p>
          </table:table-cell>
          <table:table-cell office:value-type="float" office:value="0.00324608" calcext:value-type="float">
            <text:p>0.00324608</text:p>
          </table:table-cell>
          <table:table-cell office:value-type="float" office:value="0.0267313" calcext:value-type="float">
            <text:p>0.0267313</text:p>
          </table:table-cell>
          <table:table-cell office:value-type="float" office:value="0.0156312" calcext:value-type="float">
            <text:p>0.0156312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 office:value-type="float" office:value="0" calcext:value-type="float">
            <text:p>0</text:p>
          </table:table-cell>
          <table:table-cell office:value-type="float" office:value="0.246314" calcext:value-type="float">
            <text:p>0.246314</text:p>
          </table:table-cell>
          <table:table-cell office:value-type="float" office:value="0.00187233" calcext:value-type="float">
            <text:p>0.00187233</text:p>
          </table:table-cell>
          <table:table-cell office:value-type="float" office:value="0.0222564" calcext:value-type="float">
            <text:p>0.0222564</text:p>
          </table:table-cell>
          <table:table-cell office:value-type="float" office:value="0.0148097" calcext:value-type="float">
            <text:p>0.0148097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0" calcext:value-type="float">
            <text:p>0</text:p>
          </table:table-cell>
          <table:table-cell office:value-type="float" office:value="0.271413" calcext:value-type="float">
            <text:p>0.271413</text:p>
          </table:table-cell>
          <table:table-cell office:value-type="float" office:value="0.00160903" calcext:value-type="float">
            <text:p>0.00160903</text:p>
          </table:table-cell>
          <table:table-cell office:value-type="float" office:value="0.0288295" calcext:value-type="float">
            <text:p>0.0288295</text:p>
          </table:table-cell>
          <table:table-cell office:value-type="float" office:value="0.0141473" calcext:value-type="float">
            <text:p>0.0141473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 office:value-type="float" office:value="0" calcext:value-type="float">
            <text:p>0</text:p>
          </table:table-cell>
          <table:table-cell office:value-type="float" office:value="0.253776" calcext:value-type="float">
            <text:p>0.253776</text:p>
          </table:table-cell>
          <table:table-cell office:value-type="float" office:value="0.0017168" calcext:value-type="float">
            <text:p>0.0017168</text:p>
          </table:table-cell>
          <table:table-cell office:value-type="float" office:value="0.022196" calcext:value-type="float">
            <text:p>0.022196</text:p>
          </table:table-cell>
          <table:table-cell office:value-type="float" office:value="0.0143143" calcext:value-type="float">
            <text:p>0.0143143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 office:value-type="float" office:value="0" calcext:value-type="float">
            <text:p>0</text:p>
          </table:table-cell>
          <table:table-cell office:value-type="float" office:value="0.241878" calcext:value-type="float">
            <text:p>0.241878</text:p>
          </table:table-cell>
          <table:table-cell office:value-type="float" office:value="0.00268513" calcext:value-type="float">
            <text:p>0.00268513</text:p>
          </table:table-cell>
          <table:table-cell office:value-type="float" office:value="0.0254369" calcext:value-type="float">
            <text:p>0.0254369</text:p>
          </table:table-cell>
          <table:table-cell office:value-type="float" office:value="0.0143865" calcext:value-type="float">
            <text:p>0.0143865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 office:value-type="float" office:value="0" calcext:value-type="float">
            <text:p>0</text:p>
          </table:table-cell>
          <table:table-cell office:value-type="float" office:value="0.235765" calcext:value-type="float">
            <text:p>0.235765</text:p>
          </table:table-cell>
          <table:table-cell office:value-type="float" office:value="0.00170219" calcext:value-type="float">
            <text:p>0.00170219</text:p>
          </table:table-cell>
          <table:table-cell office:value-type="float" office:value="0.022316" calcext:value-type="float">
            <text:p>0.022316</text:p>
          </table:table-cell>
          <table:table-cell office:value-type="float" office:value="0.0141789" calcext:value-type="float">
            <text:p>0.0141789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 office:value-type="float" office:value="0" calcext:value-type="float">
            <text:p>0</text:p>
          </table:table-cell>
          <table:table-cell office:value-type="float" office:value="0.243951" calcext:value-type="float">
            <text:p>0.243951</text:p>
          </table:table-cell>
          <table:table-cell office:value-type="float" office:value="0.00200142" calcext:value-type="float">
            <text:p>0.00200142</text:p>
          </table:table-cell>
          <table:table-cell office:value-type="float" office:value="0.0271194" calcext:value-type="float">
            <text:p>0.0271194</text:p>
          </table:table-cell>
          <table:table-cell office:value-type="float" office:value="0.0144493" calcext:value-type="float">
            <text:p>0.0144493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float" office:value="0" calcext:value-type="float">
            <text:p>0</text:p>
          </table:table-cell>
          <table:table-cell office:value-type="float" office:value="0.245223" calcext:value-type="float">
            <text:p>0.245223</text:p>
          </table:table-cell>
          <table:table-cell office:value-type="float" office:value="0.00167772" calcext:value-type="float">
            <text:p>0.00167772</text:p>
          </table:table-cell>
          <table:table-cell office:value-type="float" office:value="0.0229875" calcext:value-type="float">
            <text:p>0.0229875</text:p>
          </table:table-cell>
          <table:table-cell office:value-type="float" office:value="0.014302" calcext:value-type="float">
            <text:p>0.014302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 office:value-type="float" office:value="0" calcext:value-type="float">
            <text:p>0</text:p>
          </table:table-cell>
          <table:table-cell office:value-type="float" office:value="0.24905" calcext:value-type="float">
            <text:p>0.24905</text:p>
          </table:table-cell>
          <table:table-cell office:value-type="float" office:value="0.00216879" calcext:value-type="float">
            <text:p>0.00216879</text:p>
          </table:table-cell>
          <table:table-cell office:value-type="float" office:value="0.0262083" calcext:value-type="float">
            <text:p>0.0262083</text:p>
          </table:table-cell>
          <table:table-cell office:value-type="float" office:value="0.0140679" calcext:value-type="float">
            <text:p>0.0140679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 office:value-type="float" office:value="0" calcext:value-type="float">
            <text:p>0</text:p>
          </table:table-cell>
          <table:table-cell office:value-type="float" office:value="0.251509" calcext:value-type="float">
            <text:p>0.251509</text:p>
          </table:table-cell>
          <table:table-cell office:value-type="float" office:value="0.00223669" calcext:value-type="float">
            <text:p>0.00223669</text:p>
          </table:table-cell>
          <table:table-cell office:value-type="float" office:value="0.0230972" calcext:value-type="float">
            <text:p>0.0230972</text:p>
          </table:table-cell>
          <table:table-cell office:value-type="float" office:value="0.0148559" calcext:value-type="float">
            <text:p>0.0148559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 office:value-type="float" office:value="0" calcext:value-type="float">
            <text:p>0</text:p>
          </table:table-cell>
          <table:table-cell office:value-type="float" office:value="0.265715" calcext:value-type="float">
            <text:p>0.265715</text:p>
          </table:table-cell>
          <table:table-cell office:value-type="float" office:value="0.00188575" calcext:value-type="float">
            <text:p>0.00188575</text:p>
          </table:table-cell>
          <table:table-cell office:value-type="float" office:value="0.0290288" calcext:value-type="float">
            <text:p>0.0290288</text:p>
          </table:table-cell>
          <table:table-cell office:value-type="float" office:value="0.0144588" calcext:value-type="float">
            <text:p>0.0144588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 office:value-type="float" office:value="0" calcext:value-type="float">
            <text:p>0</text:p>
          </table:table-cell>
          <table:table-cell office:value-type="float" office:value="0.262133" calcext:value-type="float">
            <text:p>0.262133</text:p>
          </table:table-cell>
          <table:table-cell office:value-type="float" office:value="0.00186325" calcext:value-type="float">
            <text:p>0.00186325</text:p>
          </table:table-cell>
          <table:table-cell office:value-type="float" office:value="0.0344441" calcext:value-type="float">
            <text:p>0.0344441</text:p>
          </table:table-cell>
          <table:table-cell office:value-type="float" office:value="0.0144615" calcext:value-type="float">
            <text:p>0.0144615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0" calcext:value-type="float">
            <text:p>0</text:p>
          </table:table-cell>
          <table:table-cell office:value-type="float" office:value="0.270209" calcext:value-type="float">
            <text:p>0.270209</text:p>
          </table:table-cell>
          <table:table-cell office:value-type="float" office:value="0.00177956" calcext:value-type="float">
            <text:p>0.00177956</text:p>
          </table:table-cell>
          <table:table-cell office:value-type="float" office:value="0.0316796" calcext:value-type="float">
            <text:p>0.0316796</text:p>
          </table:table-cell>
          <table:table-cell office:value-type="float" office:value="0.0144726" calcext:value-type="float">
            <text:p>0.0144726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 office:value-type="float" office:value="0" calcext:value-type="float">
            <text:p>0</text:p>
          </table:table-cell>
          <table:table-cell office:value-type="float" office:value="0.256095" calcext:value-type="float">
            <text:p>0.256095</text:p>
          </table:table-cell>
          <table:table-cell office:value-type="float" office:value="0.00175548" calcext:value-type="float">
            <text:p>0.00175548</text:p>
          </table:table-cell>
          <table:table-cell office:value-type="float" office:value="0.0223247" calcext:value-type="float">
            <text:p>0.0223247</text:p>
          </table:table-cell>
          <table:table-cell office:value-type="float" office:value="0.0145176" calcext:value-type="float">
            <text:p>0.0145176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 office:value-type="float" office:value="0" calcext:value-type="float">
            <text:p>0</text:p>
          </table:table-cell>
          <table:table-cell office:value-type="float" office:value="0.255972" calcext:value-type="float">
            <text:p>0.255972</text:p>
          </table:table-cell>
          <table:table-cell office:value-type="float" office:value="0.00214866" calcext:value-type="float">
            <text:p>0.00214866</text:p>
          </table:table-cell>
          <table:table-cell office:value-type="float" office:value="0.0249064" calcext:value-type="float">
            <text:p>0.0249064</text:p>
          </table:table-cell>
          <table:table-cell office:value-type="float" office:value="0.0144295" calcext:value-type="float">
            <text:p>0.0144295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 office:value-type="float" office:value="0" calcext:value-type="float">
            <text:p>0</text:p>
          </table:table-cell>
          <table:table-cell office:value-type="float" office:value="0.241154" calcext:value-type="float">
            <text:p>0.241154</text:p>
          </table:table-cell>
          <table:table-cell office:value-type="float" office:value="0.0030416" calcext:value-type="float">
            <text:p>0.0030416</text:p>
          </table:table-cell>
          <table:table-cell office:value-type="float" office:value="0.0229235" calcext:value-type="float">
            <text:p>0.0229235</text:p>
          </table:table-cell>
          <table:table-cell office:value-type="float" office:value="0.0174368" calcext:value-type="float">
            <text:p>0.0174368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0" calcext:value-type="float">
            <text:p>0</text:p>
          </table:table-cell>
          <table:table-cell office:value-type="float" office:value="0.244804" calcext:value-type="float">
            <text:p>0.244804</text:p>
          </table:table-cell>
          <table:table-cell office:value-type="float" office:value="0.00349557" calcext:value-type="float">
            <text:p>0.00349557</text:p>
          </table:table-cell>
          <table:table-cell office:value-type="float" office:value="0.025902" calcext:value-type="float">
            <text:p>0.025902</text:p>
          </table:table-cell>
          <table:table-cell office:value-type="float" office:value="0.0167476" calcext:value-type="float">
            <text:p>0.0167476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 office:value-type="float" office:value="0" calcext:value-type="float">
            <text:p>0</text:p>
          </table:table-cell>
          <table:table-cell office:value-type="float" office:value="0.24911" calcext:value-type="float">
            <text:p>0.24911</text:p>
          </table:table-cell>
          <table:table-cell office:value-type="float" office:value="0.00250473" calcext:value-type="float">
            <text:p>0.00250473</text:p>
          </table:table-cell>
          <table:table-cell office:value-type="float" office:value="0.0259845" calcext:value-type="float">
            <text:p>0.0259845</text:p>
          </table:table-cell>
          <table:table-cell office:value-type="float" office:value="0.0148547" calcext:value-type="float">
            <text:p>0.0148547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 office:value-type="float" office:value="0" calcext:value-type="float">
            <text:p>0</text:p>
          </table:table-cell>
          <table:table-cell office:value-type="float" office:value="0.262727" calcext:value-type="float">
            <text:p>0.262727</text:p>
          </table:table-cell>
          <table:table-cell office:value-type="float" office:value="0.00219801" calcext:value-type="float">
            <text:p>0.00219801</text:p>
          </table:table-cell>
          <table:table-cell office:value-type="float" office:value="0.0260982" calcext:value-type="float">
            <text:p>0.0260982</text:p>
          </table:table-cell>
          <table:table-cell office:value-type="float" office:value="0.0147513" calcext:value-type="float">
            <text:p>0.0147513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 office:value-type="float" office:value="0" calcext:value-type="float">
            <text:p>0</text:p>
          </table:table-cell>
          <table:table-cell office:value-type="float" office:value="0.289441" calcext:value-type="float">
            <text:p>0.289441</text:p>
          </table:table-cell>
          <table:table-cell office:value-type="float" office:value="0.00337359" calcext:value-type="float">
            <text:p>0.00337359</text:p>
          </table:table-cell>
          <table:table-cell office:value-type="float" office:value="0.0254681" calcext:value-type="float">
            <text:p>0.0254681</text:p>
          </table:table-cell>
          <table:table-cell office:value-type="float" office:value="0.0144959" calcext:value-type="float">
            <text:p>0.0144959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 office:value-type="float" office:value="0" calcext:value-type="float">
            <text:p>0</text:p>
          </table:table-cell>
          <table:table-cell office:value-type="float" office:value="0.26357" calcext:value-type="float">
            <text:p>0.26357</text:p>
          </table:table-cell>
          <table:table-cell office:value-type="float" office:value="0.00180641" calcext:value-type="float">
            <text:p>0.00180641</text:p>
          </table:table-cell>
          <table:table-cell office:value-type="float" office:value="0.0258076" calcext:value-type="float">
            <text:p>0.0258076</text:p>
          </table:table-cell>
          <table:table-cell office:value-type="float" office:value="0.0151741" calcext:value-type="float">
            <text:p>0.0151741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 office:value-type="float" office:value="0" calcext:value-type="float">
            <text:p>0</text:p>
          </table:table-cell>
          <table:table-cell office:value-type="float" office:value="0.245318" calcext:value-type="float">
            <text:p>0.245318</text:p>
          </table:table-cell>
          <table:table-cell office:value-type="float" office:value="0.00172035" calcext:value-type="float">
            <text:p>0.00172035</text:p>
          </table:table-cell>
          <table:table-cell office:value-type="float" office:value="0.0232464" calcext:value-type="float">
            <text:p>0.0232464</text:p>
          </table:table-cell>
          <table:table-cell office:value-type="float" office:value="0.0145389" calcext:value-type="float">
            <text:p>0.0145389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0" calcext:value-type="float">
            <text:p>0</text:p>
          </table:table-cell>
          <table:table-cell office:value-type="float" office:value="0.246602" calcext:value-type="float">
            <text:p>0.246602</text:p>
          </table:table-cell>
          <table:table-cell office:value-type="float" office:value="0.00221498" calcext:value-type="float">
            <text:p>0.00221498</text:p>
          </table:table-cell>
          <table:table-cell office:value-type="float" office:value="0.0273677" calcext:value-type="float">
            <text:p>0.0273677</text:p>
          </table:table-cell>
          <table:table-cell office:value-type="float" office:value="0.0144055" calcext:value-type="float">
            <text:p>0.0144055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 office:value-type="float" office:value="0" calcext:value-type="float">
            <text:p>0</text:p>
          </table:table-cell>
          <table:table-cell office:value-type="float" office:value="0.256348" calcext:value-type="float">
            <text:p>0.256348</text:p>
          </table:table-cell>
          <table:table-cell office:value-type="float" office:value="0.00165561" calcext:value-type="float">
            <text:p>0.00165561</text:p>
          </table:table-cell>
          <table:table-cell office:value-type="float" office:value="0.0238599" calcext:value-type="float">
            <text:p>0.0238599</text:p>
          </table:table-cell>
          <table:table-cell office:value-type="float" office:value="0.0145278" calcext:value-type="float">
            <text:p>0.0145278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 office:value-type="float" office:value="0" calcext:value-type="float">
            <text:p>0</text:p>
          </table:table-cell>
          <table:table-cell office:value-type="float" office:value="0.263399" calcext:value-type="float">
            <text:p>0.263399</text:p>
          </table:table-cell>
          <table:table-cell office:value-type="float" office:value="0.00168048" calcext:value-type="float">
            <text:p>0.00168048</text:p>
          </table:table-cell>
          <table:table-cell office:value-type="float" office:value="0.0282298" calcext:value-type="float">
            <text:p>0.0282298</text:p>
          </table:table-cell>
          <table:table-cell office:value-type="float" office:value="0.0145649" calcext:value-type="float">
            <text:p>0.0145649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 office:value-type="float" office:value="0" calcext:value-type="float">
            <text:p>0</text:p>
          </table:table-cell>
          <table:table-cell office:value-type="float" office:value="0.264973" calcext:value-type="float">
            <text:p>0.264973</text:p>
          </table:table-cell>
          <table:table-cell office:value-type="float" office:value="0.00159837" calcext:value-type="float">
            <text:p>0.00159837</text:p>
          </table:table-cell>
          <table:table-cell office:value-type="float" office:value="0.024028" calcext:value-type="float">
            <text:p>0.024028</text:p>
          </table:table-cell>
          <table:table-cell office:value-type="float" office:value="0.0147173" calcext:value-type="float">
            <text:p>0.0147173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 office:value-type="float" office:value="0" calcext:value-type="float">
            <text:p>0</text:p>
          </table:table-cell>
          <table:table-cell office:value-type="float" office:value="0.265033" calcext:value-type="float">
            <text:p>0.265033</text:p>
          </table:table-cell>
          <table:table-cell office:value-type="float" office:value="0.00160863" calcext:value-type="float">
            <text:p>0.00160863</text:p>
          </table:table-cell>
          <table:table-cell office:value-type="float" office:value="0.0270819" calcext:value-type="float">
            <text:p>0.0270819</text:p>
          </table:table-cell>
          <table:table-cell office:value-type="float" office:value="0.0145298" calcext:value-type="float">
            <text:p>0.0145298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 office:value-type="float" office:value="0" calcext:value-type="float">
            <text:p>0</text:p>
          </table:table-cell>
          <table:table-cell office:value-type="float" office:value="0.27968" calcext:value-type="float">
            <text:p>0.27968</text:p>
          </table:table-cell>
          <table:table-cell office:value-type="float" office:value="0.00256829" calcext:value-type="float">
            <text:p>0.00256829</text:p>
          </table:table-cell>
          <table:table-cell office:value-type="float" office:value="0.0347189" calcext:value-type="float">
            <text:p>0.0347189</text:p>
          </table:table-cell>
          <table:table-cell office:value-type="float" office:value="0.0150572" calcext:value-type="float">
            <text:p>0.0150572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 office:value-type="float" office:value="0" calcext:value-type="float">
            <text:p>0</text:p>
          </table:table-cell>
          <table:table-cell office:value-type="float" office:value="0.274533" calcext:value-type="float">
            <text:p>0.274533</text:p>
          </table:table-cell>
          <table:table-cell office:value-type="float" office:value="0.00185615" calcext:value-type="float">
            <text:p>0.00185615</text:p>
          </table:table-cell>
          <table:table-cell office:value-type="float" office:value="0.0329563" calcext:value-type="float">
            <text:p>0.0329563</text:p>
          </table:table-cell>
          <table:table-cell office:value-type="float" office:value="0.0146068" calcext:value-type="float">
            <text:p>0.0146068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 office:value-type="float" office:value="0" calcext:value-type="float">
            <text:p>0</text:p>
          </table:table-cell>
          <table:table-cell office:value-type="float" office:value="0.239532" calcext:value-type="float">
            <text:p>0.239532</text:p>
          </table:table-cell>
          <table:table-cell office:value-type="float" office:value="0.00169785" calcext:value-type="float">
            <text:p>0.00169785</text:p>
          </table:table-cell>
          <table:table-cell office:value-type="float" office:value="0.0307358" calcext:value-type="float">
            <text:p>0.0307358</text:p>
          </table:table-cell>
          <table:table-cell office:value-type="float" office:value="0.0161159" calcext:value-type="float">
            <text:p>0.0161159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 office:value-type="float" office:value="0" calcext:value-type="float">
            <text:p>0</text:p>
          </table:table-cell>
          <table:table-cell office:value-type="float" office:value="0.26697" calcext:value-type="float">
            <text:p>0.26697</text:p>
          </table:table-cell>
          <table:table-cell office:value-type="float" office:value="0.00199234" calcext:value-type="float">
            <text:p>0.00199234</text:p>
          </table:table-cell>
          <table:table-cell office:value-type="float" office:value="0.030821" calcext:value-type="float">
            <text:p>0.030821</text:p>
          </table:table-cell>
          <table:table-cell office:value-type="float" office:value="0.01644" calcext:value-type="float">
            <text:p>0.01644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 office:value-type="float" office:value="0" calcext:value-type="float">
            <text:p>0</text:p>
          </table:table-cell>
          <table:table-cell office:value-type="float" office:value="0.256869" calcext:value-type="float">
            <text:p>0.256869</text:p>
          </table:table-cell>
          <table:table-cell office:value-type="float" office:value="0.00169903" calcext:value-type="float">
            <text:p>0.00169903</text:p>
          </table:table-cell>
          <table:table-cell office:value-type="float" office:value="0.0256663" calcext:value-type="float">
            <text:p>0.0256663</text:p>
          </table:table-cell>
          <table:table-cell office:value-type="float" office:value="0.0158874" calcext:value-type="float">
            <text:p>0.015887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0" calcext:value-type="float">
            <text:p>0</text:p>
          </table:table-cell>
          <table:table-cell office:value-type="float" office:value="0.251632" calcext:value-type="float">
            <text:p>0.251632</text:p>
          </table:table-cell>
          <table:table-cell office:value-type="float" office:value="0.00322437" calcext:value-type="float">
            <text:p>0.00322437</text:p>
          </table:table-cell>
          <table:table-cell office:value-type="float" office:value="0.0331221" calcext:value-type="float">
            <text:p>0.0331221</text:p>
          </table:table-cell>
          <table:table-cell office:value-type="float" office:value="0.0153549" calcext:value-type="float">
            <text:p>0.0153549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 office:value-type="float" office:value="0" calcext:value-type="float">
            <text:p>0</text:p>
          </table:table-cell>
          <table:table-cell office:value-type="float" office:value="0.279901" calcext:value-type="float">
            <text:p>0.279901</text:p>
          </table:table-cell>
          <table:table-cell office:value-type="float" office:value="0.00173456" calcext:value-type="float">
            <text:p>0.00173456</text:p>
          </table:table-cell>
          <table:table-cell office:value-type="float" office:value="0.0316117" calcext:value-type="float">
            <text:p>0.0316117</text:p>
          </table:table-cell>
          <table:table-cell office:value-type="float" office:value="0.0151385" calcext:value-type="float">
            <text:p>0.0151385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0" calcext:value-type="float">
            <text:p>0</text:p>
          </table:table-cell>
          <table:table-cell office:value-type="float" office:value="0.279347" calcext:value-type="float">
            <text:p>0.279347</text:p>
          </table:table-cell>
          <table:table-cell office:value-type="float" office:value="0.00158574" calcext:value-type="float">
            <text:p>0.00158574</text:p>
          </table:table-cell>
          <table:table-cell office:value-type="float" office:value="0.0341788" calcext:value-type="float">
            <text:p>0.0341788</text:p>
          </table:table-cell>
          <table:table-cell office:value-type="float" office:value="0.0150201" calcext:value-type="float">
            <text:p>0.0150201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 office:value-type="float" office:value="0" calcext:value-type="float">
            <text:p>0</text:p>
          </table:table-cell>
          <table:table-cell office:value-type="float" office:value="0.253018" calcext:value-type="float">
            <text:p>0.253018</text:p>
          </table:table-cell>
          <table:table-cell office:value-type="float" office:value="0.0024092" calcext:value-type="float">
            <text:p>0.0024092</text:p>
          </table:table-cell>
          <table:table-cell office:value-type="float" office:value="0.0277048" calcext:value-type="float">
            <text:p>0.0277048</text:p>
          </table:table-cell>
          <table:table-cell office:value-type="float" office:value="0.0147153" calcext:value-type="float">
            <text:p>0.0147153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 office:value-type="float" office:value="0" calcext:value-type="float">
            <text:p>0</text:p>
          </table:table-cell>
          <table:table-cell office:value-type="float" office:value="0.271477" calcext:value-type="float">
            <text:p>0.271477</text:p>
          </table:table-cell>
          <table:table-cell office:value-type="float" office:value="0.00287778" calcext:value-type="float">
            <text:p>0.00287778</text:p>
          </table:table-cell>
          <table:table-cell office:value-type="float" office:value="0.0218052" calcext:value-type="float">
            <text:p>0.0218052</text:p>
          </table:table-cell>
          <table:table-cell office:value-type="float" office:value="0.0148132" calcext:value-type="float">
            <text:p>0.0148132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 office:value-type="float" office:value="0" calcext:value-type="float">
            <text:p>0</text:p>
          </table:table-cell>
          <table:table-cell office:value-type="float" office:value="0.264395" calcext:value-type="float">
            <text:p>0.264395</text:p>
          </table:table-cell>
          <table:table-cell office:value-type="float" office:value="0.00219998" calcext:value-type="float">
            <text:p>0.00219998</text:p>
          </table:table-cell>
          <table:table-cell office:value-type="float" office:value="0.0284975" calcext:value-type="float">
            <text:p>0.0284975</text:p>
          </table:table-cell>
          <table:table-cell office:value-type="float" office:value="0.0146593" calcext:value-type="float">
            <text:p>0.0146593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 office:value-type="float" office:value="0" calcext:value-type="float">
            <text:p>0</text:p>
          </table:table-cell>
          <table:table-cell office:value-type="float" office:value="0.255351" calcext:value-type="float">
            <text:p>0.255351</text:p>
          </table:table-cell>
          <table:table-cell office:value-type="float" office:value="0.00228169" calcext:value-type="float">
            <text:p>0.00228169</text:p>
          </table:table-cell>
          <table:table-cell office:value-type="float" office:value="0.0273681" calcext:value-type="float">
            <text:p>0.0273681</text:p>
          </table:table-cell>
          <table:table-cell office:value-type="float" office:value="0.0149889" calcext:value-type="float">
            <text:p>0.0149889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 office:value-type="float" office:value="0" calcext:value-type="float">
            <text:p>0</text:p>
          </table:table-cell>
          <table:table-cell office:value-type="float" office:value="0.28317" calcext:value-type="float">
            <text:p>0.28317</text:p>
          </table:table-cell>
          <table:table-cell office:value-type="float" office:value="0.00234091" calcext:value-type="float">
            <text:p>0.00234091</text:p>
          </table:table-cell>
          <table:table-cell office:value-type="float" office:value="0.0246297" calcext:value-type="float">
            <text:p>0.0246297</text:p>
          </table:table-cell>
          <table:table-cell office:value-type="float" office:value="0.014542" calcext:value-type="float">
            <text:p>0.014542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 office:value-type="float" office:value="0" calcext:value-type="float">
            <text:p>0</text:p>
          </table:table-cell>
          <table:table-cell office:value-type="float" office:value="0.281225" calcext:value-type="float">
            <text:p>0.281225</text:p>
          </table:table-cell>
          <table:table-cell office:value-type="float" office:value="0.00174877" calcext:value-type="float">
            <text:p>0.00174877</text:p>
          </table:table-cell>
          <table:table-cell office:value-type="float" office:value="0.0274056" calcext:value-type="float">
            <text:p>0.0274056</text:p>
          </table:table-cell>
          <table:table-cell office:value-type="float" office:value="0.0149388" calcext:value-type="float">
            <text:p>0.0149388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 office:value-type="float" office:value="0" calcext:value-type="float">
            <text:p>0</text:p>
          </table:table-cell>
          <table:table-cell office:value-type="float" office:value="0.297545" calcext:value-type="float">
            <text:p>0.297545</text:p>
          </table:table-cell>
          <table:table-cell office:value-type="float" office:value="0.00198326" calcext:value-type="float">
            <text:p>0.00198326</text:p>
          </table:table-cell>
          <table:table-cell office:value-type="float" office:value="0.0317278" calcext:value-type="float">
            <text:p>0.0317278</text:p>
          </table:table-cell>
          <table:table-cell office:value-type="float" office:value="0.0146818" calcext:value-type="float">
            <text:p>0.0146818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0" calcext:value-type="float">
            <text:p>0</text:p>
          </table:table-cell>
          <table:table-cell office:value-type="float" office:value="0.27942" calcext:value-type="float">
            <text:p>0.27942</text:p>
          </table:table-cell>
          <table:table-cell office:value-type="float" office:value="0.00183641" calcext:value-type="float">
            <text:p>0.00183641</text:p>
          </table:table-cell>
          <table:table-cell office:value-type="float" office:value="0.0326341" calcext:value-type="float">
            <text:p>0.0326341</text:p>
          </table:table-cell>
          <table:table-cell office:value-type="float" office:value="0.0152637" calcext:value-type="float">
            <text:p>0.0152637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 office:value-type="float" office:value="0" calcext:value-type="float">
            <text:p>0</text:p>
          </table:table-cell>
          <table:table-cell office:value-type="float" office:value="0.265423" calcext:value-type="float">
            <text:p>0.265423</text:p>
          </table:table-cell>
          <table:table-cell office:value-type="float" office:value="0.00197892" calcext:value-type="float">
            <text:p>0.00197892</text:p>
          </table:table-cell>
          <table:table-cell office:value-type="float" office:value="0.0230933" calcext:value-type="float">
            <text:p>0.0230933</text:p>
          </table:table-cell>
          <table:table-cell office:value-type="float" office:value="0.0163358" calcext:value-type="float">
            <text:p>0.0163358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 office:value-type="float" office:value="0" calcext:value-type="float">
            <text:p>0</text:p>
          </table:table-cell>
          <table:table-cell office:value-type="float" office:value="0.280771" calcext:value-type="float">
            <text:p>0.280771</text:p>
          </table:table-cell>
          <table:table-cell office:value-type="float" office:value="0.00193154" calcext:value-type="float">
            <text:p>0.00193154</text:p>
          </table:table-cell>
          <table:table-cell office:value-type="float" office:value="0.0225481" calcext:value-type="float">
            <text:p>0.0225481</text:p>
          </table:table-cell>
          <table:table-cell office:value-type="float" office:value="0.0152972" calcext:value-type="float">
            <text:p>0.0152972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 office:value-type="float" office:value="0" calcext:value-type="float">
            <text:p>0</text:p>
          </table:table-cell>
          <table:table-cell office:value-type="float" office:value="0.272279" calcext:value-type="float">
            <text:p>0.272279</text:p>
          </table:table-cell>
          <table:table-cell office:value-type="float" office:value="0.0018597" calcext:value-type="float">
            <text:p>0.0018597</text:p>
          </table:table-cell>
          <table:table-cell office:value-type="float" office:value="0.0251057" calcext:value-type="float">
            <text:p>0.0251057</text:p>
          </table:table-cell>
          <table:table-cell office:value-type="float" office:value="0.0158428" calcext:value-type="float">
            <text:p>0.0158428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 office:value-type="float" office:value="0" calcext:value-type="float">
            <text:p>0</text:p>
          </table:table-cell>
          <table:table-cell office:value-type="float" office:value="0.285762" calcext:value-type="float">
            <text:p>0.285762</text:p>
          </table:table-cell>
          <table:table-cell office:value-type="float" office:value="0.00188299" calcext:value-type="float">
            <text:p>0.00188299</text:p>
          </table:table-cell>
          <table:table-cell office:value-type="float" office:value="0.0225667" calcext:value-type="float">
            <text:p>0.0225667</text:p>
          </table:table-cell>
          <table:table-cell office:value-type="float" office:value="0.015236" calcext:value-type="float">
            <text:p>0.015236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 office:value-type="float" office:value="0" calcext:value-type="float">
            <text:p>0</text:p>
          </table:table-cell>
          <table:table-cell office:value-type="float" office:value="0.275006" calcext:value-type="float">
            <text:p>0.275006</text:p>
          </table:table-cell>
          <table:table-cell office:value-type="float" office:value="0.00220274" calcext:value-type="float">
            <text:p>0.00220274</text:p>
          </table:table-cell>
          <table:table-cell office:value-type="float" office:value="0.0250477" calcext:value-type="float">
            <text:p>0.0250477</text:p>
          </table:table-cell>
          <table:table-cell office:value-type="float" office:value="0.0148531" calcext:value-type="float">
            <text:p>0.0148531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 office:value-type="float" office:value="0" calcext:value-type="float">
            <text:p>0</text:p>
          </table:table-cell>
          <table:table-cell office:value-type="float" office:value="0.281029" calcext:value-type="float">
            <text:p>0.281029</text:p>
          </table:table-cell>
          <table:table-cell office:value-type="float" office:value="0.00392862" calcext:value-type="float">
            <text:p>0.00392862</text:p>
          </table:table-cell>
          <table:table-cell office:value-type="float" office:value="0.024169" calcext:value-type="float">
            <text:p>0.024169</text:p>
          </table:table-cell>
          <table:table-cell office:value-type="float" office:value="0.015433" calcext:value-type="float">
            <text:p>0.015433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 office:value-type="float" office:value="0" calcext:value-type="float">
            <text:p>0</text:p>
          </table:table-cell>
          <table:table-cell office:value-type="float" office:value="0.311459" calcext:value-type="float">
            <text:p>0.311459</text:p>
          </table:table-cell>
          <table:table-cell office:value-type="float" office:value="0.00229235" calcext:value-type="float">
            <text:p>0.00229235</text:p>
          </table:table-cell>
          <table:table-cell office:value-type="float" office:value="0.0245981" calcext:value-type="float">
            <text:p>0.0245981</text:p>
          </table:table-cell>
          <table:table-cell office:value-type="float" office:value="0.0148334" calcext:value-type="float">
            <text:p>0.0148334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 office:value-type="float" office:value="0" calcext:value-type="float">
            <text:p>0</text:p>
          </table:table-cell>
          <table:table-cell office:value-type="float" office:value="0.288125" calcext:value-type="float">
            <text:p>0.288125</text:p>
          </table:table-cell>
          <table:table-cell office:value-type="float" office:value="0.00286514" calcext:value-type="float">
            <text:p>0.00286514</text:p>
          </table:table-cell>
          <table:table-cell office:value-type="float" office:value="0.0268229" calcext:value-type="float">
            <text:p>0.0268229</text:p>
          </table:table-cell>
          <table:table-cell office:value-type="float" office:value="0.01476" calcext:value-type="float">
            <text:p>0.01476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 office:value-type="float" office:value="0" calcext:value-type="float">
            <text:p>0</text:p>
          </table:table-cell>
          <table:table-cell office:value-type="float" office:value="0.266516" calcext:value-type="float">
            <text:p>0.266516</text:p>
          </table:table-cell>
          <table:table-cell office:value-type="float" office:value="0.00209497" calcext:value-type="float">
            <text:p>0.00209497</text:p>
          </table:table-cell>
          <table:table-cell office:value-type="float" office:value="0.027815" calcext:value-type="float">
            <text:p>0.027815</text:p>
          </table:table-cell>
          <table:table-cell office:value-type="float" office:value="0.017078" calcext:value-type="float">
            <text:p>0.017078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 office:value-type="float" office:value="0.264491" calcext:value-type="float">
            <text:p>0.264491</text:p>
          </table:table-cell>
          <table:table-cell office:value-type="float" office:value="0.00197339" calcext:value-type="float">
            <text:p>0.00197339</text:p>
          </table:table-cell>
          <table:table-cell office:value-type="float" office:value="0.0233641" calcext:value-type="float">
            <text:p>0.0233641</text:p>
          </table:table-cell>
          <table:table-cell office:value-type="float" office:value="0.014876" calcext:value-type="float">
            <text:p>0.014876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 office:value-type="float" office:value="0" calcext:value-type="float">
            <text:p>0</text:p>
          </table:table-cell>
          <table:table-cell office:value-type="float" office:value="0.272139" calcext:value-type="float">
            <text:p>0.272139</text:p>
          </table:table-cell>
          <table:table-cell office:value-type="float" office:value="0.00191457" calcext:value-type="float">
            <text:p>0.00191457</text:p>
          </table:table-cell>
          <table:table-cell office:value-type="float" office:value="0.0242053" calcext:value-type="float">
            <text:p>0.0242053</text:p>
          </table:table-cell>
          <table:table-cell office:value-type="float" office:value="0.0150864" calcext:value-type="float">
            <text:p>0.0150864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float" office:value="0" calcext:value-type="float">
            <text:p>0</text:p>
          </table:table-cell>
          <table:table-cell office:value-type="float" office:value="0.267059" calcext:value-type="float">
            <text:p>0.267059</text:p>
          </table:table-cell>
          <table:table-cell office:value-type="float" office:value="0.00196076" calcext:value-type="float">
            <text:p>0.00196076</text:p>
          </table:table-cell>
          <table:table-cell office:value-type="float" office:value="0.0249782" calcext:value-type="float">
            <text:p>0.0249782</text:p>
          </table:table-cell>
          <table:table-cell office:value-type="float" office:value="0.0152522" calcext:value-type="float">
            <text:p>0.0152522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float" office:value="0" calcext:value-type="float">
            <text:p>0</text:p>
          </table:table-cell>
          <table:table-cell office:value-type="float" office:value="0.299024" calcext:value-type="float">
            <text:p>0.299024</text:p>
          </table:table-cell>
          <table:table-cell office:value-type="float" office:value="0.00186562" calcext:value-type="float">
            <text:p>0.00186562</text:p>
          </table:table-cell>
          <table:table-cell office:value-type="float" office:value="0.026935" calcext:value-type="float">
            <text:p>0.026935</text:p>
          </table:table-cell>
          <table:table-cell office:value-type="float" office:value="0.0165135" calcext:value-type="float">
            <text:p>0.0165135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 office:value-type="float" office:value="0" calcext:value-type="float">
            <text:p>0</text:p>
          </table:table-cell>
          <table:table-cell office:value-type="float" office:value="0.296577" calcext:value-type="float">
            <text:p>0.296577</text:p>
          </table:table-cell>
          <table:table-cell office:value-type="float" office:value="0.00156521" calcext:value-type="float">
            <text:p>0.00156521</text:p>
          </table:table-cell>
          <table:table-cell office:value-type="float" office:value="0.021997" calcext:value-type="float">
            <text:p>0.021997</text:p>
          </table:table-cell>
          <table:table-cell office:value-type="float" office:value="0.0185804" calcext:value-type="float">
            <text:p>0.0185804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 office:value-type="float" office:value="0" calcext:value-type="float">
            <text:p>0</text:p>
          </table:table-cell>
          <table:table-cell office:value-type="float" office:value="0.269803" calcext:value-type="float">
            <text:p>0.269803</text:p>
          </table:table-cell>
          <table:table-cell office:value-type="float" office:value="0.00150284" calcext:value-type="float">
            <text:p>0.00150284</text:p>
          </table:table-cell>
          <table:table-cell office:value-type="float" office:value="0.0236155" calcext:value-type="float">
            <text:p>0.0236155</text:p>
          </table:table-cell>
          <table:table-cell office:value-type="float" office:value="0.0251503" calcext:value-type="float">
            <text:p>0.0251503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float" office:value="0" calcext:value-type="float">
            <text:p>0</text:p>
          </table:table-cell>
          <table:table-cell office:value-type="float" office:value="0.26525" calcext:value-type="float">
            <text:p>0.26525</text:p>
          </table:table-cell>
          <table:table-cell office:value-type="float" office:value="0.00175825" calcext:value-type="float">
            <text:p>0.00175825</text:p>
          </table:table-cell>
          <table:table-cell office:value-type="float" office:value="0.0243589" calcext:value-type="float">
            <text:p>0.0243589</text:p>
          </table:table-cell>
          <table:table-cell office:value-type="float" office:value="0.0189531" calcext:value-type="float">
            <text:p>0.0189531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 office:value-type="float" office:value="0" calcext:value-type="float">
            <text:p>0</text:p>
          </table:table-cell>
          <table:table-cell office:value-type="float" office:value="0.267216" calcext:value-type="float">
            <text:p>0.267216</text:p>
          </table:table-cell>
          <table:table-cell office:value-type="float" office:value="0.00157311" calcext:value-type="float">
            <text:p>0.00157311</text:p>
          </table:table-cell>
          <table:table-cell office:value-type="float" office:value="0.0335152" calcext:value-type="float">
            <text:p>0.0335152</text:p>
          </table:table-cell>
          <table:table-cell office:value-type="float" office:value="0.0177356" calcext:value-type="float">
            <text:p>0.0177356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 office:value-type="float" office:value="0" calcext:value-type="float">
            <text:p>0</text:p>
          </table:table-cell>
          <table:table-cell office:value-type="float" office:value="0.291395" calcext:value-type="float">
            <text:p>0.291395</text:p>
          </table:table-cell>
          <table:table-cell office:value-type="float" office:value="0.00160192" calcext:value-type="float">
            <text:p>0.00160192</text:p>
          </table:table-cell>
          <table:table-cell office:value-type="float" office:value="0.0245854" calcext:value-type="float">
            <text:p>0.0245854</text:p>
          </table:table-cell>
          <table:table-cell office:value-type="float" office:value="0.0180447" calcext:value-type="float">
            <text:p>0.0180447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 office:value-type="float" office:value="0" calcext:value-type="float">
            <text:p>0</text:p>
          </table:table-cell>
          <table:table-cell office:value-type="float" office:value="0.26892" calcext:value-type="float">
            <text:p>0.26892</text:p>
          </table:table-cell>
          <table:table-cell office:value-type="float" office:value="0.00150284" calcext:value-type="float">
            <text:p>0.00150284</text:p>
          </table:table-cell>
          <table:table-cell office:value-type="float" office:value="0.0263409" calcext:value-type="float">
            <text:p>0.0263409</text:p>
          </table:table-cell>
          <table:table-cell office:value-type="float" office:value="0.018126" calcext:value-type="float">
            <text:p>0.018126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0" calcext:value-type="float">
            <text:p>0</text:p>
          </table:table-cell>
          <table:table-cell office:value-type="float" office:value="0.286377" calcext:value-type="float">
            <text:p>0.286377</text:p>
          </table:table-cell>
          <table:table-cell office:value-type="float" office:value="0.0015431" calcext:value-type="float">
            <text:p>0.0015431</text:p>
          </table:table-cell>
          <table:table-cell office:value-type="float" office:value="0.0233964" calcext:value-type="float">
            <text:p>0.0233964</text:p>
          </table:table-cell>
          <table:table-cell office:value-type="float" office:value="0.0178438" calcext:value-type="float">
            <text:p>0.0178438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 office:value-type="float" office:value="0" calcext:value-type="float">
            <text:p>0</text:p>
          </table:table-cell>
          <table:table-cell office:value-type="float" office:value="0.306119" calcext:value-type="float">
            <text:p>0.306119</text:p>
          </table:table-cell>
          <table:table-cell office:value-type="float" office:value="0.00147205" calcext:value-type="float">
            <text:p>0.00147205</text:p>
          </table:table-cell>
          <table:table-cell office:value-type="float" office:value="0.0258013" calcext:value-type="float">
            <text:p>0.0258013</text:p>
          </table:table-cell>
          <table:table-cell office:value-type="float" office:value="0.0269832" calcext:value-type="float">
            <text:p>0.0269832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 office:value-type="float" office:value="0" calcext:value-type="float">
            <text:p>0</text:p>
          </table:table-cell>
          <table:table-cell office:value-type="float" office:value="0.261718" calcext:value-type="float">
            <text:p>0.261718</text:p>
          </table:table-cell>
          <table:table-cell office:value-type="float" office:value="0.00161061" calcext:value-type="float">
            <text:p>0.00161061</text:p>
          </table:table-cell>
          <table:table-cell office:value-type="float" office:value="0.0247181" calcext:value-type="float">
            <text:p>0.0247181</text:p>
          </table:table-cell>
          <table:table-cell office:value-type="float" office:value="0.0299261" calcext:value-type="float">
            <text:p>0.0299261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 office:value-type="float" office:value="0" calcext:value-type="float">
            <text:p>0</text:p>
          </table:table-cell>
          <table:table-cell office:value-type="float" office:value="0.275269" calcext:value-type="float">
            <text:p>0.275269</text:p>
          </table:table-cell>
          <table:table-cell office:value-type="float" office:value="0.00157745" calcext:value-type="float">
            <text:p>0.00157745</text:p>
          </table:table-cell>
          <table:table-cell office:value-type="float" office:value="0.0268585" calcext:value-type="float">
            <text:p>0.0268585</text:p>
          </table:table-cell>
          <table:table-cell office:value-type="float" office:value="0.0234414" calcext:value-type="float">
            <text:p>0.0234414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 office:value-type="float" office:value="0" calcext:value-type="float">
            <text:p>0</text:p>
          </table:table-cell>
          <table:table-cell office:value-type="float" office:value="0.281018" calcext:value-type="float">
            <text:p>0.281018</text:p>
          </table:table-cell>
          <table:table-cell office:value-type="float" office:value="0.0016789" calcext:value-type="float">
            <text:p>0.0016789</text:p>
          </table:table-cell>
          <table:table-cell office:value-type="float" office:value="0.0268948" calcext:value-type="float">
            <text:p>0.0268948</text:p>
          </table:table-cell>
          <table:table-cell office:value-type="float" office:value="0.0296395" calcext:value-type="float">
            <text:p>0.0296395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 office:value-type="float" office:value="0" calcext:value-type="float">
            <text:p>0</text:p>
          </table:table-cell>
          <table:table-cell office:value-type="float" office:value="0.270983" calcext:value-type="float">
            <text:p>0.270983</text:p>
          </table:table-cell>
          <table:table-cell office:value-type="float" office:value="0.00177719" calcext:value-type="float">
            <text:p>0.00177719</text:p>
          </table:table-cell>
          <table:table-cell office:value-type="float" office:value="0.0234035" calcext:value-type="float">
            <text:p>0.0234035</text:p>
          </table:table-cell>
          <table:table-cell office:value-type="float" office:value="0.0223898" calcext:value-type="float">
            <text:p>0.0223898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 office:value-type="float" office:value="0" calcext:value-type="float">
            <text:p>0</text:p>
          </table:table-cell>
          <table:table-cell office:value-type="float" office:value="0.257933" calcext:value-type="float">
            <text:p>0.257933</text:p>
          </table:table-cell>
          <table:table-cell office:value-type="float" office:value="0.00206181" calcext:value-type="float">
            <text:p>0.00206181</text:p>
          </table:table-cell>
          <table:table-cell office:value-type="float" office:value="0.0226626" calcext:value-type="float">
            <text:p>0.0226626</text:p>
          </table:table-cell>
          <table:table-cell office:value-type="float" office:value="0.0271486" calcext:value-type="float">
            <text:p>0.0271486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 office:value-type="float" office:value="0" calcext:value-type="float">
            <text:p>0</text:p>
          </table:table-cell>
          <table:table-cell office:value-type="float" office:value="0.272961" calcext:value-type="float">
            <text:p>0.272961</text:p>
          </table:table-cell>
          <table:table-cell office:value-type="float" office:value="0.00215182" calcext:value-type="float">
            <text:p>0.00215182</text:p>
          </table:table-cell>
          <table:table-cell office:value-type="float" office:value="0.0227968" calcext:value-type="float">
            <text:p>0.0227968</text:p>
          </table:table-cell>
          <table:table-cell office:value-type="float" office:value="0.0231371" calcext:value-type="float">
            <text:p>0.0231371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0" calcext:value-type="float">
            <text:p>0</text:p>
          </table:table-cell>
          <table:table-cell office:value-type="float" office:value="0.317052" calcext:value-type="float">
            <text:p>0.317052</text:p>
          </table:table-cell>
          <table:table-cell office:value-type="float" office:value="0.00528856" calcext:value-type="float">
            <text:p>0.00528856</text:p>
          </table:table-cell>
          <table:table-cell office:value-type="float" office:value="0.021851" calcext:value-type="float">
            <text:p>0.021851</text:p>
          </table:table-cell>
          <table:table-cell office:value-type="float" office:value="0.0242444" calcext:value-type="float">
            <text:p>0.0242444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 office:value-type="float" office:value="0" calcext:value-type="float">
            <text:p>0</text:p>
          </table:table-cell>
          <table:table-cell office:value-type="float" office:value="0.266097" calcext:value-type="float">
            <text:p>0.266097</text:p>
          </table:table-cell>
          <table:table-cell office:value-type="float" office:value="0.00224459" calcext:value-type="float">
            <text:p>0.00224459</text:p>
          </table:table-cell>
          <table:table-cell office:value-type="float" office:value="0.0227546" calcext:value-type="float">
            <text:p>0.0227546</text:p>
          </table:table-cell>
          <table:table-cell office:value-type="float" office:value="0.0239913" calcext:value-type="float">
            <text:p>0.023991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0" calcext:value-type="float">
            <text:p>0</text:p>
          </table:table-cell>
          <table:table-cell office:value-type="float" office:value="0.258183" calcext:value-type="float">
            <text:p>0.258183</text:p>
          </table:table-cell>
          <table:table-cell office:value-type="float" office:value="0.00174364" calcext:value-type="float">
            <text:p>0.00174364</text:p>
          </table:table-cell>
          <table:table-cell office:value-type="float" office:value="0.0218924" calcext:value-type="float">
            <text:p>0.0218924</text:p>
          </table:table-cell>
          <table:table-cell office:value-type="float" office:value="0.0278982" calcext:value-type="float">
            <text:p>0.0278982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 office:value-type="float" office:value="0" calcext:value-type="float">
            <text:p>0</text:p>
          </table:table-cell>
          <table:table-cell office:value-type="float" office:value="0.267595" calcext:value-type="float">
            <text:p>0.267595</text:p>
          </table:table-cell>
          <table:table-cell office:value-type="float" office:value="0.0017168" calcext:value-type="float">
            <text:p>0.0017168</text:p>
          </table:table-cell>
          <table:table-cell office:value-type="float" office:value="0.0226863" calcext:value-type="float">
            <text:p>0.0226863</text:p>
          </table:table-cell>
          <table:table-cell office:value-type="float" office:value="0.023719" calcext:value-type="float">
            <text:p>0.023719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 office:value-type="float" office:value="0" calcext:value-type="float">
            <text:p>0</text:p>
          </table:table-cell>
          <table:table-cell office:value-type="float" office:value="0.262189" calcext:value-type="float">
            <text:p>0.262189</text:p>
          </table:table-cell>
          <table:table-cell office:value-type="float" office:value="0.00155416" calcext:value-type="float">
            <text:p>0.00155416</text:p>
          </table:table-cell>
          <table:table-cell office:value-type="float" office:value="0.0245527" calcext:value-type="float">
            <text:p>0.0245527</text:p>
          </table:table-cell>
          <table:table-cell office:value-type="float" office:value="0.0202712" calcext:value-type="float">
            <text:p>0.0202712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 office:value-type="float" office:value="0" calcext:value-type="float">
            <text:p>0</text:p>
          </table:table-cell>
          <table:table-cell office:value-type="float" office:value="0.267229" calcext:value-type="float">
            <text:p>0.267229</text:p>
          </table:table-cell>
          <table:table-cell office:value-type="float" office:value="0.00161377" calcext:value-type="float">
            <text:p>0.00161377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19921" calcext:value-type="float">
            <text:p>0.019921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 office:value-type="float" office:value="0" calcext:value-type="float">
            <text:p>0</text:p>
          </table:table-cell>
          <table:table-cell office:value-type="float" office:value="0.283752" calcext:value-type="float">
            <text:p>0.283752</text:p>
          </table:table-cell>
          <table:table-cell office:value-type="float" office:value="0.00439364" calcext:value-type="float">
            <text:p>0.00439364</text:p>
          </table:table-cell>
          <table:table-cell office:value-type="float" office:value="0.0272528" calcext:value-type="float">
            <text:p>0.0272528</text:p>
          </table:table-cell>
          <table:table-cell office:value-type="float" office:value="0.0198598" calcext:value-type="float">
            <text:p>0.0198598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 office:value-type="float" office:value="0" calcext:value-type="float">
            <text:p>0</text:p>
          </table:table-cell>
          <table:table-cell office:value-type="float" office:value="0.329331" calcext:value-type="float">
            <text:p>0.329331</text:p>
          </table:table-cell>
          <table:table-cell office:value-type="float" office:value="0.00379638" calcext:value-type="float">
            <text:p>0.00379638</text:p>
          </table:table-cell>
          <table:table-cell office:value-type="float" office:value="0.0322335" calcext:value-type="float">
            <text:p>0.0322335</text:p>
          </table:table-cell>
          <table:table-cell office:value-type="float" office:value="0.0155759" calcext:value-type="float">
            <text:p>0.0155759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 office:value-type="float" office:value="0" calcext:value-type="float">
            <text:p>0</text:p>
          </table:table-cell>
          <table:table-cell office:value-type="float" office:value="0.288541" calcext:value-type="float">
            <text:p>0.288541</text:p>
          </table:table-cell>
          <table:table-cell office:value-type="float" office:value="0.0021305" calcext:value-type="float">
            <text:p>0.0021305</text:p>
          </table:table-cell>
          <table:table-cell office:value-type="float" office:value="0.0230072" calcext:value-type="float">
            <text:p>0.0230072</text:p>
          </table:table-cell>
          <table:table-cell office:value-type="float" office:value="0.0154733" calcext:value-type="float">
            <text:p>0.0154733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 office:value-type="float" office:value="0" calcext:value-type="float">
            <text:p>0</text:p>
          </table:table-cell>
          <table:table-cell office:value-type="float" office:value="0.284503" calcext:value-type="float">
            <text:p>0.284503</text:p>
          </table:table-cell>
          <table:table-cell office:value-type="float" office:value="0.00217827" calcext:value-type="float">
            <text:p>0.00217827</text:p>
          </table:table-cell>
          <table:table-cell office:value-type="float" office:value="0.0335476" calcext:value-type="float">
            <text:p>0.0335476</text:p>
          </table:table-cell>
          <table:table-cell office:value-type="float" office:value="0.0168099" calcext:value-type="float">
            <text:p>0.0168099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 office:value-type="float" office:value="0" calcext:value-type="float">
            <text:p>0</text:p>
          </table:table-cell>
          <table:table-cell office:value-type="float" office:value="0.281737" calcext:value-type="float">
            <text:p>0.281737</text:p>
          </table:table-cell>
          <table:table-cell office:value-type="float" office:value="0.00194102" calcext:value-type="float">
            <text:p>0.00194102</text:p>
          </table:table-cell>
          <table:table-cell office:value-type="float" office:value="0.034212" calcext:value-type="float">
            <text:p>0.034212</text:p>
          </table:table-cell>
          <table:table-cell office:value-type="float" office:value="0.0161819" calcext:value-type="float">
            <text:p>0.0161819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 office:value-type="float" office:value="0" calcext:value-type="float">
            <text:p>0</text:p>
          </table:table-cell>
          <table:table-cell office:value-type="float" office:value="0.269635" calcext:value-type="float">
            <text:p>0.269635</text:p>
          </table:table-cell>
          <table:table-cell office:value-type="float" office:value="0.00182851" calcext:value-type="float">
            <text:p>0.00182851</text:p>
          </table:table-cell>
          <table:table-cell office:value-type="float" office:value="0.0290959" calcext:value-type="float">
            <text:p>0.0290959</text:p>
          </table:table-cell>
          <table:table-cell office:value-type="float" office:value="0.0154152" calcext:value-type="float">
            <text:p>0.0154152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0" calcext:value-type="float">
            <text:p>0</text:p>
          </table:table-cell>
          <table:table-cell office:value-type="float" office:value="0.297527" calcext:value-type="float">
            <text:p>0.297527</text:p>
          </table:table-cell>
          <table:table-cell office:value-type="float" office:value="0.00521987" calcext:value-type="float">
            <text:p>0.00521987</text:p>
          </table:table-cell>
          <table:table-cell office:value-type="float" office:value="0.0294402" calcext:value-type="float">
            <text:p>0.0294402</text:p>
          </table:table-cell>
          <table:table-cell office:value-type="float" office:value="0.0160291" calcext:value-type="float">
            <text:p>0.0160291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 office:value-type="float" office:value="0" calcext:value-type="float">
            <text:p>0</text:p>
          </table:table-cell>
          <table:table-cell office:value-type="float" office:value="0.336271" calcext:value-type="float">
            <text:p>0.336271</text:p>
          </table:table-cell>
          <table:table-cell office:value-type="float" office:value="0.00299502" calcext:value-type="float">
            <text:p>0.00299502</text:p>
          </table:table-cell>
          <table:table-cell office:value-type="float" office:value="0.0325891" calcext:value-type="float">
            <text:p>0.0325891</text:p>
          </table:table-cell>
          <table:table-cell office:value-type="float" office:value="0.0155281" calcext:value-type="float">
            <text:p>0.0155281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 office:value-type="float" office:value="0" calcext:value-type="float">
            <text:p>0</text:p>
          </table:table-cell>
          <table:table-cell office:value-type="float" office:value="0.306724" calcext:value-type="float">
            <text:p>0.306724</text:p>
          </table:table-cell>
          <table:table-cell office:value-type="float" office:value="0.00183167" calcext:value-type="float">
            <text:p>0.00183167</text:p>
          </table:table-cell>
          <table:table-cell office:value-type="float" office:value="0.0296466" calcext:value-type="float">
            <text:p>0.0296466</text:p>
          </table:table-cell>
          <table:table-cell office:value-type="float" office:value="0.0182678" calcext:value-type="float">
            <text:p>0.0182678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 office:value-type="float" office:value="0" calcext:value-type="float">
            <text:p>0</text:p>
          </table:table-cell>
          <table:table-cell office:value-type="float" office:value="0.345208" calcext:value-type="float">
            <text:p>0.345208</text:p>
          </table:table-cell>
          <table:table-cell office:value-type="float" office:value="0.00193273" calcext:value-type="float">
            <text:p>0.00193273</text:p>
          </table:table-cell>
          <table:table-cell office:value-type="float" office:value="0.0270444" calcext:value-type="float">
            <text:p>0.0270444</text:p>
          </table:table-cell>
          <table:table-cell office:value-type="float" office:value="0.0189535" calcext:value-type="float">
            <text:p>0.0189535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 office:value-type="float" office:value="0" calcext:value-type="float">
            <text:p>0</text:p>
          </table:table-cell>
          <table:table-cell office:value-type="float" office:value="0.290343" calcext:value-type="float">
            <text:p>0.290343</text:p>
          </table:table-cell>
          <table:table-cell office:value-type="float" office:value="0.00174956" calcext:value-type="float">
            <text:p>0.00174956</text:p>
          </table:table-cell>
          <table:table-cell office:value-type="float" office:value="0.0254338" calcext:value-type="float">
            <text:p>0.0254338</text:p>
          </table:table-cell>
          <table:table-cell office:value-type="float" office:value="0.0192049" calcext:value-type="float">
            <text:p>0.0192049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 office:value-type="float" office:value="0" calcext:value-type="float">
            <text:p>0</text:p>
          </table:table-cell>
          <table:table-cell office:value-type="float" office:value="0.281819" calcext:value-type="float">
            <text:p>0.281819</text:p>
          </table:table-cell>
          <table:table-cell office:value-type="float" office:value="0.00176733" calcext:value-type="float">
            <text:p>0.00176733</text:p>
          </table:table-cell>
          <table:table-cell office:value-type="float" office:value="0.0232875" calcext:value-type="float">
            <text:p>0.0232875</text:p>
          </table:table-cell>
          <table:table-cell office:value-type="float" office:value="0.0260216" calcext:value-type="float">
            <text:p>0.0260216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0" calcext:value-type="float">
            <text:p>0</text:p>
          </table:table-cell>
          <table:table-cell office:value-type="float" office:value="0.271925" calcext:value-type="float">
            <text:p>0.271925</text:p>
          </table:table-cell>
          <table:table-cell office:value-type="float" office:value="0.00178391" calcext:value-type="float">
            <text:p>0.00178391</text:p>
          </table:table-cell>
          <table:table-cell office:value-type="float" office:value="0.0271581" calcext:value-type="float">
            <text:p>0.0271581</text:p>
          </table:table-cell>
          <table:table-cell office:value-type="float" office:value="0.0269283" calcext:value-type="float">
            <text:p>0.0269283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 office:value-type="float" office:value="0" calcext:value-type="float">
            <text:p>0</text:p>
          </table:table-cell>
          <table:table-cell office:value-type="float" office:value="0.272833" calcext:value-type="float">
            <text:p>0.272833</text:p>
          </table:table-cell>
          <table:table-cell office:value-type="float" office:value="0.00383743" calcext:value-type="float">
            <text:p>0.00383743</text:p>
          </table:table-cell>
          <table:table-cell office:value-type="float" office:value="0.02313" calcext:value-type="float">
            <text:p>0.02313</text:p>
          </table:table-cell>
          <table:table-cell office:value-type="float" office:value="0.0232531" calcext:value-type="float">
            <text:p>0.0232531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 office:value-type="float" office:value="0" calcext:value-type="float">
            <text:p>0</text:p>
          </table:table-cell>
          <table:table-cell office:value-type="float" office:value="0.334132" calcext:value-type="float">
            <text:p>0.334132</text:p>
          </table:table-cell>
          <table:table-cell office:value-type="float" office:value="0.00175746" calcext:value-type="float">
            <text:p>0.00175746</text:p>
          </table:table-cell>
          <table:table-cell office:value-type="float" office:value="0.0239061" calcext:value-type="float">
            <text:p>0.0239061</text:p>
          </table:table-cell>
          <table:table-cell office:value-type="float" office:value="0.0236791" calcext:value-type="float">
            <text:p>0.0236791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 office:value-type="float" office:value="0" calcext:value-type="float">
            <text:p>0</text:p>
          </table:table-cell>
          <table:table-cell office:value-type="float" office:value="0.309511" calcext:value-type="float">
            <text:p>0.309511</text:p>
          </table:table-cell>
          <table:table-cell office:value-type="float" office:value="0.00162482" calcext:value-type="float">
            <text:p>0.00162482</text:p>
          </table:table-cell>
          <table:table-cell office:value-type="float" office:value="0.0225288" calcext:value-type="float">
            <text:p>0.0225288</text:p>
          </table:table-cell>
          <table:table-cell office:value-type="float" office:value="0.018327" calcext:value-type="float">
            <text:p>0.018327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0" calcext:value-type="float">
            <text:p>0</text:p>
          </table:table-cell>
          <table:table-cell office:value-type="float" office:value="0.291017" calcext:value-type="float">
            <text:p>0.291017</text:p>
          </table:table-cell>
          <table:table-cell office:value-type="float" office:value="0.0017689" calcext:value-type="float">
            <text:p>0.0017689</text:p>
          </table:table-cell>
          <table:table-cell office:value-type="float" office:value="0.0226744" calcext:value-type="float">
            <text:p>0.0226744</text:p>
          </table:table-cell>
          <table:table-cell office:value-type="float" office:value="0.0183976" calcext:value-type="float">
            <text:p>0.0183976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 office:value-type="float" office:value="0" calcext:value-type="float">
            <text:p>0</text:p>
          </table:table-cell>
          <table:table-cell office:value-type="float" office:value="0.290051" calcext:value-type="float">
            <text:p>0.290051</text:p>
          </table:table-cell>
          <table:table-cell office:value-type="float" office:value="0.00177364" calcext:value-type="float">
            <text:p>0.00177364</text:p>
          </table:table-cell>
          <table:table-cell office:value-type="float" office:value="0.0240344" calcext:value-type="float">
            <text:p>0.0240344</text:p>
          </table:table-cell>
          <table:table-cell office:value-type="float" office:value="0.0185508" calcext:value-type="float">
            <text:p>0.0185508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 office:value-type="float" office:value="0" calcext:value-type="float">
            <text:p>0</text:p>
          </table:table-cell>
          <table:table-cell office:value-type="float" office:value="0.283525" calcext:value-type="float">
            <text:p>0.283525</text:p>
          </table:table-cell>
          <table:table-cell office:value-type="float" office:value="0.0017918" calcext:value-type="float">
            <text:p>0.0017918</text:p>
          </table:table-cell>
          <table:table-cell office:value-type="float" office:value="0.022119" calcext:value-type="float">
            <text:p>0.022119</text:p>
          </table:table-cell>
          <table:table-cell office:value-type="float" office:value="0.0181166" calcext:value-type="float">
            <text:p>0.0181166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 office:value-type="float" office:value="0" calcext:value-type="float">
            <text:p>0</text:p>
          </table:table-cell>
          <table:table-cell office:value-type="float" office:value="0.281577" calcext:value-type="float">
            <text:p>0.281577</text:p>
          </table:table-cell>
          <table:table-cell office:value-type="float" office:value="0.00198049" calcext:value-type="float">
            <text:p>0.00198049</text:p>
          </table:table-cell>
          <table:table-cell office:value-type="float" office:value="0.0235946" calcext:value-type="float">
            <text:p>0.0235946</text:p>
          </table:table-cell>
          <table:table-cell office:value-type="float" office:value="0.0201389" calcext:value-type="float">
            <text:p>0.0201389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 office:value-type="float" office:value="0" calcext:value-type="float">
            <text:p>0</text:p>
          </table:table-cell>
          <table:table-cell office:value-type="float" office:value="0.301073" calcext:value-type="float">
            <text:p>0.301073</text:p>
          </table:table-cell>
          <table:table-cell office:value-type="float" office:value="0.00226551" calcext:value-type="float">
            <text:p>0.00226551</text:p>
          </table:table-cell>
          <table:table-cell office:value-type="float" office:value="0.0272848" calcext:value-type="float">
            <text:p>0.0272848</text:p>
          </table:table-cell>
          <table:table-cell office:value-type="float" office:value="0.0203947" calcext:value-type="float">
            <text:p>0.0203947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 office:value-type="float" office:value="0" calcext:value-type="float">
            <text:p>0</text:p>
          </table:table-cell>
          <table:table-cell office:value-type="float" office:value="0.314011" calcext:value-type="float">
            <text:p>0.314011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247501" calcext:value-type="float">
            <text:p>0.0247501</text:p>
          </table:table-cell>
          <table:table-cell office:value-type="float" office:value="0.0199107" calcext:value-type="float">
            <text:p>0.0199107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 office:value-type="float" office:value="0" calcext:value-type="float">
            <text:p>0</text:p>
          </table:table-cell>
          <table:table-cell office:value-type="float" office:value="0.332859" calcext:value-type="float">
            <text:p>0.332859</text:p>
          </table:table-cell>
          <table:table-cell office:value-type="float" office:value="0.00237525" calcext:value-type="float">
            <text:p>0.00237525</text:p>
          </table:table-cell>
          <table:table-cell office:value-type="float" office:value="0.0226669" calcext:value-type="float">
            <text:p>0.0226669</text:p>
          </table:table-cell>
          <table:table-cell office:value-type="float" office:value="0.0241188" calcext:value-type="float">
            <text:p>0.0241188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 office:value-type="float" office:value="0" calcext:value-type="float">
            <text:p>0</text:p>
          </table:table-cell>
          <table:table-cell office:value-type="float" office:value="0.290685" calcext:value-type="float">
            <text:p>0.290685</text:p>
          </table:table-cell>
          <table:table-cell office:value-type="float" office:value="0.00222524" calcext:value-type="float">
            <text:p>0.00222524</text:p>
          </table:table-cell>
          <table:table-cell office:value-type="float" office:value="0.0287387" calcext:value-type="float">
            <text:p>0.0287387</text:p>
          </table:table-cell>
          <table:table-cell office:value-type="float" office:value="0.0287486" calcext:value-type="float">
            <text:p>0.0287486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 office:value-type="float" office:value="0" calcext:value-type="float">
            <text:p>0</text:p>
          </table:table-cell>
          <table:table-cell office:value-type="float" office:value="0.297829" calcext:value-type="float">
            <text:p>0.297829</text:p>
          </table:table-cell>
          <table:table-cell office:value-type="float" office:value="0.00238078" calcext:value-type="float">
            <text:p>0.00238078</text:p>
          </table:table-cell>
          <table:table-cell office:value-type="float" office:value="0.0272935" calcext:value-type="float">
            <text:p>0.0272935</text:p>
          </table:table-cell>
          <table:table-cell office:value-type="float" office:value="0.0276981" calcext:value-type="float">
            <text:p>0.0276981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 office:value-type="float" office:value="0" calcext:value-type="float">
            <text:p>0</text:p>
          </table:table-cell>
          <table:table-cell office:value-type="float" office:value="0.360952" calcext:value-type="float">
            <text:p>0.360952</text:p>
          </table:table-cell>
          <table:table-cell office:value-type="float" office:value="0.0017389" calcext:value-type="float">
            <text:p>0.0017389</text:p>
          </table:table-cell>
          <table:table-cell office:value-type="float" office:value="0.0261325" calcext:value-type="float">
            <text:p>0.0261325</text:p>
          </table:table-cell>
          <table:table-cell office:value-type="float" office:value="0.0247315" calcext:value-type="float">
            <text:p>0.0247315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0" calcext:value-type="float">
            <text:p>0</text:p>
          </table:table-cell>
          <table:table-cell office:value-type="float" office:value="0.753296" calcext:value-type="float">
            <text:p>0.753296</text:p>
          </table:table-cell>
          <table:table-cell office:value-type="float" office:value="0.00170495" calcext:value-type="float">
            <text:p>0.00170495</text:p>
          </table:table-cell>
          <table:table-cell office:value-type="float" office:value="0.0275311" calcext:value-type="float">
            <text:p>0.0275311</text:p>
          </table:table-cell>
          <table:table-cell office:value-type="float" office:value="0.0283889" calcext:value-type="float">
            <text:p>0.0283889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 office:value-type="float" office:value="0" calcext:value-type="float">
            <text:p>0</text:p>
          </table:table-cell>
          <table:table-cell office:value-type="float" office:value="0.326955" calcext:value-type="float">
            <text:p>0.326955</text:p>
          </table:table-cell>
          <table:table-cell office:value-type="float" office:value="0.0016264" calcext:value-type="float">
            <text:p>0.0016264</text:p>
          </table:table-cell>
          <table:table-cell office:value-type="float" office:value="0.0247055" calcext:value-type="float">
            <text:p>0.0247055</text:p>
          </table:table-cell>
          <table:table-cell office:value-type="float" office:value="0.0227467" calcext:value-type="float">
            <text:p>0.0227467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 office:value-type="float" office:value="0" calcext:value-type="float">
            <text:p>0</text:p>
          </table:table-cell>
          <table:table-cell office:value-type="float" office:value="0.289786" calcext:value-type="float">
            <text:p>0.289786</text:p>
          </table:table-cell>
          <table:table-cell office:value-type="float" office:value="0.00330293" calcext:value-type="float">
            <text:p>0.00330293</text:p>
          </table:table-cell>
          <table:table-cell office:value-type="float" office:value="0.0262047" calcext:value-type="float">
            <text:p>0.0262047</text:p>
          </table:table-cell>
          <table:table-cell office:value-type="float" office:value="0.0200414" calcext:value-type="float">
            <text:p>0.0200414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 office:value-type="float" office:value="0" calcext:value-type="float">
            <text:p>0</text:p>
          </table:table-cell>
          <table:table-cell office:value-type="float" office:value="0.280619" calcext:value-type="float">
            <text:p>0.280619</text:p>
          </table:table-cell>
          <table:table-cell office:value-type="float" office:value="0.00206971" calcext:value-type="float">
            <text:p>0.00206971</text:p>
          </table:table-cell>
          <table:table-cell office:value-type="float" office:value="0.0233226" calcext:value-type="float">
            <text:p>0.0233226</text:p>
          </table:table-cell>
          <table:table-cell office:value-type="float" office:value="0.0196324" calcext:value-type="float">
            <text:p>0.0196324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0" calcext:value-type="float">
            <text:p>0</text:p>
          </table:table-cell>
          <table:table-cell office:value-type="float" office:value="0.274737" calcext:value-type="float">
            <text:p>0.274737</text:p>
          </table:table-cell>
          <table:table-cell office:value-type="float" office:value="0.00180799" calcext:value-type="float">
            <text:p>0.00180799</text:p>
          </table:table-cell>
          <table:table-cell office:value-type="float" office:value="0.0262079" calcext:value-type="float">
            <text:p>0.0262079</text:p>
          </table:table-cell>
          <table:table-cell office:value-type="float" office:value="0.020225" calcext:value-type="float">
            <text:p>0.020225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 office:value-type="float" office:value="0" calcext:value-type="float">
            <text:p>0</text:p>
          </table:table-cell>
          <table:table-cell office:value-type="float" office:value="0.340946" calcext:value-type="float">
            <text:p>0.340946</text:p>
          </table:table-cell>
          <table:table-cell office:value-type="float" office:value="0.00236341" calcext:value-type="float">
            <text:p>0.00236341</text:p>
          </table:table-cell>
          <table:table-cell office:value-type="float" office:value="0.0248626" calcext:value-type="float">
            <text:p>0.0248626</text:p>
          </table:table-cell>
          <table:table-cell office:value-type="float" office:value="0.0235026" calcext:value-type="float">
            <text:p>0.0235026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 office:value-type="float" office:value="0" calcext:value-type="float">
            <text:p>0</text:p>
          </table:table-cell>
          <table:table-cell office:value-type="float" office:value="0.51803" calcext:value-type="float">
            <text:p>0.51803</text:p>
          </table:table-cell>
          <table:table-cell office:value-type="float" office:value="0.00237249" calcext:value-type="float">
            <text:p>0.00237249</text:p>
          </table:table-cell>
          <table:table-cell office:value-type="float" office:value="0.0231639" calcext:value-type="float">
            <text:p>0.0231639</text:p>
          </table:table-cell>
          <table:table-cell office:value-type="float" office:value="0.0203608" calcext:value-type="float">
            <text:p>0.0203608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 office:value-type="float" office:value="0" calcext:value-type="float">
            <text:p>0</text:p>
          </table:table-cell>
          <table:table-cell office:value-type="float" office:value="0.670047" calcext:value-type="float">
            <text:p>0.670047</text:p>
          </table:table-cell>
          <table:table-cell office:value-type="float" office:value="0.00205273" calcext:value-type="float">
            <text:p>0.00205273</text:p>
          </table:table-cell>
          <table:table-cell office:value-type="float" office:value="0.0227838" calcext:value-type="float">
            <text:p>0.0227838</text:p>
          </table:table-cell>
          <table:table-cell office:value-type="float" office:value="0.0168348" calcext:value-type="float">
            <text:p>0.0168348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 office:value-type="float" office:value="0" calcext:value-type="float">
            <text:p>0</text:p>
          </table:table-cell>
          <table:table-cell office:value-type="float" office:value="0.595111" calcext:value-type="float">
            <text:p>0.595111</text:p>
          </table:table-cell>
          <table:table-cell office:value-type="float" office:value="0.00208747" calcext:value-type="float">
            <text:p>0.00208747</text:p>
          </table:table-cell>
          <table:table-cell office:value-type="float" office:value="0.0224743" calcext:value-type="float">
            <text:p>0.0224743</text:p>
          </table:table-cell>
          <table:table-cell office:value-type="float" office:value="0.0160891" calcext:value-type="float">
            <text:p>0.0160891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 office:value-type="float" office:value="0" calcext:value-type="float">
            <text:p>0</text:p>
          </table:table-cell>
          <table:table-cell office:value-type="float" office:value="0.555823" calcext:value-type="float">
            <text:p>0.555823</text:p>
          </table:table-cell>
          <table:table-cell office:value-type="float" office:value="0.00199786" calcext:value-type="float">
            <text:p>0.00199786</text:p>
          </table:table-cell>
          <table:table-cell office:value-type="float" office:value="0.02313" calcext:value-type="float">
            <text:p>0.02313</text:p>
          </table:table-cell>
          <table:table-cell office:value-type="float" office:value="0.020238" calcext:value-type="float">
            <text:p>0.020238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0" calcext:value-type="float">
            <text:p>0</text:p>
          </table:table-cell>
          <table:table-cell office:value-type="float" office:value="0.419187" calcext:value-type="float">
            <text:p>0.419187</text:p>
          </table:table-cell>
          <table:table-cell office:value-type="float" office:value="0.00379361" calcext:value-type="float">
            <text:p>0.00379361</text:p>
          </table:table-cell>
          <table:table-cell office:value-type="float" office:value="0.0224711" calcext:value-type="float">
            <text:p>0.0224711</text:p>
          </table:table-cell>
          <table:table-cell office:value-type="float" office:value="0.0156936" calcext:value-type="float">
            <text:p>0.0156936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 office:value-type="float" office:value="0" calcext:value-type="float">
            <text:p>0</text:p>
          </table:table-cell>
          <table:table-cell office:value-type="float" office:value="0.654151" calcext:value-type="float">
            <text:p>0.654151</text:p>
          </table:table-cell>
          <table:table-cell office:value-type="float" office:value="0.00222485" calcext:value-type="float">
            <text:p>0.00222485</text:p>
          </table:table-cell>
          <table:table-cell office:value-type="float" office:value="0.0226105" calcext:value-type="float">
            <text:p>0.0226105</text:p>
          </table:table-cell>
          <table:table-cell office:value-type="float" office:value="0.0156478" calcext:value-type="float">
            <text:p>0.0156478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 office:value-type="float" office:value="0" calcext:value-type="float">
            <text:p>0</text:p>
          </table:table-cell>
          <table:table-cell office:value-type="float" office:value="0.431464" calcext:value-type="float">
            <text:p>0.431464</text:p>
          </table:table-cell>
          <table:table-cell office:value-type="float" office:value="0.00216998" calcext:value-type="float">
            <text:p>0.00216998</text:p>
          </table:table-cell>
          <table:table-cell office:value-type="float" office:value="0.0229752" calcext:value-type="float">
            <text:p>0.0229752</text:p>
          </table:table-cell>
          <table:table-cell office:value-type="float" office:value="0.0161834" calcext:value-type="float">
            <text:p>0.0161834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 office:value-type="float" office:value="0" calcext:value-type="float">
            <text:p>0</text:p>
          </table:table-cell>
          <table:table-cell office:value-type="float" office:value="0.488231" calcext:value-type="float">
            <text:p>0.488231</text:p>
          </table:table-cell>
          <table:table-cell office:value-type="float" office:value="0.00272303" calcext:value-type="float">
            <text:p>0.00272303</text:p>
          </table:table-cell>
          <table:table-cell office:value-type="float" office:value="0.0228686" calcext:value-type="float">
            <text:p>0.0228686</text:p>
          </table:table-cell>
          <table:table-cell office:value-type="float" office:value="0.0160129" calcext:value-type="float">
            <text:p>0.0160129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 office:value-type="float" office:value="0" calcext:value-type="float">
            <text:p>0</text:p>
          </table:table-cell>
          <table:table-cell office:value-type="float" office:value="0.348881" calcext:value-type="float">
            <text:p>0.348881</text:p>
          </table:table-cell>
          <table:table-cell office:value-type="float" office:value="0.0022659" calcext:value-type="float">
            <text:p>0.0022659</text:p>
          </table:table-cell>
          <table:table-cell office:value-type="float" office:value="0.0254294" calcext:value-type="float">
            <text:p>0.0254294</text:p>
          </table:table-cell>
          <table:table-cell office:value-type="float" office:value="0.0161313" calcext:value-type="float">
            <text:p>0.0161313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 office:value-type="float" office:value="0" calcext:value-type="float">
            <text:p>0</text:p>
          </table:table-cell>
          <table:table-cell office:value-type="float" office:value="0.30358" calcext:value-type="float">
            <text:p>0.30358</text:p>
          </table:table-cell>
          <table:table-cell office:value-type="float" office:value="0.00178272" calcext:value-type="float">
            <text:p>0.00178272</text:p>
          </table:table-cell>
          <table:table-cell office:value-type="float" office:value="0.0235101" calcext:value-type="float">
            <text:p>0.0235101</text:p>
          </table:table-cell>
          <table:table-cell office:value-type="float" office:value="0.0159194" calcext:value-type="float">
            <text:p>0.0159194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 office:value-type="float" office:value="0" calcext:value-type="float">
            <text:p>0</text:p>
          </table:table-cell>
          <table:table-cell office:value-type="float" office:value="0.313957" calcext:value-type="float">
            <text:p>0.313957</text:p>
          </table:table-cell>
          <table:table-cell office:value-type="float" office:value="0.00219287" calcext:value-type="float">
            <text:p>0.00219287</text:p>
          </table:table-cell>
          <table:table-cell office:value-type="float" office:value="0.0228935" calcext:value-type="float">
            <text:p>0.0228935</text:p>
          </table:table-cell>
          <table:table-cell office:value-type="float" office:value="0.0166216" calcext:value-type="float">
            <text:p>0.0166216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 office:value-type="float" office:value="0" calcext:value-type="float">
            <text:p>0</text:p>
          </table:table-cell>
          <table:table-cell office:value-type="float" office:value="0.314334" calcext:value-type="float">
            <text:p>0.314334</text:p>
          </table:table-cell>
          <table:table-cell office:value-type="float" office:value="0.00381019" calcext:value-type="float">
            <text:p>0.00381019</text:p>
          </table:table-cell>
          <table:table-cell office:value-type="float" office:value="0.0230459" calcext:value-type="float">
            <text:p>0.0230459</text:p>
          </table:table-cell>
          <table:table-cell office:value-type="float" office:value="0.0184628" calcext:value-type="float">
            <text:p>0.0184628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 office:value-type="float" office:value="0" calcext:value-type="float">
            <text:p>0</text:p>
          </table:table-cell>
          <table:table-cell office:value-type="float" office:value="0.298144" calcext:value-type="float">
            <text:p>0.298144</text:p>
          </table:table-cell>
          <table:table-cell office:value-type="float" office:value="0.00223827" calcext:value-type="float">
            <text:p>0.00223827</text:p>
          </table:table-cell>
          <table:table-cell office:value-type="float" office:value="0.0228801" calcext:value-type="float">
            <text:p>0.0228801</text:p>
          </table:table-cell>
          <table:table-cell office:value-type="float" office:value="0.0168297" calcext:value-type="float">
            <text:p>0.0168297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 office:value-type="float" office:value="0" calcext:value-type="float">
            <text:p>0</text:p>
          </table:table-cell>
          <table:table-cell office:value-type="float" office:value="0.30591" calcext:value-type="float">
            <text:p>0.30591</text:p>
          </table:table-cell>
          <table:table-cell office:value-type="float" office:value="0.00196628" calcext:value-type="float">
            <text:p>0.00196628</text:p>
          </table:table-cell>
          <table:table-cell office:value-type="float" office:value="0.023674" calcext:value-type="float">
            <text:p>0.023674</text:p>
          </table:table-cell>
          <table:table-cell office:value-type="float" office:value="0.0163042" calcext:value-type="float">
            <text:p>0.0163042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0" calcext:value-type="float">
            <text:p>0</text:p>
          </table:table-cell>
          <table:table-cell office:value-type="float" office:value="0.36537" calcext:value-type="float">
            <text:p>0.36537</text:p>
          </table:table-cell>
          <table:table-cell office:value-type="float" office:value="0.00248065" calcext:value-type="float">
            <text:p>0.00248065</text:p>
          </table:table-cell>
          <table:table-cell office:value-type="float" office:value="0.0228102" calcext:value-type="float">
            <text:p>0.0228102</text:p>
          </table:table-cell>
          <table:table-cell office:value-type="float" office:value="0.0164353" calcext:value-type="float">
            <text:p>0.0164353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 office:value-type="float" office:value="0" calcext:value-type="float">
            <text:p>0</text:p>
          </table:table-cell>
          <table:table-cell office:value-type="float" office:value="0.314388" calcext:value-type="float">
            <text:p>0.314388</text:p>
          </table:table-cell>
          <table:table-cell office:value-type="float" office:value="0.0018222" calcext:value-type="float">
            <text:p>0.0018222</text:p>
          </table:table-cell>
          <table:table-cell office:value-type="float" office:value="0.0229022" calcext:value-type="float">
            <text:p>0.0229022</text:p>
          </table:table-cell>
          <table:table-cell office:value-type="float" office:value="0.0160938" calcext:value-type="float">
            <text:p>0.0160938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0" calcext:value-type="float">
            <text:p>0</text:p>
          </table:table-cell>
          <table:table-cell office:value-type="float" office:value="0.307701" calcext:value-type="float">
            <text:p>0.307701</text:p>
          </table:table-cell>
          <table:table-cell office:value-type="float" office:value="0.00176456" calcext:value-type="float">
            <text:p>0.00176456</text:p>
          </table:table-cell>
          <table:table-cell office:value-type="float" office:value="0.0234699" calcext:value-type="float">
            <text:p>0.0234699</text:p>
          </table:table-cell>
          <table:table-cell office:value-type="float" office:value="0.0163291" calcext:value-type="float">
            <text:p>0.0163291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 office:value-type="float" office:value="0" calcext:value-type="float">
            <text:p>0</text:p>
          </table:table-cell>
          <table:table-cell office:value-type="float" office:value="0.31618" calcext:value-type="float">
            <text:p>0.31618</text:p>
          </table:table-cell>
          <table:table-cell office:value-type="float" office:value="0.00254342" calcext:value-type="float">
            <text:p>0.00254342</text:p>
          </table:table-cell>
          <table:table-cell office:value-type="float" office:value="0.0245116" calcext:value-type="float">
            <text:p>0.0245116</text:p>
          </table:table-cell>
          <table:table-cell office:value-type="float" office:value="0.0161459" calcext:value-type="float">
            <text:p>0.0161459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 office:value-type="float" office:value="0" calcext:value-type="float">
            <text:p>0</text:p>
          </table:table-cell>
          <table:table-cell office:value-type="float" office:value="0.326067" calcext:value-type="float">
            <text:p>0.326067</text:p>
          </table:table-cell>
          <table:table-cell office:value-type="float" office:value="0.00424837" calcext:value-type="float">
            <text:p>0.00424837</text:p>
          </table:table-cell>
          <table:table-cell office:value-type="float" office:value="0.0234529" calcext:value-type="float">
            <text:p>0.0234529</text:p>
          </table:table-cell>
          <table:table-cell office:value-type="float" office:value="0.0205601" calcext:value-type="float">
            <text:p>0.0205601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 office:value-type="float" office:value="0" calcext:value-type="float">
            <text:p>0</text:p>
          </table:table-cell>
          <table:table-cell office:value-type="float" office:value="0.290406" calcext:value-type="float">
            <text:p>0.290406</text:p>
          </table:table-cell>
          <table:table-cell office:value-type="float" office:value="0.00202668" calcext:value-type="float">
            <text:p>0.00202668</text:p>
          </table:table-cell>
          <table:table-cell office:value-type="float" office:value="0.0235184" calcext:value-type="float">
            <text:p>0.0235184</text:p>
          </table:table-cell>
          <table:table-cell office:value-type="float" office:value="0.026965" calcext:value-type="float">
            <text:p>0.026965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 office:value-type="float" office:value="0" calcext:value-type="float">
            <text:p>0</text:p>
          </table:table-cell>
          <table:table-cell office:value-type="float" office:value="0.358291" calcext:value-type="float">
            <text:p>0.358291</text:p>
          </table:table-cell>
          <table:table-cell office:value-type="float" office:value="0.00173377" calcext:value-type="float">
            <text:p>0.00173377</text:p>
          </table:table-cell>
          <table:table-cell office:value-type="float" office:value="0.0229756" calcext:value-type="float">
            <text:p>0.0229756</text:p>
          </table:table-cell>
          <table:table-cell office:value-type="float" office:value="0.0325556" calcext:value-type="float">
            <text:p>0.0325556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 office:value-type="float" office:value="0" calcext:value-type="float">
            <text:p>0</text:p>
          </table:table-cell>
          <table:table-cell office:value-type="float" office:value="0.301554" calcext:value-type="float">
            <text:p>0.301554</text:p>
          </table:table-cell>
          <table:table-cell office:value-type="float" office:value="0.00177443" calcext:value-type="float">
            <text:p>0.00177443</text:p>
          </table:table-cell>
          <table:table-cell office:value-type="float" office:value="0.0236412" calcext:value-type="float">
            <text:p>0.0236412</text:p>
          </table:table-cell>
          <table:table-cell office:value-type="float" office:value="0.0308218" calcext:value-type="float">
            <text:p>0.0308218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 office:value-type="float" office:value="0" calcext:value-type="float">
            <text:p>0</text:p>
          </table:table-cell>
          <table:table-cell office:value-type="float" office:value="0.337664" calcext:value-type="float">
            <text:p>0.337664</text:p>
          </table:table-cell>
          <table:table-cell office:value-type="float" office:value="0.00152139" calcext:value-type="float">
            <text:p>0.00152139</text:p>
          </table:table-cell>
          <table:table-cell office:value-type="float" office:value="0.0234268" calcext:value-type="float">
            <text:p>0.0234268</text:p>
          </table:table-cell>
          <table:table-cell office:value-type="float" office:value="0.0305325" calcext:value-type="float">
            <text:p>0.0305325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 office:value-type="float" office:value="0" calcext:value-type="float">
            <text:p>0</text:p>
          </table:table-cell>
          <table:table-cell office:value-type="float" office:value="0.309284" calcext:value-type="float">
            <text:p>0.309284</text:p>
          </table:table-cell>
          <table:table-cell office:value-type="float" office:value="0.00147284" calcext:value-type="float">
            <text:p>0.00147284</text:p>
          </table:table-cell>
          <table:table-cell office:value-type="float" office:value="0.0237217" calcext:value-type="float">
            <text:p>0.0237217</text:p>
          </table:table-cell>
          <table:table-cell office:value-type="float" office:value="0.0232725" calcext:value-type="float">
            <text:p>0.023272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0" calcext:value-type="float">
            <text:p>0</text:p>
          </table:table-cell>
          <table:table-cell office:value-type="float" office:value="0.319212" calcext:value-type="float">
            <text:p>0.319212</text:p>
          </table:table-cell>
          <table:table-cell office:value-type="float" office:value="0.00153758" calcext:value-type="float">
            <text:p>0.00153758</text:p>
          </table:table-cell>
          <table:table-cell office:value-type="float" office:value="0.0232851" calcext:value-type="float">
            <text:p>0.0232851</text:p>
          </table:table-cell>
          <table:table-cell office:value-type="float" office:value="0.0261088" calcext:value-type="float">
            <text:p>0.0261088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 office:value-type="float" office:value="0" calcext:value-type="float">
            <text:p>0</text:p>
          </table:table-cell>
          <table:table-cell office:value-type="float" office:value="0.305003" calcext:value-type="float">
            <text:p>0.305003</text:p>
          </table:table-cell>
          <table:table-cell office:value-type="float" office:value="0.00154152" calcext:value-type="float">
            <text:p>0.00154152</text:p>
          </table:table-cell>
          <table:table-cell office:value-type="float" office:value="0.023068" calcext:value-type="float">
            <text:p>0.023068</text:p>
          </table:table-cell>
          <table:table-cell office:value-type="float" office:value="0.0276203" calcext:value-type="float">
            <text:p>0.0276203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 office:value-type="float" office:value="0" calcext:value-type="float">
            <text:p>0</text:p>
          </table:table-cell>
          <table:table-cell office:value-type="float" office:value="0.374967" calcext:value-type="float">
            <text:p>0.374967</text:p>
          </table:table-cell>
          <table:table-cell office:value-type="float" office:value="0.00483577" calcext:value-type="float">
            <text:p>0.00483577</text:p>
          </table:table-cell>
          <table:table-cell office:value-type="float" office:value="0.0282152" calcext:value-type="float">
            <text:p>0.0282152</text:p>
          </table:table-cell>
          <table:table-cell office:value-type="float" office:value="0.0188003" calcext:value-type="float">
            <text:p>0.0188003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 office:value-type="float" office:value="0" calcext:value-type="float">
            <text:p>0</text:p>
          </table:table-cell>
          <table:table-cell office:value-type="float" office:value="0.310162" calcext:value-type="float">
            <text:p>0.310162</text:p>
          </table:table-cell>
          <table:table-cell office:value-type="float" office:value="0.00210524" calcext:value-type="float">
            <text:p>0.00210524</text:p>
          </table:table-cell>
          <table:table-cell office:value-type="float" office:value="0.0242464" calcext:value-type="float">
            <text:p>0.0242464</text:p>
          </table:table-cell>
          <table:table-cell office:value-type="float" office:value="0.0162845" calcext:value-type="float">
            <text:p>0.0162845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 office:value-type="float" office:value="0" calcext:value-type="float">
            <text:p>0</text:p>
          </table:table-cell>
          <table:table-cell office:value-type="float" office:value="0.318338" calcext:value-type="float">
            <text:p>0.318338</text:p>
          </table:table-cell>
          <table:table-cell office:value-type="float" office:value="0.00170101" calcext:value-type="float">
            <text:p>0.00170101</text:p>
          </table:table-cell>
          <table:table-cell office:value-type="float" office:value="0.02373" calcext:value-type="float">
            <text:p>0.02373</text:p>
          </table:table-cell>
          <table:table-cell office:value-type="float" office:value="0.0163935" calcext:value-type="float">
            <text:p>0.0163935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 office:value-type="float" office:value="0" calcext:value-type="float">
            <text:p>0</text:p>
          </table:table-cell>
          <table:table-cell office:value-type="float" office:value="0.311123" calcext:value-type="float">
            <text:p>0.311123</text:p>
          </table:table-cell>
          <table:table-cell office:value-type="float" office:value="0.00162956" calcext:value-type="float">
            <text:p>0.00162956</text:p>
          </table:table-cell>
          <table:table-cell office:value-type="float" office:value="0.0236384" calcext:value-type="float">
            <text:p>0.0236384</text:p>
          </table:table-cell>
          <table:table-cell office:value-type="float" office:value="0.0160161" calcext:value-type="float">
            <text:p>0.0160161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 office:value-type="float" office:value="0" calcext:value-type="float">
            <text:p>0</text:p>
          </table:table-cell>
          <table:table-cell office:value-type="float" office:value="0.329731" calcext:value-type="float">
            <text:p>0.329731</text:p>
          </table:table-cell>
          <table:table-cell office:value-type="float" office:value="0.0016035" calcext:value-type="float">
            <text:p>0.0016035</text:p>
          </table:table-cell>
          <table:table-cell office:value-type="float" office:value="0.0240715" calcext:value-type="float">
            <text:p>0.0240715</text:p>
          </table:table-cell>
          <table:table-cell office:value-type="float" office:value="0.0185105" calcext:value-type="float">
            <text:p>0.0185105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 office:value-type="float" office:value="0" calcext:value-type="float">
            <text:p>0</text:p>
          </table:table-cell>
          <table:table-cell office:value-type="float" office:value="0.314909" calcext:value-type="float">
            <text:p>0.314909</text:p>
          </table:table-cell>
          <table:table-cell office:value-type="float" office:value="0.00159047" calcext:value-type="float">
            <text:p>0.00159047</text:p>
          </table:table-cell>
          <table:table-cell office:value-type="float" office:value="0.0234513" calcext:value-type="float">
            <text:p>0.0234513</text:p>
          </table:table-cell>
          <table:table-cell office:value-type="float" office:value="0.0163003" calcext:value-type="float">
            <text:p>0.0163003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 office:value-type="float" office:value="0" calcext:value-type="float">
            <text:p>0</text:p>
          </table:table-cell>
          <table:table-cell office:value-type="float" office:value="0.363756" calcext:value-type="float">
            <text:p>0.363756</text:p>
          </table:table-cell>
          <table:table-cell office:value-type="float" office:value="0.00160113" calcext:value-type="float">
            <text:p>0.00160113</text:p>
          </table:table-cell>
          <table:table-cell office:value-type="float" office:value="0.0237967" calcext:value-type="float">
            <text:p>0.0237967</text:p>
          </table:table-cell>
          <table:table-cell office:value-type="float" office:value="0.0169734" calcext:value-type="float">
            <text:p>0.0169734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 office:value-type="float" office:value="0" calcext:value-type="float">
            <text:p>0</text:p>
          </table:table-cell>
          <table:table-cell office:value-type="float" office:value="0.339612" calcext:value-type="float">
            <text:p>0.339612</text:p>
          </table:table-cell>
          <table:table-cell office:value-type="float" office:value="0.00157468" calcext:value-type="float">
            <text:p>0.00157468</text:p>
          </table:table-cell>
          <table:table-cell office:value-type="float" office:value="0.023578" calcext:value-type="float">
            <text:p>0.023578</text:p>
          </table:table-cell>
          <table:table-cell office:value-type="float" office:value="0.017509" calcext:value-type="float">
            <text:p>0.017509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office:value-type="float" office:value="0.313488" calcext:value-type="float">
            <text:p>0.313488</text:p>
          </table:table-cell>
          <table:table-cell office:value-type="float" office:value="0.00442325" calcext:value-type="float">
            <text:p>0.00442325</text:p>
          </table:table-cell>
          <table:table-cell office:value-type="float" office:value="0.0248949" calcext:value-type="float">
            <text:p>0.0248949</text:p>
          </table:table-cell>
          <table:table-cell office:value-type="float" office:value="0.0164065" calcext:value-type="float">
            <text:p>0.0164065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 office:value-type="float" office:value="0" calcext:value-type="float">
            <text:p>0</text:p>
          </table:table-cell>
          <table:table-cell office:value-type="float" office:value="0.387102" calcext:value-type="float">
            <text:p>0.387102</text:p>
          </table:table-cell>
          <table:table-cell office:value-type="float" office:value="0.00201207" calcext:value-type="float">
            <text:p>0.00201207</text:p>
          </table:table-cell>
          <table:table-cell office:value-type="float" office:value="0.0242381" calcext:value-type="float">
            <text:p>0.0242381</text:p>
          </table:table-cell>
          <table:table-cell office:value-type="float" office:value="0.0163836" calcext:value-type="float">
            <text:p>0.0163836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 office:value-type="float" office:value="0" calcext:value-type="float">
            <text:p>0</text:p>
          </table:table-cell>
          <table:table-cell office:value-type="float" office:value="0.311613" calcext:value-type="float">
            <text:p>0.311613</text:p>
          </table:table-cell>
          <table:table-cell office:value-type="float" office:value="0.00180483" calcext:value-type="float">
            <text:p>0.00180483</text:p>
          </table:table-cell>
          <table:table-cell office:value-type="float" office:value="0.0243352" calcext:value-type="float">
            <text:p>0.0243352</text:p>
          </table:table-cell>
          <table:table-cell office:value-type="float" office:value="0.0165391" calcext:value-type="float">
            <text:p>0.0165391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 office:value-type="float" office:value="0" calcext:value-type="float">
            <text:p>0</text:p>
          </table:table-cell>
          <table:table-cell office:value-type="float" office:value="0.326289" calcext:value-type="float">
            <text:p>0.326289</text:p>
          </table:table-cell>
          <table:table-cell office:value-type="float" office:value="0.00158455" calcext:value-type="float">
            <text:p>0.00158455</text:p>
          </table:table-cell>
          <table:table-cell office:value-type="float" office:value="0.024195" calcext:value-type="float">
            <text:p>0.024195</text:p>
          </table:table-cell>
          <table:table-cell office:value-type="float" office:value="0.0163173" calcext:value-type="float">
            <text:p>0.0163173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 office:value-type="float" office:value="0" calcext:value-type="float">
            <text:p>0</text:p>
          </table:table-cell>
          <table:table-cell office:value-type="float" office:value="0.357096" calcext:value-type="float">
            <text:p>0.357096</text:p>
          </table:table-cell>
          <table:table-cell office:value-type="float" office:value="0.0015814" calcext:value-type="float">
            <text:p>0.0015814</text:p>
          </table:table-cell>
          <table:table-cell office:value-type="float" office:value="0.0247074" calcext:value-type="float">
            <text:p>0.0247074</text:p>
          </table:table-cell>
          <table:table-cell office:value-type="float" office:value="0.0164894" calcext:value-type="float">
            <text:p>0.0164894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0" calcext:value-type="float">
            <text:p>0</text:p>
          </table:table-cell>
          <table:table-cell office:value-type="float" office:value="0.327609" calcext:value-type="float">
            <text:p>0.327609</text:p>
          </table:table-cell>
          <table:table-cell office:value-type="float" office:value="0.00148744" calcext:value-type="float">
            <text:p>0.00148744</text:p>
          </table:table-cell>
          <table:table-cell office:value-type="float" office:value="0.0325769" calcext:value-type="float">
            <text:p>0.0325769</text:p>
          </table:table-cell>
          <table:table-cell office:value-type="float" office:value="0.0190289" calcext:value-type="float">
            <text:p>0.0190289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 office:value-type="float" office:value="0" calcext:value-type="float">
            <text:p>0</text:p>
          </table:table-cell>
          <table:table-cell office:value-type="float" office:value="0.331621" calcext:value-type="float">
            <text:p>0.331621</text:p>
          </table:table-cell>
          <table:table-cell office:value-type="float" office:value="0.00149455" calcext:value-type="float">
            <text:p>0.00149455</text:p>
          </table:table-cell>
          <table:table-cell office:value-type="float" office:value="0.0391026" calcext:value-type="float">
            <text:p>0.0391026</text:p>
          </table:table-cell>
          <table:table-cell office:value-type="float" office:value="0.0167776" calcext:value-type="float">
            <text:p>0.0167776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 office:value-type="float" office:value="0" calcext:value-type="float">
            <text:p>0</text:p>
          </table:table-cell>
          <table:table-cell office:value-type="float" office:value="0.315541" calcext:value-type="float">
            <text:p>0.315541</text:p>
          </table:table-cell>
          <table:table-cell office:value-type="float" office:value="0.00150047" calcext:value-type="float">
            <text:p>0.00150047</text:p>
          </table:table-cell>
          <table:table-cell office:value-type="float" office:value="0.031196" calcext:value-type="float">
            <text:p>0.031196</text:p>
          </table:table-cell>
          <table:table-cell office:value-type="float" office:value="0.0160871" calcext:value-type="float">
            <text:p>0.0160871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 office:value-type="float" office:value="0" calcext:value-type="float">
            <text:p>0</text:p>
          </table:table-cell>
          <table:table-cell office:value-type="float" office:value="0.336366" calcext:value-type="float">
            <text:p>0.336366</text:p>
          </table:table-cell>
          <table:table-cell office:value-type="float" office:value="0.0033957" calcext:value-type="float">
            <text:p>0.0033957</text:p>
          </table:table-cell>
          <table:table-cell office:value-type="float" office:value="0.0436451" calcext:value-type="float">
            <text:p>0.0436451</text:p>
          </table:table-cell>
          <table:table-cell office:value-type="float" office:value="0.0163015" calcext:value-type="float">
            <text:p>0.0163015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float" office:value="0" calcext:value-type="float">
            <text:p>0</text:p>
          </table:table-cell>
          <table:table-cell office:value-type="float" office:value="0.325419" calcext:value-type="float">
            <text:p>0.325419</text:p>
          </table:table-cell>
          <table:table-cell office:value-type="float" office:value="0.00228288" calcext:value-type="float">
            <text:p>0.00228288</text:p>
          </table:table-cell>
          <table:table-cell office:value-type="float" office:value="0.0343182" calcext:value-type="float">
            <text:p>0.0343182</text:p>
          </table:table-cell>
          <table:table-cell office:value-type="float" office:value="0.0194512" calcext:value-type="float">
            <text:p>0.0194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9T21:36:36.909000000</dc:date>
    <meta:editing-duration>PT16M21S</meta:editing-duration>
    <meta:editing-cycles>1</meta:editing-cycles>
    <meta:document-statistic meta:table-count="1" meta:cell-count="6006" meta:object-count="1"/>
    <meta:generator>LibreOffice/4.4.3.2$Windows_x86 LibreOffice_project/88805f81e9fe61362df02b9941de8e38a9b5fd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72cm" svg:height="19.823cm" xlink:href=".." xlink:type="simple" chart:class="chart:scatter" chart:style-name="ch1">
        <chart:legend chart:legend-position="end" svg:x="28.338cm" svg:y="8.616cm" style:legend-expansion="high" chart:style-name="ch2"/>
        <chart:plot-area chart:style-name="ch3" table:cell-range-address="insertion.A1:insertion.F1001" chart:data-source-has-labels="row" svg:x="0.653cm" svg:y="0.396cm" svg:width="27.032cm" svg:height="19.031cm">
          <chartooo:coordinate-region svg:x="1.751cm" svg:y="0.595cm" svg:width="25.285cm" svg:height="18.1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sertion.B2:insertion.B1001" chart:label-cell-address="insertion.B1:insertion.B1" chart:class="chart:scatter">
            <chart:domain table:cell-range-address="insertion.A2:insertion.A1001"/>
            <chart:data-point chart:repeated="1000"/>
          </chart:series>
          <chart:series chart:style-name="ch8" chart:values-cell-range-address="insertion.C2:insertion.C1001" chart:label-cell-address="insertion.C1:insertion.C1" chart:class="chart:scatter">
            <chart:data-point chart:repeated="1000"/>
          </chart:series>
          <chart:series chart:style-name="ch9" chart:values-cell-range-address="insertion.D2:insertion.D1001" chart:label-cell-address="insertion.D1:insertion.D1" chart:class="chart:scatter">
            <chart:data-point chart:repeated="1000"/>
          </chart:series>
          <chart:series chart:style-name="ch10" chart:values-cell-range-address="insertion.E2:insertion.E1001" chart:label-cell-address="insertion.E1:insertion.E1" chart:class="chart:scatter">
            <chart:data-point chart:repeated="1000"/>
          </chart:series>
          <chart:series chart:style-name="ch11" chart:values-cell-range-address="insertion.F2:insertion.F1001" chart:label-cell-address="insertion.F1:insertion.F1" chart:class="chart:scatter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>array</text:p>
                <draw:g>
                  <svg:desc>insertion.B1:insertion.B1</svg:desc>
                </draw:g>
              </table:table-cell>
              <table:table-cell office:value-type="string">
                <text:p>vector</text:p>
                <draw:g>
                  <svg:desc>insertion.C1:insertion.C1</svg:desc>
                </draw:g>
              </table:table-cell>
              <table:table-cell office:value-type="string">
                <text:p>bst</text:p>
                <draw:g>
                  <svg:desc>insertion.D1:insertion.D1</svg:desc>
                </draw:g>
              </table:table-cell>
              <table:table-cell office:value-type="string">
                <text:p>tiered vector</text:p>
                <draw:g>
                  <svg:desc>insertion.E1:insertion.E1</svg:desc>
                </draw:g>
              </table:table-cell>
              <table:table-cell office:value-type="string">
                <text:p>bittrick tiered vector</text:p>
                <draw:g>
                  <svg:desc>insertion.F1:inser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.A2:insertion.A1001</svg:desc>
                </draw:g>
              </table:table-cell>
              <table:table-cell office:value-type="float" office:value="0.00102045">
                <text:p>0.00102045</text:p>
                <draw:g>
                  <svg:desc>insertion.B2:insertion.B1001</svg:desc>
                </draw:g>
              </table:table-cell>
              <table:table-cell office:value-type="float" office:value="0.000678981">
                <text:p>0.000678981</text:p>
                <draw:g>
                  <svg:desc>insertion.C2:insertion.C1001</svg:desc>
                </draw:g>
              </table:table-cell>
              <table:table-cell office:value-type="float" office:value="0.000652533">
                <text:p>0.000652533</text:p>
                <draw:g>
                  <svg:desc>insertion.D2:insertion.D1001</svg:desc>
                </draw:g>
              </table:table-cell>
              <table:table-cell office:value-type="float" office:value="0.000601214">
                <text:p>0.000601214</text:p>
                <draw:g>
                  <svg:desc>insertion.E2:insertion.E1001</svg:desc>
                </draw:g>
              </table:table-cell>
              <table:table-cell office:value-type="float" office:value="0.000363571">
                <text:p>0.000363571</text:p>
                <draw:g>
                  <svg:desc>insertion.F2:insertion.F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171917">
                <text:p>0.00171917</text:p>
              </table:table-cell>
              <table:table-cell office:value-type="float" office:value="0.000701877">
                <text:p>0.000701877</text:p>
              </table:table-cell>
              <table:table-cell office:value-type="float" office:value="0.000670692">
                <text:p>0.000670692</text:p>
              </table:table-cell>
              <table:table-cell office:value-type="float" office:value="0.000849516">
                <text:p>0.000849516</text:p>
              </table:table-cell>
              <table:table-cell office:value-type="float" office:value="0.000501341">
                <text:p>0.000501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195326">
                <text:p>0.00195326</text:p>
              </table:table-cell>
              <table:table-cell office:value-type="float" office:value="0.000742537">
                <text:p>0.000742537</text:p>
              </table:table-cell>
              <table:table-cell office:value-type="float" office:value="0.000670297">
                <text:p>0.000670297</text:p>
              </table:table-cell>
              <table:table-cell office:value-type="float" office:value="0.000733458">
                <text:p>0.000733458</text:p>
              </table:table-cell>
              <table:table-cell office:value-type="float" office:value="0.000493051">
                <text:p>0.000493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00278501">
                <text:p>0.00278501</text:p>
              </table:table-cell>
              <table:table-cell office:value-type="float" office:value="0.000840437">
                <text:p>0.000840437</text:p>
              </table:table-cell>
              <table:table-cell office:value-type="float" office:value="0.000703851">
                <text:p>0.000703851</text:p>
              </table:table-cell>
              <table:table-cell office:value-type="float" office:value="0.000788329">
                <text:p>0.000788329</text:p>
              </table:table-cell>
              <table:table-cell office:value-type="float" office:value="0.000582661">
                <text:p>0.000582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00315371">
                <text:p>0.00315371</text:p>
              </table:table-cell>
              <table:table-cell office:value-type="float" office:value="0.00082662">
                <text:p>0.00082662</text:p>
              </table:table-cell>
              <table:table-cell office:value-type="float" office:value="0.00068056">
                <text:p>0.00068056</text:p>
              </table:table-cell>
              <table:table-cell office:value-type="float" office:value="0.00104847">
                <text:p>0.00104847</text:p>
              </table:table-cell>
              <table:table-cell office:value-type="float" office:value="0.000909125">
                <text:p>0.000909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380348">
                <text:p>0.00380348</text:p>
              </table:table-cell>
              <table:table-cell office:value-type="float" office:value="0.000889387">
                <text:p>0.000889387</text:p>
              </table:table-cell>
              <table:table-cell office:value-type="float" office:value="0.000693588">
                <text:p>0.000693588</text:p>
              </table:table-cell>
              <table:table-cell office:value-type="float" office:value="0.00119374">
                <text:p>0.00119374</text:p>
              </table:table-cell>
              <table:table-cell office:value-type="float" office:value="0.000596083">
                <text:p>0.000596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00501144">
                <text:p>0.00501144</text:p>
              </table:table-cell>
              <table:table-cell office:value-type="float" office:value="0.000920178">
                <text:p>0.000920178</text:p>
              </table:table-cell>
              <table:table-cell office:value-type="float" office:value="0.000708193">
                <text:p>0.000708193</text:p>
              </table:table-cell>
              <table:table-cell office:value-type="float" office:value="0.0010769">
                <text:p>0.0010769</text:p>
              </table:table-cell>
              <table:table-cell office:value-type="float" office:value="0.000682929">
                <text:p>0.000682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00502683">
                <text:p>0.00502683</text:p>
              </table:table-cell>
              <table:table-cell office:value-type="float" office:value="0.000973865">
                <text:p>0.000973865</text:p>
              </table:table-cell>
              <table:table-cell office:value-type="float" office:value="0.000707404">
                <text:p>0.000707404</text:p>
              </table:table-cell>
              <table:table-cell office:value-type="float" office:value="0.000943074">
                <text:p>0.000943074</text:p>
              </table:table-cell>
              <table:table-cell office:value-type="float" office:value="0.000769776">
                <text:p>0.000769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00619334">
                <text:p>0.00619334</text:p>
              </table:table-cell>
              <table:table-cell office:value-type="float" office:value="0.0010386">
                <text:p>0.0010386</text:p>
              </table:table-cell>
              <table:table-cell office:value-type="float" office:value="0.000728721">
                <text:p>0.000728721</text:p>
              </table:table-cell>
              <table:table-cell office:value-type="float" office:value="0.00107611">
                <text:p>0.00107611</text:p>
              </table:table-cell>
              <table:table-cell office:value-type="float" office:value="0.000806093">
                <text:p>0.000806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00637177">
                <text:p>0.00637177</text:p>
              </table:table-cell>
              <table:table-cell office:value-type="float" office:value="0.00110848">
                <text:p>0.00110848</text:p>
              </table:table-cell>
              <table:table-cell office:value-type="float" office:value="0.00070622">
                <text:p>0.00070622</text:p>
              </table:table-cell>
              <table:table-cell office:value-type="float" office:value="0.001084">
                <text:p>0.001084</text:p>
              </table:table-cell>
              <table:table-cell office:value-type="float" office:value="0.000802935">
                <text:p>0.000802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00720234">
                <text:p>0.00720234</text:p>
              </table:table-cell>
              <table:table-cell office:value-type="float" office:value="0.0011673">
                <text:p>0.0011673</text:p>
              </table:table-cell>
              <table:table-cell office:value-type="float" office:value="0.000742932">
                <text:p>0.000742932</text:p>
              </table:table-cell>
              <table:table-cell office:value-type="float" office:value="0.00113177">
                <text:p>0.00113177</text:p>
              </table:table-cell>
              <table:table-cell office:value-type="float" office:value="0.000795829">
                <text:p>0.000795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00912993">
                <text:p>0.00912993</text:p>
              </table:table-cell>
              <table:table-cell office:value-type="float" office:value="0.00126559">
                <text:p>0.00126559</text:p>
              </table:table-cell>
              <table:table-cell office:value-type="float" office:value="0.000712931">
                <text:p>0.000712931</text:p>
              </table:table-cell>
              <table:table-cell office:value-type="float" office:value="0.00122019">
                <text:p>0.00122019</text:p>
              </table:table-cell>
              <table:table-cell office:value-type="float" office:value="0.000851885">
                <text:p>0.000851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00833095">
                <text:p>0.00833095</text:p>
              </table:table-cell>
              <table:table-cell office:value-type="float" office:value="0.00154942">
                <text:p>0.00154942</text:p>
              </table:table-cell>
              <table:table-cell office:value-type="float" office:value="0.000766617">
                <text:p>0.000766617</text:p>
              </table:table-cell>
              <table:table-cell office:value-type="float" office:value="0.00137849">
                <text:p>0.00137849</text:p>
              </table:table-cell>
              <table:table-cell office:value-type="float" office:value="0.000928073">
                <text:p>0.000928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00978128">
                <text:p>0.00978128</text:p>
              </table:table-cell>
              <table:table-cell office:value-type="float" office:value="0.00160153">
                <text:p>0.00160153</text:p>
              </table:table-cell>
              <table:table-cell office:value-type="float" office:value="0.000740169">
                <text:p>0.000740169</text:p>
              </table:table-cell>
              <table:table-cell office:value-type="float" office:value="0.00146139">
                <text:p>0.00146139</text:p>
              </table:table-cell>
              <table:table-cell office:value-type="float" office:value="0.000947416">
                <text:p>0.000947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0108874">
                <text:p>0.0108874</text:p>
              </table:table-cell>
              <table:table-cell office:value-type="float" office:value="0.00163113">
                <text:p>0.00163113</text:p>
              </table:table-cell>
              <table:table-cell office:value-type="float" office:value="0.000735432">
                <text:p>0.000735432</text:p>
              </table:table-cell>
              <table:table-cell office:value-type="float" office:value="0.00147086">
                <text:p>0.00147086</text:p>
              </table:table-cell>
              <table:table-cell office:value-type="float" office:value="0.00100979">
                <text:p>0.00100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0124893">
                <text:p>0.0124893</text:p>
              </table:table-cell>
              <table:table-cell office:value-type="float" office:value="0.00189799">
                <text:p>0.00189799</text:p>
              </table:table-cell>
              <table:table-cell office:value-type="float" office:value="0.000791882">
                <text:p>0.000791882</text:p>
              </table:table-cell>
              <table:table-cell office:value-type="float" office:value="0.00153837">
                <text:p>0.00153837</text:p>
              </table:table-cell>
              <table:table-cell office:value-type="float" office:value="0.00103229">
                <text:p>0.00103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0112695">
                <text:p>0.0112695</text:p>
              </table:table-cell>
              <table:table-cell office:value-type="float" office:value="0.00158732">
                <text:p>0.00158732</text:p>
              </table:table-cell>
              <table:table-cell office:value-type="float" office:value="0.000778855">
                <text:p>0.000778855</text:p>
              </table:table-cell>
              <table:table-cell office:value-type="float" office:value="0.00216958">
                <text:p>0.00216958</text:p>
              </table:table-cell>
              <table:table-cell office:value-type="float" office:value="0.001551">
                <text:p>0.001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0131959">
                <text:p>0.0131959</text:p>
              </table:table-cell>
              <table:table-cell office:value-type="float" office:value="0.00165877">
                <text:p>0.00165877</text:p>
              </table:table-cell>
              <table:table-cell office:value-type="float" office:value="0.000840042">
                <text:p>0.000840042</text:p>
              </table:table-cell>
              <table:table-cell office:value-type="float" office:value="0.00120717">
                <text:p>0.00120717</text:p>
              </table:table-cell>
              <table:table-cell office:value-type="float" office:value="0.00103584">
                <text:p>0.00103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0120673">
                <text:p>0.0120673</text:p>
              </table:table-cell>
              <table:table-cell office:value-type="float" office:value="0.00194457">
                <text:p>0.00194457</text:p>
              </table:table-cell>
              <table:table-cell office:value-type="float" office:value="0.00101452">
                <text:p>0.00101452</text:p>
              </table:table-cell>
              <table:table-cell office:value-type="float" office:value="0.00134494">
                <text:p>0.00134494</text:p>
              </table:table-cell>
              <table:table-cell office:value-type="float" office:value="0.00124743">
                <text:p>0.00124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0125">
                <text:p>0.0125</text:p>
              </table:table-cell>
              <table:table-cell office:value-type="float" office:value="0.00195405">
                <text:p>0.00195405</text:p>
              </table:table-cell>
              <table:table-cell office:value-type="float" office:value="0.000920967">
                <text:p>0.000920967</text:p>
              </table:table-cell>
              <table:table-cell office:value-type="float" office:value="0.00136546">
                <text:p>0.00136546</text:p>
              </table:table-cell>
              <table:table-cell office:value-type="float" office:value="0.00111321">
                <text:p>0.00111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0134948">
                <text:p>0.0134948</text:p>
              </table:table-cell>
              <table:table-cell office:value-type="float" office:value="0.00200221">
                <text:p>0.00200221</text:p>
              </table:table-cell>
              <table:table-cell office:value-type="float" office:value="0.00089294">
                <text:p>0.00089294</text:p>
              </table:table-cell>
              <table:table-cell office:value-type="float" office:value="0.00138875">
                <text:p>0.00138875</text:p>
              </table:table-cell>
              <table:table-cell office:value-type="float" office:value="0.00127743">
                <text:p>0.00127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0.0140052">
                <text:p>0.0140052</text:p>
              </table:table-cell>
              <table:table-cell office:value-type="float" office:value="0.00221301">
                <text:p>0.00221301</text:p>
              </table:table-cell>
              <table:table-cell office:value-type="float" office:value="0.00224143">
                <text:p>0.00224143</text:p>
              </table:table-cell>
              <table:table-cell office:value-type="float" office:value="0.0014756">
                <text:p>0.0014756</text:p>
              </table:table-cell>
              <table:table-cell office:value-type="float" office:value="0.0014456">
                <text:p>0.0014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0.0145961">
                <text:p>0.0145961</text:p>
              </table:table-cell>
              <table:table-cell office:value-type="float" office:value="0.00285962">
                <text:p>0.00285962</text:p>
              </table:table-cell>
              <table:table-cell office:value-type="float" office:value="0.00131691">
                <text:p>0.00131691</text:p>
              </table:table-cell>
              <table:table-cell office:value-type="float" office:value="0.00158811">
                <text:p>0.00158811</text:p>
              </table:table-cell>
              <table:table-cell office:value-type="float" office:value="0.0011144">
                <text:p>0.0011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0.0153999">
                <text:p>0.0153999</text:p>
              </table:table-cell>
              <table:table-cell office:value-type="float" office:value="0.00239617">
                <text:p>0.00239617</text:p>
              </table:table-cell>
              <table:table-cell office:value-type="float" office:value="0.00111361">
                <text:p>0.00111361</text:p>
              </table:table-cell>
              <table:table-cell office:value-type="float" office:value="0.0019951">
                <text:p>0.0019951</text:p>
              </table:table-cell>
              <table:table-cell office:value-type="float" office:value="0.00114164">
                <text:p>0.00114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0.0169351">
                <text:p>0.0169351</text:p>
              </table:table-cell>
              <table:table-cell office:value-type="float" office:value="0.0024696">
                <text:p>0.0024696</text:p>
              </table:table-cell>
              <table:table-cell office:value-type="float" office:value="0.00103268">
                <text:p>0.00103268</text:p>
              </table:table-cell>
              <table:table-cell office:value-type="float" office:value="0.00162719">
                <text:p>0.00162719</text:p>
              </table:table-cell>
              <table:table-cell office:value-type="float" office:value="0.00141126">
                <text:p>0.00141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0.0167554">
                <text:p>0.0167554</text:p>
              </table:table-cell>
              <table:table-cell office:value-type="float" office:value="0.00254184">
                <text:p>0.00254184</text:p>
              </table:table-cell>
              <table:table-cell office:value-type="float" office:value="0.00122967">
                <text:p>0.00122967</text:p>
              </table:table-cell>
              <table:table-cell office:value-type="float" office:value="0.00170653">
                <text:p>0.00170653</text:p>
              </table:table-cell>
              <table:table-cell office:value-type="float" office:value="0.00140612">
                <text:p>0.001406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0.0178714">
                <text:p>0.0178714</text:p>
              </table:table-cell>
              <table:table-cell office:value-type="float" office:value="0.00251026">
                <text:p>0.00251026</text:p>
              </table:table-cell>
              <table:table-cell office:value-type="float" office:value="0.000954522">
                <text:p>0.000954522</text:p>
              </table:table-cell>
              <table:table-cell office:value-type="float" office:value="0.00177404">
                <text:p>0.00177404</text:p>
              </table:table-cell>
              <table:table-cell office:value-type="float" office:value="0.00129954">
                <text:p>0.001299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0.0184774">
                <text:p>0.0184774</text:p>
              </table:table-cell>
              <table:table-cell office:value-type="float" office:value="0.00261013">
                <text:p>0.00261013</text:p>
              </table:table-cell>
              <table:table-cell office:value-type="float" office:value="0.000950574">
                <text:p>0.000950574</text:p>
              </table:table-cell>
              <table:table-cell office:value-type="float" office:value="0.00179456">
                <text:p>0.00179456</text:p>
              </table:table-cell>
              <table:table-cell office:value-type="float" office:value="0.00121032">
                <text:p>0.00121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0.019636">
                <text:p>0.019636</text:p>
              </table:table-cell>
              <table:table-cell office:value-type="float" office:value="0.00296739">
                <text:p>0.00296739</text:p>
              </table:table-cell>
              <table:table-cell office:value-type="float" office:value="0.000845174">
                <text:p>0.000845174</text:p>
              </table:table-cell>
              <table:table-cell office:value-type="float" office:value="0.00166785">
                <text:p>0.00166785</text:p>
              </table:table-cell>
              <table:table-cell office:value-type="float" office:value="0.00118585">
                <text:p>0.00118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0.0268494">
                <text:p>0.0268494</text:p>
              </table:table-cell>
              <table:table-cell office:value-type="float" office:value="0.00286514">
                <text:p>0.00286514</text:p>
              </table:table-cell>
              <table:table-cell office:value-type="float" office:value="0.000884255">
                <text:p>0.000884255</text:p>
              </table:table-cell>
              <table:table-cell office:value-type="float" office:value="0.00172351">
                <text:p>0.00172351</text:p>
              </table:table-cell>
              <table:table-cell office:value-type="float" office:value="0.00122927">
                <text:p>0.00122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0.0216244">
                <text:p>0.0216244</text:p>
              </table:table-cell>
              <table:table-cell office:value-type="float" office:value="0.00263855">
                <text:p>0.00263855</text:p>
              </table:table-cell>
              <table:table-cell office:value-type="float" office:value="0.00149376">
                <text:p>0.00149376</text:p>
              </table:table-cell>
              <table:table-cell office:value-type="float" office:value="0.0017093">
                <text:p>0.0017093</text:p>
              </table:table-cell>
              <table:table-cell office:value-type="float" office:value="0.00121743">
                <text:p>0.001217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0.0238958">
                <text:p>0.0238958</text:p>
              </table:table-cell>
              <table:table-cell office:value-type="float" office:value="0.00266105">
                <text:p>0.00266105</text:p>
              </table:table-cell>
              <table:table-cell office:value-type="float" office:value="0.00146099">
                <text:p>0.00146099</text:p>
              </table:table-cell>
              <table:table-cell office:value-type="float" office:value="0.00175075">
                <text:p>0.00175075</text:p>
              </table:table-cell>
              <table:table-cell office:value-type="float" office:value="0.00124585">
                <text:p>0.001245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0.0256335">
                <text:p>0.0256335</text:p>
              </table:table-cell>
              <table:table-cell office:value-type="float" office:value="0.0025896">
                <text:p>0.0025896</text:p>
              </table:table-cell>
              <table:table-cell office:value-type="float" office:value="0.00114164">
                <text:p>0.00114164</text:p>
              </table:table-cell>
              <table:table-cell office:value-type="float" office:value="0.00213642">
                <text:p>0.00213642</text:p>
              </table:table-cell>
              <table:table-cell office:value-type="float" office:value="0.00139112">
                <text:p>0.0013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0.0266544">
                <text:p>0.0266544</text:p>
              </table:table-cell>
              <table:table-cell office:value-type="float" office:value="0.00283712">
                <text:p>0.00283712</text:p>
              </table:table-cell>
              <table:table-cell office:value-type="float" office:value="0.00106466">
                <text:p>0.00106466</text:p>
              </table:table-cell>
              <table:table-cell office:value-type="float" office:value="0.00280869">
                <text:p>0.00280869</text:p>
              </table:table-cell>
              <table:table-cell office:value-type="float" office:value="0.00167614">
                <text:p>0.00167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0.0249068">
                <text:p>0.0249068</text:p>
              </table:table-cell>
              <table:table-cell office:value-type="float" office:value="0.00354452">
                <text:p>0.00354452</text:p>
              </table:table-cell>
              <table:table-cell office:value-type="float" office:value="0.00117085">
                <text:p>0.00117085</text:p>
              </table:table-cell>
              <table:table-cell office:value-type="float" office:value="0.00237407">
                <text:p>0.00237407</text:p>
              </table:table-cell>
              <table:table-cell office:value-type="float" office:value="0.00171167">
                <text:p>0.001711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0.0242306">
                <text:p>0.0242306</text:p>
              </table:table-cell>
              <table:table-cell office:value-type="float" office:value="0.00306252">
                <text:p>0.00306252</text:p>
              </table:table-cell>
              <table:table-cell office:value-type="float" office:value="0.00125414">
                <text:p>0.00125414</text:p>
              </table:table-cell>
              <table:table-cell office:value-type="float" office:value="0.003087">
                <text:p>0.003087</text:p>
              </table:table-cell>
              <table:table-cell office:value-type="float" office:value="0.00152455">
                <text:p>0.00152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0.0260867">
                <text:p>0.0260867</text:p>
              </table:table-cell>
              <table:table-cell office:value-type="float" office:value="0.00315529">
                <text:p>0.00315529</text:p>
              </table:table-cell>
              <table:table-cell office:value-type="float" office:value="0.00117677">
                <text:p>0.00117677</text:p>
              </table:table-cell>
              <table:table-cell office:value-type="float" office:value="0.00261053">
                <text:p>0.00261053</text:p>
              </table:table-cell>
              <table:table-cell office:value-type="float" office:value="0.00139744">
                <text:p>0.00139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0.026294">
                <text:p>0.026294</text:p>
              </table:table-cell>
              <table:table-cell office:value-type="float" office:value="0.00346438">
                <text:p>0.00346438</text:p>
              </table:table-cell>
              <table:table-cell office:value-type="float" office:value="0.00111677">
                <text:p>0.00111677</text:p>
              </table:table-cell>
              <table:table-cell office:value-type="float" office:value="0.00215735">
                <text:p>0.00215735</text:p>
              </table:table-cell>
              <table:table-cell office:value-type="float" office:value="0.00143889">
                <text:p>0.00143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0.0299411">
                <text:p>0.0299411</text:p>
              </table:table-cell>
              <table:table-cell office:value-type="float" office:value="0.00346438">
                <text:p>0.00346438</text:p>
              </table:table-cell>
              <table:table-cell office:value-type="float" office:value="0.00107295">
                <text:p>0.00107295</text:p>
              </table:table-cell>
              <table:table-cell office:value-type="float" office:value="0.00228011">
                <text:p>0.00228011</text:p>
              </table:table-cell>
              <table:table-cell office:value-type="float" office:value="0.00146573">
                <text:p>0.00146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0.0313342">
                <text:p>0.0313342</text:p>
              </table:table-cell>
              <table:table-cell office:value-type="float" office:value="0.00360808">
                <text:p>0.00360808</text:p>
              </table:table-cell>
              <table:table-cell office:value-type="float" office:value="0.000999919">
                <text:p>0.000999919</text:p>
              </table:table-cell>
              <table:table-cell office:value-type="float" office:value="0.00274316">
                <text:p>0.00274316</text:p>
              </table:table-cell>
              <table:table-cell office:value-type="float" office:value="0.00149613">
                <text:p>0.001496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0.0360484">
                <text:p>0.0360484</text:p>
              </table:table-cell>
              <table:table-cell office:value-type="float" office:value="0.00393257">
                <text:p>0.00393257</text:p>
              </table:table-cell>
              <table:table-cell office:value-type="float" office:value="0.00106229">
                <text:p>0.00106229</text:p>
              </table:table-cell>
              <table:table-cell office:value-type="float" office:value="0.00283751">
                <text:p>0.00283751</text:p>
              </table:table-cell>
              <table:table-cell office:value-type="float" office:value="0.00153955">
                <text:p>0.00153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0.0343071">
                <text:p>0.0343071</text:p>
              </table:table-cell>
              <table:table-cell office:value-type="float" office:value="0.00417574">
                <text:p>0.00417574</text:p>
              </table:table-cell>
              <table:table-cell office:value-type="float" office:value="0.000995971">
                <text:p>0.000995971</text:p>
              </table:table-cell>
              <table:table-cell office:value-type="float" office:value="0.00249605">
                <text:p>0.00249605</text:p>
              </table:table-cell>
              <table:table-cell office:value-type="float" office:value="0.0015735">
                <text:p>0.00157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0.0293237">
                <text:p>0.0293237</text:p>
              </table:table-cell>
              <table:table-cell office:value-type="float" office:value="0.0039452">
                <text:p>0.0039452</text:p>
              </table:table-cell>
              <table:table-cell office:value-type="float" office:value="0.00106782">
                <text:p>0.00106782</text:p>
              </table:table-cell>
              <table:table-cell office:value-type="float" office:value="0.00247236">
                <text:p>0.00247236</text:p>
              </table:table-cell>
              <table:table-cell office:value-type="float" office:value="0.00163232">
                <text:p>0.00163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0.0300406">
                <text:p>0.0300406</text:p>
              </table:table-cell>
              <table:table-cell office:value-type="float" office:value="0.00491156">
                <text:p>0.00491156</text:p>
              </table:table-cell>
              <table:table-cell office:value-type="float" office:value="0.00101926">
                <text:p>0.00101926</text:p>
              </table:table-cell>
              <table:table-cell office:value-type="float" office:value="0.00250592">
                <text:p>0.00250592</text:p>
              </table:table-cell>
              <table:table-cell office:value-type="float" office:value="0.00198128">
                <text:p>0.00198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0.0311601">
                <text:p>0.0311601</text:p>
              </table:table-cell>
              <table:table-cell office:value-type="float" office:value="0.0042089">
                <text:p>0.0042089</text:p>
              </table:table-cell>
              <table:table-cell office:value-type="float" office:value="0.00107216">
                <text:p>0.00107216</text:p>
              </table:table-cell>
              <table:table-cell office:value-type="float" office:value="0.00263303">
                <text:p>0.00263303</text:p>
              </table:table-cell>
              <table:table-cell office:value-type="float" office:value="0.00228406">
                <text:p>0.00228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0.031637">
                <text:p>0.031637</text:p>
              </table:table-cell>
              <table:table-cell office:value-type="float" office:value="0.00438061">
                <text:p>0.00438061</text:p>
              </table:table-cell>
              <table:table-cell office:value-type="float" office:value="0.00107295">
                <text:p>0.00107295</text:p>
              </table:table-cell>
              <table:table-cell office:value-type="float" office:value="0.00325319">
                <text:p>0.00325319</text:p>
              </table:table-cell>
              <table:table-cell office:value-type="float" office:value="0.00182654">
                <text:p>0.001826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0.0325824">
                <text:p>0.0325824</text:p>
              </table:table-cell>
              <table:table-cell office:value-type="float" office:value="0.00440746">
                <text:p>0.00440746</text:p>
              </table:table-cell>
              <table:table-cell office:value-type="float" office:value="0.001144">
                <text:p>0.001144</text:p>
              </table:table-cell>
              <table:table-cell office:value-type="float" office:value="0.00320108">
                <text:p>0.00320108</text:p>
              </table:table-cell>
              <table:table-cell office:value-type="float" office:value="0.00181983">
                <text:p>0.001819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0.0331461">
                <text:p>0.0331461</text:p>
              </table:table-cell>
              <table:table-cell office:value-type="float" office:value="0.00470826">
                <text:p>0.00470826</text:p>
              </table:table-cell>
              <table:table-cell office:value-type="float" office:value="0.00136586">
                <text:p>0.00136586</text:p>
              </table:table-cell>
              <table:table-cell office:value-type="float" office:value="0.00277553">
                <text:p>0.00277553</text:p>
              </table:table-cell>
              <table:table-cell office:value-type="float" office:value="0.00183759">
                <text:p>0.001837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0.0336037">
                <text:p>0.0336037</text:p>
              </table:table-cell>
              <table:table-cell office:value-type="float" office:value="0.0047955">
                <text:p>0.0047955</text:p>
              </table:table-cell>
              <table:table-cell office:value-type="float" office:value="0.00117953">
                <text:p>0.00117953</text:p>
              </table:table-cell>
              <table:table-cell office:value-type="float" office:value="0.00278501">
                <text:p>0.00278501</text:p>
              </table:table-cell>
              <table:table-cell office:value-type="float" office:value="0.00184351">
                <text:p>0.001843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0.0346206">
                <text:p>0.0346206</text:p>
              </table:table-cell>
              <table:table-cell office:value-type="float" office:value="0.00476116">
                <text:p>0.00476116</text:p>
              </table:table-cell>
              <table:table-cell office:value-type="float" office:value="0.00120559">
                <text:p>0.00120559</text:p>
              </table:table-cell>
              <table:table-cell office:value-type="float" office:value="0.00298081">
                <text:p>0.00298081</text:p>
              </table:table-cell>
              <table:table-cell office:value-type="float" office:value="0.00190983">
                <text:p>0.00190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0.0347777">
                <text:p>0.0347777</text:p>
              </table:table-cell>
              <table:table-cell office:value-type="float" office:value="0.00545593">
                <text:p>0.00545593</text:p>
              </table:table-cell>
              <table:table-cell office:value-type="float" office:value="0.00223116">
                <text:p>0.00223116</text:p>
              </table:table-cell>
              <table:table-cell office:value-type="float" office:value="0.0032528">
                <text:p>0.0032528</text:p>
              </table:table-cell>
              <table:table-cell office:value-type="float" office:value="0.0019426">
                <text:p>0.0019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0.035611">
                <text:p>0.035611</text:p>
              </table:table-cell>
              <table:table-cell office:value-type="float" office:value="0.00516737">
                <text:p>0.00516737</text:p>
              </table:table-cell>
              <table:table-cell office:value-type="float" office:value="0.00108874">
                <text:p>0.00108874</text:p>
              </table:table-cell>
              <table:table-cell office:value-type="float" office:value="0.00417613">
                <text:p>0.00417613</text:p>
              </table:table-cell>
              <table:table-cell office:value-type="float" office:value="0.00225248">
                <text:p>0.00225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0.0370112">
                <text:p>0.0370112</text:p>
              </table:table-cell>
              <table:table-cell office:value-type="float" office:value="0.00564107">
                <text:p>0.00564107</text:p>
              </table:table-cell>
              <table:table-cell office:value-type="float" office:value="0.00105045">
                <text:p>0.00105045</text:p>
              </table:table-cell>
              <table:table-cell office:value-type="float" office:value="0.00326937">
                <text:p>0.00326937</text:p>
              </table:table-cell>
              <table:table-cell office:value-type="float" office:value="0.00214037">
                <text:p>0.002140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0.037406">
                <text:p>0.037406</text:p>
              </table:table-cell>
              <table:table-cell office:value-type="float" office:value="0.00562212">
                <text:p>0.00562212</text:p>
              </table:table-cell>
              <table:table-cell office:value-type="float" office:value="0.000948995">
                <text:p>0.000948995</text:p>
              </table:table-cell>
              <table:table-cell office:value-type="float" office:value="0.00327924">
                <text:p>0.00327924</text:p>
              </table:table-cell>
              <table:table-cell office:value-type="float" office:value="0.00216603">
                <text:p>0.002166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0.0370708">
                <text:p>0.0370708</text:p>
              </table:table-cell>
              <table:table-cell office:value-type="float" office:value="0.00623913">
                <text:p>0.00623913</text:p>
              </table:table-cell>
              <table:table-cell office:value-type="float" office:value="0.000924915">
                <text:p>0.000924915</text:p>
              </table:table-cell>
              <table:table-cell office:value-type="float" office:value="0.00324529">
                <text:p>0.00324529</text:p>
              </table:table-cell>
              <table:table-cell office:value-type="float" office:value="0.00218774">
                <text:p>0.00218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0.0387094">
                <text:p>0.0387094</text:p>
              </table:table-cell>
              <table:table-cell office:value-type="float" office:value="0.00552344">
                <text:p>0.00552344</text:p>
              </table:table-cell>
              <table:table-cell office:value-type="float" office:value="0.00100584">
                <text:p>0.00100584</text:p>
              </table:table-cell>
              <table:table-cell office:value-type="float" office:value="0.00351333">
                <text:p>0.00351333</text:p>
              </table:table-cell>
              <table:table-cell office:value-type="float" office:value="0.00214471">
                <text:p>0.002144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0.0384813">
                <text:p>0.0384813</text:p>
              </table:table-cell>
              <table:table-cell office:value-type="float" office:value="0.00649414">
                <text:p>0.00649414</text:p>
              </table:table-cell>
              <table:table-cell office:value-type="float" office:value="0.0009486">
                <text:p>0.0009486</text:p>
              </table:table-cell>
              <table:table-cell office:value-type="float" office:value="0.00398625">
                <text:p>0.00398625</text:p>
              </table:table-cell>
              <table:table-cell office:value-type="float" office:value="0.00221577">
                <text:p>0.002215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0.0394121">
                <text:p>0.0394121</text:p>
              </table:table-cell>
              <table:table-cell office:value-type="float" office:value="0.00588898">
                <text:p>0.00588898</text:p>
              </table:table-cell>
              <table:table-cell office:value-type="float" office:value="0.000977023">
                <text:p>0.000977023</text:p>
              </table:table-cell>
              <table:table-cell office:value-type="float" office:value="0.00365466">
                <text:p>0.00365466</text:p>
              </table:table-cell>
              <table:table-cell office:value-type="float" office:value="0.00223551">
                <text:p>0.002235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0.0396892">
                <text:p>0.0396892</text:p>
              </table:table-cell>
              <table:table-cell office:value-type="float" office:value="0.00622215">
                <text:p>0.00622215</text:p>
              </table:table-cell>
              <table:table-cell office:value-type="float" office:value="0.000904388">
                <text:p>0.000904388</text:p>
              </table:table-cell>
              <table:table-cell office:value-type="float" office:value="0.00358913">
                <text:p>0.00358913</text:p>
              </table:table-cell>
              <table:table-cell office:value-type="float" office:value="0.0023267">
                <text:p>0.00232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0.0410109">
                <text:p>0.0410109</text:p>
              </table:table-cell>
              <table:table-cell office:value-type="float" office:value="0.0062944">
                <text:p>0.0062944</text:p>
              </table:table-cell>
              <table:table-cell office:value-type="float" office:value="0.00142744">
                <text:p>0.00142744</text:p>
              </table:table-cell>
              <table:table-cell office:value-type="float" office:value="0.00364479">
                <text:p>0.00364479</text:p>
              </table:table-cell>
              <table:table-cell office:value-type="float" office:value="0.00253513">
                <text:p>0.00253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0.0417953">
                <text:p>0.0417953</text:p>
              </table:table-cell>
              <table:table-cell office:value-type="float" office:value="0.00613926">
                <text:p>0.00613926</text:p>
              </table:table-cell>
              <table:table-cell office:value-type="float" office:value="0.00182812">
                <text:p>0.00182812</text:p>
              </table:table-cell>
              <table:table-cell office:value-type="float" office:value="0.00417732">
                <text:p>0.00417732</text:p>
              </table:table-cell>
              <table:table-cell office:value-type="float" office:value="0.00239657">
                <text:p>0.002396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0.0425327">
                <text:p>0.0425327</text:p>
              </table:table-cell>
              <table:table-cell office:value-type="float" office:value="0.00719286">
                <text:p>0.00719286</text:p>
              </table:table-cell>
              <table:table-cell office:value-type="float" office:value="0.00125809">
                <text:p>0.00125809</text:p>
              </table:table-cell>
              <table:table-cell office:value-type="float" office:value="0.00450812">
                <text:p>0.00450812</text:p>
              </table:table-cell>
              <table:table-cell office:value-type="float" office:value="0.00244433">
                <text:p>0.002444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0.0421265">
                <text:p>0.0421265</text:p>
              </table:table-cell>
              <table:table-cell office:value-type="float" office:value="0.00653362">
                <text:p>0.00653362</text:p>
              </table:table-cell>
              <table:table-cell office:value-type="float" office:value="0.00121743">
                <text:p>0.00121743</text:p>
              </table:table-cell>
              <table:table-cell office:value-type="float" office:value="0.00391559">
                <text:p>0.00391559</text:p>
              </table:table-cell>
              <table:table-cell office:value-type="float" office:value="0.00244196">
                <text:p>0.00244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0.0440671">
                <text:p>0.0440671</text:p>
              </table:table-cell>
              <table:table-cell office:value-type="float" office:value="0.00661967">
                <text:p>0.00661967</text:p>
              </table:table-cell>
              <table:table-cell office:value-type="float" office:value="0.00111835">
                <text:p>0.00111835</text:p>
              </table:table-cell>
              <table:table-cell office:value-type="float" office:value="0.00388993">
                <text:p>0.00388993</text:p>
              </table:table-cell>
              <table:table-cell office:value-type="float" office:value="0.00246683">
                <text:p>0.002466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0.045176">
                <text:p>0.045176</text:p>
              </table:table-cell>
              <table:table-cell office:value-type="float" office:value="0.00735787">
                <text:p>0.00735787</text:p>
              </table:table-cell>
              <table:table-cell office:value-type="float" office:value="0.000988471">
                <text:p>0.000988471</text:p>
              </table:table-cell>
              <table:table-cell office:value-type="float" office:value="0.00547804">
                <text:p>0.00547804</text:p>
              </table:table-cell>
              <table:table-cell office:value-type="float" office:value="0.00255763">
                <text:p>0.002557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0.0444263">
                <text:p>0.0444263</text:p>
              </table:table-cell>
              <table:table-cell office:value-type="float" office:value="0.00683166">
                <text:p>0.00683166</text:p>
              </table:table-cell>
              <table:table-cell office:value-type="float" office:value="0.00106979">
                <text:p>0.00106979</text:p>
              </table:table-cell>
              <table:table-cell office:value-type="float" office:value="0.00623558">
                <text:p>0.00623558</text:p>
              </table:table-cell>
              <table:table-cell office:value-type="float" office:value="0.0040656">
                <text:p>0.0040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0.0458107">
                <text:p>0.0458107</text:p>
              </table:table-cell>
              <table:table-cell office:value-type="float" office:value="0.00761367">
                <text:p>0.00761367</text:p>
              </table:table-cell>
              <table:table-cell office:value-type="float" office:value="0.00103347">
                <text:p>0.00103347</text:p>
              </table:table-cell>
              <table:table-cell office:value-type="float" office:value="0.0028233">
                <text:p>0.0028233</text:p>
              </table:table-cell>
              <table:table-cell office:value-type="float" office:value="0.00225524">
                <text:p>0.002255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0.0462805">
                <text:p>0.0462805</text:p>
              </table:table-cell>
              <table:table-cell office:value-type="float" office:value="0.0071451">
                <text:p>0.0071451</text:p>
              </table:table-cell>
              <table:table-cell office:value-type="float" office:value="0.00104847">
                <text:p>0.00104847</text:p>
              </table:table-cell>
              <table:table-cell office:value-type="float" office:value="0.00285922">
                <text:p>0.00285922</text:p>
              </table:table-cell>
              <table:table-cell office:value-type="float" office:value="0.00219011">
                <text:p>0.002190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0.0470795">
                <text:p>0.0470795</text:p>
              </table:table-cell>
              <table:table-cell office:value-type="float" office:value="0.00771118">
                <text:p>0.00771118</text:p>
              </table:table-cell>
              <table:table-cell office:value-type="float" office:value="0.00099005">
                <text:p>0.00099005</text:p>
              </table:table-cell>
              <table:table-cell office:value-type="float" office:value="0.00294567">
                <text:p>0.00294567</text:p>
              </table:table-cell>
              <table:table-cell office:value-type="float" office:value="0.00211353">
                <text:p>0.002113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0.0504606">
                <text:p>0.0504606</text:p>
              </table:table-cell>
              <table:table-cell office:value-type="float" office:value="0.00788487">
                <text:p>0.00788487</text:p>
              </table:table-cell>
              <table:table-cell office:value-type="float" office:value="0.00101729">
                <text:p>0.00101729</text:p>
              </table:table-cell>
              <table:table-cell office:value-type="float" office:value="0.00290541">
                <text:p>0.00290541</text:p>
              </table:table-cell>
              <table:table-cell office:value-type="float" office:value="0.00203142">
                <text:p>0.002031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0.0479262">
                <text:p>0.0479262</text:p>
              </table:table-cell>
              <table:table-cell office:value-type="float" office:value="0.00809883">
                <text:p>0.00809883</text:p>
              </table:table-cell>
              <table:table-cell office:value-type="float" office:value="0.000956101">
                <text:p>0.000956101</text:p>
              </table:table-cell>
              <table:table-cell office:value-type="float" office:value="0.00297449">
                <text:p>0.00297449</text:p>
              </table:table-cell>
              <table:table-cell office:value-type="float" office:value="0.00210484">
                <text:p>0.00210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0.0491855">
                <text:p>0.0491855</text:p>
              </table:table-cell>
              <table:table-cell office:value-type="float" office:value="0.00784776">
                <text:p>0.00784776</text:p>
              </table:table-cell>
              <table:table-cell office:value-type="float" office:value="0.00102834">
                <text:p>0.00102834</text:p>
              </table:table-cell>
              <table:table-cell office:value-type="float" office:value="0.00298949">
                <text:p>0.00298949</text:p>
              </table:table-cell>
              <table:table-cell office:value-type="float" office:value="0.00214511">
                <text:p>0.002145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0.0490919">
                <text:p>0.0490919</text:p>
              </table:table-cell>
              <table:table-cell office:value-type="float" office:value="0.0088011">
                <text:p>0.0088011</text:p>
              </table:table-cell>
              <table:table-cell office:value-type="float" office:value="0.000948206">
                <text:p>0.000948206</text:p>
              </table:table-cell>
              <table:table-cell office:value-type="float" office:value="0.00379795">
                <text:p>0.00379795</text:p>
              </table:table-cell>
              <table:table-cell office:value-type="float" office:value="0.00216129">
                <text:p>0.00216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0.0507768">
                <text:p>0.0507768</text:p>
              </table:table-cell>
              <table:table-cell office:value-type="float" office:value="0.00844227">
                <text:p>0.00844227</text:p>
              </table:table-cell>
              <table:table-cell office:value-type="float" office:value="0.000942284">
                <text:p>0.000942284</text:p>
              </table:table-cell>
              <table:table-cell office:value-type="float" office:value="0.00430127">
                <text:p>0.00430127</text:p>
              </table:table-cell>
              <table:table-cell office:value-type="float" office:value="0.00238275">
                <text:p>0.00238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0.0503232">
                <text:p>0.0503232</text:p>
              </table:table-cell>
              <table:table-cell office:value-type="float" office:value="0.00945679">
                <text:p>0.00945679</text:p>
              </table:table-cell>
              <table:table-cell office:value-type="float" office:value="0.00179812">
                <text:p>0.00179812</text:p>
              </table:table-cell>
              <table:table-cell office:value-type="float" office:value="0.0032824">
                <text:p>0.0032824</text:p>
              </table:table-cell>
              <table:table-cell office:value-type="float" office:value="0.00221853">
                <text:p>0.00221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0.0517384">
                <text:p>0.0517384</text:p>
              </table:table-cell>
              <table:table-cell office:value-type="float" office:value="0.00888084">
                <text:p>0.00888084</text:p>
              </table:table-cell>
              <table:table-cell office:value-type="float" office:value="0.00115861">
                <text:p>0.00115861</text:p>
              </table:table-cell>
              <table:table-cell office:value-type="float" office:value="0.00421126">
                <text:p>0.00421126</text:p>
              </table:table-cell>
              <table:table-cell office:value-type="float" office:value="0.00223195">
                <text:p>0.002231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0.0529242">
                <text:p>0.0529242</text:p>
              </table:table-cell>
              <table:table-cell office:value-type="float" office:value="0.0100189">
                <text:p>0.0100189</text:p>
              </table:table-cell>
              <table:table-cell office:value-type="float" office:value="0.00138994">
                <text:p>0.00138994</text:p>
              </table:table-cell>
              <table:table-cell office:value-type="float" office:value="0.00446549">
                <text:p>0.00446549</text:p>
              </table:table-cell>
              <table:table-cell office:value-type="float" office:value="0.00223353">
                <text:p>0.002233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0.0530553">
                <text:p>0.0530553</text:p>
              </table:table-cell>
              <table:table-cell office:value-type="float" office:value="0.00923454">
                <text:p>0.00923454</text:p>
              </table:table-cell>
              <table:table-cell office:value-type="float" office:value="0.00112743">
                <text:p>0.00112743</text:p>
              </table:table-cell>
              <table:table-cell office:value-type="float" office:value="0.00621505">
                <text:p>0.00621505</text:p>
              </table:table-cell>
              <table:table-cell office:value-type="float" office:value="0.00223827">
                <text:p>0.002238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0.0529535">
                <text:p>0.0529535</text:p>
              </table:table-cell>
              <table:table-cell office:value-type="float" office:value="0.00983734">
                <text:p>0.00983734</text:p>
              </table:table-cell>
              <table:table-cell office:value-type="float" office:value="0.00213682">
                <text:p>0.00213682</text:p>
              </table:table-cell>
              <table:table-cell office:value-type="float" office:value="0.00337556">
                <text:p>0.00337556</text:p>
              </table:table-cell>
              <table:table-cell office:value-type="float" office:value="0.00226511">
                <text:p>0.002265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0.0542258">
                <text:p>0.0542258</text:p>
              </table:table-cell>
              <table:table-cell office:value-type="float" office:value="0.00968772">
                <text:p>0.00968772</text:p>
              </table:table-cell>
              <table:table-cell office:value-type="float" office:value="0.00136152">
                <text:p>0.00136152</text:p>
              </table:table-cell>
              <table:table-cell office:value-type="float" office:value="0.00327293">
                <text:p>0.00327293</text:p>
              </table:table-cell>
              <table:table-cell office:value-type="float" office:value="0.0022884">
                <text:p>0.00228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0.0556946">
                <text:p>0.0556946</text:p>
              </table:table-cell>
              <table:table-cell office:value-type="float" office:value="0.0103012">
                <text:p>0.0103012</text:p>
              </table:table-cell>
              <table:table-cell office:value-type="float" office:value="0.00114756">
                <text:p>0.00114756</text:p>
              </table:table-cell>
              <table:table-cell office:value-type="float" office:value="0.00329424">
                <text:p>0.00329424</text:p>
              </table:table-cell>
              <table:table-cell office:value-type="float" office:value="0.00269619">
                <text:p>0.00269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0.0557965">
                <text:p>0.0557965</text:p>
              </table:table-cell>
              <table:table-cell office:value-type="float" office:value="0.0108728">
                <text:p>0.0108728</text:p>
              </table:table-cell>
              <table:table-cell office:value-type="float" office:value="0.00107413">
                <text:p>0.00107413</text:p>
              </table:table-cell>
              <table:table-cell office:value-type="float" office:value="0.00481879">
                <text:p>0.00481879</text:p>
              </table:table-cell>
              <table:table-cell office:value-type="float" office:value="0.00374624">
                <text:p>0.003746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0.0558083">
                <text:p>0.0558083</text:p>
              </table:table-cell>
              <table:table-cell office:value-type="float" office:value="0.0103493">
                <text:p>0.0103493</text:p>
              </table:table-cell>
              <table:table-cell office:value-type="float" office:value="0.00109703">
                <text:p>0.00109703</text:p>
              </table:table-cell>
              <table:table-cell office:value-type="float" office:value="0.00466997">
                <text:p>0.00466997</text:p>
              </table:table-cell>
              <table:table-cell office:value-type="float" office:value="0.00249842">
                <text:p>0.002498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0.0570893">
                <text:p>0.0570893</text:p>
              </table:table-cell>
              <table:table-cell office:value-type="float" office:value="0.0108001">
                <text:p>0.0108001</text:p>
              </table:table-cell>
              <table:table-cell office:value-type="float" office:value="0.00101966">
                <text:p>0.00101966</text:p>
              </table:table-cell>
              <table:table-cell office:value-type="float" office:value="0.00335543">
                <text:p>0.00335543</text:p>
              </table:table-cell>
              <table:table-cell office:value-type="float" office:value="0.00235907">
                <text:p>0.00235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0.0589731">
                <text:p>0.0589731</text:p>
              </table:table-cell>
              <table:table-cell office:value-type="float" office:value="0.0111294">
                <text:p>0.0111294</text:p>
              </table:table-cell>
              <table:table-cell office:value-type="float" office:value="0.00104255">
                <text:p>0.00104255</text:p>
              </table:table-cell>
              <table:table-cell office:value-type="float" office:value="0.00342965">
                <text:p>0.00342965</text:p>
              </table:table-cell>
              <table:table-cell office:value-type="float" office:value="0.00242617">
                <text:p>0.002426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0.0585775">
                <text:p>0.0585775</text:p>
              </table:table-cell>
              <table:table-cell office:value-type="float" office:value="0.0108909">
                <text:p>0.0108909</text:p>
              </table:table-cell>
              <table:table-cell office:value-type="float" office:value="0.000986497">
                <text:p>0.000986497</text:p>
              </table:table-cell>
              <table:table-cell office:value-type="float" office:value="0.00561344">
                <text:p>0.00561344</text:p>
              </table:table-cell>
              <table:table-cell office:value-type="float" office:value="0.00247315">
                <text:p>0.002473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0.0597827">
                <text:p>0.0597827</text:p>
              </table:table-cell>
              <table:table-cell office:value-type="float" office:value="0.0127139">
                <text:p>0.0127139</text:p>
              </table:table-cell>
              <table:table-cell office:value-type="float" office:value="0.00104137">
                <text:p>0.00104137</text:p>
              </table:table-cell>
              <table:table-cell office:value-type="float" office:value="0.00765946">
                <text:p>0.00765946</text:p>
              </table:table-cell>
              <table:table-cell office:value-type="float" office:value="0.00342649">
                <text:p>0.003426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0.0599276">
                <text:p>0.0599276</text:p>
              </table:table-cell>
              <table:table-cell office:value-type="float" office:value="0.0118032">
                <text:p>0.0118032</text:p>
              </table:table-cell>
              <table:table-cell office:value-type="float" office:value="0.00138994">
                <text:p>0.00138994</text:p>
              </table:table-cell>
              <table:table-cell office:value-type="float" office:value="0.00513776">
                <text:p>0.00513776</text:p>
              </table:table-cell>
              <table:table-cell office:value-type="float" office:value="0.00282804">
                <text:p>0.00282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0.0612351">
                <text:p>0.0612351</text:p>
              </table:table-cell>
              <table:table-cell office:value-type="float" office:value="0.0118391">
                <text:p>0.0118391</text:p>
              </table:table-cell>
              <table:table-cell office:value-type="float" office:value="0.00177048">
                <text:p>0.00177048</text:p>
              </table:table-cell>
              <table:table-cell office:value-type="float" office:value="0.0100833">
                <text:p>0.0100833</text:p>
              </table:table-cell>
              <table:table-cell office:value-type="float" office:value="0.00252171">
                <text:p>0.002521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0.0608723">
                <text:p>0.0608723</text:p>
              </table:table-cell>
              <table:table-cell office:value-type="float" office:value="0.0124759">
                <text:p>0.0124759</text:p>
              </table:table-cell>
              <table:table-cell office:value-type="float" office:value="0.00139902">
                <text:p>0.00139902</text:p>
              </table:table-cell>
              <table:table-cell office:value-type="float" office:value="0.00449983">
                <text:p>0.00449983</text:p>
              </table:table-cell>
              <table:table-cell office:value-type="float" office:value="0.00252881">
                <text:p>0.002528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0.0617368">
                <text:p>0.0617368</text:p>
              </table:table-cell>
              <table:table-cell office:value-type="float" office:value="0.0133278">
                <text:p>0.0133278</text:p>
              </table:table-cell>
              <table:table-cell office:value-type="float" office:value="0.00127506">
                <text:p>0.00127506</text:p>
              </table:table-cell>
              <table:table-cell office:value-type="float" office:value="0.00824055">
                <text:p>0.00824055</text:p>
              </table:table-cell>
              <table:table-cell office:value-type="float" office:value="0.00251578">
                <text:p>0.002515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0.0624742">
                <text:p>0.0624742</text:p>
              </table:table-cell>
              <table:table-cell office:value-type="float" office:value="0.0135082">
                <text:p>0.0135082</text:p>
              </table:table-cell>
              <table:table-cell office:value-type="float" office:value="0.001114">
                <text:p>0.001114</text:p>
              </table:table-cell>
              <table:table-cell office:value-type="float" office:value="0.00910664">
                <text:p>0.00910664</text:p>
              </table:table-cell>
              <table:table-cell office:value-type="float" office:value="0.00268553">
                <text:p>0.002685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0.0635092">
                <text:p>0.0635092</text:p>
              </table:table-cell>
              <table:table-cell office:value-type="float" office:value="0.013942">
                <text:p>0.013942</text:p>
              </table:table-cell>
              <table:table-cell office:value-type="float" office:value="0.00104887">
                <text:p>0.00104887</text:p>
              </table:table-cell>
              <table:table-cell office:value-type="float" office:value="0.00746288">
                <text:p>0.00746288</text:p>
              </table:table-cell>
              <table:table-cell office:value-type="float" office:value="0.00288843">
                <text:p>0.002888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0.0646063">
                <text:p>0.0646063</text:p>
              </table:table-cell>
              <table:table-cell office:value-type="float" office:value="0.0131091">
                <text:p>0.0131091</text:p>
              </table:table-cell>
              <table:table-cell office:value-type="float" office:value="0.00107532">
                <text:p>0.00107532</text:p>
              </table:table-cell>
              <table:table-cell office:value-type="float" office:value="0.00738432">
                <text:p>0.00738432</text:p>
              </table:table-cell>
              <table:table-cell office:value-type="float" office:value="0.0027029">
                <text:p>0.00270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0.0634796">
                <text:p>0.0634796</text:p>
              </table:table-cell>
              <table:table-cell office:value-type="float" office:value="0.0133171">
                <text:p>0.0133171</text:p>
              </table:table-cell>
              <table:table-cell office:value-type="float" office:value="0.00100545">
                <text:p>0.00100545</text:p>
              </table:table-cell>
              <table:table-cell office:value-type="float" office:value="0.00443785">
                <text:p>0.00443785</text:p>
              </table:table-cell>
              <table:table-cell office:value-type="float" office:value="0.00284659">
                <text:p>0.002846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0.0647429">
                <text:p>0.0647429</text:p>
              </table:table-cell>
              <table:table-cell office:value-type="float" office:value="0.0144272">
                <text:p>0.0144272</text:p>
              </table:table-cell>
              <table:table-cell office:value-type="float" office:value="0.0010465">
                <text:p>0.0010465</text:p>
              </table:table-cell>
              <table:table-cell office:value-type="float" office:value="0.00690548">
                <text:p>0.00690548</text:p>
              </table:table-cell>
              <table:table-cell office:value-type="float" office:value="0.0026879">
                <text:p>0.00268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0.0648759">
                <text:p>0.0648759</text:p>
              </table:table-cell>
              <table:table-cell office:value-type="float" office:value="0.0150912">
                <text:p>0.0150912</text:p>
              </table:table-cell>
              <table:table-cell office:value-type="float" office:value="0.000975444">
                <text:p>0.000975444</text:p>
              </table:table-cell>
              <table:table-cell office:value-type="float" office:value="0.00422508">
                <text:p>0.00422508</text:p>
              </table:table-cell>
              <table:table-cell office:value-type="float" office:value="0.00275106">
                <text:p>0.00275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0.0664814">
                <text:p>0.0664814</text:p>
              </table:table-cell>
              <table:table-cell office:value-type="float" office:value="0.014925">
                <text:p>0.014925</text:p>
              </table:table-cell>
              <table:table-cell office:value-type="float" office:value="0.0010165">
                <text:p>0.0010165</text:p>
              </table:table-cell>
              <table:table-cell office:value-type="float" office:value="0.00397362">
                <text:p>0.00397362</text:p>
              </table:table-cell>
              <table:table-cell office:value-type="float" office:value="0.00271316">
                <text:p>0.002713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0.0680043">
                <text:p>0.0680043</text:p>
              </table:table-cell>
              <table:table-cell office:value-type="float" office:value="0.0151618">
                <text:p>0.0151618</text:p>
              </table:table-cell>
              <table:table-cell office:value-type="float" office:value="0.000969128">
                <text:p>0.000969128</text:p>
              </table:table-cell>
              <table:table-cell office:value-type="float" office:value="0.00560081">
                <text:p>0.00560081</text:p>
              </table:table-cell>
              <table:table-cell office:value-type="float" office:value="0.00295239">
                <text:p>0.002952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0.0679507">
                <text:p>0.0679507</text:p>
              </table:table-cell>
              <table:table-cell office:value-type="float" office:value="0.0152159">
                <text:p>0.0152159</text:p>
              </table:table-cell>
              <table:table-cell office:value-type="float" office:value="0.00102518">
                <text:p>0.00102518</text:p>
              </table:table-cell>
              <table:table-cell office:value-type="float" office:value="0.00471537">
                <text:p>0.00471537</text:p>
              </table:table-cell>
              <table:table-cell office:value-type="float" office:value="0.00279764">
                <text:p>0.002797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0.0685787">
                <text:p>0.0685787</text:p>
              </table:table-cell>
              <table:table-cell office:value-type="float" office:value="0.0152372">
                <text:p>0.0152372</text:p>
              </table:table-cell>
              <table:table-cell office:value-type="float" office:value="0.00101729">
                <text:p>0.00101729</text:p>
              </table:table-cell>
              <table:table-cell office:value-type="float" office:value="0.00406126">
                <text:p>0.00406126</text:p>
              </table:table-cell>
              <table:table-cell office:value-type="float" office:value="0.00276724">
                <text:p>0.002767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0.0705114">
                <text:p>0.0705114</text:p>
              </table:table-cell>
              <table:table-cell office:value-type="float" office:value="0.0155258">
                <text:p>0.0155258</text:p>
              </table:table-cell>
              <table:table-cell office:value-type="float" office:value="0.00113887">
                <text:p>0.00113887</text:p>
              </table:table-cell>
              <table:table-cell office:value-type="float" office:value="0.00446233">
                <text:p>0.00446233</text:p>
              </table:table-cell>
              <table:table-cell office:value-type="float" office:value="0.00278264">
                <text:p>0.002782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0.0695249">
                <text:p>0.0695249</text:p>
              </table:table-cell>
              <table:table-cell office:value-type="float" office:value="0.0151496">
                <text:p>0.0151496</text:p>
              </table:table-cell>
              <table:table-cell office:value-type="float" office:value="0.00108124">
                <text:p>0.00108124</text:p>
              </table:table-cell>
              <table:table-cell office:value-type="float" office:value="0.00573266">
                <text:p>0.00573266</text:p>
              </table:table-cell>
              <table:table-cell office:value-type="float" office:value="0.00282172">
                <text:p>0.00282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0.0719282">
                <text:p>0.0719282</text:p>
              </table:table-cell>
              <table:table-cell office:value-type="float" office:value="0.0167629">
                <text:p>0.0167629</text:p>
              </table:table-cell>
              <table:table-cell office:value-type="float" office:value="0.00116414">
                <text:p>0.00116414</text:p>
              </table:table-cell>
              <table:table-cell office:value-type="float" office:value="0.00418166">
                <text:p>0.00418166</text:p>
              </table:table-cell>
              <table:table-cell office:value-type="float" office:value="0.00281619">
                <text:p>0.002816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0.0714">
                <text:p>0.0714</text:p>
              </table:table-cell>
              <table:table-cell office:value-type="float" office:value="0.0155739">
                <text:p>0.0155739</text:p>
              </table:table-cell>
              <table:table-cell office:value-type="float" office:value="0.00131099">
                <text:p>0.00131099</text:p>
              </table:table-cell>
              <table:table-cell office:value-type="float" office:value="0.00414613">
                <text:p>0.00414613</text:p>
              </table:table-cell>
              <table:table-cell office:value-type="float" office:value="0.00292712">
                <text:p>0.002927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0.0729554">
                <text:p>0.0729554</text:p>
              </table:table-cell>
              <table:table-cell office:value-type="float" office:value="0.0178746">
                <text:p>0.0178746</text:p>
              </table:table-cell>
              <table:table-cell office:value-type="float" office:value="0.00126046">
                <text:p>0.00126046</text:p>
              </table:table-cell>
              <table:table-cell office:value-type="float" office:value="0.00607412">
                <text:p>0.00607412</text:p>
              </table:table-cell>
              <table:table-cell office:value-type="float" office:value="0.00302502">
                <text:p>0.003025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0.0716799">
                <text:p>0.0716799</text:p>
              </table:table-cell>
              <table:table-cell office:value-type="float" office:value="0.0162995">
                <text:p>0.0162995</text:p>
              </table:table-cell>
              <table:table-cell office:value-type="float" office:value="0.00132678">
                <text:p>0.00132678</text:p>
              </table:table-cell>
              <table:table-cell office:value-type="float" office:value="0.00465813">
                <text:p>0.00465813</text:p>
              </table:table-cell>
              <table:table-cell office:value-type="float" office:value="0.00305976">
                <text:p>0.00305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0.0753014">
                <text:p>0.0753014</text:p>
              </table:table-cell>
              <table:table-cell office:value-type="float" office:value="0.0174261">
                <text:p>0.0174261</text:p>
              </table:table-cell>
              <table:table-cell office:value-type="float" office:value="0.00231683">
                <text:p>0.00231683</text:p>
              </table:table-cell>
              <table:table-cell office:value-type="float" office:value="0.00425745">
                <text:p>0.00425745</text:p>
              </table:table-cell>
              <table:table-cell office:value-type="float" office:value="0.00287028">
                <text:p>0.002870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0.0787579">
                <text:p>0.0787579</text:p>
              </table:table-cell>
              <table:table-cell office:value-type="float" office:value="0.0168241">
                <text:p>0.0168241</text:p>
              </table:table-cell>
              <table:table-cell office:value-type="float" office:value="0.00118861">
                <text:p>0.00118861</text:p>
              </table:table-cell>
              <table:table-cell office:value-type="float" office:value="0.00470866">
                <text:p>0.00470866</text:p>
              </table:table-cell>
              <table:table-cell office:value-type="float" office:value="0.00291173">
                <text:p>0.002911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0.0791274">
                <text:p>0.0791274</text:p>
              </table:table-cell>
              <table:table-cell office:value-type="float" office:value="0.0180487">
                <text:p>0.0180487</text:p>
              </table:table-cell>
              <table:table-cell office:value-type="float" office:value="0.0012269">
                <text:p>0.0012269</text:p>
              </table:table-cell>
              <table:table-cell office:value-type="float" office:value="0.00574213">
                <text:p>0.00574213</text:p>
              </table:table-cell>
              <table:table-cell office:value-type="float" office:value="0.00297568">
                <text:p>0.002975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0.0807242">
                <text:p>0.0807242</text:p>
              </table:table-cell>
              <table:table-cell office:value-type="float" office:value="0.0168707">
                <text:p>0.0168707</text:p>
              </table:table-cell>
              <table:table-cell office:value-type="float" office:value="0.00109782">
                <text:p>0.00109782</text:p>
              </table:table-cell>
              <table:table-cell office:value-type="float" office:value="0.00437627">
                <text:p>0.00437627</text:p>
              </table:table-cell>
              <table:table-cell office:value-type="float" office:value="0.00323385">
                <text:p>0.003233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0.0811568">
                <text:p>0.0811568</text:p>
              </table:table-cell>
              <table:table-cell office:value-type="float" office:value="0.0177289">
                <text:p>0.0177289</text:p>
              </table:table-cell>
              <table:table-cell office:value-type="float" office:value="0.00115032">
                <text:p>0.00115032</text:p>
              </table:table-cell>
              <table:table-cell office:value-type="float" office:value="0.0044268">
                <text:p>0.0044268</text:p>
              </table:table-cell>
              <table:table-cell office:value-type="float" office:value="0.00298554">
                <text:p>0.00298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0.0817967">
                <text:p>0.0817967</text:p>
              </table:table-cell>
              <table:table-cell office:value-type="float" office:value="0.0175888">
                <text:p>0.0175888</text:p>
              </table:table-cell>
              <table:table-cell office:value-type="float" office:value="0.00106032">
                <text:p>0.00106032</text:p>
              </table:table-cell>
              <table:table-cell office:value-type="float" office:value="0.00665441">
                <text:p>0.00665441</text:p>
              </table:table-cell>
              <table:table-cell office:value-type="float" office:value="0.00311108">
                <text:p>0.003111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0.0826072">
                <text:p>0.0826072</text:p>
              </table:table-cell>
              <table:table-cell office:value-type="float" office:value="0.0186823">
                <text:p>0.0186823</text:p>
              </table:table-cell>
              <table:table-cell office:value-type="float" office:value="0.00106466">
                <text:p>0.00106466</text:p>
              </table:table-cell>
              <table:table-cell office:value-type="float" office:value="0.00514723">
                <text:p>0.00514723</text:p>
              </table:table-cell>
              <table:table-cell office:value-type="float" office:value="0.00307121">
                <text:p>0.003071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0.0883327">
                <text:p>0.0883327</text:p>
              </table:table-cell>
              <table:table-cell office:value-type="float" office:value="0.0182299">
                <text:p>0.0182299</text:p>
              </table:table-cell>
              <table:table-cell office:value-type="float" office:value="0.00110295">
                <text:p>0.00110295</text:p>
              </table:table-cell>
              <table:table-cell office:value-type="float" office:value="0.00450338">
                <text:p>0.00450338</text:p>
              </table:table-cell>
              <table:table-cell office:value-type="float" office:value="0.00302147">
                <text:p>0.003021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0.0920604">
                <text:p>0.0920604</text:p>
              </table:table-cell>
              <table:table-cell office:value-type="float" office:value="0.0185595">
                <text:p>0.0185595</text:p>
              </table:table-cell>
              <table:table-cell office:value-type="float" office:value="0.00199786">
                <text:p>0.00199786</text:p>
              </table:table-cell>
              <table:table-cell office:value-type="float" office:value="0.00592253">
                <text:p>0.00592253</text:p>
              </table:table-cell>
              <table:table-cell office:value-type="float" office:value="0.00305463">
                <text:p>0.00305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0.0851616">
                <text:p>0.0851616</text:p>
              </table:table-cell>
              <table:table-cell office:value-type="float" office:value="0.0183254">
                <text:p>0.0183254</text:p>
              </table:table-cell>
              <table:table-cell office:value-type="float" office:value="0.0013027">
                <text:p>0.0013027</text:p>
              </table:table-cell>
              <table:table-cell office:value-type="float" office:value="0.00498143">
                <text:p>0.00498143</text:p>
              </table:table-cell>
              <table:table-cell office:value-type="float" office:value="0.00394322">
                <text:p>0.00394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0.0874319">
                <text:p>0.0874319</text:p>
              </table:table-cell>
              <table:table-cell office:value-type="float" office:value="0.0192148">
                <text:p>0.0192148</text:p>
              </table:table-cell>
              <table:table-cell office:value-type="float" office:value="0.00147521">
                <text:p>0.00147521</text:p>
              </table:table-cell>
              <table:table-cell office:value-type="float" office:value="0.00467471">
                <text:p>0.00467471</text:p>
              </table:table-cell>
              <table:table-cell office:value-type="float" office:value="0.0033278">
                <text:p>0.00332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0.0891495">
                <text:p>0.0891495</text:p>
              </table:table-cell>
              <table:table-cell office:value-type="float" office:value="0.0210717">
                <text:p>0.0210717</text:p>
              </table:table-cell>
              <table:table-cell office:value-type="float" office:value="0.00127743">
                <text:p>0.00127743</text:p>
              </table:table-cell>
              <table:table-cell office:value-type="float" office:value="0.00662836">
                <text:p>0.00662836</text:p>
              </table:table-cell>
              <table:table-cell office:value-type="float" office:value="0.00311305">
                <text:p>0.003113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0.0917865">
                <text:p>0.0917865</text:p>
              </table:table-cell>
              <table:table-cell office:value-type="float" office:value="0.0205949">
                <text:p>0.0205949</text:p>
              </table:table-cell>
              <table:table-cell office:value-type="float" office:value="0.00110808">
                <text:p>0.00110808</text:p>
              </table:table-cell>
              <table:table-cell office:value-type="float" office:value="0.00533948">
                <text:p>0.00533948</text:p>
              </table:table-cell>
              <table:table-cell office:value-type="float" office:value="0.00317424">
                <text:p>0.00317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0.0898644">
                <text:p>0.0898644</text:p>
              </table:table-cell>
              <table:table-cell office:value-type="float" office:value="0.0195906">
                <text:p>0.0195906</text:p>
              </table:table-cell>
              <table:table-cell office:value-type="float" office:value="0.00112664">
                <text:p>0.00112664</text:p>
              </table:table-cell>
              <table:table-cell office:value-type="float" office:value="0.00472919">
                <text:p>0.00472919</text:p>
              </table:table-cell>
              <table:table-cell office:value-type="float" office:value="0.003749">
                <text:p>0.0037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0.0871279">
                <text:p>0.0871279</text:p>
              </table:table-cell>
              <table:table-cell office:value-type="float" office:value="0.0194437">
                <text:p>0.0194437</text:p>
              </table:table-cell>
              <table:table-cell office:value-type="float" office:value="0.00105834">
                <text:p>0.00105834</text:p>
              </table:table-cell>
              <table:table-cell office:value-type="float" office:value="0.00573384">
                <text:p>0.00573384</text:p>
              </table:table-cell>
              <table:table-cell office:value-type="float" office:value="0.00340122">
                <text:p>0.00340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0.0900258">
                <text:p>0.0900258</text:p>
              </table:table-cell>
              <table:table-cell office:value-type="float" office:value="0.0202281">
                <text:p>0.0202281</text:p>
              </table:table-cell>
              <table:table-cell office:value-type="float" office:value="0.0011069">
                <text:p>0.0011069</text:p>
              </table:table-cell>
              <table:table-cell office:value-type="float" office:value="0.00592056">
                <text:p>0.00592056</text:p>
              </table:table-cell>
              <table:table-cell office:value-type="float" office:value="0.00318213">
                <text:p>0.003182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0.0889549">
                <text:p>0.0889549</text:p>
              </table:table-cell>
              <table:table-cell office:value-type="float" office:value="0.0206631">
                <text:p>0.0206631</text:p>
              </table:table-cell>
              <table:table-cell office:value-type="float" office:value="0.00104058">
                <text:p>0.00104058</text:p>
              </table:table-cell>
              <table:table-cell office:value-type="float" office:value="0.00528895">
                <text:p>0.00528895</text:p>
              </table:table-cell>
              <table:table-cell office:value-type="float" office:value="0.00323148">
                <text:p>0.00323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0.0916882">
                <text:p>0.0916882</text:p>
              </table:table-cell>
              <table:table-cell office:value-type="float" office:value="0.0200951">
                <text:p>0.0200951</text:p>
              </table:table-cell>
              <table:table-cell office:value-type="float" office:value="0.00113374">
                <text:p>0.00113374</text:p>
              </table:table-cell>
              <table:table-cell office:value-type="float" office:value="0.00814659">
                <text:p>0.00814659</text:p>
              </table:table-cell>
              <table:table-cell office:value-type="float" office:value="0.00323858">
                <text:p>0.003238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0.0938262">
                <text:p>0.0938262</text:p>
              </table:table-cell>
              <table:table-cell office:value-type="float" office:value="0.0204168">
                <text:p>0.0204168</text:p>
              </table:table-cell>
              <table:table-cell office:value-type="float" office:value="0.00103782">
                <text:p>0.00103782</text:p>
              </table:table-cell>
              <table:table-cell office:value-type="float" office:value="0.00546817">
                <text:p>0.00546817</text:p>
              </table:table-cell>
              <table:table-cell office:value-type="float" office:value="0.00333017">
                <text:p>0.003330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0.0957711">
                <text:p>0.0957711</text:p>
              </table:table-cell>
              <table:table-cell office:value-type="float" office:value="0.0204077">
                <text:p>0.0204077</text:p>
              </table:table-cell>
              <table:table-cell office:value-type="float" office:value="0.00108874">
                <text:p>0.00108874</text:p>
              </table:table-cell>
              <table:table-cell office:value-type="float" office:value="0.00522974">
                <text:p>0.00522974</text:p>
              </table:table-cell>
              <table:table-cell office:value-type="float" office:value="0.00394875">
                <text:p>0.00394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0.0934354">
                <text:p>0.0934354</text:p>
              </table:table-cell>
              <table:table-cell office:value-type="float" office:value="0.021607">
                <text:p>0.021607</text:p>
              </table:table-cell>
              <table:table-cell office:value-type="float" office:value="0.00108755">
                <text:p>0.00108755</text:p>
              </table:table-cell>
              <table:table-cell office:value-type="float" office:value="0.00815528">
                <text:p>0.00815528</text:p>
              </table:table-cell>
              <table:table-cell office:value-type="float" office:value="0.00328635">
                <text:p>0.003286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0.0956444">
                <text:p>0.0956444</text:p>
              </table:table-cell>
              <table:table-cell office:value-type="float" office:value="0.0233088">
                <text:p>0.0233088</text:p>
              </table:table-cell>
              <table:table-cell office:value-type="float" office:value="0.00117795">
                <text:p>0.00117795</text:p>
              </table:table-cell>
              <table:table-cell office:value-type="float" office:value="0.00597859">
                <text:p>0.00597859</text:p>
              </table:table-cell>
              <table:table-cell office:value-type="float" office:value="0.00332543">
                <text:p>0.003325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0.0998857">
                <text:p>0.0998857</text:p>
              </table:table-cell>
              <table:table-cell office:value-type="float" office:value="0.0212498">
                <text:p>0.0212498</text:p>
              </table:table-cell>
              <table:table-cell office:value-type="float" office:value="0.00119769">
                <text:p>0.00119769</text:p>
              </table:table-cell>
              <table:table-cell office:value-type="float" office:value="0.00985392">
                <text:p>0.00985392</text:p>
              </table:table-cell>
              <table:table-cell office:value-type="float" office:value="0.00336964">
                <text:p>0.003369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0.643315">
                <text:p>0.643315</text:p>
              </table:table-cell>
              <table:table-cell office:value-type="float" office:value="0.0211495">
                <text:p>0.0211495</text:p>
              </table:table-cell>
              <table:table-cell office:value-type="float" office:value="0.0014531">
                <text:p>0.0014531</text:p>
              </table:table-cell>
              <table:table-cell office:value-type="float" office:value="0.00560594">
                <text:p>0.00560594</text:p>
              </table:table-cell>
              <table:table-cell office:value-type="float" office:value="0.00374427">
                <text:p>0.003744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0.302945">
                <text:p>0.302945</text:p>
              </table:table-cell>
              <table:table-cell office:value-type="float" office:value="0.0219793">
                <text:p>0.0219793</text:p>
              </table:table-cell>
              <table:table-cell office:value-type="float" office:value="0.00123046">
                <text:p>0.00123046</text:p>
              </table:table-cell>
              <table:table-cell office:value-type="float" office:value="0.00682416">
                <text:p>0.00682416</text:p>
              </table:table-cell>
              <table:table-cell office:value-type="float" office:value="0.00340991">
                <text:p>0.00340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0.287154">
                <text:p>0.287154</text:p>
              </table:table-cell>
              <table:table-cell office:value-type="float" office:value="0.0213852">
                <text:p>0.0213852</text:p>
              </table:table-cell>
              <table:table-cell office:value-type="float" office:value="0.00166153">
                <text:p>0.00166153</text:p>
              </table:table-cell>
              <table:table-cell office:value-type="float" office:value="0.00724813">
                <text:p>0.00724813</text:p>
              </table:table-cell>
              <table:table-cell office:value-type="float" office:value="0.00338188">
                <text:p>0.003381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0.332005">
                <text:p>0.332005</text:p>
              </table:table-cell>
              <table:table-cell office:value-type="float" office:value="0.0218229">
                <text:p>0.0218229</text:p>
              </table:table-cell>
              <table:table-cell office:value-type="float" office:value="0.00210011">
                <text:p>0.00210011</text:p>
              </table:table-cell>
              <table:table-cell office:value-type="float" office:value="0.00557475">
                <text:p>0.00557475</text:p>
              </table:table-cell>
              <table:table-cell office:value-type="float" office:value="0.00345728">
                <text:p>0.003457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0.463731">
                <text:p>0.463731</text:p>
              </table:table-cell>
              <table:table-cell office:value-type="float" office:value="0.0224924">
                <text:p>0.0224924</text:p>
              </table:table-cell>
              <table:table-cell office:value-type="float" office:value="0.00121861">
                <text:p>0.00121861</text:p>
              </table:table-cell>
              <table:table-cell office:value-type="float" office:value="0.00845371">
                <text:p>0.00845371</text:p>
              </table:table-cell>
              <table:table-cell office:value-type="float" office:value="0.00345412">
                <text:p>0.003454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0.32422">
                <text:p>0.32422</text:p>
              </table:table-cell>
              <table:table-cell office:value-type="float" office:value="0.0218944">
                <text:p>0.0218944</text:p>
              </table:table-cell>
              <table:table-cell office:value-type="float" office:value="0.00121743">
                <text:p>0.00121743</text:p>
              </table:table-cell>
              <table:table-cell office:value-type="float" office:value="0.00528737">
                <text:p>0.00528737</text:p>
              </table:table-cell>
              <table:table-cell office:value-type="float" office:value="0.00408613">
                <text:p>0.004086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0.296351">
                <text:p>0.296351</text:p>
              </table:table-cell>
              <table:table-cell office:value-type="float" office:value="0.0223436">
                <text:p>0.0223436</text:p>
              </table:table-cell>
              <table:table-cell office:value-type="float" office:value="0.00110848">
                <text:p>0.00110848</text:p>
              </table:table-cell>
              <table:table-cell office:value-type="float" office:value="0.00613926">
                <text:p>0.00613926</text:p>
              </table:table-cell>
              <table:table-cell office:value-type="float" office:value="0.00368347">
                <text:p>0.003683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0.393549">
                <text:p>0.393549</text:p>
              </table:table-cell>
              <table:table-cell office:value-type="float" office:value="0.0230723">
                <text:p>0.0230723</text:p>
              </table:table-cell>
              <table:table-cell office:value-type="float" office:value="0.00117795">
                <text:p>0.00117795</text:p>
              </table:table-cell>
              <table:table-cell office:value-type="float" office:value="0.00687311">
                <text:p>0.00687311</text:p>
              </table:table-cell>
              <table:table-cell office:value-type="float" office:value="0.00362031">
                <text:p>0.003620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0.418234">
                <text:p>0.418234</text:p>
              </table:table-cell>
              <table:table-cell office:value-type="float" office:value="0.0221719">
                <text:p>0.0221719</text:p>
              </table:table-cell>
              <table:table-cell office:value-type="float" office:value="0.00114006">
                <text:p>0.00114006</text:p>
              </table:table-cell>
              <table:table-cell office:value-type="float" office:value="0.0053304">
                <text:p>0.0053304</text:p>
              </table:table-cell>
              <table:table-cell office:value-type="float" office:value="0.00364558">
                <text:p>0.003645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0.391645">
                <text:p>0.391645</text:p>
              </table:table-cell>
              <table:table-cell office:value-type="float" office:value="0.0228015">
                <text:p>0.0228015</text:p>
              </table:table-cell>
              <table:table-cell office:value-type="float" office:value="0.00116374">
                <text:p>0.00116374</text:p>
              </table:table-cell>
              <table:table-cell office:value-type="float" office:value="0.00659481">
                <text:p>0.00659481</text:p>
              </table:table-cell>
              <table:table-cell office:value-type="float" office:value="0.0039373">
                <text:p>0.00393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0.339463">
                <text:p>0.339463</text:p>
              </table:table-cell>
              <table:table-cell office:value-type="float" office:value="0.0233664">
                <text:p>0.0233664</text:p>
              </table:table-cell>
              <table:table-cell office:value-type="float" office:value="0.00111006">
                <text:p>0.00111006</text:p>
              </table:table-cell>
              <table:table-cell office:value-type="float" office:value="0.00544725">
                <text:p>0.00544725</text:p>
              </table:table-cell>
              <table:table-cell office:value-type="float" office:value="0.00358202">
                <text:p>0.003582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0.286266">
                <text:p>0.286266</text:p>
              </table:table-cell>
              <table:table-cell office:value-type="float" office:value="0.0223495">
                <text:p>0.0223495</text:p>
              </table:table-cell>
              <table:table-cell office:value-type="float" office:value="0.00151587">
                <text:p>0.00151587</text:p>
              </table:table-cell>
              <table:table-cell office:value-type="float" office:value="0.00547646">
                <text:p>0.00547646</text:p>
              </table:table-cell>
              <table:table-cell office:value-type="float" office:value="0.00364005">
                <text:p>0.003640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0.297331">
                <text:p>0.297331</text:p>
              </table:table-cell>
              <table:table-cell office:value-type="float" office:value="0.0236416">
                <text:p>0.0236416</text:p>
              </table:table-cell>
              <table:table-cell office:value-type="float" office:value="0.00171245">
                <text:p>0.00171245</text:p>
              </table:table-cell>
              <table:table-cell office:value-type="float" office:value="0.00716128">
                <text:p>0.00716128</text:p>
              </table:table-cell>
              <table:table-cell office:value-type="float" office:value="0.00361479">
                <text:p>0.00361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0.313695">
                <text:p>0.313695</text:p>
              </table:table-cell>
              <table:table-cell office:value-type="float" office:value="0.0235046">
                <text:p>0.0235046</text:p>
              </table:table-cell>
              <table:table-cell office:value-type="float" office:value="0.00152652">
                <text:p>0.00152652</text:p>
              </table:table-cell>
              <table:table-cell office:value-type="float" office:value="0.00555265">
                <text:p>0.00555265</text:p>
              </table:table-cell>
              <table:table-cell office:value-type="float" office:value="0.00392467">
                <text:p>0.003924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0.292256">
                <text:p>0.292256</text:p>
              </table:table-cell>
              <table:table-cell office:value-type="float" office:value="0.0244725">
                <text:p>0.0244725</text:p>
              </table:table-cell>
              <table:table-cell office:value-type="float" office:value="0.00127704">
                <text:p>0.00127704</text:p>
              </table:table-cell>
              <table:table-cell office:value-type="float" office:value="0.00631216">
                <text:p>0.00631216</text:p>
              </table:table-cell>
              <table:table-cell office:value-type="float" office:value="0.00439048">
                <text:p>0.004390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0.287782">
                <text:p>0.287782</text:p>
              </table:table-cell>
              <table:table-cell office:value-type="float" office:value="0.023567">
                <text:p>0.023567</text:p>
              </table:table-cell>
              <table:table-cell office:value-type="float" office:value="0.00123677">
                <text:p>0.00123677</text:p>
              </table:table-cell>
              <table:table-cell office:value-type="float" office:value="0.00627347">
                <text:p>0.00627347</text:p>
              </table:table-cell>
              <table:table-cell office:value-type="float" office:value="0.0036665">
                <text:p>0.00366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0.285643">
                <text:p>0.285643</text:p>
              </table:table-cell>
              <table:table-cell office:value-type="float" office:value="0.0244591">
                <text:p>0.0244591</text:p>
              </table:table-cell>
              <table:table-cell office:value-type="float" office:value="0.00113927">
                <text:p>0.00113927</text:p>
              </table:table-cell>
              <table:table-cell office:value-type="float" office:value="0.00585108">
                <text:p>0.00585108</text:p>
              </table:table-cell>
              <table:table-cell office:value-type="float" office:value="0.00367518">
                <text:p>0.003675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0.28602">
                <text:p>0.28602</text:p>
              </table:table-cell>
              <table:table-cell office:value-type="float" office:value="0.0252814">
                <text:p>0.0252814</text:p>
              </table:table-cell>
              <table:table-cell office:value-type="float" office:value="0.00125256">
                <text:p>0.00125256</text:p>
              </table:table-cell>
              <table:table-cell office:value-type="float" office:value="0.00667534">
                <text:p>0.00667534</text:p>
              </table:table-cell>
              <table:table-cell office:value-type="float" office:value="0.00375572">
                <text:p>0.003755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0.287462">
                <text:p>0.287462</text:p>
              </table:table-cell>
              <table:table-cell office:value-type="float" office:value="0.0254065">
                <text:p>0.0254065</text:p>
              </table:table-cell>
              <table:table-cell office:value-type="float" office:value="0.00114795">
                <text:p>0.00114795</text:p>
              </table:table-cell>
              <table:table-cell office:value-type="float" office:value="0.00657309">
                <text:p>0.00657309</text:p>
              </table:table-cell>
              <table:table-cell office:value-type="float" office:value="0.00582345">
                <text:p>0.005823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0.298363">
                <text:p>0.298363</text:p>
              </table:table-cell>
              <table:table-cell office:value-type="float" office:value="0.024426">
                <text:p>0.024426</text:p>
              </table:table-cell>
              <table:table-cell office:value-type="float" office:value="0.00119374">
                <text:p>0.00119374</text:p>
              </table:table-cell>
              <table:table-cell office:value-type="float" office:value="0.00581556">
                <text:p>0.00581556</text:p>
              </table:table-cell>
              <table:table-cell office:value-type="float" office:value="0.00393967">
                <text:p>0.003939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0.295608">
                <text:p>0.295608</text:p>
              </table:table-cell>
              <table:table-cell office:value-type="float" office:value="0.0248345">
                <text:p>0.0248345</text:p>
              </table:table-cell>
              <table:table-cell office:value-type="float" office:value="0.00113729">
                <text:p>0.00113729</text:p>
              </table:table-cell>
              <table:table-cell office:value-type="float" office:value="0.00704443">
                <text:p>0.00704443</text:p>
              </table:table-cell>
              <table:table-cell office:value-type="float" office:value="0.00379282">
                <text:p>0.003792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0.306394">
                <text:p>0.306394</text:p>
              </table:table-cell>
              <table:table-cell office:value-type="float" office:value="0.0256383">
                <text:p>0.0256383</text:p>
              </table:table-cell>
              <table:table-cell office:value-type="float" office:value="0.00111598">
                <text:p>0.00111598</text:p>
              </table:table-cell>
              <table:table-cell office:value-type="float" office:value="0.00613057">
                <text:p>0.00613057</text:p>
              </table:table-cell>
              <table:table-cell office:value-type="float" office:value="0.00503275">
                <text:p>0.005032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0.297959">
                <text:p>0.297959</text:p>
              </table:table-cell>
              <table:table-cell office:value-type="float" office:value="0.0260062">
                <text:p>0.0260062</text:p>
              </table:table-cell>
              <table:table-cell office:value-type="float" office:value="0.00115545">
                <text:p>0.00115545</text:p>
              </table:table-cell>
              <table:table-cell office:value-type="float" office:value="0.00611794">
                <text:p>0.00611794</text:p>
              </table:table-cell>
              <table:table-cell office:value-type="float" office:value="0.00543422">
                <text:p>0.005434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0.298592">
                <text:p>0.298592</text:p>
              </table:table-cell>
              <table:table-cell office:value-type="float" office:value="0.0247726">
                <text:p>0.0247726</text:p>
              </table:table-cell>
              <table:table-cell office:value-type="float" office:value="0.00110532">
                <text:p>0.00110532</text:p>
              </table:table-cell>
              <table:table-cell office:value-type="float" office:value="0.00746603">
                <text:p>0.00746603</text:p>
              </table:table-cell>
              <table:table-cell office:value-type="float" office:value="0.00408771">
                <text:p>0.004087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0.320973">
                <text:p>0.320973</text:p>
              </table:table-cell>
              <table:table-cell office:value-type="float" office:value="0.0257133">
                <text:p>0.0257133</text:p>
              </table:table-cell>
              <table:table-cell office:value-type="float" office:value="0.00118032">
                <text:p>0.00118032</text:p>
              </table:table-cell>
              <table:table-cell office:value-type="float" office:value="0.00616649">
                <text:p>0.00616649</text:p>
              </table:table-cell>
              <table:table-cell office:value-type="float" office:value="0.00385361">
                <text:p>0.003853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0.300409">
                <text:p>0.300409</text:p>
              </table:table-cell>
              <table:table-cell office:value-type="float" office:value="0.0271372">
                <text:p>0.0271372</text:p>
              </table:table-cell>
              <table:table-cell office:value-type="float" office:value="0.0012194">
                <text:p>0.0012194</text:p>
              </table:table-cell>
              <table:table-cell office:value-type="float" office:value="0.00736616">
                <text:p>0.00736616</text:p>
              </table:table-cell>
              <table:table-cell office:value-type="float" office:value="0.0045397">
                <text:p>0.00453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0.304327">
                <text:p>0.304327</text:p>
              </table:table-cell>
              <table:table-cell office:value-type="float" office:value="0.0264523">
                <text:p>0.0264523</text:p>
              </table:table-cell>
              <table:table-cell office:value-type="float" office:value="0.00152337">
                <text:p>0.00152337</text:p>
              </table:table-cell>
              <table:table-cell office:value-type="float" office:value="0.00641124">
                <text:p>0.00641124</text:p>
              </table:table-cell>
              <table:table-cell office:value-type="float" office:value="0.004261">
                <text:p>0.0042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0.301435">
                <text:p>0.301435</text:p>
              </table:table-cell>
              <table:table-cell office:value-type="float" office:value="0.0272943">
                <text:p>0.0272943</text:p>
              </table:table-cell>
              <table:table-cell office:value-type="float" office:value="0.00126322">
                <text:p>0.00126322</text:p>
              </table:table-cell>
              <table:table-cell office:value-type="float" office:value="0.00680955">
                <text:p>0.00680955</text:p>
              </table:table-cell>
              <table:table-cell office:value-type="float" office:value="0.00392349">
                <text:p>0.00392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0.306303">
                <text:p>0.306303</text:p>
              </table:table-cell>
              <table:table-cell office:value-type="float" office:value="0.0260457">
                <text:p>0.0260457</text:p>
              </table:table-cell>
              <table:table-cell office:value-type="float" office:value="0.0016864">
                <text:p>0.0016864</text:p>
              </table:table-cell>
              <table:table-cell office:value-type="float" office:value="0.00753275">
                <text:p>0.00753275</text:p>
              </table:table-cell>
              <table:table-cell office:value-type="float" office:value="0.00396849">
                <text:p>0.003968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0.325483">
                <text:p>0.325483</text:p>
              </table:table-cell>
              <table:table-cell office:value-type="float" office:value="0.0266844">
                <text:p>0.0266844</text:p>
              </table:table-cell>
              <table:table-cell office:value-type="float" office:value="0.0018672">
                <text:p>0.0018672</text:p>
              </table:table-cell>
              <table:table-cell office:value-type="float" office:value="0.00625058">
                <text:p>0.00625058</text:p>
              </table:table-cell>
              <table:table-cell office:value-type="float" office:value="0.00441259">
                <text:p>0.004412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0.377942">
                <text:p>0.377942</text:p>
              </table:table-cell>
              <table:table-cell office:value-type="float" office:value="0.0266698">
                <text:p>0.0266698</text:p>
              </table:table-cell>
              <table:table-cell office:value-type="float" office:value="0.00126322">
                <text:p>0.00126322</text:p>
              </table:table-cell>
              <table:table-cell office:value-type="float" office:value="0.00957838">
                <text:p>0.00957838</text:p>
              </table:table-cell>
              <table:table-cell office:value-type="float" office:value="0.00494749">
                <text:p>0.004947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0.440432">
                <text:p>0.440432</text:p>
              </table:table-cell>
              <table:table-cell office:value-type="float" office:value="0.0272189">
                <text:p>0.0272189</text:p>
              </table:table-cell>
              <table:table-cell office:value-type="float" office:value="0.00120756">
                <text:p>0.00120756</text:p>
              </table:table-cell>
              <table:table-cell office:value-type="float" office:value="0.00646888">
                <text:p>0.00646888</text:p>
              </table:table-cell>
              <table:table-cell office:value-type="float" office:value="0.00401981">
                <text:p>0.004019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0.37075">
                <text:p>0.37075</text:p>
              </table:table-cell>
              <table:table-cell office:value-type="float" office:value="0.0280984">
                <text:p>0.0280984</text:p>
              </table:table-cell>
              <table:table-cell office:value-type="float" office:value="0.00123046">
                <text:p>0.00123046</text:p>
              </table:table-cell>
              <table:table-cell office:value-type="float" office:value="0.008854">
                <text:p>0.008854</text:p>
              </table:table-cell>
              <table:table-cell office:value-type="float" office:value="0.00401625">
                <text:p>0.00401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0.358126">
                <text:p>0.358126</text:p>
              </table:table-cell>
              <table:table-cell office:value-type="float" office:value="0.0277459">
                <text:p>0.0277459</text:p>
              </table:table-cell>
              <table:table-cell office:value-type="float" office:value="0.0011823">
                <text:p>0.0011823</text:p>
              </table:table-cell>
              <table:table-cell office:value-type="float" office:value="0.0068435">
                <text:p>0.0068435</text:p>
              </table:table-cell>
              <table:table-cell office:value-type="float" office:value="0.00469603">
                <text:p>0.004696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0.365039">
                <text:p>0.365039</text:p>
              </table:table-cell>
              <table:table-cell office:value-type="float" office:value="0.0287714">
                <text:p>0.0287714</text:p>
              </table:table-cell>
              <table:table-cell office:value-type="float" office:value="0.00119295">
                <text:p>0.00119295</text:p>
              </table:table-cell>
              <table:table-cell office:value-type="float" office:value="0.00806251">
                <text:p>0.00806251</text:p>
              </table:table-cell>
              <table:table-cell office:value-type="float" office:value="0.0040727">
                <text:p>0.00407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0.406315">
                <text:p>0.406315</text:p>
              </table:table-cell>
              <table:table-cell office:value-type="float" office:value="0.0269765">
                <text:p>0.0269765</text:p>
              </table:table-cell>
              <table:table-cell office:value-type="float" office:value="0.00111203">
                <text:p>0.00111203</text:p>
              </table:table-cell>
              <table:table-cell office:value-type="float" office:value="0.00635874">
                <text:p>0.00635874</text:p>
              </table:table-cell>
              <table:table-cell office:value-type="float" office:value="0.00412047">
                <text:p>0.004120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0.482298">
                <text:p>0.482298</text:p>
              </table:table-cell>
              <table:table-cell office:value-type="float" office:value="0.0278343">
                <text:p>0.0278343</text:p>
              </table:table-cell>
              <table:table-cell office:value-type="float" office:value="0.00115269">
                <text:p>0.00115269</text:p>
              </table:table-cell>
              <table:table-cell office:value-type="float" office:value="0.00733774">
                <text:p>0.00733774</text:p>
              </table:table-cell>
              <table:table-cell office:value-type="float" office:value="0.00413073">
                <text:p>0.004130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0.400842">
                <text:p>0.400842</text:p>
              </table:table-cell>
              <table:table-cell office:value-type="float" office:value="0.0272808">
                <text:p>0.0272808</text:p>
              </table:table-cell>
              <table:table-cell office:value-type="float" office:value="0.002033">
                <text:p>0.002033</text:p>
              </table:table-cell>
              <table:table-cell office:value-type="float" office:value="0.0074913">
                <text:p>0.0074913</text:p>
              </table:table-cell>
              <table:table-cell office:value-type="float" office:value="0.00416784">
                <text:p>0.004167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0.310081">
                <text:p>0.310081</text:p>
              </table:table-cell>
              <table:table-cell office:value-type="float" office:value="0.0279496">
                <text:p>0.0279496</text:p>
              </table:table-cell>
              <table:table-cell office:value-type="float" office:value="0.00138283">
                <text:p>0.00138283</text:p>
              </table:table-cell>
              <table:table-cell office:value-type="float" office:value="0.0071597">
                <text:p>0.0071597</text:p>
              </table:table-cell>
              <table:table-cell office:value-type="float" office:value="0.00503078">
                <text:p>0.005030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0.296731">
                <text:p>0.296731</text:p>
              </table:table-cell>
              <table:table-cell office:value-type="float" office:value="0.027657">
                <text:p>0.027657</text:p>
              </table:table-cell>
              <table:table-cell office:value-type="float" office:value="0.00151942">
                <text:p>0.00151942</text:p>
              </table:table-cell>
              <table:table-cell office:value-type="float" office:value="0.00699548">
                <text:p>0.00699548</text:p>
              </table:table-cell>
              <table:table-cell office:value-type="float" office:value="0.00418639">
                <text:p>0.004186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0.489023">
                <text:p>0.489023</text:p>
              </table:table-cell>
              <table:table-cell office:value-type="float" office:value="0.0298661">
                <text:p>0.0298661</text:p>
              </table:table-cell>
              <table:table-cell office:value-type="float" office:value="0.00137967">
                <text:p>0.00137967</text:p>
              </table:table-cell>
              <table:table-cell office:value-type="float" office:value="0.0065127">
                <text:p>0.0065127</text:p>
              </table:table-cell>
              <table:table-cell office:value-type="float" office:value="0.00421719">
                <text:p>0.004217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0.375809">
                <text:p>0.375809</text:p>
              </table:table-cell>
              <table:table-cell office:value-type="float" office:value="0.0295748">
                <text:p>0.0295748</text:p>
              </table:table-cell>
              <table:table-cell office:value-type="float" office:value="0.00120638">
                <text:p>0.00120638</text:p>
              </table:table-cell>
              <table:table-cell office:value-type="float" office:value="0.00817778">
                <text:p>0.00817778</text:p>
              </table:table-cell>
              <table:table-cell office:value-type="float" office:value="0.00474024">
                <text:p>0.004740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0.318509">
                <text:p>0.318509</text:p>
              </table:table-cell>
              <table:table-cell office:value-type="float" office:value="0.0281781">
                <text:p>0.0281781</text:p>
              </table:table-cell>
              <table:table-cell office:value-type="float" office:value="0.00115269">
                <text:p>0.00115269</text:p>
              </table:table-cell>
              <table:table-cell office:value-type="float" office:value="0.00669349">
                <text:p>0.00669349</text:p>
              </table:table-cell>
              <table:table-cell office:value-type="float" office:value="0.00423021">
                <text:p>0.004230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0.458428">
                <text:p>0.458428</text:p>
              </table:table-cell>
              <table:table-cell office:value-type="float" office:value="0.0297019">
                <text:p>0.0297019</text:p>
              </table:table-cell>
              <table:table-cell office:value-type="float" office:value="0.00118861">
                <text:p>0.00118861</text:p>
              </table:table-cell>
              <table:table-cell office:value-type="float" office:value="0.00748814">
                <text:p>0.00748814</text:p>
              </table:table-cell>
              <table:table-cell office:value-type="float" office:value="0.00425903">
                <text:p>0.004259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0.388406">
                <text:p>0.388406</text:p>
              </table:table-cell>
              <table:table-cell office:value-type="float" office:value="0.0290047">
                <text:p>0.0290047</text:p>
              </table:table-cell>
              <table:table-cell office:value-type="float" office:value="0.0011215">
                <text:p>0.0011215</text:p>
              </table:table-cell>
              <table:table-cell office:value-type="float" office:value="0.00677363">
                <text:p>0.00677363</text:p>
              </table:table-cell>
              <table:table-cell office:value-type="float" office:value="0.00440193">
                <text:p>0.004401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0.429755">
                <text:p>0.429755</text:p>
              </table:table-cell>
              <table:table-cell office:value-type="float" office:value="0.0287624">
                <text:p>0.0287624</text:p>
              </table:table-cell>
              <table:table-cell office:value-type="float" office:value="0.00116058">
                <text:p>0.00116058</text:p>
              </table:table-cell>
              <table:table-cell office:value-type="float" office:value="0.00664257">
                <text:p>0.00664257</text:p>
              </table:table-cell>
              <table:table-cell office:value-type="float" office:value="0.00531303">
                <text:p>0.005313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0.371248">
                <text:p>0.371248</text:p>
              </table:table-cell>
              <table:table-cell office:value-type="float" office:value="0.0293948">
                <text:p>0.0293948</text:p>
              </table:table-cell>
              <table:table-cell office:value-type="float" office:value="0.00108558">
                <text:p>0.00108558</text:p>
              </table:table-cell>
              <table:table-cell office:value-type="float" office:value="0.00861004">
                <text:p>0.00861004</text:p>
              </table:table-cell>
              <table:table-cell office:value-type="float" office:value="0.00447536">
                <text:p>0.004475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0.410054">
                <text:p>0.410054</text:p>
              </table:table-cell>
              <table:table-cell office:value-type="float" office:value="0.029857">
                <text:p>0.029857</text:p>
              </table:table-cell>
              <table:table-cell office:value-type="float" office:value="0.00128809">
                <text:p>0.00128809</text:p>
              </table:table-cell>
              <table:table-cell office:value-type="float" office:value="0.00876478">
                <text:p>0.00876478</text:p>
              </table:table-cell>
              <table:table-cell office:value-type="float" office:value="0.00433364">
                <text:p>0.00433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0.514758">
                <text:p>0.514758</text:p>
              </table:table-cell>
              <table:table-cell office:value-type="float" office:value="0.030144">
                <text:p>0.030144</text:p>
              </table:table-cell>
              <table:table-cell office:value-type="float" office:value="0.00130112">
                <text:p>0.00130112</text:p>
              </table:table-cell>
              <table:table-cell office:value-type="float" office:value="0.00750432">
                <text:p>0.00750432</text:p>
              </table:table-cell>
              <table:table-cell office:value-type="float" office:value="0.00483577">
                <text:p>0.004835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0.549462">
                <text:p>0.549462</text:p>
              </table:table-cell>
              <table:table-cell office:value-type="float" office:value="0.0298247">
                <text:p>0.0298247</text:p>
              </table:table-cell>
              <table:table-cell office:value-type="float" office:value="0.00151508">
                <text:p>0.00151508</text:p>
              </table:table-cell>
              <table:table-cell office:value-type="float" office:value="0.006776">
                <text:p>0.006776</text:p>
              </table:table-cell>
              <table:table-cell office:value-type="float" office:value="0.00442601">
                <text:p>0.004426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0.422179">
                <text:p>0.422179</text:p>
              </table:table-cell>
              <table:table-cell office:value-type="float" office:value="0.030354">
                <text:p>0.030354</text:p>
              </table:table-cell>
              <table:table-cell office:value-type="float" office:value="0.00125967">
                <text:p>0.00125967</text:p>
              </table:table-cell>
              <table:table-cell office:value-type="float" office:value="0.00847937">
                <text:p>0.00847937</text:p>
              </table:table-cell>
              <table:table-cell office:value-type="float" office:value="0.00442127">
                <text:p>0.004421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0.435627">
                <text:p>0.435627</text:p>
              </table:table-cell>
              <table:table-cell office:value-type="float" office:value="0.0300319">
                <text:p>0.0300319</text:p>
              </table:table-cell>
              <table:table-cell office:value-type="float" office:value="0.00135204">
                <text:p>0.00135204</text:p>
              </table:table-cell>
              <table:table-cell office:value-type="float" office:value="0.00683561">
                <text:p>0.00683561</text:p>
              </table:table-cell>
              <table:table-cell office:value-type="float" office:value="0.00441654">
                <text:p>0.004416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0.417482">
                <text:p>0.417482</text:p>
              </table:table-cell>
              <table:table-cell office:value-type="float" office:value="0.0303919">
                <text:p>0.0303919</text:p>
              </table:table-cell>
              <table:table-cell office:value-type="float" office:value="0.00154389">
                <text:p>0.00154389</text:p>
              </table:table-cell>
              <table:table-cell office:value-type="float" office:value="0.00795672">
                <text:p>0.00795672</text:p>
              </table:table-cell>
              <table:table-cell office:value-type="float" office:value="0.00532053">
                <text:p>0.005320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0.420787">
                <text:p>0.420787</text:p>
              </table:table-cell>
              <table:table-cell office:value-type="float" office:value="0.0313255">
                <text:p>0.0313255</text:p>
              </table:table-cell>
              <table:table-cell office:value-type="float" office:value="0.00136862">
                <text:p>0.00136862</text:p>
              </table:table-cell>
              <table:table-cell office:value-type="float" office:value="0.00696785">
                <text:p>0.00696785</text:p>
              </table:table-cell>
              <table:table-cell office:value-type="float" office:value="0.00476629">
                <text:p>0.004766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0.493713">
                <text:p>0.493713</text:p>
              </table:table-cell>
              <table:table-cell office:value-type="float" office:value="0.0315363">
                <text:p>0.0315363</text:p>
              </table:table-cell>
              <table:table-cell office:value-type="float" office:value="0.00237762">
                <text:p>0.00237762</text:p>
              </table:table-cell>
              <table:table-cell office:value-type="float" office:value="0.00830529">
                <text:p>0.00830529</text:p>
              </table:table-cell>
              <table:table-cell office:value-type="float" office:value="0.00452549">
                <text:p>0.004525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0.48057">
                <text:p>0.48057</text:p>
              </table:table-cell>
              <table:table-cell office:value-type="float" office:value="0.03102">
                <text:p>0.03102</text:p>
              </table:table-cell>
              <table:table-cell office:value-type="float" office:value="0.00167653">
                <text:p>0.00167653</text:p>
              </table:table-cell>
              <table:table-cell office:value-type="float" office:value="0.00753354">
                <text:p>0.00753354</text:p>
              </table:table-cell>
              <table:table-cell office:value-type="float" office:value="0.00527869">
                <text:p>0.005278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0.369671">
                <text:p>0.369671</text:p>
              </table:table-cell>
              <table:table-cell office:value-type="float" office:value="0.0320748">
                <text:p>0.0320748</text:p>
              </table:table-cell>
              <table:table-cell office:value-type="float" office:value="0.00127941">
                <text:p>0.00127941</text:p>
              </table:table-cell>
              <table:table-cell office:value-type="float" office:value="0.00758683">
                <text:p>0.00758683</text:p>
              </table:table-cell>
              <table:table-cell office:value-type="float" office:value="0.00482787">
                <text:p>0.004827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0.409535">
                <text:p>0.409535</text:p>
              </table:table-cell>
              <table:table-cell office:value-type="float" office:value="0.0320862">
                <text:p>0.0320862</text:p>
              </table:table-cell>
              <table:table-cell office:value-type="float" office:value="0.00130112">
                <text:p>0.00130112</text:p>
              </table:table-cell>
              <table:table-cell office:value-type="float" office:value="0.00757538">
                <text:p>0.00757538</text:p>
              </table:table-cell>
              <table:table-cell office:value-type="float" office:value="0.00513618">
                <text:p>0.005136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0.375651">
                <text:p>0.375651</text:p>
              </table:table-cell>
              <table:table-cell office:value-type="float" office:value="0.0314913">
                <text:p>0.0314913</text:p>
              </table:table-cell>
              <table:table-cell office:value-type="float" office:value="0.00118466">
                <text:p>0.00118466</text:p>
              </table:table-cell>
              <table:table-cell office:value-type="float" office:value="0.00794606">
                <text:p>0.00794606</text:p>
              </table:table-cell>
              <table:table-cell office:value-type="float" office:value="0.00462221">
                <text:p>0.004622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0.379718">
                <text:p>0.379718</text:p>
              </table:table-cell>
              <table:table-cell office:value-type="float" office:value="0.0319848">
                <text:p>0.0319848</text:p>
              </table:table-cell>
              <table:table-cell office:value-type="float" office:value="0.00168798">
                <text:p>0.00168798</text:p>
              </table:table-cell>
              <table:table-cell office:value-type="float" office:value="0.00904348">
                <text:p>0.00904348</text:p>
              </table:table-cell>
              <table:table-cell office:value-type="float" office:value="0.00509434">
                <text:p>0.005094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0.376422">
                <text:p>0.376422</text:p>
              </table:table-cell>
              <table:table-cell office:value-type="float" office:value="0.0327916">
                <text:p>0.0327916</text:p>
              </table:table-cell>
              <table:table-cell office:value-type="float" office:value="0.00156679">
                <text:p>0.00156679</text:p>
              </table:table-cell>
              <table:table-cell office:value-type="float" office:value="0.0106375">
                <text:p>0.0106375</text:p>
              </table:table-cell>
              <table:table-cell office:value-type="float" office:value="0.00542159">
                <text:p>0.00542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0.391227">
                <text:p>0.391227</text:p>
              </table:table-cell>
              <table:table-cell office:value-type="float" office:value="0.0337856">
                <text:p>0.0337856</text:p>
              </table:table-cell>
              <table:table-cell office:value-type="float" office:value="0.00248657">
                <text:p>0.00248657</text:p>
              </table:table-cell>
              <table:table-cell office:value-type="float" office:value="0.00776171">
                <text:p>0.00776171</text:p>
              </table:table-cell>
              <table:table-cell office:value-type="float" office:value="0.00464589">
                <text:p>0.004645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0.385906">
                <text:p>0.385906</text:p>
              </table:table-cell>
              <table:table-cell office:value-type="float" office:value="0.0334114">
                <text:p>0.0334114</text:p>
              </table:table-cell>
              <table:table-cell office:value-type="float" office:value="0.00166232">
                <text:p>0.00166232</text:p>
              </table:table-cell>
              <table:table-cell office:value-type="float" office:value="0.00804672">
                <text:p>0.00804672</text:p>
              </table:table-cell>
              <table:table-cell office:value-type="float" office:value="0.00614478">
                <text:p>0.006144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0.379942">
                <text:p>0.379942</text:p>
              </table:table-cell>
              <table:table-cell office:value-type="float" office:value="0.0337706">
                <text:p>0.0337706</text:p>
              </table:table-cell>
              <table:table-cell office:value-type="float" office:value="0.00132717">
                <text:p>0.00132717</text:p>
              </table:table-cell>
              <table:table-cell office:value-type="float" office:value="0.00918717">
                <text:p>0.00918717</text:p>
              </table:table-cell>
              <table:table-cell office:value-type="float" office:value="0.00596083">
                <text:p>0.005960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0.393002">
                <text:p>0.393002</text:p>
              </table:table-cell>
              <table:table-cell office:value-type="float" office:value="0.0344346">
                <text:p>0.0344346</text:p>
              </table:table-cell>
              <table:table-cell office:value-type="float" office:value="0.00134809">
                <text:p>0.00134809</text:p>
              </table:table-cell>
              <table:table-cell office:value-type="float" office:value="0.00856583">
                <text:p>0.00856583</text:p>
              </table:table-cell>
              <table:table-cell office:value-type="float" office:value="0.0051721">
                <text:p>0.00517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0.389911">
                <text:p>0.389911</text:p>
              </table:table-cell>
              <table:table-cell office:value-type="float" office:value="0.0346174">
                <text:p>0.0346174</text:p>
              </table:table-cell>
              <table:table-cell office:value-type="float" office:value="0.00134809">
                <text:p>0.00134809</text:p>
              </table:table-cell>
              <table:table-cell office:value-type="float" office:value="0.00778658">
                <text:p>0.00778658</text:p>
              </table:table-cell>
              <table:table-cell office:value-type="float" office:value="0.00806567">
                <text:p>0.008065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0.410108">
                <text:p>0.410108</text:p>
              </table:table-cell>
              <table:table-cell office:value-type="float" office:value="0.0332117">
                <text:p>0.0332117</text:p>
              </table:table-cell>
              <table:table-cell office:value-type="float" office:value="0.00161258">
                <text:p>0.00161258</text:p>
              </table:table-cell>
              <table:table-cell office:value-type="float" office:value="0.00808777">
                <text:p>0.00808777</text:p>
              </table:table-cell>
              <table:table-cell office:value-type="float" office:value="0.00542119">
                <text:p>0.005421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0.409657">
                <text:p>0.409657</text:p>
              </table:table-cell>
              <table:table-cell office:value-type="float" office:value="0.0338105">
                <text:p>0.0338105</text:p>
              </table:table-cell>
              <table:table-cell office:value-type="float" office:value="0.00170495">
                <text:p>0.00170495</text:p>
              </table:table-cell>
              <table:table-cell office:value-type="float" office:value="0.00881373">
                <text:p>0.00881373</text:p>
              </table:table-cell>
              <table:table-cell office:value-type="float" office:value="0.00730853">
                <text:p>0.007308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0.398464">
                <text:p>0.398464</text:p>
              </table:table-cell>
              <table:table-cell office:value-type="float" office:value="0.0358593">
                <text:p>0.0358593</text:p>
              </table:table-cell>
              <table:table-cell office:value-type="float" office:value="0.00144599">
                <text:p>0.00144599</text:p>
              </table:table-cell>
              <table:table-cell office:value-type="float" office:value="0.00837753">
                <text:p>0.00837753</text:p>
              </table:table-cell>
              <table:table-cell office:value-type="float" office:value="0.00488985">
                <text:p>0.004889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0.420929">
                <text:p>0.420929</text:p>
              </table:table-cell>
              <table:table-cell office:value-type="float" office:value="0.0338721">
                <text:p>0.0338721</text:p>
              </table:table-cell>
              <table:table-cell office:value-type="float" office:value="0.00132322">
                <text:p>0.00132322</text:p>
              </table:table-cell>
              <table:table-cell office:value-type="float" office:value="0.00770249">
                <text:p>0.00770249</text:p>
              </table:table-cell>
              <table:table-cell office:value-type="float" office:value="0.0048634">
                <text:p>0.00486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  <table:table-cell office:value-type="float" office:value="0.0338697">
                <text:p>0.0338697</text:p>
              </table:table-cell>
              <table:table-cell office:value-type="float" office:value="0.00137257">
                <text:p>0.00137257</text:p>
              </table:table-cell>
              <table:table-cell office:value-type="float" office:value="0.0084395">
                <text:p>0.0084395</text:p>
              </table:table-cell>
              <table:table-cell office:value-type="float" office:value="0.00549501">
                <text:p>0.005495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0">
                <text:p>0</text:p>
              </table:table-cell>
              <table:table-cell office:value-type="float" office:value="0.0339021">
                <text:p>0.0339021</text:p>
              </table:table-cell>
              <table:table-cell office:value-type="float" office:value="0.00129717">
                <text:p>0.00129717</text:p>
              </table:table-cell>
              <table:table-cell office:value-type="float" office:value="0.00909914">
                <text:p>0.00909914</text:p>
              </table:table-cell>
              <table:table-cell office:value-type="float" office:value="0.0055641">
                <text:p>0.00556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0">
                <text:p>0</text:p>
              </table:table-cell>
              <table:table-cell office:value-type="float" office:value="0.0343316">
                <text:p>0.0343316</text:p>
              </table:table-cell>
              <table:table-cell office:value-type="float" office:value="0.00142705">
                <text:p>0.00142705</text:p>
              </table:table-cell>
              <table:table-cell office:value-type="float" office:value="0.00867715">
                <text:p>0.00867715</text:p>
              </table:table-cell>
              <table:table-cell office:value-type="float" office:value="0.00485669">
                <text:p>0.004856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0">
                <text:p>0</text:p>
              </table:table-cell>
              <table:table-cell office:value-type="float" office:value="0.0346379">
                <text:p>0.0346379</text:p>
              </table:table-cell>
              <table:table-cell office:value-type="float" office:value="0.00183325">
                <text:p>0.00183325</text:p>
              </table:table-cell>
              <table:table-cell office:value-type="float" office:value="0.00772539">
                <text:p>0.00772539</text:p>
              </table:table-cell>
              <table:table-cell office:value-type="float" office:value="0.00599201">
                <text:p>0.005992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0">
                <text:p>0</text:p>
              </table:table-cell>
              <table:table-cell office:value-type="float" office:value="0.034765">
                <text:p>0.034765</text:p>
              </table:table-cell>
              <table:table-cell office:value-type="float" office:value="0.00173772">
                <text:p>0.00173772</text:p>
              </table:table-cell>
              <table:table-cell office:value-type="float" office:value="0.00807356">
                <text:p>0.00807356</text:p>
              </table:table-cell>
              <table:table-cell office:value-type="float" office:value="0.00508407">
                <text:p>0.005084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0">
                <text:p>0</text:p>
              </table:table-cell>
              <table:table-cell office:value-type="float" office:value="0.0351365">
                <text:p>0.0351365</text:p>
              </table:table-cell>
              <table:table-cell office:value-type="float" office:value="0.00397204">
                <text:p>0.00397204</text:p>
              </table:table-cell>
              <table:table-cell office:value-type="float" office:value="0.00923296">
                <text:p>0.00923296</text:p>
              </table:table-cell>
              <table:table-cell office:value-type="float" office:value="0.00497354">
                <text:p>0.004973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0">
                <text:p>0</text:p>
              </table:table-cell>
              <table:table-cell office:value-type="float" office:value="0.0352281">
                <text:p>0.0352281</text:p>
              </table:table-cell>
              <table:table-cell office:value-type="float" office:value="0.00183522">
                <text:p>0.00183522</text:p>
              </table:table-cell>
              <table:table-cell office:value-type="float" office:value="0.00890374">
                <text:p>0.00890374</text:p>
              </table:table-cell>
              <table:table-cell office:value-type="float" office:value="0.00505881">
                <text:p>0.005058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0">
                <text:p>0</text:p>
              </table:table-cell>
              <table:table-cell office:value-type="float" office:value="0.0364704">
                <text:p>0.0364704</text:p>
              </table:table-cell>
              <table:table-cell office:value-type="float" office:value="0.00123283">
                <text:p>0.00123283</text:p>
              </table:table-cell>
              <table:table-cell office:value-type="float" office:value="0.00782368">
                <text:p>0.00782368</text:p>
              </table:table-cell>
              <table:table-cell office:value-type="float" office:value="0.00607531">
                <text:p>0.006075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0">
                <text:p>0</text:p>
              </table:table-cell>
              <table:table-cell office:value-type="float" office:value="0.0352056">
                <text:p>0.0352056</text:p>
              </table:table-cell>
              <table:table-cell office:value-type="float" office:value="0.00126046">
                <text:p>0.00126046</text:p>
              </table:table-cell>
              <table:table-cell office:value-type="float" office:value="0.00933481">
                <text:p>0.00933481</text:p>
              </table:table-cell>
              <table:table-cell office:value-type="float" office:value="0.0050446">
                <text:p>0.00504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0">
                <text:p>0</text:p>
              </table:table-cell>
              <table:table-cell office:value-type="float" office:value="0.03566">
                <text:p>0.03566</text:p>
              </table:table-cell>
              <table:table-cell office:value-type="float" office:value="0.00116295">
                <text:p>0.00116295</text:p>
              </table:table-cell>
              <table:table-cell office:value-type="float" office:value="0.00880189">
                <text:p>0.00880189</text:p>
              </table:table-cell>
              <table:table-cell office:value-type="float" office:value="0.00525066">
                <text:p>0.005250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0">
                <text:p>0</text:p>
              </table:table-cell>
              <table:table-cell office:value-type="float" office:value="0.0356907">
                <text:p>0.0356907</text:p>
              </table:table-cell>
              <table:table-cell office:value-type="float" office:value="0.00116058">
                <text:p>0.00116058</text:p>
              </table:table-cell>
              <table:table-cell office:value-type="float" office:value="0.00918915">
                <text:p>0.00918915</text:p>
              </table:table-cell>
              <table:table-cell office:value-type="float" office:value="0.0052775">
                <text:p>0.00527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0">
                <text:p>0</text:p>
              </table:table-cell>
              <table:table-cell office:value-type="float" office:value="0.0369512">
                <text:p>0.0369512</text:p>
              </table:table-cell>
              <table:table-cell office:value-type="float" office:value="0.0023038">
                <text:p>0.0023038</text:p>
              </table:table-cell>
              <table:table-cell office:value-type="float" office:value="0.00843358">
                <text:p>0.00843358</text:p>
              </table:table-cell>
              <table:table-cell office:value-type="float" office:value="0.00503907">
                <text:p>0.005039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0">
                <text:p>0</text:p>
              </table:table-cell>
              <table:table-cell office:value-type="float" office:value="0.0367834">
                <text:p>0.0367834</text:p>
              </table:table-cell>
              <table:table-cell office:value-type="float" office:value="0.00142902">
                <text:p>0.00142902</text:p>
              </table:table-cell>
              <table:table-cell office:value-type="float" office:value="0.0101184">
                <text:p>0.0101184</text:p>
              </table:table-cell>
              <table:table-cell office:value-type="float" office:value="0.00508012">
                <text:p>0.005080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0">
                <text:p>0</text:p>
              </table:table-cell>
              <table:table-cell office:value-type="float" office:value="0.0367025">
                <text:p>0.0367025</text:p>
              </table:table-cell>
              <table:table-cell office:value-type="float" office:value="0.00158495">
                <text:p>0.00158495</text:p>
              </table:table-cell>
              <table:table-cell office:value-type="float" office:value="0.0106679">
                <text:p>0.0106679</text:p>
              </table:table-cell>
              <table:table-cell office:value-type="float" office:value="0.00633229">
                <text:p>0.006332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0">
                <text:p>0</text:p>
              </table:table-cell>
              <table:table-cell office:value-type="float" office:value="0.0354942">
                <text:p>0.0354942</text:p>
              </table:table-cell>
              <table:table-cell office:value-type="float" office:value="0.00127033">
                <text:p>0.00127033</text:p>
              </table:table-cell>
              <table:table-cell office:value-type="float" office:value="0.00876162">
                <text:p>0.00876162</text:p>
              </table:table-cell>
              <table:table-cell office:value-type="float" office:value="0.00516697">
                <text:p>0.005166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0">
                <text:p>0</text:p>
              </table:table-cell>
              <table:table-cell office:value-type="float" office:value="0.0369445">
                <text:p>0.0369445</text:p>
              </table:table-cell>
              <table:table-cell office:value-type="float" office:value="0.00127506">
                <text:p>0.00127506</text:p>
              </table:table-cell>
              <table:table-cell office:value-type="float" office:value="0.00895032">
                <text:p>0.00895032</text:p>
              </table:table-cell>
              <table:table-cell office:value-type="float" office:value="0.00514921">
                <text:p>0.005149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0">
                <text:p>0</text:p>
              </table:table-cell>
              <table:table-cell office:value-type="float" office:value="0.0359063">
                <text:p>0.0359063</text:p>
              </table:table-cell>
              <table:table-cell office:value-type="float" office:value="0.00117637">
                <text:p>0.00117637</text:p>
              </table:table-cell>
              <table:table-cell office:value-type="float" office:value="0.00965141">
                <text:p>0.00965141</text:p>
              </table:table-cell>
              <table:table-cell office:value-type="float" office:value="0.00560633">
                <text:p>0.005606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0">
                <text:p>0</text:p>
              </table:table-cell>
              <table:table-cell office:value-type="float" office:value="0.0371596">
                <text:p>0.0371596</text:p>
              </table:table-cell>
              <table:table-cell office:value-type="float" office:value="0.00130941">
                <text:p>0.00130941</text:p>
              </table:table-cell>
              <table:table-cell office:value-type="float" office:value="0.00963562">
                <text:p>0.00963562</text:p>
              </table:table-cell>
              <table:table-cell office:value-type="float" office:value="0.00516894">
                <text:p>0.005168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0">
                <text:p>0</text:p>
              </table:table-cell>
              <table:table-cell office:value-type="float" office:value="0.0371659">
                <text:p>0.0371659</text:p>
              </table:table-cell>
              <table:table-cell office:value-type="float" office:value="0.0011669">
                <text:p>0.0011669</text:p>
              </table:table-cell>
              <table:table-cell office:value-type="float" office:value="0.00824094">
                <text:p>0.00824094</text:p>
              </table:table-cell>
              <table:table-cell office:value-type="float" office:value="0.00531185">
                <text:p>0.005311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0">
                <text:p>0</text:p>
              </table:table-cell>
              <table:table-cell office:value-type="float" office:value="0.0359987">
                <text:p>0.0359987</text:p>
              </table:table-cell>
              <table:table-cell office:value-type="float" office:value="0.00126677">
                <text:p>0.00126677</text:p>
              </table:table-cell>
              <table:table-cell office:value-type="float" office:value="0.0101204">
                <text:p>0.0101204</text:p>
              </table:table-cell>
              <table:table-cell office:value-type="float" office:value="0.00647519">
                <text:p>0.006475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0">
                <text:p>0</text:p>
              </table:table-cell>
              <table:table-cell office:value-type="float" office:value="0.0363634">
                <text:p>0.0363634</text:p>
              </table:table-cell>
              <table:table-cell office:value-type="float" office:value="0.00117993">
                <text:p>0.00117993</text:p>
              </table:table-cell>
              <table:table-cell office:value-type="float" office:value="0.00934784">
                <text:p>0.00934784</text:p>
              </table:table-cell>
              <table:table-cell office:value-type="float" office:value="0.00560989">
                <text:p>0.005609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0">
                <text:p>0</text:p>
              </table:table-cell>
              <table:table-cell office:value-type="float" office:value="0.0410235">
                <text:p>0.0410235</text:p>
              </table:table-cell>
              <table:table-cell office:value-type="float" office:value="0.00121546">
                <text:p>0.00121546</text:p>
              </table:table-cell>
              <table:table-cell office:value-type="float" office:value="0.00902651">
                <text:p>0.00902651</text:p>
              </table:table-cell>
              <table:table-cell office:value-type="float" office:value="0.00552817">
                <text:p>0.005528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0">
                <text:p>0</text:p>
              </table:table-cell>
              <table:table-cell office:value-type="float" office:value="0.0389593">
                <text:p>0.0389593</text:p>
              </table:table-cell>
              <table:table-cell office:value-type="float" office:value="0.00114874">
                <text:p>0.00114874</text:p>
              </table:table-cell>
              <table:table-cell office:value-type="float" office:value="0.00857412">
                <text:p>0.00857412</text:p>
              </table:table-cell>
              <table:table-cell office:value-type="float" office:value="0.00643927">
                <text:p>0.006439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0">
                <text:p>0</text:p>
              </table:table-cell>
              <table:table-cell office:value-type="float" office:value="0.0393746">
                <text:p>0.0393746</text:p>
              </table:table-cell>
              <table:table-cell office:value-type="float" office:value="0.00126717">
                <text:p>0.00126717</text:p>
              </table:table-cell>
              <table:table-cell office:value-type="float" office:value="0.0100106">
                <text:p>0.0100106</text:p>
              </table:table-cell>
              <table:table-cell office:value-type="float" office:value="0.00563713">
                <text:p>0.005637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0">
                <text:p>0</text:p>
              </table:table-cell>
              <table:table-cell office:value-type="float" office:value="0.0378615">
                <text:p>0.0378615</text:p>
              </table:table-cell>
              <table:table-cell office:value-type="float" office:value="0.00173061">
                <text:p>0.00173061</text:p>
              </table:table-cell>
              <table:table-cell office:value-type="float" office:value="0.00962733">
                <text:p>0.00962733</text:p>
              </table:table-cell>
              <table:table-cell office:value-type="float" office:value="0.00554988">
                <text:p>0.005549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0">
                <text:p>0</text:p>
              </table:table-cell>
              <table:table-cell office:value-type="float" office:value="0.0385267">
                <text:p>0.0385267</text:p>
              </table:table-cell>
              <table:table-cell office:value-type="float" office:value="0.00136546">
                <text:p>0.00136546</text:p>
              </table:table-cell>
              <table:table-cell office:value-type="float" office:value="0.0086132">
                <text:p>0.0086132</text:p>
              </table:table-cell>
              <table:table-cell office:value-type="float" office:value="0.00680718">
                <text:p>0.006807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0">
                <text:p>0</text:p>
              </table:table-cell>
              <table:table-cell office:value-type="float" office:value="0.039075">
                <text:p>0.039075</text:p>
              </table:table-cell>
              <table:table-cell office:value-type="float" office:value="0.00148271">
                <text:p>0.00148271</text:p>
              </table:table-cell>
              <table:table-cell office:value-type="float" office:value="0.0104397">
                <text:p>0.0104397</text:p>
              </table:table-cell>
              <table:table-cell office:value-type="float" office:value="0.00552738">
                <text:p>0.005527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0">
                <text:p>0</text:p>
              </table:table-cell>
              <table:table-cell office:value-type="float" office:value="0.0391354">
                <text:p>0.0391354</text:p>
              </table:table-cell>
              <table:table-cell office:value-type="float" office:value="0.00138086">
                <text:p>0.00138086</text:p>
              </table:table-cell>
              <table:table-cell office:value-type="float" office:value="0.00963088">
                <text:p>0.00963088</text:p>
              </table:table-cell>
              <table:table-cell office:value-type="float" office:value="0.00608912">
                <text:p>0.006089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0">
                <text:p>0</text:p>
              </table:table-cell>
              <table:table-cell office:value-type="float" office:value="0.0385555">
                <text:p>0.0385555</text:p>
              </table:table-cell>
              <table:table-cell office:value-type="float" office:value="0.00244828">
                <text:p>0.00244828</text:p>
              </table:table-cell>
              <table:table-cell office:value-type="float" office:value="0.0101263">
                <text:p>0.0101263</text:p>
              </table:table-cell>
              <table:table-cell office:value-type="float" office:value="0.00610452">
                <text:p>0.006104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0">
                <text:p>0</text:p>
              </table:table-cell>
              <table:table-cell office:value-type="float" office:value="0.0394378">
                <text:p>0.0394378</text:p>
              </table:table-cell>
              <table:table-cell office:value-type="float" office:value="0.00137652">
                <text:p>0.00137652</text:p>
              </table:table-cell>
              <table:table-cell office:value-type="float" office:value="0.00915046">
                <text:p>0.00915046</text:p>
              </table:table-cell>
              <table:table-cell office:value-type="float" office:value="0.00588306">
                <text:p>0.005883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0">
                <text:p>0</text:p>
              </table:table-cell>
              <table:table-cell office:value-type="float" office:value="0.0396655">
                <text:p>0.0396655</text:p>
              </table:table-cell>
              <table:table-cell office:value-type="float" office:value="0.00126835">
                <text:p>0.00126835</text:p>
              </table:table-cell>
              <table:table-cell office:value-type="float" office:value="0.0111621">
                <text:p>0.0111621</text:p>
              </table:table-cell>
              <table:table-cell office:value-type="float" office:value="0.00766894">
                <text:p>0.007668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0">
                <text:p>0</text:p>
              </table:table-cell>
              <table:table-cell office:value-type="float" office:value="0.040521">
                <text:p>0.040521</text:p>
              </table:table-cell>
              <table:table-cell office:value-type="float" office:value="0.00130941">
                <text:p>0.00130941</text:p>
              </table:table-cell>
              <table:table-cell office:value-type="float" office:value="0.010748">
                <text:p>0.010748</text:p>
              </table:table-cell>
              <table:table-cell office:value-type="float" office:value="0.00736063">
                <text:p>0.007360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0">
                <text:p>0</text:p>
              </table:table-cell>
              <table:table-cell office:value-type="float" office:value="0.0400729">
                <text:p>0.0400729</text:p>
              </table:table-cell>
              <table:table-cell office:value-type="float" office:value="0.00125651">
                <text:p>0.00125651</text:p>
              </table:table-cell>
              <table:table-cell office:value-type="float" office:value="0.00885242">
                <text:p>0.00885242</text:p>
              </table:table-cell>
              <table:table-cell office:value-type="float" office:value="0.0072955">
                <text:p>0.00729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0">
                <text:p>0</text:p>
              </table:table-cell>
              <table:table-cell office:value-type="float" office:value="0.0414135">
                <text:p>0.0414135</text:p>
              </table:table-cell>
              <table:table-cell office:value-type="float" office:value="0.00117835">
                <text:p>0.00117835</text:p>
              </table:table-cell>
              <table:table-cell office:value-type="float" office:value="0.0125268">
                <text:p>0.0125268</text:p>
              </table:table-cell>
              <table:table-cell office:value-type="float" office:value="0.00763538">
                <text:p>0.007635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0">
                <text:p>0</text:p>
              </table:table-cell>
              <table:table-cell office:value-type="float" office:value="0.0405774">
                <text:p>0.0405774</text:p>
              </table:table-cell>
              <table:table-cell office:value-type="float" office:value="0.00121467">
                <text:p>0.00121467</text:p>
              </table:table-cell>
              <table:table-cell office:value-type="float" office:value="0.011971">
                <text:p>0.011971</text:p>
              </table:table-cell>
              <table:table-cell office:value-type="float" office:value="0.00687982">
                <text:p>0.006879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0">
                <text:p>0</text:p>
              </table:table-cell>
              <table:table-cell office:value-type="float" office:value="0.0407507">
                <text:p>0.0407507</text:p>
              </table:table-cell>
              <table:table-cell office:value-type="float" office:value="0.00201089">
                <text:p>0.00201089</text:p>
              </table:table-cell>
              <table:table-cell office:value-type="float" office:value="0.0107761">
                <text:p>0.0107761</text:p>
              </table:table-cell>
              <table:table-cell office:value-type="float" office:value="0.00814028">
                <text:p>0.008140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0">
                <text:p>0</text:p>
              </table:table-cell>
              <table:table-cell office:value-type="float" office:value="0.0399825">
                <text:p>0.0399825</text:p>
              </table:table-cell>
              <table:table-cell office:value-type="float" office:value="0.00137454">
                <text:p>0.00137454</text:p>
              </table:table-cell>
              <table:table-cell office:value-type="float" office:value="0.0110177">
                <text:p>0.0110177</text:p>
              </table:table-cell>
              <table:table-cell office:value-type="float" office:value="0.00581161">
                <text:p>0.005811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0">
                <text:p>0</text:p>
              </table:table-cell>
              <table:table-cell office:value-type="float" office:value="0.0417479">
                <text:p>0.0417479</text:p>
              </table:table-cell>
              <table:table-cell office:value-type="float" office:value="0.00155455">
                <text:p>0.00155455</text:p>
              </table:table-cell>
              <table:table-cell office:value-type="float" office:value="0.0106813">
                <text:p>0.0106813</text:p>
              </table:table-cell>
              <table:table-cell office:value-type="float" office:value="0.00711036">
                <text:p>0.007110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0">
                <text:p>0</text:p>
              </table:table-cell>
              <table:table-cell office:value-type="float" office:value="0.0403043">
                <text:p>0.0403043</text:p>
              </table:table-cell>
              <table:table-cell office:value-type="float" office:value="0.00136625">
                <text:p>0.00136625</text:p>
              </table:table-cell>
              <table:table-cell office:value-type="float" office:value="0.00963601">
                <text:p>0.00963601</text:p>
              </table:table-cell>
              <table:table-cell office:value-type="float" office:value="0.00588661">
                <text:p>0.005886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0">
                <text:p>0</text:p>
              </table:table-cell>
              <table:table-cell office:value-type="float" office:value="0.0416709">
                <text:p>0.0416709</text:p>
              </table:table-cell>
              <table:table-cell office:value-type="float" office:value="0.00125809">
                <text:p>0.00125809</text:p>
              </table:table-cell>
              <table:table-cell office:value-type="float" office:value="0.0114866">
                <text:p>0.0114866</text:p>
              </table:table-cell>
              <table:table-cell office:value-type="float" office:value="0.00608794">
                <text:p>0.006087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0">
                <text:p>0</text:p>
              </table:table-cell>
              <table:table-cell office:value-type="float" office:value="0.0413977">
                <text:p>0.0413977</text:p>
              </table:table-cell>
              <table:table-cell office:value-type="float" office:value="0.00126283">
                <text:p>0.00126283</text:p>
              </table:table-cell>
              <table:table-cell office:value-type="float" office:value="0.0111594">
                <text:p>0.0111594</text:p>
              </table:table-cell>
              <table:table-cell office:value-type="float" office:value="0.00748774">
                <text:p>0.007487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0">
                <text:p>0</text:p>
              </table:table-cell>
              <table:table-cell office:value-type="float" office:value="0.0415517">
                <text:p>0.0415517</text:p>
              </table:table-cell>
              <table:table-cell office:value-type="float" office:value="0.00117716">
                <text:p>0.00117716</text:p>
              </table:table-cell>
              <table:table-cell office:value-type="float" office:value="0.0102791">
                <text:p>0.0102791</text:p>
              </table:table-cell>
              <table:table-cell office:value-type="float" office:value="0.00611004">
                <text:p>0.006110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0">
                <text:p>0</text:p>
              </table:table-cell>
              <table:table-cell office:value-type="float" office:value="0.0421865">
                <text:p>0.0421865</text:p>
              </table:table-cell>
              <table:table-cell office:value-type="float" office:value="0.00122414">
                <text:p>0.00122414</text:p>
              </table:table-cell>
              <table:table-cell office:value-type="float" office:value="0.0116966">
                <text:p>0.0116966</text:p>
              </table:table-cell>
              <table:table-cell office:value-type="float" office:value="0.00711588">
                <text:p>0.007115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0">
                <text:p>0</text:p>
              </table:table-cell>
              <table:table-cell office:value-type="float" office:value="0.0422934">
                <text:p>0.0422934</text:p>
              </table:table-cell>
              <table:table-cell office:value-type="float" office:value="0.00115703">
                <text:p>0.00115703</text:p>
              </table:table-cell>
              <table:table-cell office:value-type="float" office:value="0.0107429">
                <text:p>0.0107429</text:p>
              </table:table-cell>
              <table:table-cell office:value-type="float" office:value="0.00596319">
                <text:p>0.005963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0">
                <text:p>0</text:p>
              </table:table-cell>
              <table:table-cell office:value-type="float" office:value="0.0418268">
                <text:p>0.0418268</text:p>
              </table:table-cell>
              <table:table-cell office:value-type="float" office:value="0.00122454">
                <text:p>0.00122454</text:p>
              </table:table-cell>
              <table:table-cell office:value-type="float" office:value="0.0100777">
                <text:p>0.0100777</text:p>
              </table:table-cell>
              <table:table-cell office:value-type="float" office:value="0.00620794">
                <text:p>0.006207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0">
                <text:p>0</text:p>
              </table:table-cell>
              <table:table-cell office:value-type="float" office:value="0.0426179">
                <text:p>0.0426179</text:p>
              </table:table-cell>
              <table:table-cell office:value-type="float" office:value="0.00115585">
                <text:p>0.00115585</text:p>
              </table:table-cell>
              <table:table-cell office:value-type="float" office:value="0.013899">
                <text:p>0.013899</text:p>
              </table:table-cell>
              <table:table-cell office:value-type="float" office:value="0.00791369">
                <text:p>0.007913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0">
                <text:p>0</text:p>
              </table:table-cell>
              <table:table-cell office:value-type="float" office:value="0.041483">
                <text:p>0.041483</text:p>
              </table:table-cell>
              <table:table-cell office:value-type="float" office:value="0.00126835">
                <text:p>0.00126835</text:p>
              </table:table-cell>
              <table:table-cell office:value-type="float" office:value="0.0120618">
                <text:p>0.0120618</text:p>
              </table:table-cell>
              <table:table-cell office:value-type="float" office:value="0.00600385">
                <text:p>0.006003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0">
                <text:p>0</text:p>
              </table:table-cell>
              <table:table-cell office:value-type="float" office:value="0.0458995">
                <text:p>0.0458995</text:p>
              </table:table-cell>
              <table:table-cell office:value-type="float" office:value="0.00122454">
                <text:p>0.00122454</text:p>
              </table:table-cell>
              <table:table-cell office:value-type="float" office:value="0.00956851">
                <text:p>0.00956851</text:p>
              </table:table-cell>
              <table:table-cell office:value-type="float" office:value="0.00701917">
                <text:p>0.007019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0">
                <text:p>0</text:p>
              </table:table-cell>
              <table:table-cell office:value-type="float" office:value="0.046016">
                <text:p>0.046016</text:p>
              </table:table-cell>
              <table:table-cell office:value-type="float" office:value="0.00151705">
                <text:p>0.00151705</text:p>
              </table:table-cell>
              <table:table-cell office:value-type="float" office:value="0.0112668">
                <text:p>0.0112668</text:p>
              </table:table-cell>
              <table:table-cell office:value-type="float" office:value="0.00589806">
                <text:p>0.005898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0">
                <text:p>0</text:p>
              </table:table-cell>
              <table:table-cell office:value-type="float" office:value="0.0423973">
                <text:p>0.0423973</text:p>
              </table:table-cell>
              <table:table-cell office:value-type="float" office:value="0.00172153">
                <text:p>0.00172153</text:p>
              </table:table-cell>
              <table:table-cell office:value-type="float" office:value="0.0107757">
                <text:p>0.0107757</text:p>
              </table:table-cell>
              <table:table-cell office:value-type="float" office:value="0.00636585">
                <text:p>0.006365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  <table:table-cell office:value-type="float" office:value="0.0432906">
                <text:p>0.0432906</text:p>
              </table:table-cell>
              <table:table-cell office:value-type="float" office:value="0.00137217">
                <text:p>0.00137217</text:p>
              </table:table-cell>
              <table:table-cell office:value-type="float" office:value="0.00936955">
                <text:p>0.00936955</text:p>
              </table:table-cell>
              <table:table-cell office:value-type="float" office:value="0.00930244">
                <text:p>0.009302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0">
                <text:p>0</text:p>
              </table:table-cell>
              <table:table-cell office:value-type="float" office:value="0.0442617">
                <text:p>0.0442617</text:p>
              </table:table-cell>
              <table:table-cell office:value-type="float" office:value="0.00252723">
                <text:p>0.00252723</text:p>
              </table:table-cell>
              <table:table-cell office:value-type="float" office:value="0.0122">
                <text:p>0.0122</text:p>
              </table:table-cell>
              <table:table-cell office:value-type="float" office:value="0.00701759">
                <text:p>0.007017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0">
                <text:p>0</text:p>
              </table:table-cell>
              <table:table-cell office:value-type="float" office:value="0.0439084">
                <text:p>0.0439084</text:p>
              </table:table-cell>
              <table:table-cell office:value-type="float" office:value="0.00140731">
                <text:p>0.00140731</text:p>
              </table:table-cell>
              <table:table-cell office:value-type="float" office:value="0.012125">
                <text:p>0.012125</text:p>
              </table:table-cell>
              <table:table-cell office:value-type="float" office:value="0.00677679">
                <text:p>0.006776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0">
                <text:p>0</text:p>
              </table:table-cell>
              <table:table-cell office:value-type="float" office:value="0.0441105">
                <text:p>0.0441105</text:p>
              </table:table-cell>
              <table:table-cell office:value-type="float" office:value="0.00135757">
                <text:p>0.00135757</text:p>
              </table:table-cell>
              <table:table-cell office:value-type="float" office:value="0.0120472">
                <text:p>0.0120472</text:p>
              </table:table-cell>
              <table:table-cell office:value-type="float" office:value="0.00593122">
                <text:p>0.005931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0">
                <text:p>0</text:p>
              </table:table-cell>
              <table:table-cell office:value-type="float" office:value="0.0425544">
                <text:p>0.0425544</text:p>
              </table:table-cell>
              <table:table-cell office:value-type="float" office:value="0.00124743">
                <text:p>0.00124743</text:p>
              </table:table-cell>
              <table:table-cell office:value-type="float" office:value="0.0118376">
                <text:p>0.0118376</text:p>
              </table:table-cell>
              <table:table-cell office:value-type="float" office:value="0.00600662">
                <text:p>0.006006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0">
                <text:p>0</text:p>
              </table:table-cell>
              <table:table-cell office:value-type="float" office:value="0.0444089">
                <text:p>0.0444089</text:p>
              </table:table-cell>
              <table:table-cell office:value-type="float" office:value="0.00125335">
                <text:p>0.00125335</text:p>
              </table:table-cell>
              <table:table-cell office:value-type="float" office:value="0.016988">
                <text:p>0.016988</text:p>
              </table:table-cell>
              <table:table-cell office:value-type="float" office:value="0.00793777">
                <text:p>0.007937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0">
                <text:p>0</text:p>
              </table:table-cell>
              <table:table-cell office:value-type="float" office:value="0.0436431">
                <text:p>0.0436431</text:p>
              </table:table-cell>
              <table:table-cell office:value-type="float" office:value="0.00118388">
                <text:p>0.00118388</text:p>
              </table:table-cell>
              <table:table-cell office:value-type="float" office:value="0.014332">
                <text:p>0.014332</text:p>
              </table:table-cell>
              <table:table-cell office:value-type="float" office:value="0.00614399">
                <text:p>0.006143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0">
                <text:p>0</text:p>
              </table:table-cell>
              <table:table-cell office:value-type="float" office:value="0.0442953">
                <text:p>0.0442953</text:p>
              </table:table-cell>
              <table:table-cell office:value-type="float" office:value="0.00122532">
                <text:p>0.00122532</text:p>
              </table:table-cell>
              <table:table-cell office:value-type="float" office:value="0.014649">
                <text:p>0.014649</text:p>
              </table:table-cell>
              <table:table-cell office:value-type="float" office:value="0.00694377">
                <text:p>0.006943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0">
                <text:p>0</text:p>
              </table:table-cell>
              <table:table-cell office:value-type="float" office:value="0.0466334">
                <text:p>0.0466334</text:p>
              </table:table-cell>
              <table:table-cell office:value-type="float" office:value="0.00117124">
                <text:p>0.00117124</text:p>
              </table:table-cell>
              <table:table-cell office:value-type="float" office:value="0.0126871">
                <text:p>0.0126871</text:p>
              </table:table-cell>
              <table:table-cell office:value-type="float" office:value="0.00600346">
                <text:p>0.006003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0">
                <text:p>0</text:p>
              </table:table-cell>
              <table:table-cell office:value-type="float" office:value="0.0451345">
                <text:p>0.0451345</text:p>
              </table:table-cell>
              <table:table-cell office:value-type="float" office:value="0.00206458">
                <text:p>0.00206458</text:p>
              </table:table-cell>
              <table:table-cell office:value-type="float" office:value="0.0119303">
                <text:p>0.0119303</text:p>
              </table:table-cell>
              <table:table-cell office:value-type="float" office:value="0.006234">
                <text:p>0.0062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0">
                <text:p>0</text:p>
              </table:table-cell>
              <table:table-cell office:value-type="float" office:value="0.0448732">
                <text:p>0.0448732</text:p>
              </table:table-cell>
              <table:table-cell office:value-type="float" office:value="0.00143455">
                <text:p>0.00143455</text:p>
              </table:table-cell>
              <table:table-cell office:value-type="float" office:value="0.012104">
                <text:p>0.012104</text:p>
              </table:table-cell>
              <table:table-cell office:value-type="float" office:value="0.0087186">
                <text:p>0.00871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0">
                <text:p>0</text:p>
              </table:table-cell>
              <table:table-cell office:value-type="float" office:value="0.0443213">
                <text:p>0.0443213</text:p>
              </table:table-cell>
              <table:table-cell office:value-type="float" office:value="0.001641">
                <text:p>0.001641</text:p>
              </table:table-cell>
              <table:table-cell office:value-type="float" office:value="0.0127799">
                <text:p>0.0127799</text:p>
              </table:table-cell>
              <table:table-cell office:value-type="float" office:value="0.00897795">
                <text:p>0.008977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0">
                <text:p>0</text:p>
              </table:table-cell>
              <table:table-cell office:value-type="float" office:value="0.0478749">
                <text:p>0.0478749</text:p>
              </table:table-cell>
              <table:table-cell office:value-type="float" office:value="0.0012873">
                <text:p>0.0012873</text:p>
              </table:table-cell>
              <table:table-cell office:value-type="float" office:value="0.0188394">
                <text:p>0.0188394</text:p>
              </table:table-cell>
              <table:table-cell office:value-type="float" office:value="0.0153213">
                <text:p>0.01532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0">
                <text:p>0</text:p>
              </table:table-cell>
              <table:table-cell office:value-type="float" office:value="0.0469081">
                <text:p>0.0469081</text:p>
              </table:table-cell>
              <table:table-cell office:value-type="float" office:value="0.0013098">
                <text:p>0.0013098</text:p>
              </table:table-cell>
              <table:table-cell office:value-type="float" office:value="0.00820225">
                <text:p>0.00820225</text:p>
              </table:table-cell>
              <table:table-cell office:value-type="float" office:value="0.00663704">
                <text:p>0.006637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0">
                <text:p>0</text:p>
              </table:table-cell>
              <table:table-cell office:value-type="float" office:value="0.0458463">
                <text:p>0.0458463</text:p>
              </table:table-cell>
              <table:table-cell office:value-type="float" office:value="0.0012119">
                <text:p>0.0012119</text:p>
              </table:table-cell>
              <table:table-cell office:value-type="float" office:value="0.00794961">
                <text:p>0.00794961</text:p>
              </table:table-cell>
              <table:table-cell office:value-type="float" office:value="0.00560594">
                <text:p>0.005605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0">
                <text:p>0</text:p>
              </table:table-cell>
              <table:table-cell office:value-type="float" office:value="0.0448649">
                <text:p>0.0448649</text:p>
              </table:table-cell>
              <table:table-cell office:value-type="float" office:value="0.00125493">
                <text:p>0.00125493</text:p>
              </table:table-cell>
              <table:table-cell office:value-type="float" office:value="0.00780947">
                <text:p>0.00780947</text:p>
              </table:table-cell>
              <table:table-cell office:value-type="float" office:value="0.00677047">
                <text:p>0.006770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0">
                <text:p>0</text:p>
              </table:table-cell>
              <table:table-cell office:value-type="float" office:value="0.047719">
                <text:p>0.047719</text:p>
              </table:table-cell>
              <table:table-cell office:value-type="float" office:value="0.00117914">
                <text:p>0.00117914</text:p>
              </table:table-cell>
              <table:table-cell office:value-type="float" office:value="0.00714352">
                <text:p>0.00714352</text:p>
              </table:table-cell>
              <table:table-cell office:value-type="float" office:value="0.00555344">
                <text:p>0.005553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0">
                <text:p>0</text:p>
              </table:table-cell>
              <table:table-cell office:value-type="float" office:value="0.0467759">
                <text:p>0.0467759</text:p>
              </table:table-cell>
              <table:table-cell office:value-type="float" office:value="0.00130507">
                <text:p>0.00130507</text:p>
              </table:table-cell>
              <table:table-cell office:value-type="float" office:value="0.00644085">
                <text:p>0.00644085</text:p>
              </table:table-cell>
              <table:table-cell office:value-type="float" office:value="0.00559528">
                <text:p>0.005595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0">
                <text:p>0</text:p>
              </table:table-cell>
              <table:table-cell office:value-type="float" office:value="0.0467641">
                <text:p>0.0467641</text:p>
              </table:table-cell>
              <table:table-cell office:value-type="float" office:value="0.00118348">
                <text:p>0.00118348</text:p>
              </table:table-cell>
              <table:table-cell office:value-type="float" office:value="0.0082816">
                <text:p>0.0082816</text:p>
              </table:table-cell>
              <table:table-cell office:value-type="float" office:value="0.00638637">
                <text:p>0.006386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0">
                <text:p>0</text:p>
              </table:table-cell>
              <table:table-cell office:value-type="float" office:value="0.0455182">
                <text:p>0.0455182</text:p>
              </table:table-cell>
              <table:table-cell office:value-type="float" office:value="0.00117993">
                <text:p>0.00117993</text:p>
              </table:table-cell>
              <table:table-cell office:value-type="float" office:value="0.00698246">
                <text:p>0.00698246</text:p>
              </table:table-cell>
              <table:table-cell office:value-type="float" office:value="0.00661454">
                <text:p>0.006614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0">
                <text:p>0</text:p>
              </table:table-cell>
              <table:table-cell office:value-type="float" office:value="0.0478654">
                <text:p>0.0478654</text:p>
              </table:table-cell>
              <table:table-cell office:value-type="float" office:value="0.00123283">
                <text:p>0.00123283</text:p>
              </table:table-cell>
              <table:table-cell office:value-type="float" office:value="0.00828042">
                <text:p>0.00828042</text:p>
              </table:table-cell>
              <table:table-cell office:value-type="float" office:value="0.00609346">
                <text:p>0.006093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0">
                <text:p>0</text:p>
              </table:table-cell>
              <table:table-cell office:value-type="float" office:value="0.0474213">
                <text:p>0.0474213</text:p>
              </table:table-cell>
              <table:table-cell office:value-type="float" office:value="0.00129441">
                <text:p>0.00129441</text:p>
              </table:table-cell>
              <table:table-cell office:value-type="float" office:value="0.00751498">
                <text:p>0.00751498</text:p>
              </table:table-cell>
              <table:table-cell office:value-type="float" office:value="0.00618268">
                <text:p>0.006182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0">
                <text:p>0</text:p>
              </table:table-cell>
              <table:table-cell office:value-type="float" office:value="0.0482472">
                <text:p>0.0482472</text:p>
              </table:table-cell>
              <table:table-cell office:value-type="float" office:value="0.0014835">
                <text:p>0.0014835</text:p>
              </table:table-cell>
              <table:table-cell office:value-type="float" office:value="0.00852201">
                <text:p>0.00852201</text:p>
              </table:table-cell>
              <table:table-cell office:value-type="float" office:value="0.00533751">
                <text:p>0.005337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0">
                <text:p>0</text:p>
              </table:table-cell>
              <table:table-cell office:value-type="float" office:value="0.0482112">
                <text:p>0.0482112</text:p>
              </table:table-cell>
              <table:table-cell office:value-type="float" office:value="0.00161416">
                <text:p>0.00161416</text:p>
              </table:table-cell>
              <table:table-cell office:value-type="float" office:value="0.0099909">
                <text:p>0.0099909</text:p>
              </table:table-cell>
              <table:table-cell office:value-type="float" office:value="0.0052925">
                <text:p>0.00529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0">
                <text:p>0</text:p>
              </table:table-cell>
              <table:table-cell office:value-type="float" office:value="0.0497314">
                <text:p>0.0497314</text:p>
              </table:table-cell>
              <table:table-cell office:value-type="float" office:value="0.00153797">
                <text:p>0.00153797</text:p>
              </table:table-cell>
              <table:table-cell office:value-type="float" office:value="0.00965022">
                <text:p>0.00965022</text:p>
              </table:table-cell>
              <table:table-cell office:value-type="float" office:value="0.00608636">
                <text:p>0.006086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0">
                <text:p>0</text:p>
              </table:table-cell>
              <table:table-cell office:value-type="float" office:value="0.0477257">
                <text:p>0.0477257</text:p>
              </table:table-cell>
              <table:table-cell office:value-type="float" office:value="0.00258329">
                <text:p>0.00258329</text:p>
              </table:table-cell>
              <table:table-cell office:value-type="float" office:value="0.00819594">
                <text:p>0.00819594</text:p>
              </table:table-cell>
              <table:table-cell office:value-type="float" office:value="0.00552462">
                <text:p>0.005524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0">
                <text:p>0</text:p>
              </table:table-cell>
              <table:table-cell office:value-type="float" office:value="0.0486431">
                <text:p>0.0486431</text:p>
              </table:table-cell>
              <table:table-cell office:value-type="float" office:value="0.00144126">
                <text:p>0.00144126</text:p>
              </table:table-cell>
              <table:table-cell office:value-type="float" office:value="0.00838661">
                <text:p>0.00838661</text:p>
              </table:table-cell>
              <table:table-cell office:value-type="float" office:value="0.00554436">
                <text:p>0.005544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0">
                <text:p>0</text:p>
              </table:table-cell>
              <table:table-cell office:value-type="float" office:value="0.047659">
                <text:p>0.047659</text:p>
              </table:table-cell>
              <table:table-cell office:value-type="float" office:value="0.00127585">
                <text:p>0.00127585</text:p>
              </table:table-cell>
              <table:table-cell office:value-type="float" office:value="0.0076721">
                <text:p>0.0076721</text:p>
              </table:table-cell>
              <table:table-cell office:value-type="float" office:value="0.00559133">
                <text:p>0.005591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0">
                <text:p>0</text:p>
              </table:table-cell>
              <table:table-cell office:value-type="float" office:value="0.0478169">
                <text:p>0.0478169</text:p>
              </table:table-cell>
              <table:table-cell office:value-type="float" office:value="0.00129796">
                <text:p>0.00129796</text:p>
              </table:table-cell>
              <table:table-cell office:value-type="float" office:value="0.00787579">
                <text:p>0.00787579</text:p>
              </table:table-cell>
              <table:table-cell office:value-type="float" office:value="0.00501144">
                <text:p>0.005011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0">
                <text:p>0</text:p>
              </table:table-cell>
              <table:table-cell office:value-type="float" office:value="0.0492842">
                <text:p>0.0492842</text:p>
              </table:table-cell>
              <table:table-cell office:value-type="float" office:value="0.0012119">
                <text:p>0.0012119</text:p>
              </table:table-cell>
              <table:table-cell office:value-type="float" office:value="0.00689166">
                <text:p>0.00689166</text:p>
              </table:table-cell>
              <table:table-cell office:value-type="float" office:value="0.00537106">
                <text:p>0.005371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0">
                <text:p>0</text:p>
              </table:table-cell>
              <table:table-cell office:value-type="float" office:value="0.0479882">
                <text:p>0.0479882</text:p>
              </table:table-cell>
              <table:table-cell office:value-type="float" office:value="0.00126441">
                <text:p>0.00126441</text:p>
              </table:table-cell>
              <table:table-cell office:value-type="float" office:value="0.00903164">
                <text:p>0.00903164</text:p>
              </table:table-cell>
              <table:table-cell office:value-type="float" office:value="0.00639585">
                <text:p>0.006395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0">
                <text:p>0</text:p>
              </table:table-cell>
              <table:table-cell office:value-type="float" office:value="0.0488484">
                <text:p>0.0488484</text:p>
              </table:table-cell>
              <table:table-cell office:value-type="float" office:value="0.00126677">
                <text:p>0.00126677</text:p>
              </table:table-cell>
              <table:table-cell office:value-type="float" office:value="0.00830292">
                <text:p>0.00830292</text:p>
              </table:table-cell>
              <table:table-cell office:value-type="float" office:value="0.00548238">
                <text:p>0.005482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0">
                <text:p>0</text:p>
              </table:table-cell>
              <table:table-cell office:value-type="float" office:value="0.0489522">
                <text:p>0.0489522</text:p>
              </table:table-cell>
              <table:table-cell office:value-type="float" office:value="0.00131888">
                <text:p>0.00131888</text:p>
              </table:table-cell>
              <table:table-cell office:value-type="float" office:value="0.00846753">
                <text:p>0.00846753</text:p>
              </table:table-cell>
              <table:table-cell office:value-type="float" office:value="0.00559804">
                <text:p>0.005598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0">
                <text:p>0</text:p>
              </table:table-cell>
              <table:table-cell office:value-type="float" office:value="0.0493098">
                <text:p>0.0493098</text:p>
              </table:table-cell>
              <table:table-cell office:value-type="float" office:value="0.00229748">
                <text:p>0.00229748</text:p>
              </table:table-cell>
              <table:table-cell office:value-type="float" office:value="0.0071447">
                <text:p>0.0071447</text:p>
              </table:table-cell>
              <table:table-cell office:value-type="float" office:value="0.00548554">
                <text:p>0.005485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0">
                <text:p>0</text:p>
              </table:table-cell>
              <table:table-cell office:value-type="float" office:value="0.0514021">
                <text:p>0.0514021</text:p>
              </table:table-cell>
              <table:table-cell office:value-type="float" office:value="0.00165561">
                <text:p>0.00165561</text:p>
              </table:table-cell>
              <table:table-cell office:value-type="float" office:value="0.00754498">
                <text:p>0.00754498</text:p>
              </table:table-cell>
              <table:table-cell office:value-type="float" office:value="0.0051421">
                <text:p>0.00514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0">
                <text:p>0</text:p>
              </table:table-cell>
              <table:table-cell office:value-type="float" office:value="0.0496793">
                <text:p>0.0496793</text:p>
              </table:table-cell>
              <table:table-cell office:value-type="float" office:value="0.00131375">
                <text:p>0.00131375</text:p>
              </table:table-cell>
              <table:table-cell office:value-type="float" office:value="0.00834752">
                <text:p>0.00834752</text:p>
              </table:table-cell>
              <table:table-cell office:value-type="float" office:value="0.00505328">
                <text:p>0.005053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0">
                <text:p>0</text:p>
              </table:table-cell>
              <table:table-cell office:value-type="float" office:value="0.0493963">
                <text:p>0.0493963</text:p>
              </table:table-cell>
              <table:table-cell office:value-type="float" office:value="0.00132283">
                <text:p>0.00132283</text:p>
              </table:table-cell>
              <table:table-cell office:value-type="float" office:value="0.00821054">
                <text:p>0.00821054</text:p>
              </table:table-cell>
              <table:table-cell office:value-type="float" office:value="0.00617597">
                <text:p>0.006175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0">
                <text:p>0</text:p>
              </table:table-cell>
              <table:table-cell office:value-type="float" office:value="0.0498953">
                <text:p>0.0498953</text:p>
              </table:table-cell>
              <table:table-cell office:value-type="float" office:value="0.00126796">
                <text:p>0.00126796</text:p>
              </table:table-cell>
              <table:table-cell office:value-type="float" office:value="0.00744866">
                <text:p>0.00744866</text:p>
              </table:table-cell>
              <table:table-cell office:value-type="float" office:value="0.00549028">
                <text:p>0.005490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0">
                <text:p>0</text:p>
              </table:table-cell>
              <table:table-cell office:value-type="float" office:value="0.0506797">
                <text:p>0.0506797</text:p>
              </table:table-cell>
              <table:table-cell office:value-type="float" office:value="0.00131257">
                <text:p>0.00131257</text:p>
              </table:table-cell>
              <table:table-cell office:value-type="float" office:value="0.00756433">
                <text:p>0.00756433</text:p>
              </table:table-cell>
              <table:table-cell office:value-type="float" office:value="0.00560831">
                <text:p>0.005608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0">
                <text:p>0</text:p>
              </table:table-cell>
              <table:table-cell office:value-type="float" office:value="0.0497003">
                <text:p>0.0497003</text:p>
              </table:table-cell>
              <table:table-cell office:value-type="float" office:value="0.00121506">
                <text:p>0.00121506</text:p>
              </table:table-cell>
              <table:table-cell office:value-type="float" office:value="0.00858912">
                <text:p>0.00858912</text:p>
              </table:table-cell>
              <table:table-cell office:value-type="float" office:value="0.00576068">
                <text:p>0.005760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0">
                <text:p>0</text:p>
              </table:table-cell>
              <table:table-cell office:value-type="float" office:value="0.050892">
                <text:p>0.050892</text:p>
              </table:table-cell>
              <table:table-cell office:value-type="float" office:value="0.00119651">
                <text:p>0.00119651</text:p>
              </table:table-cell>
              <table:table-cell office:value-type="float" office:value="0.00834831">
                <text:p>0.00834831</text:p>
              </table:table-cell>
              <table:table-cell office:value-type="float" office:value="0.00513618">
                <text:p>0.005136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0">
                <text:p>0</text:p>
              </table:table-cell>
              <table:table-cell office:value-type="float" office:value="0.0498546">
                <text:p>0.0498546</text:p>
              </table:table-cell>
              <table:table-cell office:value-type="float" office:value="0.00125177">
                <text:p>0.00125177</text:p>
              </table:table-cell>
              <table:table-cell office:value-type="float" office:value="0.00759472">
                <text:p>0.00759472</text:p>
              </table:table-cell>
              <table:table-cell office:value-type="float" office:value="0.00524632">
                <text:p>0.005246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0">
                <text:p>0</text:p>
              </table:table-cell>
              <table:table-cell office:value-type="float" office:value="0.0511853">
                <text:p>0.0511853</text:p>
              </table:table-cell>
              <table:table-cell office:value-type="float" office:value="0.00119295">
                <text:p>0.00119295</text:p>
              </table:table-cell>
              <table:table-cell office:value-type="float" office:value="0.00732116">
                <text:p>0.00732116</text:p>
              </table:table-cell>
              <table:table-cell office:value-type="float" office:value="0.00624347">
                <text:p>0.006243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0">
                <text:p>0</text:p>
              </table:table-cell>
              <table:table-cell office:value-type="float" office:value="0.0525046">
                <text:p>0.0525046</text:p>
              </table:table-cell>
              <table:table-cell office:value-type="float" office:value="0.00126046">
                <text:p>0.00126046</text:p>
              </table:table-cell>
              <table:table-cell office:value-type="float" office:value="0.0087707">
                <text:p>0.0087707</text:p>
              </table:table-cell>
              <table:table-cell office:value-type="float" office:value="0.00563594">
                <text:p>0.005635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0">
                <text:p>0</text:p>
              </table:table-cell>
              <table:table-cell office:value-type="float" office:value="0.0502581">
                <text:p>0.0502581</text:p>
              </table:table-cell>
              <table:table-cell office:value-type="float" office:value="0.00121269">
                <text:p>0.00121269</text:p>
              </table:table-cell>
              <table:table-cell office:value-type="float" office:value="0.00816988">
                <text:p>0.00816988</text:p>
              </table:table-cell>
              <table:table-cell office:value-type="float" office:value="0.00575792">
                <text:p>0.005757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0">
                <text:p>0</text:p>
              </table:table-cell>
              <table:table-cell office:value-type="float" office:value="0.0518331">
                <text:p>0.0518331</text:p>
              </table:table-cell>
              <table:table-cell office:value-type="float" office:value="0.00137928">
                <text:p>0.00137928</text:p>
              </table:table-cell>
              <table:table-cell office:value-type="float" office:value="0.00765867">
                <text:p>0.00765867</text:p>
              </table:table-cell>
              <table:table-cell office:value-type="float" office:value="0.0064819">
                <text:p>0.00648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0">
                <text:p>0</text:p>
              </table:table-cell>
              <table:table-cell office:value-type="float" office:value="0.052629">
                <text:p>0.052629</text:p>
              </table:table-cell>
              <table:table-cell office:value-type="float" office:value="0.0015135">
                <text:p>0.0015135</text:p>
              </table:table-cell>
              <table:table-cell office:value-type="float" office:value="0.00718418">
                <text:p>0.00718418</text:p>
              </table:table-cell>
              <table:table-cell office:value-type="float" office:value="0.00699193">
                <text:p>0.006991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0">
                <text:p>0</text:p>
              </table:table-cell>
              <table:table-cell office:value-type="float" office:value="0.0519902">
                <text:p>0.0519902</text:p>
              </table:table-cell>
              <table:table-cell office:value-type="float" office:value="0.00154034">
                <text:p>0.00154034</text:p>
              </table:table-cell>
              <table:table-cell office:value-type="float" office:value="0.00908138">
                <text:p>0.00908138</text:p>
              </table:table-cell>
              <table:table-cell office:value-type="float" office:value="0.00805896">
                <text:p>0.008058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0">
                <text:p>0</text:p>
              </table:table-cell>
              <table:table-cell office:value-type="float" office:value="0.0517423">
                <text:p>0.0517423</text:p>
              </table:table-cell>
              <table:table-cell office:value-type="float" office:value="0.00166745">
                <text:p>0.00166745</text:p>
              </table:table-cell>
              <table:table-cell office:value-type="float" office:value="0.00859188">
                <text:p>0.00859188</text:p>
              </table:table-cell>
              <table:table-cell office:value-type="float" office:value="0.00608557">
                <text:p>0.006085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0">
                <text:p>0</text:p>
              </table:table-cell>
              <table:table-cell office:value-type="float" office:value="0.0523364">
                <text:p>0.0523364</text:p>
              </table:table-cell>
              <table:table-cell office:value-type="float" office:value="0.00223511">
                <text:p>0.00223511</text:p>
              </table:table-cell>
              <table:table-cell office:value-type="float" office:value="0.00836529">
                <text:p>0.00836529</text:p>
              </table:table-cell>
              <table:table-cell office:value-type="float" office:value="0.00634413">
                <text:p>0.006344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0">
                <text:p>0</text:p>
              </table:table-cell>
              <table:table-cell office:value-type="float" office:value="0.0583952">
                <text:p>0.0583952</text:p>
              </table:table-cell>
              <table:table-cell office:value-type="float" office:value="0.00131138">
                <text:p>0.00131138</text:p>
              </table:table-cell>
              <table:table-cell office:value-type="float" office:value="0.00866057">
                <text:p>0.00866057</text:p>
              </table:table-cell>
              <table:table-cell office:value-type="float" office:value="0.0061965">
                <text:p>0.00619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0">
                <text:p>301000</text:p>
              </table:table-cell>
              <table:table-cell office:value-type="float" office:value="0">
                <text:p>0</text:p>
              </table:table-cell>
              <table:table-cell office:value-type="float" office:value="0.0542356">
                <text:p>0.0542356</text:p>
              </table:table-cell>
              <table:table-cell office:value-type="float" office:value="0.00132046">
                <text:p>0.00132046</text:p>
              </table:table-cell>
              <table:table-cell office:value-type="float" office:value="0.0084395">
                <text:p>0.0084395</text:p>
              </table:table-cell>
              <table:table-cell office:value-type="float" office:value="0.00650559">
                <text:p>0.006505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0">
                <text:p>302000</text:p>
              </table:table-cell>
              <table:table-cell office:value-type="float" office:value="0">
                <text:p>0</text:p>
              </table:table-cell>
              <table:table-cell office:value-type="float" office:value="0.0536605">
                <text:p>0.0536605</text:p>
              </table:table-cell>
              <table:table-cell office:value-type="float" office:value="0.00133033">
                <text:p>0.00133033</text:p>
              </table:table-cell>
              <table:table-cell office:value-type="float" office:value="0.00798119">
                <text:p>0.00798119</text:p>
              </table:table-cell>
              <table:table-cell office:value-type="float" office:value="0.00729984">
                <text:p>0.00729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0">
                <text:p>303000</text:p>
              </table:table-cell>
              <table:table-cell office:value-type="float" office:value="0">
                <text:p>0</text:p>
              </table:table-cell>
              <table:table-cell office:value-type="float" office:value="0.052625">
                <text:p>0.052625</text:p>
              </table:table-cell>
              <table:table-cell office:value-type="float" office:value="0.00137494">
                <text:p>0.00137494</text:p>
              </table:table-cell>
              <table:table-cell office:value-type="float" office:value="0.00793382">
                <text:p>0.00793382</text:p>
              </table:table-cell>
              <table:table-cell office:value-type="float" office:value="0.00593754">
                <text:p>0.005937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0">
                <text:p>304000</text:p>
              </table:table-cell>
              <table:table-cell office:value-type="float" office:value="0">
                <text:p>0</text:p>
              </table:table-cell>
              <table:table-cell office:value-type="float" office:value="0.0536419">
                <text:p>0.0536419</text:p>
              </table:table-cell>
              <table:table-cell office:value-type="float" office:value="0.00126717">
                <text:p>0.00126717</text:p>
              </table:table-cell>
              <table:table-cell office:value-type="float" office:value="0.00784382">
                <text:p>0.00784382</text:p>
              </table:table-cell>
              <table:table-cell office:value-type="float" office:value="0.00557712">
                <text:p>0.005577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0">
                <text:p>305000</text:p>
              </table:table-cell>
              <table:table-cell office:value-type="float" office:value="0">
                <text:p>0</text:p>
              </table:table-cell>
              <table:table-cell office:value-type="float" office:value="0.0548929">
                <text:p>0.0548929</text:p>
              </table:table-cell>
              <table:table-cell office:value-type="float" office:value="0.00129717">
                <text:p>0.00129717</text:p>
              </table:table-cell>
              <table:table-cell office:value-type="float" office:value="0.00869491">
                <text:p>0.00869491</text:p>
              </table:table-cell>
              <table:table-cell office:value-type="float" office:value="0.00623676">
                <text:p>0.006236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0">
                <text:p>306000</text:p>
              </table:table-cell>
              <table:table-cell office:value-type="float" office:value="0">
                <text:p>0</text:p>
              </table:table-cell>
              <table:table-cell office:value-type="float" office:value="0.0527462">
                <text:p>0.0527462</text:p>
              </table:table-cell>
              <table:table-cell office:value-type="float" office:value="0.00207089">
                <text:p>0.00207089</text:p>
              </table:table-cell>
              <table:table-cell office:value-type="float" office:value="0.00824528">
                <text:p>0.00824528</text:p>
              </table:table-cell>
              <table:table-cell office:value-type="float" office:value="0.00619768">
                <text:p>0.006197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0">
                <text:p>307000</text:p>
              </table:table-cell>
              <table:table-cell office:value-type="float" office:value="0">
                <text:p>0</text:p>
              </table:table-cell>
              <table:table-cell office:value-type="float" office:value="0.0528978">
                <text:p>0.0528978</text:p>
              </table:table-cell>
              <table:table-cell office:value-type="float" office:value="0.00146494">
                <text:p>0.00146494</text:p>
              </table:table-cell>
              <table:table-cell office:value-type="float" office:value="0.00783039">
                <text:p>0.00783039</text:p>
              </table:table-cell>
              <table:table-cell office:value-type="float" office:value="0.00785961">
                <text:p>0.007859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0">
                <text:p>308000</text:p>
              </table:table-cell>
              <table:table-cell office:value-type="float" office:value="0">
                <text:p>0</text:p>
              </table:table-cell>
              <table:table-cell office:value-type="float" office:value="0.0558407">
                <text:p>0.0558407</text:p>
              </table:table-cell>
              <table:table-cell office:value-type="float" office:value="0.00160745">
                <text:p>0.00160745</text:p>
              </table:table-cell>
              <table:table-cell office:value-type="float" office:value="0.00736379">
                <text:p>0.00736379</text:p>
              </table:table-cell>
              <table:table-cell office:value-type="float" office:value="0.00661138">
                <text:p>0.006611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0">
                <text:p>309000</text:p>
              </table:table-cell>
              <table:table-cell office:value-type="float" office:value="0">
                <text:p>0</text:p>
              </table:table-cell>
              <table:table-cell office:value-type="float" office:value="0.055547">
                <text:p>0.055547</text:p>
              </table:table-cell>
              <table:table-cell office:value-type="float" office:value="0.00136309">
                <text:p>0.00136309</text:p>
              </table:table-cell>
              <table:table-cell office:value-type="float" office:value="0.00940547">
                <text:p>0.00940547</text:p>
              </table:table-cell>
              <table:table-cell office:value-type="float" office:value="0.00690035">
                <text:p>0.006900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0">
                <text:p>310000</text:p>
              </table:table-cell>
              <table:table-cell office:value-type="float" office:value="0">
                <text:p>0</text:p>
              </table:table-cell>
              <table:table-cell office:value-type="float" office:value="0.0535709">
                <text:p>0.0535709</text:p>
              </table:table-cell>
              <table:table-cell office:value-type="float" office:value="0.00134573">
                <text:p>0.00134573</text:p>
              </table:table-cell>
              <table:table-cell office:value-type="float" office:value="0.00963719">
                <text:p>0.00963719</text:p>
              </table:table-cell>
              <table:table-cell office:value-type="float" office:value="0.00645151">
                <text:p>0.006451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0">
                <text:p>311000</text:p>
              </table:table-cell>
              <table:table-cell office:value-type="float" office:value="0">
                <text:p>0</text:p>
              </table:table-cell>
              <table:table-cell office:value-type="float" office:value="0.0548972">
                <text:p>0.0548972</text:p>
              </table:table-cell>
              <table:table-cell office:value-type="float" office:value="0.00123283">
                <text:p>0.00123283</text:p>
              </table:table-cell>
              <table:table-cell office:value-type="float" office:value="0.00834279">
                <text:p>0.00834279</text:p>
              </table:table-cell>
              <table:table-cell office:value-type="float" office:value="0.00538448">
                <text:p>0.005384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0">
                <text:p>312000</text:p>
              </table:table-cell>
              <table:table-cell office:value-type="float" office:value="0">
                <text:p>0</text:p>
              </table:table-cell>
              <table:table-cell office:value-type="float" office:value="0.0570569">
                <text:p>0.0570569</text:p>
              </table:table-cell>
              <table:table-cell office:value-type="float" office:value="0.00128177">
                <text:p>0.00128177</text:p>
              </table:table-cell>
              <table:table-cell office:value-type="float" office:value="0.00862504">
                <text:p>0.00862504</text:p>
              </table:table-cell>
              <table:table-cell office:value-type="float" office:value="0.0055866">
                <text:p>0.00558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0">
                <text:p>313000</text:p>
              </table:table-cell>
              <table:table-cell office:value-type="float" office:value="0">
                <text:p>0</text:p>
              </table:table-cell>
              <table:table-cell office:value-type="float" office:value="0.0541835">
                <text:p>0.0541835</text:p>
              </table:table-cell>
              <table:table-cell office:value-type="float" office:value="0.00120046">
                <text:p>0.00120046</text:p>
              </table:table-cell>
              <table:table-cell office:value-type="float" office:value="0.0094106">
                <text:p>0.0094106</text:p>
              </table:table-cell>
              <table:table-cell office:value-type="float" office:value="0.00678113">
                <text:p>0.00678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0">
                <text:p>314000</text:p>
              </table:table-cell>
              <table:table-cell office:value-type="float" office:value="0">
                <text:p>0</text:p>
              </table:table-cell>
              <table:table-cell office:value-type="float" office:value="0.0543809">
                <text:p>0.0543809</text:p>
              </table:table-cell>
              <table:table-cell office:value-type="float" office:value="0.0012494">
                <text:p>0.0012494</text:p>
              </table:table-cell>
              <table:table-cell office:value-type="float" office:value="0.00919941">
                <text:p>0.00919941</text:p>
              </table:table-cell>
              <table:table-cell office:value-type="float" office:value="0.0056695">
                <text:p>0.00566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0">
                <text:p>315000</text:p>
              </table:table-cell>
              <table:table-cell office:value-type="float" office:value="0">
                <text:p>0</text:p>
              </table:table-cell>
              <table:table-cell office:value-type="float" office:value="0.0569448">
                <text:p>0.0569448</text:p>
              </table:table-cell>
              <table:table-cell office:value-type="float" office:value="0.00121743">
                <text:p>0.00121743</text:p>
              </table:table-cell>
              <table:table-cell office:value-type="float" office:value="0.00824923">
                <text:p>0.00824923</text:p>
              </table:table-cell>
              <table:table-cell office:value-type="float" office:value="0.00628966">
                <text:p>0.006289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0">
                <text:p>316000</text:p>
              </table:table-cell>
              <table:table-cell office:value-type="float" office:value="0">
                <text:p>0</text:p>
              </table:table-cell>
              <table:table-cell office:value-type="float" office:value="0.0555577">
                <text:p>0.0555577</text:p>
              </table:table-cell>
              <table:table-cell office:value-type="float" office:value="0.0013098">
                <text:p>0.0013098</text:p>
              </table:table-cell>
              <table:table-cell office:value-type="float" office:value="0.00863057">
                <text:p>0.00863057</text:p>
              </table:table-cell>
              <table:table-cell office:value-type="float" office:value="0.00576305">
                <text:p>0.005763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0">
                <text:p>317000</text:p>
              </table:table-cell>
              <table:table-cell office:value-type="float" office:value="0">
                <text:p>0</text:p>
              </table:table-cell>
              <table:table-cell office:value-type="float" office:value="0.0546379">
                <text:p>0.0546379</text:p>
              </table:table-cell>
              <table:table-cell office:value-type="float" office:value="0.0012652">
                <text:p>0.0012652</text:p>
              </table:table-cell>
              <table:table-cell office:value-type="float" office:value="0.0094414">
                <text:p>0.0094414</text:p>
              </table:table-cell>
              <table:table-cell office:value-type="float" office:value="0.00544804">
                <text:p>0.005448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0">
                <text:p>318000</text:p>
              </table:table-cell>
              <table:table-cell office:value-type="float" office:value="0">
                <text:p>0</text:p>
              </table:table-cell>
              <table:table-cell office:value-type="float" office:value="0.0561581">
                <text:p>0.0561581</text:p>
              </table:table-cell>
              <table:table-cell office:value-type="float" office:value="0.00134849">
                <text:p>0.00134849</text:p>
              </table:table-cell>
              <table:table-cell office:value-type="float" office:value="0.00914178">
                <text:p>0.00914178</text:p>
              </table:table-cell>
              <table:table-cell office:value-type="float" office:value="0.00622176">
                <text:p>0.006221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0">
                <text:p>319000</text:p>
              </table:table-cell>
              <table:table-cell office:value-type="float" office:value="0">
                <text:p>0</text:p>
              </table:table-cell>
              <table:table-cell office:value-type="float" office:value="0.0558016">
                <text:p>0.0558016</text:p>
              </table:table-cell>
              <table:table-cell office:value-type="float" office:value="0.00135323">
                <text:p>0.00135323</text:p>
              </table:table-cell>
              <table:table-cell office:value-type="float" office:value="0.0082895">
                <text:p>0.0082895</text:p>
              </table:table-cell>
              <table:table-cell office:value-type="float" office:value="0.0061132">
                <text:p>0.00611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0">
                <text:p>320000</text:p>
              </table:table-cell>
              <table:table-cell office:value-type="float" office:value="0">
                <text:p>0</text:p>
              </table:table-cell>
              <table:table-cell office:value-type="float" office:value="0.0568114">
                <text:p>0.0568114</text:p>
              </table:table-cell>
              <table:table-cell office:value-type="float" office:value="0.00164653">
                <text:p>0.00164653</text:p>
              </table:table-cell>
              <table:table-cell office:value-type="float" office:value="0.00997787">
                <text:p>0.00997787</text:p>
              </table:table-cell>
              <table:table-cell office:value-type="float" office:value="0.00589056">
                <text:p>0.005890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0">
                <text:p>321000</text:p>
              </table:table-cell>
              <table:table-cell office:value-type="float" office:value="0">
                <text:p>0</text:p>
              </table:table-cell>
              <table:table-cell office:value-type="float" office:value="0.0552888">
                <text:p>0.0552888</text:p>
              </table:table-cell>
              <table:table-cell office:value-type="float" office:value="0.00136981">
                <text:p>0.00136981</text:p>
              </table:table-cell>
              <table:table-cell office:value-type="float" office:value="0.00966917">
                <text:p>0.00966917</text:p>
              </table:table-cell>
              <table:table-cell office:value-type="float" office:value="0.00657665">
                <text:p>0.006576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0">
                <text:p>322000</text:p>
              </table:table-cell>
              <table:table-cell office:value-type="float" office:value="0">
                <text:p>0</text:p>
              </table:table-cell>
              <table:table-cell office:value-type="float" office:value="0.0557554">
                <text:p>0.0557554</text:p>
              </table:table-cell>
              <table:table-cell office:value-type="float" office:value="0.00254342">
                <text:p>0.00254342</text:p>
              </table:table-cell>
              <table:table-cell office:value-type="float" office:value="0.00861754">
                <text:p>0.00861754</text:p>
              </table:table-cell>
              <table:table-cell office:value-type="float" office:value="0.0059549">
                <text:p>0.00595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0">
                <text:p>323000</text:p>
              </table:table-cell>
              <table:table-cell office:value-type="float" office:value="0">
                <text:p>0</text:p>
              </table:table-cell>
              <table:table-cell office:value-type="float" office:value="0.0586573">
                <text:p>0.0586573</text:p>
              </table:table-cell>
              <table:table-cell office:value-type="float" office:value="0.00139389">
                <text:p>0.00139389</text:p>
              </table:table-cell>
              <table:table-cell office:value-type="float" office:value="0.00919625">
                <text:p>0.00919625</text:p>
              </table:table-cell>
              <table:table-cell office:value-type="float" office:value="0.00573108">
                <text:p>0.005731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0">
                <text:p>324000</text:p>
              </table:table-cell>
              <table:table-cell office:value-type="float" office:value="0">
                <text:p>0</text:p>
              </table:table-cell>
              <table:table-cell office:value-type="float" office:value="0.0583344">
                <text:p>0.0583344</text:p>
              </table:table-cell>
              <table:table-cell office:value-type="float" office:value="0.00135441">
                <text:p>0.00135441</text:p>
              </table:table-cell>
              <table:table-cell office:value-type="float" office:value="0.0119927">
                <text:p>0.0119927</text:p>
              </table:table-cell>
              <table:table-cell office:value-type="float" office:value="0.00689956">
                <text:p>0.006899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0">
                <text:p>325000</text:p>
              </table:table-cell>
              <table:table-cell office:value-type="float" office:value="0">
                <text:p>0</text:p>
              </table:table-cell>
              <table:table-cell office:value-type="float" office:value="0.0565477">
                <text:p>0.0565477</text:p>
              </table:table-cell>
              <table:table-cell office:value-type="float" office:value="0.00125375">
                <text:p>0.00125375</text:p>
              </table:table-cell>
              <table:table-cell office:value-type="float" office:value="0.0130025">
                <text:p>0.0130025</text:p>
              </table:table-cell>
              <table:table-cell office:value-type="float" office:value="0.00554712">
                <text:p>0.005547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0">
                <text:p>326000</text:p>
              </table:table-cell>
              <table:table-cell office:value-type="float" office:value="0">
                <text:p>0</text:p>
              </table:table-cell>
              <table:table-cell office:value-type="float" office:value="0.0576329">
                <text:p>0.0576329</text:p>
              </table:table-cell>
              <table:table-cell office:value-type="float" office:value="0.00129638">
                <text:p>0.00129638</text:p>
              </table:table-cell>
              <table:table-cell office:value-type="float" office:value="0.00976352">
                <text:p>0.00976352</text:p>
              </table:table-cell>
              <table:table-cell office:value-type="float" office:value="0.00608083">
                <text:p>0.006080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0">
                <text:p>327000</text:p>
              </table:table-cell>
              <table:table-cell office:value-type="float" office:value="0">
                <text:p>0</text:p>
              </table:table-cell>
              <table:table-cell office:value-type="float" office:value="0.0611368">
                <text:p>0.0611368</text:p>
              </table:table-cell>
              <table:table-cell office:value-type="float" office:value="0.00120598">
                <text:p>0.00120598</text:p>
              </table:table-cell>
              <table:table-cell office:value-type="float" office:value="0.00920415">
                <text:p>0.00920415</text:p>
              </table:table-cell>
              <table:table-cell office:value-type="float" office:value="0.00574726">
                <text:p>0.005747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0">
                <text:p>328000</text:p>
              </table:table-cell>
              <table:table-cell office:value-type="float" office:value="0">
                <text:p>0</text:p>
              </table:table-cell>
              <table:table-cell office:value-type="float" office:value="0.0588337">
                <text:p>0.0588337</text:p>
              </table:table-cell>
              <table:table-cell office:value-type="float" office:value="0.00124822">
                <text:p>0.00124822</text:p>
              </table:table-cell>
              <table:table-cell office:value-type="float" office:value="0.00841503">
                <text:p>0.00841503</text:p>
              </table:table-cell>
              <table:table-cell office:value-type="float" office:value="0.00840437">
                <text:p>0.008404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0">
                <text:p>329000</text:p>
              </table:table-cell>
              <table:table-cell office:value-type="float" office:value="0">
                <text:p>0</text:p>
              </table:table-cell>
              <table:table-cell office:value-type="float" office:value="0.0570562">
                <text:p>0.0570562</text:p>
              </table:table-cell>
              <table:table-cell office:value-type="float" office:value="0.00125059">
                <text:p>0.00125059</text:p>
              </table:table-cell>
              <table:table-cell office:value-type="float" office:value="0.00779684">
                <text:p>0.00779684</text:p>
              </table:table-cell>
              <table:table-cell office:value-type="float" office:value="0.00714904">
                <text:p>0.007149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0">
                <text:p>330000</text:p>
              </table:table-cell>
              <table:table-cell office:value-type="float" office:value="0">
                <text:p>0</text:p>
              </table:table-cell>
              <table:table-cell office:value-type="float" office:value="0.0577371">
                <text:p>0.0577371</text:p>
              </table:table-cell>
              <table:table-cell office:value-type="float" office:value="0.00228643">
                <text:p>0.00228643</text:p>
              </table:table-cell>
              <table:table-cell office:value-type="float" office:value="0.0092302">
                <text:p>0.0092302</text:p>
              </table:table-cell>
              <table:table-cell office:value-type="float" office:value="0.0060982">
                <text:p>0.00609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0">
                <text:p>331000</text:p>
              </table:table-cell>
              <table:table-cell office:value-type="float" office:value="0">
                <text:p>0</text:p>
              </table:table-cell>
              <table:table-cell office:value-type="float" office:value="0.0586802">
                <text:p>0.0586802</text:p>
              </table:table-cell>
              <table:table-cell office:value-type="float" office:value="0.00167101">
                <text:p>0.00167101</text:p>
              </table:table-cell>
              <table:table-cell office:value-type="float" office:value="0.00847858">
                <text:p>0.00847858</text:p>
              </table:table-cell>
              <table:table-cell office:value-type="float" office:value="0.00659165">
                <text:p>0.006591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0">
                <text:p>332000</text:p>
              </table:table-cell>
              <table:table-cell office:value-type="float" office:value="0">
                <text:p>0</text:p>
              </table:table-cell>
              <table:table-cell office:value-type="float" office:value="0.0572831">
                <text:p>0.0572831</text:p>
              </table:table-cell>
              <table:table-cell office:value-type="float" office:value="0.00137533">
                <text:p>0.00137533</text:p>
              </table:table-cell>
              <table:table-cell office:value-type="float" office:value="0.00852635">
                <text:p>0.00852635</text:p>
              </table:table-cell>
              <table:table-cell office:value-type="float" office:value="0.00577608">
                <text:p>0.005776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0">
                <text:p>333000</text:p>
              </table:table-cell>
              <table:table-cell office:value-type="float" office:value="0">
                <text:p>0</text:p>
              </table:table-cell>
              <table:table-cell office:value-type="float" office:value="0.0575121">
                <text:p>0.0575121</text:p>
              </table:table-cell>
              <table:table-cell office:value-type="float" office:value="0.00134099">
                <text:p>0.00134099</text:p>
              </table:table-cell>
              <table:table-cell office:value-type="float" office:value="0.00784066">
                <text:p>0.00784066</text:p>
              </table:table-cell>
              <table:table-cell office:value-type="float" office:value="0.00598688">
                <text:p>0.005986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0">
                <text:p>334000</text:p>
              </table:table-cell>
              <table:table-cell office:value-type="float" office:value="0">
                <text:p>0</text:p>
              </table:table-cell>
              <table:table-cell office:value-type="float" office:value="0.0598309">
                <text:p>0.0598309</text:p>
              </table:table-cell>
              <table:table-cell office:value-type="float" office:value="0.00126835">
                <text:p>0.00126835</text:p>
              </table:table-cell>
              <table:table-cell office:value-type="float" office:value="0.00903124">
                <text:p>0.00903124</text:p>
              </table:table-cell>
              <table:table-cell office:value-type="float" office:value="0.00687864">
                <text:p>0.006878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0">
                <text:p>335000</text:p>
              </table:table-cell>
              <table:table-cell office:value-type="float" office:value="0">
                <text:p>0</text:p>
              </table:table-cell>
              <table:table-cell office:value-type="float" office:value="0.0634244">
                <text:p>0.0634244</text:p>
              </table:table-cell>
              <table:table-cell office:value-type="float" office:value="0.00128651">
                <text:p>0.00128651</text:p>
              </table:table-cell>
              <table:table-cell office:value-type="float" office:value="0.00832818">
                <text:p>0.00832818</text:p>
              </table:table-cell>
              <table:table-cell office:value-type="float" office:value="0.00674284">
                <text:p>0.006742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0">
                <text:p>336000</text:p>
              </table:table-cell>
              <table:table-cell office:value-type="float" office:value="0">
                <text:p>0</text:p>
              </table:table-cell>
              <table:table-cell office:value-type="float" office:value="0.0585006">
                <text:p>0.0585006</text:p>
              </table:table-cell>
              <table:table-cell office:value-type="float" office:value="0.00122611">
                <text:p>0.00122611</text:p>
              </table:table-cell>
              <table:table-cell office:value-type="float" office:value="0.00960877">
                <text:p>0.00960877</text:p>
              </table:table-cell>
              <table:table-cell office:value-type="float" office:value="0.00710286">
                <text:p>0.007102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0">
                <text:p>337000</text:p>
              </table:table-cell>
              <table:table-cell office:value-type="float" office:value="0">
                <text:p>0</text:p>
              </table:table-cell>
              <table:table-cell office:value-type="float" office:value="0.0579503">
                <text:p>0.0579503</text:p>
              </table:table-cell>
              <table:table-cell office:value-type="float" office:value="0.00155179">
                <text:p>0.00155179</text:p>
              </table:table-cell>
              <table:table-cell office:value-type="float" office:value="0.00806448">
                <text:p>0.00806448</text:p>
              </table:table-cell>
              <table:table-cell office:value-type="float" office:value="0.00626242">
                <text:p>0.006262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0">
                <text:p>338000</text:p>
              </table:table-cell>
              <table:table-cell office:value-type="float" office:value="0">
                <text:p>0</text:p>
              </table:table-cell>
              <table:table-cell office:value-type="float" office:value="0.0603042">
                <text:p>0.0603042</text:p>
              </table:table-cell>
              <table:table-cell office:value-type="float" office:value="0.00181588">
                <text:p>0.00181588</text:p>
              </table:table-cell>
              <table:table-cell office:value-type="float" office:value="0.00991431">
                <text:p>0.00991431</text:p>
              </table:table-cell>
              <table:table-cell office:value-type="float" office:value="0.00632361">
                <text:p>0.006323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0">
                <text:p>339000</text:p>
              </table:table-cell>
              <table:table-cell office:value-type="float" office:value="0">
                <text:p>0</text:p>
              </table:table-cell>
              <table:table-cell office:value-type="float" office:value="0.0601333">
                <text:p>0.0601333</text:p>
              </table:table-cell>
              <table:table-cell office:value-type="float" office:value="0.0016185">
                <text:p>0.0016185</text:p>
              </table:table-cell>
              <table:table-cell office:value-type="float" office:value="0.00946548">
                <text:p>0.00946548</text:p>
              </table:table-cell>
              <table:table-cell office:value-type="float" office:value="0.00717589">
                <text:p>0.007175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0">
                <text:p>340000</text:p>
              </table:table-cell>
              <table:table-cell office:value-type="float" office:value="0">
                <text:p>0</text:p>
              </table:table-cell>
              <table:table-cell office:value-type="float" office:value="0.058799">
                <text:p>0.058799</text:p>
              </table:table-cell>
              <table:table-cell office:value-type="float" office:value="0.00149218">
                <text:p>0.00149218</text:p>
              </table:table-cell>
              <table:table-cell office:value-type="float" office:value="0.00859188">
                <text:p>0.00859188</text:p>
              </table:table-cell>
              <table:table-cell office:value-type="float" office:value="0.00617715">
                <text:p>0.006177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0">
                <text:p>341000</text:p>
              </table:table-cell>
              <table:table-cell office:value-type="float" office:value="0">
                <text:p>0</text:p>
              </table:table-cell>
              <table:table-cell office:value-type="float" office:value="0.0608912">
                <text:p>0.0608912</text:p>
              </table:table-cell>
              <table:table-cell office:value-type="float" office:value="0.00149613">
                <text:p>0.00149613</text:p>
              </table:table-cell>
              <table:table-cell office:value-type="float" office:value="0.00771631">
                <text:p>0.00771631</text:p>
              </table:table-cell>
              <table:table-cell office:value-type="float" office:value="0.00647796">
                <text:p>0.006477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0">
                <text:p>342000</text:p>
              </table:table-cell>
              <table:table-cell office:value-type="float" office:value="0">
                <text:p>0</text:p>
              </table:table-cell>
              <table:table-cell office:value-type="float" office:value="0.0608316">
                <text:p>0.0608316</text:p>
              </table:table-cell>
              <table:table-cell office:value-type="float" office:value="0.00159916">
                <text:p>0.00159916</text:p>
              </table:table-cell>
              <table:table-cell office:value-type="float" office:value="0.00927599">
                <text:p>0.00927599</text:p>
              </table:table-cell>
              <table:table-cell office:value-type="float" office:value="0.00632045">
                <text:p>0.006320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0">
                <text:p>343000</text:p>
              </table:table-cell>
              <table:table-cell office:value-type="float" office:value="0">
                <text:p>0</text:p>
              </table:table-cell>
              <table:table-cell office:value-type="float" office:value="0.0626096">
                <text:p>0.0626096</text:p>
              </table:table-cell>
              <table:table-cell office:value-type="float" office:value="0.00154981">
                <text:p>0.00154981</text:p>
              </table:table-cell>
              <table:table-cell office:value-type="float" office:value="0.00973707">
                <text:p>0.00973707</text:p>
              </table:table-cell>
              <table:table-cell office:value-type="float" office:value="0.00570108">
                <text:p>0.005701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0">
                <text:p>344000</text:p>
              </table:table-cell>
              <table:table-cell office:value-type="float" office:value="0">
                <text:p>0</text:p>
              </table:table-cell>
              <table:table-cell office:value-type="float" office:value="0.0602099">
                <text:p>0.0602099</text:p>
              </table:table-cell>
              <table:table-cell office:value-type="float" office:value="0.00262592">
                <text:p>0.00262592</text:p>
              </table:table-cell>
              <table:table-cell office:value-type="float" office:value="0.00862622">
                <text:p>0.00862622</text:p>
              </table:table-cell>
              <table:table-cell office:value-type="float" office:value="0.00681824">
                <text:p>0.006818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0">
                <text:p>345000</text:p>
              </table:table-cell>
              <table:table-cell office:value-type="float" office:value="0">
                <text:p>0</text:p>
              </table:table-cell>
              <table:table-cell office:value-type="float" office:value="0.0627632">
                <text:p>0.0627632</text:p>
              </table:table-cell>
              <table:table-cell office:value-type="float" office:value="0.00146771">
                <text:p>0.00146771</text:p>
              </table:table-cell>
              <table:table-cell office:value-type="float" office:value="0.0115068">
                <text:p>0.0115068</text:p>
              </table:table-cell>
              <table:table-cell office:value-type="float" office:value="0.0067381">
                <text:p>0.006738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0">
                <text:p>346000</text:p>
              </table:table-cell>
              <table:table-cell office:value-type="float" office:value="0">
                <text:p>0</text:p>
              </table:table-cell>
              <table:table-cell office:value-type="float" office:value="0.0621043">
                <text:p>0.0621043</text:p>
              </table:table-cell>
              <table:table-cell office:value-type="float" office:value="0.00161653">
                <text:p>0.00161653</text:p>
              </table:table-cell>
              <table:table-cell office:value-type="float" office:value="0.00904151">
                <text:p>0.00904151</text:p>
              </table:table-cell>
              <table:table-cell office:value-type="float" office:value="0.0065573">
                <text:p>0.00655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0">
                <text:p>347000</text:p>
              </table:table-cell>
              <table:table-cell office:value-type="float" office:value="0">
                <text:p>0</text:p>
              </table:table-cell>
              <table:table-cell office:value-type="float" office:value="0.0616393">
                <text:p>0.0616393</text:p>
              </table:table-cell>
              <table:table-cell office:value-type="float" office:value="0.00195365">
                <text:p>0.00195365</text:p>
              </table:table-cell>
              <table:table-cell office:value-type="float" office:value="0.00966088">
                <text:p>0.00966088</text:p>
              </table:table-cell>
              <table:table-cell office:value-type="float" office:value="0.00656322">
                <text:p>0.006563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0">
                <text:p>348000</text:p>
              </table:table-cell>
              <table:table-cell office:value-type="float" office:value="0">
                <text:p>0</text:p>
              </table:table-cell>
              <table:table-cell office:value-type="float" office:value="0.0629061">
                <text:p>0.0629061</text:p>
              </table:table-cell>
              <table:table-cell office:value-type="float" office:value="0.0018068">
                <text:p>0.0018068</text:p>
              </table:table-cell>
              <table:table-cell office:value-type="float" office:value="0.0133921">
                <text:p>0.0133921</text:p>
              </table:table-cell>
              <table:table-cell office:value-type="float" office:value="0.00789355">
                <text:p>0.007893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0">
                <text:p>349000</text:p>
              </table:table-cell>
              <table:table-cell office:value-type="float" office:value="0">
                <text:p>0</text:p>
              </table:table-cell>
              <table:table-cell office:value-type="float" office:value="0.0607795">
                <text:p>0.0607795</text:p>
              </table:table-cell>
              <table:table-cell office:value-type="float" office:value="0.00192681">
                <text:p>0.00192681</text:p>
              </table:table-cell>
              <table:table-cell office:value-type="float" office:value="0.0119422">
                <text:p>0.0119422</text:p>
              </table:table-cell>
              <table:table-cell office:value-type="float" office:value="0.00737129">
                <text:p>0.007371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0">
                <text:p>350000</text:p>
              </table:table-cell>
              <table:table-cell office:value-type="float" office:value="0">
                <text:p>0</text:p>
              </table:table-cell>
              <table:table-cell office:value-type="float" office:value="0.0599304">
                <text:p>0.0599304</text:p>
              </table:table-cell>
              <table:table-cell office:value-type="float" office:value="0.00276211">
                <text:p>0.00276211</text:p>
              </table:table-cell>
              <table:table-cell office:value-type="float" office:value="0.0113224">
                <text:p>0.0113224</text:p>
              </table:table-cell>
              <table:table-cell office:value-type="float" office:value="0.00645664">
                <text:p>0.006456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0">
                <text:p>351000</text:p>
              </table:table-cell>
              <table:table-cell office:value-type="float" office:value="0">
                <text:p>0</text:p>
              </table:table-cell>
              <table:table-cell office:value-type="float" office:value="0.0617818">
                <text:p>0.0617818</text:p>
              </table:table-cell>
              <table:table-cell office:value-type="float" office:value="0.0021455">
                <text:p>0.0021455</text:p>
              </table:table-cell>
              <table:table-cell office:value-type="float" office:value="0.0115107">
                <text:p>0.0115107</text:p>
              </table:table-cell>
              <table:table-cell office:value-type="float" office:value="0.00681311">
                <text:p>0.006813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0">
                <text:p>352000</text:p>
              </table:table-cell>
              <table:table-cell office:value-type="float" office:value="0">
                <text:p>0</text:p>
              </table:table-cell>
              <table:table-cell office:value-type="float" office:value="0.0622658">
                <text:p>0.0622658</text:p>
              </table:table-cell>
              <table:table-cell office:value-type="float" office:value="0.00189404">
                <text:p>0.00189404</text:p>
              </table:table-cell>
              <table:table-cell office:value-type="float" office:value="0.00889387">
                <text:p>0.00889387</text:p>
              </table:table-cell>
              <table:table-cell office:value-type="float" office:value="0.00664731">
                <text:p>0.006647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0">
                <text:p>353000</text:p>
              </table:table-cell>
              <table:table-cell office:value-type="float" office:value="0">
                <text:p>0</text:p>
              </table:table-cell>
              <table:table-cell office:value-type="float" office:value="0.0617261">
                <text:p>0.0617261</text:p>
              </table:table-cell>
              <table:table-cell office:value-type="float" office:value="0.00139744">
                <text:p>0.00139744</text:p>
              </table:table-cell>
              <table:table-cell office:value-type="float" office:value="0.0114377">
                <text:p>0.0114377</text:p>
              </table:table-cell>
              <table:table-cell office:value-type="float" office:value="0.00587437">
                <text:p>0.005874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0">
                <text:p>354000</text:p>
              </table:table-cell>
              <table:table-cell office:value-type="float" office:value="0">
                <text:p>0</text:p>
              </table:table-cell>
              <table:table-cell office:value-type="float" office:value="0.0636466">
                <text:p>0.0636466</text:p>
              </table:table-cell>
              <table:table-cell office:value-type="float" office:value="0.00149376">
                <text:p>0.00149376</text:p>
              </table:table-cell>
              <table:table-cell office:value-type="float" office:value="0.0111313">
                <text:p>0.0111313</text:p>
              </table:table-cell>
              <table:table-cell office:value-type="float" office:value="0.00718181">
                <text:p>0.007181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0">
                <text:p>355000</text:p>
              </table:table-cell>
              <table:table-cell office:value-type="float" office:value="0">
                <text:p>0</text:p>
              </table:table-cell>
              <table:table-cell office:value-type="float" office:value="0.0627655">
                <text:p>0.0627655</text:p>
              </table:table-cell>
              <table:table-cell office:value-type="float" office:value="0.00142231">
                <text:p>0.00142231</text:p>
              </table:table-cell>
              <table:table-cell office:value-type="float" office:value="0.00906717">
                <text:p>0.00906717</text:p>
              </table:table-cell>
              <table:table-cell office:value-type="float" office:value="0.00662954">
                <text:p>0.006629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0">
                <text:p>356000</text:p>
              </table:table-cell>
              <table:table-cell office:value-type="float" office:value="0">
                <text:p>0</text:p>
              </table:table-cell>
              <table:table-cell office:value-type="float" office:value="0.0630075">
                <text:p>0.0630075</text:p>
              </table:table-cell>
              <table:table-cell office:value-type="float" office:value="0.00143573">
                <text:p>0.00143573</text:p>
              </table:table-cell>
              <table:table-cell office:value-type="float" office:value="0.0116793">
                <text:p>0.0116793</text:p>
              </table:table-cell>
              <table:table-cell office:value-type="float" office:value="0.00692995">
                <text:p>0.006929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0">
                <text:p>357000</text:p>
              </table:table-cell>
              <table:table-cell office:value-type="float" office:value="0">
                <text:p>0</text:p>
              </table:table-cell>
              <table:table-cell office:value-type="float" office:value="0.0636316">
                <text:p>0.0636316</text:p>
              </table:table-cell>
              <table:table-cell office:value-type="float" office:value="0.00140297">
                <text:p>0.00140297</text:p>
              </table:table-cell>
              <table:table-cell office:value-type="float" office:value="0.0108641">
                <text:p>0.0108641</text:p>
              </table:table-cell>
              <table:table-cell office:value-type="float" office:value="0.00658454">
                <text:p>0.006584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0">
                <text:p>358000</text:p>
              </table:table-cell>
              <table:table-cell office:value-type="float" office:value="0">
                <text:p>0</text:p>
              </table:table-cell>
              <table:table-cell office:value-type="float" office:value="0.0649773">
                <text:p>0.0649773</text:p>
              </table:table-cell>
              <table:table-cell office:value-type="float" office:value="0.00142389">
                <text:p>0.00142389</text:p>
              </table:table-cell>
              <table:table-cell office:value-type="float" office:value="0.00923178">
                <text:p>0.00923178</text:p>
              </table:table-cell>
              <table:table-cell office:value-type="float" office:value="0.00640611">
                <text:p>0.006406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0">
                <text:p>359000</text:p>
              </table:table-cell>
              <table:table-cell office:value-type="float" office:value="0">
                <text:p>0</text:p>
              </table:table-cell>
              <table:table-cell office:value-type="float" office:value="0.0643919">
                <text:p>0.0643919</text:p>
              </table:table-cell>
              <table:table-cell office:value-type="float" office:value="0.00131296">
                <text:p>0.00131296</text:p>
              </table:table-cell>
              <table:table-cell office:value-type="float" office:value="0.0112439">
                <text:p>0.0112439</text:p>
              </table:table-cell>
              <table:table-cell office:value-type="float" office:value="0.00744037">
                <text:p>0.007440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0">
                <text:p>360000</text:p>
              </table:table-cell>
              <table:table-cell office:value-type="float" office:value="0">
                <text:p>0</text:p>
              </table:table-cell>
              <table:table-cell office:value-type="float" office:value="0.0626771">
                <text:p>0.0626771</text:p>
              </table:table-cell>
              <table:table-cell office:value-type="float" office:value="0.001536">
                <text:p>0.001536</text:p>
              </table:table-cell>
              <table:table-cell office:value-type="float" office:value="0.00964746">
                <text:p>0.00964746</text:p>
              </table:table-cell>
              <table:table-cell office:value-type="float" office:value="0.00670889">
                <text:p>0.006708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0">
                <text:p>361000</text:p>
              </table:table-cell>
              <table:table-cell office:value-type="float" office:value="0">
                <text:p>0</text:p>
              </table:table-cell>
              <table:table-cell office:value-type="float" office:value="0.0642553">
                <text:p>0.0642553</text:p>
              </table:table-cell>
              <table:table-cell office:value-type="float" office:value="0.00174206">
                <text:p>0.00174206</text:p>
              </table:table-cell>
              <table:table-cell office:value-type="float" office:value="0.0106201">
                <text:p>0.0106201</text:p>
              </table:table-cell>
              <table:table-cell office:value-type="float" office:value="0.00697456">
                <text:p>0.006974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0">
                <text:p>362000</text:p>
              </table:table-cell>
              <table:table-cell office:value-type="float" office:value="0">
                <text:p>0</text:p>
              </table:table-cell>
              <table:table-cell office:value-type="float" office:value="0.0653555">
                <text:p>0.0653555</text:p>
              </table:table-cell>
              <table:table-cell office:value-type="float" office:value="0.00150008">
                <text:p>0.00150008</text:p>
              </table:table-cell>
              <table:table-cell office:value-type="float" office:value="0.011221">
                <text:p>0.011221</text:p>
              </table:table-cell>
              <table:table-cell office:value-type="float" office:value="0.00650125">
                <text:p>0.00650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0">
                <text:p>363000</text:p>
              </table:table-cell>
              <table:table-cell office:value-type="float" office:value="0">
                <text:p>0</text:p>
              </table:table-cell>
              <table:table-cell office:value-type="float" office:value="0.0629329">
                <text:p>0.0629329</text:p>
              </table:table-cell>
              <table:table-cell office:value-type="float" office:value="0.00239065">
                <text:p>0.00239065</text:p>
              </table:table-cell>
              <table:table-cell office:value-type="float" office:value="0.00971338">
                <text:p>0.00971338</text:p>
              </table:table-cell>
              <table:table-cell office:value-type="float" office:value="0.00634887">
                <text:p>0.006348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0">
                <text:p>364000</text:p>
              </table:table-cell>
              <table:table-cell office:value-type="float" office:value="0">
                <text:p>0</text:p>
              </table:table-cell>
              <table:table-cell office:value-type="float" office:value="0.063073">
                <text:p>0.063073</text:p>
              </table:table-cell>
              <table:table-cell office:value-type="float" office:value="0.00164732">
                <text:p>0.00164732</text:p>
              </table:table-cell>
              <table:table-cell office:value-type="float" office:value="0.0122418">
                <text:p>0.0122418</text:p>
              </table:table-cell>
              <table:table-cell office:value-type="float" office:value="0.0083874">
                <text:p>0.00838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0">
                <text:p>365000</text:p>
              </table:table-cell>
              <table:table-cell office:value-type="float" office:value="0">
                <text:p>0</text:p>
              </table:table-cell>
              <table:table-cell office:value-type="float" office:value="0.0652142">
                <text:p>0.0652142</text:p>
              </table:table-cell>
              <table:table-cell office:value-type="float" office:value="0.00134217">
                <text:p>0.00134217</text:p>
              </table:table-cell>
              <table:table-cell office:value-type="float" office:value="0.0142401">
                <text:p>0.0142401</text:p>
              </table:table-cell>
              <table:table-cell office:value-type="float" office:value="0.00730853">
                <text:p>0.007308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0">
                <text:p>366000</text:p>
              </table:table-cell>
              <table:table-cell office:value-type="float" office:value="0">
                <text:p>0</text:p>
              </table:table-cell>
              <table:table-cell office:value-type="float" office:value="0.0651581">
                <text:p>0.0651581</text:p>
              </table:table-cell>
              <table:table-cell office:value-type="float" office:value="0.00136507">
                <text:p>0.00136507</text:p>
              </table:table-cell>
              <table:table-cell office:value-type="float" office:value="0.011789">
                <text:p>0.011789</text:p>
              </table:table-cell>
              <table:table-cell office:value-type="float" office:value="0.00897282">
                <text:p>0.008972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0">
                <text:p>367000</text:p>
              </table:table-cell>
              <table:table-cell office:value-type="float" office:value="0">
                <text:p>0</text:p>
              </table:table-cell>
              <table:table-cell office:value-type="float" office:value="0.0645629">
                <text:p>0.0645629</text:p>
              </table:table-cell>
              <table:table-cell office:value-type="float" office:value="0.00135125">
                <text:p>0.00135125</text:p>
              </table:table-cell>
              <table:table-cell office:value-type="float" office:value="0.010077">
                <text:p>0.010077</text:p>
              </table:table-cell>
              <table:table-cell office:value-type="float" office:value="0.00705312">
                <text:p>0.007053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0">
                <text:p>368000</text:p>
              </table:table-cell>
              <table:table-cell office:value-type="float" office:value="0">
                <text:p>0</text:p>
              </table:table-cell>
              <table:table-cell office:value-type="float" office:value="0.0643635">
                <text:p>0.0643635</text:p>
              </table:table-cell>
              <table:table-cell office:value-type="float" office:value="0.00130507">
                <text:p>0.00130507</text:p>
              </table:table-cell>
              <table:table-cell office:value-type="float" office:value="0.011892">
                <text:p>0.011892</text:p>
              </table:table-cell>
              <table:table-cell office:value-type="float" office:value="0.0076113">
                <text:p>0.00761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0">
                <text:p>369000</text:p>
              </table:table-cell>
              <table:table-cell office:value-type="float" office:value="0">
                <text:p>0</text:p>
              </table:table-cell>
              <table:table-cell office:value-type="float" office:value="0.0664695">
                <text:p>0.0664695</text:p>
              </table:table-cell>
              <table:table-cell office:value-type="float" office:value="0.00132875">
                <text:p>0.00132875</text:p>
              </table:table-cell>
              <table:table-cell office:value-type="float" office:value="0.0107899">
                <text:p>0.0107899</text:p>
              </table:table-cell>
              <table:table-cell office:value-type="float" office:value="0.0069718">
                <text:p>0.00697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0">
                <text:p>370000</text:p>
              </table:table-cell>
              <table:table-cell office:value-type="float" office:value="0">
                <text:p>0</text:p>
              </table:table-cell>
              <table:table-cell office:value-type="float" office:value="0.0647472">
                <text:p>0.0647472</text:p>
              </table:table-cell>
              <table:table-cell office:value-type="float" office:value="0.0014602">
                <text:p>0.0014602</text:p>
              </table:table-cell>
              <table:table-cell office:value-type="float" office:value="0.0129243">
                <text:p>0.0129243</text:p>
              </table:table-cell>
              <table:table-cell office:value-type="float" office:value="0.0072726">
                <text:p>0.00727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0">
                <text:p>371000</text:p>
              </table:table-cell>
              <table:table-cell office:value-type="float" office:value="0">
                <text:p>0</text:p>
              </table:table-cell>
              <table:table-cell office:value-type="float" office:value="0.0655079">
                <text:p>0.0655079</text:p>
              </table:table-cell>
              <table:table-cell office:value-type="float" office:value="0.00261921">
                <text:p>0.00261921</text:p>
              </table:table-cell>
              <table:table-cell office:value-type="float" office:value="0.0116726">
                <text:p>0.0116726</text:p>
              </table:table-cell>
              <table:table-cell office:value-type="float" office:value="0.00680047">
                <text:p>0.006800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0">
                <text:p>372000</text:p>
              </table:table-cell>
              <table:table-cell office:value-type="float" office:value="0">
                <text:p>0</text:p>
              </table:table-cell>
              <table:table-cell office:value-type="float" office:value="0.066267">
                <text:p>0.066267</text:p>
              </table:table-cell>
              <table:table-cell office:value-type="float" office:value="0.00167416">
                <text:p>0.00167416</text:p>
              </table:table-cell>
              <table:table-cell office:value-type="float" office:value="0.0111594">
                <text:p>0.0111594</text:p>
              </table:table-cell>
              <table:table-cell office:value-type="float" office:value="0.0065052">
                <text:p>0.00650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0">
                <text:p>373000</text:p>
              </table:table-cell>
              <table:table-cell office:value-type="float" office:value="0">
                <text:p>0</text:p>
              </table:table-cell>
              <table:table-cell office:value-type="float" office:value="0.0651562">
                <text:p>0.0651562</text:p>
              </table:table-cell>
              <table:table-cell office:value-type="float" office:value="0.00146573">
                <text:p>0.00146573</text:p>
              </table:table-cell>
              <table:table-cell office:value-type="float" office:value="0.00945837">
                <text:p>0.00945837</text:p>
              </table:table-cell>
              <table:table-cell office:value-type="float" office:value="0.0076492">
                <text:p>0.00764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0">
                <text:p>374000</text:p>
              </table:table-cell>
              <table:table-cell office:value-type="float" office:value="0">
                <text:p>0</text:p>
              </table:table-cell>
              <table:table-cell office:value-type="float" office:value="0.0648609">
                <text:p>0.0648609</text:p>
              </table:table-cell>
              <table:table-cell office:value-type="float" office:value="0.00132915">
                <text:p>0.00132915</text:p>
              </table:table-cell>
              <table:table-cell office:value-type="float" office:value="0.011534">
                <text:p>0.011534</text:p>
              </table:table-cell>
              <table:table-cell office:value-type="float" office:value="0.00681232">
                <text:p>0.006812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0">
                <text:p>375000</text:p>
              </table:table-cell>
              <table:table-cell office:value-type="float" office:value="0">
                <text:p>0</text:p>
              </table:table-cell>
              <table:table-cell office:value-type="float" office:value="0.0679814">
                <text:p>0.0679814</text:p>
              </table:table-cell>
              <table:table-cell office:value-type="float" office:value="0.00136428">
                <text:p>0.00136428</text:p>
              </table:table-cell>
              <table:table-cell office:value-type="float" office:value="0.0112861">
                <text:p>0.0112861</text:p>
              </table:table-cell>
              <table:table-cell office:value-type="float" office:value="0.00766499">
                <text:p>0.007664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0">
                <text:p>376000</text:p>
              </table:table-cell>
              <table:table-cell office:value-type="float" office:value="0">
                <text:p>0</text:p>
              </table:table-cell>
              <table:table-cell office:value-type="float" office:value="0.0661967">
                <text:p>0.0661967</text:p>
              </table:table-cell>
              <table:table-cell office:value-type="float" office:value="0.00126125">
                <text:p>0.00126125</text:p>
              </table:table-cell>
              <table:table-cell office:value-type="float" office:value="0.00992221">
                <text:p>0.00992221</text:p>
              </table:table-cell>
              <table:table-cell office:value-type="float" office:value="0.00680126">
                <text:p>0.006801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0">
                <text:p>377000</text:p>
              </table:table-cell>
              <table:table-cell office:value-type="float" office:value="0">
                <text:p>0</text:p>
              </table:table-cell>
              <table:table-cell office:value-type="float" office:value="0.065558">
                <text:p>0.065558</text:p>
              </table:table-cell>
              <table:table-cell office:value-type="float" office:value="0.00129638">
                <text:p>0.00129638</text:p>
              </table:table-cell>
              <table:table-cell office:value-type="float" office:value="0.0128809">
                <text:p>0.0128809</text:p>
              </table:table-cell>
              <table:table-cell office:value-type="float" office:value="0.00673968">
                <text:p>0.006739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0">
                <text:p>378000</text:p>
              </table:table-cell>
              <table:table-cell office:value-type="float" office:value="0">
                <text:p>0</text:p>
              </table:table-cell>
              <table:table-cell office:value-type="float" office:value="0.0659974">
                <text:p>0.0659974</text:p>
              </table:table-cell>
              <table:table-cell office:value-type="float" office:value="0.00122769">
                <text:p>0.00122769</text:p>
              </table:table-cell>
              <table:table-cell office:value-type="float" office:value="0.0117874">
                <text:p>0.0117874</text:p>
              </table:table-cell>
              <table:table-cell office:value-type="float" office:value="0.00792908">
                <text:p>0.007929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0">
                <text:p>379000</text:p>
              </table:table-cell>
              <table:table-cell office:value-type="float" office:value="0">
                <text:p>0</text:p>
              </table:table-cell>
              <table:table-cell office:value-type="float" office:value="0.0669389">
                <text:p>0.0669389</text:p>
              </table:table-cell>
              <table:table-cell office:value-type="float" office:value="0.00128138">
                <text:p>0.00128138</text:p>
              </table:table-cell>
              <table:table-cell office:value-type="float" office:value="0.0105064">
                <text:p>0.0105064</text:p>
              </table:table-cell>
              <table:table-cell office:value-type="float" office:value="0.0073409">
                <text:p>0.00734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0">
                <text:p>380000</text:p>
              </table:table-cell>
              <table:table-cell office:value-type="float" office:value="0">
                <text:p>0</text:p>
              </table:table-cell>
              <table:table-cell office:value-type="float" office:value="0.0673471">
                <text:p>0.0673471</text:p>
              </table:table-cell>
              <table:table-cell office:value-type="float" office:value="0.00124625">
                <text:p>0.00124625</text:p>
              </table:table-cell>
              <table:table-cell office:value-type="float" office:value="0.0121123">
                <text:p>0.0121123</text:p>
              </table:table-cell>
              <table:table-cell office:value-type="float" office:value="0.00731682">
                <text:p>0.007316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0">
                <text:p>381000</text:p>
              </table:table-cell>
              <table:table-cell office:value-type="float" office:value="0">
                <text:p>0</text:p>
              </table:table-cell>
              <table:table-cell office:value-type="float" office:value="0.0688811">
                <text:p>0.0688811</text:p>
              </table:table-cell>
              <table:table-cell office:value-type="float" office:value="0.00131415">
                <text:p>0.00131415</text:p>
              </table:table-cell>
              <table:table-cell office:value-type="float" office:value="0.0120717">
                <text:p>0.0120717</text:p>
              </table:table-cell>
              <table:table-cell office:value-type="float" office:value="0.00651862">
                <text:p>0.006518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0">
                <text:p>382000</text:p>
              </table:table-cell>
              <table:table-cell office:value-type="float" office:value="0">
                <text:p>0</text:p>
              </table:table-cell>
              <table:table-cell office:value-type="float" office:value="0.0664087">
                <text:p>0.0664087</text:p>
              </table:table-cell>
              <table:table-cell office:value-type="float" office:value="0.00128533">
                <text:p>0.00128533</text:p>
              </table:table-cell>
              <table:table-cell office:value-type="float" office:value="0.011658">
                <text:p>0.011658</text:p>
              </table:table-cell>
              <table:table-cell office:value-type="float" office:value="0.00774828">
                <text:p>0.007748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0">
                <text:p>383000</text:p>
              </table:table-cell>
              <table:table-cell office:value-type="float" office:value="0">
                <text:p>0</text:p>
              </table:table-cell>
              <table:table-cell office:value-type="float" office:value="0.0677083">
                <text:p>0.0677083</text:p>
              </table:table-cell>
              <table:table-cell office:value-type="float" office:value="0.00143257">
                <text:p>0.00143257</text:p>
              </table:table-cell>
              <table:table-cell office:value-type="float" office:value="0.0121155">
                <text:p>0.0121155</text:p>
              </table:table-cell>
              <table:table-cell office:value-type="float" office:value="0.00731208">
                <text:p>0.007312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0">
                <text:p>384000</text:p>
              </table:table-cell>
              <table:table-cell office:value-type="float" office:value="0">
                <text:p>0</text:p>
              </table:table-cell>
              <table:table-cell office:value-type="float" office:value="0.0703156">
                <text:p>0.0703156</text:p>
              </table:table-cell>
              <table:table-cell office:value-type="float" office:value="0.00167456">
                <text:p>0.00167456</text:p>
              </table:table-cell>
              <table:table-cell office:value-type="float" office:value="0.0157583">
                <text:p>0.0157583</text:p>
              </table:table-cell>
              <table:table-cell office:value-type="float" office:value="0.00751498">
                <text:p>0.007514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0">
                <text:p>385000</text:p>
              </table:table-cell>
              <table:table-cell office:value-type="float" office:value="0">
                <text:p>0</text:p>
              </table:table-cell>
              <table:table-cell office:value-type="float" office:value="0.0684184">
                <text:p>0.0684184</text:p>
              </table:table-cell>
              <table:table-cell office:value-type="float" office:value="0.00152376">
                <text:p>0.00152376</text:p>
              </table:table-cell>
              <table:table-cell office:value-type="float" office:value="0.0141639">
                <text:p>0.0141639</text:p>
              </table:table-cell>
              <table:table-cell office:value-type="float" office:value="0.00699469">
                <text:p>0.006994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0">
                <text:p>386000</text:p>
              </table:table-cell>
              <table:table-cell office:value-type="float" office:value="0">
                <text:p>0</text:p>
              </table:table-cell>
              <table:table-cell office:value-type="float" office:value="0.0672215">
                <text:p>0.0672215</text:p>
              </table:table-cell>
              <table:table-cell office:value-type="float" office:value="0.00255013">
                <text:p>0.00255013</text:p>
              </table:table-cell>
              <table:table-cell office:value-type="float" office:value="0.011609">
                <text:p>0.011609</text:p>
              </table:table-cell>
              <table:table-cell office:value-type="float" office:value="0.00680126">
                <text:p>0.006801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0">
                <text:p>387000</text:p>
              </table:table-cell>
              <table:table-cell office:value-type="float" office:value="0">
                <text:p>0</text:p>
              </table:table-cell>
              <table:table-cell office:value-type="float" office:value="0.0688985">
                <text:p>0.0688985</text:p>
              </table:table-cell>
              <table:table-cell office:value-type="float" office:value="0.00149336">
                <text:p>0.00149336</text:p>
              </table:table-cell>
              <table:table-cell office:value-type="float" office:value="0.00979589">
                <text:p>0.00979589</text:p>
              </table:table-cell>
              <table:table-cell office:value-type="float" office:value="0.00786158">
                <text:p>0.007861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0">
                <text:p>388000</text:p>
              </table:table-cell>
              <table:table-cell office:value-type="float" office:value="0">
                <text:p>0</text:p>
              </table:table-cell>
              <table:table-cell office:value-type="float" office:value="0.0698202">
                <text:p>0.0698202</text:p>
              </table:table-cell>
              <table:table-cell office:value-type="float" office:value="0.00135046">
                <text:p>0.00135046</text:p>
              </table:table-cell>
              <table:table-cell office:value-type="float" office:value="0.0126713">
                <text:p>0.0126713</text:p>
              </table:table-cell>
              <table:table-cell office:value-type="float" office:value="0.0070018">
                <text:p>0.00700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0">
                <text:p>389000</text:p>
              </table:table-cell>
              <table:table-cell office:value-type="float" office:value="0">
                <text:p>0</text:p>
              </table:table-cell>
              <table:table-cell office:value-type="float" office:value="0.0724379">
                <text:p>0.0724379</text:p>
              </table:table-cell>
              <table:table-cell office:value-type="float" office:value="0.00129046">
                <text:p>0.00129046</text:p>
              </table:table-cell>
              <table:table-cell office:value-type="float" office:value="0.0112979">
                <text:p>0.0112979</text:p>
              </table:table-cell>
              <table:table-cell office:value-type="float" office:value="0.00761091">
                <text:p>0.007610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0">
                <text:p>390000</text:p>
              </table:table-cell>
              <table:table-cell office:value-type="float" office:value="0">
                <text:p>0</text:p>
              </table:table-cell>
              <table:table-cell office:value-type="float" office:value="0.0773269">
                <text:p>0.0773269</text:p>
              </table:table-cell>
              <table:table-cell office:value-type="float" office:value="0.00133309">
                <text:p>0.00133309</text:p>
              </table:table-cell>
              <table:table-cell office:value-type="float" office:value="0.0137415">
                <text:p>0.0137415</text:p>
              </table:table-cell>
              <table:table-cell office:value-type="float" office:value="0.00661296">
                <text:p>0.006612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0">
                <text:p>391000</text:p>
              </table:table-cell>
              <table:table-cell office:value-type="float" office:value="0">
                <text:p>0</text:p>
              </table:table-cell>
              <table:table-cell office:value-type="float" office:value="0.068214">
                <text:p>0.068214</text:p>
              </table:table-cell>
              <table:table-cell office:value-type="float" office:value="0.0012723">
                <text:p>0.0012723</text:p>
              </table:table-cell>
              <table:table-cell office:value-type="float" office:value="0.0103829">
                <text:p>0.0103829</text:p>
              </table:table-cell>
              <table:table-cell office:value-type="float" office:value="0.00807435">
                <text:p>0.008074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0">
                <text:p>392000</text:p>
              </table:table-cell>
              <table:table-cell office:value-type="float" office:value="0">
                <text:p>0</text:p>
              </table:table-cell>
              <table:table-cell office:value-type="float" office:value="0.0695842">
                <text:p>0.0695842</text:p>
              </table:table-cell>
              <table:table-cell office:value-type="float" office:value="0.00130309">
                <text:p>0.00130309</text:p>
              </table:table-cell>
              <table:table-cell office:value-type="float" office:value="0.0121159">
                <text:p>0.0121159</text:p>
              </table:table-cell>
              <table:table-cell office:value-type="float" office:value="0.00807633">
                <text:p>0.008076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0">
                <text:p>393000</text:p>
              </table:table-cell>
              <table:table-cell office:value-type="float" office:value="0">
                <text:p>0</text:p>
              </table:table-cell>
              <table:table-cell office:value-type="float" office:value="0.0704625">
                <text:p>0.0704625</text:p>
              </table:table-cell>
              <table:table-cell office:value-type="float" office:value="0.00228011">
                <text:p>0.00228011</text:p>
              </table:table-cell>
              <table:table-cell office:value-type="float" office:value="0.0109257">
                <text:p>0.0109257</text:p>
              </table:table-cell>
              <table:table-cell office:value-type="float" office:value="0.0116236">
                <text:p>0.01162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0">
                <text:p>394000</text:p>
              </table:table-cell>
              <table:table-cell office:value-type="float" office:value="0">
                <text:p>0</text:p>
              </table:table-cell>
              <table:table-cell office:value-type="float" office:value="0.0699244">
                <text:p>0.0699244</text:p>
              </table:table-cell>
              <table:table-cell office:value-type="float" office:value="0.00162127">
                <text:p>0.00162127</text:p>
              </table:table-cell>
              <table:table-cell office:value-type="float" office:value="0.0100434">
                <text:p>0.0100434</text:p>
              </table:table-cell>
              <table:table-cell office:value-type="float" office:value="0.00820857">
                <text:p>0.008208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0">
                <text:p>395000</text:p>
              </table:table-cell>
              <table:table-cell office:value-type="float" office:value="0">
                <text:p>0</text:p>
              </table:table-cell>
              <table:table-cell office:value-type="float" office:value="0.0686107">
                <text:p>0.0686107</text:p>
              </table:table-cell>
              <table:table-cell office:value-type="float" office:value="0.00168048">
                <text:p>0.00168048</text:p>
              </table:table-cell>
              <table:table-cell office:value-type="float" office:value="0.0101468">
                <text:p>0.0101468</text:p>
              </table:table-cell>
              <table:table-cell office:value-type="float" office:value="0.00847424">
                <text:p>0.008474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0">
                <text:p>396000</text:p>
              </table:table-cell>
              <table:table-cell office:value-type="float" office:value="0">
                <text:p>0</text:p>
              </table:table-cell>
              <table:table-cell office:value-type="float" office:value="0.0694495">
                <text:p>0.0694495</text:p>
              </table:table-cell>
              <table:table-cell office:value-type="float" office:value="0.00141402">
                <text:p>0.00141402</text:p>
              </table:table-cell>
              <table:table-cell office:value-type="float" office:value="0.0110279">
                <text:p>0.0110279</text:p>
              </table:table-cell>
              <table:table-cell office:value-type="float" office:value="0.00790777">
                <text:p>0.007907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0">
                <text:p>397000</text:p>
              </table:table-cell>
              <table:table-cell office:value-type="float" office:value="0">
                <text:p>0</text:p>
              </table:table-cell>
              <table:table-cell office:value-type="float" office:value="0.0706157">
                <text:p>0.0706157</text:p>
              </table:table-cell>
              <table:table-cell office:value-type="float" office:value="0.00130349">
                <text:p>0.00130349</text:p>
              </table:table-cell>
              <table:table-cell office:value-type="float" office:value="0.0101397">
                <text:p>0.0101397</text:p>
              </table:table-cell>
              <table:table-cell office:value-type="float" office:value="0.00795711">
                <text:p>0.007957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0">
                <text:p>398000</text:p>
              </table:table-cell>
              <table:table-cell office:value-type="float" office:value="0">
                <text:p>0</text:p>
              </table:table-cell>
              <table:table-cell office:value-type="float" office:value="0.0693126">
                <text:p>0.0693126</text:p>
              </table:table-cell>
              <table:table-cell office:value-type="float" office:value="0.00136467">
                <text:p>0.00136467</text:p>
              </table:table-cell>
              <table:table-cell office:value-type="float" office:value="0.00992497">
                <text:p>0.00992497</text:p>
              </table:table-cell>
              <table:table-cell office:value-type="float" office:value="0.00688337">
                <text:p>0.006883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0">
                <text:p>399000</text:p>
              </table:table-cell>
              <table:table-cell office:value-type="float" office:value="0">
                <text:p>0</text:p>
              </table:table-cell>
              <table:table-cell office:value-type="float" office:value="0.0717841">
                <text:p>0.0717841</text:p>
              </table:table-cell>
              <table:table-cell office:value-type="float" office:value="0.00128059">
                <text:p>0.00128059</text:p>
              </table:table-cell>
              <table:table-cell office:value-type="float" office:value="0.00992142">
                <text:p>0.00992142</text:p>
              </table:table-cell>
              <table:table-cell office:value-type="float" office:value="0.00837634">
                <text:p>0.008376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  <table:table-cell office:value-type="float" office:value="0.0708257">
                <text:p>0.0708257</text:p>
              </table:table-cell>
              <table:table-cell office:value-type="float" office:value="0.0013398">
                <text:p>0.0013398</text:p>
              </table:table-cell>
              <table:table-cell office:value-type="float" office:value="0.0105972">
                <text:p>0.0105972</text:p>
              </table:table-cell>
              <table:table-cell office:value-type="float" office:value="0.00735076">
                <text:p>0.007350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0">
                <text:p>401000</text:p>
              </table:table-cell>
              <table:table-cell office:value-type="float" office:value="0">
                <text:p>0</text:p>
              </table:table-cell>
              <table:table-cell office:value-type="float" office:value="0.0700208">
                <text:p>0.0700208</text:p>
              </table:table-cell>
              <table:table-cell office:value-type="float" office:value="0.00129164">
                <text:p>0.00129164</text:p>
              </table:table-cell>
              <table:table-cell office:value-type="float" office:value="0.011504">
                <text:p>0.011504</text:p>
              </table:table-cell>
              <table:table-cell office:value-type="float" office:value="0.0077017">
                <text:p>0.00770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0">
                <text:p>402000</text:p>
              </table:table-cell>
              <table:table-cell office:value-type="float" office:value="0">
                <text:p>0</text:p>
              </table:table-cell>
              <table:table-cell office:value-type="float" office:value="0.0733691">
                <text:p>0.0733691</text:p>
              </table:table-cell>
              <table:table-cell office:value-type="float" office:value="0.00134967">
                <text:p>0.00134967</text:p>
              </table:table-cell>
              <table:table-cell office:value-type="float" office:value="0.0125805">
                <text:p>0.0125805</text:p>
              </table:table-cell>
              <table:table-cell office:value-type="float" office:value="0.00690074">
                <text:p>0.006900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0">
                <text:p>403000</text:p>
              </table:table-cell>
              <table:table-cell office:value-type="float" office:value="0">
                <text:p>0</text:p>
              </table:table-cell>
              <table:table-cell office:value-type="float" office:value="0.0720893">
                <text:p>0.0720893</text:p>
              </table:table-cell>
              <table:table-cell office:value-type="float" office:value="0.0014002">
                <text:p>0.0014002</text:p>
              </table:table-cell>
              <table:table-cell office:value-type="float" office:value="0.0115466">
                <text:p>0.0115466</text:p>
              </table:table-cell>
              <table:table-cell office:value-type="float" office:value="0.00760815">
                <text:p>0.007608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0">
                <text:p>404000</text:p>
              </table:table-cell>
              <table:table-cell office:value-type="float" office:value="0">
                <text:p>0</text:p>
              </table:table-cell>
              <table:table-cell office:value-type="float" office:value="0.0704759">
                <text:p>0.0704759</text:p>
              </table:table-cell>
              <table:table-cell office:value-type="float" office:value="0.00135165">
                <text:p>0.00135165</text:p>
              </table:table-cell>
              <table:table-cell office:value-type="float" office:value="0.0118099">
                <text:p>0.0118099</text:p>
              </table:table-cell>
              <table:table-cell office:value-type="float" office:value="0.00767881">
                <text:p>0.007678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0">
                <text:p>405000</text:p>
              </table:table-cell>
              <table:table-cell office:value-type="float" office:value="0">
                <text:p>0</text:p>
              </table:table-cell>
              <table:table-cell office:value-type="float" office:value="0.0727055">
                <text:p>0.0727055</text:p>
              </table:table-cell>
              <table:table-cell office:value-type="float" office:value="0.00133625">
                <text:p>0.00133625</text:p>
              </table:table-cell>
              <table:table-cell office:value-type="float" office:value="0.0099755">
                <text:p>0.0099755</text:p>
              </table:table-cell>
              <table:table-cell office:value-type="float" office:value="0.00811462">
                <text:p>0.008114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0">
                <text:p>406000</text:p>
              </table:table-cell>
              <table:table-cell office:value-type="float" office:value="0">
                <text:p>0</text:p>
              </table:table-cell>
              <table:table-cell office:value-type="float" office:value="0.072606">
                <text:p>0.072606</text:p>
              </table:table-cell>
              <table:table-cell office:value-type="float" office:value="0.00189049">
                <text:p>0.00189049</text:p>
              </table:table-cell>
              <table:table-cell office:value-type="float" office:value="0.0112893">
                <text:p>0.0112893</text:p>
              </table:table-cell>
              <table:table-cell office:value-type="float" office:value="0.00746682">
                <text:p>0.007466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0">
                <text:p>407000</text:p>
              </table:table-cell>
              <table:table-cell office:value-type="float" office:value="0">
                <text:p>0</text:p>
              </table:table-cell>
              <table:table-cell office:value-type="float" office:value="0.0717261">
                <text:p>0.0717261</text:p>
              </table:table-cell>
              <table:table-cell office:value-type="float" office:value="0.00146928">
                <text:p>0.00146928</text:p>
              </table:table-cell>
              <table:table-cell office:value-type="float" office:value="0.0112482">
                <text:p>0.0112482</text:p>
              </table:table-cell>
              <table:table-cell office:value-type="float" office:value="0.00775657">
                <text:p>0.007756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0">
                <text:p>408000</text:p>
              </table:table-cell>
              <table:table-cell office:value-type="float" office:value="0">
                <text:p>0</text:p>
              </table:table-cell>
              <table:table-cell office:value-type="float" office:value="0.0731571">
                <text:p>0.0731571</text:p>
              </table:table-cell>
              <table:table-cell office:value-type="float" office:value="0.00251105">
                <text:p>0.00251105</text:p>
              </table:table-cell>
              <table:table-cell office:value-type="float" office:value="0.0118715">
                <text:p>0.0118715</text:p>
              </table:table-cell>
              <table:table-cell office:value-type="float" office:value="0.00805146">
                <text:p>0.008051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0">
                <text:p>409000</text:p>
              </table:table-cell>
              <table:table-cell office:value-type="float" office:value="0">
                <text:p>0</text:p>
              </table:table-cell>
              <table:table-cell office:value-type="float" office:value="0.076057">
                <text:p>0.076057</text:p>
              </table:table-cell>
              <table:table-cell office:value-type="float" office:value="0.00155732">
                <text:p>0.00155732</text:p>
              </table:table-cell>
              <table:table-cell office:value-type="float" office:value="0.0120835">
                <text:p>0.0120835</text:p>
              </table:table-cell>
              <table:table-cell office:value-type="float" office:value="0.00694732">
                <text:p>0.006947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0">
                <text:p>410000</text:p>
              </table:table-cell>
              <table:table-cell office:value-type="float" office:value="0">
                <text:p>0</text:p>
              </table:table-cell>
              <table:table-cell office:value-type="float" office:value="0.0748399">
                <text:p>0.0748399</text:p>
              </table:table-cell>
              <table:table-cell office:value-type="float" office:value="0.00135717">
                <text:p>0.00135717</text:p>
              </table:table-cell>
              <table:table-cell office:value-type="float" office:value="0.0106304">
                <text:p>0.0106304</text:p>
              </table:table-cell>
              <table:table-cell office:value-type="float" office:value="0.00768473">
                <text:p>0.007684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0">
                <text:p>411000</text:p>
              </table:table-cell>
              <table:table-cell office:value-type="float" office:value="0">
                <text:p>0</text:p>
              </table:table-cell>
              <table:table-cell office:value-type="float" office:value="0.0764691">
                <text:p>0.0764691</text:p>
              </table:table-cell>
              <table:table-cell office:value-type="float" office:value="0.00134691">
                <text:p>0.00134691</text:p>
              </table:table-cell>
              <table:table-cell office:value-type="float" office:value="0.0120977">
                <text:p>0.0120977</text:p>
              </table:table-cell>
              <table:table-cell office:value-type="float" office:value="0.00679455">
                <text:p>0.006794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0">
                <text:p>412000</text:p>
              </table:table-cell>
              <table:table-cell office:value-type="float" office:value="0">
                <text:p>0</text:p>
              </table:table-cell>
              <table:table-cell office:value-type="float" office:value="0.0733758">
                <text:p>0.0733758</text:p>
              </table:table-cell>
              <table:table-cell office:value-type="float" office:value="0.00128691">
                <text:p>0.00128691</text:p>
              </table:table-cell>
              <table:table-cell office:value-type="float" office:value="0.0106967">
                <text:p>0.0106967</text:p>
              </table:table-cell>
              <table:table-cell office:value-type="float" office:value="0.00747906">
                <text:p>0.007479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0">
                <text:p>413000</text:p>
              </table:table-cell>
              <table:table-cell office:value-type="float" office:value="0">
                <text:p>0</text:p>
              </table:table-cell>
              <table:table-cell office:value-type="float" office:value="0.0738527">
                <text:p>0.0738527</text:p>
              </table:table-cell>
              <table:table-cell office:value-type="float" office:value="0.00133783">
                <text:p>0.00133783</text:p>
              </table:table-cell>
              <table:table-cell office:value-type="float" office:value="0.0106474">
                <text:p>0.0106474</text:p>
              </table:table-cell>
              <table:table-cell office:value-type="float" office:value="0.00774907">
                <text:p>0.007749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0">
                <text:p>414000</text:p>
              </table:table-cell>
              <table:table-cell office:value-type="float" office:value="0">
                <text:p>0</text:p>
              </table:table-cell>
              <table:table-cell office:value-type="float" office:value="0.0753752">
                <text:p>0.0753752</text:p>
              </table:table-cell>
              <table:table-cell office:value-type="float" office:value="0.00128967">
                <text:p>0.00128967</text:p>
              </table:table-cell>
              <table:table-cell office:value-type="float" office:value="0.0122694">
                <text:p>0.0122694</text:p>
              </table:table-cell>
              <table:table-cell office:value-type="float" office:value="0.00806527">
                <text:p>0.008065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0">
                <text:p>415000</text:p>
              </table:table-cell>
              <table:table-cell office:value-type="float" office:value="0">
                <text:p>0</text:p>
              </table:table-cell>
              <table:table-cell office:value-type="float" office:value="0.0732199">
                <text:p>0.0732199</text:p>
              </table:table-cell>
              <table:table-cell office:value-type="float" office:value="0.00219011">
                <text:p>0.00219011</text:p>
              </table:table-cell>
              <table:table-cell office:value-type="float" office:value="0.0105274">
                <text:p>0.0105274</text:p>
              </table:table-cell>
              <table:table-cell office:value-type="float" office:value="0.00732392">
                <text:p>0.007323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0">
                <text:p>416000</text:p>
              </table:table-cell>
              <table:table-cell office:value-type="float" office:value="0">
                <text:p>0</text:p>
              </table:table-cell>
              <table:table-cell office:value-type="float" office:value="0.0768674">
                <text:p>0.0768674</text:p>
              </table:table-cell>
              <table:table-cell office:value-type="float" office:value="0.00153126">
                <text:p>0.00153126</text:p>
              </table:table-cell>
              <table:table-cell office:value-type="float" office:value="0.0116078">
                <text:p>0.0116078</text:p>
              </table:table-cell>
              <table:table-cell office:value-type="float" office:value="0.00678508">
                <text:p>0.006785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0">
                <text:p>417000</text:p>
              </table:table-cell>
              <table:table-cell office:value-type="float" office:value="0">
                <text:p>0</text:p>
              </table:table-cell>
              <table:table-cell office:value-type="float" office:value="0.0774055">
                <text:p>0.0774055</text:p>
              </table:table-cell>
              <table:table-cell office:value-type="float" office:value="0.00174522">
                <text:p>0.00174522</text:p>
              </table:table-cell>
              <table:table-cell office:value-type="float" office:value="0.011395">
                <text:p>0.011395</text:p>
              </table:table-cell>
              <table:table-cell office:value-type="float" office:value="0.00819752">
                <text:p>0.008197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0">
                <text:p>418000</text:p>
              </table:table-cell>
              <table:table-cell office:value-type="float" office:value="0">
                <text:p>0</text:p>
              </table:table-cell>
              <table:table-cell office:value-type="float" office:value="0.0732751">
                <text:p>0.0732751</text:p>
              </table:table-cell>
              <table:table-cell office:value-type="float" office:value="0.00135954">
                <text:p>0.00135954</text:p>
              </table:table-cell>
              <table:table-cell office:value-type="float" office:value="0.0107062">
                <text:p>0.0107062</text:p>
              </table:table-cell>
              <table:table-cell office:value-type="float" office:value="0.00690824">
                <text:p>0.006908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0">
                <text:p>419000</text:p>
              </table:table-cell>
              <table:table-cell office:value-type="float" office:value="0">
                <text:p>0</text:p>
              </table:table-cell>
              <table:table-cell office:value-type="float" office:value="0.0791385">
                <text:p>0.0791385</text:p>
              </table:table-cell>
              <table:table-cell office:value-type="float" office:value="0.00138046">
                <text:p>0.00138046</text:p>
              </table:table-cell>
              <table:table-cell office:value-type="float" office:value="0.0148488">
                <text:p>0.0148488</text:p>
              </table:table-cell>
              <table:table-cell office:value-type="float" office:value="0.00898979">
                <text:p>0.008989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0">
                <text:p>420000</text:p>
              </table:table-cell>
              <table:table-cell office:value-type="float" office:value="0">
                <text:p>0</text:p>
              </table:table-cell>
              <table:table-cell office:value-type="float" office:value="0.0745581">
                <text:p>0.0745581</text:p>
              </table:table-cell>
              <table:table-cell office:value-type="float" office:value="0.00129796">
                <text:p>0.00129796</text:p>
              </table:table-cell>
              <table:table-cell office:value-type="float" office:value="0.0130562">
                <text:p>0.0130562</text:p>
              </table:table-cell>
              <table:table-cell office:value-type="float" office:value="0.00858991">
                <text:p>0.008589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0">
                <text:p>421000</text:p>
              </table:table-cell>
              <table:table-cell office:value-type="float" office:value="0">
                <text:p>0</text:p>
              </table:table-cell>
              <table:table-cell office:value-type="float" office:value="0.0757293">
                <text:p>0.0757293</text:p>
              </table:table-cell>
              <table:table-cell office:value-type="float" office:value="0.00138717">
                <text:p>0.00138717</text:p>
              </table:table-cell>
              <table:table-cell office:value-type="float" office:value="0.0116015">
                <text:p>0.0116015</text:p>
              </table:table-cell>
              <table:table-cell office:value-type="float" office:value="0.00988944">
                <text:p>0.009889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0">
                <text:p>422000</text:p>
              </table:table-cell>
              <table:table-cell office:value-type="float" office:value="0">
                <text:p>0</text:p>
              </table:table-cell>
              <table:table-cell office:value-type="float" office:value="0.0768962">
                <text:p>0.0768962</text:p>
              </table:table-cell>
              <table:table-cell office:value-type="float" office:value="0.00128651">
                <text:p>0.00128651</text:p>
              </table:table-cell>
              <table:table-cell office:value-type="float" office:value="0.0110094">
                <text:p>0.0110094</text:p>
              </table:table-cell>
              <table:table-cell office:value-type="float" office:value="0.00853582">
                <text:p>0.008535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0">
                <text:p>423000</text:p>
              </table:table-cell>
              <table:table-cell office:value-type="float" office:value="0">
                <text:p>0</text:p>
              </table:table-cell>
              <table:table-cell office:value-type="float" office:value="0.074249">
                <text:p>0.074249</text:p>
              </table:table-cell>
              <table:table-cell office:value-type="float" office:value="0.00131414">
                <text:p>0.00131414</text:p>
              </table:table-cell>
              <table:table-cell office:value-type="float" office:value="0.0110974">
                <text:p>0.0110974</text:p>
              </table:table-cell>
              <table:table-cell office:value-type="float" office:value="0.00788961">
                <text:p>0.007889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0">
                <text:p>424000</text:p>
              </table:table-cell>
              <table:table-cell office:value-type="float" office:value="0">
                <text:p>0</text:p>
              </table:table-cell>
              <table:table-cell office:value-type="float" office:value="0.0772799">
                <text:p>0.0772799</text:p>
              </table:table-cell>
              <table:table-cell office:value-type="float" office:value="0.00127427">
                <text:p>0.00127427</text:p>
              </table:table-cell>
              <table:table-cell office:value-type="float" office:value="0.0105416">
                <text:p>0.0105416</text:p>
              </table:table-cell>
              <table:table-cell office:value-type="float" office:value="0.0107713">
                <text:p>0.01077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0">
                <text:p>425000</text:p>
              </table:table-cell>
              <table:table-cell office:value-type="float" office:value="0">
                <text:p>0</text:p>
              </table:table-cell>
              <table:table-cell office:value-type="float" office:value="0.0755323">
                <text:p>0.0755323</text:p>
              </table:table-cell>
              <table:table-cell office:value-type="float" office:value="0.00130941">
                <text:p>0.00130941</text:p>
              </table:table-cell>
              <table:table-cell office:value-type="float" office:value="0.0112087">
                <text:p>0.0112087</text:p>
              </table:table-cell>
              <table:table-cell office:value-type="float" office:value="0.00977891">
                <text:p>0.009778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0">
                <text:p>426000</text:p>
              </table:table-cell>
              <table:table-cell office:value-type="float" office:value="0">
                <text:p>0</text:p>
              </table:table-cell>
              <table:table-cell office:value-type="float" office:value="0.0762354">
                <text:p>0.0762354</text:p>
              </table:table-cell>
              <table:table-cell office:value-type="float" office:value="0.00127072">
                <text:p>0.00127072</text:p>
              </table:table-cell>
              <table:table-cell office:value-type="float" office:value="0.0111764">
                <text:p>0.0111764</text:p>
              </table:table-cell>
              <table:table-cell office:value-type="float" office:value="0.0138445">
                <text:p>0.01384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0">
                <text:p>427000</text:p>
              </table:table-cell>
              <table:table-cell office:value-type="float" office:value="0">
                <text:p>0</text:p>
              </table:table-cell>
              <table:table-cell office:value-type="float" office:value="0.0769033">
                <text:p>0.0769033</text:p>
              </table:table-cell>
              <table:table-cell office:value-type="float" office:value="0.00128888">
                <text:p>0.00128888</text:p>
              </table:table-cell>
              <table:table-cell office:value-type="float" office:value="0.0101081">
                <text:p>0.0101081</text:p>
              </table:table-cell>
              <table:table-cell office:value-type="float" office:value="0.0109786">
                <text:p>0.01097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0">
                <text:p>428000</text:p>
              </table:table-cell>
              <table:table-cell office:value-type="float" office:value="0">
                <text:p>0</text:p>
              </table:table-cell>
              <table:table-cell office:value-type="float" office:value="0.0755608">
                <text:p>0.0755608</text:p>
              </table:table-cell>
              <table:table-cell office:value-type="float" office:value="0.00154784">
                <text:p>0.00154784</text:p>
              </table:table-cell>
              <table:table-cell office:value-type="float" office:value="0.0116461">
                <text:p>0.0116461</text:p>
              </table:table-cell>
              <table:table-cell office:value-type="float" office:value="0.00820186">
                <text:p>0.008201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0">
                <text:p>429000</text:p>
              </table:table-cell>
              <table:table-cell office:value-type="float" office:value="0">
                <text:p>0</text:p>
              </table:table-cell>
              <table:table-cell office:value-type="float" office:value="0.0754751">
                <text:p>0.0754751</text:p>
              </table:table-cell>
              <table:table-cell office:value-type="float" office:value="0.00166982">
                <text:p>0.00166982</text:p>
              </table:table-cell>
              <table:table-cell office:value-type="float" office:value="0.0113919">
                <text:p>0.0113919</text:p>
              </table:table-cell>
              <table:table-cell office:value-type="float" office:value="0.0135563">
                <text:p>0.01355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0">
                <text:p>430000</text:p>
              </table:table-cell>
              <table:table-cell office:value-type="float" office:value="0">
                <text:p>0</text:p>
              </table:table-cell>
              <table:table-cell office:value-type="float" office:value="0.0766345">
                <text:p>0.0766345</text:p>
              </table:table-cell>
              <table:table-cell office:value-type="float" office:value="0.00150521">
                <text:p>0.00150521</text:p>
              </table:table-cell>
              <table:table-cell office:value-type="float" office:value="0.0114187">
                <text:p>0.0114187</text:p>
              </table:table-cell>
              <table:table-cell office:value-type="float" office:value="0.0109679">
                <text:p>0.01096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0">
                <text:p>431000</text:p>
              </table:table-cell>
              <table:table-cell office:value-type="float" office:value="0">
                <text:p>0</text:p>
              </table:table-cell>
              <table:table-cell office:value-type="float" office:value="0.0777315">
                <text:p>0.0777315</text:p>
              </table:table-cell>
              <table:table-cell office:value-type="float" office:value="0.00245657">
                <text:p>0.00245657</text:p>
              </table:table-cell>
              <table:table-cell office:value-type="float" office:value="0.0119477">
                <text:p>0.0119477</text:p>
              </table:table-cell>
              <table:table-cell office:value-type="float" office:value="0.00840555">
                <text:p>0.008405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0">
                <text:p>432000</text:p>
              </table:table-cell>
              <table:table-cell office:value-type="float" office:value="0">
                <text:p>0</text:p>
              </table:table-cell>
              <table:table-cell office:value-type="float" office:value="0.0789723">
                <text:p>0.0789723</text:p>
              </table:table-cell>
              <table:table-cell office:value-type="float" office:value="0.00144639">
                <text:p>0.00144639</text:p>
              </table:table-cell>
              <table:table-cell office:value-type="float" office:value="0.0116252">
                <text:p>0.0116252</text:p>
              </table:table-cell>
              <table:table-cell office:value-type="float" office:value="0.0168451">
                <text:p>0.01684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0">
                <text:p>433000</text:p>
              </table:table-cell>
              <table:table-cell office:value-type="float" office:value="0">
                <text:p>0</text:p>
              </table:table-cell>
              <table:table-cell office:value-type="float" office:value="0.0775164">
                <text:p>0.0775164</text:p>
              </table:table-cell>
              <table:table-cell office:value-type="float" office:value="0.00134296">
                <text:p>0.00134296</text:p>
              </table:table-cell>
              <table:table-cell office:value-type="float" office:value="0.0112123">
                <text:p>0.0112123</text:p>
              </table:table-cell>
              <table:table-cell office:value-type="float" office:value="0.0112778">
                <text:p>0.01127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0">
                <text:p>434000</text:p>
              </table:table-cell>
              <table:table-cell office:value-type="float" office:value="0">
                <text:p>0</text:p>
              </table:table-cell>
              <table:table-cell office:value-type="float" office:value="0.0780509">
                <text:p>0.0780509</text:p>
              </table:table-cell>
              <table:table-cell office:value-type="float" office:value="0.00140928">
                <text:p>0.00140928</text:p>
              </table:table-cell>
              <table:table-cell office:value-type="float" office:value="0.0119844">
                <text:p>0.0119844</text:p>
              </table:table-cell>
              <table:table-cell office:value-type="float" office:value="0.00905611">
                <text:p>0.009056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0">
                <text:p>435000</text:p>
              </table:table-cell>
              <table:table-cell office:value-type="float" office:value="0">
                <text:p>0</text:p>
              </table:table-cell>
              <table:table-cell office:value-type="float" office:value="0.0824939">
                <text:p>0.0824939</text:p>
              </table:table-cell>
              <table:table-cell office:value-type="float" office:value="0.00134099">
                <text:p>0.00134099</text:p>
              </table:table-cell>
              <table:table-cell office:value-type="float" office:value="0.0118569">
                <text:p>0.0118569</text:p>
              </table:table-cell>
              <table:table-cell office:value-type="float" office:value="0.0146944">
                <text:p>0.01469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0">
                <text:p>436000</text:p>
              </table:table-cell>
              <table:table-cell office:value-type="float" office:value="0">
                <text:p>0</text:p>
              </table:table-cell>
              <table:table-cell office:value-type="float" office:value="0.076747">
                <text:p>0.076747</text:p>
              </table:table-cell>
              <table:table-cell office:value-type="float" office:value="0.00135244">
                <text:p>0.00135244</text:p>
              </table:table-cell>
              <table:table-cell office:value-type="float" office:value="0.0126192">
                <text:p>0.0126192</text:p>
              </table:table-cell>
              <table:table-cell office:value-type="float" office:value="0.0135599">
                <text:p>0.01355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0">
                <text:p>437000</text:p>
              </table:table-cell>
              <table:table-cell office:value-type="float" office:value="0">
                <text:p>0</text:p>
              </table:table-cell>
              <table:table-cell office:value-type="float" office:value="0.0769306">
                <text:p>0.0769306</text:p>
              </table:table-cell>
              <table:table-cell office:value-type="float" office:value="0.0012727">
                <text:p>0.0012727</text:p>
              </table:table-cell>
              <table:table-cell office:value-type="float" office:value="0.0124968">
                <text:p>0.0124968</text:p>
              </table:table-cell>
              <table:table-cell office:value-type="float" office:value="0.0160777">
                <text:p>0.01607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0">
                <text:p>438000</text:p>
              </table:table-cell>
              <table:table-cell office:value-type="float" office:value="0">
                <text:p>0</text:p>
              </table:table-cell>
              <table:table-cell office:value-type="float" office:value="0.080815">
                <text:p>0.080815</text:p>
              </table:table-cell>
              <table:table-cell office:value-type="float" office:value="0.00251065">
                <text:p>0.00251065</text:p>
              </table:table-cell>
              <table:table-cell office:value-type="float" office:value="0.0120476">
                <text:p>0.0120476</text:p>
              </table:table-cell>
              <table:table-cell office:value-type="float" office:value="0.0169177">
                <text:p>0.01691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0">
                <text:p>439000</text:p>
              </table:table-cell>
              <table:table-cell office:value-type="float" office:value="0">
                <text:p>0</text:p>
              </table:table-cell>
              <table:table-cell office:value-type="float" office:value="0.0779159">
                <text:p>0.0779159</text:p>
              </table:table-cell>
              <table:table-cell office:value-type="float" office:value="0.00163982">
                <text:p>0.00163982</text:p>
              </table:table-cell>
              <table:table-cell office:value-type="float" office:value="0.0147872">
                <text:p>0.0147872</text:p>
              </table:table-cell>
              <table:table-cell office:value-type="float" office:value="0.0140024">
                <text:p>0.01400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0">
                <text:p>440000</text:p>
              </table:table-cell>
              <table:table-cell office:value-type="float" office:value="0">
                <text:p>0</text:p>
              </table:table-cell>
              <table:table-cell office:value-type="float" office:value="0.0794104">
                <text:p>0.0794104</text:p>
              </table:table-cell>
              <table:table-cell office:value-type="float" office:value="0.00149179">
                <text:p>0.00149179</text:p>
              </table:table-cell>
              <table:table-cell office:value-type="float" office:value="0.0132832">
                <text:p>0.0132832</text:p>
              </table:table-cell>
              <table:table-cell office:value-type="float" office:value="0.0124119">
                <text:p>0.01241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0">
                <text:p>441000</text:p>
              </table:table-cell>
              <table:table-cell office:value-type="float" office:value="0">
                <text:p>0</text:p>
              </table:table-cell>
              <table:table-cell office:value-type="float" office:value="0.0790627">
                <text:p>0.0790627</text:p>
              </table:table-cell>
              <table:table-cell office:value-type="float" office:value="0.00133665">
                <text:p>0.00133665</text:p>
              </table:table-cell>
              <table:table-cell office:value-type="float" office:value="0.0128106">
                <text:p>0.0128106</text:p>
              </table:table-cell>
              <table:table-cell office:value-type="float" office:value="0.00865544">
                <text:p>0.008655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0">
                <text:p>442000</text:p>
              </table:table-cell>
              <table:table-cell office:value-type="float" office:value="0">
                <text:p>0</text:p>
              </table:table-cell>
              <table:table-cell office:value-type="float" office:value="0.0801238">
                <text:p>0.0801238</text:p>
              </table:table-cell>
              <table:table-cell office:value-type="float" office:value="0.00139704">
                <text:p>0.00139704</text:p>
              </table:table-cell>
              <table:table-cell office:value-type="float" office:value="0.011746">
                <text:p>0.011746</text:p>
              </table:table-cell>
              <table:table-cell office:value-type="float" office:value="0.0109509">
                <text:p>0.01095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0">
                <text:p>443000</text:p>
              </table:table-cell>
              <table:table-cell office:value-type="float" office:value="0">
                <text:p>0</text:p>
              </table:table-cell>
              <table:table-cell office:value-type="float" office:value="0.0821702">
                <text:p>0.0821702</text:p>
              </table:table-cell>
              <table:table-cell office:value-type="float" office:value="0.00128849">
                <text:p>0.00128849</text:p>
              </table:table-cell>
              <table:table-cell office:value-type="float" office:value="0.0109494">
                <text:p>0.0109494</text:p>
              </table:table-cell>
              <table:table-cell office:value-type="float" office:value="0.00798553">
                <text:p>0.007985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0">
                <text:p>444000</text:p>
              </table:table-cell>
              <table:table-cell office:value-type="float" office:value="0">
                <text:p>0</text:p>
              </table:table-cell>
              <table:table-cell office:value-type="float" office:value="0.0789557">
                <text:p>0.0789557</text:p>
              </table:table-cell>
              <table:table-cell office:value-type="float" office:value="0.00136231">
                <text:p>0.00136231</text:p>
              </table:table-cell>
              <table:table-cell office:value-type="float" office:value="0.0124123">
                <text:p>0.0124123</text:p>
              </table:table-cell>
              <table:table-cell office:value-type="float" office:value="0.00949745">
                <text:p>0.009497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0">
                <text:p>445000</text:p>
              </table:table-cell>
              <table:table-cell office:value-type="float" office:value="0">
                <text:p>0</text:p>
              </table:table-cell>
              <table:table-cell office:value-type="float" office:value="0.0792837">
                <text:p>0.0792837</text:p>
              </table:table-cell>
              <table:table-cell office:value-type="float" office:value="0.00126204">
                <text:p>0.00126204</text:p>
              </table:table-cell>
              <table:table-cell office:value-type="float" office:value="0.0124123">
                <text:p>0.0124123</text:p>
              </table:table-cell>
              <table:table-cell office:value-type="float" office:value="0.00841937">
                <text:p>0.008419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0">
                <text:p>446000</text:p>
              </table:table-cell>
              <table:table-cell office:value-type="float" office:value="0">
                <text:p>0</text:p>
              </table:table-cell>
              <table:table-cell office:value-type="float" office:value="0.0805529">
                <text:p>0.0805529</text:p>
              </table:table-cell>
              <table:table-cell office:value-type="float" office:value="0.00130072">
                <text:p>0.00130072</text:p>
              </table:table-cell>
              <table:table-cell office:value-type="float" office:value="0.0111396">
                <text:p>0.0111396</text:p>
              </table:table-cell>
              <table:table-cell office:value-type="float" office:value="0.00917059">
                <text:p>0.009170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0">
                <text:p>447000</text:p>
              </table:table-cell>
              <table:table-cell office:value-type="float" office:value="0">
                <text:p>0</text:p>
              </table:table-cell>
              <table:table-cell office:value-type="float" office:value="0.0796236">
                <text:p>0.0796236</text:p>
              </table:table-cell>
              <table:table-cell office:value-type="float" office:value="0.00126441">
                <text:p>0.00126441</text:p>
              </table:table-cell>
              <table:table-cell office:value-type="float" office:value="0.0124285">
                <text:p>0.0124285</text:p>
              </table:table-cell>
              <table:table-cell office:value-type="float" office:value="0.00766065">
                <text:p>0.007660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0">
                <text:p>448000</text:p>
              </table:table-cell>
              <table:table-cell office:value-type="float" office:value="0">
                <text:p>0</text:p>
              </table:table-cell>
              <table:table-cell office:value-type="float" office:value="0.0825361">
                <text:p>0.0825361</text:p>
              </table:table-cell>
              <table:table-cell office:value-type="float" office:value="0.00127151">
                <text:p>0.00127151</text:p>
              </table:table-cell>
              <table:table-cell office:value-type="float" office:value="0.0122592">
                <text:p>0.0122592</text:p>
              </table:table-cell>
              <table:table-cell office:value-type="float" office:value="0.00844345">
                <text:p>0.008443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0">
                <text:p>449000</text:p>
              </table:table-cell>
              <table:table-cell office:value-type="float" office:value="0">
                <text:p>0</text:p>
              </table:table-cell>
              <table:table-cell office:value-type="float" office:value="0.0794412">
                <text:p>0.0794412</text:p>
              </table:table-cell>
              <table:table-cell office:value-type="float" office:value="0.00139665">
                <text:p>0.00139665</text:p>
              </table:table-cell>
              <table:table-cell office:value-type="float" office:value="0.0112399">
                <text:p>0.0112399</text:p>
              </table:table-cell>
              <table:table-cell office:value-type="float" office:value="0.00754696">
                <text:p>0.007546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  <table:table-cell office:value-type="float" office:value="0.0793224">
                <text:p>0.0793224</text:p>
              </table:table-cell>
              <table:table-cell office:value-type="float" office:value="0.00137138">
                <text:p>0.00137138</text:p>
              </table:table-cell>
              <table:table-cell office:value-type="float" office:value="0.0122181">
                <text:p>0.0122181</text:p>
              </table:table-cell>
              <table:table-cell office:value-type="float" office:value="0.00862307">
                <text:p>0.008623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0">
                <text:p>451000</text:p>
              </table:table-cell>
              <table:table-cell office:value-type="float" office:value="0">
                <text:p>0</text:p>
              </table:table-cell>
              <table:table-cell office:value-type="float" office:value="0.0868998">
                <text:p>0.0868998</text:p>
              </table:table-cell>
              <table:table-cell office:value-type="float" office:value="0.00168048">
                <text:p>0.00168048</text:p>
              </table:table-cell>
              <table:table-cell office:value-type="float" office:value="0.012646">
                <text:p>0.012646</text:p>
              </table:table-cell>
              <table:table-cell office:value-type="float" office:value="0.00788763">
                <text:p>0.007887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0">
                <text:p>452000</text:p>
              </table:table-cell>
              <table:table-cell office:value-type="float" office:value="0">
                <text:p>0</text:p>
              </table:table-cell>
              <table:table-cell office:value-type="float" office:value="0.0813463">
                <text:p>0.0813463</text:p>
              </table:table-cell>
              <table:table-cell office:value-type="float" office:value="0.00147876">
                <text:p>0.00147876</text:p>
              </table:table-cell>
              <table:table-cell office:value-type="float" office:value="0.0121163">
                <text:p>0.0121163</text:p>
              </table:table-cell>
              <table:table-cell office:value-type="float" office:value="0.00877149">
                <text:p>0.008771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0">
                <text:p>453000</text:p>
              </table:table-cell>
              <table:table-cell office:value-type="float" office:value="0">
                <text:p>0</text:p>
              </table:table-cell>
              <table:table-cell office:value-type="float" office:value="0.0834958">
                <text:p>0.0834958</text:p>
              </table:table-cell>
              <table:table-cell office:value-type="float" office:value="0.00271079">
                <text:p>0.00271079</text:p>
              </table:table-cell>
              <table:table-cell office:value-type="float" office:value="0.0114345">
                <text:p>0.0114345</text:p>
              </table:table-cell>
              <table:table-cell office:value-type="float" office:value="0.00783197">
                <text:p>0.007831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0">
                <text:p>454000</text:p>
              </table:table-cell>
              <table:table-cell office:value-type="float" office:value="0">
                <text:p>0</text:p>
              </table:table-cell>
              <table:table-cell office:value-type="float" office:value="0.0803452">
                <text:p>0.0803452</text:p>
              </table:table-cell>
              <table:table-cell office:value-type="float" office:value="0.00146573">
                <text:p>0.00146573</text:p>
              </table:table-cell>
              <table:table-cell office:value-type="float" office:value="0.0120006">
                <text:p>0.0120006</text:p>
              </table:table-cell>
              <table:table-cell office:value-type="float" office:value="0.00841582">
                <text:p>0.008415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0">
                <text:p>455000</text:p>
              </table:table-cell>
              <table:table-cell office:value-type="float" office:value="0">
                <text:p>0</text:p>
              </table:table-cell>
              <table:table-cell office:value-type="float" office:value="0.0805908">
                <text:p>0.0805908</text:p>
              </table:table-cell>
              <table:table-cell office:value-type="float" office:value="0.00141639">
                <text:p>0.00141639</text:p>
              </table:table-cell>
              <table:table-cell office:value-type="float" office:value="0.0124029">
                <text:p>0.0124029</text:p>
              </table:table-cell>
              <table:table-cell office:value-type="float" office:value="0.00731642">
                <text:p>0.007316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0">
                <text:p>456000</text:p>
              </table:table-cell>
              <table:table-cell office:value-type="float" office:value="0">
                <text:p>0</text:p>
              </table:table-cell>
              <table:table-cell office:value-type="float" office:value="0.086021">
                <text:p>0.086021</text:p>
              </table:table-cell>
              <table:table-cell office:value-type="float" office:value="0.00130586">
                <text:p>0.00130586</text:p>
              </table:table-cell>
              <table:table-cell office:value-type="float" office:value="0.0134182">
                <text:p>0.0134182</text:p>
              </table:table-cell>
              <table:table-cell office:value-type="float" office:value="0.00839963">
                <text:p>0.00839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0">
                <text:p>457000</text:p>
              </table:table-cell>
              <table:table-cell office:value-type="float" office:value="0">
                <text:p>0</text:p>
              </table:table-cell>
              <table:table-cell office:value-type="float" office:value="0.0824793">
                <text:p>0.0824793</text:p>
              </table:table-cell>
              <table:table-cell office:value-type="float" office:value="0.00133507">
                <text:p>0.00133507</text:p>
              </table:table-cell>
              <table:table-cell office:value-type="float" office:value="0.0126338">
                <text:p>0.0126338</text:p>
              </table:table-cell>
              <table:table-cell office:value-type="float" office:value="0.00762946">
                <text:p>0.007629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0">
                <text:p>458000</text:p>
              </table:table-cell>
              <table:table-cell office:value-type="float" office:value="0">
                <text:p>0</text:p>
              </table:table-cell>
              <table:table-cell office:value-type="float" office:value="0.0808695">
                <text:p>0.0808695</text:p>
              </table:table-cell>
              <table:table-cell office:value-type="float" office:value="0.00131888">
                <text:p>0.00131888</text:p>
              </table:table-cell>
              <table:table-cell office:value-type="float" office:value="0.0142831">
                <text:p>0.0142831</text:p>
              </table:table-cell>
              <table:table-cell office:value-type="float" office:value="0.00830213">
                <text:p>0.008302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0">
                <text:p>459000</text:p>
              </table:table-cell>
              <table:table-cell office:value-type="float" office:value="0">
                <text:p>0</text:p>
              </table:table-cell>
              <table:table-cell office:value-type="float" office:value="0.0860672">
                <text:p>0.0860672</text:p>
              </table:table-cell>
              <table:table-cell office:value-type="float" office:value="0.00136744">
                <text:p>0.00136744</text:p>
              </table:table-cell>
              <table:table-cell office:value-type="float" office:value="0.0155017">
                <text:p>0.0155017</text:p>
              </table:table-cell>
              <table:table-cell office:value-type="float" office:value="0.00736063">
                <text:p>0.007360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0">
                <text:p>460000</text:p>
              </table:table-cell>
              <table:table-cell office:value-type="float" office:value="0">
                <text:p>0</text:p>
              </table:table-cell>
              <table:table-cell office:value-type="float" office:value="0.0812267">
                <text:p>0.0812267</text:p>
              </table:table-cell>
              <table:table-cell office:value-type="float" office:value="0.0022888">
                <text:p>0.0022888</text:p>
              </table:table-cell>
              <table:table-cell office:value-type="float" office:value="0.0138204">
                <text:p>0.0138204</text:p>
              </table:table-cell>
              <table:table-cell office:value-type="float" office:value="0.00814857">
                <text:p>0.008148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0">
                <text:p>461000</text:p>
              </table:table-cell>
              <table:table-cell office:value-type="float" office:value="0">
                <text:p>0</text:p>
              </table:table-cell>
              <table:table-cell office:value-type="float" office:value="0.0853267">
                <text:p>0.0853267</text:p>
              </table:table-cell>
              <table:table-cell office:value-type="float" office:value="0.00165837">
                <text:p>0.00165837</text:p>
              </table:table-cell>
              <table:table-cell office:value-type="float" office:value="0.012119">
                <text:p>0.012119</text:p>
              </table:table-cell>
              <table:table-cell office:value-type="float" office:value="0.0089365">
                <text:p>0.00893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0">
                <text:p>462000</text:p>
              </table:table-cell>
              <table:table-cell office:value-type="float" office:value="0">
                <text:p>0</text:p>
              </table:table-cell>
              <table:table-cell office:value-type="float" office:value="0.0829104">
                <text:p>0.0829104</text:p>
              </table:table-cell>
              <table:table-cell office:value-type="float" office:value="0.00183404">
                <text:p>0.00183404</text:p>
              </table:table-cell>
              <table:table-cell office:value-type="float" office:value="0.0115348">
                <text:p>0.0115348</text:p>
              </table:table-cell>
              <table:table-cell office:value-type="float" office:value="0.00885834">
                <text:p>0.008858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0">
                <text:p>463000</text:p>
              </table:table-cell>
              <table:table-cell office:value-type="float" office:value="0">
                <text:p>0</text:p>
              </table:table-cell>
              <table:table-cell office:value-type="float" office:value="0.0854269">
                <text:p>0.0854269</text:p>
              </table:table-cell>
              <table:table-cell office:value-type="float" office:value="0.00150481">
                <text:p>0.00150481</text:p>
              </table:table-cell>
              <table:table-cell office:value-type="float" office:value="0.0127443">
                <text:p>0.0127443</text:p>
              </table:table-cell>
              <table:table-cell office:value-type="float" office:value="0.00860688">
                <text:p>0.008606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0">
                <text:p>464000</text:p>
              </table:table-cell>
              <table:table-cell office:value-type="float" office:value="0">
                <text:p>0</text:p>
              </table:table-cell>
              <table:table-cell office:value-type="float" office:value="0.0816234">
                <text:p>0.0816234</text:p>
              </table:table-cell>
              <table:table-cell office:value-type="float" office:value="0.00133072">
                <text:p>0.00133072</text:p>
              </table:table-cell>
              <table:table-cell office:value-type="float" office:value="0.0122682">
                <text:p>0.0122682</text:p>
              </table:table-cell>
              <table:table-cell office:value-type="float" office:value="0.00925783">
                <text:p>0.009257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0">
                <text:p>465000</text:p>
              </table:table-cell>
              <table:table-cell office:value-type="float" office:value="0">
                <text:p>0</text:p>
              </table:table-cell>
              <table:table-cell office:value-type="float" office:value="0.0829423">
                <text:p>0.0829423</text:p>
              </table:table-cell>
              <table:table-cell office:value-type="float" office:value="0.00136586">
                <text:p>0.00136586</text:p>
              </table:table-cell>
              <table:table-cell office:value-type="float" office:value="0.0131754">
                <text:p>0.0131754</text:p>
              </table:table-cell>
              <table:table-cell office:value-type="float" office:value="0.00816436">
                <text:p>0.008164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0">
                <text:p>466000</text:p>
              </table:table-cell>
              <table:table-cell office:value-type="float" office:value="0">
                <text:p>0</text:p>
              </table:table-cell>
              <table:table-cell office:value-type="float" office:value="0.0874832">
                <text:p>0.0874832</text:p>
              </table:table-cell>
              <table:table-cell office:value-type="float" office:value="0.00130151">
                <text:p>0.00130151</text:p>
              </table:table-cell>
              <table:table-cell office:value-type="float" office:value="0.0116118">
                <text:p>0.0116118</text:p>
              </table:table-cell>
              <table:table-cell office:value-type="float" office:value="0.00908019">
                <text:p>0.009080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0">
                <text:p>467000</text:p>
              </table:table-cell>
              <table:table-cell office:value-type="float" office:value="0">
                <text:p>0</text:p>
              </table:table-cell>
              <table:table-cell office:value-type="float" office:value="0.0842008">
                <text:p>0.0842008</text:p>
              </table:table-cell>
              <table:table-cell office:value-type="float" office:value="0.00128375">
                <text:p>0.00128375</text:p>
              </table:table-cell>
              <table:table-cell office:value-type="float" office:value="0.0126567">
                <text:p>0.0126567</text:p>
              </table:table-cell>
              <table:table-cell office:value-type="float" office:value="0.00852398">
                <text:p>0.008523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0">
                <text:p>468000</text:p>
              </table:table-cell>
              <table:table-cell office:value-type="float" office:value="0">
                <text:p>0</text:p>
              </table:table-cell>
              <table:table-cell office:value-type="float" office:value="0.0862614">
                <text:p>0.0862614</text:p>
              </table:table-cell>
              <table:table-cell office:value-type="float" office:value="0.00142073">
                <text:p>0.00142073</text:p>
              </table:table-cell>
              <table:table-cell office:value-type="float" office:value="0.0134754">
                <text:p>0.0134754</text:p>
              </table:table-cell>
              <table:table-cell office:value-type="float" office:value="0.0089065">
                <text:p>0.00890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0">
                <text:p>469000</text:p>
              </table:table-cell>
              <table:table-cell office:value-type="float" office:value="0">
                <text:p>0</text:p>
              </table:table-cell>
              <table:table-cell office:value-type="float" office:value="0.0873431">
                <text:p>0.0873431</text:p>
              </table:table-cell>
              <table:table-cell office:value-type="float" office:value="0.00131059">
                <text:p>0.00131059</text:p>
              </table:table-cell>
              <table:table-cell office:value-type="float" office:value="0.0138279">
                <text:p>0.0138279</text:p>
              </table:table-cell>
              <table:table-cell office:value-type="float" office:value="0.00834555">
                <text:p>0.008345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0">
                <text:p>470000</text:p>
              </table:table-cell>
              <table:table-cell office:value-type="float" office:value="0">
                <text:p>0</text:p>
              </table:table-cell>
              <table:table-cell office:value-type="float" office:value="0.0842249">
                <text:p>0.0842249</text:p>
              </table:table-cell>
              <table:table-cell office:value-type="float" office:value="0.00133586">
                <text:p>0.00133586</text:p>
              </table:table-cell>
              <table:table-cell office:value-type="float" office:value="0.0117985">
                <text:p>0.0117985</text:p>
              </table:table-cell>
              <table:table-cell office:value-type="float" office:value="0.00870004">
                <text:p>0.008700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0">
                <text:p>471000</text:p>
              </table:table-cell>
              <table:table-cell office:value-type="float" office:value="0">
                <text:p>0</text:p>
              </table:table-cell>
              <table:table-cell office:value-type="float" office:value="0.0878195">
                <text:p>0.0878195</text:p>
              </table:table-cell>
              <table:table-cell office:value-type="float" office:value="0.00131099">
                <text:p>0.00131099</text:p>
              </table:table-cell>
              <table:table-cell office:value-type="float" office:value="0.0125904">
                <text:p>0.0125904</text:p>
              </table:table-cell>
              <table:table-cell office:value-type="float" office:value="0.00730024">
                <text:p>0.007300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0">
                <text:p>472000</text:p>
              </table:table-cell>
              <table:table-cell office:value-type="float" office:value="0">
                <text:p>0</text:p>
              </table:table-cell>
              <table:table-cell office:value-type="float" office:value="0.0843974">
                <text:p>0.0843974</text:p>
              </table:table-cell>
              <table:table-cell office:value-type="float" office:value="0.0014002">
                <text:p>0.0014002</text:p>
              </table:table-cell>
              <table:table-cell office:value-type="float" office:value="0.0122394">
                <text:p>0.0122394</text:p>
              </table:table-cell>
              <table:table-cell office:value-type="float" office:value="0.0087107">
                <text:p>0.00871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0">
                <text:p>473000</text:p>
              </table:table-cell>
              <table:table-cell office:value-type="float" office:value="0">
                <text:p>0</text:p>
              </table:table-cell>
              <table:table-cell office:value-type="float" office:value="0.0831796">
                <text:p>0.0831796</text:p>
              </table:table-cell>
              <table:table-cell office:value-type="float" office:value="0.00178114">
                <text:p>0.00178114</text:p>
              </table:table-cell>
              <table:table-cell office:value-type="float" office:value="0.0134916">
                <text:p>0.0134916</text:p>
              </table:table-cell>
              <table:table-cell office:value-type="float" office:value="0.00812488">
                <text:p>0.008124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0">
                <text:p>474000</text:p>
              </table:table-cell>
              <table:table-cell office:value-type="float" office:value="0">
                <text:p>0</text:p>
              </table:table-cell>
              <table:table-cell office:value-type="float" office:value="0.0855832">
                <text:p>0.0855832</text:p>
              </table:table-cell>
              <table:table-cell office:value-type="float" office:value="0.00155889">
                <text:p>0.00155889</text:p>
              </table:table-cell>
              <table:table-cell office:value-type="float" office:value="0.014317">
                <text:p>0.014317</text:p>
              </table:table-cell>
              <table:table-cell office:value-type="float" office:value="0.00900243">
                <text:p>0.009002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0">
                <text:p>475000</text:p>
              </table:table-cell>
              <table:table-cell office:value-type="float" office:value="0">
                <text:p>0</text:p>
              </table:table-cell>
              <table:table-cell office:value-type="float" office:value="0.0840307">
                <text:p>0.0840307</text:p>
              </table:table-cell>
              <table:table-cell office:value-type="float" office:value="0.00268356">
                <text:p>0.00268356</text:p>
              </table:table-cell>
              <table:table-cell office:value-type="float" office:value="0.0120215">
                <text:p>0.0120215</text:p>
              </table:table-cell>
              <table:table-cell office:value-type="float" office:value="0.00773763">
                <text:p>0.007737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0">
                <text:p>476000</text:p>
              </table:table-cell>
              <table:table-cell office:value-type="float" office:value="0">
                <text:p>0</text:p>
              </table:table-cell>
              <table:table-cell office:value-type="float" office:value="0.0875282">
                <text:p>0.0875282</text:p>
              </table:table-cell>
              <table:table-cell office:value-type="float" office:value="0.00160192">
                <text:p>0.00160192</text:p>
              </table:table-cell>
              <table:table-cell office:value-type="float" office:value="0.0138508">
                <text:p>0.0138508</text:p>
              </table:table-cell>
              <table:table-cell office:value-type="float" office:value="0.00895821">
                <text:p>0.008958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0">
                <text:p>477000</text:p>
              </table:table-cell>
              <table:table-cell office:value-type="float" office:value="0">
                <text:p>0</text:p>
              </table:table-cell>
              <table:table-cell office:value-type="float" office:value="0.0859772">
                <text:p>0.0859772</text:p>
              </table:table-cell>
              <table:table-cell office:value-type="float" office:value="0.00135086">
                <text:p>0.00135086</text:p>
              </table:table-cell>
              <table:table-cell office:value-type="float" office:value="0.0124415">
                <text:p>0.0124415</text:p>
              </table:table-cell>
              <table:table-cell office:value-type="float" office:value="0.00837911">
                <text:p>0.008379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0">
                <text:p>478000</text:p>
              </table:table-cell>
              <table:table-cell office:value-type="float" office:value="0">
                <text:p>0</text:p>
              </table:table-cell>
              <table:table-cell office:value-type="float" office:value="0.0887547">
                <text:p>0.0887547</text:p>
              </table:table-cell>
              <table:table-cell office:value-type="float" office:value="0.00137967">
                <text:p>0.00137967</text:p>
              </table:table-cell>
              <table:table-cell office:value-type="float" office:value="0.0125422">
                <text:p>0.0125422</text:p>
              </table:table-cell>
              <table:table-cell office:value-type="float" office:value="0.00844937">
                <text:p>0.008449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0">
                <text:p>479000</text:p>
              </table:table-cell>
              <table:table-cell office:value-type="float" office:value="0">
                <text:p>0</text:p>
              </table:table-cell>
              <table:table-cell office:value-type="float" office:value="0.0868548">
                <text:p>0.0868548</text:p>
              </table:table-cell>
              <table:table-cell office:value-type="float" office:value="0.0013473">
                <text:p>0.0013473</text:p>
              </table:table-cell>
              <table:table-cell office:value-type="float" office:value="0.0137371">
                <text:p>0.0137371</text:p>
              </table:table-cell>
              <table:table-cell office:value-type="float" office:value="0.00731642">
                <text:p>0.007316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0">
                <text:p>480000</text:p>
              </table:table-cell>
              <table:table-cell office:value-type="float" office:value="0">
                <text:p>0</text:p>
              </table:table-cell>
              <table:table-cell office:value-type="float" office:value="0.0862535">
                <text:p>0.0862535</text:p>
              </table:table-cell>
              <table:table-cell office:value-type="float" office:value="0.00150008">
                <text:p>0.00150008</text:p>
              </table:table-cell>
              <table:table-cell office:value-type="float" office:value="0.012044">
                <text:p>0.012044</text:p>
              </table:table-cell>
              <table:table-cell office:value-type="float" office:value="0.00888281">
                <text:p>0.008882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0">
                <text:p>481000</text:p>
              </table:table-cell>
              <table:table-cell office:value-type="float" office:value="0">
                <text:p>0</text:p>
              </table:table-cell>
              <table:table-cell office:value-type="float" office:value="0.0849149">
                <text:p>0.0849149</text:p>
              </table:table-cell>
              <table:table-cell office:value-type="float" office:value="0.00341899">
                <text:p>0.00341899</text:p>
              </table:table-cell>
              <table:table-cell office:value-type="float" office:value="0.0137861">
                <text:p>0.0137861</text:p>
              </table:table-cell>
              <table:table-cell office:value-type="float" office:value="0.00747985">
                <text:p>0.007479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0">
                <text:p>482000</text:p>
              </table:table-cell>
              <table:table-cell office:value-type="float" office:value="0">
                <text:p>0</text:p>
              </table:table-cell>
              <table:table-cell office:value-type="float" office:value="0.0850278">
                <text:p>0.0850278</text:p>
              </table:table-cell>
              <table:table-cell office:value-type="float" office:value="0.00215813">
                <text:p>0.00215813</text:p>
              </table:table-cell>
              <table:table-cell office:value-type="float" office:value="0.0128091">
                <text:p>0.0128091</text:p>
              </table:table-cell>
              <table:table-cell office:value-type="float" office:value="0.00889426">
                <text:p>0.008894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0">
                <text:p>483000</text:p>
              </table:table-cell>
              <table:table-cell office:value-type="float" office:value="0">
                <text:p>0</text:p>
              </table:table-cell>
              <table:table-cell office:value-type="float" office:value="0.0869302">
                <text:p>0.0869302</text:p>
              </table:table-cell>
              <table:table-cell office:value-type="float" office:value="0.00166508">
                <text:p>0.00166508</text:p>
              </table:table-cell>
              <table:table-cell office:value-type="float" office:value="0.0136144">
                <text:p>0.0136144</text:p>
              </table:table-cell>
              <table:table-cell office:value-type="float" office:value="0.00831318">
                <text:p>0.008313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0">
                <text:p>484000</text:p>
              </table:table-cell>
              <table:table-cell office:value-type="float" office:value="0">
                <text:p>0</text:p>
              </table:table-cell>
              <table:table-cell office:value-type="float" office:value="0.090346">
                <text:p>0.090346</text:p>
              </table:table-cell>
              <table:table-cell office:value-type="float" office:value="0.00147876">
                <text:p>0.00147876</text:p>
              </table:table-cell>
              <table:table-cell office:value-type="float" office:value="0.0124688">
                <text:p>0.0124688</text:p>
              </table:table-cell>
              <table:table-cell office:value-type="float" office:value="0.00895466">
                <text:p>0.008954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0">
                <text:p>485000</text:p>
              </table:table-cell>
              <table:table-cell office:value-type="float" office:value="0">
                <text:p>0</text:p>
              </table:table-cell>
              <table:table-cell office:value-type="float" office:value="0.0891203">
                <text:p>0.0891203</text:p>
              </table:table-cell>
              <table:table-cell office:value-type="float" office:value="0.00135323">
                <text:p>0.00135323</text:p>
              </table:table-cell>
              <table:table-cell office:value-type="float" office:value="0.0122643">
                <text:p>0.0122643</text:p>
              </table:table-cell>
              <table:table-cell office:value-type="float" office:value="0.00963325">
                <text:p>0.009633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0">
                <text:p>486000</text:p>
              </table:table-cell>
              <table:table-cell office:value-type="float" office:value="0">
                <text:p>0</text:p>
              </table:table-cell>
              <table:table-cell office:value-type="float" office:value="0.0895079">
                <text:p>0.0895079</text:p>
              </table:table-cell>
              <table:table-cell office:value-type="float" office:value="0.00136152">
                <text:p>0.00136152</text:p>
              </table:table-cell>
              <table:table-cell office:value-type="float" office:value="0.0133483">
                <text:p>0.0133483</text:p>
              </table:table-cell>
              <table:table-cell office:value-type="float" office:value="0.00886939">
                <text:p>0.008869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0">
                <text:p>487000</text:p>
              </table:table-cell>
              <table:table-cell office:value-type="float" office:value="0">
                <text:p>0</text:p>
              </table:table-cell>
              <table:table-cell office:value-type="float" office:value="0.0881989">
                <text:p>0.0881989</text:p>
              </table:table-cell>
              <table:table-cell office:value-type="float" office:value="0.0013627">
                <text:p>0.0013627</text:p>
              </table:table-cell>
              <table:table-cell office:value-type="float" office:value="0.0126239">
                <text:p>0.0126239</text:p>
              </table:table-cell>
              <table:table-cell office:value-type="float" office:value="0.0102491">
                <text:p>0.01024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0">
                <text:p>488000</text:p>
              </table:table-cell>
              <table:table-cell office:value-type="float" office:value="0">
                <text:p>0</text:p>
              </table:table-cell>
              <table:table-cell office:value-type="float" office:value="0.0905742">
                <text:p>0.0905742</text:p>
              </table:table-cell>
              <table:table-cell office:value-type="float" office:value="0.00127901">
                <text:p>0.00127901</text:p>
              </table:table-cell>
              <table:table-cell office:value-type="float" office:value="0.012785">
                <text:p>0.012785</text:p>
              </table:table-cell>
              <table:table-cell office:value-type="float" office:value="0.00935573">
                <text:p>0.009355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0">
                <text:p>489000</text:p>
              </table:table-cell>
              <table:table-cell office:value-type="float" office:value="0">
                <text:p>0</text:p>
              </table:table-cell>
              <table:table-cell office:value-type="float" office:value="0.0880134">
                <text:p>0.0880134</text:p>
              </table:table-cell>
              <table:table-cell office:value-type="float" office:value="0.00133665">
                <text:p>0.00133665</text:p>
              </table:table-cell>
              <table:table-cell office:value-type="float" office:value="0.0168577">
                <text:p>0.0168577</text:p>
              </table:table-cell>
              <table:table-cell office:value-type="float" office:value="0.00940468">
                <text:p>0.009404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0">
                <text:p>490000</text:p>
              </table:table-cell>
              <table:table-cell office:value-type="float" office:value="0">
                <text:p>0</text:p>
              </table:table-cell>
              <table:table-cell office:value-type="float" office:value="0.0928286">
                <text:p>0.0928286</text:p>
              </table:table-cell>
              <table:table-cell office:value-type="float" office:value="0.00125888">
                <text:p>0.00125888</text:p>
              </table:table-cell>
              <table:table-cell office:value-type="float" office:value="0.0126125">
                <text:p>0.0126125</text:p>
              </table:table-cell>
              <table:table-cell office:value-type="float" office:value="0.00855438">
                <text:p>0.008554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0">
                <text:p>491000</text:p>
              </table:table-cell>
              <table:table-cell office:value-type="float" office:value="0">
                <text:p>0</text:p>
              </table:table-cell>
              <table:table-cell office:value-type="float" office:value="0.087636">
                <text:p>0.087636</text:p>
              </table:table-cell>
              <table:table-cell office:value-type="float" office:value="0.00144244">
                <text:p>0.00144244</text:p>
              </table:table-cell>
              <table:table-cell office:value-type="float" office:value="0.0133021">
                <text:p>0.0133021</text:p>
              </table:table-cell>
              <table:table-cell office:value-type="float" office:value="0.0093881">
                <text:p>0.00938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0">
                <text:p>492000</text:p>
              </table:table-cell>
              <table:table-cell office:value-type="float" office:value="0">
                <text:p>0</text:p>
              </table:table-cell>
              <table:table-cell office:value-type="float" office:value="0.0895138">
                <text:p>0.0895138</text:p>
              </table:table-cell>
              <table:table-cell office:value-type="float" office:value="0.00180838">
                <text:p>0.00180838</text:p>
              </table:table-cell>
              <table:table-cell office:value-type="float" office:value="0.0128142">
                <text:p>0.0128142</text:p>
              </table:table-cell>
              <table:table-cell office:value-type="float" office:value="0.00902374">
                <text:p>0.009023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0">
                <text:p>493000</text:p>
              </table:table-cell>
              <table:table-cell office:value-type="float" office:value="0">
                <text:p>0</text:p>
              </table:table-cell>
              <table:table-cell office:value-type="float" office:value="0.0891901">
                <text:p>0.0891901</text:p>
              </table:table-cell>
              <table:table-cell office:value-type="float" office:value="0.00210247">
                <text:p>0.00210247</text:p>
              </table:table-cell>
              <table:table-cell office:value-type="float" office:value="0.0139156">
                <text:p>0.0139156</text:p>
              </table:table-cell>
              <table:table-cell office:value-type="float" office:value="0.00918204">
                <text:p>0.009182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0">
                <text:p>494000</text:p>
              </table:table-cell>
              <table:table-cell office:value-type="float" office:value="0">
                <text:p>0</text:p>
              </table:table-cell>
              <table:table-cell office:value-type="float" office:value="0.087469">
                <text:p>0.087469</text:p>
              </table:table-cell>
              <table:table-cell office:value-type="float" office:value="0.00220195">
                <text:p>0.00220195</text:p>
              </table:table-cell>
              <table:table-cell office:value-type="float" office:value="0.0178225">
                <text:p>0.0178225</text:p>
              </table:table-cell>
              <table:table-cell office:value-type="float" office:value="0.00853622">
                <text:p>0.008536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0">
                <text:p>495000</text:p>
              </table:table-cell>
              <table:table-cell office:value-type="float" office:value="0">
                <text:p>0</text:p>
              </table:table-cell>
              <table:table-cell office:value-type="float" office:value="0.0954735">
                <text:p>0.0954735</text:p>
              </table:table-cell>
              <table:table-cell office:value-type="float" office:value="0.00259">
                <text:p>0.00259</text:p>
              </table:table-cell>
              <table:table-cell office:value-type="float" office:value="0.0123827">
                <text:p>0.0123827</text:p>
              </table:table-cell>
              <table:table-cell office:value-type="float" office:value="0.00933876">
                <text:p>0.009338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0">
                <text:p>496000</text:p>
              </table:table-cell>
              <table:table-cell office:value-type="float" office:value="0">
                <text:p>0</text:p>
              </table:table-cell>
              <table:table-cell office:value-type="float" office:value="0.0889549">
                <text:p>0.0889549</text:p>
              </table:table-cell>
              <table:table-cell office:value-type="float" office:value="0.00186917">
                <text:p>0.00186917</text:p>
              </table:table-cell>
              <table:table-cell office:value-type="float" office:value="0.0140383">
                <text:p>0.0140383</text:p>
              </table:table-cell>
              <table:table-cell office:value-type="float" office:value="0.00924244">
                <text:p>0.009242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0">
                <text:p>497000</text:p>
              </table:table-cell>
              <table:table-cell office:value-type="float" office:value="0">
                <text:p>0</text:p>
              </table:table-cell>
              <table:table-cell office:value-type="float" office:value="0.0945123">
                <text:p>0.0945123</text:p>
              </table:table-cell>
              <table:table-cell office:value-type="float" office:value="0.00167101">
                <text:p>0.00167101</text:p>
              </table:table-cell>
              <table:table-cell office:value-type="float" office:value="0.012907">
                <text:p>0.012907</text:p>
              </table:table-cell>
              <table:table-cell office:value-type="float" office:value="0.00896966">
                <text:p>0.008969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0">
                <text:p>498000</text:p>
              </table:table-cell>
              <table:table-cell office:value-type="float" office:value="0">
                <text:p>0</text:p>
              </table:table-cell>
              <table:table-cell office:value-type="float" office:value="0.0889912">
                <text:p>0.0889912</text:p>
              </table:table-cell>
              <table:table-cell office:value-type="float" office:value="0.00153323">
                <text:p>0.00153323</text:p>
              </table:table-cell>
              <table:table-cell office:value-type="float" office:value="0.0131158">
                <text:p>0.0131158</text:p>
              </table:table-cell>
              <table:table-cell office:value-type="float" office:value="0.00950732">
                <text:p>0.009507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0">
                <text:p>499000</text:p>
              </table:table-cell>
              <table:table-cell office:value-type="float" office:value="0">
                <text:p>0</text:p>
              </table:table-cell>
              <table:table-cell office:value-type="float" office:value="0.0913889">
                <text:p>0.0913889</text:p>
              </table:table-cell>
              <table:table-cell office:value-type="float" office:value="0.00147876">
                <text:p>0.00147876</text:p>
              </table:table-cell>
              <table:table-cell office:value-type="float" office:value="0.0126539">
                <text:p>0.0126539</text:p>
              </table:table-cell>
              <table:table-cell office:value-type="float" office:value="0.00920928">
                <text:p>0.009209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  <table:table-cell office:value-type="float" office:value="0.0937113">
                <text:p>0.0937113</text:p>
              </table:table-cell>
              <table:table-cell office:value-type="float" office:value="0.00142112">
                <text:p>0.00142112</text:p>
              </table:table-cell>
              <table:table-cell office:value-type="float" office:value="0.0117223">
                <text:p>0.0117223</text:p>
              </table:table-cell>
              <table:table-cell office:value-type="float" office:value="0.00944771">
                <text:p>0.009447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0">
                <text:p>501000</text:p>
              </table:table-cell>
              <table:table-cell office:value-type="float" office:value="0">
                <text:p>0</text:p>
              </table:table-cell>
              <table:table-cell office:value-type="float" office:value="0.0904166">
                <text:p>0.0904166</text:p>
              </table:table-cell>
              <table:table-cell office:value-type="float" office:value="0.00258171">
                <text:p>0.00258171</text:p>
              </table:table-cell>
              <table:table-cell office:value-type="float" office:value="0.0130487">
                <text:p>0.0130487</text:p>
              </table:table-cell>
              <table:table-cell office:value-type="float" office:value="0.00925665">
                <text:p>0.009256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0">
                <text:p>502000</text:p>
              </table:table-cell>
              <table:table-cell office:value-type="float" office:value="0">
                <text:p>0</text:p>
              </table:table-cell>
              <table:table-cell office:value-type="float" office:value="0.0925436">
                <text:p>0.0925436</text:p>
              </table:table-cell>
              <table:table-cell office:value-type="float" office:value="0.00185812">
                <text:p>0.00185812</text:p>
              </table:table-cell>
              <table:table-cell office:value-type="float" office:value="0.0129093">
                <text:p>0.0129093</text:p>
              </table:table-cell>
              <table:table-cell office:value-type="float" office:value="0.00955351">
                <text:p>0.009553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0">
                <text:p>503000</text:p>
              </table:table-cell>
              <table:table-cell office:value-type="float" office:value="0">
                <text:p>0</text:p>
              </table:table-cell>
              <table:table-cell office:value-type="float" office:value="0.0907372">
                <text:p>0.0907372</text:p>
              </table:table-cell>
              <table:table-cell office:value-type="float" office:value="0.00162482">
                <text:p>0.00162482</text:p>
              </table:table-cell>
              <table:table-cell office:value-type="float" office:value="0.0136053">
                <text:p>0.0136053</text:p>
              </table:table-cell>
              <table:table-cell office:value-type="float" office:value="0.00951245">
                <text:p>0.009512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0">
                <text:p>504000</text:p>
              </table:table-cell>
              <table:table-cell office:value-type="float" office:value="0">
                <text:p>0</text:p>
              </table:table-cell>
              <table:table-cell office:value-type="float" office:value="0.0915733">
                <text:p>0.0915733</text:p>
              </table:table-cell>
              <table:table-cell office:value-type="float" office:value="0.0014156">
                <text:p>0.0014156</text:p>
              </table:table-cell>
              <table:table-cell office:value-type="float" office:value="0.0130716">
                <text:p>0.0130716</text:p>
              </table:table-cell>
              <table:table-cell office:value-type="float" office:value="0.00925902">
                <text:p>0.009259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0">
                <text:p>505000</text:p>
              </table:table-cell>
              <table:table-cell office:value-type="float" office:value="0">
                <text:p>0</text:p>
              </table:table-cell>
              <table:table-cell office:value-type="float" office:value="0.0892971">
                <text:p>0.0892971</text:p>
              </table:table-cell>
              <table:table-cell office:value-type="float" office:value="0.00143849">
                <text:p>0.00143849</text:p>
              </table:table-cell>
              <table:table-cell office:value-type="float" office:value="0.0129018">
                <text:p>0.0129018</text:p>
              </table:table-cell>
              <table:table-cell office:value-type="float" office:value="0.00994787">
                <text:p>0.0099478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0">
                <text:p>506000</text:p>
              </table:table-cell>
              <table:table-cell office:value-type="float" office:value="0">
                <text:p>0</text:p>
              </table:table-cell>
              <table:table-cell office:value-type="float" office:value="0.0951107">
                <text:p>0.0951107</text:p>
              </table:table-cell>
              <table:table-cell office:value-type="float" office:value="0.00145468">
                <text:p>0.00145468</text:p>
              </table:table-cell>
              <table:table-cell office:value-type="float" office:value="0.0151393">
                <text:p>0.0151393</text:p>
              </table:table-cell>
              <table:table-cell office:value-type="float" office:value="0.00924362">
                <text:p>0.009243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0">
                <text:p>507000</text:p>
              </table:table-cell>
              <table:table-cell office:value-type="float" office:value="0">
                <text:p>0</text:p>
              </table:table-cell>
              <table:table-cell office:value-type="float" office:value="0.0903902">
                <text:p>0.0903902</text:p>
              </table:table-cell>
              <table:table-cell office:value-type="float" office:value="0.00149929">
                <text:p>0.00149929</text:p>
              </table:table-cell>
              <table:table-cell office:value-type="float" office:value="0.0135129">
                <text:p>0.0135129</text:p>
              </table:table-cell>
              <table:table-cell office:value-type="float" office:value="0.0103482">
                <text:p>0.01034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0">
                <text:p>508000</text:p>
              </table:table-cell>
              <table:table-cell office:value-type="float" office:value="0">
                <text:p>0</text:p>
              </table:table-cell>
              <table:table-cell office:value-type="float" office:value="0.0904826">
                <text:p>0.0904826</text:p>
              </table:table-cell>
              <table:table-cell office:value-type="float" office:value="0.0015435">
                <text:p>0.0015435</text:p>
              </table:table-cell>
              <table:table-cell office:value-type="float" office:value="0.0142026">
                <text:p>0.0142026</text:p>
              </table:table-cell>
              <table:table-cell office:value-type="float" office:value="0.0104338">
                <text:p>0.01043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0">
                <text:p>509000</text:p>
              </table:table-cell>
              <table:table-cell office:value-type="float" office:value="0">
                <text:p>0</text:p>
              </table:table-cell>
              <table:table-cell office:value-type="float" office:value="0.0938846">
                <text:p>0.0938846</text:p>
              </table:table-cell>
              <table:table-cell office:value-type="float" office:value="0.00141797">
                <text:p>0.00141797</text:p>
              </table:table-cell>
              <table:table-cell office:value-type="float" office:value="0.0133961">
                <text:p>0.0133961</text:p>
              </table:table-cell>
              <table:table-cell office:value-type="float" office:value="0.00983892">
                <text:p>0.009838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0">
                <text:p>510000</text:p>
              </table:table-cell>
              <table:table-cell office:value-type="float" office:value="0">
                <text:p>0</text:p>
              </table:table-cell>
              <table:table-cell office:value-type="float" office:value="0.090798">
                <text:p>0.090798</text:p>
              </table:table-cell>
              <table:table-cell office:value-type="float" office:value="0.00146257">
                <text:p>0.00146257</text:p>
              </table:table-cell>
              <table:table-cell office:value-type="float" office:value="0.0122414">
                <text:p>0.0122414</text:p>
              </table:table-cell>
              <table:table-cell office:value-type="float" office:value="0.00959259">
                <text:p>0.009592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0">
                <text:p>511000</text:p>
              </table:table-cell>
              <table:table-cell office:value-type="float" office:value="0">
                <text:p>0</text:p>
              </table:table-cell>
              <table:table-cell office:value-type="float" office:value="0.0954885">
                <text:p>0.0954885</text:p>
              </table:table-cell>
              <table:table-cell office:value-type="float" office:value="0.00206102">
                <text:p>0.00206102</text:p>
              </table:table-cell>
              <table:table-cell office:value-type="float" office:value="0.0141003">
                <text:p>0.0141003</text:p>
              </table:table-cell>
              <table:table-cell office:value-type="float" office:value="0.00872294">
                <text:p>0.008722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0">
                <text:p>512000</text:p>
              </table:table-cell>
              <table:table-cell office:value-type="float" office:value="0">
                <text:p>0</text:p>
              </table:table-cell>
              <table:table-cell office:value-type="float" office:value="0.0955307">
                <text:p>0.0955307</text:p>
              </table:table-cell>
              <table:table-cell office:value-type="float" office:value="0.00176812">
                <text:p>0.00176812</text:p>
              </table:table-cell>
              <table:table-cell office:value-type="float" office:value="0.0137845">
                <text:p>0.0137845</text:p>
              </table:table-cell>
              <table:table-cell office:value-type="float" office:value="0.00889387">
                <text:p>0.008893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0">
                <text:p>513000</text:p>
              </table:table-cell>
              <table:table-cell office:value-type="float" office:value="0">
                <text:p>0</text:p>
              </table:table-cell>
              <table:table-cell office:value-type="float" office:value="0.0975057">
                <text:p>0.0975057</text:p>
              </table:table-cell>
              <table:table-cell office:value-type="float" office:value="0.00154626">
                <text:p>0.00154626</text:p>
              </table:table-cell>
              <table:table-cell office:value-type="float" office:value="0.0132946">
                <text:p>0.0132946</text:p>
              </table:table-cell>
              <table:table-cell office:value-type="float" office:value="0.00925547">
                <text:p>0.009255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0">
                <text:p>514000</text:p>
              </table:table-cell>
              <table:table-cell office:value-type="float" office:value="0">
                <text:p>0</text:p>
              </table:table-cell>
              <table:table-cell office:value-type="float" office:value="0.0909926">
                <text:p>0.0909926</text:p>
              </table:table-cell>
              <table:table-cell office:value-type="float" office:value="0.0027554">
                <text:p>0.0027554</text:p>
              </table:table-cell>
              <table:table-cell office:value-type="float" office:value="0.0131418">
                <text:p>0.0131418</text:p>
              </table:table-cell>
              <table:table-cell office:value-type="float" office:value="0.00954522">
                <text:p>0.009545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0">
                <text:p>515000</text:p>
              </table:table-cell>
              <table:table-cell office:value-type="float" office:value="0">
                <text:p>0</text:p>
              </table:table-cell>
              <table:table-cell office:value-type="float" office:value="0.093992">
                <text:p>0.093992</text:p>
              </table:table-cell>
              <table:table-cell office:value-type="float" office:value="0.00155416">
                <text:p>0.00155416</text:p>
              </table:table-cell>
              <table:table-cell office:value-type="float" office:value="0.0119102">
                <text:p>0.0119102</text:p>
              </table:table-cell>
              <table:table-cell office:value-type="float" office:value="0.0084549">
                <text:p>0.00845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0">
                <text:p>516000</text:p>
              </table:table-cell>
              <table:table-cell office:value-type="float" office:value="0">
                <text:p>0</text:p>
              </table:table-cell>
              <table:table-cell office:value-type="float" office:value="0.0921524">
                <text:p>0.0921524</text:p>
              </table:table-cell>
              <table:table-cell office:value-type="float" office:value="0.00146455">
                <text:p>0.00146455</text:p>
              </table:table-cell>
              <table:table-cell office:value-type="float" office:value="0.0135382">
                <text:p>0.0135382</text:p>
              </table:table-cell>
              <table:table-cell office:value-type="float" office:value="0.00959259">
                <text:p>0.009592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0">
                <text:p>517000</text:p>
              </table:table-cell>
              <table:table-cell office:value-type="float" office:value="0">
                <text:p>0</text:p>
              </table:table-cell>
              <table:table-cell office:value-type="float" office:value="0.0920427">
                <text:p>0.0920427</text:p>
              </table:table-cell>
              <table:table-cell office:value-type="float" office:value="0.00137533">
                <text:p>0.00137533</text:p>
              </table:table-cell>
              <table:table-cell office:value-type="float" office:value="0.0129468">
                <text:p>0.0129468</text:p>
              </table:table-cell>
              <table:table-cell office:value-type="float" office:value="0.00901308">
                <text:p>0.009013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0">
                <text:p>518000</text:p>
              </table:table-cell>
              <table:table-cell office:value-type="float" office:value="0">
                <text:p>0</text:p>
              </table:table-cell>
              <table:table-cell office:value-type="float" office:value="0.096199">
                <text:p>0.096199</text:p>
              </table:table-cell>
              <table:table-cell office:value-type="float" office:value="0.00140968">
                <text:p>0.00140968</text:p>
              </table:table-cell>
              <table:table-cell office:value-type="float" office:value="0.0131107">
                <text:p>0.0131107</text:p>
              </table:table-cell>
              <table:table-cell office:value-type="float" office:value="0.00924125">
                <text:p>0.009241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0">
                <text:p>519000</text:p>
              </table:table-cell>
              <table:table-cell office:value-type="float" office:value="0">
                <text:p>0</text:p>
              </table:table-cell>
              <table:table-cell office:value-type="float" office:value="0.091357">
                <text:p>0.091357</text:p>
              </table:table-cell>
              <table:table-cell office:value-type="float" office:value="0.00134099">
                <text:p>0.00134099</text:p>
              </table:table-cell>
              <table:table-cell office:value-type="float" office:value="0.0130755">
                <text:p>0.0130755</text:p>
              </table:table-cell>
              <table:table-cell office:value-type="float" office:value="0.00841345">
                <text:p>0.008413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0">
                <text:p>520000</text:p>
              </table:table-cell>
              <table:table-cell office:value-type="float" office:value="0">
                <text:p>0</text:p>
              </table:table-cell>
              <table:table-cell office:value-type="float" office:value="0.0975771">
                <text:p>0.0975771</text:p>
              </table:table-cell>
              <table:table-cell office:value-type="float" office:value="0.00136625">
                <text:p>0.00136625</text:p>
              </table:table-cell>
              <table:table-cell office:value-type="float" office:value="0.0128075">
                <text:p>0.0128075</text:p>
              </table:table-cell>
              <table:table-cell office:value-type="float" office:value="0.00962062">
                <text:p>0.009620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0">
                <text:p>521000</text:p>
              </table:table-cell>
              <table:table-cell office:value-type="float" office:value="0">
                <text:p>0</text:p>
              </table:table-cell>
              <table:table-cell office:value-type="float" office:value="0.0941428">
                <text:p>0.0941428</text:p>
              </table:table-cell>
              <table:table-cell office:value-type="float" office:value="0.00247157">
                <text:p>0.00247157</text:p>
              </table:table-cell>
              <table:table-cell office:value-type="float" office:value="0.0154642">
                <text:p>0.0154642</text:p>
              </table:table-cell>
              <table:table-cell office:value-type="float" office:value="0.00924283">
                <text:p>0.009242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0">
                <text:p>522000</text:p>
              </table:table-cell>
              <table:table-cell office:value-type="float" office:value="0">
                <text:p>0</text:p>
              </table:table-cell>
              <table:table-cell office:value-type="float" office:value="0.0967466">
                <text:p>0.0967466</text:p>
              </table:table-cell>
              <table:table-cell office:value-type="float" office:value="0.0018147">
                <text:p>0.0018147</text:p>
              </table:table-cell>
              <table:table-cell office:value-type="float" office:value="0.0157828">
                <text:p>0.0157828</text:p>
              </table:table-cell>
              <table:table-cell office:value-type="float" office:value="0.00908098">
                <text:p>0.009080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0">
                <text:p>523000</text:p>
              </table:table-cell>
              <table:table-cell office:value-type="float" office:value="0">
                <text:p>0</text:p>
              </table:table-cell>
              <table:table-cell office:value-type="float" office:value="0.0932826">
                <text:p>0.0932826</text:p>
              </table:table-cell>
              <table:table-cell office:value-type="float" office:value="0.00147718">
                <text:p>0.00147718</text:p>
              </table:table-cell>
              <table:table-cell office:value-type="float" office:value="0.0137529">
                <text:p>0.0137529</text:p>
              </table:table-cell>
              <table:table-cell office:value-type="float" office:value="0.0093206">
                <text:p>0.00932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0">
                <text:p>524000</text:p>
              </table:table-cell>
              <table:table-cell office:value-type="float" office:value="0">
                <text:p>0</text:p>
              </table:table-cell>
              <table:table-cell office:value-type="float" office:value="0.0987594">
                <text:p>0.0987594</text:p>
              </table:table-cell>
              <table:table-cell office:value-type="float" office:value="0.00144007">
                <text:p>0.00144007</text:p>
              </table:table-cell>
              <table:table-cell office:value-type="float" office:value="0.0131959">
                <text:p>0.0131959</text:p>
              </table:table-cell>
              <table:table-cell office:value-type="float" office:value="0.00890926">
                <text:p>0.008909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0">
                <text:p>525000</text:p>
              </table:table-cell>
              <table:table-cell office:value-type="float" office:value="0">
                <text:p>0</text:p>
              </table:table-cell>
              <table:table-cell office:value-type="float" office:value="0.0937294">
                <text:p>0.0937294</text:p>
              </table:table-cell>
              <table:table-cell office:value-type="float" office:value="0.00135638">
                <text:p>0.00135638</text:p>
              </table:table-cell>
              <table:table-cell office:value-type="float" office:value="0.012089">
                <text:p>0.012089</text:p>
              </table:table-cell>
              <table:table-cell office:value-type="float" office:value="0.00927481">
                <text:p>0.009274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0">
                <text:p>526000</text:p>
              </table:table-cell>
              <table:table-cell office:value-type="float" office:value="0">
                <text:p>0</text:p>
              </table:table-cell>
              <table:table-cell office:value-type="float" office:value="0.094453">
                <text:p>0.094453</text:p>
              </table:table-cell>
              <table:table-cell office:value-type="float" office:value="0.0013473">
                <text:p>0.0013473</text:p>
              </table:table-cell>
              <table:table-cell office:value-type="float" office:value="0.013372">
                <text:p>0.013372</text:p>
              </table:table-cell>
              <table:table-cell office:value-type="float" office:value="0.00827923">
                <text:p>0.008279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0">
                <text:p>527000</text:p>
              </table:table-cell>
              <table:table-cell office:value-type="float" office:value="0">
                <text:p>0</text:p>
              </table:table-cell>
              <table:table-cell office:value-type="float" office:value="0.0953977">
                <text:p>0.0953977</text:p>
              </table:table-cell>
              <table:table-cell office:value-type="float" office:value="0.00137415">
                <text:p>0.00137415</text:p>
              </table:table-cell>
              <table:table-cell office:value-type="float" office:value="0.0133084">
                <text:p>0.0133084</text:p>
              </table:table-cell>
              <table:table-cell office:value-type="float" office:value="0.00921954">
                <text:p>0.009219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0">
                <text:p>528000</text:p>
              </table:table-cell>
              <table:table-cell office:value-type="float" office:value="0">
                <text:p>0</text:p>
              </table:table-cell>
              <table:table-cell office:value-type="float" office:value="0.0947238">
                <text:p>0.0947238</text:p>
              </table:table-cell>
              <table:table-cell office:value-type="float" office:value="0.00140533">
                <text:p>0.00140533</text:p>
              </table:table-cell>
              <table:table-cell office:value-type="float" office:value="0.0129042">
                <text:p>0.0129042</text:p>
              </table:table-cell>
              <table:table-cell office:value-type="float" office:value="0.00921007">
                <text:p>0.009210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0">
                <text:p>529000</text:p>
              </table:table-cell>
              <table:table-cell office:value-type="float" office:value="0">
                <text:p>0</text:p>
              </table:table-cell>
              <table:table-cell office:value-type="float" office:value="0.100519">
                <text:p>0.100519</text:p>
              </table:table-cell>
              <table:table-cell office:value-type="float" office:value="0.00138796">
                <text:p>0.00138796</text:p>
              </table:table-cell>
              <table:table-cell office:value-type="float" office:value="0.0134857">
                <text:p>0.0134857</text:p>
              </table:table-cell>
              <table:table-cell office:value-type="float" office:value="0.00930284">
                <text:p>0.009302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0">
                <text:p>530000</text:p>
              </table:table-cell>
              <table:table-cell office:value-type="float" office:value="0">
                <text:p>0</text:p>
              </table:table-cell>
              <table:table-cell office:value-type="float" office:value="0.0940397">
                <text:p>0.0940397</text:p>
              </table:table-cell>
              <table:table-cell office:value-type="float" office:value="0.00132046">
                <text:p>0.00132046</text:p>
              </table:table-cell>
              <table:table-cell office:value-type="float" office:value="0.0127502">
                <text:p>0.0127502</text:p>
              </table:table-cell>
              <table:table-cell office:value-type="float" office:value="0.00830884">
                <text:p>0.008308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0">
                <text:p>531000</text:p>
              </table:table-cell>
              <table:table-cell office:value-type="float" office:value="0">
                <text:p>0</text:p>
              </table:table-cell>
              <table:table-cell office:value-type="float" office:value="0.100762">
                <text:p>0.100762</text:p>
              </table:table-cell>
              <table:table-cell office:value-type="float" office:value="0.00137967">
                <text:p>0.00137967</text:p>
              </table:table-cell>
              <table:table-cell office:value-type="float" office:value="0.0133838">
                <text:p>0.0133838</text:p>
              </table:table-cell>
              <table:table-cell office:value-type="float" office:value="0.0106691">
                <text:p>0.01066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0">
                <text:p>532000</text:p>
              </table:table-cell>
              <table:table-cell office:value-type="float" office:value="0">
                <text:p>0</text:p>
              </table:table-cell>
              <table:table-cell office:value-type="float" office:value="0.0964797">
                <text:p>0.0964797</text:p>
              </table:table-cell>
              <table:table-cell office:value-type="float" office:value="0.0013548">
                <text:p>0.0013548</text:p>
              </table:table-cell>
              <table:table-cell office:value-type="float" office:value="0.013374">
                <text:p>0.013374</text:p>
              </table:table-cell>
              <table:table-cell office:value-type="float" office:value="0.013569">
                <text:p>0.0135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0">
                <text:p>533000</text:p>
              </table:table-cell>
              <table:table-cell office:value-type="float" office:value="0">
                <text:p>0</text:p>
              </table:table-cell>
              <table:table-cell office:value-type="float" office:value="0.101173">
                <text:p>0.101173</text:p>
              </table:table-cell>
              <table:table-cell office:value-type="float" office:value="0.00146573">
                <text:p>0.00146573</text:p>
              </table:table-cell>
              <table:table-cell office:value-type="float" office:value="0.0132338">
                <text:p>0.0132338</text:p>
              </table:table-cell>
              <table:table-cell office:value-type="float" office:value="0.0153541">
                <text:p>0.01535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0">
                <text:p>534000</text:p>
              </table:table-cell>
              <table:table-cell office:value-type="float" office:value="0">
                <text:p>0</text:p>
              </table:table-cell>
              <table:table-cell office:value-type="float" office:value="0.0963767">
                <text:p>0.0963767</text:p>
              </table:table-cell>
              <table:table-cell office:value-type="float" office:value="0.00167377">
                <text:p>0.00167377</text:p>
              </table:table-cell>
              <table:table-cell office:value-type="float" office:value="0.0134695">
                <text:p>0.0134695</text:p>
              </table:table-cell>
              <table:table-cell office:value-type="float" office:value="0.0124755">
                <text:p>0.01247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0">
                <text:p>535000</text:p>
              </table:table-cell>
              <table:table-cell office:value-type="float" office:value="0">
                <text:p>0</text:p>
              </table:table-cell>
              <table:table-cell office:value-type="float" office:value="0.100163">
                <text:p>0.100163</text:p>
              </table:table-cell>
              <table:table-cell office:value-type="float" office:value="0.00180996">
                <text:p>0.00180996</text:p>
              </table:table-cell>
              <table:table-cell office:value-type="float" office:value="0.0125019">
                <text:p>0.0125019</text:p>
              </table:table-cell>
              <table:table-cell office:value-type="float" office:value="0.0102656">
                <text:p>0.01026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0">
                <text:p>536000</text:p>
              </table:table-cell>
              <table:table-cell office:value-type="float" office:value="0">
                <text:p>0</text:p>
              </table:table-cell>
              <table:table-cell office:value-type="float" office:value="0.0957269">
                <text:p>0.0957269</text:p>
              </table:table-cell>
              <table:table-cell office:value-type="float" office:value="0.00250592">
                <text:p>0.00250592</text:p>
              </table:table-cell>
              <table:table-cell office:value-type="float" office:value="0.0139393">
                <text:p>0.0139393</text:p>
              </table:table-cell>
              <table:table-cell office:value-type="float" office:value="0.0102297">
                <text:p>0.010229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0">
                <text:p>537000</text:p>
              </table:table-cell>
              <table:table-cell office:value-type="float" office:value="0">
                <text:p>0</text:p>
              </table:table-cell>
              <table:table-cell office:value-type="float" office:value="0.0985486">
                <text:p>0.0985486</text:p>
              </table:table-cell>
              <table:table-cell office:value-type="float" office:value="0.0015206">
                <text:p>0.0015206</text:p>
              </table:table-cell>
              <table:table-cell office:value-type="float" office:value="0.0142349">
                <text:p>0.0142349</text:p>
              </table:table-cell>
              <table:table-cell office:value-type="float" office:value="0.00982036">
                <text:p>0.009820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0">
                <text:p>538000</text:p>
              </table:table-cell>
              <table:table-cell office:value-type="float" office:value="0">
                <text:p>0</text:p>
              </table:table-cell>
              <table:table-cell office:value-type="float" office:value="0.0989229">
                <text:p>0.0989229</text:p>
              </table:table-cell>
              <table:table-cell office:value-type="float" office:value="0.00139507">
                <text:p>0.00139507</text:p>
              </table:table-cell>
              <table:table-cell office:value-type="float" office:value="0.0142322">
                <text:p>0.0142322</text:p>
              </table:table-cell>
              <table:table-cell office:value-type="float" office:value="0.00952035">
                <text:p>0.009520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0">
                <text:p>539000</text:p>
              </table:table-cell>
              <table:table-cell office:value-type="float" office:value="0">
                <text:p>0</text:p>
              </table:table-cell>
              <table:table-cell office:value-type="float" office:value="0.0992225">
                <text:p>0.0992225</text:p>
              </table:table-cell>
              <table:table-cell office:value-type="float" office:value="0.00150442">
                <text:p>0.00150442</text:p>
              </table:table-cell>
              <table:table-cell office:value-type="float" office:value="0.0138773">
                <text:p>0.0138773</text:p>
              </table:table-cell>
              <table:table-cell office:value-type="float" office:value="0.00966601">
                <text:p>0.009666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0">
                <text:p>540000</text:p>
              </table:table-cell>
              <table:table-cell office:value-type="float" office:value="0">
                <text:p>0</text:p>
              </table:table-cell>
              <table:table-cell office:value-type="float" office:value="0.0977856">
                <text:p>0.0977856</text:p>
              </table:table-cell>
              <table:table-cell office:value-type="float" office:value="0.0014081">
                <text:p>0.0014081</text:p>
              </table:table-cell>
              <table:table-cell office:value-type="float" office:value="0.0137253">
                <text:p>0.0137253</text:p>
              </table:table-cell>
              <table:table-cell office:value-type="float" office:value="0.00994313">
                <text:p>0.009943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0">
                <text:p>541000</text:p>
              </table:table-cell>
              <table:table-cell office:value-type="float" office:value="0">
                <text:p>0</text:p>
              </table:table-cell>
              <table:table-cell office:value-type="float" office:value="0.100635">
                <text:p>0.100635</text:p>
              </table:table-cell>
              <table:table-cell office:value-type="float" office:value="0.00145152">
                <text:p>0.00145152</text:p>
              </table:table-cell>
              <table:table-cell office:value-type="float" office:value="0.0139973">
                <text:p>0.0139973</text:p>
              </table:table-cell>
              <table:table-cell office:value-type="float" office:value="0.01057">
                <text:p>0.010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0">
                <text:p>542000</text:p>
              </table:table-cell>
              <table:table-cell office:value-type="float" office:value="0">
                <text:p>0</text:p>
              </table:table-cell>
              <table:table-cell office:value-type="float" office:value="0.0979403">
                <text:p>0.0979403</text:p>
              </table:table-cell>
              <table:table-cell office:value-type="float" office:value="0.00223353">
                <text:p>0.00223353</text:p>
              </table:table-cell>
              <table:table-cell office:value-type="float" office:value="0.0131304">
                <text:p>0.0131304</text:p>
              </table:table-cell>
              <table:table-cell office:value-type="float" office:value="0.0131189">
                <text:p>0.01311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0">
                <text:p>543000</text:p>
              </table:table-cell>
              <table:table-cell office:value-type="float" office:value="0">
                <text:p>0</text:p>
              </table:table-cell>
              <table:table-cell office:value-type="float" office:value="0.10458">
                <text:p>0.10458</text:p>
              </table:table-cell>
              <table:table-cell office:value-type="float" office:value="0.00158297">
                <text:p>0.00158297</text:p>
              </table:table-cell>
              <table:table-cell office:value-type="float" office:value="0.0139858">
                <text:p>0.0139858</text:p>
              </table:table-cell>
              <table:table-cell office:value-type="float" office:value="0.0103478">
                <text:p>0.01034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0">
                <text:p>544000</text:p>
              </table:table-cell>
              <table:table-cell office:value-type="float" office:value="0">
                <text:p>0</text:p>
              </table:table-cell>
              <table:table-cell office:value-type="float" office:value="0.0985293">
                <text:p>0.0985293</text:p>
              </table:table-cell>
              <table:table-cell office:value-type="float" office:value="0.00168364">
                <text:p>0.00168364</text:p>
              </table:table-cell>
              <table:table-cell office:value-type="float" office:value="0.0139562">
                <text:p>0.0139562</text:p>
              </table:table-cell>
              <table:table-cell office:value-type="float" office:value="0.0101295">
                <text:p>0.01012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0">
                <text:p>545000</text:p>
              </table:table-cell>
              <table:table-cell office:value-type="float" office:value="0">
                <text:p>0</text:p>
              </table:table-cell>
              <table:table-cell office:value-type="float" office:value="0.0979372">
                <text:p>0.0979372</text:p>
              </table:table-cell>
              <table:table-cell office:value-type="float" office:value="0.0014156">
                <text:p>0.0014156</text:p>
              </table:table-cell>
              <table:table-cell office:value-type="float" office:value="0.0135567">
                <text:p>0.0135567</text:p>
              </table:table-cell>
              <table:table-cell office:value-type="float" office:value="0.00959338">
                <text:p>0.009593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0">
                <text:p>546000</text:p>
              </table:table-cell>
              <table:table-cell office:value-type="float" office:value="0">
                <text:p>0</text:p>
              </table:table-cell>
              <table:table-cell office:value-type="float" office:value="0.103454">
                <text:p>0.103454</text:p>
              </table:table-cell>
              <table:table-cell office:value-type="float" office:value="0.00146613">
                <text:p>0.00146613</text:p>
              </table:table-cell>
              <table:table-cell office:value-type="float" office:value="0.0139108">
                <text:p>0.0139108</text:p>
              </table:table-cell>
              <table:table-cell office:value-type="float" office:value="0.0101231">
                <text:p>0.01012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0">
                <text:p>547000</text:p>
              </table:table-cell>
              <table:table-cell office:value-type="float" office:value="0">
                <text:p>0</text:p>
              </table:table-cell>
              <table:table-cell office:value-type="float" office:value="0.103846">
                <text:p>0.103846</text:p>
              </table:table-cell>
              <table:table-cell office:value-type="float" office:value="0.00151152">
                <text:p>0.00151152</text:p>
              </table:table-cell>
              <table:table-cell office:value-type="float" office:value="0.0129117">
                <text:p>0.0129117</text:p>
              </table:table-cell>
              <table:table-cell office:value-type="float" office:value="0.00930757">
                <text:p>0.009307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0">
                <text:p>548000</text:p>
              </table:table-cell>
              <table:table-cell office:value-type="float" office:value="0">
                <text:p>0</text:p>
              </table:table-cell>
              <table:table-cell office:value-type="float" office:value="0.0999492">
                <text:p>0.0999492</text:p>
              </table:table-cell>
              <table:table-cell office:value-type="float" office:value="0.00146336">
                <text:p>0.00146336</text:p>
              </table:table-cell>
              <table:table-cell office:value-type="float" office:value="0.0138485">
                <text:p>0.0138485</text:p>
              </table:table-cell>
              <table:table-cell office:value-type="float" office:value="0.0104741">
                <text:p>0.01047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0">
                <text:p>549000</text:p>
              </table:table-cell>
              <table:table-cell office:value-type="float" office:value="0">
                <text:p>0</text:p>
              </table:table-cell>
              <table:table-cell office:value-type="float" office:value="0.100505">
                <text:p>0.100505</text:p>
              </table:table-cell>
              <table:table-cell office:value-type="float" office:value="0.00138757">
                <text:p>0.00138757</text:p>
              </table:table-cell>
              <table:table-cell office:value-type="float" office:value="0.0137525">
                <text:p>0.0137525</text:p>
              </table:table-cell>
              <table:table-cell office:value-type="float" office:value="0.00995971">
                <text:p>0.009959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0">
                <text:p>550000</text:p>
              </table:table-cell>
              <table:table-cell office:value-type="float" office:value="0">
                <text:p>0</text:p>
              </table:table-cell>
              <table:table-cell office:value-type="float" office:value="0.0999725">
                <text:p>0.0999725</text:p>
              </table:table-cell>
              <table:table-cell office:value-type="float" office:value="0.00141481">
                <text:p>0.00141481</text:p>
              </table:table-cell>
              <table:table-cell office:value-type="float" office:value="0.0134257">
                <text:p>0.0134257</text:p>
              </table:table-cell>
              <table:table-cell office:value-type="float" office:value="0.0106584">
                <text:p>0.01065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0">
                <text:p>551000</text:p>
              </table:table-cell>
              <table:table-cell office:value-type="float" office:value="0">
                <text:p>0</text:p>
              </table:table-cell>
              <table:table-cell office:value-type="float" office:value="0.0997507">
                <text:p>0.0997507</text:p>
              </table:table-cell>
              <table:table-cell office:value-type="float" office:value="0.0013252">
                <text:p>0.0013252</text:p>
              </table:table-cell>
              <table:table-cell office:value-type="float" office:value="0.0138682">
                <text:p>0.0138682</text:p>
              </table:table-cell>
              <table:table-cell office:value-type="float" office:value="0.0104563">
                <text:p>0.01045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0">
                <text:p>552000</text:p>
              </table:table-cell>
              <table:table-cell office:value-type="float" office:value="0">
                <text:p>0</text:p>
              </table:table-cell>
              <table:table-cell office:value-type="float" office:value="0.104491">
                <text:p>0.104491</text:p>
              </table:table-cell>
              <table:table-cell office:value-type="float" office:value="0.00137454">
                <text:p>0.00137454</text:p>
              </table:table-cell>
              <table:table-cell office:value-type="float" office:value="0.0136187">
                <text:p>0.0136187</text:p>
              </table:table-cell>
              <table:table-cell office:value-type="float" office:value="0.0125766">
                <text:p>0.01257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0">
                <text:p>553000</text:p>
              </table:table-cell>
              <table:table-cell office:value-type="float" office:value="0">
                <text:p>0</text:p>
              </table:table-cell>
              <table:table-cell office:value-type="float" office:value="0.103979">
                <text:p>0.103979</text:p>
              </table:table-cell>
              <table:table-cell office:value-type="float" office:value="0.00140731">
                <text:p>0.00140731</text:p>
              </table:table-cell>
              <table:table-cell office:value-type="float" office:value="0.0154168">
                <text:p>0.0154168</text:p>
              </table:table-cell>
              <table:table-cell office:value-type="float" office:value="0.0114428">
                <text:p>0.01144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0">
                <text:p>554000</text:p>
              </table:table-cell>
              <table:table-cell office:value-type="float" office:value="0">
                <text:p>0</text:p>
              </table:table-cell>
              <table:table-cell office:value-type="float" office:value="0.104602">
                <text:p>0.104602</text:p>
              </table:table-cell>
              <table:table-cell office:value-type="float" office:value="0.00186167">
                <text:p>0.00186167</text:p>
              </table:table-cell>
              <table:table-cell office:value-type="float" office:value="0.0148776">
                <text:p>0.0148776</text:p>
              </table:table-cell>
              <table:table-cell office:value-type="float" office:value="0.00988787">
                <text:p>0.009887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0">
                <text:p>555000</text:p>
              </table:table-cell>
              <table:table-cell office:value-type="float" office:value="0">
                <text:p>0</text:p>
              </table:table-cell>
              <table:table-cell office:value-type="float" office:value="0.101321">
                <text:p>0.101321</text:p>
              </table:table-cell>
              <table:table-cell office:value-type="float" office:value="0.0015585">
                <text:p>0.0015585</text:p>
              </table:table-cell>
              <table:table-cell office:value-type="float" office:value="0.0146471">
                <text:p>0.0146471</text:p>
              </table:table-cell>
              <table:table-cell office:value-type="float" office:value="0.0108515">
                <text:p>0.01085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0">
                <text:p>556000</text:p>
              </table:table-cell>
              <table:table-cell office:value-type="float" office:value="0">
                <text:p>0</text:p>
              </table:table-cell>
              <table:table-cell office:value-type="float" office:value="0.104718">
                <text:p>0.104718</text:p>
              </table:table-cell>
              <table:table-cell office:value-type="float" office:value="0.00267803">
                <text:p>0.00267803</text:p>
              </table:table-cell>
              <table:table-cell office:value-type="float" office:value="0.0140687">
                <text:p>0.0140687</text:p>
              </table:table-cell>
              <table:table-cell office:value-type="float" office:value="0.00963206">
                <text:p>0.009632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0">
                <text:p>557000</text:p>
              </table:table-cell>
              <table:table-cell office:value-type="float" office:value="0">
                <text:p>0</text:p>
              </table:table-cell>
              <table:table-cell office:value-type="float" office:value="0.101446">
                <text:p>0.101446</text:p>
              </table:table-cell>
              <table:table-cell office:value-type="float" office:value="0.00149139">
                <text:p>0.00149139</text:p>
              </table:table-cell>
              <table:table-cell office:value-type="float" office:value="0.015343">
                <text:p>0.015343</text:p>
              </table:table-cell>
              <table:table-cell office:value-type="float" office:value="0.0103596">
                <text:p>0.01035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0">
                <text:p>558000</text:p>
              </table:table-cell>
              <table:table-cell office:value-type="float" office:value="0">
                <text:p>0</text:p>
              </table:table-cell>
              <table:table-cell office:value-type="float" office:value="0.105882">
                <text:p>0.105882</text:p>
              </table:table-cell>
              <table:table-cell office:value-type="float" office:value="0.00147836">
                <text:p>0.00147836</text:p>
              </table:table-cell>
              <table:table-cell office:value-type="float" office:value="0.0142243">
                <text:p>0.0142243</text:p>
              </table:table-cell>
              <table:table-cell office:value-type="float" office:value="0.00936363">
                <text:p>0.00936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0">
                <text:p>559000</text:p>
              </table:table-cell>
              <table:table-cell office:value-type="float" office:value="0">
                <text:p>0</text:p>
              </table:table-cell>
              <table:table-cell office:value-type="float" office:value="0.100878">
                <text:p>0.100878</text:p>
              </table:table-cell>
              <table:table-cell office:value-type="float" office:value="0.0014156">
                <text:p>0.0014156</text:p>
              </table:table-cell>
              <table:table-cell office:value-type="float" office:value="0.0133369">
                <text:p>0.0133369</text:p>
              </table:table-cell>
              <table:table-cell office:value-type="float" office:value="0.0102179">
                <text:p>0.01021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0">
                <text:p>560000</text:p>
              </table:table-cell>
              <table:table-cell office:value-type="float" office:value="0">
                <text:p>0</text:p>
              </table:table-cell>
              <table:table-cell office:value-type="float" office:value="0.10455">
                <text:p>0.10455</text:p>
              </table:table-cell>
              <table:table-cell office:value-type="float" office:value="0.0014602">
                <text:p>0.0014602</text:p>
              </table:table-cell>
              <table:table-cell office:value-type="float" office:value="0.0148314">
                <text:p>0.0148314</text:p>
              </table:table-cell>
              <table:table-cell office:value-type="float" office:value="0.0101808">
                <text:p>0.01018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0">
                <text:p>561000</text:p>
              </table:table-cell>
              <table:table-cell office:value-type="float" office:value="0">
                <text:p>0</text:p>
              </table:table-cell>
              <table:table-cell office:value-type="float" office:value="0.100305">
                <text:p>0.100305</text:p>
              </table:table-cell>
              <table:table-cell office:value-type="float" office:value="0.00140297">
                <text:p>0.00140297</text:p>
              </table:table-cell>
              <table:table-cell office:value-type="float" office:value="0.0136542">
                <text:p>0.0136542</text:p>
              </table:table-cell>
              <table:table-cell office:value-type="float" office:value="0.00944219">
                <text:p>0.009442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0">
                <text:p>562000</text:p>
              </table:table-cell>
              <table:table-cell office:value-type="float" office:value="0">
                <text:p>0</text:p>
              </table:table-cell>
              <table:table-cell office:value-type="float" office:value="0.102906">
                <text:p>0.102906</text:p>
              </table:table-cell>
              <table:table-cell office:value-type="float" office:value="0.0014002">
                <text:p>0.0014002</text:p>
              </table:table-cell>
              <table:table-cell office:value-type="float" office:value="0.0143743">
                <text:p>0.0143743</text:p>
              </table:table-cell>
              <table:table-cell office:value-type="float" office:value="0.0101879">
                <text:p>0.01018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0">
                <text:p>563000</text:p>
              </table:table-cell>
              <table:table-cell office:value-type="float" office:value="0">
                <text:p>0</text:p>
              </table:table-cell>
              <table:table-cell office:value-type="float" office:value="0.106934">
                <text:p>0.106934</text:p>
              </table:table-cell>
              <table:table-cell office:value-type="float" office:value="0.00180206">
                <text:p>0.00180206</text:p>
              </table:table-cell>
              <table:table-cell office:value-type="float" office:value="0.0145574">
                <text:p>0.0145574</text:p>
              </table:table-cell>
              <table:table-cell office:value-type="float" office:value="0.0102112">
                <text:p>0.01021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0">
                <text:p>564000</text:p>
              </table:table-cell>
              <table:table-cell office:value-type="float" office:value="0">
                <text:p>0</text:p>
              </table:table-cell>
              <table:table-cell office:value-type="float" office:value="0.104224">
                <text:p>0.104224</text:p>
              </table:table-cell>
              <table:table-cell office:value-type="float" office:value="0.00194141">
                <text:p>0.00194141</text:p>
              </table:table-cell>
              <table:table-cell office:value-type="float" office:value="0.0147094">
                <text:p>0.0147094</text:p>
              </table:table-cell>
              <table:table-cell office:value-type="float" office:value="0.0101184">
                <text:p>0.01011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0">
                <text:p>565000</text:p>
              </table:table-cell>
              <table:table-cell office:value-type="float" office:value="0">
                <text:p>0</text:p>
              </table:table-cell>
              <table:table-cell office:value-type="float" office:value="0.103817">
                <text:p>0.103817</text:p>
              </table:table-cell>
              <table:table-cell office:value-type="float" office:value="0.00169272">
                <text:p>0.00169272</text:p>
              </table:table-cell>
              <table:table-cell office:value-type="float" office:value="0.0144627">
                <text:p>0.0144627</text:p>
              </table:table-cell>
              <table:table-cell office:value-type="float" office:value="0.0106249">
                <text:p>0.01062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0">
                <text:p>566000</text:p>
              </table:table-cell>
              <table:table-cell office:value-type="float" office:value="0">
                <text:p>0</text:p>
              </table:table-cell>
              <table:table-cell office:value-type="float" office:value="0.105209">
                <text:p>0.105209</text:p>
              </table:table-cell>
              <table:table-cell office:value-type="float" office:value="0.00156521">
                <text:p>0.00156521</text:p>
              </table:table-cell>
              <table:table-cell office:value-type="float" office:value="0.014904">
                <text:p>0.014904</text:p>
              </table:table-cell>
              <table:table-cell office:value-type="float" office:value="0.0102238">
                <text:p>0.01022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0">
                <text:p>567000</text:p>
              </table:table-cell>
              <table:table-cell office:value-type="float" office:value="0">
                <text:p>0</text:p>
              </table:table-cell>
              <table:table-cell office:value-type="float" office:value="0.10416">
                <text:p>0.10416</text:p>
              </table:table-cell>
              <table:table-cell office:value-type="float" office:value="0.00147718">
                <text:p>0.00147718</text:p>
              </table:table-cell>
              <table:table-cell office:value-type="float" office:value="0.0167428">
                <text:p>0.0167428</text:p>
              </table:table-cell>
              <table:table-cell office:value-type="float" office:value="0.0103675">
                <text:p>0.01036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0">
                <text:p>568000</text:p>
              </table:table-cell>
              <table:table-cell office:value-type="float" office:value="0">
                <text:p>0</text:p>
              </table:table-cell>
              <table:table-cell office:value-type="float" office:value="0.105924">
                <text:p>0.105924</text:p>
              </table:table-cell>
              <table:table-cell office:value-type="float" office:value="0.00138757">
                <text:p>0.00138757</text:p>
              </table:table-cell>
              <table:table-cell office:value-type="float" office:value="0.0142215">
                <text:p>0.0142215</text:p>
              </table:table-cell>
              <table:table-cell office:value-type="float" office:value="0.00970667">
                <text:p>0.009706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0">
                <text:p>569000</text:p>
              </table:table-cell>
              <table:table-cell office:value-type="float" office:value="0">
                <text:p>0</text:p>
              </table:table-cell>
              <table:table-cell office:value-type="float" office:value="0.102022">
                <text:p>0.102022</text:p>
              </table:table-cell>
              <table:table-cell office:value-type="float" office:value="0.0014077">
                <text:p>0.0014077</text:p>
              </table:table-cell>
              <table:table-cell office:value-type="float" office:value="0.017016">
                <text:p>0.017016</text:p>
              </table:table-cell>
              <table:table-cell office:value-type="float" office:value="0.0105361">
                <text:p>0.01053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0">
                <text:p>570000</text:p>
              </table:table-cell>
              <table:table-cell office:value-type="float" office:value="0">
                <text:p>0</text:p>
              </table:table-cell>
              <table:table-cell office:value-type="float" office:value="0.108143">
                <text:p>0.108143</text:p>
              </table:table-cell>
              <table:table-cell office:value-type="float" office:value="0.00133546">
                <text:p>0.00133546</text:p>
              </table:table-cell>
              <table:table-cell office:value-type="float" office:value="0.013884">
                <text:p>0.013884</text:p>
              </table:table-cell>
              <table:table-cell office:value-type="float" office:value="0.0115518">
                <text:p>0.01155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0">
                <text:p>571000</text:p>
              </table:table-cell>
              <table:table-cell office:value-type="float" office:value="0">
                <text:p>0</text:p>
              </table:table-cell>
              <table:table-cell office:value-type="float" office:value="0.103084">
                <text:p>0.103084</text:p>
              </table:table-cell>
              <table:table-cell office:value-type="float" office:value="0.00136665">
                <text:p>0.00136665</text:p>
              </table:table-cell>
              <table:table-cell office:value-type="float" office:value="0.0147978">
                <text:p>0.0147978</text:p>
              </table:table-cell>
              <table:table-cell office:value-type="float" office:value="0.010692">
                <text:p>0.0106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0">
                <text:p>572000</text:p>
              </table:table-cell>
              <table:table-cell office:value-type="float" office:value="0">
                <text:p>0</text:p>
              </table:table-cell>
              <table:table-cell office:value-type="float" office:value="0.108989">
                <text:p>0.108989</text:p>
              </table:table-cell>
              <table:table-cell office:value-type="float" office:value="0.00131217">
                <text:p>0.00131217</text:p>
              </table:table-cell>
              <table:table-cell office:value-type="float" office:value="0.0144678">
                <text:p>0.0144678</text:p>
              </table:table-cell>
              <table:table-cell office:value-type="float" office:value="0.0116264">
                <text:p>0.01162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0">
                <text:p>573000</text:p>
              </table:table-cell>
              <table:table-cell office:value-type="float" office:value="0">
                <text:p>0</text:p>
              </table:table-cell>
              <table:table-cell office:value-type="float" office:value="0.10726">
                <text:p>0.10726</text:p>
              </table:table-cell>
              <table:table-cell office:value-type="float" office:value="0.00141402">
                <text:p>0.00141402</text:p>
              </table:table-cell>
              <table:table-cell office:value-type="float" office:value="0.0161937">
                <text:p>0.0161937</text:p>
              </table:table-cell>
              <table:table-cell office:value-type="float" office:value="0.01072">
                <text:p>0.010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0">
                <text:p>574000</text:p>
              </table:table-cell>
              <table:table-cell office:value-type="float" office:value="0">
                <text:p>0</text:p>
              </table:table-cell>
              <table:table-cell office:value-type="float" office:value="0.11343">
                <text:p>0.11343</text:p>
              </table:table-cell>
              <table:table-cell office:value-type="float" office:value="0.00137612">
                <text:p>0.00137612</text:p>
              </table:table-cell>
              <table:table-cell office:value-type="float" office:value="0.0146644">
                <text:p>0.0146644</text:p>
              </table:table-cell>
              <table:table-cell office:value-type="float" office:value="0.0100789">
                <text:p>0.01007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0">
                <text:p>575000</text:p>
              </table:table-cell>
              <table:table-cell office:value-type="float" office:value="0">
                <text:p>0</text:p>
              </table:table-cell>
              <table:table-cell office:value-type="float" office:value="0.102808">
                <text:p>0.102808</text:p>
              </table:table-cell>
              <table:table-cell office:value-type="float" office:value="0.00148705">
                <text:p>0.00148705</text:p>
              </table:table-cell>
              <table:table-cell office:value-type="float" office:value="0.0146427">
                <text:p>0.0146427</text:p>
              </table:table-cell>
              <table:table-cell office:value-type="float" office:value="0.0104532">
                <text:p>0.01045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0">
                <text:p>576000</text:p>
              </table:table-cell>
              <table:table-cell office:value-type="float" office:value="0">
                <text:p>0</text:p>
              </table:table-cell>
              <table:table-cell office:value-type="float" office:value="0.10976">
                <text:p>0.10976</text:p>
              </table:table-cell>
              <table:table-cell office:value-type="float" office:value="0.00167298">
                <text:p>0.00167298</text:p>
              </table:table-cell>
              <table:table-cell office:value-type="float" office:value="0.0145136">
                <text:p>0.0145136</text:p>
              </table:table-cell>
              <table:table-cell office:value-type="float" office:value="0.0105629">
                <text:p>0.010562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0">
                <text:p>577000</text:p>
              </table:table-cell>
              <table:table-cell office:value-type="float" office:value="0">
                <text:p>0</text:p>
              </table:table-cell>
              <table:table-cell office:value-type="float" office:value="0.104955">
                <text:p>0.104955</text:p>
              </table:table-cell>
              <table:table-cell office:value-type="float" office:value="0.00162521">
                <text:p>0.00162521</text:p>
              </table:table-cell>
              <table:table-cell office:value-type="float" office:value="0.013781">
                <text:p>0.013781</text:p>
              </table:table-cell>
              <table:table-cell office:value-type="float" office:value="0.00980457">
                <text:p>0.009804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0">
                <text:p>578000</text:p>
              </table:table-cell>
              <table:table-cell office:value-type="float" office:value="0">
                <text:p>0</text:p>
              </table:table-cell>
              <table:table-cell office:value-type="float" office:value="0.105463">
                <text:p>0.105463</text:p>
              </table:table-cell>
              <table:table-cell office:value-type="float" office:value="0.00282054">
                <text:p>0.00282054</text:p>
              </table:table-cell>
              <table:table-cell office:value-type="float" office:value="0.0153766">
                <text:p>0.0153766</text:p>
              </table:table-cell>
              <table:table-cell office:value-type="float" office:value="0.0109537">
                <text:p>0.01095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0">
                <text:p>579000</text:p>
              </table:table-cell>
              <table:table-cell office:value-type="float" office:value="0">
                <text:p>0</text:p>
              </table:table-cell>
              <table:table-cell office:value-type="float" office:value="0.109302">
                <text:p>0.109302</text:p>
              </table:table-cell>
              <table:table-cell office:value-type="float" office:value="0.00160271">
                <text:p>0.00160271</text:p>
              </table:table-cell>
              <table:table-cell office:value-type="float" office:value="0.0140068">
                <text:p>0.0140068</text:p>
              </table:table-cell>
              <table:table-cell office:value-type="float" office:value="0.0106312">
                <text:p>0.01063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0">
                <text:p>580000</text:p>
              </table:table-cell>
              <table:table-cell office:value-type="float" office:value="0">
                <text:p>0</text:p>
              </table:table-cell>
              <table:table-cell office:value-type="float" office:value="0.103985">
                <text:p>0.103985</text:p>
              </table:table-cell>
              <table:table-cell office:value-type="float" office:value="0.00139704">
                <text:p>0.00139704</text:p>
              </table:table-cell>
              <table:table-cell office:value-type="float" office:value="0.0147915">
                <text:p>0.0147915</text:p>
              </table:table-cell>
              <table:table-cell office:value-type="float" office:value="0.0100031">
                <text:p>0.01000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0">
                <text:p>581000</text:p>
              </table:table-cell>
              <table:table-cell office:value-type="float" office:value="0">
                <text:p>0</text:p>
              </table:table-cell>
              <table:table-cell office:value-type="float" office:value="0.10596">
                <text:p>0.10596</text:p>
              </table:table-cell>
              <table:table-cell office:value-type="float" office:value="0.00141599">
                <text:p>0.00141599</text:p>
              </table:table-cell>
              <table:table-cell office:value-type="float" office:value="0.0148784">
                <text:p>0.0148784</text:p>
              </table:table-cell>
              <table:table-cell office:value-type="float" office:value="0.0106801">
                <text:p>0.01068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0">
                <text:p>582000</text:p>
              </table:table-cell>
              <table:table-cell office:value-type="float" office:value="0">
                <text:p>0</text:p>
              </table:table-cell>
              <table:table-cell office:value-type="float" office:value="0.111629">
                <text:p>0.111629</text:p>
              </table:table-cell>
              <table:table-cell office:value-type="float" office:value="0.00133033">
                <text:p>0.00133033</text:p>
              </table:table-cell>
              <table:table-cell office:value-type="float" office:value="0.0165968">
                <text:p>0.0165968</text:p>
              </table:table-cell>
              <table:table-cell office:value-type="float" office:value="0.0108961">
                <text:p>0.01089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0">
                <text:p>583000</text:p>
              </table:table-cell>
              <table:table-cell office:value-type="float" office:value="0">
                <text:p>0</text:p>
              </table:table-cell>
              <table:table-cell office:value-type="float" office:value="0.1064">
                <text:p>0.1064</text:p>
              </table:table-cell>
              <table:table-cell office:value-type="float" office:value="0.00138204">
                <text:p>0.00138204</text:p>
              </table:table-cell>
              <table:table-cell office:value-type="float" office:value="0.0148409">
                <text:p>0.0148409</text:p>
              </table:table-cell>
              <table:table-cell office:value-type="float" office:value="0.0100576">
                <text:p>0.01005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0">
                <text:p>584000</text:p>
              </table:table-cell>
              <table:table-cell office:value-type="float" office:value="0">
                <text:p>0</text:p>
              </table:table-cell>
              <table:table-cell office:value-type="float" office:value="0.112707">
                <text:p>0.112707</text:p>
              </table:table-cell>
              <table:table-cell office:value-type="float" office:value="0.00132125">
                <text:p>0.00132125</text:p>
              </table:table-cell>
              <table:table-cell office:value-type="float" office:value="0.0150055">
                <text:p>0.0150055</text:p>
              </table:table-cell>
              <table:table-cell office:value-type="float" office:value="0.0105337">
                <text:p>0.01053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0">
                <text:p>585000</text:p>
              </table:table-cell>
              <table:table-cell office:value-type="float" office:value="0">
                <text:p>0</text:p>
              </table:table-cell>
              <table:table-cell office:value-type="float" office:value="0.111259">
                <text:p>0.111259</text:p>
              </table:table-cell>
              <table:table-cell office:value-type="float" office:value="0.00256355">
                <text:p>0.00256355</text:p>
              </table:table-cell>
              <table:table-cell office:value-type="float" office:value="0.0146648">
                <text:p>0.0146648</text:p>
              </table:table-cell>
              <table:table-cell office:value-type="float" office:value="0.0101583">
                <text:p>0.01015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0">
                <text:p>586000</text:p>
              </table:table-cell>
              <table:table-cell office:value-type="float" office:value="0">
                <text:p>0</text:p>
              </table:table-cell>
              <table:table-cell office:value-type="float" office:value="0.109689">
                <text:p>0.109689</text:p>
              </table:table-cell>
              <table:table-cell office:value-type="float" office:value="0.00178667">
                <text:p>0.00178667</text:p>
              </table:table-cell>
              <table:table-cell office:value-type="float" office:value="0.0143569">
                <text:p>0.0143569</text:p>
              </table:table-cell>
              <table:table-cell office:value-type="float" office:value="0.0103182">
                <text:p>0.01031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0">
                <text:p>587000</text:p>
              </table:table-cell>
              <table:table-cell office:value-type="float" office:value="0">
                <text:p>0</text:p>
              </table:table-cell>
              <table:table-cell office:value-type="float" office:value="0.110221">
                <text:p>0.110221</text:p>
              </table:table-cell>
              <table:table-cell office:value-type="float" office:value="0.00149573">
                <text:p>0.00149573</text:p>
              </table:table-cell>
              <table:table-cell office:value-type="float" office:value="0.0149064">
                <text:p>0.0149064</text:p>
              </table:table-cell>
              <table:table-cell office:value-type="float" office:value="0.0107346">
                <text:p>0.01073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0">
                <text:p>588000</text:p>
              </table:table-cell>
              <table:table-cell office:value-type="float" office:value="0">
                <text:p>0</text:p>
              </table:table-cell>
              <table:table-cell office:value-type="float" office:value="0.106419">
                <text:p>0.106419</text:p>
              </table:table-cell>
              <table:table-cell office:value-type="float" office:value="0.00145389">
                <text:p>0.00145389</text:p>
              </table:table-cell>
              <table:table-cell office:value-type="float" office:value="0.0140715">
                <text:p>0.0140715</text:p>
              </table:table-cell>
              <table:table-cell office:value-type="float" office:value="0.0102408">
                <text:p>0.01024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0">
                <text:p>589000</text:p>
              </table:table-cell>
              <table:table-cell office:value-type="float" office:value="0">
                <text:p>0</text:p>
              </table:table-cell>
              <table:table-cell office:value-type="float" office:value="0.108724">
                <text:p>0.108724</text:p>
              </table:table-cell>
              <table:table-cell office:value-type="float" office:value="0.00136941">
                <text:p>0.00136941</text:p>
              </table:table-cell>
              <table:table-cell office:value-type="float" office:value="0.0146952">
                <text:p>0.0146952</text:p>
              </table:table-cell>
              <table:table-cell office:value-type="float" office:value="0.0104863">
                <text:p>0.01048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0">
                <text:p>590000</text:p>
              </table:table-cell>
              <table:table-cell office:value-type="float" office:value="0">
                <text:p>0</text:p>
              </table:table-cell>
              <table:table-cell office:value-type="float" office:value="0.106883">
                <text:p>0.106883</text:p>
              </table:table-cell>
              <table:table-cell office:value-type="float" office:value="0.00140889">
                <text:p>0.00140889</text:p>
              </table:table-cell>
              <table:table-cell office:value-type="float" office:value="0.0146794">
                <text:p>0.0146794</text:p>
              </table:table-cell>
              <table:table-cell office:value-type="float" office:value="0.0101745">
                <text:p>0.01017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0">
                <text:p>591000</text:p>
              </table:table-cell>
              <table:table-cell office:value-type="float" office:value="0">
                <text:p>0</text:p>
              </table:table-cell>
              <table:table-cell office:value-type="float" office:value="0.115708">
                <text:p>0.115708</text:p>
              </table:table-cell>
              <table:table-cell office:value-type="float" office:value="0.00132599">
                <text:p>0.00132599</text:p>
              </table:table-cell>
              <table:table-cell office:value-type="float" office:value="0.014666">
                <text:p>0.014666</text:p>
              </table:table-cell>
              <table:table-cell office:value-type="float" office:value="0.011371">
                <text:p>0.01137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0">
                <text:p>592000</text:p>
              </table:table-cell>
              <table:table-cell office:value-type="float" office:value="0">
                <text:p>0</text:p>
              </table:table-cell>
              <table:table-cell office:value-type="float" office:value="0.111308">
                <text:p>0.111308</text:p>
              </table:table-cell>
              <table:table-cell office:value-type="float" office:value="0.00143652">
                <text:p>0.00143652</text:p>
              </table:table-cell>
              <table:table-cell office:value-type="float" office:value="0.0147181">
                <text:p>0.0147181</text:p>
              </table:table-cell>
              <table:table-cell office:value-type="float" office:value="0.0110402">
                <text:p>0.01104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0">
                <text:p>593000</text:p>
              </table:table-cell>
              <table:table-cell office:value-type="float" office:value="0">
                <text:p>0</text:p>
              </table:table-cell>
              <table:table-cell office:value-type="float" office:value="0.114942">
                <text:p>0.114942</text:p>
              </table:table-cell>
              <table:table-cell office:value-type="float" office:value="0.00136783">
                <text:p>0.00136783</text:p>
              </table:table-cell>
              <table:table-cell office:value-type="float" office:value="0.0149585">
                <text:p>0.0149585</text:p>
              </table:table-cell>
              <table:table-cell office:value-type="float" office:value="0.0109928">
                <text:p>0.01099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0">
                <text:p>594000</text:p>
              </table:table-cell>
              <table:table-cell office:value-type="float" office:value="0">
                <text:p>0</text:p>
              </table:table-cell>
              <table:table-cell office:value-type="float" office:value="0.106626">
                <text:p>0.106626</text:p>
              </table:table-cell>
              <table:table-cell office:value-type="float" office:value="0.0013781">
                <text:p>0.0013781</text:p>
              </table:table-cell>
              <table:table-cell office:value-type="float" office:value="0.0153138">
                <text:p>0.0153138</text:p>
              </table:table-cell>
              <table:table-cell office:value-type="float" office:value="0.0109719">
                <text:p>0.01097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0">
                <text:p>595000</text:p>
              </table:table-cell>
              <table:table-cell office:value-type="float" office:value="0">
                <text:p>0</text:p>
              </table:table-cell>
              <table:table-cell office:value-type="float" office:value="0.115906">
                <text:p>0.115906</text:p>
              </table:table-cell>
              <table:table-cell office:value-type="float" office:value="0.00135204">
                <text:p>0.00135204</text:p>
              </table:table-cell>
              <table:table-cell office:value-type="float" office:value="0.015795">
                <text:p>0.015795</text:p>
              </table:table-cell>
              <table:table-cell office:value-type="float" office:value="0.0109178">
                <text:p>0.01091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0">
                <text:p>596000</text:p>
              </table:table-cell>
              <table:table-cell office:value-type="float" office:value="0">
                <text:p>0</text:p>
              </table:table-cell>
              <table:table-cell office:value-type="float" office:value="0.107455">
                <text:p>0.107455</text:p>
              </table:table-cell>
              <table:table-cell office:value-type="float" office:value="0.00147205">
                <text:p>0.00147205</text:p>
              </table:table-cell>
              <table:table-cell office:value-type="float" office:value="0.015084">
                <text:p>0.015084</text:p>
              </table:table-cell>
              <table:table-cell office:value-type="float" office:value="0.0106193">
                <text:p>0.01061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0">
                <text:p>597000</text:p>
              </table:table-cell>
              <table:table-cell office:value-type="float" office:value="0">
                <text:p>0</text:p>
              </table:table-cell>
              <table:table-cell office:value-type="float" office:value="0.111362">
                <text:p>0.111362</text:p>
              </table:table-cell>
              <table:table-cell office:value-type="float" office:value="0.00147244">
                <text:p>0.00147244</text:p>
              </table:table-cell>
              <table:table-cell office:value-type="float" office:value="0.0146601">
                <text:p>0.0146601</text:p>
              </table:table-cell>
              <table:table-cell office:value-type="float" office:value="0.0114464">
                <text:p>0.01144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0">
                <text:p>598000</text:p>
              </table:table-cell>
              <table:table-cell office:value-type="float" office:value="0">
                <text:p>0</text:p>
              </table:table-cell>
              <table:table-cell office:value-type="float" office:value="0.108428">
                <text:p>0.108428</text:p>
              </table:table-cell>
              <table:table-cell office:value-type="float" office:value="0.00183838">
                <text:p>0.00183838</text:p>
              </table:table-cell>
              <table:table-cell office:value-type="float" office:value="0.0150383">
                <text:p>0.0150383</text:p>
              </table:table-cell>
              <table:table-cell office:value-type="float" office:value="0.0111752">
                <text:p>0.01117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0">
                <text:p>599000</text:p>
              </table:table-cell>
              <table:table-cell office:value-type="float" office:value="0">
                <text:p>0</text:p>
              </table:table-cell>
              <table:table-cell office:value-type="float" office:value="0.112426">
                <text:p>0.112426</text:p>
              </table:table-cell>
              <table:table-cell office:value-type="float" office:value="0.00254144">
                <text:p>0.00254144</text:p>
              </table:table-cell>
              <table:table-cell office:value-type="float" office:value="0.0149889">
                <text:p>0.0149889</text:p>
              </table:table-cell>
              <table:table-cell office:value-type="float" office:value="0.0106786">
                <text:p>0.01067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0">
                <text:p>600000</text:p>
              </table:table-cell>
              <table:table-cell office:value-type="float" office:value="0">
                <text:p>0</text:p>
              </table:table-cell>
              <table:table-cell office:value-type="float" office:value="0.112306">
                <text:p>0.112306</text:p>
              </table:table-cell>
              <table:table-cell office:value-type="float" office:value="0.00178312">
                <text:p>0.00178312</text:p>
              </table:table-cell>
              <table:table-cell office:value-type="float" office:value="0.0152668">
                <text:p>0.0152668</text:p>
              </table:table-cell>
              <table:table-cell office:value-type="float" office:value="0.0113153">
                <text:p>0.01131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0">
                <text:p>601000</text:p>
              </table:table-cell>
              <table:table-cell office:value-type="float" office:value="0">
                <text:p>0</text:p>
              </table:table-cell>
              <table:table-cell office:value-type="float" office:value="0.112419">
                <text:p>0.112419</text:p>
              </table:table-cell>
              <table:table-cell office:value-type="float" office:value="0.00142349">
                <text:p>0.00142349</text:p>
              </table:table-cell>
              <table:table-cell office:value-type="float" office:value="0.0151058">
                <text:p>0.0151058</text:p>
              </table:table-cell>
              <table:table-cell office:value-type="float" office:value="0.0113532">
                <text:p>0.01135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0">
                <text:p>602000</text:p>
              </table:table-cell>
              <table:table-cell office:value-type="float" office:value="0">
                <text:p>0</text:p>
              </table:table-cell>
              <table:table-cell office:value-type="float" office:value="0.110638">
                <text:p>0.110638</text:p>
              </table:table-cell>
              <table:table-cell office:value-type="float" office:value="0.00144718">
                <text:p>0.00144718</text:p>
              </table:table-cell>
              <table:table-cell office:value-type="float" office:value="0.0150623">
                <text:p>0.0150623</text:p>
              </table:table-cell>
              <table:table-cell office:value-type="float" office:value="0.010799">
                <text:p>0.0107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0">
                <text:p>603000</text:p>
              </table:table-cell>
              <table:table-cell office:value-type="float" office:value="0">
                <text:p>0</text:p>
              </table:table-cell>
              <table:table-cell office:value-type="float" office:value="0.112702">
                <text:p>0.112702</text:p>
              </table:table-cell>
              <table:table-cell office:value-type="float" office:value="0.00137099">
                <text:p>0.00137099</text:p>
              </table:table-cell>
              <table:table-cell office:value-type="float" office:value="0.0152795">
                <text:p>0.0152795</text:p>
              </table:table-cell>
              <table:table-cell office:value-type="float" office:value="0.0108902">
                <text:p>0.01089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0">
                <text:p>604000</text:p>
              </table:table-cell>
              <table:table-cell office:value-type="float" office:value="0">
                <text:p>0</text:p>
              </table:table-cell>
              <table:table-cell office:value-type="float" office:value="0.113893">
                <text:p>0.113893</text:p>
              </table:table-cell>
              <table:table-cell office:value-type="float" office:value="0.00137573">
                <text:p>0.00137573</text:p>
              </table:table-cell>
              <table:table-cell office:value-type="float" office:value="0.0154891">
                <text:p>0.0154891</text:p>
              </table:table-cell>
              <table:table-cell office:value-type="float" office:value="0.0106904">
                <text:p>0.01069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0">
                <text:p>605000</text:p>
              </table:table-cell>
              <table:table-cell office:value-type="float" office:value="0">
                <text:p>0</text:p>
              </table:table-cell>
              <table:table-cell office:value-type="float" office:value="0.111822">
                <text:p>0.111822</text:p>
              </table:table-cell>
              <table:table-cell office:value-type="float" office:value="0.00152534">
                <text:p>0.00152534</text:p>
              </table:table-cell>
              <table:table-cell office:value-type="float" office:value="0.0153896">
                <text:p>0.0153896</text:p>
              </table:table-cell>
              <table:table-cell office:value-type="float" office:value="0.00986852">
                <text:p>0.009868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0">
                <text:p>606000</text:p>
              </table:table-cell>
              <table:table-cell office:value-type="float" office:value="0">
                <text:p>0</text:p>
              </table:table-cell>
              <table:table-cell office:value-type="float" office:value="0.115972">
                <text:p>0.115972</text:p>
              </table:table-cell>
              <table:table-cell office:value-type="float" office:value="0.00236696">
                <text:p>0.00236696</text:p>
              </table:table-cell>
              <table:table-cell office:value-type="float" office:value="0.0145807">
                <text:p>0.0145807</text:p>
              </table:table-cell>
              <table:table-cell office:value-type="float" office:value="0.0107512">
                <text:p>0.01075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0">
                <text:p>607000</text:p>
              </table:table-cell>
              <table:table-cell office:value-type="float" office:value="0">
                <text:p>0</text:p>
              </table:table-cell>
              <table:table-cell office:value-type="float" office:value="0.113478">
                <text:p>0.113478</text:p>
              </table:table-cell>
              <table:table-cell office:value-type="float" office:value="0.00184786">
                <text:p>0.00184786</text:p>
              </table:table-cell>
              <table:table-cell office:value-type="float" office:value="0.016123">
                <text:p>0.016123</text:p>
              </table:table-cell>
              <table:table-cell office:value-type="float" office:value="0.0107311">
                <text:p>0.01073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0">
                <text:p>608000</text:p>
              </table:table-cell>
              <table:table-cell office:value-type="float" office:value="0">
                <text:p>0</text:p>
              </table:table-cell>
              <table:table-cell office:value-type="float" office:value="0.115776">
                <text:p>0.115776</text:p>
              </table:table-cell>
              <table:table-cell office:value-type="float" office:value="0.00150047">
                <text:p>0.00150047</text:p>
              </table:table-cell>
              <table:table-cell office:value-type="float" office:value="0.015163">
                <text:p>0.015163</text:p>
              </table:table-cell>
              <table:table-cell office:value-type="float" office:value="0.00999919">
                <text:p>0.009999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0">
                <text:p>609000</text:p>
              </table:table-cell>
              <table:table-cell office:value-type="float" office:value="0">
                <text:p>0</text:p>
              </table:table-cell>
              <table:table-cell office:value-type="float" office:value="0.113031">
                <text:p>0.113031</text:p>
              </table:table-cell>
              <table:table-cell office:value-type="float" office:value="0.00153363">
                <text:p>0.00153363</text:p>
              </table:table-cell>
              <table:table-cell office:value-type="float" office:value="0.01837">
                <text:p>0.01837</text:p>
              </table:table-cell>
              <table:table-cell office:value-type="float" office:value="0.0106292">
                <text:p>0.01062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0">
                <text:p>610000</text:p>
              </table:table-cell>
              <table:table-cell office:value-type="float" office:value="0">
                <text:p>0</text:p>
              </table:table-cell>
              <table:table-cell office:value-type="float" office:value="0.118691">
                <text:p>0.118691</text:p>
              </table:table-cell>
              <table:table-cell office:value-type="float" office:value="0.00140139">
                <text:p>0.00140139</text:p>
              </table:table-cell>
              <table:table-cell office:value-type="float" office:value="0.0151302">
                <text:p>0.0151302</text:p>
              </table:table-cell>
              <table:table-cell office:value-type="float" office:value="0.0111124">
                <text:p>0.01111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0">
                <text:p>611000</text:p>
              </table:table-cell>
              <table:table-cell office:value-type="float" office:value="0">
                <text:p>0</text:p>
              </table:table-cell>
              <table:table-cell office:value-type="float" office:value="0.112067">
                <text:p>0.112067</text:p>
              </table:table-cell>
              <table:table-cell office:value-type="float" office:value="0.00146771">
                <text:p>0.00146771</text:p>
              </table:table-cell>
              <table:table-cell office:value-type="float" office:value="0.0162573">
                <text:p>0.0162573</text:p>
              </table:table-cell>
              <table:table-cell office:value-type="float" office:value="0.0111542">
                <text:p>0.011154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0">
                <text:p>612000</text:p>
              </table:table-cell>
              <table:table-cell office:value-type="float" office:value="0">
                <text:p>0</text:p>
              </table:table-cell>
              <table:table-cell office:value-type="float" office:value="0.116146">
                <text:p>0.116146</text:p>
              </table:table-cell>
              <table:table-cell office:value-type="float" office:value="0.00135796">
                <text:p>0.00135796</text:p>
              </table:table-cell>
              <table:table-cell office:value-type="float" office:value="0.0151002">
                <text:p>0.0151002</text:p>
              </table:table-cell>
              <table:table-cell office:value-type="float" office:value="0.0109999">
                <text:p>0.010999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0">
                <text:p>613000</text:p>
              </table:table-cell>
              <table:table-cell office:value-type="float" office:value="0">
                <text:p>0</text:p>
              </table:table-cell>
              <table:table-cell office:value-type="float" office:value="0.114355">
                <text:p>0.114355</text:p>
              </table:table-cell>
              <table:table-cell office:value-type="float" office:value="0.00138915">
                <text:p>0.00138915</text:p>
              </table:table-cell>
              <table:table-cell office:value-type="float" office:value="0.017027">
                <text:p>0.017027</text:p>
              </table:table-cell>
              <table:table-cell office:value-type="float" office:value="0.0117693">
                <text:p>0.011769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0">
                <text:p>614000</text:p>
              </table:table-cell>
              <table:table-cell office:value-type="float" office:value="0">
                <text:p>0</text:p>
              </table:table-cell>
              <table:table-cell office:value-type="float" office:value="0.117517">
                <text:p>0.117517</text:p>
              </table:table-cell>
              <table:table-cell office:value-type="float" office:value="0.00134454">
                <text:p>0.00134454</text:p>
              </table:table-cell>
              <table:table-cell office:value-type="float" office:value="0.0153248">
                <text:p>0.0153248</text:p>
              </table:table-cell>
              <table:table-cell office:value-type="float" office:value="0.0106647">
                <text:p>0.010664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0">
                <text:p>615000</text:p>
              </table:table-cell>
              <table:table-cell office:value-type="float" office:value="0">
                <text:p>0</text:p>
              </table:table-cell>
              <table:table-cell office:value-type="float" office:value="0.119453">
                <text:p>0.119453</text:p>
              </table:table-cell>
              <table:table-cell office:value-type="float" office:value="0.00141047">
                <text:p>0.00141047</text:p>
              </table:table-cell>
              <table:table-cell office:value-type="float" office:value="0.016067">
                <text:p>0.016067</text:p>
              </table:table-cell>
              <table:table-cell office:value-type="float" office:value="0.0111369">
                <text:p>0.01113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0">
                <text:p>616000</text:p>
              </table:table-cell>
              <table:table-cell office:value-type="float" office:value="0">
                <text:p>0</text:p>
              </table:table-cell>
              <table:table-cell office:value-type="float" office:value="0.115598">
                <text:p>0.115598</text:p>
              </table:table-cell>
              <table:table-cell office:value-type="float" office:value="0.00135836">
                <text:p>0.00135836</text:p>
              </table:table-cell>
              <table:table-cell office:value-type="float" office:value="0.0159395">
                <text:p>0.0159395</text:p>
              </table:table-cell>
              <table:table-cell office:value-type="float" office:value="0.0112257">
                <text:p>0.01122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0">
                <text:p>617000</text:p>
              </table:table-cell>
              <table:table-cell office:value-type="float" office:value="0">
                <text:p>0</text:p>
              </table:table-cell>
              <table:table-cell office:value-type="float" office:value="0.133105">
                <text:p>0.133105</text:p>
              </table:table-cell>
              <table:table-cell office:value-type="float" office:value="0.00152573">
                <text:p>0.00152573</text:p>
              </table:table-cell>
              <table:table-cell office:value-type="float" office:value="0.0164219">
                <text:p>0.0164219</text:p>
              </table:table-cell>
              <table:table-cell office:value-type="float" office:value="0.0104563">
                <text:p>0.01045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0">
                <text:p>618000</text:p>
              </table:table-cell>
              <table:table-cell office:value-type="float" office:value="0">
                <text:p>0</text:p>
              </table:table-cell>
              <table:table-cell office:value-type="float" office:value="0.113316">
                <text:p>0.113316</text:p>
              </table:table-cell>
              <table:table-cell office:value-type="float" office:value="0.00178864">
                <text:p>0.00178864</text:p>
              </table:table-cell>
              <table:table-cell office:value-type="float" office:value="0.0156904">
                <text:p>0.0156904</text:p>
              </table:table-cell>
              <table:table-cell office:value-type="float" office:value="0.0109478">
                <text:p>0.010947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0">
                <text:p>619000</text:p>
              </table:table-cell>
              <table:table-cell office:value-type="float" office:value="0">
                <text:p>0</text:p>
              </table:table-cell>
              <table:table-cell office:value-type="float" office:value="0.117938">
                <text:p>0.117938</text:p>
              </table:table-cell>
              <table:table-cell office:value-type="float" office:value="0.00222445">
                <text:p>0.00222445</text:p>
              </table:table-cell>
              <table:table-cell office:value-type="float" office:value="0.0158775">
                <text:p>0.0158775</text:p>
              </table:table-cell>
              <table:table-cell office:value-type="float" office:value="0.0110836">
                <text:p>0.01108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0">
                <text:p>620000</text:p>
              </table:table-cell>
              <table:table-cell office:value-type="float" office:value="0">
                <text:p>0</text:p>
              </table:table-cell>
              <table:table-cell office:value-type="float" office:value="0.113281">
                <text:p>0.113281</text:p>
              </table:table-cell>
              <table:table-cell office:value-type="float" office:value="0.00324332">
                <text:p>0.00324332</text:p>
              </table:table-cell>
              <table:table-cell office:value-type="float" office:value="0.0156245">
                <text:p>0.0156245</text:p>
              </table:table-cell>
              <table:table-cell office:value-type="float" office:value="0.0105522">
                <text:p>0.01055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0">
                <text:p>621000</text:p>
              </table:table-cell>
              <table:table-cell office:value-type="float" office:value="0">
                <text:p>0</text:p>
              </table:table-cell>
              <table:table-cell office:value-type="float" office:value="0.11665">
                <text:p>0.11665</text:p>
              </table:table-cell>
              <table:table-cell office:value-type="float" office:value="0.00171206">
                <text:p>0.00171206</text:p>
              </table:table-cell>
              <table:table-cell office:value-type="float" office:value="0.0167057">
                <text:p>0.0167057</text:p>
              </table:table-cell>
              <table:table-cell office:value-type="float" office:value="0.0108274">
                <text:p>0.01082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0">
                <text:p>622000</text:p>
              </table:table-cell>
              <table:table-cell office:value-type="float" office:value="0">
                <text:p>0</text:p>
              </table:table-cell>
              <table:table-cell office:value-type="float" office:value="0.115103">
                <text:p>0.115103</text:p>
              </table:table-cell>
              <table:table-cell office:value-type="float" office:value="0.00164258">
                <text:p>0.00164258</text:p>
              </table:table-cell>
              <table:table-cell office:value-type="float" office:value="0.0186258">
                <text:p>0.0186258</text:p>
              </table:table-cell>
              <table:table-cell office:value-type="float" office:value="0.011097">
                <text:p>0.01109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0">
                <text:p>623000</text:p>
              </table:table-cell>
              <table:table-cell office:value-type="float" office:value="0">
                <text:p>0</text:p>
              </table:table-cell>
              <table:table-cell office:value-type="float" office:value="0.118535">
                <text:p>0.118535</text:p>
              </table:table-cell>
              <table:table-cell office:value-type="float" office:value="0.00164732">
                <text:p>0.00164732</text:p>
              </table:table-cell>
              <table:table-cell office:value-type="float" office:value="0.0169114">
                <text:p>0.0169114</text:p>
              </table:table-cell>
              <table:table-cell office:value-type="float" office:value="0.0108586">
                <text:p>0.01085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0">
                <text:p>624000</text:p>
              </table:table-cell>
              <table:table-cell office:value-type="float" office:value="0">
                <text:p>0</text:p>
              </table:table-cell>
              <table:table-cell office:value-type="float" office:value="0.121378">
                <text:p>0.121378</text:p>
              </table:table-cell>
              <table:table-cell office:value-type="float" office:value="0.0014531">
                <text:p>0.0014531</text:p>
              </table:table-cell>
              <table:table-cell office:value-type="float" office:value="0.0160255">
                <text:p>0.0160255</text:p>
              </table:table-cell>
              <table:table-cell office:value-type="float" office:value="0.0106983">
                <text:p>0.01069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0">
                <text:p>625000</text:p>
              </table:table-cell>
              <table:table-cell office:value-type="float" office:value="0">
                <text:p>0</text:p>
              </table:table-cell>
              <table:table-cell office:value-type="float" office:value="0.116506">
                <text:p>0.116506</text:p>
              </table:table-cell>
              <table:table-cell office:value-type="float" office:value="0.00144836">
                <text:p>0.00144836</text:p>
              </table:table-cell>
              <table:table-cell office:value-type="float" office:value="0.0170886">
                <text:p>0.0170886</text:p>
              </table:table-cell>
              <table:table-cell office:value-type="float" office:value="0.0112498">
                <text:p>0.011249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0">
                <text:p>626000</text:p>
              </table:table-cell>
              <table:table-cell office:value-type="float" office:value="0">
                <text:p>0</text:p>
              </table:table-cell>
              <table:table-cell office:value-type="float" office:value="0.122244">
                <text:p>0.122244</text:p>
              </table:table-cell>
              <table:table-cell office:value-type="float" office:value="0.00278856">
                <text:p>0.00278856</text:p>
              </table:table-cell>
              <table:table-cell office:value-type="float" office:value="0.0161827">
                <text:p>0.0161827</text:p>
              </table:table-cell>
              <table:table-cell office:value-type="float" office:value="0.0107405">
                <text:p>0.01074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0">
                <text:p>627000</text:p>
              </table:table-cell>
              <table:table-cell office:value-type="float" office:value="0">
                <text:p>0</text:p>
              </table:table-cell>
              <table:table-cell office:value-type="float" office:value="0.115415">
                <text:p>0.115415</text:p>
              </table:table-cell>
              <table:table-cell office:value-type="float" office:value="0.00221143">
                <text:p>0.00221143</text:p>
              </table:table-cell>
              <table:table-cell office:value-type="float" office:value="0.0164053">
                <text:p>0.0164053</text:p>
              </table:table-cell>
              <table:table-cell office:value-type="float" office:value="0.010285">
                <text:p>0.0102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0">
                <text:p>628000</text:p>
              </table:table-cell>
              <table:table-cell office:value-type="float" office:value="0">
                <text:p>0</text:p>
              </table:table-cell>
              <table:table-cell office:value-type="float" office:value="0.126619">
                <text:p>0.126619</text:p>
              </table:table-cell>
              <table:table-cell office:value-type="float" office:value="0.00207879">
                <text:p>0.00207879</text:p>
              </table:table-cell>
              <table:table-cell office:value-type="float" office:value="0.0165802">
                <text:p>0.0165802</text:p>
              </table:table-cell>
              <table:table-cell office:value-type="float" office:value="0.010632">
                <text:p>0.0106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0">
                <text:p>629000</text:p>
              </table:table-cell>
              <table:table-cell office:value-type="float" office:value="0">
                <text:p>0</text:p>
              </table:table-cell>
              <table:table-cell office:value-type="float" office:value="0.118425">
                <text:p>0.118425</text:p>
              </table:table-cell>
              <table:table-cell office:value-type="float" office:value="0.00162166">
                <text:p>0.00162166</text:p>
              </table:table-cell>
              <table:table-cell office:value-type="float" office:value="0.017318">
                <text:p>0.017318</text:p>
              </table:table-cell>
              <table:table-cell office:value-type="float" office:value="0.0110212">
                <text:p>0.01102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0">
                <text:p>630000</text:p>
              </table:table-cell>
              <table:table-cell office:value-type="float" office:value="0">
                <text:p>0</text:p>
              </table:table-cell>
              <table:table-cell office:value-type="float" office:value="0.123169">
                <text:p>0.123169</text:p>
              </table:table-cell>
              <table:table-cell office:value-type="float" office:value="0.0015735">
                <text:p>0.0015735</text:p>
              </table:table-cell>
              <table:table-cell office:value-type="float" office:value="0.0164842">
                <text:p>0.0164842</text:p>
              </table:table-cell>
              <table:table-cell office:value-type="float" office:value="0.0103904">
                <text:p>0.01039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0">
                <text:p>631000</text:p>
              </table:table-cell>
              <table:table-cell office:value-type="float" office:value="0">
                <text:p>0</text:p>
              </table:table-cell>
              <table:table-cell office:value-type="float" office:value="0.117286">
                <text:p>0.117286</text:p>
              </table:table-cell>
              <table:table-cell office:value-type="float" office:value="0.00147086">
                <text:p>0.00147086</text:p>
              </table:table-cell>
              <table:table-cell office:value-type="float" office:value="0.016577">
                <text:p>0.016577</text:p>
              </table:table-cell>
              <table:table-cell office:value-type="float" office:value="0.0113571">
                <text:p>0.01135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0">
                <text:p>632000</text:p>
              </table:table-cell>
              <table:table-cell office:value-type="float" office:value="0">
                <text:p>0</text:p>
              </table:table-cell>
              <table:table-cell office:value-type="float" office:value="0.118643">
                <text:p>0.118643</text:p>
              </table:table-cell>
              <table:table-cell office:value-type="float" office:value="0.00156758">
                <text:p>0.00156758</text:p>
              </table:table-cell>
              <table:table-cell office:value-type="float" office:value="0.0162269">
                <text:p>0.0162269</text:p>
              </table:table-cell>
              <table:table-cell office:value-type="float" office:value="0.0111203">
                <text:p>0.01112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0">
                <text:p>633000</text:p>
              </table:table-cell>
              <table:table-cell office:value-type="float" office:value="0">
                <text:p>0</text:p>
              </table:table-cell>
              <table:table-cell office:value-type="float" office:value="0.119696">
                <text:p>0.119696</text:p>
              </table:table-cell>
              <table:table-cell office:value-type="float" office:value="0.00150323">
                <text:p>0.00150323</text:p>
              </table:table-cell>
              <table:table-cell office:value-type="float" office:value="0.0165616">
                <text:p>0.0165616</text:p>
              </table:table-cell>
              <table:table-cell office:value-type="float" office:value="0.0125197">
                <text:p>0.01251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0">
                <text:p>634000</text:p>
              </table:table-cell>
              <table:table-cell office:value-type="float" office:value="0">
                <text:p>0</text:p>
              </table:table-cell>
              <table:table-cell office:value-type="float" office:value="0.116747">
                <text:p>0.116747</text:p>
              </table:table-cell>
              <table:table-cell office:value-type="float" office:value="0.00155297">
                <text:p>0.00155297</text:p>
              </table:table-cell>
              <table:table-cell office:value-type="float" office:value="0.016868">
                <text:p>0.016868</text:p>
              </table:table-cell>
              <table:table-cell office:value-type="float" office:value="0.0114519">
                <text:p>0.01145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0">
                <text:p>635000</text:p>
              </table:table-cell>
              <table:table-cell office:value-type="float" office:value="0">
                <text:p>0</text:p>
              </table:table-cell>
              <table:table-cell office:value-type="float" office:value="0.119772">
                <text:p>0.119772</text:p>
              </table:table-cell>
              <table:table-cell office:value-type="float" office:value="0.00164416">
                <text:p>0.00164416</text:p>
              </table:table-cell>
              <table:table-cell office:value-type="float" office:value="0.0209012">
                <text:p>0.0209012</text:p>
              </table:table-cell>
              <table:table-cell office:value-type="float" office:value="0.0110942">
                <text:p>0.011094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0">
                <text:p>636000</text:p>
              </table:table-cell>
              <table:table-cell office:value-type="float" office:value="0">
                <text:p>0</text:p>
              </table:table-cell>
              <table:table-cell office:value-type="float" office:value="0.117032">
                <text:p>0.117032</text:p>
              </table:table-cell>
              <table:table-cell office:value-type="float" office:value="0.00208155">
                <text:p>0.00208155</text:p>
              </table:table-cell>
              <table:table-cell office:value-type="float" office:value="0.0156754">
                <text:p>0.0156754</text:p>
              </table:table-cell>
              <table:table-cell office:value-type="float" office:value="0.0113729">
                <text:p>0.01137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0">
                <text:p>637000</text:p>
              </table:table-cell>
              <table:table-cell office:value-type="float" office:value="0">
                <text:p>0</text:p>
              </table:table-cell>
              <table:table-cell office:value-type="float" office:value="0.124575">
                <text:p>0.124575</text:p>
              </table:table-cell>
              <table:table-cell office:value-type="float" office:value="0.00157311">
                <text:p>0.00157311</text:p>
              </table:table-cell>
              <table:table-cell office:value-type="float" office:value="0.0165178">
                <text:p>0.0165178</text:p>
              </table:table-cell>
              <table:table-cell office:value-type="float" office:value="0.0111013">
                <text:p>0.01110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0">
                <text:p>638000</text:p>
              </table:table-cell>
              <table:table-cell office:value-type="float" office:value="0">
                <text:p>0</text:p>
              </table:table-cell>
              <table:table-cell office:value-type="float" office:value="0.124882">
                <text:p>0.124882</text:p>
              </table:table-cell>
              <table:table-cell office:value-type="float" office:value="0.00272974">
                <text:p>0.00272974</text:p>
              </table:table-cell>
              <table:table-cell office:value-type="float" office:value="0.0159683">
                <text:p>0.0159683</text:p>
              </table:table-cell>
              <table:table-cell office:value-type="float" office:value="0.0108076">
                <text:p>0.01080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0">
                <text:p>639000</text:p>
              </table:table-cell>
              <table:table-cell office:value-type="float" office:value="0">
                <text:p>0</text:p>
              </table:table-cell>
              <table:table-cell office:value-type="float" office:value="0.118255">
                <text:p>0.118255</text:p>
              </table:table-cell>
              <table:table-cell office:value-type="float" office:value="0.00151863">
                <text:p>0.00151863</text:p>
              </table:table-cell>
              <table:table-cell office:value-type="float" office:value="0.0165036">
                <text:p>0.0165036</text:p>
              </table:table-cell>
              <table:table-cell office:value-type="float" office:value="0.010482">
                <text:p>0.01048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0">
                <text:p>640000</text:p>
              </table:table-cell>
              <table:table-cell office:value-type="float" office:value="0">
                <text:p>0</text:p>
              </table:table-cell>
              <table:table-cell office:value-type="float" office:value="0.124265">
                <text:p>0.124265</text:p>
              </table:table-cell>
              <table:table-cell office:value-type="float" office:value="0.00146494">
                <text:p>0.00146494</text:p>
              </table:table-cell>
              <table:table-cell office:value-type="float" office:value="0.0160034">
                <text:p>0.0160034</text:p>
              </table:table-cell>
              <table:table-cell office:value-type="float" office:value="0.0107251">
                <text:p>0.01072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0">
                <text:p>641000</text:p>
              </table:table-cell>
              <table:table-cell office:value-type="float" office:value="0">
                <text:p>0</text:p>
              </table:table-cell>
              <table:table-cell office:value-type="float" office:value="0.117588">
                <text:p>0.117588</text:p>
              </table:table-cell>
              <table:table-cell office:value-type="float" office:value="0.00194062">
                <text:p>0.00194062</text:p>
              </table:table-cell>
              <table:table-cell office:value-type="float" office:value="0.0161842">
                <text:p>0.0161842</text:p>
              </table:table-cell>
              <table:table-cell office:value-type="float" office:value="0.0112367">
                <text:p>0.01123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0">
                <text:p>642000</text:p>
              </table:table-cell>
              <table:table-cell office:value-type="float" office:value="0">
                <text:p>0</text:p>
              </table:table-cell>
              <table:table-cell office:value-type="float" office:value="0.121169">
                <text:p>0.121169</text:p>
              </table:table-cell>
              <table:table-cell office:value-type="float" office:value="0.00186996">
                <text:p>0.00186996</text:p>
              </table:table-cell>
              <table:table-cell office:value-type="float" office:value="0.0160054">
                <text:p>0.0160054</text:p>
              </table:table-cell>
              <table:table-cell office:value-type="float" office:value="0.0108937">
                <text:p>0.01089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0">
                <text:p>643000</text:p>
              </table:table-cell>
              <table:table-cell office:value-type="float" office:value="0">
                <text:p>0</text:p>
              </table:table-cell>
              <table:table-cell office:value-type="float" office:value="0.118313">
                <text:p>0.118313</text:p>
              </table:table-cell>
              <table:table-cell office:value-type="float" office:value="0.00149336">
                <text:p>0.00149336</text:p>
              </table:table-cell>
              <table:table-cell office:value-type="float" office:value="0.0162723">
                <text:p>0.0162723</text:p>
              </table:table-cell>
              <table:table-cell office:value-type="float" office:value="0.0106746">
                <text:p>0.01067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0">
                <text:p>644000</text:p>
              </table:table-cell>
              <table:table-cell office:value-type="float" office:value="0">
                <text:p>0</text:p>
              </table:table-cell>
              <table:table-cell office:value-type="float" office:value="0.120836">
                <text:p>0.120836</text:p>
              </table:table-cell>
              <table:table-cell office:value-type="float" office:value="0.0024846">
                <text:p>0.0024846</text:p>
              </table:table-cell>
              <table:table-cell office:value-type="float" office:value="0.01611">
                <text:p>0.01611</text:p>
              </table:table-cell>
              <table:table-cell office:value-type="float" office:value="0.0111606">
                <text:p>0.01116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0">
                <text:p>645000</text:p>
              </table:table-cell>
              <table:table-cell office:value-type="float" office:value="0">
                <text:p>0</text:p>
              </table:table-cell>
              <table:table-cell office:value-type="float" office:value="0.120484">
                <text:p>0.120484</text:p>
              </table:table-cell>
              <table:table-cell office:value-type="float" office:value="0.00172982">
                <text:p>0.00172982</text:p>
              </table:table-cell>
              <table:table-cell office:value-type="float" office:value="0.0163098">
                <text:p>0.0163098</text:p>
              </table:table-cell>
              <table:table-cell office:value-type="float" office:value="0.0105582">
                <text:p>0.01055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0">
                <text:p>646000</text:p>
              </table:table-cell>
              <table:table-cell office:value-type="float" office:value="0">
                <text:p>0</text:p>
              </table:table-cell>
              <table:table-cell office:value-type="float" office:value="0.133909">
                <text:p>0.133909</text:p>
              </table:table-cell>
              <table:table-cell office:value-type="float" office:value="0.00174561">
                <text:p>0.00174561</text:p>
              </table:table-cell>
              <table:table-cell office:value-type="float" office:value="0.0161748">
                <text:p>0.0161748</text:p>
              </table:table-cell>
              <table:table-cell office:value-type="float" office:value="0.0107855">
                <text:p>0.01078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0">
                <text:p>647000</text:p>
              </table:table-cell>
              <table:table-cell office:value-type="float" office:value="0">
                <text:p>0</text:p>
              </table:table-cell>
              <table:table-cell office:value-type="float" office:value="0.124794">
                <text:p>0.124794</text:p>
              </table:table-cell>
              <table:table-cell office:value-type="float" office:value="0.00147797">
                <text:p>0.00147797</text:p>
              </table:table-cell>
              <table:table-cell office:value-type="float" office:value="0.0172607">
                <text:p>0.0172607</text:p>
              </table:table-cell>
              <table:table-cell office:value-type="float" office:value="0.0112221">
                <text:p>0.01122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0">
                <text:p>648000</text:p>
              </table:table-cell>
              <table:table-cell office:value-type="float" office:value="0">
                <text:p>0</text:p>
              </table:table-cell>
              <table:table-cell office:value-type="float" office:value="0.117776">
                <text:p>0.117776</text:p>
              </table:table-cell>
              <table:table-cell office:value-type="float" office:value="0.00141283">
                <text:p>0.00141283</text:p>
              </table:table-cell>
              <table:table-cell office:value-type="float" office:value="0.0168403">
                <text:p>0.0168403</text:p>
              </table:table-cell>
              <table:table-cell office:value-type="float" office:value="0.011037">
                <text:p>0.0110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0">
                <text:p>649000</text:p>
              </table:table-cell>
              <table:table-cell office:value-type="float" office:value="0">
                <text:p>0</text:p>
              </table:table-cell>
              <table:table-cell office:value-type="float" office:value="0.130453">
                <text:p>0.130453</text:p>
              </table:table-cell>
              <table:table-cell office:value-type="float" office:value="0.00141955">
                <text:p>0.00141955</text:p>
              </table:table-cell>
              <table:table-cell office:value-type="float" office:value="0.0172031">
                <text:p>0.0172031</text:p>
              </table:table-cell>
              <table:table-cell office:value-type="float" office:value="0.010992">
                <text:p>0.0109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0">
                <text:p>650000</text:p>
              </table:table-cell>
              <table:table-cell office:value-type="float" office:value="0">
                <text:p>0</text:p>
              </table:table-cell>
              <table:table-cell office:value-type="float" office:value="0.123179">
                <text:p>0.123179</text:p>
              </table:table-cell>
              <table:table-cell office:value-type="float" office:value="0.00134809">
                <text:p>0.00134809</text:p>
              </table:table-cell>
              <table:table-cell office:value-type="float" office:value="0.0162667">
                <text:p>0.0162667</text:p>
              </table:table-cell>
              <table:table-cell office:value-type="float" office:value="0.0120586">
                <text:p>0.01205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0">
                <text:p>651000</text:p>
              </table:table-cell>
              <table:table-cell office:value-type="float" office:value="0">
                <text:p>0</text:p>
              </table:table-cell>
              <table:table-cell office:value-type="float" office:value="0.126635">
                <text:p>0.126635</text:p>
              </table:table-cell>
              <table:table-cell office:value-type="float" office:value="0.0014377">
                <text:p>0.0014377</text:p>
              </table:table-cell>
              <table:table-cell office:value-type="float" office:value="0.0173101">
                <text:p>0.0173101</text:p>
              </table:table-cell>
              <table:table-cell office:value-type="float" office:value="0.013038">
                <text:p>0.0130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0">
                <text:p>652000</text:p>
              </table:table-cell>
              <table:table-cell office:value-type="float" office:value="0">
                <text:p>0</text:p>
              </table:table-cell>
              <table:table-cell office:value-type="float" office:value="0.122227">
                <text:p>0.122227</text:p>
              </table:table-cell>
              <table:table-cell office:value-type="float" office:value="0.00142744">
                <text:p>0.00142744</text:p>
              </table:table-cell>
              <table:table-cell office:value-type="float" office:value="0.0165158">
                <text:p>0.0165158</text:p>
              </table:table-cell>
              <table:table-cell office:value-type="float" office:value="0.0119019">
                <text:p>0.01190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0">
                <text:p>653000</text:p>
              </table:table-cell>
              <table:table-cell office:value-type="float" office:value="0">
                <text:p>0</text:p>
              </table:table-cell>
              <table:table-cell office:value-type="float" office:value="0.122785">
                <text:p>0.122785</text:p>
              </table:table-cell>
              <table:table-cell office:value-type="float" office:value="0.00143652">
                <text:p>0.00143652</text:p>
              </table:table-cell>
              <table:table-cell office:value-type="float" office:value="0.0164021">
                <text:p>0.0164021</text:p>
              </table:table-cell>
              <table:table-cell office:value-type="float" office:value="0.0110173">
                <text:p>0.01101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0">
                <text:p>654000</text:p>
              </table:table-cell>
              <table:table-cell office:value-type="float" office:value="0">
                <text:p>0</text:p>
              </table:table-cell>
              <table:table-cell office:value-type="float" office:value="0.129696">
                <text:p>0.129696</text:p>
              </table:table-cell>
              <table:table-cell office:value-type="float" office:value="0.00149534">
                <text:p>0.00149534</text:p>
              </table:table-cell>
              <table:table-cell office:value-type="float" office:value="0.0163046">
                <text:p>0.0163046</text:p>
              </table:table-cell>
              <table:table-cell office:value-type="float" office:value="0.0114144">
                <text:p>0.01141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0">
                <text:p>655000</text:p>
              </table:table-cell>
              <table:table-cell office:value-type="float" office:value="0">
                <text:p>0</text:p>
              </table:table-cell>
              <table:table-cell office:value-type="float" office:value="0.120729">
                <text:p>0.120729</text:p>
              </table:table-cell>
              <table:table-cell office:value-type="float" office:value="0.00211866">
                <text:p>0.00211866</text:p>
              </table:table-cell>
              <table:table-cell office:value-type="float" office:value="0.016485">
                <text:p>0.016485</text:p>
              </table:table-cell>
              <table:table-cell office:value-type="float" office:value="0.0115679">
                <text:p>0.011567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0">
                <text:p>656000</text:p>
              </table:table-cell>
              <table:table-cell office:value-type="float" office:value="0">
                <text:p>0</text:p>
              </table:table-cell>
              <table:table-cell office:value-type="float" office:value="0.127027">
                <text:p>0.127027</text:p>
              </table:table-cell>
              <table:table-cell office:value-type="float" office:value="0.0017318">
                <text:p>0.0017318</text:p>
              </table:table-cell>
              <table:table-cell office:value-type="float" office:value="0.0164464">
                <text:p>0.0164464</text:p>
              </table:table-cell>
              <table:table-cell office:value-type="float" office:value="0.0110358">
                <text:p>0.011035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0">
                <text:p>657000</text:p>
              </table:table-cell>
              <table:table-cell office:value-type="float" office:value="0">
                <text:p>0</text:p>
              </table:table-cell>
              <table:table-cell office:value-type="float" office:value="0.123482">
                <text:p>0.123482</text:p>
              </table:table-cell>
              <table:table-cell office:value-type="float" office:value="0.0016868">
                <text:p>0.0016868</text:p>
              </table:table-cell>
              <table:table-cell office:value-type="float" office:value="0.0165391">
                <text:p>0.0165391</text:p>
              </table:table-cell>
              <table:table-cell office:value-type="float" office:value="0.0113745">
                <text:p>0.01137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0">
                <text:p>658000</text:p>
              </table:table-cell>
              <table:table-cell office:value-type="float" office:value="0">
                <text:p>0</text:p>
              </table:table-cell>
              <table:table-cell office:value-type="float" office:value="0.127607">
                <text:p>0.127607</text:p>
              </table:table-cell>
              <table:table-cell office:value-type="float" office:value="0.00283475">
                <text:p>0.00283475</text:p>
              </table:table-cell>
              <table:table-cell office:value-type="float" office:value="0.0163935">
                <text:p>0.0163935</text:p>
              </table:table-cell>
              <table:table-cell office:value-type="float" office:value="0.0118277">
                <text:p>0.011827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0">
                <text:p>659000</text:p>
              </table:table-cell>
              <table:table-cell office:value-type="float" office:value="0">
                <text:p>0</text:p>
              </table:table-cell>
              <table:table-cell office:value-type="float" office:value="0.127462">
                <text:p>0.127462</text:p>
              </table:table-cell>
              <table:table-cell office:value-type="float" office:value="0.00154626">
                <text:p>0.00154626</text:p>
              </table:table-cell>
              <table:table-cell office:value-type="float" office:value="0.0175576">
                <text:p>0.0175576</text:p>
              </table:table-cell>
              <table:table-cell office:value-type="float" office:value="0.0116406">
                <text:p>0.011640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0">
                <text:p>660000</text:p>
              </table:table-cell>
              <table:table-cell office:value-type="float" office:value="0">
                <text:p>0</text:p>
              </table:table-cell>
              <table:table-cell office:value-type="float" office:value="0.122142">
                <text:p>0.122142</text:p>
              </table:table-cell>
              <table:table-cell office:value-type="float" office:value="0.00145468">
                <text:p>0.00145468</text:p>
              </table:table-cell>
              <table:table-cell office:value-type="float" office:value="0.0178012">
                <text:p>0.0178012</text:p>
              </table:table-cell>
              <table:table-cell office:value-type="float" office:value="0.0118463">
                <text:p>0.01184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0">
                <text:p>661000</text:p>
              </table:table-cell>
              <table:table-cell office:value-type="float" office:value="0">
                <text:p>0</text:p>
              </table:table-cell>
              <table:table-cell office:value-type="float" office:value="0.138435">
                <text:p>0.138435</text:p>
              </table:table-cell>
              <table:table-cell office:value-type="float" office:value="0.00147284">
                <text:p>0.00147284</text:p>
              </table:table-cell>
              <table:table-cell office:value-type="float" office:value="0.0164977">
                <text:p>0.0164977</text:p>
              </table:table-cell>
              <table:table-cell office:value-type="float" office:value="0.011862">
                <text:p>0.0118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0">
                <text:p>662000</text:p>
              </table:table-cell>
              <table:table-cell office:value-type="float" office:value="0">
                <text:p>0</text:p>
              </table:table-cell>
              <table:table-cell office:value-type="float" office:value="0.126773">
                <text:p>0.126773</text:p>
              </table:table-cell>
              <table:table-cell office:value-type="float" office:value="0.00139349">
                <text:p>0.00139349</text:p>
              </table:table-cell>
              <table:table-cell office:value-type="float" office:value="0.0165881">
                <text:p>0.0165881</text:p>
              </table:table-cell>
              <table:table-cell office:value-type="float" office:value="0.0113398">
                <text:p>0.01133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0">
                <text:p>663000</text:p>
              </table:table-cell>
              <table:table-cell office:value-type="float" office:value="0">
                <text:p>0</text:p>
              </table:table-cell>
              <table:table-cell office:value-type="float" office:value="0.129008">
                <text:p>0.129008</text:p>
              </table:table-cell>
              <table:table-cell office:value-type="float" office:value="0.00145152">
                <text:p>0.00145152</text:p>
              </table:table-cell>
              <table:table-cell office:value-type="float" office:value="0.0169572">
                <text:p>0.0169572</text:p>
              </table:table-cell>
              <table:table-cell office:value-type="float" office:value="0.0118968">
                <text:p>0.01189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0">
                <text:p>664000</text:p>
              </table:table-cell>
              <table:table-cell office:value-type="float" office:value="0">
                <text:p>0</text:p>
              </table:table-cell>
              <table:table-cell office:value-type="float" office:value="0.131415">
                <text:p>0.131415</text:p>
              </table:table-cell>
              <table:table-cell office:value-type="float" office:value="0.00227222">
                <text:p>0.00227222</text:p>
              </table:table-cell>
              <table:table-cell office:value-type="float" office:value="0.0164325">
                <text:p>0.0164325</text:p>
              </table:table-cell>
              <table:table-cell office:value-type="float" office:value="0.0118332">
                <text:p>0.01183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0">
                <text:p>665000</text:p>
              </table:table-cell>
              <table:table-cell office:value-type="float" office:value="0">
                <text:p>0</text:p>
              </table:table-cell>
              <table:table-cell office:value-type="float" office:value="0.124665">
                <text:p>0.124665</text:p>
              </table:table-cell>
              <table:table-cell office:value-type="float" office:value="0.00155613">
                <text:p>0.00155613</text:p>
              </table:table-cell>
              <table:table-cell office:value-type="float" office:value="0.0165403">
                <text:p>0.0165403</text:p>
              </table:table-cell>
              <table:table-cell office:value-type="float" office:value="0.010917">
                <text:p>0.0109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0">
                <text:p>666000</text:p>
              </table:table-cell>
              <table:table-cell office:value-type="float" office:value="0">
                <text:p>0</text:p>
              </table:table-cell>
              <table:table-cell office:value-type="float" office:value="0.128995">
                <text:p>0.128995</text:p>
              </table:table-cell>
              <table:table-cell office:value-type="float" office:value="0.00178904">
                <text:p>0.00178904</text:p>
              </table:table-cell>
              <table:table-cell office:value-type="float" office:value="0.0165016">
                <text:p>0.0165016</text:p>
              </table:table-cell>
              <table:table-cell office:value-type="float" office:value="0.0118423">
                <text:p>0.01184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0">
                <text:p>667000</text:p>
              </table:table-cell>
              <table:table-cell office:value-type="float" office:value="0">
                <text:p>0</text:p>
              </table:table-cell>
              <table:table-cell office:value-type="float" office:value="0.127048">
                <text:p>0.127048</text:p>
              </table:table-cell>
              <table:table-cell office:value-type="float" office:value="0.00144244">
                <text:p>0.00144244</text:p>
              </table:table-cell>
              <table:table-cell office:value-type="float" office:value="0.016474">
                <text:p>0.016474</text:p>
              </table:table-cell>
              <table:table-cell office:value-type="float" office:value="0.0121711">
                <text:p>0.01217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0">
                <text:p>668000</text:p>
              </table:table-cell>
              <table:table-cell office:value-type="float" office:value="0">
                <text:p>0</text:p>
              </table:table-cell>
              <table:table-cell office:value-type="float" office:value="0.123106">
                <text:p>0.123106</text:p>
              </table:table-cell>
              <table:table-cell office:value-type="float" office:value="0.00155139">
                <text:p>0.00155139</text:p>
              </table:table-cell>
              <table:table-cell office:value-type="float" office:value="0.0166299">
                <text:p>0.0166299</text:p>
              </table:table-cell>
              <table:table-cell office:value-type="float" office:value="0.0136937">
                <text:p>0.01369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0">
                <text:p>669000</text:p>
              </table:table-cell>
              <table:table-cell office:value-type="float" office:value="0">
                <text:p>0</text:p>
              </table:table-cell>
              <table:table-cell office:value-type="float" office:value="0.130794">
                <text:p>0.130794</text:p>
              </table:table-cell>
              <table:table-cell office:value-type="float" office:value="0.00149218">
                <text:p>0.00149218</text:p>
              </table:table-cell>
              <table:table-cell office:value-type="float" office:value="0.0167929">
                <text:p>0.0167929</text:p>
              </table:table-cell>
              <table:table-cell office:value-type="float" office:value="0.0134186">
                <text:p>0.01341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0">
                <text:p>670000</text:p>
              </table:table-cell>
              <table:table-cell office:value-type="float" office:value="0">
                <text:p>0</text:p>
              </table:table-cell>
              <table:table-cell office:value-type="float" office:value="0.127861">
                <text:p>0.127861</text:p>
              </table:table-cell>
              <table:table-cell office:value-type="float" office:value="0.00147678">
                <text:p>0.00147678</text:p>
              </table:table-cell>
              <table:table-cell office:value-type="float" office:value="0.0165731">
                <text:p>0.0165731</text:p>
              </table:table-cell>
              <table:table-cell office:value-type="float" office:value="0.0114515">
                <text:p>0.01145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0">
                <text:p>671000</text:p>
              </table:table-cell>
              <table:table-cell office:value-type="float" office:value="0">
                <text:p>0</text:p>
              </table:table-cell>
              <table:table-cell office:value-type="float" office:value="0.133881">
                <text:p>0.133881</text:p>
              </table:table-cell>
              <table:table-cell office:value-type="float" office:value="0.00138402">
                <text:p>0.00138402</text:p>
              </table:table-cell>
              <table:table-cell office:value-type="float" office:value="0.017693">
                <text:p>0.017693</text:p>
              </table:table-cell>
              <table:table-cell office:value-type="float" office:value="0.0120022">
                <text:p>0.01200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0">
                <text:p>672000</text:p>
              </table:table-cell>
              <table:table-cell office:value-type="float" office:value="0">
                <text:p>0</text:p>
              </table:table-cell>
              <table:table-cell office:value-type="float" office:value="0.133008">
                <text:p>0.133008</text:p>
              </table:table-cell>
              <table:table-cell office:value-type="float" office:value="0.00143691">
                <text:p>0.00143691</text:p>
              </table:table-cell>
              <table:table-cell office:value-type="float" office:value="0.0194651">
                <text:p>0.0194651</text:p>
              </table:table-cell>
              <table:table-cell office:value-type="float" office:value="0.0119177">
                <text:p>0.01191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0">
                <text:p>673000</text:p>
              </table:table-cell>
              <table:table-cell office:value-type="float" office:value="0">
                <text:p>0</text:p>
              </table:table-cell>
              <table:table-cell office:value-type="float" office:value="0.122623">
                <text:p>0.122623</text:p>
              </table:table-cell>
              <table:table-cell office:value-type="float" office:value="0.00135638">
                <text:p>0.00135638</text:p>
              </table:table-cell>
              <table:table-cell office:value-type="float" office:value="0.0175568">
                <text:p>0.0175568</text:p>
              </table:table-cell>
              <table:table-cell office:value-type="float" office:value="0.0109727">
                <text:p>0.01097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0">
                <text:p>674000</text:p>
              </table:table-cell>
              <table:table-cell office:value-type="float" office:value="0">
                <text:p>0</text:p>
              </table:table-cell>
              <table:table-cell office:value-type="float" office:value="0.134013">
                <text:p>0.134013</text:p>
              </table:table-cell>
              <table:table-cell office:value-type="float" office:value="0.00140968">
                <text:p>0.00140968</text:p>
              </table:table-cell>
              <table:table-cell office:value-type="float" office:value="0.0162628">
                <text:p>0.0162628</text:p>
              </table:table-cell>
              <table:table-cell office:value-type="float" office:value="0.0120235">
                <text:p>0.012023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0">
                <text:p>675000</text:p>
              </table:table-cell>
              <table:table-cell office:value-type="float" office:value="0">
                <text:p>0</text:p>
              </table:table-cell>
              <table:table-cell office:value-type="float" office:value="0.13005">
                <text:p>0.13005</text:p>
              </table:table-cell>
              <table:table-cell office:value-type="float" office:value="0.0013931">
                <text:p>0.0013931</text:p>
              </table:table-cell>
              <table:table-cell office:value-type="float" office:value="0.0173042">
                <text:p>0.0173042</text:p>
              </table:table-cell>
              <table:table-cell office:value-type="float" office:value="0.0118632">
                <text:p>0.01186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0">
                <text:p>676000</text:p>
              </table:table-cell>
              <table:table-cell office:value-type="float" office:value="0">
                <text:p>0</text:p>
              </table:table-cell>
              <table:table-cell office:value-type="float" office:value="0.130829">
                <text:p>0.130829</text:p>
              </table:table-cell>
              <table:table-cell office:value-type="float" office:value="0.00165127">
                <text:p>0.00165127</text:p>
              </table:table-cell>
              <table:table-cell office:value-type="float" office:value="0.0159312">
                <text:p>0.0159312</text:p>
              </table:table-cell>
              <table:table-cell office:value-type="float" office:value="0.0109971">
                <text:p>0.010997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0">
                <text:p>677000</text:p>
              </table:table-cell>
              <table:table-cell office:value-type="float" office:value="0">
                <text:p>0</text:p>
              </table:table-cell>
              <table:table-cell office:value-type="float" office:value="0.131351">
                <text:p>0.131351</text:p>
              </table:table-cell>
              <table:table-cell office:value-type="float" office:value="0.00178193">
                <text:p>0.00178193</text:p>
              </table:table-cell>
              <table:table-cell office:value-type="float" office:value="0.0175169">
                <text:p>0.0175169</text:p>
              </table:table-cell>
              <table:table-cell office:value-type="float" office:value="0.0119734">
                <text:p>0.01197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0">
                <text:p>678000</text:p>
              </table:table-cell>
              <table:table-cell office:value-type="float" office:value="0">
                <text:p>0</text:p>
              </table:table-cell>
              <table:table-cell office:value-type="float" office:value="0.125655">
                <text:p>0.125655</text:p>
              </table:table-cell>
              <table:table-cell office:value-type="float" office:value="0.00260855">
                <text:p>0.00260855</text:p>
              </table:table-cell>
              <table:table-cell office:value-type="float" office:value="0.0160686">
                <text:p>0.0160686</text:p>
              </table:table-cell>
              <table:table-cell office:value-type="float" office:value="0.0118834">
                <text:p>0.01188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0">
                <text:p>679000</text:p>
              </table:table-cell>
              <table:table-cell office:value-type="float" office:value="0">
                <text:p>0</text:p>
              </table:table-cell>
              <table:table-cell office:value-type="float" office:value="0.136062">
                <text:p>0.136062</text:p>
              </table:table-cell>
              <table:table-cell office:value-type="float" office:value="0.00178075">
                <text:p>0.00178075</text:p>
              </table:table-cell>
              <table:table-cell office:value-type="float" office:value="0.0174226">
                <text:p>0.0174226</text:p>
              </table:table-cell>
              <table:table-cell office:value-type="float" office:value="0.0112111">
                <text:p>0.01121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0">
                <text:p>680000</text:p>
              </table:table-cell>
              <table:table-cell office:value-type="float" office:value="0">
                <text:p>0</text:p>
              </table:table-cell>
              <table:table-cell office:value-type="float" office:value="0.141064">
                <text:p>0.141064</text:p>
              </table:table-cell>
              <table:table-cell office:value-type="float" office:value="0.00154389">
                <text:p>0.00154389</text:p>
              </table:table-cell>
              <table:table-cell office:value-type="float" office:value="0.0160832">
                <text:p>0.0160832</text:p>
              </table:table-cell>
              <table:table-cell office:value-type="float" office:value="0.0121581">
                <text:p>0.01215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0">
                <text:p>681000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  <table:table-cell office:value-type="float" office:value="0.00143257">
                <text:p>0.00143257</text:p>
              </table:table-cell>
              <table:table-cell office:value-type="float" office:value="0.0185042">
                <text:p>0.0185042</text:p>
              </table:table-cell>
              <table:table-cell office:value-type="float" office:value="0.0121632">
                <text:p>0.01216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0">
                <text:p>682000</text:p>
              </table:table-cell>
              <table:table-cell office:value-type="float" office:value="0">
                <text:p>0</text:p>
              </table:table-cell>
              <table:table-cell office:value-type="float" office:value="0.136199">
                <text:p>0.136199</text:p>
              </table:table-cell>
              <table:table-cell office:value-type="float" office:value="0.00153916">
                <text:p>0.00153916</text:p>
              </table:table-cell>
              <table:table-cell office:value-type="float" office:value="0.016204">
                <text:p>0.016204</text:p>
              </table:table-cell>
              <table:table-cell office:value-type="float" office:value="0.0116643">
                <text:p>0.01166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0">
                <text:p>683000</text:p>
              </table:table-cell>
              <table:table-cell office:value-type="float" office:value="0">
                <text:p>0</text:p>
              </table:table-cell>
              <table:table-cell office:value-type="float" office:value="0.129508">
                <text:p>0.129508</text:p>
              </table:table-cell>
              <table:table-cell office:value-type="float" office:value="0.00139902">
                <text:p>0.00139902</text:p>
              </table:table-cell>
              <table:table-cell office:value-type="float" office:value="0.0193676">
                <text:p>0.0193676</text:p>
              </table:table-cell>
              <table:table-cell office:value-type="float" office:value="0.0119813">
                <text:p>0.01198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0">
                <text:p>684000</text:p>
              </table:table-cell>
              <table:table-cell office:value-type="float" office:value="0">
                <text:p>0</text:p>
              </table:table-cell>
              <table:table-cell office:value-type="float" office:value="0.1328">
                <text:p>0.1328</text:p>
              </table:table-cell>
              <table:table-cell office:value-type="float" office:value="0.00137573">
                <text:p>0.00137573</text:p>
              </table:table-cell>
              <table:table-cell office:value-type="float" office:value="0.0176669">
                <text:p>0.0176669</text:p>
              </table:table-cell>
              <table:table-cell office:value-type="float" office:value="0.0119544">
                <text:p>0.01195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0">
                <text:p>685000</text:p>
              </table:table-cell>
              <table:table-cell office:value-type="float" office:value="0">
                <text:p>0</text:p>
              </table:table-cell>
              <table:table-cell office:value-type="float" office:value="0.133411">
                <text:p>0.133411</text:p>
              </table:table-cell>
              <table:table-cell office:value-type="float" office:value="0.00250552">
                <text:p>0.00250552</text:p>
              </table:table-cell>
              <table:table-cell office:value-type="float" office:value="0.0182496">
                <text:p>0.0182496</text:p>
              </table:table-cell>
              <table:table-cell office:value-type="float" office:value="0.0146305">
                <text:p>0.01463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0">
                <text:p>686000</text:p>
              </table:table-cell>
              <table:table-cell office:value-type="float" office:value="0">
                <text:p>0</text:p>
              </table:table-cell>
              <table:table-cell office:value-type="float" office:value="0.1274">
                <text:p>0.1274</text:p>
              </table:table-cell>
              <table:table-cell office:value-type="float" office:value="0.00177127">
                <text:p>0.00177127</text:p>
              </table:table-cell>
              <table:table-cell office:value-type="float" office:value="0.0174897">
                <text:p>0.0174897</text:p>
              </table:table-cell>
              <table:table-cell office:value-type="float" office:value="0.0125785">
                <text:p>0.01257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0">
                <text:p>687000</text:p>
              </table:table-cell>
              <table:table-cell office:value-type="float" office:value="0">
                <text:p>0</text:p>
              </table:table-cell>
              <table:table-cell office:value-type="float" office:value="0.132977">
                <text:p>0.132977</text:p>
              </table:table-cell>
              <table:table-cell office:value-type="float" office:value="0.00160311">
                <text:p>0.00160311</text:p>
              </table:table-cell>
              <table:table-cell office:value-type="float" office:value="0.0169935">
                <text:p>0.0169935</text:p>
              </table:table-cell>
              <table:table-cell office:value-type="float" office:value="0.0116923">
                <text:p>0.01169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0">
                <text:p>688000</text:p>
              </table:table-cell>
              <table:table-cell office:value-type="float" office:value="0">
                <text:p>0</text:p>
              </table:table-cell>
              <table:table-cell office:value-type="float" office:value="0.13347">
                <text:p>0.13347</text:p>
              </table:table-cell>
              <table:table-cell office:value-type="float" office:value="0.001476">
                <text:p>0.001476</text:p>
              </table:table-cell>
              <table:table-cell office:value-type="float" office:value="0.0170112">
                <text:p>0.0170112</text:p>
              </table:table-cell>
              <table:table-cell office:value-type="float" office:value="0.0127202">
                <text:p>0.01272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0">
                <text:p>689000</text:p>
              </table:table-cell>
              <table:table-cell office:value-type="float" office:value="0">
                <text:p>0</text:p>
              </table:table-cell>
              <table:table-cell office:value-type="float" office:value="0.13064">
                <text:p>0.13064</text:p>
              </table:table-cell>
              <table:table-cell office:value-type="float" office:value="0.00151192">
                <text:p>0.00151192</text:p>
              </table:table-cell>
              <table:table-cell office:value-type="float" office:value="0.0168822">
                <text:p>0.0168822</text:p>
              </table:table-cell>
              <table:table-cell office:value-type="float" office:value="0.0126137">
                <text:p>0.012613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0">
                <text:p>690000</text:p>
              </table:table-cell>
              <table:table-cell office:value-type="float" office:value="0">
                <text:p>0</text:p>
              </table:table-cell>
              <table:table-cell office:value-type="float" office:value="0.133581">
                <text:p>0.133581</text:p>
              </table:table-cell>
              <table:table-cell office:value-type="float" office:value="0.00141599">
                <text:p>0.00141599</text:p>
              </table:table-cell>
              <table:table-cell office:value-type="float" office:value="0.0169955">
                <text:p>0.0169955</text:p>
              </table:table-cell>
              <table:table-cell office:value-type="float" office:value="0.0120752">
                <text:p>0.01207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0">
                <text:p>691000</text:p>
              </table:table-cell>
              <table:table-cell office:value-type="float" office:value="0">
                <text:p>0</text:p>
              </table:table-cell>
              <table:table-cell office:value-type="float" office:value="0.131798">
                <text:p>0.131798</text:p>
              </table:table-cell>
              <table:table-cell office:value-type="float" office:value="0.00142626">
                <text:p>0.00142626</text:p>
              </table:table-cell>
              <table:table-cell office:value-type="float" office:value="0.0169303">
                <text:p>0.0169303</text:p>
              </table:table-cell>
              <table:table-cell office:value-type="float" office:value="0.0124187">
                <text:p>0.012418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0">
                <text:p>692000</text:p>
              </table:table-cell>
              <table:table-cell office:value-type="float" office:value="0">
                <text:p>0</text:p>
              </table:table-cell>
              <table:table-cell office:value-type="float" office:value="0.140507">
                <text:p>0.140507</text:p>
              </table:table-cell>
              <table:table-cell office:value-type="float" office:value="0.0014227">
                <text:p>0.0014227</text:p>
              </table:table-cell>
              <table:table-cell office:value-type="float" office:value="0.0171885">
                <text:p>0.0171885</text:p>
              </table:table-cell>
              <table:table-cell office:value-type="float" office:value="0.0118482">
                <text:p>0.01184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0">
                <text:p>693000</text:p>
              </table:table-cell>
              <table:table-cell office:value-type="float" office:value="0">
                <text:p>0</text:p>
              </table:table-cell>
              <table:table-cell office:value-type="float" office:value="0.137402">
                <text:p>0.137402</text:p>
              </table:table-cell>
              <table:table-cell office:value-type="float" office:value="0.00161732">
                <text:p>0.00161732</text:p>
              </table:table-cell>
              <table:table-cell office:value-type="float" office:value="0.0172382">
                <text:p>0.0172382</text:p>
              </table:table-cell>
              <table:table-cell office:value-type="float" office:value="0.0118356">
                <text:p>0.01183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0">
                <text:p>694000</text:p>
              </table:table-cell>
              <table:table-cell office:value-type="float" office:value="0">
                <text:p>0</text:p>
              </table:table-cell>
              <table:table-cell office:value-type="float" office:value="0.126823">
                <text:p>0.126823</text:p>
              </table:table-cell>
              <table:table-cell office:value-type="float" office:value="0.00154231">
                <text:p>0.00154231</text:p>
              </table:table-cell>
              <table:table-cell office:value-type="float" office:value="0.0172939">
                <text:p>0.0172939</text:p>
              </table:table-cell>
              <table:table-cell office:value-type="float" office:value="0.0123922">
                <text:p>0.01239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0">
                <text:p>695000</text:p>
              </table:table-cell>
              <table:table-cell office:value-type="float" office:value="0">
                <text:p>0</text:p>
              </table:table-cell>
              <table:table-cell office:value-type="float" office:value="0.137027">
                <text:p>0.137027</text:p>
              </table:table-cell>
              <table:table-cell office:value-type="float" office:value="0.001536">
                <text:p>0.001536</text:p>
              </table:table-cell>
              <table:table-cell office:value-type="float" office:value="0.0176401">
                <text:p>0.0176401</text:p>
              </table:table-cell>
              <table:table-cell office:value-type="float" office:value="0.0115482">
                <text:p>0.01154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0">
                <text:p>696000</text:p>
              </table:table-cell>
              <table:table-cell office:value-type="float" office:value="0">
                <text:p>0</text:p>
              </table:table-cell>
              <table:table-cell office:value-type="float" office:value="0.139096">
                <text:p>0.139096</text:p>
              </table:table-cell>
              <table:table-cell office:value-type="float" office:value="0.00150876">
                <text:p>0.00150876</text:p>
              </table:table-cell>
              <table:table-cell office:value-type="float" office:value="0.0181454">
                <text:p>0.0181454</text:p>
              </table:table-cell>
              <table:table-cell office:value-type="float" office:value="0.0120555">
                <text:p>0.01205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0">
                <text:p>697000</text:p>
              </table:table-cell>
              <table:table-cell office:value-type="float" office:value="0">
                <text:p>0</text:p>
              </table:table-cell>
              <table:table-cell office:value-type="float" office:value="0.130904">
                <text:p>0.130904</text:p>
              </table:table-cell>
              <table:table-cell office:value-type="float" office:value="0.00181272">
                <text:p>0.00181272</text:p>
              </table:table-cell>
              <table:table-cell office:value-type="float" office:value="0.0176097">
                <text:p>0.0176097</text:p>
              </table:table-cell>
              <table:table-cell office:value-type="float" office:value="0.0121396">
                <text:p>0.01213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0">
                <text:p>698000</text:p>
              </table:table-cell>
              <table:table-cell office:value-type="float" office:value="0">
                <text:p>0</text:p>
              </table:table-cell>
              <table:table-cell office:value-type="float" office:value="0.139571">
                <text:p>0.139571</text:p>
              </table:table-cell>
              <table:table-cell office:value-type="float" office:value="0.00217195">
                <text:p>0.00217195</text:p>
              </table:table-cell>
              <table:table-cell office:value-type="float" office:value="0.01894">
                <text:p>0.01894</text:p>
              </table:table-cell>
              <table:table-cell office:value-type="float" office:value="0.012155">
                <text:p>0.0121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0">
                <text:p>699000</text:p>
              </table:table-cell>
              <table:table-cell office:value-type="float" office:value="0">
                <text:p>0</text:p>
              </table:table-cell>
              <table:table-cell office:value-type="float" office:value="0.139722">
                <text:p>0.139722</text:p>
              </table:table-cell>
              <table:table-cell office:value-type="float" office:value="0.00223511">
                <text:p>0.00223511</text:p>
              </table:table-cell>
              <table:table-cell office:value-type="float" office:value="0.0167772">
                <text:p>0.0167772</text:p>
              </table:table-cell>
              <table:table-cell office:value-type="float" office:value="0.0126401">
                <text:p>0.01264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  <table:table-cell office:value-type="float" office:value="0.129631">
                <text:p>0.129631</text:p>
              </table:table-cell>
              <table:table-cell office:value-type="float" office:value="0.00147402">
                <text:p>0.00147402</text:p>
              </table:table-cell>
              <table:table-cell office:value-type="float" office:value="0.0185109">
                <text:p>0.0185109</text:p>
              </table:table-cell>
              <table:table-cell office:value-type="float" office:value="0.0121206">
                <text:p>0.01212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0">
                <text:p>701000</text:p>
              </table:table-cell>
              <table:table-cell office:value-type="float" office:value="0">
                <text:p>0</text:p>
              </table:table-cell>
              <table:table-cell office:value-type="float" office:value="0.14493">
                <text:p>0.14493</text:p>
              </table:table-cell>
              <table:table-cell office:value-type="float" office:value="0.00147678">
                <text:p>0.00147678</text:p>
              </table:table-cell>
              <table:table-cell office:value-type="float" office:value="0.0166544">
                <text:p>0.0166544</text:p>
              </table:table-cell>
              <table:table-cell office:value-type="float" office:value="0.0123851">
                <text:p>0.01238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0">
                <text:p>702000</text:p>
              </table:table-cell>
              <table:table-cell office:value-type="float" office:value="0">
                <text:p>0</text:p>
              </table:table-cell>
              <table:table-cell office:value-type="float" office:value="0.145068">
                <text:p>0.145068</text:p>
              </table:table-cell>
              <table:table-cell office:value-type="float" office:value="0.00142152">
                <text:p>0.00142152</text:p>
              </table:table-cell>
              <table:table-cell office:value-type="float" office:value="0.0182109">
                <text:p>0.0182109</text:p>
              </table:table-cell>
              <table:table-cell office:value-type="float" office:value="0.0128746">
                <text:p>0.01287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0">
                <text:p>703000</text:p>
              </table:table-cell>
              <table:table-cell office:value-type="float" office:value="0">
                <text:p>0</text:p>
              </table:table-cell>
              <table:table-cell office:value-type="float" office:value="0.136376">
                <text:p>0.136376</text:p>
              </table:table-cell>
              <table:table-cell office:value-type="float" office:value="0.00140849">
                <text:p>0.00140849</text:p>
              </table:table-cell>
              <table:table-cell office:value-type="float" office:value="0.0170673">
                <text:p>0.0170673</text:p>
              </table:table-cell>
              <table:table-cell office:value-type="float" office:value="0.0135342">
                <text:p>0.01353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0">
                <text:p>704000</text:p>
              </table:table-cell>
              <table:table-cell office:value-type="float" office:value="0">
                <text:p>0</text:p>
              </table:table-cell>
              <table:table-cell office:value-type="float" office:value="0.149599">
                <text:p>0.149599</text:p>
              </table:table-cell>
              <table:table-cell office:value-type="float" office:value="0.00142941">
                <text:p>0.00142941</text:p>
              </table:table-cell>
              <table:table-cell office:value-type="float" office:value="0.0172698">
                <text:p>0.0172698</text:p>
              </table:table-cell>
              <table:table-cell office:value-type="float" office:value="0.0140375">
                <text:p>0.01403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0">
                <text:p>705000</text:p>
              </table:table-cell>
              <table:table-cell office:value-type="float" office:value="0">
                <text:p>0</text:p>
              </table:table-cell>
              <table:table-cell office:value-type="float" office:value="0.140282">
                <text:p>0.140282</text:p>
              </table:table-cell>
              <table:table-cell office:value-type="float" office:value="0.00201286">
                <text:p>0.00201286</text:p>
              </table:table-cell>
              <table:table-cell office:value-type="float" office:value="0.0172971">
                <text:p>0.0172971</text:p>
              </table:table-cell>
              <table:table-cell office:value-type="float" office:value="0.0124751">
                <text:p>0.01247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0">
                <text:p>706000</text:p>
              </table:table-cell>
              <table:table-cell office:value-type="float" office:value="0">
                <text:p>0</text:p>
              </table:table-cell>
              <table:table-cell office:value-type="float" office:value="0.141496">
                <text:p>0.141496</text:p>
              </table:table-cell>
              <table:table-cell office:value-type="float" office:value="0.00188536">
                <text:p>0.00188536</text:p>
              </table:table-cell>
              <table:table-cell office:value-type="float" office:value="0.017241">
                <text:p>0.017241</text:p>
              </table:table-cell>
              <table:table-cell office:value-type="float" office:value="0.0117803">
                <text:p>0.011780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0">
                <text:p>707000</text:p>
              </table:table-cell>
              <table:table-cell office:value-type="float" office:value="0">
                <text:p>0</text:p>
              </table:table-cell>
              <table:table-cell office:value-type="float" office:value="0.153252">
                <text:p>0.153252</text:p>
              </table:table-cell>
              <table:table-cell office:value-type="float" office:value="0.00176456">
                <text:p>0.00176456</text:p>
              </table:table-cell>
              <table:table-cell office:value-type="float" office:value="0.0180226">
                <text:p>0.0180226</text:p>
              </table:table-cell>
              <table:table-cell office:value-type="float" office:value="0.0121751">
                <text:p>0.01217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0">
                <text:p>708000</text:p>
              </table:table-cell>
              <table:table-cell office:value-type="float" office:value="0">
                <text:p>0</text:p>
              </table:table-cell>
              <table:table-cell office:value-type="float" office:value="0.142954">
                <text:p>0.142954</text:p>
              </table:table-cell>
              <table:table-cell office:value-type="float" office:value="0.00153166">
                <text:p>0.00153166</text:p>
              </table:table-cell>
              <table:table-cell office:value-type="float" office:value="0.0213524">
                <text:p>0.0213524</text:p>
              </table:table-cell>
              <table:table-cell office:value-type="float" office:value="0.0124013">
                <text:p>0.01240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0">
                <text:p>709000</text:p>
              </table:table-cell>
              <table:table-cell office:value-type="float" office:value="0">
                <text:p>0</text:p>
              </table:table-cell>
              <table:table-cell office:value-type="float" office:value="0.137682">
                <text:p>0.137682</text:p>
              </table:table-cell>
              <table:table-cell office:value-type="float" office:value="0.00142428">
                <text:p>0.00142428</text:p>
              </table:table-cell>
              <table:table-cell office:value-type="float" office:value="0.017629">
                <text:p>0.017629</text:p>
              </table:table-cell>
              <table:table-cell office:value-type="float" office:value="0.0118451">
                <text:p>0.01184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0">
                <text:p>710000</text:p>
              </table:table-cell>
              <table:table-cell office:value-type="float" office:value="0">
                <text:p>0</text:p>
              </table:table-cell>
              <table:table-cell office:value-type="float" office:value="0.145081">
                <text:p>0.145081</text:p>
              </table:table-cell>
              <table:table-cell office:value-type="float" office:value="0.00144994">
                <text:p>0.00144994</text:p>
              </table:table-cell>
              <table:table-cell office:value-type="float" office:value="0.0173492">
                <text:p>0.0173492</text:p>
              </table:table-cell>
              <table:table-cell office:value-type="float" office:value="0.0124088">
                <text:p>0.012408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0">
                <text:p>711000</text:p>
              </table:table-cell>
              <table:table-cell office:value-type="float" office:value="0">
                <text:p>0</text:p>
              </table:table-cell>
              <table:table-cell office:value-type="float" office:value="0.149267">
                <text:p>0.149267</text:p>
              </table:table-cell>
              <table:table-cell office:value-type="float" office:value="0.00139902">
                <text:p>0.00139902</text:p>
              </table:table-cell>
              <table:table-cell office:value-type="float" office:value="0.0176105">
                <text:p>0.0176105</text:p>
              </table:table-cell>
              <table:table-cell office:value-type="float" office:value="0.0118676">
                <text:p>0.01186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0">
                <text:p>712000</text:p>
              </table:table-cell>
              <table:table-cell office:value-type="float" office:value="0">
                <text:p>0</text:p>
              </table:table-cell>
              <table:table-cell office:value-type="float" office:value="0.141002">
                <text:p>0.141002</text:p>
              </table:table-cell>
              <table:table-cell office:value-type="float" office:value="0.00144284">
                <text:p>0.00144284</text:p>
              </table:table-cell>
              <table:table-cell office:value-type="float" office:value="0.0175256">
                <text:p>0.0175256</text:p>
              </table:table-cell>
              <table:table-cell office:value-type="float" office:value="0.012059">
                <text:p>0.0120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0">
                <text:p>713000</text:p>
              </table:table-cell>
              <table:table-cell office:value-type="float" office:value="0">
                <text:p>0</text:p>
              </table:table-cell>
              <table:table-cell office:value-type="float" office:value="0.147655">
                <text:p>0.147655</text:p>
              </table:table-cell>
              <table:table-cell office:value-type="float" office:value="0.00146139">
                <text:p>0.00146139</text:p>
              </table:table-cell>
              <table:table-cell office:value-type="float" office:value="0.0190723">
                <text:p>0.0190723</text:p>
              </table:table-cell>
              <table:table-cell office:value-type="float" office:value="0.0123567">
                <text:p>0.01235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0">
                <text:p>714000</text:p>
              </table:table-cell>
              <table:table-cell office:value-type="float" office:value="0">
                <text:p>0</text:p>
              </table:table-cell>
              <table:table-cell office:value-type="float" office:value="0.145205">
                <text:p>0.145205</text:p>
              </table:table-cell>
              <table:table-cell office:value-type="float" office:value="0.00144205">
                <text:p>0.00144205</text:p>
              </table:table-cell>
              <table:table-cell office:value-type="float" office:value="0.0173184">
                <text:p>0.0173184</text:p>
              </table:table-cell>
              <table:table-cell office:value-type="float" office:value="0.0117401">
                <text:p>0.01174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0">
                <text:p>715000</text:p>
              </table:table-cell>
              <table:table-cell office:value-type="float" office:value="0">
                <text:p>0</text:p>
              </table:table-cell>
              <table:table-cell office:value-type="float" office:value="0.1406">
                <text:p>0.1406</text:p>
              </table:table-cell>
              <table:table-cell office:value-type="float" office:value="0.00136704">
                <text:p>0.00136704</text:p>
              </table:table-cell>
              <table:table-cell office:value-type="float" office:value="0.0185488">
                <text:p>0.0185488</text:p>
              </table:table-cell>
              <table:table-cell office:value-type="float" office:value="0.0124269">
                <text:p>0.01242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0">
                <text:p>716000</text:p>
              </table:table-cell>
              <table:table-cell office:value-type="float" office:value="0">
                <text:p>0</text:p>
              </table:table-cell>
              <table:table-cell office:value-type="float" office:value="0.149134">
                <text:p>0.149134</text:p>
              </table:table-cell>
              <table:table-cell office:value-type="float" office:value="0.00144994">
                <text:p>0.00144994</text:p>
              </table:table-cell>
              <table:table-cell office:value-type="float" office:value="0.0172169">
                <text:p>0.0172169</text:p>
              </table:table-cell>
              <table:table-cell office:value-type="float" office:value="0.012436">
                <text:p>0.0124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0">
                <text:p>717000</text:p>
              </table:table-cell>
              <table:table-cell office:value-type="float" office:value="0">
                <text:p>0</text:p>
              </table:table-cell>
              <table:table-cell office:value-type="float" office:value="0.144897">
                <text:p>0.144897</text:p>
              </table:table-cell>
              <table:table-cell office:value-type="float" office:value="0.00144718">
                <text:p>0.00144718</text:p>
              </table:table-cell>
              <table:table-cell office:value-type="float" office:value="0.0183503">
                <text:p>0.0183503</text:p>
              </table:table-cell>
              <table:table-cell office:value-type="float" office:value="0.0121392">
                <text:p>0.01213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0">
                <text:p>718000</text:p>
              </table:table-cell>
              <table:table-cell office:value-type="float" office:value="0">
                <text:p>0</text:p>
              </table:table-cell>
              <table:table-cell office:value-type="float" office:value="0.145704">
                <text:p>0.145704</text:p>
              </table:table-cell>
              <table:table-cell office:value-type="float" office:value="0.00180246">
                <text:p>0.00180246</text:p>
              </table:table-cell>
              <table:table-cell office:value-type="float" office:value="0.0177712">
                <text:p>0.0177712</text:p>
              </table:table-cell>
              <table:table-cell office:value-type="float" office:value="0.013072">
                <text:p>0.0130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0">
                <text:p>719000</text:p>
              </table:table-cell>
              <table:table-cell office:value-type="float" office:value="0">
                <text:p>0</text:p>
              </table:table-cell>
              <table:table-cell office:value-type="float" office:value="0.145048">
                <text:p>0.145048</text:p>
              </table:table-cell>
              <table:table-cell office:value-type="float" office:value="0.00164416">
                <text:p>0.00164416</text:p>
              </table:table-cell>
              <table:table-cell office:value-type="float" office:value="0.0192811">
                <text:p>0.0192811</text:p>
              </table:table-cell>
              <table:table-cell office:value-type="float" office:value="0.0133534">
                <text:p>0.01335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0">
                <text:p>720000</text:p>
              </table:table-cell>
              <table:table-cell office:value-type="float" office:value="0">
                <text:p>0</text:p>
              </table:table-cell>
              <table:table-cell office:value-type="float" office:value="0.15005">
                <text:p>0.15005</text:p>
              </table:table-cell>
              <table:table-cell office:value-type="float" office:value="0.00291607">
                <text:p>0.00291607</text:p>
              </table:table-cell>
              <table:table-cell office:value-type="float" office:value="0.0183392">
                <text:p>0.0183392</text:p>
              </table:table-cell>
              <table:table-cell office:value-type="float" office:value="0.0131193">
                <text:p>0.013119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0">
                <text:p>721000</text:p>
              </table:table-cell>
              <table:table-cell office:value-type="float" office:value="0">
                <text:p>0</text:p>
              </table:table-cell>
              <table:table-cell office:value-type="float" office:value="0.146295">
                <text:p>0.146295</text:p>
              </table:table-cell>
              <table:table-cell office:value-type="float" office:value="0.00149336">
                <text:p>0.00149336</text:p>
              </table:table-cell>
              <table:table-cell office:value-type="float" office:value="0.0178659">
                <text:p>0.0178659</text:p>
              </table:table-cell>
              <table:table-cell office:value-type="float" office:value="0.0124727">
                <text:p>0.01247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0">
                <text:p>722000</text:p>
              </table:table-cell>
              <table:table-cell office:value-type="float" office:value="0">
                <text:p>0</text:p>
              </table:table-cell>
              <table:table-cell office:value-type="float" office:value="0.141">
                <text:p>0.141</text:p>
              </table:table-cell>
              <table:table-cell office:value-type="float" office:value="0.00150008">
                <text:p>0.00150008</text:p>
              </table:table-cell>
              <table:table-cell office:value-type="float" office:value="0.0181481">
                <text:p>0.0181481</text:p>
              </table:table-cell>
              <table:table-cell office:value-type="float" office:value="0.0120464">
                <text:p>0.01204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0">
                <text:p>723000</text:p>
              </table:table-cell>
              <table:table-cell office:value-type="float" office:value="0">
                <text:p>0</text:p>
              </table:table-cell>
              <table:table-cell office:value-type="float" office:value="0.147573">
                <text:p>0.147573</text:p>
              </table:table-cell>
              <table:table-cell office:value-type="float" office:value="0.00142941">
                <text:p>0.00142941</text:p>
              </table:table-cell>
              <table:table-cell office:value-type="float" office:value="0.0177794">
                <text:p>0.0177794</text:p>
              </table:table-cell>
              <table:table-cell office:value-type="float" office:value="0.0125008">
                <text:p>0.01250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0">
                <text:p>724000</text:p>
              </table:table-cell>
              <table:table-cell office:value-type="float" office:value="0">
                <text:p>0</text:p>
              </table:table-cell>
              <table:table-cell office:value-type="float" office:value="0.150476">
                <text:p>0.150476</text:p>
              </table:table-cell>
              <table:table-cell office:value-type="float" office:value="0.00140968">
                <text:p>0.00140968</text:p>
              </table:table-cell>
              <table:table-cell office:value-type="float" office:value="0.0185094">
                <text:p>0.0185094</text:p>
              </table:table-cell>
              <table:table-cell office:value-type="float" office:value="0.0125225">
                <text:p>0.01252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0">
                <text:p>725000</text:p>
              </table:table-cell>
              <table:table-cell office:value-type="float" office:value="0">
                <text:p>0</text:p>
              </table:table-cell>
              <table:table-cell office:value-type="float" office:value="0.145515">
                <text:p>0.145515</text:p>
              </table:table-cell>
              <table:table-cell office:value-type="float" office:value="0.00149494">
                <text:p>0.00149494</text:p>
              </table:table-cell>
              <table:table-cell office:value-type="float" office:value="0.0173614">
                <text:p>0.0173614</text:p>
              </table:table-cell>
              <table:table-cell office:value-type="float" office:value="0.0125639">
                <text:p>0.01256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0">
                <text:p>726000</text:p>
              </table:table-cell>
              <table:table-cell office:value-type="float" office:value="0">
                <text:p>0</text:p>
              </table:table-cell>
              <table:table-cell office:value-type="float" office:value="0.147755">
                <text:p>0.147755</text:p>
              </table:table-cell>
              <table:table-cell office:value-type="float" office:value="0.00237525">
                <text:p>0.00237525</text:p>
              </table:table-cell>
              <table:table-cell office:value-type="float" office:value="0.0193474">
                <text:p>0.0193474</text:p>
              </table:table-cell>
              <table:table-cell office:value-type="float" office:value="0.0126922">
                <text:p>0.01269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0">
                <text:p>727000</text:p>
              </table:table-cell>
              <table:table-cell office:value-type="float" office:value="0">
                <text:p>0</text:p>
              </table:table-cell>
              <table:table-cell office:value-type="float" office:value="0.151299">
                <text:p>0.151299</text:p>
              </table:table-cell>
              <table:table-cell office:value-type="float" office:value="0.00185141">
                <text:p>0.00185141</text:p>
              </table:table-cell>
              <table:table-cell office:value-type="float" office:value="0.0176393">
                <text:p>0.0176393</text:p>
              </table:table-cell>
              <table:table-cell office:value-type="float" office:value="0.0121518">
                <text:p>0.01215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0">
                <text:p>728000</text:p>
              </table:table-cell>
              <table:table-cell office:value-type="float" office:value="0">
                <text:p>0</text:p>
              </table:table-cell>
              <table:table-cell office:value-type="float" office:value="0.149208">
                <text:p>0.149208</text:p>
              </table:table-cell>
              <table:table-cell office:value-type="float" office:value="0.00156876">
                <text:p>0.00156876</text:p>
              </table:table-cell>
              <table:table-cell office:value-type="float" office:value="0.018749">
                <text:p>0.018749</text:p>
              </table:table-cell>
              <table:table-cell office:value-type="float" office:value="0.0123721">
                <text:p>0.01237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0">
                <text:p>729000</text:p>
              </table:table-cell>
              <table:table-cell office:value-type="float" office:value="0">
                <text:p>0</text:p>
              </table:table-cell>
              <table:table-cell office:value-type="float" office:value="0.146367">
                <text:p>0.146367</text:p>
              </table:table-cell>
              <table:table-cell office:value-type="float" office:value="0.00153797">
                <text:p>0.00153797</text:p>
              </table:table-cell>
              <table:table-cell office:value-type="float" office:value="0.0179622">
                <text:p>0.0179622</text:p>
              </table:table-cell>
              <table:table-cell office:value-type="float" office:value="0.0128849">
                <text:p>0.01288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0">
                <text:p>730000</text:p>
              </table:table-cell>
              <table:table-cell office:value-type="float" office:value="0">
                <text:p>0</text:p>
              </table:table-cell>
              <table:table-cell office:value-type="float" office:value="0.151663">
                <text:p>0.151663</text:p>
              </table:table-cell>
              <table:table-cell office:value-type="float" office:value="0.00141362">
                <text:p>0.00141362</text:p>
              </table:table-cell>
              <table:table-cell office:value-type="float" office:value="0.0208751">
                <text:p>0.0208751</text:p>
              </table:table-cell>
              <table:table-cell office:value-type="float" office:value="0.0123669">
                <text:p>0.01236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0">
                <text:p>731000</text:p>
              </table:table-cell>
              <table:table-cell office:value-type="float" office:value="0">
                <text:p>0</text:p>
              </table:table-cell>
              <table:table-cell office:value-type="float" office:value="0.151532">
                <text:p>0.151532</text:p>
              </table:table-cell>
              <table:table-cell office:value-type="float" office:value="0.00150876">
                <text:p>0.00150876</text:p>
              </table:table-cell>
              <table:table-cell office:value-type="float" office:value="0.0230348">
                <text:p>0.0230348</text:p>
              </table:table-cell>
              <table:table-cell office:value-type="float" office:value="0.0127727">
                <text:p>0.01277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0">
                <text:p>732000</text:p>
              </table:table-cell>
              <table:table-cell office:value-type="float" office:value="0">
                <text:p>0</text:p>
              </table:table-cell>
              <table:table-cell office:value-type="float" office:value="0.144943">
                <text:p>0.144943</text:p>
              </table:table-cell>
              <table:table-cell office:value-type="float" office:value="0.00138204">
                <text:p>0.00138204</text:p>
              </table:table-cell>
              <table:table-cell office:value-type="float" office:value="0.0179717">
                <text:p>0.0179717</text:p>
              </table:table-cell>
              <table:table-cell office:value-type="float" office:value="0.0125592">
                <text:p>0.01255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0">
                <text:p>733000</text:p>
              </table:table-cell>
              <table:table-cell office:value-type="float" office:value="0">
                <text:p>0</text:p>
              </table:table-cell>
              <table:table-cell office:value-type="float" office:value="0.152115">
                <text:p>0.152115</text:p>
              </table:table-cell>
              <table:table-cell office:value-type="float" office:value="0.00141678">
                <text:p>0.00141678</text:p>
              </table:table-cell>
              <table:table-cell office:value-type="float" office:value="0.0187079">
                <text:p>0.0187079</text:p>
              </table:table-cell>
              <table:table-cell office:value-type="float" office:value="0.0141726">
                <text:p>0.014172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0">
                <text:p>734000</text:p>
              </table:table-cell>
              <table:table-cell office:value-type="float" office:value="0">
                <text:p>0</text:p>
              </table:table-cell>
              <table:table-cell office:value-type="float" office:value="0.147475">
                <text:p>0.147475</text:p>
              </table:table-cell>
              <table:table-cell office:value-type="float" office:value="0.00137099">
                <text:p>0.00137099</text:p>
              </table:table-cell>
              <table:table-cell office:value-type="float" office:value="0.0181707">
                <text:p>0.0181707</text:p>
              </table:table-cell>
              <table:table-cell office:value-type="float" office:value="0.0128454">
                <text:p>0.012845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0">
                <text:p>735000</text:p>
              </table:table-cell>
              <table:table-cell office:value-type="float" office:value="0">
                <text:p>0</text:p>
              </table:table-cell>
              <table:table-cell office:value-type="float" office:value="0.149295">
                <text:p>0.149295</text:p>
              </table:table-cell>
              <table:table-cell office:value-type="float" office:value="0.00141955">
                <text:p>0.00141955</text:p>
              </table:table-cell>
              <table:table-cell office:value-type="float" office:value="0.0182828">
                <text:p>0.0182828</text:p>
              </table:table-cell>
              <table:table-cell office:value-type="float" office:value="0.0132058">
                <text:p>0.01320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0">
                <text:p>736000</text:p>
              </table:table-cell>
              <table:table-cell office:value-type="float" office:value="0">
                <text:p>0</text:p>
              </table:table-cell>
              <table:table-cell office:value-type="float" office:value="0.153715">
                <text:p>0.153715</text:p>
              </table:table-cell>
              <table:table-cell office:value-type="float" office:value="0.00136388">
                <text:p>0.00136388</text:p>
              </table:table-cell>
              <table:table-cell office:value-type="float" office:value="0.0184896">
                <text:p>0.0184896</text:p>
              </table:table-cell>
              <table:table-cell office:value-type="float" office:value="0.012712">
                <text:p>0.0127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0">
                <text:p>737000</text:p>
              </table:table-cell>
              <table:table-cell office:value-type="float" office:value="0">
                <text:p>0</text:p>
              </table:table-cell>
              <table:table-cell office:value-type="float" office:value="0.134623">
                <text:p>0.134623</text:p>
              </table:table-cell>
              <table:table-cell office:value-type="float" office:value="0.00152258">
                <text:p>0.00152258</text:p>
              </table:table-cell>
              <table:table-cell office:value-type="float" office:value="0.0182468">
                <text:p>0.0182468</text:p>
              </table:table-cell>
              <table:table-cell office:value-type="float" office:value="0.01364">
                <text:p>0.013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0">
                <text:p>738000</text:p>
              </table:table-cell>
              <table:table-cell office:value-type="float" office:value="0">
                <text:p>0</text:p>
              </table:table-cell>
              <table:table-cell office:value-type="float" office:value="0.137046">
                <text:p>0.137046</text:p>
              </table:table-cell>
              <table:table-cell office:value-type="float" office:value="0.00179338">
                <text:p>0.00179338</text:p>
              </table:table-cell>
              <table:table-cell office:value-type="float" office:value="0.0182895">
                <text:p>0.0182895</text:p>
              </table:table-cell>
              <table:table-cell office:value-type="float" office:value="0.0134967">
                <text:p>0.01349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0">
                <text:p>739000</text:p>
              </table:table-cell>
              <table:table-cell office:value-type="float" office:value="0">
                <text:p>0</text:p>
              </table:table-cell>
              <table:table-cell office:value-type="float" office:value="0.128118">
                <text:p>0.128118</text:p>
              </table:table-cell>
              <table:table-cell office:value-type="float" office:value="0.00168324">
                <text:p>0.00168324</text:p>
              </table:table-cell>
              <table:table-cell office:value-type="float" office:value="0.0184126">
                <text:p>0.0184126</text:p>
              </table:table-cell>
              <table:table-cell office:value-type="float" office:value="0.012963">
                <text:p>0.0129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0">
                <text:p>740000</text:p>
              </table:table-cell>
              <table:table-cell office:value-type="float" office:value="0">
                <text:p>0</text:p>
              </table:table-cell>
              <table:table-cell office:value-type="float" office:value="0.133675">
                <text:p>0.133675</text:p>
              </table:table-cell>
              <table:table-cell office:value-type="float" office:value="0.00252447">
                <text:p>0.00252447</text:p>
              </table:table-cell>
              <table:table-cell office:value-type="float" office:value="0.0189337">
                <text:p>0.0189337</text:p>
              </table:table-cell>
              <table:table-cell office:value-type="float" office:value="0.012423">
                <text:p>0.01242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0">
                <text:p>741000</text:p>
              </table:table-cell>
              <table:table-cell office:value-type="float" office:value="0">
                <text:p>0</text:p>
              </table:table-cell>
              <table:table-cell office:value-type="float" office:value="0.133962">
                <text:p>0.133962</text:p>
              </table:table-cell>
              <table:table-cell office:value-type="float" office:value="0.0017468">
                <text:p>0.0017468</text:p>
              </table:table-cell>
              <table:table-cell office:value-type="float" office:value="0.0181071">
                <text:p>0.0181071</text:p>
              </table:table-cell>
              <table:table-cell office:value-type="float" office:value="0.0126946">
                <text:p>0.012694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0">
                <text:p>742000</text:p>
              </table:table-cell>
              <table:table-cell office:value-type="float" office:value="0">
                <text:p>0</text:p>
              </table:table-cell>
              <table:table-cell office:value-type="float" office:value="0.137616">
                <text:p>0.137616</text:p>
              </table:table-cell>
              <table:table-cell office:value-type="float" office:value="0.00148152">
                <text:p>0.00148152</text:p>
              </table:table-cell>
              <table:table-cell office:value-type="float" office:value="0.0215885">
                <text:p>0.0215885</text:p>
              </table:table-cell>
              <table:table-cell office:value-type="float" office:value="0.0131249">
                <text:p>0.01312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0">
                <text:p>743000</text:p>
              </table:table-cell>
              <table:table-cell office:value-type="float" office:value="0">
                <text:p>0</text:p>
              </table:table-cell>
              <table:table-cell office:value-type="float" office:value="0.134767">
                <text:p>0.134767</text:p>
              </table:table-cell>
              <table:table-cell office:value-type="float" office:value="0.00145152">
                <text:p>0.00145152</text:p>
              </table:table-cell>
              <table:table-cell office:value-type="float" office:value="0.0189033">
                <text:p>0.0189033</text:p>
              </table:table-cell>
              <table:table-cell office:value-type="float" office:value="0.0136487">
                <text:p>0.013648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0">
                <text:p>744000</text:p>
              </table:table-cell>
              <table:table-cell office:value-type="float" office:value="0">
                <text:p>0</text:p>
              </table:table-cell>
              <table:table-cell office:value-type="float" office:value="0.169449">
                <text:p>0.169449</text:p>
              </table:table-cell>
              <table:table-cell office:value-type="float" office:value="0.0014906">
                <text:p>0.0014906</text:p>
              </table:table-cell>
              <table:table-cell office:value-type="float" office:value="0.0184154">
                <text:p>0.0184154</text:p>
              </table:table-cell>
              <table:table-cell office:value-type="float" office:value="0.0130313">
                <text:p>0.01303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0">
                <text:p>745000</text:p>
              </table:table-cell>
              <table:table-cell office:value-type="float" office:value="0">
                <text:p>0</text:p>
              </table:table-cell>
              <table:table-cell office:value-type="float" office:value="0.259809">
                <text:p>0.259809</text:p>
              </table:table-cell>
              <table:table-cell office:value-type="float" office:value="0.00142626">
                <text:p>0.00142626</text:p>
              </table:table-cell>
              <table:table-cell office:value-type="float" office:value="0.0190423">
                <text:p>0.0190423</text:p>
              </table:table-cell>
              <table:table-cell office:value-type="float" office:value="0.0125166">
                <text:p>0.01251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0">
                <text:p>746000</text:p>
              </table:table-cell>
              <table:table-cell office:value-type="float" office:value="0">
                <text:p>0</text:p>
              </table:table-cell>
              <table:table-cell office:value-type="float" office:value="0.147089">
                <text:p>0.147089</text:p>
              </table:table-cell>
              <table:table-cell office:value-type="float" office:value="0.00146692">
                <text:p>0.00146692</text:p>
              </table:table-cell>
              <table:table-cell office:value-type="float" office:value="0.0183858">
                <text:p>0.0183858</text:p>
              </table:table-cell>
              <table:table-cell office:value-type="float" office:value="0.0129342">
                <text:p>0.01293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0">
                <text:p>747000</text:p>
              </table:table-cell>
              <table:table-cell office:value-type="float" office:value="0">
                <text:p>0</text:p>
              </table:table-cell>
              <table:table-cell office:value-type="float" office:value="0.171927">
                <text:p>0.171927</text:p>
              </table:table-cell>
              <table:table-cell office:value-type="float" office:value="0.00251539">
                <text:p>0.00251539</text:p>
              </table:table-cell>
              <table:table-cell office:value-type="float" office:value="0.0192941">
                <text:p>0.0192941</text:p>
              </table:table-cell>
              <table:table-cell office:value-type="float" office:value="0.0130017">
                <text:p>0.01300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0">
                <text:p>748000</text:p>
              </table:table-cell>
              <table:table-cell office:value-type="float" office:value="0">
                <text:p>0</text:p>
              </table:table-cell>
              <table:table-cell office:value-type="float" office:value="0.235714">
                <text:p>0.235714</text:p>
              </table:table-cell>
              <table:table-cell office:value-type="float" office:value="0.00217787">
                <text:p>0.00217787</text:p>
              </table:table-cell>
              <table:table-cell office:value-type="float" office:value="0.0179137">
                <text:p>0.0179137</text:p>
              </table:table-cell>
              <table:table-cell office:value-type="float" office:value="0.0125983">
                <text:p>0.012598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0">
                <text:p>749000</text:p>
              </table:table-cell>
              <table:table-cell office:value-type="float" office:value="0">
                <text:p>0</text:p>
              </table:table-cell>
              <table:table-cell office:value-type="float" office:value="0.375482">
                <text:p>0.375482</text:p>
              </table:table-cell>
              <table:table-cell office:value-type="float" office:value="0.00208905">
                <text:p>0.00208905</text:p>
              </table:table-cell>
              <table:table-cell office:value-type="float" office:value="0.0194039">
                <text:p>0.0194039</text:p>
              </table:table-cell>
              <table:table-cell office:value-type="float" office:value="0.0129117">
                <text:p>0.01291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0">
                <text:p>750000</text:p>
              </table:table-cell>
              <table:table-cell office:value-type="float" office:value="0">
                <text:p>0</text:p>
              </table:table-cell>
              <table:table-cell office:value-type="float" office:value="0.235329">
                <text:p>0.235329</text:p>
              </table:table-cell>
              <table:table-cell office:value-type="float" office:value="0.00173377">
                <text:p>0.00173377</text:p>
              </table:table-cell>
              <table:table-cell office:value-type="float" office:value="0.0191137">
                <text:p>0.0191137</text:p>
              </table:table-cell>
              <table:table-cell office:value-type="float" office:value="0.0128616">
                <text:p>0.01286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0">
                <text:p>751000</text:p>
              </table:table-cell>
              <table:table-cell office:value-type="float" office:value="0">
                <text:p>0</text:p>
              </table:table-cell>
              <table:table-cell office:value-type="float" office:value="0.38778">
                <text:p>0.38778</text:p>
              </table:table-cell>
              <table:table-cell office:value-type="float" office:value="0.00174364">
                <text:p>0.00174364</text:p>
              </table:table-cell>
              <table:table-cell office:value-type="float" office:value="0.0184442">
                <text:p>0.0184442</text:p>
              </table:table-cell>
              <table:table-cell office:value-type="float" office:value="0.014966">
                <text:p>0.01496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0">
                <text:p>752000</text:p>
              </table:table-cell>
              <table:table-cell office:value-type="float" office:value="0">
                <text:p>0</text:p>
              </table:table-cell>
              <table:table-cell office:value-type="float" office:value="0.346748">
                <text:p>0.346748</text:p>
              </table:table-cell>
              <table:table-cell office:value-type="float" office:value="0.0016489">
                <text:p>0.0016489</text:p>
              </table:table-cell>
              <table:table-cell office:value-type="float" office:value="0.0189906">
                <text:p>0.0189906</text:p>
              </table:table-cell>
              <table:table-cell office:value-type="float" office:value="0.013942">
                <text:p>0.0139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0">
                <text:p>753000</text:p>
              </table:table-cell>
              <table:table-cell office:value-type="float" office:value="0">
                <text:p>0</text:p>
              </table:table-cell>
              <table:table-cell office:value-type="float" office:value="0.349925">
                <text:p>0.349925</text:p>
              </table:table-cell>
              <table:table-cell office:value-type="float" office:value="0.00152258">
                <text:p>0.00152258</text:p>
              </table:table-cell>
              <table:table-cell office:value-type="float" office:value="0.0194485">
                <text:p>0.0194485</text:p>
              </table:table-cell>
              <table:table-cell office:value-type="float" office:value="0.0135571">
                <text:p>0.01355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0">
                <text:p>754000</text:p>
              </table:table-cell>
              <table:table-cell office:value-type="float" office:value="0">
                <text:p>0</text:p>
              </table:table-cell>
              <table:table-cell office:value-type="float" office:value="0.32715">
                <text:p>0.32715</text:p>
              </table:table-cell>
              <table:table-cell office:value-type="float" office:value="0.00163035">
                <text:p>0.00163035</text:p>
              </table:table-cell>
              <table:table-cell office:value-type="float" office:value="0.0219524">
                <text:p>0.0219524</text:p>
              </table:table-cell>
              <table:table-cell office:value-type="float" office:value="0.0135023">
                <text:p>0.01350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0">
                <text:p>755000</text:p>
              </table:table-cell>
              <table:table-cell office:value-type="float" office:value="0">
                <text:p>0</text:p>
              </table:table-cell>
              <table:table-cell office:value-type="float" office:value="0.388355">
                <text:p>0.388355</text:p>
              </table:table-cell>
              <table:table-cell office:value-type="float" office:value="0.00179298">
                <text:p>0.00179298</text:p>
              </table:table-cell>
              <table:table-cell office:value-type="float" office:value="0.0193628">
                <text:p>0.0193628</text:p>
              </table:table-cell>
              <table:table-cell office:value-type="float" office:value="0.0128671">
                <text:p>0.012867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0">
                <text:p>756000</text:p>
              </table:table-cell>
              <table:table-cell office:value-type="float" office:value="0">
                <text:p>0</text:p>
              </table:table-cell>
              <table:table-cell office:value-type="float" office:value="0.431983">
                <text:p>0.431983</text:p>
              </table:table-cell>
              <table:table-cell office:value-type="float" office:value="0.0024317">
                <text:p>0.0024317</text:p>
              </table:table-cell>
              <table:table-cell office:value-type="float" office:value="0.0188848">
                <text:p>0.0188848</text:p>
              </table:table-cell>
              <table:table-cell office:value-type="float" office:value="0.0134032">
                <text:p>0.01340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0">
                <text:p>757000</text:p>
              </table:table-cell>
              <table:table-cell office:value-type="float" office:value="0">
                <text:p>0</text:p>
              </table:table-cell>
              <table:table-cell office:value-type="float" office:value="0.379514">
                <text:p>0.379514</text:p>
              </table:table-cell>
              <table:table-cell office:value-type="float" office:value="0.00276093">
                <text:p>0.00276093</text:p>
              </table:table-cell>
              <table:table-cell office:value-type="float" office:value="0.0190707">
                <text:p>0.0190707</text:p>
              </table:table-cell>
              <table:table-cell office:value-type="float" office:value="0.013085">
                <text:p>0.0130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0">
                <text:p>758000</text:p>
              </table:table-cell>
              <table:table-cell office:value-type="float" office:value="0">
                <text:p>0</text:p>
              </table:table-cell>
              <table:table-cell office:value-type="float" office:value="0.39353">
                <text:p>0.39353</text:p>
              </table:table-cell>
              <table:table-cell office:value-type="float" office:value="0.00240328">
                <text:p>0.00240328</text:p>
              </table:table-cell>
              <table:table-cell office:value-type="float" office:value="0.0188769">
                <text:p>0.0188769</text:p>
              </table:table-cell>
              <table:table-cell office:value-type="float" office:value="0.0128158">
                <text:p>0.01281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0">
                <text:p>759000</text:p>
              </table:table-cell>
              <table:table-cell office:value-type="float" office:value="0">
                <text:p>0</text:p>
              </table:table-cell>
              <table:table-cell office:value-type="float" office:value="0.421844">
                <text:p>0.421844</text:p>
              </table:table-cell>
              <table:table-cell office:value-type="float" office:value="0.00317937">
                <text:p>0.00317937</text:p>
              </table:table-cell>
              <table:table-cell office:value-type="float" office:value="0.0198689">
                <text:p>0.0198689</text:p>
              </table:table-cell>
              <table:table-cell office:value-type="float" office:value="0.013597">
                <text:p>0.0135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0">
                <text:p>760000</text:p>
              </table:table-cell>
              <table:table-cell office:value-type="float" office:value="0">
                <text:p>0</text:p>
              </table:table-cell>
              <table:table-cell office:value-type="float" office:value="0.190403">
                <text:p>0.190403</text:p>
              </table:table-cell>
              <table:table-cell office:value-type="float" office:value="0.00164692">
                <text:p>0.00164692</text:p>
              </table:table-cell>
              <table:table-cell office:value-type="float" office:value="0.0182654">
                <text:p>0.0182654</text:p>
              </table:table-cell>
              <table:table-cell office:value-type="float" office:value="0.0130021">
                <text:p>0.01300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0">
                <text:p>761000</text:p>
              </table:table-cell>
              <table:table-cell office:value-type="float" office:value="0">
                <text:p>0</text:p>
              </table:table-cell>
              <table:table-cell office:value-type="float" office:value="0.193599">
                <text:p>0.193599</text:p>
              </table:table-cell>
              <table:table-cell office:value-type="float" office:value="0.0014985">
                <text:p>0.0014985</text:p>
              </table:table-cell>
              <table:table-cell office:value-type="float" office:value="0.0193522">
                <text:p>0.0193522</text:p>
              </table:table-cell>
              <table:table-cell office:value-type="float" office:value="0.013552">
                <text:p>0.0135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0">
                <text:p>762000</text:p>
              </table:table-cell>
              <table:table-cell office:value-type="float" office:value="0">
                <text:p>0</text:p>
              </table:table-cell>
              <table:table-cell office:value-type="float" office:value="0.189238">
                <text:p>0.189238</text:p>
              </table:table-cell>
              <table:table-cell office:value-type="float" office:value="0.00152179">
                <text:p>0.00152179</text:p>
              </table:table-cell>
              <table:table-cell office:value-type="float" office:value="0.019428">
                <text:p>0.019428</text:p>
              </table:table-cell>
              <table:table-cell office:value-type="float" office:value="0.013524">
                <text:p>0.0135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0">
                <text:p>763000</text:p>
              </table:table-cell>
              <table:table-cell office:value-type="float" office:value="0">
                <text:p>0</text:p>
              </table:table-cell>
              <table:table-cell office:value-type="float" office:value="0.1859">
                <text:p>0.1859</text:p>
              </table:table-cell>
              <table:table-cell office:value-type="float" office:value="0.00282054">
                <text:p>0.00282054</text:p>
              </table:table-cell>
              <table:table-cell office:value-type="float" office:value="0.0188445">
                <text:p>0.0188445</text:p>
              </table:table-cell>
              <table:table-cell office:value-type="float" office:value="0.0134798">
                <text:p>0.01347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0">
                <text:p>764000</text:p>
              </table:table-cell>
              <table:table-cell office:value-type="float" office:value="0">
                <text:p>0</text:p>
              </table:table-cell>
              <table:table-cell office:value-type="float" office:value="0.20279">
                <text:p>0.20279</text:p>
              </table:table-cell>
              <table:table-cell office:value-type="float" office:value="0.00274356">
                <text:p>0.00274356</text:p>
              </table:table-cell>
              <table:table-cell office:value-type="float" office:value="0.0200607">
                <text:p>0.0200607</text:p>
              </table:table-cell>
              <table:table-cell office:value-type="float" office:value="0.0134036">
                <text:p>0.01340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0">
                <text:p>765000</text:p>
              </table:table-cell>
              <table:table-cell office:value-type="float" office:value="0">
                <text:p>0</text:p>
              </table:table-cell>
              <table:table-cell office:value-type="float" office:value="0.200427">
                <text:p>0.200427</text:p>
              </table:table-cell>
              <table:table-cell office:value-type="float" office:value="0.00276172">
                <text:p>0.00276172</text:p>
              </table:table-cell>
              <table:table-cell office:value-type="float" office:value="0.0197047">
                <text:p>0.0197047</text:p>
              </table:table-cell>
              <table:table-cell office:value-type="float" office:value="0.0128758">
                <text:p>0.012875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0">
                <text:p>766000</text:p>
              </table:table-cell>
              <table:table-cell office:value-type="float" office:value="0">
                <text:p>0</text:p>
              </table:table-cell>
              <table:table-cell office:value-type="float" office:value="0.206161">
                <text:p>0.206161</text:p>
              </table:table-cell>
              <table:table-cell office:value-type="float" office:value="0.00188615">
                <text:p>0.00188615</text:p>
              </table:table-cell>
              <table:table-cell office:value-type="float" office:value="0.0196269">
                <text:p>0.0196269</text:p>
              </table:table-cell>
              <table:table-cell office:value-type="float" office:value="0.0147161">
                <text:p>0.014716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0">
                <text:p>767000</text:p>
              </table:table-cell>
              <table:table-cell office:value-type="float" office:value="0">
                <text:p>0</text:p>
              </table:table-cell>
              <table:table-cell office:value-type="float" office:value="0.197544">
                <text:p>0.197544</text:p>
              </table:table-cell>
              <table:table-cell office:value-type="float" office:value="0.0015885">
                <text:p>0.0015885</text:p>
              </table:table-cell>
              <table:table-cell office:value-type="float" office:value="0.0188544">
                <text:p>0.0188544</text:p>
              </table:table-cell>
              <table:table-cell office:value-type="float" office:value="0.0175844">
                <text:p>0.01758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0">
                <text:p>768000</text:p>
              </table:table-cell>
              <table:table-cell office:value-type="float" office:value="0">
                <text:p>0</text:p>
              </table:table-cell>
              <table:table-cell office:value-type="float" office:value="0.184888">
                <text:p>0.184888</text:p>
              </table:table-cell>
              <table:table-cell office:value-type="float" office:value="0.00147718">
                <text:p>0.00147718</text:p>
              </table:table-cell>
              <table:table-cell office:value-type="float" office:value="0.0199534">
                <text:p>0.0199534</text:p>
              </table:table-cell>
              <table:table-cell office:value-type="float" office:value="0.016697">
                <text:p>0.0166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0">
                <text:p>769000</text:p>
              </table:table-cell>
              <table:table-cell office:value-type="float" office:value="0">
                <text:p>0</text:p>
              </table:table-cell>
              <table:table-cell office:value-type="float" office:value="0.189597">
                <text:p>0.189597</text:p>
              </table:table-cell>
              <table:table-cell office:value-type="float" office:value="0.00147244">
                <text:p>0.00147244</text:p>
              </table:table-cell>
              <table:table-cell office:value-type="float" office:value="0.0197331">
                <text:p>0.0197331</text:p>
              </table:table-cell>
              <table:table-cell office:value-type="float" office:value="0.013494">
                <text:p>0.0134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0">
                <text:p>770000</text:p>
              </table:table-cell>
              <table:table-cell office:value-type="float" office:value="0">
                <text:p>0</text:p>
              </table:table-cell>
              <table:table-cell office:value-type="float" office:value="0.180086">
                <text:p>0.180086</text:p>
              </table:table-cell>
              <table:table-cell office:value-type="float" office:value="0.00138757">
                <text:p>0.00138757</text:p>
              </table:table-cell>
              <table:table-cell office:value-type="float" office:value="0.0186045">
                <text:p>0.0186045</text:p>
              </table:table-cell>
              <table:table-cell office:value-type="float" office:value="0.0132919">
                <text:p>0.01329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0">
                <text:p>771000</text:p>
              </table:table-cell>
              <table:table-cell office:value-type="float" office:value="0">
                <text:p>0</text:p>
              </table:table-cell>
              <table:table-cell office:value-type="float" office:value="0.184443">
                <text:p>0.184443</text:p>
              </table:table-cell>
              <table:table-cell office:value-type="float" office:value="0.001506">
                <text:p>0.001506</text:p>
              </table:table-cell>
              <table:table-cell office:value-type="float" office:value="0.018884">
                <text:p>0.018884</text:p>
              </table:table-cell>
              <table:table-cell office:value-type="float" office:value="0.0133183">
                <text:p>0.01331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0">
                <text:p>772000</text:p>
              </table:table-cell>
              <table:table-cell office:value-type="float" office:value="0">
                <text:p>0</text:p>
              </table:table-cell>
              <table:table-cell office:value-type="float" office:value="0.187076">
                <text:p>0.187076</text:p>
              </table:table-cell>
              <table:table-cell office:value-type="float" office:value="0.00230854">
                <text:p>0.00230854</text:p>
              </table:table-cell>
              <table:table-cell office:value-type="float" office:value="0.0199171">
                <text:p>0.0199171</text:p>
              </table:table-cell>
              <table:table-cell office:value-type="float" office:value="0.0126539">
                <text:p>0.01265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0">
                <text:p>773000</text:p>
              </table:table-cell>
              <table:table-cell office:value-type="float" office:value="0">
                <text:p>0</text:p>
              </table:table-cell>
              <table:table-cell office:value-type="float" office:value="0.198707">
                <text:p>0.198707</text:p>
              </table:table-cell>
              <table:table-cell office:value-type="float" office:value="0.00189957">
                <text:p>0.00189957</text:p>
              </table:table-cell>
              <table:table-cell office:value-type="float" office:value="0.0196237">
                <text:p>0.0196237</text:p>
              </table:table-cell>
              <table:table-cell office:value-type="float" office:value="0.013188">
                <text:p>0.0131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0">
                <text:p>774000</text:p>
              </table:table-cell>
              <table:table-cell office:value-type="float" office:value="0">
                <text:p>0</text:p>
              </table:table-cell>
              <table:table-cell office:value-type="float" office:value="0.408805">
                <text:p>0.408805</text:p>
              </table:table-cell>
              <table:table-cell office:value-type="float" office:value="0.00160074">
                <text:p>0.00160074</text:p>
              </table:table-cell>
              <table:table-cell office:value-type="float" office:value="0.0190814">
                <text:p>0.0190814</text:p>
              </table:table-cell>
              <table:table-cell office:value-type="float" office:value="0.013175">
                <text:p>0.0131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0">
                <text:p>775000</text:p>
              </table:table-cell>
              <table:table-cell office:value-type="float" office:value="0">
                <text:p>0</text:p>
              </table:table-cell>
              <table:table-cell office:value-type="float" office:value="0.270794">
                <text:p>0.270794</text:p>
              </table:table-cell>
              <table:table-cell office:value-type="float" office:value="0.0027854">
                <text:p>0.0027854</text:p>
              </table:table-cell>
              <table:table-cell office:value-type="float" office:value="0.0190292">
                <text:p>0.0190292</text:p>
              </table:table-cell>
              <table:table-cell office:value-type="float" office:value="0.0131588">
                <text:p>0.01315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0">
                <text:p>776000</text:p>
              </table:table-cell>
              <table:table-cell office:value-type="float" office:value="0">
                <text:p>0</text:p>
              </table:table-cell>
              <table:table-cell office:value-type="float" office:value="0.249888">
                <text:p>0.249888</text:p>
              </table:table-cell>
              <table:table-cell office:value-type="float" office:value="0.00158534">
                <text:p>0.00158534</text:p>
              </table:table-cell>
              <table:table-cell office:value-type="float" office:value="0.0192823">
                <text:p>0.0192823</text:p>
              </table:table-cell>
              <table:table-cell office:value-type="float" office:value="0.0132346">
                <text:p>0.013234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0">
                <text:p>777000</text:p>
              </table:table-cell>
              <table:table-cell office:value-type="float" office:value="0">
                <text:p>0</text:p>
              </table:table-cell>
              <table:table-cell office:value-type="float" office:value="0.379406">
                <text:p>0.379406</text:p>
              </table:table-cell>
              <table:table-cell office:value-type="float" office:value="0.00158061">
                <text:p>0.00158061</text:p>
              </table:table-cell>
              <table:table-cell office:value-type="float" office:value="0.0205214">
                <text:p>0.0205214</text:p>
              </table:table-cell>
              <table:table-cell office:value-type="float" office:value="0.0128414">
                <text:p>0.01284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0">
                <text:p>778000</text:p>
              </table:table-cell>
              <table:table-cell office:value-type="float" office:value="0">
                <text:p>0</text:p>
              </table:table-cell>
              <table:table-cell office:value-type="float" office:value="0.235271">
                <text:p>0.235271</text:p>
              </table:table-cell>
              <table:table-cell office:value-type="float" office:value="0.001581">
                <text:p>0.001581</text:p>
              </table:table-cell>
              <table:table-cell office:value-type="float" office:value="0.0200935">
                <text:p>0.0200935</text:p>
              </table:table-cell>
              <table:table-cell office:value-type="float" office:value="0.0131482">
                <text:p>0.013148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0">
                <text:p>779000</text:p>
              </table:table-cell>
              <table:table-cell office:value-type="float" office:value="0">
                <text:p>0</text:p>
              </table:table-cell>
              <table:table-cell office:value-type="float" office:value="0.398814">
                <text:p>0.398814</text:p>
              </table:table-cell>
              <table:table-cell office:value-type="float" office:value="0.00162206">
                <text:p>0.00162206</text:p>
              </table:table-cell>
              <table:table-cell office:value-type="float" office:value="0.0186661">
                <text:p>0.0186661</text:p>
              </table:table-cell>
              <table:table-cell office:value-type="float" office:value="0.0133676">
                <text:p>0.01336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0">
                <text:p>780000</text:p>
              </table:table-cell>
              <table:table-cell office:value-type="float" office:value="0">
                <text:p>0</text:p>
              </table:table-cell>
              <table:table-cell office:value-type="float" office:value="0.223467">
                <text:p>0.223467</text:p>
              </table:table-cell>
              <table:table-cell office:value-type="float" office:value="0.00158258">
                <text:p>0.00158258</text:p>
              </table:table-cell>
              <table:table-cell office:value-type="float" office:value="0.0208392">
                <text:p>0.0208392</text:p>
              </table:table-cell>
              <table:table-cell office:value-type="float" office:value="0.013419">
                <text:p>0.0134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0">
                <text:p>781000</text:p>
              </table:table-cell>
              <table:table-cell office:value-type="float" office:value="0">
                <text:p>0</text:p>
              </table:table-cell>
              <table:table-cell office:value-type="float" office:value="0.215894">
                <text:p>0.215894</text:p>
              </table:table-cell>
              <table:table-cell office:value-type="float" office:value="0.0026575">
                <text:p>0.0026575</text:p>
              </table:table-cell>
              <table:table-cell office:value-type="float" office:value="0.0190865">
                <text:p>0.0190865</text:p>
              </table:table-cell>
              <table:table-cell office:value-type="float" office:value="0.0145819">
                <text:p>0.01458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0">
                <text:p>782000</text:p>
              </table:table-cell>
              <table:table-cell office:value-type="float" office:value="0">
                <text:p>0</text:p>
              </table:table-cell>
              <table:table-cell office:value-type="float" office:value="0.365948">
                <text:p>0.365948</text:p>
              </table:table-cell>
              <table:table-cell office:value-type="float" office:value="0.00154824">
                <text:p>0.00154824</text:p>
              </table:table-cell>
              <table:table-cell office:value-type="float" office:value="0.0188942">
                <text:p>0.0188942</text:p>
              </table:table-cell>
              <table:table-cell office:value-type="float" office:value="0.013777">
                <text:p>0.01377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0">
                <text:p>783000</text:p>
              </table:table-cell>
              <table:table-cell office:value-type="float" office:value="0">
                <text:p>0</text:p>
              </table:table-cell>
              <table:table-cell office:value-type="float" office:value="0.205964">
                <text:p>0.205964</text:p>
              </table:table-cell>
              <table:table-cell office:value-type="float" office:value="0.00189602">
                <text:p>0.00189602</text:p>
              </table:table-cell>
              <table:table-cell office:value-type="float" office:value="0.0197556">
                <text:p>0.0197556</text:p>
              </table:table-cell>
              <table:table-cell office:value-type="float" office:value="0.0136673">
                <text:p>0.01366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0">
                <text:p>784000</text:p>
              </table:table-cell>
              <table:table-cell office:value-type="float" office:value="0">
                <text:p>0</text:p>
              </table:table-cell>
              <table:table-cell office:value-type="float" office:value="0.205808">
                <text:p>0.205808</text:p>
              </table:table-cell>
              <table:table-cell office:value-type="float" office:value="0.00166153">
                <text:p>0.00166153</text:p>
              </table:table-cell>
              <table:table-cell office:value-type="float" office:value="0.0188492">
                <text:p>0.0188492</text:p>
              </table:table-cell>
              <table:table-cell office:value-type="float" office:value="0.0135512">
                <text:p>0.01355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0">
                <text:p>785000</text:p>
              </table:table-cell>
              <table:table-cell office:value-type="float" office:value="0">
                <text:p>0</text:p>
              </table:table-cell>
              <table:table-cell office:value-type="float" office:value="0.355358">
                <text:p>0.355358</text:p>
              </table:table-cell>
              <table:table-cell office:value-type="float" office:value="0.00159876">
                <text:p>0.00159876</text:p>
              </table:table-cell>
              <table:table-cell office:value-type="float" office:value="0.0199751">
                <text:p>0.0199751</text:p>
              </table:table-cell>
              <table:table-cell office:value-type="float" office:value="0.0149147">
                <text:p>0.01491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0">
                <text:p>786000</text:p>
              </table:table-cell>
              <table:table-cell office:value-type="float" office:value="0">
                <text:p>0</text:p>
              </table:table-cell>
              <table:table-cell office:value-type="float" office:value="0.262459">
                <text:p>0.262459</text:p>
              </table:table-cell>
              <table:table-cell office:value-type="float" office:value="0.00167258">
                <text:p>0.00167258</text:p>
              </table:table-cell>
              <table:table-cell office:value-type="float" office:value="0.0192839">
                <text:p>0.0192839</text:p>
              </table:table-cell>
              <table:table-cell office:value-type="float" office:value="0.013781">
                <text:p>0.01378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0">
                <text:p>787000</text:p>
              </table:table-cell>
              <table:table-cell office:value-type="float" office:value="0">
                <text:p>0</text:p>
              </table:table-cell>
              <table:table-cell office:value-type="float" office:value="0.214945">
                <text:p>0.214945</text:p>
              </table:table-cell>
              <table:table-cell office:value-type="float" office:value="0.00152218">
                <text:p>0.00152218</text:p>
              </table:table-cell>
              <table:table-cell office:value-type="float" office:value="0.0213157">
                <text:p>0.0213157</text:p>
              </table:table-cell>
              <table:table-cell office:value-type="float" office:value="0.0133069">
                <text:p>0.01330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0">
                <text:p>788000</text:p>
              </table:table-cell>
              <table:table-cell office:value-type="float" office:value="0">
                <text:p>0</text:p>
              </table:table-cell>
              <table:table-cell office:value-type="float" office:value="0.202315">
                <text:p>0.202315</text:p>
              </table:table-cell>
              <table:table-cell office:value-type="float" office:value="0.0015735">
                <text:p>0.0015735</text:p>
              </table:table-cell>
              <table:table-cell office:value-type="float" office:value="0.0220626">
                <text:p>0.0220626</text:p>
              </table:table-cell>
              <table:table-cell office:value-type="float" office:value="0.0138769">
                <text:p>0.01387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0">
                <text:p>789000</text:p>
              </table:table-cell>
              <table:table-cell office:value-type="float" office:value="0">
                <text:p>0</text:p>
              </table:table-cell>
              <table:table-cell office:value-type="float" office:value="0.227157">
                <text:p>0.227157</text:p>
              </table:table-cell>
              <table:table-cell office:value-type="float" office:value="0.00149455">
                <text:p>0.00149455</text:p>
              </table:table-cell>
              <table:table-cell office:value-type="float" office:value="0.0192053">
                <text:p>0.0192053</text:p>
              </table:table-cell>
              <table:table-cell office:value-type="float" office:value="0.0137044">
                <text:p>0.01370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0">
                <text:p>790000</text:p>
              </table:table-cell>
              <table:table-cell office:value-type="float" office:value="0">
                <text:p>0</text:p>
              </table:table-cell>
              <table:table-cell office:value-type="float" office:value="0.227351">
                <text:p>0.227351</text:p>
              </table:table-cell>
              <table:table-cell office:value-type="float" office:value="0.00206497">
                <text:p>0.00206497</text:p>
              </table:table-cell>
              <table:table-cell office:value-type="float" office:value="0.0199613">
                <text:p>0.0199613</text:p>
              </table:table-cell>
              <table:table-cell office:value-type="float" office:value="0.0133953">
                <text:p>0.013395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0">
                <text:p>791000</text:p>
              </table:table-cell>
              <table:table-cell office:value-type="float" office:value="0">
                <text:p>0</text:p>
              </table:table-cell>
              <table:table-cell office:value-type="float" office:value="0.216954">
                <text:p>0.216954</text:p>
              </table:table-cell>
              <table:table-cell office:value-type="float" office:value="0.00229985">
                <text:p>0.00229985</text:p>
              </table:table-cell>
              <table:table-cell office:value-type="float" office:value="0.0197193">
                <text:p>0.0197193</text:p>
              </table:table-cell>
              <table:table-cell office:value-type="float" office:value="0.01361">
                <text:p>0.0136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0">
                <text:p>792000</text:p>
              </table:table-cell>
              <table:table-cell office:value-type="float" office:value="0">
                <text:p>0</text:p>
              </table:table-cell>
              <table:table-cell office:value-type="float" office:value="0.241238">
                <text:p>0.241238</text:p>
              </table:table-cell>
              <table:table-cell office:value-type="float" office:value="0.0020705">
                <text:p>0.0020705</text:p>
              </table:table-cell>
              <table:table-cell office:value-type="float" office:value="0.0191406">
                <text:p>0.0191406</text:p>
              </table:table-cell>
              <table:table-cell office:value-type="float" office:value="0.0131193">
                <text:p>0.01311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0">
                <text:p>793000</text:p>
              </table:table-cell>
              <table:table-cell office:value-type="float" office:value="0">
                <text:p>0</text:p>
              </table:table-cell>
              <table:table-cell office:value-type="float" office:value="0.208845">
                <text:p>0.208845</text:p>
              </table:table-cell>
              <table:table-cell office:value-type="float" office:value="0.00193312">
                <text:p>0.00193312</text:p>
              </table:table-cell>
              <table:table-cell office:value-type="float" office:value="0.0203734">
                <text:p>0.0203734</text:p>
              </table:table-cell>
              <table:table-cell office:value-type="float" office:value="0.0138212">
                <text:p>0.01382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0">
                <text:p>794000</text:p>
              </table:table-cell>
              <table:table-cell office:value-type="float" office:value="0">
                <text:p>0</text:p>
              </table:table-cell>
              <table:table-cell office:value-type="float" office:value="0.217535">
                <text:p>0.217535</text:p>
              </table:table-cell>
              <table:table-cell office:value-type="float" office:value="0.00192483">
                <text:p>0.00192483</text:p>
              </table:table-cell>
              <table:table-cell office:value-type="float" office:value="0.0191216">
                <text:p>0.0191216</text:p>
              </table:table-cell>
              <table:table-cell office:value-type="float" office:value="0.0133045">
                <text:p>0.013304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0">
                <text:p>795000</text:p>
              </table:table-cell>
              <table:table-cell office:value-type="float" office:value="0">
                <text:p>0</text:p>
              </table:table-cell>
              <table:table-cell office:value-type="float" office:value="0.243906">
                <text:p>0.243906</text:p>
              </table:table-cell>
              <table:table-cell office:value-type="float" office:value="0.00339609">
                <text:p>0.00339609</text:p>
              </table:table-cell>
              <table:table-cell office:value-type="float" office:value="0.0200457">
                <text:p>0.0200457</text:p>
              </table:table-cell>
              <table:table-cell office:value-type="float" office:value="0.0135011">
                <text:p>0.013501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0">
                <text:p>796000</text:p>
              </table:table-cell>
              <table:table-cell office:value-type="float" office:value="0">
                <text:p>0</text:p>
              </table:table-cell>
              <table:table-cell office:value-type="float" office:value="0.232826">
                <text:p>0.232826</text:p>
              </table:table-cell>
              <table:table-cell office:value-type="float" office:value="0.00176022">
                <text:p>0.00176022</text:p>
              </table:table-cell>
              <table:table-cell office:value-type="float" office:value="0.0197682">
                <text:p>0.0197682</text:p>
              </table:table-cell>
              <table:table-cell office:value-type="float" office:value="0.0139124">
                <text:p>0.01391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0">
                <text:p>797000</text:p>
              </table:table-cell>
              <table:table-cell office:value-type="float" office:value="0">
                <text:p>0</text:p>
              </table:table-cell>
              <table:table-cell office:value-type="float" office:value="0.216215">
                <text:p>0.216215</text:p>
              </table:table-cell>
              <table:table-cell office:value-type="float" office:value="0.00154981">
                <text:p>0.00154981</text:p>
              </table:table-cell>
              <table:table-cell office:value-type="float" office:value="0.019951">
                <text:p>0.019951</text:p>
              </table:table-cell>
              <table:table-cell office:value-type="float" office:value="0.0141579">
                <text:p>0.014157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0">
                <text:p>798000</text:p>
              </table:table-cell>
              <table:table-cell office:value-type="float" office:value="0">
                <text:p>0</text:p>
              </table:table-cell>
              <table:table-cell office:value-type="float" office:value="0.215143">
                <text:p>0.215143</text:p>
              </table:table-cell>
              <table:table-cell office:value-type="float" office:value="0.00266303">
                <text:p>0.00266303</text:p>
              </table:table-cell>
              <table:table-cell office:value-type="float" office:value="0.0224143">
                <text:p>0.0224143</text:p>
              </table:table-cell>
              <table:table-cell office:value-type="float" office:value="0.0151816">
                <text:p>0.01518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0">
                <text:p>799000</text:p>
              </table:table-cell>
              <table:table-cell office:value-type="float" office:value="0">
                <text:p>0</text:p>
              </table:table-cell>
              <table:table-cell office:value-type="float" office:value="0.220498">
                <text:p>0.220498</text:p>
              </table:table-cell>
              <table:table-cell office:value-type="float" office:value="0.00159876">
                <text:p>0.00159876</text:p>
              </table:table-cell>
              <table:table-cell office:value-type="float" office:value="0.019516">
                <text:p>0.019516</text:p>
              </table:table-cell>
              <table:table-cell office:value-type="float" office:value="0.0138398">
                <text:p>0.013839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  <table:table-cell office:value-type="float" office:value="0.214467">
                <text:p>0.214467</text:p>
              </table:table-cell>
              <table:table-cell office:value-type="float" office:value="0.00195523">
                <text:p>0.00195523</text:p>
              </table:table-cell>
              <table:table-cell office:value-type="float" office:value="0.0203939">
                <text:p>0.0203939</text:p>
              </table:table-cell>
              <table:table-cell office:value-type="float" office:value="0.0137269">
                <text:p>0.01372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0">
                <text:p>801000</text:p>
              </table:table-cell>
              <table:table-cell office:value-type="float" office:value="0">
                <text:p>0</text:p>
              </table:table-cell>
              <table:table-cell office:value-type="float" office:value="0.336243">
                <text:p>0.336243</text:p>
              </table:table-cell>
              <table:table-cell office:value-type="float" office:value="0.0019126">
                <text:p>0.0019126</text:p>
              </table:table-cell>
              <table:table-cell office:value-type="float" office:value="0.0200521">
                <text:p>0.0200521</text:p>
              </table:table-cell>
              <table:table-cell office:value-type="float" office:value="0.0139148">
                <text:p>0.01391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0">
                <text:p>802000</text:p>
              </table:table-cell>
              <table:table-cell office:value-type="float" office:value="0">
                <text:p>0</text:p>
              </table:table-cell>
              <table:table-cell office:value-type="float" office:value="0.332632">
                <text:p>0.332632</text:p>
              </table:table-cell>
              <table:table-cell office:value-type="float" office:value="0.00156995">
                <text:p>0.00156995</text:p>
              </table:table-cell>
              <table:table-cell office:value-type="float" office:value="0.019593">
                <text:p>0.019593</text:p>
              </table:table-cell>
              <table:table-cell office:value-type="float" office:value="0.0151831">
                <text:p>0.01518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0">
                <text:p>803000</text:p>
              </table:table-cell>
              <table:table-cell office:value-type="float" office:value="0">
                <text:p>0</text:p>
              </table:table-cell>
              <table:table-cell office:value-type="float" office:value="0.259092">
                <text:p>0.259092</text:p>
              </table:table-cell>
              <table:table-cell office:value-type="float" office:value="0.0016264">
                <text:p>0.0016264</text:p>
              </table:table-cell>
              <table:table-cell office:value-type="float" office:value="0.0237497">
                <text:p>0.0237497</text:p>
              </table:table-cell>
              <table:table-cell office:value-type="float" office:value="0.0184201">
                <text:p>0.01842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0">
                <text:p>804000</text:p>
              </table:table-cell>
              <table:table-cell office:value-type="float" office:value="0">
                <text:p>0</text:p>
              </table:table-cell>
              <table:table-cell office:value-type="float" office:value="0.273904">
                <text:p>0.273904</text:p>
              </table:table-cell>
              <table:table-cell office:value-type="float" office:value="0.00152968">
                <text:p>0.00152968</text:p>
              </table:table-cell>
              <table:table-cell office:value-type="float" office:value="0.0198255">
                <text:p>0.0198255</text:p>
              </table:table-cell>
              <table:table-cell office:value-type="float" office:value="0.0185808">
                <text:p>0.01858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0">
                <text:p>805000</text:p>
              </table:table-cell>
              <table:table-cell office:value-type="float" office:value="0">
                <text:p>0</text:p>
              </table:table-cell>
              <table:table-cell office:value-type="float" office:value="0.281512">
                <text:p>0.281512</text:p>
              </table:table-cell>
              <table:table-cell office:value-type="float" office:value="0.00156324">
                <text:p>0.00156324</text:p>
              </table:table-cell>
              <table:table-cell office:value-type="float" office:value="0.0196324">
                <text:p>0.0196324</text:p>
              </table:table-cell>
              <table:table-cell office:value-type="float" office:value="0.0228434">
                <text:p>0.02284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0">
                <text:p>806000</text:p>
              </table:table-cell>
              <table:table-cell office:value-type="float" office:value="0">
                <text:p>0</text:p>
              </table:table-cell>
              <table:table-cell office:value-type="float" office:value="0.293344">
                <text:p>0.293344</text:p>
              </table:table-cell>
              <table:table-cell office:value-type="float" office:value="0.00151744">
                <text:p>0.00151744</text:p>
              </table:table-cell>
              <table:table-cell office:value-type="float" office:value="0.0199206">
                <text:p>0.0199206</text:p>
              </table:table-cell>
              <table:table-cell office:value-type="float" office:value="0.0178154">
                <text:p>0.017815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0">
                <text:p>807000</text:p>
              </table:table-cell>
              <table:table-cell office:value-type="float" office:value="0">
                <text:p>0</text:p>
              </table:table-cell>
              <table:table-cell office:value-type="float" office:value="0.364604">
                <text:p>0.364604</text:p>
              </table:table-cell>
              <table:table-cell office:value-type="float" office:value="0.00169548">
                <text:p>0.00169548</text:p>
              </table:table-cell>
              <table:table-cell office:value-type="float" office:value="0.0224242">
                <text:p>0.0224242</text:p>
              </table:table-cell>
              <table:table-cell office:value-type="float" office:value="0.0167065">
                <text:p>0.01670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0">
                <text:p>808000</text:p>
              </table:table-cell>
              <table:table-cell office:value-type="float" office:value="0">
                <text:p>0</text:p>
              </table:table-cell>
              <table:table-cell office:value-type="float" office:value="0.354406">
                <text:p>0.354406</text:p>
              </table:table-cell>
              <table:table-cell office:value-type="float" office:value="0.00163587">
                <text:p>0.00163587</text:p>
              </table:table-cell>
              <table:table-cell office:value-type="float" office:value="0.0204073">
                <text:p>0.0204073</text:p>
              </table:table-cell>
              <table:table-cell office:value-type="float" office:value="0.0162237">
                <text:p>0.016223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0">
                <text:p>809000</text:p>
              </table:table-cell>
              <table:table-cell office:value-type="float" office:value="0">
                <text:p>0</text:p>
              </table:table-cell>
              <table:table-cell office:value-type="float" office:value="0.386691">
                <text:p>0.386691</text:p>
              </table:table-cell>
              <table:table-cell office:value-type="float" office:value="0.001581">
                <text:p>0.001581</text:p>
              </table:table-cell>
              <table:table-cell office:value-type="float" office:value="0.0198239">
                <text:p>0.0198239</text:p>
              </table:table-cell>
              <table:table-cell office:value-type="float" office:value="0.0196664">
                <text:p>0.01966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0">
                <text:p>810000</text:p>
              </table:table-cell>
              <table:table-cell office:value-type="float" office:value="0">
                <text:p>0</text:p>
              </table:table-cell>
              <table:table-cell office:value-type="float" office:value="0.346343">
                <text:p>0.346343</text:p>
              </table:table-cell>
              <table:table-cell office:value-type="float" office:value="0.00187786">
                <text:p>0.00187786</text:p>
              </table:table-cell>
              <table:table-cell office:value-type="float" office:value="0.0194915">
                <text:p>0.0194915</text:p>
              </table:table-cell>
              <table:table-cell office:value-type="float" office:value="0.0212047">
                <text:p>0.021204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0">
                <text:p>811000</text:p>
              </table:table-cell>
              <table:table-cell office:value-type="float" office:value="0">
                <text:p>0</text:p>
              </table:table-cell>
              <table:table-cell office:value-type="float" office:value="0.236168">
                <text:p>0.236168</text:p>
              </table:table-cell>
              <table:table-cell office:value-type="float" office:value="0.00225327">
                <text:p>0.00225327</text:p>
              </table:table-cell>
              <table:table-cell office:value-type="float" office:value="0.0195247">
                <text:p>0.0195247</text:p>
              </table:table-cell>
              <table:table-cell office:value-type="float" office:value="0.0233431">
                <text:p>0.023343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0">
                <text:p>812000</text:p>
              </table:table-cell>
              <table:table-cell office:value-type="float" office:value="0">
                <text:p>0</text:p>
              </table:table-cell>
              <table:table-cell office:value-type="float" office:value="0.220181">
                <text:p>0.220181</text:p>
              </table:table-cell>
              <table:table-cell office:value-type="float" office:value="0.00279804">
                <text:p>0.00279804</text:p>
              </table:table-cell>
              <table:table-cell office:value-type="float" office:value="0.0202309">
                <text:p>0.0202309</text:p>
              </table:table-cell>
              <table:table-cell office:value-type="float" office:value="0.0243802">
                <text:p>0.024380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0">
                <text:p>813000</text:p>
              </table:table-cell>
              <table:table-cell office:value-type="float" office:value="0">
                <text:p>0</text:p>
              </table:table-cell>
              <table:table-cell office:value-type="float" office:value="0.239866">
                <text:p>0.239866</text:p>
              </table:table-cell>
              <table:table-cell office:value-type="float" office:value="0.00164298">
                <text:p>0.00164298</text:p>
              </table:table-cell>
              <table:table-cell office:value-type="float" office:value="0.0196478">
                <text:p>0.0196478</text:p>
              </table:table-cell>
              <table:table-cell office:value-type="float" office:value="0.0202506">
                <text:p>0.02025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0">
                <text:p>814000</text:p>
              </table:table-cell>
              <table:table-cell office:value-type="float" office:value="0">
                <text:p>0</text:p>
              </table:table-cell>
              <table:table-cell office:value-type="float" office:value="0.223152">
                <text:p>0.223152</text:p>
              </table:table-cell>
              <table:table-cell office:value-type="float" office:value="0.00156718">
                <text:p>0.00156718</text:p>
              </table:table-cell>
              <table:table-cell office:value-type="float" office:value="0.0196119">
                <text:p>0.0196119</text:p>
              </table:table-cell>
              <table:table-cell office:value-type="float" office:value="0.0168553">
                <text:p>0.016855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0">
                <text:p>815000</text:p>
              </table:table-cell>
              <table:table-cell office:value-type="float" office:value="0">
                <text:p>0</text:p>
              </table:table-cell>
              <table:table-cell office:value-type="float" office:value="0.224982">
                <text:p>0.224982</text:p>
              </table:table-cell>
              <table:table-cell office:value-type="float" office:value="0.00157626">
                <text:p>0.00157626</text:p>
              </table:table-cell>
              <table:table-cell office:value-type="float" office:value="0.0194939">
                <text:p>0.0194939</text:p>
              </table:table-cell>
              <table:table-cell office:value-type="float" office:value="0.0217933">
                <text:p>0.02179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0">
                <text:p>816000</text:p>
              </table:table-cell>
              <table:table-cell office:value-type="float" office:value="0">
                <text:p>0</text:p>
              </table:table-cell>
              <table:table-cell office:value-type="float" office:value="0.232694">
                <text:p>0.232694</text:p>
              </table:table-cell>
              <table:table-cell office:value-type="float" office:value="0.00156718">
                <text:p>0.00156718</text:p>
              </table:table-cell>
              <table:table-cell office:value-type="float" office:value="0.0197055">
                <text:p>0.0197055</text:p>
              </table:table-cell>
              <table:table-cell office:value-type="float" office:value="0.0217566">
                <text:p>0.021756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0">
                <text:p>817000</text:p>
              </table:table-cell>
              <table:table-cell office:value-type="float" office:value="0">
                <text:p>0</text:p>
              </table:table-cell>
              <table:table-cell office:value-type="float" office:value="0.254979">
                <text:p>0.254979</text:p>
              </table:table-cell>
              <table:table-cell office:value-type="float" office:value="0.00282606">
                <text:p>0.00282606</text:p>
              </table:table-cell>
              <table:table-cell office:value-type="float" office:value="0.0204772">
                <text:p>0.0204772</text:p>
              </table:table-cell>
              <table:table-cell office:value-type="float" office:value="0.0187186">
                <text:p>0.018718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0">
                <text:p>818000</text:p>
              </table:table-cell>
              <table:table-cell office:value-type="float" office:value="0">
                <text:p>0</text:p>
              </table:table-cell>
              <table:table-cell office:value-type="float" office:value="0.238394">
                <text:p>0.238394</text:p>
              </table:table-cell>
              <table:table-cell office:value-type="float" office:value="0.00179062">
                <text:p>0.00179062</text:p>
              </table:table-cell>
              <table:table-cell office:value-type="float" office:value="0.0214017">
                <text:p>0.0214017</text:p>
              </table:table-cell>
              <table:table-cell office:value-type="float" office:value="0.0153781">
                <text:p>0.015378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0">
                <text:p>819000</text:p>
              </table:table-cell>
              <table:table-cell office:value-type="float" office:value="0">
                <text:p>0</text:p>
              </table:table-cell>
              <table:table-cell office:value-type="float" office:value="0.230714">
                <text:p>0.230714</text:p>
              </table:table-cell>
              <table:table-cell office:value-type="float" office:value="0.00205313">
                <text:p>0.00205313</text:p>
              </table:table-cell>
              <table:table-cell office:value-type="float" office:value="0.0207899">
                <text:p>0.0207899</text:p>
              </table:table-cell>
              <table:table-cell office:value-type="float" office:value="0.0170203">
                <text:p>0.01702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0">
                <text:p>820000</text:p>
              </table:table-cell>
              <table:table-cell office:value-type="float" office:value="0">
                <text:p>0</text:p>
              </table:table-cell>
              <table:table-cell office:value-type="float" office:value="0.226323">
                <text:p>0.226323</text:p>
              </table:table-cell>
              <table:table-cell office:value-type="float" office:value="0.00169548">
                <text:p>0.00169548</text:p>
              </table:table-cell>
              <table:table-cell office:value-type="float" office:value="0.020225">
                <text:p>0.020225</text:p>
              </table:table-cell>
              <table:table-cell office:value-type="float" office:value="0.0230352">
                <text:p>0.02303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0">
                <text:p>821000</text:p>
              </table:table-cell>
              <table:table-cell office:value-type="float" office:value="0">
                <text:p>0</text:p>
              </table:table-cell>
              <table:table-cell office:value-type="float" office:value="0.226532">
                <text:p>0.226532</text:p>
              </table:table-cell>
              <table:table-cell office:value-type="float" office:value="0.00167772">
                <text:p>0.00167772</text:p>
              </table:table-cell>
              <table:table-cell office:value-type="float" office:value="0.0220397">
                <text:p>0.0220397</text:p>
              </table:table-cell>
              <table:table-cell office:value-type="float" office:value="0.0181217">
                <text:p>0.01812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0">
                <text:p>822000</text:p>
              </table:table-cell>
              <table:table-cell office:value-type="float" office:value="0">
                <text:p>0</text:p>
              </table:table-cell>
              <table:table-cell office:value-type="float" office:value="0.222237">
                <text:p>0.222237</text:p>
              </table:table-cell>
              <table:table-cell office:value-type="float" office:value="0.00177048">
                <text:p>0.00177048</text:p>
              </table:table-cell>
              <table:table-cell office:value-type="float" office:value="0.0207816">
                <text:p>0.0207816</text:p>
              </table:table-cell>
              <table:table-cell office:value-type="float" office:value="0.0241998">
                <text:p>0.024199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0">
                <text:p>823000</text:p>
              </table:table-cell>
              <table:table-cell office:value-type="float" office:value="0">
                <text:p>0</text:p>
              </table:table-cell>
              <table:table-cell office:value-type="float" office:value="0.214365">
                <text:p>0.214365</text:p>
              </table:table-cell>
              <table:table-cell office:value-type="float" office:value="0.00165008">
                <text:p>0.00165008</text:p>
              </table:table-cell>
              <table:table-cell office:value-type="float" office:value="0.0203217">
                <text:p>0.0203217</text:p>
              </table:table-cell>
              <table:table-cell office:value-type="float" office:value="0.0204054">
                <text:p>0.02040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0">
                <text:p>824000</text:p>
              </table:table-cell>
              <table:table-cell office:value-type="float" office:value="0">
                <text:p>0</text:p>
              </table:table-cell>
              <table:table-cell office:value-type="float" office:value="0.219246">
                <text:p>0.219246</text:p>
              </table:table-cell>
              <table:table-cell office:value-type="float" office:value="0.00164061">
                <text:p>0.00164061</text:p>
              </table:table-cell>
              <table:table-cell office:value-type="float" office:value="0.0255415">
                <text:p>0.0255415</text:p>
              </table:table-cell>
              <table:table-cell office:value-type="float" office:value="0.021157">
                <text:p>0.0211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0">
                <text:p>825000</text:p>
              </table:table-cell>
              <table:table-cell office:value-type="float" office:value="0">
                <text:p>0</text:p>
              </table:table-cell>
              <table:table-cell office:value-type="float" office:value="0.240433">
                <text:p>0.240433</text:p>
              </table:table-cell>
              <table:table-cell office:value-type="float" office:value="0.00167811">
                <text:p>0.00167811</text:p>
              </table:table-cell>
              <table:table-cell office:value-type="float" office:value="0.0209983">
                <text:p>0.0209983</text:p>
              </table:table-cell>
              <table:table-cell office:value-type="float" office:value="0.0214799">
                <text:p>0.021479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0">
                <text:p>826000</text:p>
              </table:table-cell>
              <table:table-cell office:value-type="float" office:value="0">
                <text:p>0</text:p>
              </table:table-cell>
              <table:table-cell office:value-type="float" office:value="0.234403">
                <text:p>0.234403</text:p>
              </table:table-cell>
              <table:table-cell office:value-type="float" office:value="0.0017389">
                <text:p>0.0017389</text:p>
              </table:table-cell>
              <table:table-cell office:value-type="float" office:value="0.0250998">
                <text:p>0.0250998</text:p>
              </table:table-cell>
              <table:table-cell office:value-type="float" office:value="0.0170977">
                <text:p>0.01709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0">
                <text:p>827000</text:p>
              </table:table-cell>
              <table:table-cell office:value-type="float" office:value="0">
                <text:p>0</text:p>
              </table:table-cell>
              <table:table-cell office:value-type="float" office:value="0.238049">
                <text:p>0.238049</text:p>
              </table:table-cell>
              <table:table-cell office:value-type="float" office:value="0.00159916">
                <text:p>0.00159916</text:p>
              </table:table-cell>
              <table:table-cell office:value-type="float" office:value="0.0320712">
                <text:p>0.0320712</text:p>
              </table:table-cell>
              <table:table-cell office:value-type="float" office:value="0.0161941">
                <text:p>0.01619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0">
                <text:p>828000</text:p>
              </table:table-cell>
              <table:table-cell office:value-type="float" office:value="0">
                <text:p>0</text:p>
              </table:table-cell>
              <table:table-cell office:value-type="float" office:value="0.242304">
                <text:p>0.242304</text:p>
              </table:table-cell>
              <table:table-cell office:value-type="float" office:value="0.0019422">
                <text:p>0.0019422</text:p>
              </table:table-cell>
              <table:table-cell office:value-type="float" office:value="0.0291682">
                <text:p>0.0291682</text:p>
              </table:table-cell>
              <table:table-cell office:value-type="float" office:value="0.0138303">
                <text:p>0.013830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0">
                <text:p>829000</text:p>
              </table:table-cell>
              <table:table-cell office:value-type="float" office:value="0">
                <text:p>0</text:p>
              </table:table-cell>
              <table:table-cell office:value-type="float" office:value="0.224504">
                <text:p>0.224504</text:p>
              </table:table-cell>
              <table:table-cell office:value-type="float" office:value="0.00189799">
                <text:p>0.00189799</text:p>
              </table:table-cell>
              <table:table-cell office:value-type="float" office:value="0.0234785">
                <text:p>0.0234785</text:p>
              </table:table-cell>
              <table:table-cell office:value-type="float" office:value="0.0145799">
                <text:p>0.01457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0">
                <text:p>830000</text:p>
              </table:table-cell>
              <table:table-cell office:value-type="float" office:value="0">
                <text:p>0</text:p>
              </table:table-cell>
              <table:table-cell office:value-type="float" office:value="0.230191">
                <text:p>0.230191</text:p>
              </table:table-cell>
              <table:table-cell office:value-type="float" office:value="0.00421126">
                <text:p>0.00421126</text:p>
              </table:table-cell>
              <table:table-cell office:value-type="float" office:value="0.0246044">
                <text:p>0.0246044</text:p>
              </table:table-cell>
              <table:table-cell office:value-type="float" office:value="0.0150998">
                <text:p>0.015099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0">
                <text:p>831000</text:p>
              </table:table-cell>
              <table:table-cell office:value-type="float" office:value="0">
                <text:p>0</text:p>
              </table:table-cell>
              <table:table-cell office:value-type="float" office:value="0.236876">
                <text:p>0.236876</text:p>
              </table:table-cell>
              <table:table-cell office:value-type="float" office:value="0.00195878">
                <text:p>0.00195878</text:p>
              </table:table-cell>
              <table:table-cell office:value-type="float" office:value="0.0221186">
                <text:p>0.0221186</text:p>
              </table:table-cell>
              <table:table-cell office:value-type="float" office:value="0.0140245">
                <text:p>0.01402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0">
                <text:p>832000</text:p>
              </table:table-cell>
              <table:table-cell office:value-type="float" office:value="0">
                <text:p>0</text:p>
              </table:table-cell>
              <table:table-cell office:value-type="float" office:value="0.231931">
                <text:p>0.231931</text:p>
              </table:table-cell>
              <table:table-cell office:value-type="float" office:value="0.00175825">
                <text:p>0.00175825</text:p>
              </table:table-cell>
              <table:table-cell office:value-type="float" office:value="0.0280925">
                <text:p>0.0280925</text:p>
              </table:table-cell>
              <table:table-cell office:value-type="float" office:value="0.0145215">
                <text:p>0.01452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0">
                <text:p>833000</text:p>
              </table:table-cell>
              <table:table-cell office:value-type="float" office:value="0">
                <text:p>0</text:p>
              </table:table-cell>
              <table:table-cell office:value-type="float" office:value="0.236944">
                <text:p>0.236944</text:p>
              </table:table-cell>
              <table:table-cell office:value-type="float" office:value="0.00234091">
                <text:p>0.00234091</text:p>
              </table:table-cell>
              <table:table-cell office:value-type="float" office:value="0.023203">
                <text:p>0.023203</text:p>
              </table:table-cell>
              <table:table-cell office:value-type="float" office:value="0.0151069">
                <text:p>0.01510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0">
                <text:p>834000</text:p>
              </table:table-cell>
              <table:table-cell office:value-type="float" office:value="0">
                <text:p>0</text:p>
              </table:table-cell>
              <table:table-cell office:value-type="float" office:value="0.244762">
                <text:p>0.244762</text:p>
              </table:table-cell>
              <table:table-cell office:value-type="float" office:value="0.00208116">
                <text:p>0.00208116</text:p>
              </table:table-cell>
              <table:table-cell office:value-type="float" office:value="0.0215581">
                <text:p>0.0215581</text:p>
              </table:table-cell>
              <table:table-cell office:value-type="float" office:value="0.0140865">
                <text:p>0.01408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0">
                <text:p>835000</text:p>
              </table:table-cell>
              <table:table-cell office:value-type="float" office:value="0">
                <text:p>0</text:p>
              </table:table-cell>
              <table:table-cell office:value-type="float" office:value="0.241991">
                <text:p>0.241991</text:p>
              </table:table-cell>
              <table:table-cell office:value-type="float" office:value="0.00157192">
                <text:p>0.00157192</text:p>
              </table:table-cell>
              <table:table-cell office:value-type="float" office:value="0.0264412">
                <text:p>0.0264412</text:p>
              </table:table-cell>
              <table:table-cell office:value-type="float" office:value="0.014036">
                <text:p>0.0140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0">
                <text:p>836000</text:p>
              </table:table-cell>
              <table:table-cell office:value-type="float" office:value="0">
                <text:p>0</text:p>
              </table:table-cell>
              <table:table-cell office:value-type="float" office:value="0.237006">
                <text:p>0.237006</text:p>
              </table:table-cell>
              <table:table-cell office:value-type="float" office:value="0.00194812">
                <text:p>0.00194812</text:p>
              </table:table-cell>
              <table:table-cell office:value-type="float" office:value="0.0349411">
                <text:p>0.0349411</text:p>
              </table:table-cell>
              <table:table-cell office:value-type="float" office:value="0.0137857">
                <text:p>0.01378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0">
                <text:p>837000</text:p>
              </table:table-cell>
              <table:table-cell office:value-type="float" office:value="0">
                <text:p>0</text:p>
              </table:table-cell>
              <table:table-cell office:value-type="float" office:value="0.256131">
                <text:p>0.256131</text:p>
              </table:table-cell>
              <table:table-cell office:value-type="float" office:value="0.00166903">
                <text:p>0.00166903</text:p>
              </table:table-cell>
              <table:table-cell office:value-type="float" office:value="0.0313634">
                <text:p>0.0313634</text:p>
              </table:table-cell>
              <table:table-cell office:value-type="float" office:value="0.0138398">
                <text:p>0.013839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0">
                <text:p>838000</text:p>
              </table:table-cell>
              <table:table-cell office:value-type="float" office:value="0">
                <text:p>0</text:p>
              </table:table-cell>
              <table:table-cell office:value-type="float" office:value="0.238622">
                <text:p>0.238622</text:p>
              </table:table-cell>
              <table:table-cell office:value-type="float" office:value="0.0017689">
                <text:p>0.0017689</text:p>
              </table:table-cell>
              <table:table-cell office:value-type="float" office:value="0.0289878">
                <text:p>0.0289878</text:p>
              </table:table-cell>
              <table:table-cell office:value-type="float" office:value="0.0140514">
                <text:p>0.01405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0">
                <text:p>839000</text:p>
              </table:table-cell>
              <table:table-cell office:value-type="float" office:value="0">
                <text:p>0</text:p>
              </table:table-cell>
              <table:table-cell office:value-type="float" office:value="0.249634">
                <text:p>0.249634</text:p>
              </table:table-cell>
              <table:table-cell office:value-type="float" office:value="0.00161771">
                <text:p>0.00161771</text:p>
              </table:table-cell>
              <table:table-cell office:value-type="float" office:value="0.0350816">
                <text:p>0.0350816</text:p>
              </table:table-cell>
              <table:table-cell office:value-type="float" office:value="0.0141473">
                <text:p>0.014147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0">
                <text:p>840000</text:p>
              </table:table-cell>
              <table:table-cell office:value-type="float" office:value="0">
                <text:p>0</text:p>
              </table:table-cell>
              <table:table-cell office:value-type="float" office:value="0.238688">
                <text:p>0.238688</text:p>
              </table:table-cell>
              <table:table-cell office:value-type="float" office:value="0.00161534">
                <text:p>0.00161534</text:p>
              </table:table-cell>
              <table:table-cell office:value-type="float" office:value="0.0261684">
                <text:p>0.0261684</text:p>
              </table:table-cell>
              <table:table-cell office:value-type="float" office:value="0.0139716">
                <text:p>0.01397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0">
                <text:p>841000</text:p>
              </table:table-cell>
              <table:table-cell office:value-type="float" office:value="0">
                <text:p>0</text:p>
              </table:table-cell>
              <table:table-cell office:value-type="float" office:value="0.233045">
                <text:p>0.233045</text:p>
              </table:table-cell>
              <table:table-cell office:value-type="float" office:value="0.00152889">
                <text:p>0.00152889</text:p>
              </table:table-cell>
              <table:table-cell office:value-type="float" office:value="0.0397145">
                <text:p>0.0397145</text:p>
              </table:table-cell>
              <table:table-cell office:value-type="float" office:value="0.014045">
                <text:p>0.01404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0">
                <text:p>842000</text:p>
              </table:table-cell>
              <table:table-cell office:value-type="float" office:value="0">
                <text:p>0</text:p>
              </table:table-cell>
              <table:table-cell office:value-type="float" office:value="0.245468">
                <text:p>0.245468</text:p>
              </table:table-cell>
              <table:table-cell office:value-type="float" office:value="0.0015435">
                <text:p>0.0015435</text:p>
              </table:table-cell>
              <table:table-cell office:value-type="float" office:value="0.0305569">
                <text:p>0.0305569</text:p>
              </table:table-cell>
              <table:table-cell office:value-type="float" office:value="0.0140289">
                <text:p>0.01402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0">
                <text:p>843000</text:p>
              </table:table-cell>
              <table:table-cell office:value-type="float" office:value="0">
                <text:p>0</text:p>
              </table:table-cell>
              <table:table-cell office:value-type="float" office:value="0.264141">
                <text:p>0.264141</text:p>
              </table:table-cell>
              <table:table-cell office:value-type="float" office:value="0.00172824">
                <text:p>0.00172824</text:p>
              </table:table-cell>
              <table:table-cell office:value-type="float" office:value="0.0287142">
                <text:p>0.0287142</text:p>
              </table:table-cell>
              <table:table-cell office:value-type="float" office:value="0.0141919">
                <text:p>0.01419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0">
                <text:p>844000</text:p>
              </table:table-cell>
              <table:table-cell office:value-type="float" office:value="0">
                <text:p>0</text:p>
              </table:table-cell>
              <table:table-cell office:value-type="float" office:value="0.260248">
                <text:p>0.260248</text:p>
              </table:table-cell>
              <table:table-cell office:value-type="float" office:value="0.00169943">
                <text:p>0.00169943</text:p>
              </table:table-cell>
              <table:table-cell office:value-type="float" office:value="0.0247631">
                <text:p>0.0247631</text:p>
              </table:table-cell>
              <table:table-cell office:value-type="float" office:value="0.013944">
                <text:p>0.01394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0">
                <text:p>845000</text:p>
              </table:table-cell>
              <table:table-cell office:value-type="float" office:value="0">
                <text:p>0</text:p>
              </table:table-cell>
              <table:table-cell office:value-type="float" office:value="0.239169">
                <text:p>0.239169</text:p>
              </table:table-cell>
              <table:table-cell office:value-type="float" office:value="0.00163113">
                <text:p>0.00163113</text:p>
              </table:table-cell>
              <table:table-cell office:value-type="float" office:value="0.0297891">
                <text:p>0.0297891</text:p>
              </table:table-cell>
              <table:table-cell office:value-type="float" office:value="0.0141228">
                <text:p>0.01412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0">
                <text:p>846000</text:p>
              </table:table-cell>
              <table:table-cell office:value-type="float" office:value="0">
                <text:p>0</text:p>
              </table:table-cell>
              <table:table-cell office:value-type="float" office:value="0.239942">
                <text:p>0.239942</text:p>
              </table:table-cell>
              <table:table-cell office:value-type="float" office:value="0.00180522">
                <text:p>0.00180522</text:p>
              </table:table-cell>
              <table:table-cell office:value-type="float" office:value="0.0287403">
                <text:p>0.0287403</text:p>
              </table:table-cell>
              <table:table-cell office:value-type="float" office:value="0.0140312">
                <text:p>0.01403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0">
                <text:p>847000</text:p>
              </table:table-cell>
              <table:table-cell office:value-type="float" office:value="0">
                <text:p>0</text:p>
              </table:table-cell>
              <table:table-cell office:value-type="float" office:value="0.238787">
                <text:p>0.238787</text:p>
              </table:table-cell>
              <table:table-cell office:value-type="float" office:value="0.00174956">
                <text:p>0.00174956</text:p>
              </table:table-cell>
              <table:table-cell office:value-type="float" office:value="0.0287995">
                <text:p>0.0287995</text:p>
              </table:table-cell>
              <table:table-cell office:value-type="float" office:value="0.0146174">
                <text:p>0.014617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0">
                <text:p>848000</text:p>
              </table:table-cell>
              <table:table-cell office:value-type="float" office:value="0">
                <text:p>0</text:p>
              </table:table-cell>
              <table:table-cell office:value-type="float" office:value="0.24246">
                <text:p>0.24246</text:p>
              </table:table-cell>
              <table:table-cell office:value-type="float" office:value="0.00324608">
                <text:p>0.00324608</text:p>
              </table:table-cell>
              <table:table-cell office:value-type="float" office:value="0.0267313">
                <text:p>0.0267313</text:p>
              </table:table-cell>
              <table:table-cell office:value-type="float" office:value="0.0156312">
                <text:p>0.01563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0">
                <text:p>849000</text:p>
              </table:table-cell>
              <table:table-cell office:value-type="float" office:value="0">
                <text:p>0</text:p>
              </table:table-cell>
              <table:table-cell office:value-type="float" office:value="0.246314">
                <text:p>0.246314</text:p>
              </table:table-cell>
              <table:table-cell office:value-type="float" office:value="0.00187233">
                <text:p>0.00187233</text:p>
              </table:table-cell>
              <table:table-cell office:value-type="float" office:value="0.0222564">
                <text:p>0.0222564</text:p>
              </table:table-cell>
              <table:table-cell office:value-type="float" office:value="0.0148097">
                <text:p>0.01480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0">
                <text:p>850000</text:p>
              </table:table-cell>
              <table:table-cell office:value-type="float" office:value="0">
                <text:p>0</text:p>
              </table:table-cell>
              <table:table-cell office:value-type="float" office:value="0.271413">
                <text:p>0.271413</text:p>
              </table:table-cell>
              <table:table-cell office:value-type="float" office:value="0.00160903">
                <text:p>0.00160903</text:p>
              </table:table-cell>
              <table:table-cell office:value-type="float" office:value="0.0288295">
                <text:p>0.0288295</text:p>
              </table:table-cell>
              <table:table-cell office:value-type="float" office:value="0.0141473">
                <text:p>0.01414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0">
                <text:p>851000</text:p>
              </table:table-cell>
              <table:table-cell office:value-type="float" office:value="0">
                <text:p>0</text:p>
              </table:table-cell>
              <table:table-cell office:value-type="float" office:value="0.253776">
                <text:p>0.253776</text:p>
              </table:table-cell>
              <table:table-cell office:value-type="float" office:value="0.0017168">
                <text:p>0.0017168</text:p>
              </table:table-cell>
              <table:table-cell office:value-type="float" office:value="0.022196">
                <text:p>0.022196</text:p>
              </table:table-cell>
              <table:table-cell office:value-type="float" office:value="0.0143143">
                <text:p>0.014314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0">
                <text:p>852000</text:p>
              </table:table-cell>
              <table:table-cell office:value-type="float" office:value="0">
                <text:p>0</text:p>
              </table:table-cell>
              <table:table-cell office:value-type="float" office:value="0.241878">
                <text:p>0.241878</text:p>
              </table:table-cell>
              <table:table-cell office:value-type="float" office:value="0.00268513">
                <text:p>0.00268513</text:p>
              </table:table-cell>
              <table:table-cell office:value-type="float" office:value="0.0254369">
                <text:p>0.0254369</text:p>
              </table:table-cell>
              <table:table-cell office:value-type="float" office:value="0.0143865">
                <text:p>0.014386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0">
                <text:p>853000</text:p>
              </table:table-cell>
              <table:table-cell office:value-type="float" office:value="0">
                <text:p>0</text:p>
              </table:table-cell>
              <table:table-cell office:value-type="float" office:value="0.235765">
                <text:p>0.235765</text:p>
              </table:table-cell>
              <table:table-cell office:value-type="float" office:value="0.00170219">
                <text:p>0.00170219</text:p>
              </table:table-cell>
              <table:table-cell office:value-type="float" office:value="0.022316">
                <text:p>0.022316</text:p>
              </table:table-cell>
              <table:table-cell office:value-type="float" office:value="0.0141789">
                <text:p>0.01417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0">
                <text:p>854000</text:p>
              </table:table-cell>
              <table:table-cell office:value-type="float" office:value="0">
                <text:p>0</text:p>
              </table:table-cell>
              <table:table-cell office:value-type="float" office:value="0.243951">
                <text:p>0.243951</text:p>
              </table:table-cell>
              <table:table-cell office:value-type="float" office:value="0.00200142">
                <text:p>0.00200142</text:p>
              </table:table-cell>
              <table:table-cell office:value-type="float" office:value="0.0271194">
                <text:p>0.0271194</text:p>
              </table:table-cell>
              <table:table-cell office:value-type="float" office:value="0.0144493">
                <text:p>0.01444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0">
                <text:p>855000</text:p>
              </table:table-cell>
              <table:table-cell office:value-type="float" office:value="0">
                <text:p>0</text:p>
              </table:table-cell>
              <table:table-cell office:value-type="float" office:value="0.245223">
                <text:p>0.245223</text:p>
              </table:table-cell>
              <table:table-cell office:value-type="float" office:value="0.00167772">
                <text:p>0.00167772</text:p>
              </table:table-cell>
              <table:table-cell office:value-type="float" office:value="0.0229875">
                <text:p>0.0229875</text:p>
              </table:table-cell>
              <table:table-cell office:value-type="float" office:value="0.014302">
                <text:p>0.0143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0">
                <text:p>856000</text:p>
              </table:table-cell>
              <table:table-cell office:value-type="float" office:value="0">
                <text:p>0</text:p>
              </table:table-cell>
              <table:table-cell office:value-type="float" office:value="0.24905">
                <text:p>0.24905</text:p>
              </table:table-cell>
              <table:table-cell office:value-type="float" office:value="0.00216879">
                <text:p>0.00216879</text:p>
              </table:table-cell>
              <table:table-cell office:value-type="float" office:value="0.0262083">
                <text:p>0.0262083</text:p>
              </table:table-cell>
              <table:table-cell office:value-type="float" office:value="0.0140679">
                <text:p>0.01406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0">
                <text:p>857000</text:p>
              </table:table-cell>
              <table:table-cell office:value-type="float" office:value="0">
                <text:p>0</text:p>
              </table:table-cell>
              <table:table-cell office:value-type="float" office:value="0.251509">
                <text:p>0.251509</text:p>
              </table:table-cell>
              <table:table-cell office:value-type="float" office:value="0.00223669">
                <text:p>0.00223669</text:p>
              </table:table-cell>
              <table:table-cell office:value-type="float" office:value="0.0230972">
                <text:p>0.0230972</text:p>
              </table:table-cell>
              <table:table-cell office:value-type="float" office:value="0.0148559">
                <text:p>0.01485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0">
                <text:p>858000</text:p>
              </table:table-cell>
              <table:table-cell office:value-type="float" office:value="0">
                <text:p>0</text:p>
              </table:table-cell>
              <table:table-cell office:value-type="float" office:value="0.265715">
                <text:p>0.265715</text:p>
              </table:table-cell>
              <table:table-cell office:value-type="float" office:value="0.00188575">
                <text:p>0.00188575</text:p>
              </table:table-cell>
              <table:table-cell office:value-type="float" office:value="0.0290288">
                <text:p>0.0290288</text:p>
              </table:table-cell>
              <table:table-cell office:value-type="float" office:value="0.0144588">
                <text:p>0.014458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0">
                <text:p>859000</text:p>
              </table:table-cell>
              <table:table-cell office:value-type="float" office:value="0">
                <text:p>0</text:p>
              </table:table-cell>
              <table:table-cell office:value-type="float" office:value="0.262133">
                <text:p>0.262133</text:p>
              </table:table-cell>
              <table:table-cell office:value-type="float" office:value="0.00186325">
                <text:p>0.00186325</text:p>
              </table:table-cell>
              <table:table-cell office:value-type="float" office:value="0.0344441">
                <text:p>0.0344441</text:p>
              </table:table-cell>
              <table:table-cell office:value-type="float" office:value="0.0144615">
                <text:p>0.01446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0">
                <text:p>860000</text:p>
              </table:table-cell>
              <table:table-cell office:value-type="float" office:value="0">
                <text:p>0</text:p>
              </table:table-cell>
              <table:table-cell office:value-type="float" office:value="0.270209">
                <text:p>0.270209</text:p>
              </table:table-cell>
              <table:table-cell office:value-type="float" office:value="0.00177956">
                <text:p>0.00177956</text:p>
              </table:table-cell>
              <table:table-cell office:value-type="float" office:value="0.0316796">
                <text:p>0.0316796</text:p>
              </table:table-cell>
              <table:table-cell office:value-type="float" office:value="0.0144726">
                <text:p>0.01447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0">
                <text:p>861000</text:p>
              </table:table-cell>
              <table:table-cell office:value-type="float" office:value="0">
                <text:p>0</text:p>
              </table:table-cell>
              <table:table-cell office:value-type="float" office:value="0.256095">
                <text:p>0.256095</text:p>
              </table:table-cell>
              <table:table-cell office:value-type="float" office:value="0.00175548">
                <text:p>0.00175548</text:p>
              </table:table-cell>
              <table:table-cell office:value-type="float" office:value="0.0223247">
                <text:p>0.0223247</text:p>
              </table:table-cell>
              <table:table-cell office:value-type="float" office:value="0.0145176">
                <text:p>0.014517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0">
                <text:p>862000</text:p>
              </table:table-cell>
              <table:table-cell office:value-type="float" office:value="0">
                <text:p>0</text:p>
              </table:table-cell>
              <table:table-cell office:value-type="float" office:value="0.255972">
                <text:p>0.255972</text:p>
              </table:table-cell>
              <table:table-cell office:value-type="float" office:value="0.00214866">
                <text:p>0.00214866</text:p>
              </table:table-cell>
              <table:table-cell office:value-type="float" office:value="0.0249064">
                <text:p>0.0249064</text:p>
              </table:table-cell>
              <table:table-cell office:value-type="float" office:value="0.0144295">
                <text:p>0.01442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0">
                <text:p>863000</text:p>
              </table:table-cell>
              <table:table-cell office:value-type="float" office:value="0">
                <text:p>0</text:p>
              </table:table-cell>
              <table:table-cell office:value-type="float" office:value="0.241154">
                <text:p>0.241154</text:p>
              </table:table-cell>
              <table:table-cell office:value-type="float" office:value="0.0030416">
                <text:p>0.0030416</text:p>
              </table:table-cell>
              <table:table-cell office:value-type="float" office:value="0.0229235">
                <text:p>0.0229235</text:p>
              </table:table-cell>
              <table:table-cell office:value-type="float" office:value="0.0174368">
                <text:p>0.017436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0">
                <text:p>864000</text:p>
              </table:table-cell>
              <table:table-cell office:value-type="float" office:value="0">
                <text:p>0</text:p>
              </table:table-cell>
              <table:table-cell office:value-type="float" office:value="0.244804">
                <text:p>0.244804</text:p>
              </table:table-cell>
              <table:table-cell office:value-type="float" office:value="0.00349557">
                <text:p>0.00349557</text:p>
              </table:table-cell>
              <table:table-cell office:value-type="float" office:value="0.025902">
                <text:p>0.025902</text:p>
              </table:table-cell>
              <table:table-cell office:value-type="float" office:value="0.0167476">
                <text:p>0.01674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0">
                <text:p>865000</text:p>
              </table:table-cell>
              <table:table-cell office:value-type="float" office:value="0">
                <text:p>0</text:p>
              </table:table-cell>
              <table:table-cell office:value-type="float" office:value="0.24911">
                <text:p>0.24911</text:p>
              </table:table-cell>
              <table:table-cell office:value-type="float" office:value="0.00250473">
                <text:p>0.00250473</text:p>
              </table:table-cell>
              <table:table-cell office:value-type="float" office:value="0.0259845">
                <text:p>0.0259845</text:p>
              </table:table-cell>
              <table:table-cell office:value-type="float" office:value="0.0148547">
                <text:p>0.014854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0">
                <text:p>866000</text:p>
              </table:table-cell>
              <table:table-cell office:value-type="float" office:value="0">
                <text:p>0</text:p>
              </table:table-cell>
              <table:table-cell office:value-type="float" office:value="0.262727">
                <text:p>0.262727</text:p>
              </table:table-cell>
              <table:table-cell office:value-type="float" office:value="0.00219801">
                <text:p>0.00219801</text:p>
              </table:table-cell>
              <table:table-cell office:value-type="float" office:value="0.0260982">
                <text:p>0.0260982</text:p>
              </table:table-cell>
              <table:table-cell office:value-type="float" office:value="0.0147513">
                <text:p>0.01475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0">
                <text:p>867000</text:p>
              </table:table-cell>
              <table:table-cell office:value-type="float" office:value="0">
                <text:p>0</text:p>
              </table:table-cell>
              <table:table-cell office:value-type="float" office:value="0.289441">
                <text:p>0.289441</text:p>
              </table:table-cell>
              <table:table-cell office:value-type="float" office:value="0.00337359">
                <text:p>0.00337359</text:p>
              </table:table-cell>
              <table:table-cell office:value-type="float" office:value="0.0254681">
                <text:p>0.0254681</text:p>
              </table:table-cell>
              <table:table-cell office:value-type="float" office:value="0.0144959">
                <text:p>0.01449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0">
                <text:p>868000</text:p>
              </table:table-cell>
              <table:table-cell office:value-type="float" office:value="0">
                <text:p>0</text:p>
              </table:table-cell>
              <table:table-cell office:value-type="float" office:value="0.26357">
                <text:p>0.26357</text:p>
              </table:table-cell>
              <table:table-cell office:value-type="float" office:value="0.00180641">
                <text:p>0.00180641</text:p>
              </table:table-cell>
              <table:table-cell office:value-type="float" office:value="0.0258076">
                <text:p>0.0258076</text:p>
              </table:table-cell>
              <table:table-cell office:value-type="float" office:value="0.0151741">
                <text:p>0.015174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0">
                <text:p>869000</text:p>
              </table:table-cell>
              <table:table-cell office:value-type="float" office:value="0">
                <text:p>0</text:p>
              </table:table-cell>
              <table:table-cell office:value-type="float" office:value="0.245318">
                <text:p>0.245318</text:p>
              </table:table-cell>
              <table:table-cell office:value-type="float" office:value="0.00172035">
                <text:p>0.00172035</text:p>
              </table:table-cell>
              <table:table-cell office:value-type="float" office:value="0.0232464">
                <text:p>0.0232464</text:p>
              </table:table-cell>
              <table:table-cell office:value-type="float" office:value="0.0145389">
                <text:p>0.01453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0">
                <text:p>870000</text:p>
              </table:table-cell>
              <table:table-cell office:value-type="float" office:value="0">
                <text:p>0</text:p>
              </table:table-cell>
              <table:table-cell office:value-type="float" office:value="0.246602">
                <text:p>0.246602</text:p>
              </table:table-cell>
              <table:table-cell office:value-type="float" office:value="0.00221498">
                <text:p>0.00221498</text:p>
              </table:table-cell>
              <table:table-cell office:value-type="float" office:value="0.0273677">
                <text:p>0.0273677</text:p>
              </table:table-cell>
              <table:table-cell office:value-type="float" office:value="0.0144055">
                <text:p>0.01440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0">
                <text:p>871000</text:p>
              </table:table-cell>
              <table:table-cell office:value-type="float" office:value="0">
                <text:p>0</text:p>
              </table:table-cell>
              <table:table-cell office:value-type="float" office:value="0.256348">
                <text:p>0.256348</text:p>
              </table:table-cell>
              <table:table-cell office:value-type="float" office:value="0.00165561">
                <text:p>0.00165561</text:p>
              </table:table-cell>
              <table:table-cell office:value-type="float" office:value="0.0238599">
                <text:p>0.0238599</text:p>
              </table:table-cell>
              <table:table-cell office:value-type="float" office:value="0.0145278">
                <text:p>0.014527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0">
                <text:p>872000</text:p>
              </table:table-cell>
              <table:table-cell office:value-type="float" office:value="0">
                <text:p>0</text:p>
              </table:table-cell>
              <table:table-cell office:value-type="float" office:value="0.263399">
                <text:p>0.263399</text:p>
              </table:table-cell>
              <table:table-cell office:value-type="float" office:value="0.00168048">
                <text:p>0.00168048</text:p>
              </table:table-cell>
              <table:table-cell office:value-type="float" office:value="0.0282298">
                <text:p>0.0282298</text:p>
              </table:table-cell>
              <table:table-cell office:value-type="float" office:value="0.0145649">
                <text:p>0.014564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0">
                <text:p>873000</text:p>
              </table:table-cell>
              <table:table-cell office:value-type="float" office:value="0">
                <text:p>0</text:p>
              </table:table-cell>
              <table:table-cell office:value-type="float" office:value="0.264973">
                <text:p>0.264973</text:p>
              </table:table-cell>
              <table:table-cell office:value-type="float" office:value="0.00159837">
                <text:p>0.00159837</text:p>
              </table:table-cell>
              <table:table-cell office:value-type="float" office:value="0.024028">
                <text:p>0.024028</text:p>
              </table:table-cell>
              <table:table-cell office:value-type="float" office:value="0.0147173">
                <text:p>0.01471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0">
                <text:p>874000</text:p>
              </table:table-cell>
              <table:table-cell office:value-type="float" office:value="0">
                <text:p>0</text:p>
              </table:table-cell>
              <table:table-cell office:value-type="float" office:value="0.265033">
                <text:p>0.265033</text:p>
              </table:table-cell>
              <table:table-cell office:value-type="float" office:value="0.00160863">
                <text:p>0.00160863</text:p>
              </table:table-cell>
              <table:table-cell office:value-type="float" office:value="0.0270819">
                <text:p>0.0270819</text:p>
              </table:table-cell>
              <table:table-cell office:value-type="float" office:value="0.0145298">
                <text:p>0.01452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0">
                <text:p>875000</text:p>
              </table:table-cell>
              <table:table-cell office:value-type="float" office:value="0">
                <text:p>0</text:p>
              </table:table-cell>
              <table:table-cell office:value-type="float" office:value="0.27968">
                <text:p>0.27968</text:p>
              </table:table-cell>
              <table:table-cell office:value-type="float" office:value="0.00256829">
                <text:p>0.00256829</text:p>
              </table:table-cell>
              <table:table-cell office:value-type="float" office:value="0.0347189">
                <text:p>0.0347189</text:p>
              </table:table-cell>
              <table:table-cell office:value-type="float" office:value="0.0150572">
                <text:p>0.01505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0">
                <text:p>876000</text:p>
              </table:table-cell>
              <table:table-cell office:value-type="float" office:value="0">
                <text:p>0</text:p>
              </table:table-cell>
              <table:table-cell office:value-type="float" office:value="0.274533">
                <text:p>0.274533</text:p>
              </table:table-cell>
              <table:table-cell office:value-type="float" office:value="0.00185615">
                <text:p>0.00185615</text:p>
              </table:table-cell>
              <table:table-cell office:value-type="float" office:value="0.0329563">
                <text:p>0.0329563</text:p>
              </table:table-cell>
              <table:table-cell office:value-type="float" office:value="0.0146068">
                <text:p>0.014606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0">
                <text:p>877000</text:p>
              </table:table-cell>
              <table:table-cell office:value-type="float" office:value="0">
                <text:p>0</text:p>
              </table:table-cell>
              <table:table-cell office:value-type="float" office:value="0.239532">
                <text:p>0.239532</text:p>
              </table:table-cell>
              <table:table-cell office:value-type="float" office:value="0.00169785">
                <text:p>0.00169785</text:p>
              </table:table-cell>
              <table:table-cell office:value-type="float" office:value="0.0307358">
                <text:p>0.0307358</text:p>
              </table:table-cell>
              <table:table-cell office:value-type="float" office:value="0.0161159">
                <text:p>0.016115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0">
                <text:p>878000</text:p>
              </table:table-cell>
              <table:table-cell office:value-type="float" office:value="0">
                <text:p>0</text:p>
              </table:table-cell>
              <table:table-cell office:value-type="float" office:value="0.26697">
                <text:p>0.26697</text:p>
              </table:table-cell>
              <table:table-cell office:value-type="float" office:value="0.00199234">
                <text:p>0.00199234</text:p>
              </table:table-cell>
              <table:table-cell office:value-type="float" office:value="0.030821">
                <text:p>0.030821</text:p>
              </table:table-cell>
              <table:table-cell office:value-type="float" office:value="0.01644">
                <text:p>0.016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0">
                <text:p>879000</text:p>
              </table:table-cell>
              <table:table-cell office:value-type="float" office:value="0">
                <text:p>0</text:p>
              </table:table-cell>
              <table:table-cell office:value-type="float" office:value="0.256869">
                <text:p>0.256869</text:p>
              </table:table-cell>
              <table:table-cell office:value-type="float" office:value="0.00169903">
                <text:p>0.00169903</text:p>
              </table:table-cell>
              <table:table-cell office:value-type="float" office:value="0.0256663">
                <text:p>0.0256663</text:p>
              </table:table-cell>
              <table:table-cell office:value-type="float" office:value="0.0158874">
                <text:p>0.01588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0">
                <text:p>880000</text:p>
              </table:table-cell>
              <table:table-cell office:value-type="float" office:value="0">
                <text:p>0</text:p>
              </table:table-cell>
              <table:table-cell office:value-type="float" office:value="0.251632">
                <text:p>0.251632</text:p>
              </table:table-cell>
              <table:table-cell office:value-type="float" office:value="0.00322437">
                <text:p>0.00322437</text:p>
              </table:table-cell>
              <table:table-cell office:value-type="float" office:value="0.0331221">
                <text:p>0.0331221</text:p>
              </table:table-cell>
              <table:table-cell office:value-type="float" office:value="0.0153549">
                <text:p>0.01535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0">
                <text:p>881000</text:p>
              </table:table-cell>
              <table:table-cell office:value-type="float" office:value="0">
                <text:p>0</text:p>
              </table:table-cell>
              <table:table-cell office:value-type="float" office:value="0.279901">
                <text:p>0.279901</text:p>
              </table:table-cell>
              <table:table-cell office:value-type="float" office:value="0.00173456">
                <text:p>0.00173456</text:p>
              </table:table-cell>
              <table:table-cell office:value-type="float" office:value="0.0316117">
                <text:p>0.0316117</text:p>
              </table:table-cell>
              <table:table-cell office:value-type="float" office:value="0.0151385">
                <text:p>0.01513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0">
                <text:p>882000</text:p>
              </table:table-cell>
              <table:table-cell office:value-type="float" office:value="0">
                <text:p>0</text:p>
              </table:table-cell>
              <table:table-cell office:value-type="float" office:value="0.279347">
                <text:p>0.279347</text:p>
              </table:table-cell>
              <table:table-cell office:value-type="float" office:value="0.00158574">
                <text:p>0.00158574</text:p>
              </table:table-cell>
              <table:table-cell office:value-type="float" office:value="0.0341788">
                <text:p>0.0341788</text:p>
              </table:table-cell>
              <table:table-cell office:value-type="float" office:value="0.0150201">
                <text:p>0.01502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0">
                <text:p>883000</text:p>
              </table:table-cell>
              <table:table-cell office:value-type="float" office:value="0">
                <text:p>0</text:p>
              </table:table-cell>
              <table:table-cell office:value-type="float" office:value="0.253018">
                <text:p>0.253018</text:p>
              </table:table-cell>
              <table:table-cell office:value-type="float" office:value="0.0024092">
                <text:p>0.0024092</text:p>
              </table:table-cell>
              <table:table-cell office:value-type="float" office:value="0.0277048">
                <text:p>0.0277048</text:p>
              </table:table-cell>
              <table:table-cell office:value-type="float" office:value="0.0147153">
                <text:p>0.014715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0">
                <text:p>884000</text:p>
              </table:table-cell>
              <table:table-cell office:value-type="float" office:value="0">
                <text:p>0</text:p>
              </table:table-cell>
              <table:table-cell office:value-type="float" office:value="0.271477">
                <text:p>0.271477</text:p>
              </table:table-cell>
              <table:table-cell office:value-type="float" office:value="0.00287778">
                <text:p>0.00287778</text:p>
              </table:table-cell>
              <table:table-cell office:value-type="float" office:value="0.0218052">
                <text:p>0.0218052</text:p>
              </table:table-cell>
              <table:table-cell office:value-type="float" office:value="0.0148132">
                <text:p>0.01481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0">
                <text:p>885000</text:p>
              </table:table-cell>
              <table:table-cell office:value-type="float" office:value="0">
                <text:p>0</text:p>
              </table:table-cell>
              <table:table-cell office:value-type="float" office:value="0.264395">
                <text:p>0.264395</text:p>
              </table:table-cell>
              <table:table-cell office:value-type="float" office:value="0.00219998">
                <text:p>0.00219998</text:p>
              </table:table-cell>
              <table:table-cell office:value-type="float" office:value="0.0284975">
                <text:p>0.0284975</text:p>
              </table:table-cell>
              <table:table-cell office:value-type="float" office:value="0.0146593">
                <text:p>0.01465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0">
                <text:p>886000</text:p>
              </table:table-cell>
              <table:table-cell office:value-type="float" office:value="0">
                <text:p>0</text:p>
              </table:table-cell>
              <table:table-cell office:value-type="float" office:value="0.255351">
                <text:p>0.255351</text:p>
              </table:table-cell>
              <table:table-cell office:value-type="float" office:value="0.00228169">
                <text:p>0.00228169</text:p>
              </table:table-cell>
              <table:table-cell office:value-type="float" office:value="0.0273681">
                <text:p>0.0273681</text:p>
              </table:table-cell>
              <table:table-cell office:value-type="float" office:value="0.0149889">
                <text:p>0.01498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0">
                <text:p>887000</text:p>
              </table:table-cell>
              <table:table-cell office:value-type="float" office:value="0">
                <text:p>0</text:p>
              </table:table-cell>
              <table:table-cell office:value-type="float" office:value="0.28317">
                <text:p>0.28317</text:p>
              </table:table-cell>
              <table:table-cell office:value-type="float" office:value="0.00234091">
                <text:p>0.00234091</text:p>
              </table:table-cell>
              <table:table-cell office:value-type="float" office:value="0.0246297">
                <text:p>0.0246297</text:p>
              </table:table-cell>
              <table:table-cell office:value-type="float" office:value="0.014542">
                <text:p>0.01454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0">
                <text:p>888000</text:p>
              </table:table-cell>
              <table:table-cell office:value-type="float" office:value="0">
                <text:p>0</text:p>
              </table:table-cell>
              <table:table-cell office:value-type="float" office:value="0.281225">
                <text:p>0.281225</text:p>
              </table:table-cell>
              <table:table-cell office:value-type="float" office:value="0.00174877">
                <text:p>0.00174877</text:p>
              </table:table-cell>
              <table:table-cell office:value-type="float" office:value="0.0274056">
                <text:p>0.0274056</text:p>
              </table:table-cell>
              <table:table-cell office:value-type="float" office:value="0.0149388">
                <text:p>0.01493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0">
                <text:p>889000</text:p>
              </table:table-cell>
              <table:table-cell office:value-type="float" office:value="0">
                <text:p>0</text:p>
              </table:table-cell>
              <table:table-cell office:value-type="float" office:value="0.297545">
                <text:p>0.297545</text:p>
              </table:table-cell>
              <table:table-cell office:value-type="float" office:value="0.00198326">
                <text:p>0.00198326</text:p>
              </table:table-cell>
              <table:table-cell office:value-type="float" office:value="0.0317278">
                <text:p>0.0317278</text:p>
              </table:table-cell>
              <table:table-cell office:value-type="float" office:value="0.0146818">
                <text:p>0.01468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0">
                <text:p>890000</text:p>
              </table:table-cell>
              <table:table-cell office:value-type="float" office:value="0">
                <text:p>0</text:p>
              </table:table-cell>
              <table:table-cell office:value-type="float" office:value="0.27942">
                <text:p>0.27942</text:p>
              </table:table-cell>
              <table:table-cell office:value-type="float" office:value="0.00183641">
                <text:p>0.00183641</text:p>
              </table:table-cell>
              <table:table-cell office:value-type="float" office:value="0.0326341">
                <text:p>0.0326341</text:p>
              </table:table-cell>
              <table:table-cell office:value-type="float" office:value="0.0152637">
                <text:p>0.015263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0">
                <text:p>891000</text:p>
              </table:table-cell>
              <table:table-cell office:value-type="float" office:value="0">
                <text:p>0</text:p>
              </table:table-cell>
              <table:table-cell office:value-type="float" office:value="0.265423">
                <text:p>0.265423</text:p>
              </table:table-cell>
              <table:table-cell office:value-type="float" office:value="0.00197892">
                <text:p>0.00197892</text:p>
              </table:table-cell>
              <table:table-cell office:value-type="float" office:value="0.0230933">
                <text:p>0.0230933</text:p>
              </table:table-cell>
              <table:table-cell office:value-type="float" office:value="0.0163358">
                <text:p>0.016335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0">
                <text:p>892000</text:p>
              </table:table-cell>
              <table:table-cell office:value-type="float" office:value="0">
                <text:p>0</text:p>
              </table:table-cell>
              <table:table-cell office:value-type="float" office:value="0.280771">
                <text:p>0.280771</text:p>
              </table:table-cell>
              <table:table-cell office:value-type="float" office:value="0.00193154">
                <text:p>0.00193154</text:p>
              </table:table-cell>
              <table:table-cell office:value-type="float" office:value="0.0225481">
                <text:p>0.0225481</text:p>
              </table:table-cell>
              <table:table-cell office:value-type="float" office:value="0.0152972">
                <text:p>0.01529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0">
                <text:p>893000</text:p>
              </table:table-cell>
              <table:table-cell office:value-type="float" office:value="0">
                <text:p>0</text:p>
              </table:table-cell>
              <table:table-cell office:value-type="float" office:value="0.272279">
                <text:p>0.272279</text:p>
              </table:table-cell>
              <table:table-cell office:value-type="float" office:value="0.0018597">
                <text:p>0.0018597</text:p>
              </table:table-cell>
              <table:table-cell office:value-type="float" office:value="0.0251057">
                <text:p>0.0251057</text:p>
              </table:table-cell>
              <table:table-cell office:value-type="float" office:value="0.0158428">
                <text:p>0.01584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0">
                <text:p>894000</text:p>
              </table:table-cell>
              <table:table-cell office:value-type="float" office:value="0">
                <text:p>0</text:p>
              </table:table-cell>
              <table:table-cell office:value-type="float" office:value="0.285762">
                <text:p>0.285762</text:p>
              </table:table-cell>
              <table:table-cell office:value-type="float" office:value="0.00188299">
                <text:p>0.00188299</text:p>
              </table:table-cell>
              <table:table-cell office:value-type="float" office:value="0.0225667">
                <text:p>0.0225667</text:p>
              </table:table-cell>
              <table:table-cell office:value-type="float" office:value="0.015236">
                <text:p>0.0152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0">
                <text:p>895000</text:p>
              </table:table-cell>
              <table:table-cell office:value-type="float" office:value="0">
                <text:p>0</text:p>
              </table:table-cell>
              <table:table-cell office:value-type="float" office:value="0.275006">
                <text:p>0.275006</text:p>
              </table:table-cell>
              <table:table-cell office:value-type="float" office:value="0.00220274">
                <text:p>0.00220274</text:p>
              </table:table-cell>
              <table:table-cell office:value-type="float" office:value="0.0250477">
                <text:p>0.0250477</text:p>
              </table:table-cell>
              <table:table-cell office:value-type="float" office:value="0.0148531">
                <text:p>0.014853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0">
                <text:p>896000</text:p>
              </table:table-cell>
              <table:table-cell office:value-type="float" office:value="0">
                <text:p>0</text:p>
              </table:table-cell>
              <table:table-cell office:value-type="float" office:value="0.281029">
                <text:p>0.281029</text:p>
              </table:table-cell>
              <table:table-cell office:value-type="float" office:value="0.00392862">
                <text:p>0.00392862</text:p>
              </table:table-cell>
              <table:table-cell office:value-type="float" office:value="0.024169">
                <text:p>0.024169</text:p>
              </table:table-cell>
              <table:table-cell office:value-type="float" office:value="0.015433">
                <text:p>0.0154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0">
                <text:p>897000</text:p>
              </table:table-cell>
              <table:table-cell office:value-type="float" office:value="0">
                <text:p>0</text:p>
              </table:table-cell>
              <table:table-cell office:value-type="float" office:value="0.311459">
                <text:p>0.311459</text:p>
              </table:table-cell>
              <table:table-cell office:value-type="float" office:value="0.00229235">
                <text:p>0.00229235</text:p>
              </table:table-cell>
              <table:table-cell office:value-type="float" office:value="0.0245981">
                <text:p>0.0245981</text:p>
              </table:table-cell>
              <table:table-cell office:value-type="float" office:value="0.0148334">
                <text:p>0.01483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0">
                <text:p>898000</text:p>
              </table:table-cell>
              <table:table-cell office:value-type="float" office:value="0">
                <text:p>0</text:p>
              </table:table-cell>
              <table:table-cell office:value-type="float" office:value="0.288125">
                <text:p>0.288125</text:p>
              </table:table-cell>
              <table:table-cell office:value-type="float" office:value="0.00286514">
                <text:p>0.00286514</text:p>
              </table:table-cell>
              <table:table-cell office:value-type="float" office:value="0.0268229">
                <text:p>0.0268229</text:p>
              </table:table-cell>
              <table:table-cell office:value-type="float" office:value="0.01476">
                <text:p>0.0147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0">
                <text:p>899000</text:p>
              </table:table-cell>
              <table:table-cell office:value-type="float" office:value="0">
                <text:p>0</text:p>
              </table:table-cell>
              <table:table-cell office:value-type="float" office:value="0.266516">
                <text:p>0.266516</text:p>
              </table:table-cell>
              <table:table-cell office:value-type="float" office:value="0.00209497">
                <text:p>0.00209497</text:p>
              </table:table-cell>
              <table:table-cell office:value-type="float" office:value="0.027815">
                <text:p>0.027815</text:p>
              </table:table-cell>
              <table:table-cell office:value-type="float" office:value="0.017078">
                <text:p>0.01707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0">
                <text:p>900000</text:p>
              </table:table-cell>
              <table:table-cell office:value-type="float" office:value="0">
                <text:p>0</text:p>
              </table:table-cell>
              <table:table-cell office:value-type="float" office:value="0.264491">
                <text:p>0.264491</text:p>
              </table:table-cell>
              <table:table-cell office:value-type="float" office:value="0.00197339">
                <text:p>0.00197339</text:p>
              </table:table-cell>
              <table:table-cell office:value-type="float" office:value="0.0233641">
                <text:p>0.0233641</text:p>
              </table:table-cell>
              <table:table-cell office:value-type="float" office:value="0.014876">
                <text:p>0.0148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0">
                <text:p>901000</text:p>
              </table:table-cell>
              <table:table-cell office:value-type="float" office:value="0">
                <text:p>0</text:p>
              </table:table-cell>
              <table:table-cell office:value-type="float" office:value="0.272139">
                <text:p>0.272139</text:p>
              </table:table-cell>
              <table:table-cell office:value-type="float" office:value="0.00191457">
                <text:p>0.00191457</text:p>
              </table:table-cell>
              <table:table-cell office:value-type="float" office:value="0.0242053">
                <text:p>0.0242053</text:p>
              </table:table-cell>
              <table:table-cell office:value-type="float" office:value="0.0150864">
                <text:p>0.015086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0">
                <text:p>902000</text:p>
              </table:table-cell>
              <table:table-cell office:value-type="float" office:value="0">
                <text:p>0</text:p>
              </table:table-cell>
              <table:table-cell office:value-type="float" office:value="0.267059">
                <text:p>0.267059</text:p>
              </table:table-cell>
              <table:table-cell office:value-type="float" office:value="0.00196076">
                <text:p>0.00196076</text:p>
              </table:table-cell>
              <table:table-cell office:value-type="float" office:value="0.0249782">
                <text:p>0.0249782</text:p>
              </table:table-cell>
              <table:table-cell office:value-type="float" office:value="0.0152522">
                <text:p>0.01525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0">
                <text:p>903000</text:p>
              </table:table-cell>
              <table:table-cell office:value-type="float" office:value="0">
                <text:p>0</text:p>
              </table:table-cell>
              <table:table-cell office:value-type="float" office:value="0.299024">
                <text:p>0.299024</text:p>
              </table:table-cell>
              <table:table-cell office:value-type="float" office:value="0.00186562">
                <text:p>0.00186562</text:p>
              </table:table-cell>
              <table:table-cell office:value-type="float" office:value="0.026935">
                <text:p>0.026935</text:p>
              </table:table-cell>
              <table:table-cell office:value-type="float" office:value="0.0165135">
                <text:p>0.01651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0">
                <text:p>904000</text:p>
              </table:table-cell>
              <table:table-cell office:value-type="float" office:value="0">
                <text:p>0</text:p>
              </table:table-cell>
              <table:table-cell office:value-type="float" office:value="0.296577">
                <text:p>0.296577</text:p>
              </table:table-cell>
              <table:table-cell office:value-type="float" office:value="0.00156521">
                <text:p>0.00156521</text:p>
              </table:table-cell>
              <table:table-cell office:value-type="float" office:value="0.021997">
                <text:p>0.021997</text:p>
              </table:table-cell>
              <table:table-cell office:value-type="float" office:value="0.0185804">
                <text:p>0.01858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0">
                <text:p>905000</text:p>
              </table:table-cell>
              <table:table-cell office:value-type="float" office:value="0">
                <text:p>0</text:p>
              </table:table-cell>
              <table:table-cell office:value-type="float" office:value="0.269803">
                <text:p>0.269803</text:p>
              </table:table-cell>
              <table:table-cell office:value-type="float" office:value="0.00150284">
                <text:p>0.00150284</text:p>
              </table:table-cell>
              <table:table-cell office:value-type="float" office:value="0.0236155">
                <text:p>0.0236155</text:p>
              </table:table-cell>
              <table:table-cell office:value-type="float" office:value="0.0251503">
                <text:p>0.025150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0">
                <text:p>906000</text:p>
              </table:table-cell>
              <table:table-cell office:value-type="float" office:value="0">
                <text:p>0</text:p>
              </table:table-cell>
              <table:table-cell office:value-type="float" office:value="0.26525">
                <text:p>0.26525</text:p>
              </table:table-cell>
              <table:table-cell office:value-type="float" office:value="0.00175825">
                <text:p>0.00175825</text:p>
              </table:table-cell>
              <table:table-cell office:value-type="float" office:value="0.0243589">
                <text:p>0.0243589</text:p>
              </table:table-cell>
              <table:table-cell office:value-type="float" office:value="0.0189531">
                <text:p>0.018953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0">
                <text:p>907000</text:p>
              </table:table-cell>
              <table:table-cell office:value-type="float" office:value="0">
                <text:p>0</text:p>
              </table:table-cell>
              <table:table-cell office:value-type="float" office:value="0.267216">
                <text:p>0.267216</text:p>
              </table:table-cell>
              <table:table-cell office:value-type="float" office:value="0.00157311">
                <text:p>0.00157311</text:p>
              </table:table-cell>
              <table:table-cell office:value-type="float" office:value="0.0335152">
                <text:p>0.0335152</text:p>
              </table:table-cell>
              <table:table-cell office:value-type="float" office:value="0.0177356">
                <text:p>0.01773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0">
                <text:p>908000</text:p>
              </table:table-cell>
              <table:table-cell office:value-type="float" office:value="0">
                <text:p>0</text:p>
              </table:table-cell>
              <table:table-cell office:value-type="float" office:value="0.291395">
                <text:p>0.291395</text:p>
              </table:table-cell>
              <table:table-cell office:value-type="float" office:value="0.00160192">
                <text:p>0.00160192</text:p>
              </table:table-cell>
              <table:table-cell office:value-type="float" office:value="0.0245854">
                <text:p>0.0245854</text:p>
              </table:table-cell>
              <table:table-cell office:value-type="float" office:value="0.0180447">
                <text:p>0.01804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0">
                <text:p>909000</text:p>
              </table:table-cell>
              <table:table-cell office:value-type="float" office:value="0">
                <text:p>0</text:p>
              </table:table-cell>
              <table:table-cell office:value-type="float" office:value="0.26892">
                <text:p>0.26892</text:p>
              </table:table-cell>
              <table:table-cell office:value-type="float" office:value="0.00150284">
                <text:p>0.00150284</text:p>
              </table:table-cell>
              <table:table-cell office:value-type="float" office:value="0.0263409">
                <text:p>0.0263409</text:p>
              </table:table-cell>
              <table:table-cell office:value-type="float" office:value="0.018126">
                <text:p>0.0181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0">
                <text:p>910000</text:p>
              </table:table-cell>
              <table:table-cell office:value-type="float" office:value="0">
                <text:p>0</text:p>
              </table:table-cell>
              <table:table-cell office:value-type="float" office:value="0.286377">
                <text:p>0.286377</text:p>
              </table:table-cell>
              <table:table-cell office:value-type="float" office:value="0.0015431">
                <text:p>0.0015431</text:p>
              </table:table-cell>
              <table:table-cell office:value-type="float" office:value="0.0233964">
                <text:p>0.0233964</text:p>
              </table:table-cell>
              <table:table-cell office:value-type="float" office:value="0.0178438">
                <text:p>0.01784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0">
                <text:p>911000</text:p>
              </table:table-cell>
              <table:table-cell office:value-type="float" office:value="0">
                <text:p>0</text:p>
              </table:table-cell>
              <table:table-cell office:value-type="float" office:value="0.306119">
                <text:p>0.306119</text:p>
              </table:table-cell>
              <table:table-cell office:value-type="float" office:value="0.00147205">
                <text:p>0.00147205</text:p>
              </table:table-cell>
              <table:table-cell office:value-type="float" office:value="0.0258013">
                <text:p>0.0258013</text:p>
              </table:table-cell>
              <table:table-cell office:value-type="float" office:value="0.0269832">
                <text:p>0.02698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0">
                <text:p>912000</text:p>
              </table:table-cell>
              <table:table-cell office:value-type="float" office:value="0">
                <text:p>0</text:p>
              </table:table-cell>
              <table:table-cell office:value-type="float" office:value="0.261718">
                <text:p>0.261718</text:p>
              </table:table-cell>
              <table:table-cell office:value-type="float" office:value="0.00161061">
                <text:p>0.00161061</text:p>
              </table:table-cell>
              <table:table-cell office:value-type="float" office:value="0.0247181">
                <text:p>0.0247181</text:p>
              </table:table-cell>
              <table:table-cell office:value-type="float" office:value="0.0299261">
                <text:p>0.029926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0">
                <text:p>913000</text:p>
              </table:table-cell>
              <table:table-cell office:value-type="float" office:value="0">
                <text:p>0</text:p>
              </table:table-cell>
              <table:table-cell office:value-type="float" office:value="0.275269">
                <text:p>0.275269</text:p>
              </table:table-cell>
              <table:table-cell office:value-type="float" office:value="0.00157745">
                <text:p>0.00157745</text:p>
              </table:table-cell>
              <table:table-cell office:value-type="float" office:value="0.0268585">
                <text:p>0.0268585</text:p>
              </table:table-cell>
              <table:table-cell office:value-type="float" office:value="0.0234414">
                <text:p>0.02344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0">
                <text:p>914000</text:p>
              </table:table-cell>
              <table:table-cell office:value-type="float" office:value="0">
                <text:p>0</text:p>
              </table:table-cell>
              <table:table-cell office:value-type="float" office:value="0.281018">
                <text:p>0.281018</text:p>
              </table:table-cell>
              <table:table-cell office:value-type="float" office:value="0.0016789">
                <text:p>0.0016789</text:p>
              </table:table-cell>
              <table:table-cell office:value-type="float" office:value="0.0268948">
                <text:p>0.0268948</text:p>
              </table:table-cell>
              <table:table-cell office:value-type="float" office:value="0.0296395">
                <text:p>0.029639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0">
                <text:p>915000</text:p>
              </table:table-cell>
              <table:table-cell office:value-type="float" office:value="0">
                <text:p>0</text:p>
              </table:table-cell>
              <table:table-cell office:value-type="float" office:value="0.270983">
                <text:p>0.270983</text:p>
              </table:table-cell>
              <table:table-cell office:value-type="float" office:value="0.00177719">
                <text:p>0.00177719</text:p>
              </table:table-cell>
              <table:table-cell office:value-type="float" office:value="0.0234035">
                <text:p>0.0234035</text:p>
              </table:table-cell>
              <table:table-cell office:value-type="float" office:value="0.0223898">
                <text:p>0.022389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0">
                <text:p>916000</text:p>
              </table:table-cell>
              <table:table-cell office:value-type="float" office:value="0">
                <text:p>0</text:p>
              </table:table-cell>
              <table:table-cell office:value-type="float" office:value="0.257933">
                <text:p>0.257933</text:p>
              </table:table-cell>
              <table:table-cell office:value-type="float" office:value="0.00206181">
                <text:p>0.00206181</text:p>
              </table:table-cell>
              <table:table-cell office:value-type="float" office:value="0.0226626">
                <text:p>0.0226626</text:p>
              </table:table-cell>
              <table:table-cell office:value-type="float" office:value="0.0271486">
                <text:p>0.027148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0">
                <text:p>917000</text:p>
              </table:table-cell>
              <table:table-cell office:value-type="float" office:value="0">
                <text:p>0</text:p>
              </table:table-cell>
              <table:table-cell office:value-type="float" office:value="0.272961">
                <text:p>0.272961</text:p>
              </table:table-cell>
              <table:table-cell office:value-type="float" office:value="0.00215182">
                <text:p>0.00215182</text:p>
              </table:table-cell>
              <table:table-cell office:value-type="float" office:value="0.0227968">
                <text:p>0.0227968</text:p>
              </table:table-cell>
              <table:table-cell office:value-type="float" office:value="0.0231371">
                <text:p>0.023137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0">
                <text:p>918000</text:p>
              </table:table-cell>
              <table:table-cell office:value-type="float" office:value="0">
                <text:p>0</text:p>
              </table:table-cell>
              <table:table-cell office:value-type="float" office:value="0.317052">
                <text:p>0.317052</text:p>
              </table:table-cell>
              <table:table-cell office:value-type="float" office:value="0.00528856">
                <text:p>0.00528856</text:p>
              </table:table-cell>
              <table:table-cell office:value-type="float" office:value="0.021851">
                <text:p>0.021851</text:p>
              </table:table-cell>
              <table:table-cell office:value-type="float" office:value="0.0242444">
                <text:p>0.024244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0">
                <text:p>919000</text:p>
              </table:table-cell>
              <table:table-cell office:value-type="float" office:value="0">
                <text:p>0</text:p>
              </table:table-cell>
              <table:table-cell office:value-type="float" office:value="0.266097">
                <text:p>0.266097</text:p>
              </table:table-cell>
              <table:table-cell office:value-type="float" office:value="0.00224459">
                <text:p>0.00224459</text:p>
              </table:table-cell>
              <table:table-cell office:value-type="float" office:value="0.0227546">
                <text:p>0.0227546</text:p>
              </table:table-cell>
              <table:table-cell office:value-type="float" office:value="0.0239913">
                <text:p>0.02399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0">
                <text:p>920000</text:p>
              </table:table-cell>
              <table:table-cell office:value-type="float" office:value="0">
                <text:p>0</text:p>
              </table:table-cell>
              <table:table-cell office:value-type="float" office:value="0.258183">
                <text:p>0.258183</text:p>
              </table:table-cell>
              <table:table-cell office:value-type="float" office:value="0.00174364">
                <text:p>0.00174364</text:p>
              </table:table-cell>
              <table:table-cell office:value-type="float" office:value="0.0218924">
                <text:p>0.0218924</text:p>
              </table:table-cell>
              <table:table-cell office:value-type="float" office:value="0.0278982">
                <text:p>0.027898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0">
                <text:p>921000</text:p>
              </table:table-cell>
              <table:table-cell office:value-type="float" office:value="0">
                <text:p>0</text:p>
              </table:table-cell>
              <table:table-cell office:value-type="float" office:value="0.267595">
                <text:p>0.267595</text:p>
              </table:table-cell>
              <table:table-cell office:value-type="float" office:value="0.0017168">
                <text:p>0.0017168</text:p>
              </table:table-cell>
              <table:table-cell office:value-type="float" office:value="0.0226863">
                <text:p>0.0226863</text:p>
              </table:table-cell>
              <table:table-cell office:value-type="float" office:value="0.023719">
                <text:p>0.0237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0">
                <text:p>922000</text:p>
              </table:table-cell>
              <table:table-cell office:value-type="float" office:value="0">
                <text:p>0</text:p>
              </table:table-cell>
              <table:table-cell office:value-type="float" office:value="0.262189">
                <text:p>0.262189</text:p>
              </table:table-cell>
              <table:table-cell office:value-type="float" office:value="0.00155416">
                <text:p>0.00155416</text:p>
              </table:table-cell>
              <table:table-cell office:value-type="float" office:value="0.0245527">
                <text:p>0.0245527</text:p>
              </table:table-cell>
              <table:table-cell office:value-type="float" office:value="0.0202712">
                <text:p>0.02027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0">
                <text:p>923000</text:p>
              </table:table-cell>
              <table:table-cell office:value-type="float" office:value="0">
                <text:p>0</text:p>
              </table:table-cell>
              <table:table-cell office:value-type="float" office:value="0.267229">
                <text:p>0.267229</text:p>
              </table:table-cell>
              <table:table-cell office:value-type="float" office:value="0.00161377">
                <text:p>0.00161377</text:p>
              </table:table-cell>
              <table:table-cell office:value-type="float" office:value="0.026016">
                <text:p>0.026016</text:p>
              </table:table-cell>
              <table:table-cell office:value-type="float" office:value="0.019921">
                <text:p>0.01992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0">
                <text:p>924000</text:p>
              </table:table-cell>
              <table:table-cell office:value-type="float" office:value="0">
                <text:p>0</text:p>
              </table:table-cell>
              <table:table-cell office:value-type="float" office:value="0.283752">
                <text:p>0.283752</text:p>
              </table:table-cell>
              <table:table-cell office:value-type="float" office:value="0.00439364">
                <text:p>0.00439364</text:p>
              </table:table-cell>
              <table:table-cell office:value-type="float" office:value="0.0272528">
                <text:p>0.0272528</text:p>
              </table:table-cell>
              <table:table-cell office:value-type="float" office:value="0.0198598">
                <text:p>0.01985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0">
                <text:p>925000</text:p>
              </table:table-cell>
              <table:table-cell office:value-type="float" office:value="0">
                <text:p>0</text:p>
              </table:table-cell>
              <table:table-cell office:value-type="float" office:value="0.329331">
                <text:p>0.329331</text:p>
              </table:table-cell>
              <table:table-cell office:value-type="float" office:value="0.00379638">
                <text:p>0.00379638</text:p>
              </table:table-cell>
              <table:table-cell office:value-type="float" office:value="0.0322335">
                <text:p>0.0322335</text:p>
              </table:table-cell>
              <table:table-cell office:value-type="float" office:value="0.0155759">
                <text:p>0.01557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0">
                <text:p>926000</text:p>
              </table:table-cell>
              <table:table-cell office:value-type="float" office:value="0">
                <text:p>0</text:p>
              </table:table-cell>
              <table:table-cell office:value-type="float" office:value="0.288541">
                <text:p>0.288541</text:p>
              </table:table-cell>
              <table:table-cell office:value-type="float" office:value="0.0021305">
                <text:p>0.0021305</text:p>
              </table:table-cell>
              <table:table-cell office:value-type="float" office:value="0.0230072">
                <text:p>0.0230072</text:p>
              </table:table-cell>
              <table:table-cell office:value-type="float" office:value="0.0154733">
                <text:p>0.01547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0">
                <text:p>927000</text:p>
              </table:table-cell>
              <table:table-cell office:value-type="float" office:value="0">
                <text:p>0</text:p>
              </table:table-cell>
              <table:table-cell office:value-type="float" office:value="0.284503">
                <text:p>0.284503</text:p>
              </table:table-cell>
              <table:table-cell office:value-type="float" office:value="0.00217827">
                <text:p>0.00217827</text:p>
              </table:table-cell>
              <table:table-cell office:value-type="float" office:value="0.0335476">
                <text:p>0.0335476</text:p>
              </table:table-cell>
              <table:table-cell office:value-type="float" office:value="0.0168099">
                <text:p>0.016809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0">
                <text:p>928000</text:p>
              </table:table-cell>
              <table:table-cell office:value-type="float" office:value="0">
                <text:p>0</text:p>
              </table:table-cell>
              <table:table-cell office:value-type="float" office:value="0.281737">
                <text:p>0.281737</text:p>
              </table:table-cell>
              <table:table-cell office:value-type="float" office:value="0.00194102">
                <text:p>0.00194102</text:p>
              </table:table-cell>
              <table:table-cell office:value-type="float" office:value="0.034212">
                <text:p>0.034212</text:p>
              </table:table-cell>
              <table:table-cell office:value-type="float" office:value="0.0161819">
                <text:p>0.01618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0">
                <text:p>929000</text:p>
              </table:table-cell>
              <table:table-cell office:value-type="float" office:value="0">
                <text:p>0</text:p>
              </table:table-cell>
              <table:table-cell office:value-type="float" office:value="0.269635">
                <text:p>0.269635</text:p>
              </table:table-cell>
              <table:table-cell office:value-type="float" office:value="0.00182851">
                <text:p>0.00182851</text:p>
              </table:table-cell>
              <table:table-cell office:value-type="float" office:value="0.0290959">
                <text:p>0.0290959</text:p>
              </table:table-cell>
              <table:table-cell office:value-type="float" office:value="0.0154152">
                <text:p>0.015415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0">
                <text:p>930000</text:p>
              </table:table-cell>
              <table:table-cell office:value-type="float" office:value="0">
                <text:p>0</text:p>
              </table:table-cell>
              <table:table-cell office:value-type="float" office:value="0.297527">
                <text:p>0.297527</text:p>
              </table:table-cell>
              <table:table-cell office:value-type="float" office:value="0.00521987">
                <text:p>0.00521987</text:p>
              </table:table-cell>
              <table:table-cell office:value-type="float" office:value="0.0294402">
                <text:p>0.0294402</text:p>
              </table:table-cell>
              <table:table-cell office:value-type="float" office:value="0.0160291">
                <text:p>0.016029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0">
                <text:p>931000</text:p>
              </table:table-cell>
              <table:table-cell office:value-type="float" office:value="0">
                <text:p>0</text:p>
              </table:table-cell>
              <table:table-cell office:value-type="float" office:value="0.336271">
                <text:p>0.336271</text:p>
              </table:table-cell>
              <table:table-cell office:value-type="float" office:value="0.00299502">
                <text:p>0.00299502</text:p>
              </table:table-cell>
              <table:table-cell office:value-type="float" office:value="0.0325891">
                <text:p>0.0325891</text:p>
              </table:table-cell>
              <table:table-cell office:value-type="float" office:value="0.0155281">
                <text:p>0.015528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0">
                <text:p>932000</text:p>
              </table:table-cell>
              <table:table-cell office:value-type="float" office:value="0">
                <text:p>0</text:p>
              </table:table-cell>
              <table:table-cell office:value-type="float" office:value="0.306724">
                <text:p>0.306724</text:p>
              </table:table-cell>
              <table:table-cell office:value-type="float" office:value="0.00183167">
                <text:p>0.00183167</text:p>
              </table:table-cell>
              <table:table-cell office:value-type="float" office:value="0.0296466">
                <text:p>0.0296466</text:p>
              </table:table-cell>
              <table:table-cell office:value-type="float" office:value="0.0182678">
                <text:p>0.018267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0">
                <text:p>933000</text:p>
              </table:table-cell>
              <table:table-cell office:value-type="float" office:value="0">
                <text:p>0</text:p>
              </table:table-cell>
              <table:table-cell office:value-type="float" office:value="0.345208">
                <text:p>0.345208</text:p>
              </table:table-cell>
              <table:table-cell office:value-type="float" office:value="0.00193273">
                <text:p>0.00193273</text:p>
              </table:table-cell>
              <table:table-cell office:value-type="float" office:value="0.0270444">
                <text:p>0.0270444</text:p>
              </table:table-cell>
              <table:table-cell office:value-type="float" office:value="0.0189535">
                <text:p>0.01895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0">
                <text:p>934000</text:p>
              </table:table-cell>
              <table:table-cell office:value-type="float" office:value="0">
                <text:p>0</text:p>
              </table:table-cell>
              <table:table-cell office:value-type="float" office:value="0.290343">
                <text:p>0.290343</text:p>
              </table:table-cell>
              <table:table-cell office:value-type="float" office:value="0.00174956">
                <text:p>0.00174956</text:p>
              </table:table-cell>
              <table:table-cell office:value-type="float" office:value="0.0254338">
                <text:p>0.0254338</text:p>
              </table:table-cell>
              <table:table-cell office:value-type="float" office:value="0.0192049">
                <text:p>0.019204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0">
                <text:p>935000</text:p>
              </table:table-cell>
              <table:table-cell office:value-type="float" office:value="0">
                <text:p>0</text:p>
              </table:table-cell>
              <table:table-cell office:value-type="float" office:value="0.281819">
                <text:p>0.281819</text:p>
              </table:table-cell>
              <table:table-cell office:value-type="float" office:value="0.00176733">
                <text:p>0.00176733</text:p>
              </table:table-cell>
              <table:table-cell office:value-type="float" office:value="0.0232875">
                <text:p>0.0232875</text:p>
              </table:table-cell>
              <table:table-cell office:value-type="float" office:value="0.0260216">
                <text:p>0.02602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0">
                <text:p>936000</text:p>
              </table:table-cell>
              <table:table-cell office:value-type="float" office:value="0">
                <text:p>0</text:p>
              </table:table-cell>
              <table:table-cell office:value-type="float" office:value="0.271925">
                <text:p>0.271925</text:p>
              </table:table-cell>
              <table:table-cell office:value-type="float" office:value="0.00178391">
                <text:p>0.00178391</text:p>
              </table:table-cell>
              <table:table-cell office:value-type="float" office:value="0.0271581">
                <text:p>0.0271581</text:p>
              </table:table-cell>
              <table:table-cell office:value-type="float" office:value="0.0269283">
                <text:p>0.026928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0">
                <text:p>937000</text:p>
              </table:table-cell>
              <table:table-cell office:value-type="float" office:value="0">
                <text:p>0</text:p>
              </table:table-cell>
              <table:table-cell office:value-type="float" office:value="0.272833">
                <text:p>0.272833</text:p>
              </table:table-cell>
              <table:table-cell office:value-type="float" office:value="0.00383743">
                <text:p>0.00383743</text:p>
              </table:table-cell>
              <table:table-cell office:value-type="float" office:value="0.02313">
                <text:p>0.02313</text:p>
              </table:table-cell>
              <table:table-cell office:value-type="float" office:value="0.0232531">
                <text:p>0.02325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0">
                <text:p>938000</text:p>
              </table:table-cell>
              <table:table-cell office:value-type="float" office:value="0">
                <text:p>0</text:p>
              </table:table-cell>
              <table:table-cell office:value-type="float" office:value="0.334132">
                <text:p>0.334132</text:p>
              </table:table-cell>
              <table:table-cell office:value-type="float" office:value="0.00175746">
                <text:p>0.00175746</text:p>
              </table:table-cell>
              <table:table-cell office:value-type="float" office:value="0.0239061">
                <text:p>0.0239061</text:p>
              </table:table-cell>
              <table:table-cell office:value-type="float" office:value="0.0236791">
                <text:p>0.02367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0">
                <text:p>939000</text:p>
              </table:table-cell>
              <table:table-cell office:value-type="float" office:value="0">
                <text:p>0</text:p>
              </table:table-cell>
              <table:table-cell office:value-type="float" office:value="0.309511">
                <text:p>0.309511</text:p>
              </table:table-cell>
              <table:table-cell office:value-type="float" office:value="0.00162482">
                <text:p>0.00162482</text:p>
              </table:table-cell>
              <table:table-cell office:value-type="float" office:value="0.0225288">
                <text:p>0.0225288</text:p>
              </table:table-cell>
              <table:table-cell office:value-type="float" office:value="0.018327">
                <text:p>0.0183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0">
                <text:p>940000</text:p>
              </table:table-cell>
              <table:table-cell office:value-type="float" office:value="0">
                <text:p>0</text:p>
              </table:table-cell>
              <table:table-cell office:value-type="float" office:value="0.291017">
                <text:p>0.291017</text:p>
              </table:table-cell>
              <table:table-cell office:value-type="float" office:value="0.0017689">
                <text:p>0.0017689</text:p>
              </table:table-cell>
              <table:table-cell office:value-type="float" office:value="0.0226744">
                <text:p>0.0226744</text:p>
              </table:table-cell>
              <table:table-cell office:value-type="float" office:value="0.0183976">
                <text:p>0.018397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0">
                <text:p>941000</text:p>
              </table:table-cell>
              <table:table-cell office:value-type="float" office:value="0">
                <text:p>0</text:p>
              </table:table-cell>
              <table:table-cell office:value-type="float" office:value="0.290051">
                <text:p>0.290051</text:p>
              </table:table-cell>
              <table:table-cell office:value-type="float" office:value="0.00177364">
                <text:p>0.00177364</text:p>
              </table:table-cell>
              <table:table-cell office:value-type="float" office:value="0.0240344">
                <text:p>0.0240344</text:p>
              </table:table-cell>
              <table:table-cell office:value-type="float" office:value="0.0185508">
                <text:p>0.01855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0">
                <text:p>942000</text:p>
              </table:table-cell>
              <table:table-cell office:value-type="float" office:value="0">
                <text:p>0</text:p>
              </table:table-cell>
              <table:table-cell office:value-type="float" office:value="0.283525">
                <text:p>0.283525</text:p>
              </table:table-cell>
              <table:table-cell office:value-type="float" office:value="0.0017918">
                <text:p>0.0017918</text:p>
              </table:table-cell>
              <table:table-cell office:value-type="float" office:value="0.022119">
                <text:p>0.022119</text:p>
              </table:table-cell>
              <table:table-cell office:value-type="float" office:value="0.0181166">
                <text:p>0.018116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0">
                <text:p>943000</text:p>
              </table:table-cell>
              <table:table-cell office:value-type="float" office:value="0">
                <text:p>0</text:p>
              </table:table-cell>
              <table:table-cell office:value-type="float" office:value="0.281577">
                <text:p>0.281577</text:p>
              </table:table-cell>
              <table:table-cell office:value-type="float" office:value="0.00198049">
                <text:p>0.00198049</text:p>
              </table:table-cell>
              <table:table-cell office:value-type="float" office:value="0.0235946">
                <text:p>0.0235946</text:p>
              </table:table-cell>
              <table:table-cell office:value-type="float" office:value="0.0201389">
                <text:p>0.02013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0">
                <text:p>944000</text:p>
              </table:table-cell>
              <table:table-cell office:value-type="float" office:value="0">
                <text:p>0</text:p>
              </table:table-cell>
              <table:table-cell office:value-type="float" office:value="0.301073">
                <text:p>0.301073</text:p>
              </table:table-cell>
              <table:table-cell office:value-type="float" office:value="0.00226551">
                <text:p>0.00226551</text:p>
              </table:table-cell>
              <table:table-cell office:value-type="float" office:value="0.0272848">
                <text:p>0.0272848</text:p>
              </table:table-cell>
              <table:table-cell office:value-type="float" office:value="0.0203947">
                <text:p>0.020394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0">
                <text:p>945000</text:p>
              </table:table-cell>
              <table:table-cell office:value-type="float" office:value="0">
                <text:p>0</text:p>
              </table:table-cell>
              <table:table-cell office:value-type="float" office:value="0.314011">
                <text:p>0.314011</text:p>
              </table:table-cell>
              <table:table-cell office:value-type="float" office:value="0.003704">
                <text:p>0.003704</text:p>
              </table:table-cell>
              <table:table-cell office:value-type="float" office:value="0.0247501">
                <text:p>0.0247501</text:p>
              </table:table-cell>
              <table:table-cell office:value-type="float" office:value="0.0199107">
                <text:p>0.01991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0">
                <text:p>946000</text:p>
              </table:table-cell>
              <table:table-cell office:value-type="float" office:value="0">
                <text:p>0</text:p>
              </table:table-cell>
              <table:table-cell office:value-type="float" office:value="0.332859">
                <text:p>0.332859</text:p>
              </table:table-cell>
              <table:table-cell office:value-type="float" office:value="0.00237525">
                <text:p>0.00237525</text:p>
              </table:table-cell>
              <table:table-cell office:value-type="float" office:value="0.0226669">
                <text:p>0.0226669</text:p>
              </table:table-cell>
              <table:table-cell office:value-type="float" office:value="0.0241188">
                <text:p>0.02411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0">
                <text:p>947000</text:p>
              </table:table-cell>
              <table:table-cell office:value-type="float" office:value="0">
                <text:p>0</text:p>
              </table:table-cell>
              <table:table-cell office:value-type="float" office:value="0.290685">
                <text:p>0.290685</text:p>
              </table:table-cell>
              <table:table-cell office:value-type="float" office:value="0.00222524">
                <text:p>0.00222524</text:p>
              </table:table-cell>
              <table:table-cell office:value-type="float" office:value="0.0287387">
                <text:p>0.0287387</text:p>
              </table:table-cell>
              <table:table-cell office:value-type="float" office:value="0.0287486">
                <text:p>0.02874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0">
                <text:p>948000</text:p>
              </table:table-cell>
              <table:table-cell office:value-type="float" office:value="0">
                <text:p>0</text:p>
              </table:table-cell>
              <table:table-cell office:value-type="float" office:value="0.297829">
                <text:p>0.297829</text:p>
              </table:table-cell>
              <table:table-cell office:value-type="float" office:value="0.00238078">
                <text:p>0.00238078</text:p>
              </table:table-cell>
              <table:table-cell office:value-type="float" office:value="0.0272935">
                <text:p>0.0272935</text:p>
              </table:table-cell>
              <table:table-cell office:value-type="float" office:value="0.0276981">
                <text:p>0.027698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0">
                <text:p>949000</text:p>
              </table:table-cell>
              <table:table-cell office:value-type="float" office:value="0">
                <text:p>0</text:p>
              </table:table-cell>
              <table:table-cell office:value-type="float" office:value="0.360952">
                <text:p>0.360952</text:p>
              </table:table-cell>
              <table:table-cell office:value-type="float" office:value="0.0017389">
                <text:p>0.0017389</text:p>
              </table:table-cell>
              <table:table-cell office:value-type="float" office:value="0.0261325">
                <text:p>0.0261325</text:p>
              </table:table-cell>
              <table:table-cell office:value-type="float" office:value="0.0247315">
                <text:p>0.02473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  <table:table-cell office:value-type="float" office:value="0.753296">
                <text:p>0.753296</text:p>
              </table:table-cell>
              <table:table-cell office:value-type="float" office:value="0.00170495">
                <text:p>0.00170495</text:p>
              </table:table-cell>
              <table:table-cell office:value-type="float" office:value="0.0275311">
                <text:p>0.0275311</text:p>
              </table:table-cell>
              <table:table-cell office:value-type="float" office:value="0.0283889">
                <text:p>0.02838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0">
                <text:p>951000</text:p>
              </table:table-cell>
              <table:table-cell office:value-type="float" office:value="0">
                <text:p>0</text:p>
              </table:table-cell>
              <table:table-cell office:value-type="float" office:value="0.326955">
                <text:p>0.326955</text:p>
              </table:table-cell>
              <table:table-cell office:value-type="float" office:value="0.0016264">
                <text:p>0.0016264</text:p>
              </table:table-cell>
              <table:table-cell office:value-type="float" office:value="0.0247055">
                <text:p>0.0247055</text:p>
              </table:table-cell>
              <table:table-cell office:value-type="float" office:value="0.0227467">
                <text:p>0.02274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0">
                <text:p>952000</text:p>
              </table:table-cell>
              <table:table-cell office:value-type="float" office:value="0">
                <text:p>0</text:p>
              </table:table-cell>
              <table:table-cell office:value-type="float" office:value="0.289786">
                <text:p>0.289786</text:p>
              </table:table-cell>
              <table:table-cell office:value-type="float" office:value="0.00330293">
                <text:p>0.00330293</text:p>
              </table:table-cell>
              <table:table-cell office:value-type="float" office:value="0.0262047">
                <text:p>0.0262047</text:p>
              </table:table-cell>
              <table:table-cell office:value-type="float" office:value="0.0200414">
                <text:p>0.02004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0">
                <text:p>953000</text:p>
              </table:table-cell>
              <table:table-cell office:value-type="float" office:value="0">
                <text:p>0</text:p>
              </table:table-cell>
              <table:table-cell office:value-type="float" office:value="0.280619">
                <text:p>0.280619</text:p>
              </table:table-cell>
              <table:table-cell office:value-type="float" office:value="0.00206971">
                <text:p>0.00206971</text:p>
              </table:table-cell>
              <table:table-cell office:value-type="float" office:value="0.0233226">
                <text:p>0.0233226</text:p>
              </table:table-cell>
              <table:table-cell office:value-type="float" office:value="0.0196324">
                <text:p>0.01963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0">
                <text:p>954000</text:p>
              </table:table-cell>
              <table:table-cell office:value-type="float" office:value="0">
                <text:p>0</text:p>
              </table:table-cell>
              <table:table-cell office:value-type="float" office:value="0.274737">
                <text:p>0.274737</text:p>
              </table:table-cell>
              <table:table-cell office:value-type="float" office:value="0.00180799">
                <text:p>0.00180799</text:p>
              </table:table-cell>
              <table:table-cell office:value-type="float" office:value="0.0262079">
                <text:p>0.0262079</text:p>
              </table:table-cell>
              <table:table-cell office:value-type="float" office:value="0.020225">
                <text:p>0.0202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0">
                <text:p>955000</text:p>
              </table:table-cell>
              <table:table-cell office:value-type="float" office:value="0">
                <text:p>0</text:p>
              </table:table-cell>
              <table:table-cell office:value-type="float" office:value="0.340946">
                <text:p>0.340946</text:p>
              </table:table-cell>
              <table:table-cell office:value-type="float" office:value="0.00236341">
                <text:p>0.00236341</text:p>
              </table:table-cell>
              <table:table-cell office:value-type="float" office:value="0.0248626">
                <text:p>0.0248626</text:p>
              </table:table-cell>
              <table:table-cell office:value-type="float" office:value="0.0235026">
                <text:p>0.02350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0">
                <text:p>956000</text:p>
              </table:table-cell>
              <table:table-cell office:value-type="float" office:value="0">
                <text:p>0</text:p>
              </table:table-cell>
              <table:table-cell office:value-type="float" office:value="0.51803">
                <text:p>0.51803</text:p>
              </table:table-cell>
              <table:table-cell office:value-type="float" office:value="0.00237249">
                <text:p>0.00237249</text:p>
              </table:table-cell>
              <table:table-cell office:value-type="float" office:value="0.0231639">
                <text:p>0.0231639</text:p>
              </table:table-cell>
              <table:table-cell office:value-type="float" office:value="0.0203608">
                <text:p>0.02036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0">
                <text:p>957000</text:p>
              </table:table-cell>
              <table:table-cell office:value-type="float" office:value="0">
                <text:p>0</text:p>
              </table:table-cell>
              <table:table-cell office:value-type="float" office:value="0.670047">
                <text:p>0.670047</text:p>
              </table:table-cell>
              <table:table-cell office:value-type="float" office:value="0.00205273">
                <text:p>0.00205273</text:p>
              </table:table-cell>
              <table:table-cell office:value-type="float" office:value="0.0227838">
                <text:p>0.0227838</text:p>
              </table:table-cell>
              <table:table-cell office:value-type="float" office:value="0.0168348">
                <text:p>0.016834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0">
                <text:p>958000</text:p>
              </table:table-cell>
              <table:table-cell office:value-type="float" office:value="0">
                <text:p>0</text:p>
              </table:table-cell>
              <table:table-cell office:value-type="float" office:value="0.595111">
                <text:p>0.595111</text:p>
              </table:table-cell>
              <table:table-cell office:value-type="float" office:value="0.00208747">
                <text:p>0.00208747</text:p>
              </table:table-cell>
              <table:table-cell office:value-type="float" office:value="0.0224743">
                <text:p>0.0224743</text:p>
              </table:table-cell>
              <table:table-cell office:value-type="float" office:value="0.0160891">
                <text:p>0.01608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0">
                <text:p>959000</text:p>
              </table:table-cell>
              <table:table-cell office:value-type="float" office:value="0">
                <text:p>0</text:p>
              </table:table-cell>
              <table:table-cell office:value-type="float" office:value="0.555823">
                <text:p>0.555823</text:p>
              </table:table-cell>
              <table:table-cell office:value-type="float" office:value="0.00199786">
                <text:p>0.00199786</text:p>
              </table:table-cell>
              <table:table-cell office:value-type="float" office:value="0.02313">
                <text:p>0.02313</text:p>
              </table:table-cell>
              <table:table-cell office:value-type="float" office:value="0.020238">
                <text:p>0.0202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0">
                <text:p>960000</text:p>
              </table:table-cell>
              <table:table-cell office:value-type="float" office:value="0">
                <text:p>0</text:p>
              </table:table-cell>
              <table:table-cell office:value-type="float" office:value="0.419187">
                <text:p>0.419187</text:p>
              </table:table-cell>
              <table:table-cell office:value-type="float" office:value="0.00379361">
                <text:p>0.00379361</text:p>
              </table:table-cell>
              <table:table-cell office:value-type="float" office:value="0.0224711">
                <text:p>0.0224711</text:p>
              </table:table-cell>
              <table:table-cell office:value-type="float" office:value="0.0156936">
                <text:p>0.01569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0">
                <text:p>961000</text:p>
              </table:table-cell>
              <table:table-cell office:value-type="float" office:value="0">
                <text:p>0</text:p>
              </table:table-cell>
              <table:table-cell office:value-type="float" office:value="0.654151">
                <text:p>0.654151</text:p>
              </table:table-cell>
              <table:table-cell office:value-type="float" office:value="0.00222485">
                <text:p>0.00222485</text:p>
              </table:table-cell>
              <table:table-cell office:value-type="float" office:value="0.0226105">
                <text:p>0.0226105</text:p>
              </table:table-cell>
              <table:table-cell office:value-type="float" office:value="0.0156478">
                <text:p>0.01564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0">
                <text:p>962000</text:p>
              </table:table-cell>
              <table:table-cell office:value-type="float" office:value="0">
                <text:p>0</text:p>
              </table:table-cell>
              <table:table-cell office:value-type="float" office:value="0.431464">
                <text:p>0.431464</text:p>
              </table:table-cell>
              <table:table-cell office:value-type="float" office:value="0.00216998">
                <text:p>0.00216998</text:p>
              </table:table-cell>
              <table:table-cell office:value-type="float" office:value="0.0229752">
                <text:p>0.0229752</text:p>
              </table:table-cell>
              <table:table-cell office:value-type="float" office:value="0.0161834">
                <text:p>0.01618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0">
                <text:p>963000</text:p>
              </table:table-cell>
              <table:table-cell office:value-type="float" office:value="0">
                <text:p>0</text:p>
              </table:table-cell>
              <table:table-cell office:value-type="float" office:value="0.488231">
                <text:p>0.488231</text:p>
              </table:table-cell>
              <table:table-cell office:value-type="float" office:value="0.00272303">
                <text:p>0.00272303</text:p>
              </table:table-cell>
              <table:table-cell office:value-type="float" office:value="0.0228686">
                <text:p>0.0228686</text:p>
              </table:table-cell>
              <table:table-cell office:value-type="float" office:value="0.0160129">
                <text:p>0.016012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0">
                <text:p>964000</text:p>
              </table:table-cell>
              <table:table-cell office:value-type="float" office:value="0">
                <text:p>0</text:p>
              </table:table-cell>
              <table:table-cell office:value-type="float" office:value="0.348881">
                <text:p>0.348881</text:p>
              </table:table-cell>
              <table:table-cell office:value-type="float" office:value="0.0022659">
                <text:p>0.0022659</text:p>
              </table:table-cell>
              <table:table-cell office:value-type="float" office:value="0.0254294">
                <text:p>0.0254294</text:p>
              </table:table-cell>
              <table:table-cell office:value-type="float" office:value="0.0161313">
                <text:p>0.01613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0">
                <text:p>965000</text:p>
              </table:table-cell>
              <table:table-cell office:value-type="float" office:value="0">
                <text:p>0</text:p>
              </table:table-cell>
              <table:table-cell office:value-type="float" office:value="0.30358">
                <text:p>0.30358</text:p>
              </table:table-cell>
              <table:table-cell office:value-type="float" office:value="0.00178272">
                <text:p>0.00178272</text:p>
              </table:table-cell>
              <table:table-cell office:value-type="float" office:value="0.0235101">
                <text:p>0.0235101</text:p>
              </table:table-cell>
              <table:table-cell office:value-type="float" office:value="0.0159194">
                <text:p>0.015919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0">
                <text:p>966000</text:p>
              </table:table-cell>
              <table:table-cell office:value-type="float" office:value="0">
                <text:p>0</text:p>
              </table:table-cell>
              <table:table-cell office:value-type="float" office:value="0.313957">
                <text:p>0.313957</text:p>
              </table:table-cell>
              <table:table-cell office:value-type="float" office:value="0.00219287">
                <text:p>0.00219287</text:p>
              </table:table-cell>
              <table:table-cell office:value-type="float" office:value="0.0228935">
                <text:p>0.0228935</text:p>
              </table:table-cell>
              <table:table-cell office:value-type="float" office:value="0.0166216">
                <text:p>0.01662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0">
                <text:p>967000</text:p>
              </table:table-cell>
              <table:table-cell office:value-type="float" office:value="0">
                <text:p>0</text:p>
              </table:table-cell>
              <table:table-cell office:value-type="float" office:value="0.314334">
                <text:p>0.314334</text:p>
              </table:table-cell>
              <table:table-cell office:value-type="float" office:value="0.00381019">
                <text:p>0.00381019</text:p>
              </table:table-cell>
              <table:table-cell office:value-type="float" office:value="0.0230459">
                <text:p>0.0230459</text:p>
              </table:table-cell>
              <table:table-cell office:value-type="float" office:value="0.0184628">
                <text:p>0.018462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0">
                <text:p>968000</text:p>
              </table:table-cell>
              <table:table-cell office:value-type="float" office:value="0">
                <text:p>0</text:p>
              </table:table-cell>
              <table:table-cell office:value-type="float" office:value="0.298144">
                <text:p>0.298144</text:p>
              </table:table-cell>
              <table:table-cell office:value-type="float" office:value="0.00223827">
                <text:p>0.00223827</text:p>
              </table:table-cell>
              <table:table-cell office:value-type="float" office:value="0.0228801">
                <text:p>0.0228801</text:p>
              </table:table-cell>
              <table:table-cell office:value-type="float" office:value="0.0168297">
                <text:p>0.01682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0">
                <text:p>969000</text:p>
              </table:table-cell>
              <table:table-cell office:value-type="float" office:value="0">
                <text:p>0</text:p>
              </table:table-cell>
              <table:table-cell office:value-type="float" office:value="0.30591">
                <text:p>0.30591</text:p>
              </table:table-cell>
              <table:table-cell office:value-type="float" office:value="0.00196628">
                <text:p>0.00196628</text:p>
              </table:table-cell>
              <table:table-cell office:value-type="float" office:value="0.023674">
                <text:p>0.023674</text:p>
              </table:table-cell>
              <table:table-cell office:value-type="float" office:value="0.0163042">
                <text:p>0.01630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0">
                <text:p>970000</text:p>
              </table:table-cell>
              <table:table-cell office:value-type="float" office:value="0">
                <text:p>0</text:p>
              </table:table-cell>
              <table:table-cell office:value-type="float" office:value="0.36537">
                <text:p>0.36537</text:p>
              </table:table-cell>
              <table:table-cell office:value-type="float" office:value="0.00248065">
                <text:p>0.00248065</text:p>
              </table:table-cell>
              <table:table-cell office:value-type="float" office:value="0.0228102">
                <text:p>0.0228102</text:p>
              </table:table-cell>
              <table:table-cell office:value-type="float" office:value="0.0164353">
                <text:p>0.016435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0">
                <text:p>971000</text:p>
              </table:table-cell>
              <table:table-cell office:value-type="float" office:value="0">
                <text:p>0</text:p>
              </table:table-cell>
              <table:table-cell office:value-type="float" office:value="0.314388">
                <text:p>0.314388</text:p>
              </table:table-cell>
              <table:table-cell office:value-type="float" office:value="0.0018222">
                <text:p>0.0018222</text:p>
              </table:table-cell>
              <table:table-cell office:value-type="float" office:value="0.0229022">
                <text:p>0.0229022</text:p>
              </table:table-cell>
              <table:table-cell office:value-type="float" office:value="0.0160938">
                <text:p>0.01609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0">
                <text:p>972000</text:p>
              </table:table-cell>
              <table:table-cell office:value-type="float" office:value="0">
                <text:p>0</text:p>
              </table:table-cell>
              <table:table-cell office:value-type="float" office:value="0.307701">
                <text:p>0.307701</text:p>
              </table:table-cell>
              <table:table-cell office:value-type="float" office:value="0.00176456">
                <text:p>0.00176456</text:p>
              </table:table-cell>
              <table:table-cell office:value-type="float" office:value="0.0234699">
                <text:p>0.0234699</text:p>
              </table:table-cell>
              <table:table-cell office:value-type="float" office:value="0.0163291">
                <text:p>0.016329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0">
                <text:p>973000</text:p>
              </table:table-cell>
              <table:table-cell office:value-type="float" office:value="0">
                <text:p>0</text:p>
              </table:table-cell>
              <table:table-cell office:value-type="float" office:value="0.31618">
                <text:p>0.31618</text:p>
              </table:table-cell>
              <table:table-cell office:value-type="float" office:value="0.00254342">
                <text:p>0.00254342</text:p>
              </table:table-cell>
              <table:table-cell office:value-type="float" office:value="0.0245116">
                <text:p>0.0245116</text:p>
              </table:table-cell>
              <table:table-cell office:value-type="float" office:value="0.0161459">
                <text:p>0.01614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0">
                <text:p>974000</text:p>
              </table:table-cell>
              <table:table-cell office:value-type="float" office:value="0">
                <text:p>0</text:p>
              </table:table-cell>
              <table:table-cell office:value-type="float" office:value="0.326067">
                <text:p>0.326067</text:p>
              </table:table-cell>
              <table:table-cell office:value-type="float" office:value="0.00424837">
                <text:p>0.00424837</text:p>
              </table:table-cell>
              <table:table-cell office:value-type="float" office:value="0.0234529">
                <text:p>0.0234529</text:p>
              </table:table-cell>
              <table:table-cell office:value-type="float" office:value="0.0205601">
                <text:p>0.02056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0">
                <text:p>975000</text:p>
              </table:table-cell>
              <table:table-cell office:value-type="float" office:value="0">
                <text:p>0</text:p>
              </table:table-cell>
              <table:table-cell office:value-type="float" office:value="0.290406">
                <text:p>0.290406</text:p>
              </table:table-cell>
              <table:table-cell office:value-type="float" office:value="0.00202668">
                <text:p>0.00202668</text:p>
              </table:table-cell>
              <table:table-cell office:value-type="float" office:value="0.0235184">
                <text:p>0.0235184</text:p>
              </table:table-cell>
              <table:table-cell office:value-type="float" office:value="0.026965">
                <text:p>0.02696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0">
                <text:p>976000</text:p>
              </table:table-cell>
              <table:table-cell office:value-type="float" office:value="0">
                <text:p>0</text:p>
              </table:table-cell>
              <table:table-cell office:value-type="float" office:value="0.358291">
                <text:p>0.358291</text:p>
              </table:table-cell>
              <table:table-cell office:value-type="float" office:value="0.00173377">
                <text:p>0.00173377</text:p>
              </table:table-cell>
              <table:table-cell office:value-type="float" office:value="0.0229756">
                <text:p>0.0229756</text:p>
              </table:table-cell>
              <table:table-cell office:value-type="float" office:value="0.0325556">
                <text:p>0.03255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0">
                <text:p>977000</text:p>
              </table:table-cell>
              <table:table-cell office:value-type="float" office:value="0">
                <text:p>0</text:p>
              </table:table-cell>
              <table:table-cell office:value-type="float" office:value="0.301554">
                <text:p>0.301554</text:p>
              </table:table-cell>
              <table:table-cell office:value-type="float" office:value="0.00177443">
                <text:p>0.00177443</text:p>
              </table:table-cell>
              <table:table-cell office:value-type="float" office:value="0.0236412">
                <text:p>0.0236412</text:p>
              </table:table-cell>
              <table:table-cell office:value-type="float" office:value="0.0308218">
                <text:p>0.030821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0">
                <text:p>978000</text:p>
              </table:table-cell>
              <table:table-cell office:value-type="float" office:value="0">
                <text:p>0</text:p>
              </table:table-cell>
              <table:table-cell office:value-type="float" office:value="0.337664">
                <text:p>0.337664</text:p>
              </table:table-cell>
              <table:table-cell office:value-type="float" office:value="0.00152139">
                <text:p>0.00152139</text:p>
              </table:table-cell>
              <table:table-cell office:value-type="float" office:value="0.0234268">
                <text:p>0.0234268</text:p>
              </table:table-cell>
              <table:table-cell office:value-type="float" office:value="0.0305325">
                <text:p>0.03053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0">
                <text:p>979000</text:p>
              </table:table-cell>
              <table:table-cell office:value-type="float" office:value="0">
                <text:p>0</text:p>
              </table:table-cell>
              <table:table-cell office:value-type="float" office:value="0.309284">
                <text:p>0.309284</text:p>
              </table:table-cell>
              <table:table-cell office:value-type="float" office:value="0.00147284">
                <text:p>0.00147284</text:p>
              </table:table-cell>
              <table:table-cell office:value-type="float" office:value="0.0237217">
                <text:p>0.0237217</text:p>
              </table:table-cell>
              <table:table-cell office:value-type="float" office:value="0.0232725">
                <text:p>0.02327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0">
                <text:p>980000</text:p>
              </table:table-cell>
              <table:table-cell office:value-type="float" office:value="0">
                <text:p>0</text:p>
              </table:table-cell>
              <table:table-cell office:value-type="float" office:value="0.319212">
                <text:p>0.319212</text:p>
              </table:table-cell>
              <table:table-cell office:value-type="float" office:value="0.00153758">
                <text:p>0.00153758</text:p>
              </table:table-cell>
              <table:table-cell office:value-type="float" office:value="0.0232851">
                <text:p>0.0232851</text:p>
              </table:table-cell>
              <table:table-cell office:value-type="float" office:value="0.0261088">
                <text:p>0.02610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0">
                <text:p>981000</text:p>
              </table:table-cell>
              <table:table-cell office:value-type="float" office:value="0">
                <text:p>0</text:p>
              </table:table-cell>
              <table:table-cell office:value-type="float" office:value="0.305003">
                <text:p>0.305003</text:p>
              </table:table-cell>
              <table:table-cell office:value-type="float" office:value="0.00154152">
                <text:p>0.00154152</text:p>
              </table:table-cell>
              <table:table-cell office:value-type="float" office:value="0.023068">
                <text:p>0.023068</text:p>
              </table:table-cell>
              <table:table-cell office:value-type="float" office:value="0.0276203">
                <text:p>0.02762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0">
                <text:p>982000</text:p>
              </table:table-cell>
              <table:table-cell office:value-type="float" office:value="0">
                <text:p>0</text:p>
              </table:table-cell>
              <table:table-cell office:value-type="float" office:value="0.374967">
                <text:p>0.374967</text:p>
              </table:table-cell>
              <table:table-cell office:value-type="float" office:value="0.00483577">
                <text:p>0.00483577</text:p>
              </table:table-cell>
              <table:table-cell office:value-type="float" office:value="0.0282152">
                <text:p>0.0282152</text:p>
              </table:table-cell>
              <table:table-cell office:value-type="float" office:value="0.0188003">
                <text:p>0.018800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0">
                <text:p>983000</text:p>
              </table:table-cell>
              <table:table-cell office:value-type="float" office:value="0">
                <text:p>0</text:p>
              </table:table-cell>
              <table:table-cell office:value-type="float" office:value="0.310162">
                <text:p>0.310162</text:p>
              </table:table-cell>
              <table:table-cell office:value-type="float" office:value="0.00210524">
                <text:p>0.00210524</text:p>
              </table:table-cell>
              <table:table-cell office:value-type="float" office:value="0.0242464">
                <text:p>0.0242464</text:p>
              </table:table-cell>
              <table:table-cell office:value-type="float" office:value="0.0162845">
                <text:p>0.016284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0">
                <text:p>984000</text:p>
              </table:table-cell>
              <table:table-cell office:value-type="float" office:value="0">
                <text:p>0</text:p>
              </table:table-cell>
              <table:table-cell office:value-type="float" office:value="0.318338">
                <text:p>0.318338</text:p>
              </table:table-cell>
              <table:table-cell office:value-type="float" office:value="0.00170101">
                <text:p>0.00170101</text:p>
              </table:table-cell>
              <table:table-cell office:value-type="float" office:value="0.02373">
                <text:p>0.02373</text:p>
              </table:table-cell>
              <table:table-cell office:value-type="float" office:value="0.0163935">
                <text:p>0.01639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0">
                <text:p>985000</text:p>
              </table:table-cell>
              <table:table-cell office:value-type="float" office:value="0">
                <text:p>0</text:p>
              </table:table-cell>
              <table:table-cell office:value-type="float" office:value="0.311123">
                <text:p>0.311123</text:p>
              </table:table-cell>
              <table:table-cell office:value-type="float" office:value="0.00162956">
                <text:p>0.00162956</text:p>
              </table:table-cell>
              <table:table-cell office:value-type="float" office:value="0.0236384">
                <text:p>0.0236384</text:p>
              </table:table-cell>
              <table:table-cell office:value-type="float" office:value="0.0160161">
                <text:p>0.01601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0">
                <text:p>986000</text:p>
              </table:table-cell>
              <table:table-cell office:value-type="float" office:value="0">
                <text:p>0</text:p>
              </table:table-cell>
              <table:table-cell office:value-type="float" office:value="0.329731">
                <text:p>0.329731</text:p>
              </table:table-cell>
              <table:table-cell office:value-type="float" office:value="0.0016035">
                <text:p>0.0016035</text:p>
              </table:table-cell>
              <table:table-cell office:value-type="float" office:value="0.0240715">
                <text:p>0.0240715</text:p>
              </table:table-cell>
              <table:table-cell office:value-type="float" office:value="0.0185105">
                <text:p>0.01851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0">
                <text:p>987000</text:p>
              </table:table-cell>
              <table:table-cell office:value-type="float" office:value="0">
                <text:p>0</text:p>
              </table:table-cell>
              <table:table-cell office:value-type="float" office:value="0.314909">
                <text:p>0.314909</text:p>
              </table:table-cell>
              <table:table-cell office:value-type="float" office:value="0.00159047">
                <text:p>0.00159047</text:p>
              </table:table-cell>
              <table:table-cell office:value-type="float" office:value="0.0234513">
                <text:p>0.0234513</text:p>
              </table:table-cell>
              <table:table-cell office:value-type="float" office:value="0.0163003">
                <text:p>0.016300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0">
                <text:p>988000</text:p>
              </table:table-cell>
              <table:table-cell office:value-type="float" office:value="0">
                <text:p>0</text:p>
              </table:table-cell>
              <table:table-cell office:value-type="float" office:value="0.363756">
                <text:p>0.363756</text:p>
              </table:table-cell>
              <table:table-cell office:value-type="float" office:value="0.00160113">
                <text:p>0.00160113</text:p>
              </table:table-cell>
              <table:table-cell office:value-type="float" office:value="0.0237967">
                <text:p>0.0237967</text:p>
              </table:table-cell>
              <table:table-cell office:value-type="float" office:value="0.0169734">
                <text:p>0.01697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0">
                <text:p>989000</text:p>
              </table:table-cell>
              <table:table-cell office:value-type="float" office:value="0">
                <text:p>0</text:p>
              </table:table-cell>
              <table:table-cell office:value-type="float" office:value="0.339612">
                <text:p>0.339612</text:p>
              </table:table-cell>
              <table:table-cell office:value-type="float" office:value="0.00157468">
                <text:p>0.00157468</text:p>
              </table:table-cell>
              <table:table-cell office:value-type="float" office:value="0.023578">
                <text:p>0.023578</text:p>
              </table:table-cell>
              <table:table-cell office:value-type="float" office:value="0.017509">
                <text:p>0.01750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0">
                <text:p>990000</text:p>
              </table:table-cell>
              <table:table-cell office:value-type="float" office:value="0">
                <text:p>0</text:p>
              </table:table-cell>
              <table:table-cell office:value-type="float" office:value="0.313488">
                <text:p>0.313488</text:p>
              </table:table-cell>
              <table:table-cell office:value-type="float" office:value="0.00442325">
                <text:p>0.00442325</text:p>
              </table:table-cell>
              <table:table-cell office:value-type="float" office:value="0.0248949">
                <text:p>0.0248949</text:p>
              </table:table-cell>
              <table:table-cell office:value-type="float" office:value="0.0164065">
                <text:p>0.016406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0">
                <text:p>991000</text:p>
              </table:table-cell>
              <table:table-cell office:value-type="float" office:value="0">
                <text:p>0</text:p>
              </table:table-cell>
              <table:table-cell office:value-type="float" office:value="0.387102">
                <text:p>0.387102</text:p>
              </table:table-cell>
              <table:table-cell office:value-type="float" office:value="0.00201207">
                <text:p>0.00201207</text:p>
              </table:table-cell>
              <table:table-cell office:value-type="float" office:value="0.0242381">
                <text:p>0.0242381</text:p>
              </table:table-cell>
              <table:table-cell office:value-type="float" office:value="0.0163836">
                <text:p>0.016383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0">
                <text:p>992000</text:p>
              </table:table-cell>
              <table:table-cell office:value-type="float" office:value="0">
                <text:p>0</text:p>
              </table:table-cell>
              <table:table-cell office:value-type="float" office:value="0.311613">
                <text:p>0.311613</text:p>
              </table:table-cell>
              <table:table-cell office:value-type="float" office:value="0.00180483">
                <text:p>0.00180483</text:p>
              </table:table-cell>
              <table:table-cell office:value-type="float" office:value="0.0243352">
                <text:p>0.0243352</text:p>
              </table:table-cell>
              <table:table-cell office:value-type="float" office:value="0.0165391">
                <text:p>0.01653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0">
                <text:p>993000</text:p>
              </table:table-cell>
              <table:table-cell office:value-type="float" office:value="0">
                <text:p>0</text:p>
              </table:table-cell>
              <table:table-cell office:value-type="float" office:value="0.326289">
                <text:p>0.326289</text:p>
              </table:table-cell>
              <table:table-cell office:value-type="float" office:value="0.00158455">
                <text:p>0.00158455</text:p>
              </table:table-cell>
              <table:table-cell office:value-type="float" office:value="0.024195">
                <text:p>0.024195</text:p>
              </table:table-cell>
              <table:table-cell office:value-type="float" office:value="0.0163173">
                <text:p>0.01631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0">
                <text:p>994000</text:p>
              </table:table-cell>
              <table:table-cell office:value-type="float" office:value="0">
                <text:p>0</text:p>
              </table:table-cell>
              <table:table-cell office:value-type="float" office:value="0.357096">
                <text:p>0.357096</text:p>
              </table:table-cell>
              <table:table-cell office:value-type="float" office:value="0.0015814">
                <text:p>0.0015814</text:p>
              </table:table-cell>
              <table:table-cell office:value-type="float" office:value="0.0247074">
                <text:p>0.0247074</text:p>
              </table:table-cell>
              <table:table-cell office:value-type="float" office:value="0.0164894">
                <text:p>0.01648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0">
                <text:p>995000</text:p>
              </table:table-cell>
              <table:table-cell office:value-type="float" office:value="0">
                <text:p>0</text:p>
              </table:table-cell>
              <table:table-cell office:value-type="float" office:value="0.327609">
                <text:p>0.327609</text:p>
              </table:table-cell>
              <table:table-cell office:value-type="float" office:value="0.00148744">
                <text:p>0.00148744</text:p>
              </table:table-cell>
              <table:table-cell office:value-type="float" office:value="0.0325769">
                <text:p>0.0325769</text:p>
              </table:table-cell>
              <table:table-cell office:value-type="float" office:value="0.0190289">
                <text:p>0.019028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0">
                <text:p>996000</text:p>
              </table:table-cell>
              <table:table-cell office:value-type="float" office:value="0">
                <text:p>0</text:p>
              </table:table-cell>
              <table:table-cell office:value-type="float" office:value="0.331621">
                <text:p>0.331621</text:p>
              </table:table-cell>
              <table:table-cell office:value-type="float" office:value="0.00149455">
                <text:p>0.00149455</text:p>
              </table:table-cell>
              <table:table-cell office:value-type="float" office:value="0.0391026">
                <text:p>0.0391026</text:p>
              </table:table-cell>
              <table:table-cell office:value-type="float" office:value="0.0167776">
                <text:p>0.01677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0">
                <text:p>997000</text:p>
              </table:table-cell>
              <table:table-cell office:value-type="float" office:value="0">
                <text:p>0</text:p>
              </table:table-cell>
              <table:table-cell office:value-type="float" office:value="0.315541">
                <text:p>0.315541</text:p>
              </table:table-cell>
              <table:table-cell office:value-type="float" office:value="0.00150047">
                <text:p>0.00150047</text:p>
              </table:table-cell>
              <table:table-cell office:value-type="float" office:value="0.031196">
                <text:p>0.031196</text:p>
              </table:table-cell>
              <table:table-cell office:value-type="float" office:value="0.0160871">
                <text:p>0.016087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0">
                <text:p>998000</text:p>
              </table:table-cell>
              <table:table-cell office:value-type="float" office:value="0">
                <text:p>0</text:p>
              </table:table-cell>
              <table:table-cell office:value-type="float" office:value="0.336366">
                <text:p>0.336366</text:p>
              </table:table-cell>
              <table:table-cell office:value-type="float" office:value="0.0033957">
                <text:p>0.0033957</text:p>
              </table:table-cell>
              <table:table-cell office:value-type="float" office:value="0.0436451">
                <text:p>0.0436451</text:p>
              </table:table-cell>
              <table:table-cell office:value-type="float" office:value="0.0163015">
                <text:p>0.01630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0">
                <text:p>999000</text:p>
              </table:table-cell>
              <table:table-cell office:value-type="float" office:value="0">
                <text:p>0</text:p>
              </table:table-cell>
              <table:table-cell office:value-type="float" office:value="0.325419">
                <text:p>0.325419</text:p>
              </table:table-cell>
              <table:table-cell office:value-type="float" office:value="0.00228288">
                <text:p>0.00228288</text:p>
              </table:table-cell>
              <table:table-cell office:value-type="float" office:value="0.0343182">
                <text:p>0.0343182</text:p>
              </table:table-cell>
              <table:table-cell office:value-type="float" office:value="0.0194512">
                <text:p>0.0194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